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family-generic="modern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4.226cm"/>
    </style:style>
    <style:style style:name="co3" style:family="table-column">
      <style:table-column-properties fo:break-before="auto" style:column-width="4.19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3.685cm"/>
    </style:style>
    <style:style style:name="co12" style:family="table-column">
      <style:table-column-properties fo:break-before="auto" style:column-width="5.239cm"/>
    </style:style>
    <style:style style:name="co13" style:family="table-column">
      <style:table-column-properties fo:break-before="auto" style:column-width="2.288cm"/>
    </style:style>
    <style:style style:name="co14" style:family="table-column">
      <style:table-column-properties fo:break-before="auto" style:column-width="6.946cm"/>
    </style:style>
    <style:style style:name="co15" style:family="table-column">
      <style:table-column-properties fo:break-before="auto" style:column-width="4.549cm"/>
    </style:style>
    <style:style style:name="co16" style:family="table-column">
      <style:table-column-properties fo:break-before="auto" style:column-width="3.5cm"/>
    </style:style>
    <style:style style:name="co17" style:family="table-column">
      <style:table-column-properties fo:break-before="auto" style:column-width="3.514cm"/>
    </style:style>
    <style:style style:name="co18" style:family="table-column">
      <style:table-column-properties fo:break-before="auto" style:column-width="2.813cm"/>
    </style:style>
    <style:style style:name="co19" style:family="table-column">
      <style:table-column-properties fo:break-before="auto" style:column-width="3.821cm"/>
    </style:style>
    <style:style style:name="co20" style:family="table-column">
      <style:table-column-properties fo:break-before="auto" style:column-width="3.249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2.544cm"/>
    </style:style>
    <style:style style:name="co23" style:family="table-column">
      <style:table-column-properties fo:break-before="auto" style:column-width="7.161cm"/>
    </style:style>
    <style:style style:name="co24" style:family="table-column">
      <style:table-column-properties fo:break-before="auto" style:column-width="2.716cm"/>
    </style:style>
    <style:style style:name="co25" style:family="table-column">
      <style:table-column-properties fo:break-before="auto" style:column-width="4.075cm"/>
    </style:style>
    <style:style style:name="co26" style:family="table-column">
      <style:table-column-properties fo:break-before="auto" style:column-width="8.767cm"/>
    </style:style>
    <style:style style:name="co27" style:family="table-column">
      <style:table-column-properties fo:break-before="auto" style:column-width="10.446cm"/>
    </style:style>
    <style:style style:name="co28" style:family="table-column">
      <style:table-column-properties fo:break-before="auto" style:column-width="3.926cm"/>
    </style:style>
    <style:style style:name="co29" style:family="table-column">
      <style:table-column-properties fo:break-before="auto" style:column-width="10.841cm"/>
    </style:style>
    <style:style style:name="co30" style:family="table-column">
      <style:table-column-properties fo:break-before="auto" style:column-width="13.5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871cm" fo:break-before="auto" style:use-optimal-row-height="true"/>
    </style:style>
    <style:style style:name="ro4" style:family="table-row">
      <style:table-row-properties style:row-height="2.12cm" fo:break-before="auto" style:use-optimal-row-height="true"/>
    </style:style>
    <style:style style:name="ro5" style:family="table-row">
      <style:table-row-properties style:row-height="2.536cm" fo:break-before="auto" style:use-optimal-row-height="true"/>
    </style:style>
    <style:style style:name="ro6" style:family="table-row">
      <style:table-row-properties style:row-height="1.704cm" fo:break-before="auto" style:use-optimal-row-height="true"/>
    </style:style>
    <style:style style:name="ro7" style:family="table-row">
      <style:table-row-properties style:row-height="3.785cm" fo:break-before="auto" style:use-optimal-row-height="true"/>
    </style:style>
    <style:style style:name="ro8" style:family="table-row">
      <style:table-row-properties style:row-height="4.202cm" fo:break-before="auto" style:use-optimal-row-height="true"/>
    </style:style>
    <style:style style:name="ro9" style:family="table-row">
      <style:table-row-properties style:row-height="1.288cm" fo:break-before="auto" style:use-optimal-row-height="true"/>
    </style:style>
    <style:style style:name="ro10" style:family="table-row">
      <style:table-row-properties style:row-height="3.369cm" fo:break-before="auto" style:use-optimal-row-height="true"/>
    </style:style>
    <style:style style:name="ro11" style:family="table-row">
      <style:table-row-properties style:row-height="2.953cm" fo:break-before="auto" style:use-optimal-row-height="true"/>
    </style:style>
    <style:style style:name="ro12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be480a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468a1a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none" fo:background-color="#666666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6b5e9b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none" fo:background-color="#5983b0" fo:border-left="0.74pt solid #000000" fo:border-right="none" fo:border-top="none"/>
    </style:style>
    <style:style style:name="ce46" style:family="table-cell" style:parent-style-name="Default">
      <style:table-cell-properties fo:border-bottom="none" fo:background-color="#468a1a" fo:border-left="0.74pt solid #000000" fo:border-right="none" fo:border-top="none"/>
    </style:style>
    <style:style style:name="ce18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d4ea6b" style:text-align-source="fix" style:repeat-content="false" fo:border-left="0.74pt solid #000000" fo:border-right="none" fo:border-top="none"/>
      <style:paragraph-properties fo:text-align="start" fo:margin-left="0cm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ff0000"/>
    </style:style>
    <style:style style:name="ce26" style:family="table-cell" style:parent-style-name="Default">
      <style:table-cell-properties fo:background-color="transparent"/>
      <style:text-properties fo:color="#ff0000" fo:font-style="italic" style:font-style-asian="italic" style:font-style-complex="italic"/>
    </style:style>
    <style:style style:name="ce21" style:family="table-cell" style:parent-style-name="Default">
      <style:table-cell-properties fo:border-bottom="none" fo:background-color="#d4ea6b" fo:border-left="0.74pt solid #000000" fo:border-right="none" fo:border-top="none"/>
    </style:style>
    <style:style style:name="ce23" style:family="table-cell" style:parent-style-name="Default">
      <style:table-cell-properties fo:background-color="#d4ea6b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0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00a933" fo:font-style="italic" style:font-style-asian="italic" style:font-style-complex="italic"/>
    </style:style>
    <style:style style:name="ce33" style:family="table-cell" style:parent-style-name="Default">
      <style:text-properties fo:color="#d4ea6b" fo:font-style="italic" style:font-style-asian="italic" style:font-style-complex="italic"/>
    </style:style>
    <style:style style:name="ce65" style:family="table-cell" style:parent-style-name="Default">
      <style:table-cell-properties fo:border-bottom="none" fo:background-color="#6b5e9b" fo:border-left="0.74pt solid #000000" fo:border-right="none" fo:border-top="none"/>
    </style:style>
    <style:style style:name="ce3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47" style:family="table-cell" style:parent-style-name="Default">
      <style:table-cell-properties fo:border-bottom="none" fo:border-left="0.74pt solid #000000" fo:border-right="none" fo:border-top="none"/>
    </style:style>
    <style:style style:name="ce4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be480a" fo:border-left="none" fo:border-right="0.74pt solid #000000" fo:border-top="none"/>
    </style:style>
    <style:style style:name="ce58" style:family="table-cell" style:parent-style-name="Default">
      <style:table-cell-properties fo:border-bottom="none" fo:border-left="none" fo:border-right="0.74pt solid #000000" fo:border-top="none"/>
    </style:style>
    <style:style style:name="ce59" style:family="table-cell" style:parent-style-name="Default">
      <style:table-cell-properties fo:background-color="transparent"/>
      <style:text-properties fo:color="#81d41a" fo:font-style="italic" style:font-style-asian="italic" style:font-style-complex="italic"/>
    </style:style>
    <style:style style:name="ce52" style:family="table-cell" style:parent-style-name="Default">
      <style:table-cell-properties fo:border-bottom="none" fo:background-color="#468a1a" fo:border-left="none" fo:border-right="0.74pt solid #000000" fo:border-top="none"/>
    </style:style>
    <style:style style:name="ce61" style:family="table-cell" style:parent-style-name="Default">
      <style:table-cell-properties fo:border-bottom="none" fo:border-left="none" fo:border-right="0.74pt solid #000000" fo:border-top="none"/>
      <style:text-properties fo:color="#ff0000" fo:font-style="normal" style:font-style-asian="normal" style:font-style-complex="normal"/>
    </style:style>
    <style:style style:name="ce71" style:family="table-cell" style:parent-style-name="Default">
      <style:table-cell-properties fo:border-bottom="none" fo:background-color="#ffa6a6" fo:border-left="none" fo:border-right="0.74pt solid #000000" fo:border-top="none"/>
    </style:style>
    <style:style style:name="ce64" style:family="table-cell" style:parent-style-name="Default">
      <style:table-cell-properties fo:border-bottom="none" fo:border-left="0.74pt solid #000000" fo:border-right="none" fo:border-top="none"/>
      <style:text-properties fo:color="#d4ea6b" fo:font-style="italic" style:font-style-asian="italic" style:font-style-complex="italic"/>
    </style:style>
    <style:style style:name="ce6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5983b0" fo:border-left="none" fo:border-right="0.74pt solid #000000" fo:border-top="none"/>
    </style:style>
    <style:style style:name="ce69" style:family="table-cell" style:parent-style-name="Default">
      <style:table-cell-properties fo:border-bottom="none" fo:border-left="none" fo:border-right="0.74pt solid #000000" fo:border-top="none"/>
      <style:text-properties fo:color="#ff0000"/>
    </style:style>
    <style:style style:name="ce72" style:family="table-cell" style:parent-style-name="Default">
      <style:table-cell-properties fo:border-bottom="none" fo:background-color="#6b5e9b" fo:border-left="none" fo:border-right="0.74pt solid #000000" fo:border-top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color="#999999"/>
    </style:style>
    <style:style style:name="ce5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/>
    <style:style style:name="ce79" style:family="table-cell" style:parent-style-name="Default" style:data-style-name="N157">
      <style:text-properties fo:font-weight="bold" style:font-weight-asian="bold" style:font-weight-complex="bold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8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2" style:family="table-cell" style:parent-style-name="Default">
      <style:table-cell-properties fo:background-color="#ffc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6" style:family="table-cell" style:parent-style-name="Default">
      <style:table-cell-properties fo:background-color="#ffc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45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49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52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5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7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58" style:family="table-cell" style:parent-style-name="Default">
      <style:text-properties fo:font-size="10pt" style:font-size-asian="10pt" style:font-size-complex="10pt"/>
    </style:style>
    <style:style style:name="ce15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ined pinou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7"/>
        <table:table-column table:style-name="co3" table:default-cell-style-name="ce58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7"/>
        <table:table-column table:style-name="co4" table:number-columns-repeated="16376" table:default-cell-style-name="Default"/>
        <table:table-row table:style-name="ro1">
          <table:table-cell/>
          <table:table-cell table:style-name="ce38" office:value-type="string" calcext:value-type="string" table:number-columns-spanned="2" table:number-rows-spanned="1">
            <text:p>Use for</text:p>
          </table:table-cell>
          <table:covered-table-cell table:style-name="ce48"/>
          <table:table-cell table:style-name="ce2" office:value-type="string" calcext:value-type="string" table:number-columns-spanned="4" table:number-rows-spanned="1">
            <text:p>Duo S</text:p>
          </table:table-cell>
          <table:covered-table-cell table:number-columns-repeated="3" table:style-name="ce1"/>
          <table:table-cell table:style-name="ce56" office:value-type="string" calcext:value-type="string" table:number-columns-spanned="4" table:number-rows-spanned="1">
            <text:p>Rock Pi S</text:p>
          </table:table-cell>
          <table:covered-table-cell table:number-columns-repeated="3" table:style-name="ce1"/>
          <table:table-cell table:number-columns-repeated="16373"/>
        </table:table-row>
        <table:table-row table:style-name="ro1">
          <table:table-cell table:style-name="ce37" office:value-type="string" calcext:value-type="string">
            <text:p>Pin</text:p>
          </table:table-cell>
          <table:table-cell table:style-name="ce39" office:value-type="string" calcext:value-type="string">
            <text:p>Milk V Duo S</text:p>
          </table:table-cell>
          <table:table-cell table:style-name="ce49" office:value-type="string" calcext:value-type="string">
            <text:p>Rock Pi S</text:p>
          </table:table-cell>
          <table:table-cell table:style-name="ce37" office:value-type="string" calcext:value-type="string">
            <text:p>Name</text:p>
          </table:table-cell>
          <table:table-cell table:style-name="ce37" office:value-type="string" calcext:value-type="string">
            <text:p>Filter</text:p>
          </table:table-cell>
          <table:table-cell table:style-name="ce37" office:value-type="string" calcext:value-type="string">
            <text:p>Filter result</text:p>
          </table:table-cell>
          <table:table-cell table:style-name="ce37" office:value-type="string" calcext:value-type="string">
            <text:p>*IO*</text:p>
          </table:table-cell>
          <table:table-cell table:style-name="ce39" office:value-type="string" calcext:value-type="string">
            <text:p>Name (Func1)</text:p>
          </table:table-cell>
          <table:table-cell table:style-name="ce37" office:value-type="string" calcext:value-type="string">
            <text:p>Filter</text:p>
          </table:table-cell>
          <table:table-cell table:style-name="ce37" office:value-type="string" calcext:value-type="string">
            <text:p>Filter result</text:p>
          </table:table-cell>
          <table:table-cell table:style-name="ce37" office:value-type="string" calcext:value-type="string">
            <text:p>*IO*</text:p>
          </table:table-cell>
          <table:table-cell table:style-name="ce57" table:number-columns-repeated="16373"/>
        </table:table-row>
        <table:table-row table:style-name="ro1">
          <table:table-cell table:formula="of:=[$'Milk-V Duo S pinout'.A2]" office:value-type="float" office:value="1" calcext:value-type="float">
            <text:p>1</text:p>
          </table:table-cell>
          <table:table-cell table:style-name="ce40" office:value-type="string" calcext:value-type="string" table:number-columns-spanned="2" table:number-rows-spanned="1">
            <text:p>3V3 (Not connected)</text:p>
          </table:table-cell>
          <table:covered-table-cell table:style-name="ce50"/>
          <table:table-cell table:formula="of:=[$'Milk-V Duo S pinout'.B2]" office:value-type="string" office:string-value="3V3" calcext:value-type="string">
            <text:p>3V3</text:p>
          </table:table-cell>
          <table:table-cell/>
          <table:table-cell table:formula="of:=IF([.E3]=&quot;&quot;; &quot;&quot;; REPLACE(IFERROR(&quot;, &quot;&amp;HLOOKUP([.E3]; [$'Milk-V Duo S pinout'.I2:.I2]; 1; 0); &quot;&quot;) &amp;  IFERROR(&quot;, &quot;&amp;HLOOKUP([.E3]; [$'Milk-V Duo S pinout'.J2:.J2]; 1; 0); &quot;&quot;) &amp;  IFERROR(&quot;, &quot;&amp;HLOOKUP([.E3]; [$'Milk-V Duo S pinout'.K2:.K2]; 1; 0); &quot;&quot;) &amp;  IFERROR(&quot;, &quot;&amp;HLOOKUP([.E3]; [$'Milk-V Duo S pinout'.L2:.L2]; 1; 0); &quot;&quot;) &amp;  IFERROR(&quot;, &quot;&amp;HLOOKUP([.E3]; [$'Milk-V Duo S pinout'.M2:.M2]; 1; 0); &quot;&quot;) &amp;  IFERROR(&quot;, &quot;&amp;HLOOKUP([.E3]; [$'Milk-V Duo S pinout'.N2:.N2]; 1; 0); &quot;&quot;) &amp;  IFERROR(&quot;, &quot;&amp;HLOOKUP([.E3]; [$'Milk-V Duo S pinout'.O2:.O2]; 1; 0); &quot;&quot;) &amp;  IFERROR(&quot;, &quot;&amp;HLOOKUP([.E3]; [$'Milk-V Duo S pinout'.P2:.P2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:.I2]; 1; 0); &quot;&quot;) &amp;  IFERROR(&quot;, &quot;&amp;HLOOKUP([.G$2]; [$'Milk-V Duo S pinout'.J2:.J2]; 1; 0); &quot;&quot;) &amp;  IFERROR(&quot;, &quot;&amp;HLOOKUP([.G$2]; [$'Milk-V Duo S pinout'.K2:.K2]; 1; 0); &quot;&quot;) &amp;  IFERROR(&quot;, &quot;&amp;HLOOKUP([.G$2]; [$'Milk-V Duo S pinout'.L2:.L2]; 1; 0); &quot;&quot;) &amp;  IFERROR(&quot;, &quot;&amp;HLOOKUP([.G$2]; [$'Milk-V Duo S pinout'.M2:.M2]; 1; 0); &quot;&quot;) &amp;  IFERROR(&quot;, &quot;&amp;HLOOKUP([.G$2]; [$'Milk-V Duo S pinout'.N2:.N2]; 1; 0); &quot;&quot;) &amp;  IFERROR(&quot;, &quot;&amp;HLOOKUP([.G$2]; [$'Milk-V Duo S pinout'.O2:.O2]; 1; 0); &quot;&quot;) &amp;  IFERROR(&quot;, &quot;&amp;HLOOKUP([.G$2]; [$'Milk-V Duo S pinout'.P2:.P2]; 1; 0); &quot;&quot;); 1; 2; &quot;&quot;))">
            <text:p/>
          </table:table-cell>
          <table:table-cell table:formula="of:=[$'Rock Pi S pinout'.B2]" office:value-type="string" office:string-value="+3.3V " calcext:value-type="string">
            <text:p>+3.3V </text:p>
          </table:table-cell>
          <table:table-cell/>
          <table:table-cell table:formula="of:=IF([.I3]=&quot;&quot;; &quot;&quot;; REPLACE(IFERROR(&quot;, &quot;&amp;HLOOKUP([.I3]; [$'Rock Pi S pinout'.B2:.B2]; 1; 0); &quot;&quot;) &amp; IFERROR(&quot;, &quot;&amp;HLOOKUP([.I3]; [$'Rock Pi S pinout'.C2:.C2]; 1; 0); &quot;&quot;) &amp; IFERROR(&quot;, &quot;&amp;HLOOKUP([.I3]; [$'Rock Pi S pinout'.D2:.D2]; 1; 0); &quot;&quot;) &amp; IFERROR(&quot;, &quot;&amp;HLOOKUP([.I3]; [$'Rock Pi S pinout'.E2:.E2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:.B2]; 1; 0); &quot;&quot;) &amp; IFERROR(&quot;, &quot;&amp;HLOOKUP([.K$2]; [$'Rock Pi S pinout'.C2:.C2]; 1; 0); &quot;&quot;) &amp; IFERROR(&quot;, &quot;&amp;HLOOKUP([.K$2]; [$'Rock Pi S pinout'.D2:.D2]; 1; 0); &quot;&quot;) &amp; IFERROR(&quot;, &quot;&amp;HLOOKUP([.K$2]; [$'Rock Pi S pinout'.E2:.E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]" office:value-type="float" office:value="2" calcext:value-type="float">
            <text:p>2</text:p>
          </table:table-cell>
          <table:table-cell table:style-name="ce40" office:value-type="string" calcext:value-type="string" table:number-columns-spanned="2" table:number-rows-spanned="1">
            <text:p>5V</text:p>
          </table:table-cell>
          <table:covered-table-cell table:style-name="ce50"/>
          <table:table-cell table:formula="of:=[$'Milk-V Duo S pinout'.B3]" office:value-type="string" office:string-value="VSYS(5V)" calcext:value-type="string">
            <text:p>VSYS(5V)</text:p>
          </table:table-cell>
          <table:table-cell/>
          <table:table-cell table:formula="of:=IF([.E4]=&quot;&quot;; &quot;&quot;; REPLACE(IFERROR(&quot;, &quot;&amp;HLOOKUP([.E4]; [$'Milk-V Duo S pinout'.I3:.I3]; 1; 0); &quot;&quot;) &amp;  IFERROR(&quot;, &quot;&amp;HLOOKUP([.E4]; [$'Milk-V Duo S pinout'.J3:.J3]; 1; 0); &quot;&quot;) &amp;  IFERROR(&quot;, &quot;&amp;HLOOKUP([.E4]; [$'Milk-V Duo S pinout'.K3:.K3]; 1; 0); &quot;&quot;) &amp;  IFERROR(&quot;, &quot;&amp;HLOOKUP([.E4]; [$'Milk-V Duo S pinout'.L3:.L3]; 1; 0); &quot;&quot;) &amp;  IFERROR(&quot;, &quot;&amp;HLOOKUP([.E4]; [$'Milk-V Duo S pinout'.M3:.M3]; 1; 0); &quot;&quot;) &amp;  IFERROR(&quot;, &quot;&amp;HLOOKUP([.E4]; [$'Milk-V Duo S pinout'.N3:.N3]; 1; 0); &quot;&quot;) &amp;  IFERROR(&quot;, &quot;&amp;HLOOKUP([.E4]; [$'Milk-V Duo S pinout'.O3:.O3]; 1; 0); &quot;&quot;) &amp;  IFERROR(&quot;, &quot;&amp;HLOOKUP([.E4]; [$'Milk-V Duo S pinout'.P3:.P3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:.I3]; 1; 0); &quot;&quot;) &amp;  IFERROR(&quot;, &quot;&amp;HLOOKUP([.G$2]; [$'Milk-V Duo S pinout'.J3:.J3]; 1; 0); &quot;&quot;) &amp;  IFERROR(&quot;, &quot;&amp;HLOOKUP([.G$2]; [$'Milk-V Duo S pinout'.K3:.K3]; 1; 0); &quot;&quot;) &amp;  IFERROR(&quot;, &quot;&amp;HLOOKUP([.G$2]; [$'Milk-V Duo S pinout'.L3:.L3]; 1; 0); &quot;&quot;) &amp;  IFERROR(&quot;, &quot;&amp;HLOOKUP([.G$2]; [$'Milk-V Duo S pinout'.M3:.M3]; 1; 0); &quot;&quot;) &amp;  IFERROR(&quot;, &quot;&amp;HLOOKUP([.G$2]; [$'Milk-V Duo S pinout'.N3:.N3]; 1; 0); &quot;&quot;) &amp;  IFERROR(&quot;, &quot;&amp;HLOOKUP([.G$2]; [$'Milk-V Duo S pinout'.O3:.O3]; 1; 0); &quot;&quot;) &amp;  IFERROR(&quot;, &quot;&amp;HLOOKUP([.G$2]; [$'Milk-V Duo S pinout'.P3:.P3]; 1; 0); &quot;&quot;); 1; 2; &quot;&quot;))">
            <text:p/>
          </table:table-cell>
          <table:table-cell table:formula="of:=[$'Rock Pi S pinout'.B3]" office:value-type="string" office:string-value="+5.0V " calcext:value-type="string">
            <text:p>+5.0V </text:p>
          </table:table-cell>
          <table:table-cell/>
          <table:table-cell table:formula="of:=IF([.I4]=&quot;&quot;; &quot;&quot;; REPLACE(IFERROR(&quot;, &quot;&amp;HLOOKUP([.I4]; [$'Rock Pi S pinout'.B3:.B3]; 1; 0); &quot;&quot;) &amp; IFERROR(&quot;, &quot;&amp;HLOOKUP([.I4]; [$'Rock Pi S pinout'.C3:.C3]; 1; 0); &quot;&quot;) &amp; IFERROR(&quot;, &quot;&amp;HLOOKUP([.I4]; [$'Rock Pi S pinout'.D3:.D3]; 1; 0); &quot;&quot;) &amp; IFERROR(&quot;, &quot;&amp;HLOOKUP([.I4]; [$'Rock Pi S pinout'.E3:.E3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:.B3]; 1; 0); &quot;&quot;) &amp; IFERROR(&quot;, &quot;&amp;HLOOKUP([.K$2]; [$'Rock Pi S pinout'.C3:.C3]; 1; 0); &quot;&quot;) &amp; IFERROR(&quot;, &quot;&amp;HLOOKUP([.K$2]; [$'Rock Pi S pinout'.D3:.D3]; 1; 0); &quot;&quot;) &amp; IFERROR(&quot;, &quot;&amp;HLOOKUP([.K$2]; [$'Rock Pi S pinout'.E3:.E3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]" office:value-type="float" office:value="3" calcext:value-type="float">
            <text:p>3</text:p>
          </table:table-cell>
          <table:table-cell table:style-name="ce41" office:value-type="string" calcext:value-type="string" table:number-columns-spanned="2" table:number-rows-spanned="1">
            <text:p>Exp – I2C_SDA</text:p>
          </table:table-cell>
          <table:covered-table-cell/>
          <table:table-cell table:formula="of:=[$'Milk-V Duo S pinout'.B4]" office:value-type="string" office:string-value="B20" calcext:value-type="string">
            <text:p>B20</text:p>
          </table:table-cell>
          <table:table-cell office:value-type="string" calcext:value-type="string">
            <text:p>IIC3*</text:p>
          </table:table-cell>
          <table:table-cell table:formula="of:=IF([.E5]=&quot;&quot;; &quot;&quot;; REPLACE(IFERROR(&quot;, &quot;&amp;HLOOKUP([.E5]; [$'Milk-V Duo S pinout'.I4:.I4]; 1; 0); &quot;&quot;) &amp;  IFERROR(&quot;, &quot;&amp;HLOOKUP([.E5]; [$'Milk-V Duo S pinout'.J4:.J4]; 1; 0); &quot;&quot;) &amp;  IFERROR(&quot;, &quot;&amp;HLOOKUP([.E5]; [$'Milk-V Duo S pinout'.K4:.K4]; 1; 0); &quot;&quot;) &amp;  IFERROR(&quot;, &quot;&amp;HLOOKUP([.E5]; [$'Milk-V Duo S pinout'.L4:.L4]; 1; 0); &quot;&quot;) &amp;  IFERROR(&quot;, &quot;&amp;HLOOKUP([.E5]; [$'Milk-V Duo S pinout'.M4:.M4]; 1; 0); &quot;&quot;) &amp;  IFERROR(&quot;, &quot;&amp;HLOOKUP([.E5]; [$'Milk-V Duo S pinout'.N4:.N4]; 1; 0); &quot;&quot;) &amp;  IFERROR(&quot;, &quot;&amp;HLOOKUP([.E5]; [$'Milk-V Duo S pinout'.O4:.O4]; 1; 0); &quot;&quot;) &amp;  IFERROR(&quot;, &quot;&amp;HLOOKUP([.E5]; [$'Milk-V Duo S pinout'.P4:.P4]; 1; 0); &quot;&quot;); 1; 2; &quot;&quot;))" office:value-type="string" office:string-value="IIC3_SDA " calcext:value-type="string">
            <text:p>IIC3_SDA </text:p>
          </table:table-cell>
          <table:table-cell table:style-name="ce3" table:formula="of:=IF([.G$2]=&quot;&quot;; &quot;&quot;; REPLACE(IFERROR(&quot;, &quot;&amp;HLOOKUP([.G$2]; [$'Milk-V Duo S pinout'.I4:.I4]; 1; 0); &quot;&quot;) &amp;  IFERROR(&quot;, &quot;&amp;HLOOKUP([.G$2]; [$'Milk-V Duo S pinout'.J4:.J4]; 1; 0); &quot;&quot;) &amp;  IFERROR(&quot;, &quot;&amp;HLOOKUP([.G$2]; [$'Milk-V Duo S pinout'.K4:.K4]; 1; 0); &quot;&quot;) &amp;  IFERROR(&quot;, &quot;&amp;HLOOKUP([.G$2]; [$'Milk-V Duo S pinout'.L4:.L4]; 1; 0); &quot;&quot;) &amp;  IFERROR(&quot;, &quot;&amp;HLOOKUP([.G$2]; [$'Milk-V Duo S pinout'.M4:.M4]; 1; 0); &quot;&quot;) &amp;  IFERROR(&quot;, &quot;&amp;HLOOKUP([.G$2]; [$'Milk-V Duo S pinout'.N4:.N4]; 1; 0); &quot;&quot;) &amp;  IFERROR(&quot;, &quot;&amp;HLOOKUP([.G$2]; [$'Milk-V Duo S pinout'.O4:.O4]; 1; 0); &quot;&quot;) &amp;  IFERROR(&quot;, &quot;&amp;HLOOKUP([.G$2]; [$'Milk-V Duo S pinout'.P4:.P4]; 1; 0); &quot;&quot;); 1; 2; &quot;&quot;))" office:value-type="string" office:string-value="XGPIOB[20] (default)" calcext:value-type="string">
            <text:p>XGPIOB[20] (default)</text:p>
          </table:table-cell>
          <table:table-cell table:formula="of:=[$'Rock Pi S pinout'.B4]" office:value-type="string" office:string-value="GPIO0_B3 " calcext:value-type="string">
            <text:p>GPIO0_B3 </text:p>
          </table:table-cell>
          <table:table-cell office:value-type="string" calcext:value-type="string">
            <text:p>I2C1*</text:p>
          </table:table-cell>
          <table:table-cell table:formula="of:=IF([.I5]=&quot;&quot;; &quot;&quot;; REPLACE(IFERROR(&quot;, &quot;&amp;HLOOKUP([.I5]; [$'Rock Pi S pinout'.B4:.B4]; 1; 0); &quot;&quot;) &amp; IFERROR(&quot;, &quot;&amp;HLOOKUP([.I5]; [$'Rock Pi S pinout'.C4:.C4]; 1; 0); &quot;&quot;) &amp; IFERROR(&quot;, &quot;&amp;HLOOKUP([.I5]; [$'Rock Pi S pinout'.D4:.D4]; 1; 0); &quot;&quot;) &amp; IFERROR(&quot;, &quot;&amp;HLOOKUP([.I5]; [$'Rock Pi S pinout'.E4:.E4]; 1; 0); &quot;&quot;); 1; 2; &quot;&quot;))" office:value-type="string" office:string-value="I2C1_SDA " calcext:value-type="string">
            <text:p>I2C1_SDA </text:p>
          </table:table-cell>
          <table:table-cell table:style-name="ce3" table:formula="of:=IF([.K$2]=&quot;&quot;; &quot;&quot;; REPLACE(IFERROR(&quot;, &quot;&amp;HLOOKUP([.K$2]; [$'Rock Pi S pinout'.B4:.B4]; 1; 0); &quot;&quot;) &amp; IFERROR(&quot;, &quot;&amp;HLOOKUP([.K$2]; [$'Rock Pi S pinout'.C4:.C4]; 1; 0); &quot;&quot;) &amp; IFERROR(&quot;, &quot;&amp;HLOOKUP([.K$2]; [$'Rock Pi S pinout'.D4:.D4]; 1; 0); &quot;&quot;) &amp; IFERROR(&quot;, &quot;&amp;HLOOKUP([.K$2]; [$'Rock Pi S pinout'.E4:.E4]; 1; 0); &quot;&quot;); 1; 2; &quot;&quot;))" office:value-type="string" office:string-value="GPIO0_B3 " calcext:value-type="string">
            <text:p>GPIO0_B3 </text:p>
          </table:table-cell>
          <table:table-cell table:number-columns-repeated="16373"/>
        </table:table-row>
        <table:table-row table:style-name="ro1">
          <table:table-cell table:formula="of:=[$'Milk-V Duo S pinout'.A5]" office:value-type="float" office:value="4" calcext:value-type="float">
            <text:p>4</text:p>
          </table:table-cell>
          <table:table-cell table:style-name="ce40" office:value-type="string" calcext:value-type="string" table:number-columns-spanned="2" table:number-rows-spanned="1">
            <text:p>5V</text:p>
          </table:table-cell>
          <table:covered-table-cell/>
          <table:table-cell table:formula="of:=[$'Milk-V Duo S pinout'.B5]" office:value-type="string" office:string-value="VSYS(5V)" calcext:value-type="string">
            <text:p>VSYS(5V)</text:p>
          </table:table-cell>
          <table:table-cell/>
          <table:table-cell table:formula="of:=IF([.E6]=&quot;&quot;; &quot;&quot;; REPLACE(IFERROR(&quot;, &quot;&amp;HLOOKUP([.E6]; [$'Milk-V Duo S pinout'.I5:.I5]; 1; 0); &quot;&quot;) &amp;  IFERROR(&quot;, &quot;&amp;HLOOKUP([.E6]; [$'Milk-V Duo S pinout'.J5:.J5]; 1; 0); &quot;&quot;) &amp;  IFERROR(&quot;, &quot;&amp;HLOOKUP([.E6]; [$'Milk-V Duo S pinout'.K5:.K5]; 1; 0); &quot;&quot;) &amp;  IFERROR(&quot;, &quot;&amp;HLOOKUP([.E6]; [$'Milk-V Duo S pinout'.L5:.L5]; 1; 0); &quot;&quot;) &amp;  IFERROR(&quot;, &quot;&amp;HLOOKUP([.E6]; [$'Milk-V Duo S pinout'.M5:.M5]; 1; 0); &quot;&quot;) &amp;  IFERROR(&quot;, &quot;&amp;HLOOKUP([.E6]; [$'Milk-V Duo S pinout'.N5:.N5]; 1; 0); &quot;&quot;) &amp;  IFERROR(&quot;, &quot;&amp;HLOOKUP([.E6]; [$'Milk-V Duo S pinout'.O5:.O5]; 1; 0); &quot;&quot;) &amp;  IFERROR(&quot;, &quot;&amp;HLOOKUP([.E6]; [$'Milk-V Duo S pinout'.P5:.P5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:.I5]; 1; 0); &quot;&quot;) &amp;  IFERROR(&quot;, &quot;&amp;HLOOKUP([.G$2]; [$'Milk-V Duo S pinout'.J5:.J5]; 1; 0); &quot;&quot;) &amp;  IFERROR(&quot;, &quot;&amp;HLOOKUP([.G$2]; [$'Milk-V Duo S pinout'.K5:.K5]; 1; 0); &quot;&quot;) &amp;  IFERROR(&quot;, &quot;&amp;HLOOKUP([.G$2]; [$'Milk-V Duo S pinout'.L5:.L5]; 1; 0); &quot;&quot;) &amp;  IFERROR(&quot;, &quot;&amp;HLOOKUP([.G$2]; [$'Milk-V Duo S pinout'.M5:.M5]; 1; 0); &quot;&quot;) &amp;  IFERROR(&quot;, &quot;&amp;HLOOKUP([.G$2]; [$'Milk-V Duo S pinout'.N5:.N5]; 1; 0); &quot;&quot;) &amp;  IFERROR(&quot;, &quot;&amp;HLOOKUP([.G$2]; [$'Milk-V Duo S pinout'.O5:.O5]; 1; 0); &quot;&quot;) &amp;  IFERROR(&quot;, &quot;&amp;HLOOKUP([.G$2]; [$'Milk-V Duo S pinout'.P5:.P5]; 1; 0); &quot;&quot;); 1; 2; &quot;&quot;))">
            <text:p/>
          </table:table-cell>
          <table:table-cell table:formula="of:=[$'Rock Pi S pinout'.B5]" office:value-type="string" office:string-value="+5.0V " calcext:value-type="string">
            <text:p>+5.0V </text:p>
          </table:table-cell>
          <table:table-cell/>
          <table:table-cell table:formula="of:=IF([.I6]=&quot;&quot;; &quot;&quot;; REPLACE(IFERROR(&quot;, &quot;&amp;HLOOKUP([.I6]; [$'Rock Pi S pinout'.B5:.B5]; 1; 0); &quot;&quot;) &amp; IFERROR(&quot;, &quot;&amp;HLOOKUP([.I6]; [$'Rock Pi S pinout'.C5:.C5]; 1; 0); &quot;&quot;) &amp; IFERROR(&quot;, &quot;&amp;HLOOKUP([.I6]; [$'Rock Pi S pinout'.D5:.D5]; 1; 0); &quot;&quot;) &amp; IFERROR(&quot;, &quot;&amp;HLOOKUP([.I6]; [$'Rock Pi S pinout'.E5:.E5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5:.B5]; 1; 0); &quot;&quot;) &amp; IFERROR(&quot;, &quot;&amp;HLOOKUP([.K$2]; [$'Rock Pi S pinout'.C5:.C5]; 1; 0); &quot;&quot;) &amp; IFERROR(&quot;, &quot;&amp;HLOOKUP([.K$2]; [$'Rock Pi S pinout'.D5:.D5]; 1; 0); &quot;&quot;) &amp; IFERROR(&quot;, &quot;&amp;HLOOKUP([.K$2]; [$'Rock Pi S pinout'.E5:.E5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6]" office:value-type="float" office:value="5" calcext:value-type="float">
            <text:p>5</text:p>
          </table:table-cell>
          <table:table-cell table:style-name="ce41" office:value-type="string" calcext:value-type="string" table:number-columns-spanned="2" table:number-rows-spanned="1">
            <text:p>Exp – I2C_SCL</text:p>
          </table:table-cell>
          <table:covered-table-cell/>
          <table:table-cell table:formula="of:=[$'Milk-V Duo S pinout'.B6]" office:value-type="string" office:string-value="B21" calcext:value-type="string">
            <text:p>B21</text:p>
          </table:table-cell>
          <table:table-cell office:value-type="string" calcext:value-type="string">
            <text:p>IIC3*</text:p>
          </table:table-cell>
          <table:table-cell table:formula="of:=IF([.E7]=&quot;&quot;; &quot;&quot;; REPLACE(IFERROR(&quot;, &quot;&amp;HLOOKUP([.E7]; [$'Milk-V Duo S pinout'.I6:.I6]; 1; 0); &quot;&quot;) &amp;  IFERROR(&quot;, &quot;&amp;HLOOKUP([.E7]; [$'Milk-V Duo S pinout'.J6:.J6]; 1; 0); &quot;&quot;) &amp;  IFERROR(&quot;, &quot;&amp;HLOOKUP([.E7]; [$'Milk-V Duo S pinout'.K6:.K6]; 1; 0); &quot;&quot;) &amp;  IFERROR(&quot;, &quot;&amp;HLOOKUP([.E7]; [$'Milk-V Duo S pinout'.L6:.L6]; 1; 0); &quot;&quot;) &amp;  IFERROR(&quot;, &quot;&amp;HLOOKUP([.E7]; [$'Milk-V Duo S pinout'.M6:.M6]; 1; 0); &quot;&quot;) &amp;  IFERROR(&quot;, &quot;&amp;HLOOKUP([.E7]; [$'Milk-V Duo S pinout'.N6:.N6]; 1; 0); &quot;&quot;) &amp;  IFERROR(&quot;, &quot;&amp;HLOOKUP([.E7]; [$'Milk-V Duo S pinout'.O6:.O6]; 1; 0); &quot;&quot;) &amp;  IFERROR(&quot;, &quot;&amp;HLOOKUP([.E7]; [$'Milk-V Duo S pinout'.P6:.P6]; 1; 0); &quot;&quot;); 1; 2; &quot;&quot;))" office:value-type="string" office:string-value="IIC3_SCL " calcext:value-type="string">
            <text:p>IIC3_SCL </text:p>
          </table:table-cell>
          <table:table-cell table:style-name="ce3" table:formula="of:=IF([.G$2]=&quot;&quot;; &quot;&quot;; REPLACE(IFERROR(&quot;, &quot;&amp;HLOOKUP([.G$2]; [$'Milk-V Duo S pinout'.I6:.I6]; 1; 0); &quot;&quot;) &amp;  IFERROR(&quot;, &quot;&amp;HLOOKUP([.G$2]; [$'Milk-V Duo S pinout'.J6:.J6]; 1; 0); &quot;&quot;) &amp;  IFERROR(&quot;, &quot;&amp;HLOOKUP([.G$2]; [$'Milk-V Duo S pinout'.K6:.K6]; 1; 0); &quot;&quot;) &amp;  IFERROR(&quot;, &quot;&amp;HLOOKUP([.G$2]; [$'Milk-V Duo S pinout'.L6:.L6]; 1; 0); &quot;&quot;) &amp;  IFERROR(&quot;, &quot;&amp;HLOOKUP([.G$2]; [$'Milk-V Duo S pinout'.M6:.M6]; 1; 0); &quot;&quot;) &amp;  IFERROR(&quot;, &quot;&amp;HLOOKUP([.G$2]; [$'Milk-V Duo S pinout'.N6:.N6]; 1; 0); &quot;&quot;) &amp;  IFERROR(&quot;, &quot;&amp;HLOOKUP([.G$2]; [$'Milk-V Duo S pinout'.O6:.O6]; 1; 0); &quot;&quot;) &amp;  IFERROR(&quot;, &quot;&amp;HLOOKUP([.G$2]; [$'Milk-V Duo S pinout'.P6:.P6]; 1; 0); &quot;&quot;); 1; 2; &quot;&quot;))" office:value-type="string" office:string-value="XGPIOB[21] (default)" calcext:value-type="string">
            <text:p>XGPIOB[21] (default)</text:p>
          </table:table-cell>
          <table:table-cell table:formula="of:=[$'Rock Pi S pinout'.B6]" office:value-type="string" office:string-value="GPIO0_B4 " calcext:value-type="string">
            <text:p>GPIO0_B4 </text:p>
          </table:table-cell>
          <table:table-cell office:value-type="string" calcext:value-type="string">
            <text:p>I2C1*</text:p>
          </table:table-cell>
          <table:table-cell table:formula="of:=IF([.I7]=&quot;&quot;; &quot;&quot;; REPLACE(IFERROR(&quot;, &quot;&amp;HLOOKUP([.I7]; [$'Rock Pi S pinout'.B6:.B6]; 1; 0); &quot;&quot;) &amp; IFERROR(&quot;, &quot;&amp;HLOOKUP([.I7]; [$'Rock Pi S pinout'.C6:.C6]; 1; 0); &quot;&quot;) &amp; IFERROR(&quot;, &quot;&amp;HLOOKUP([.I7]; [$'Rock Pi S pinout'.D6:.D6]; 1; 0); &quot;&quot;) &amp; IFERROR(&quot;, &quot;&amp;HLOOKUP([.I7]; [$'Rock Pi S pinout'.E6:.E6]; 1; 0); &quot;&quot;); 1; 2; &quot;&quot;))" office:value-type="string" office:string-value="I2C1_SCL " calcext:value-type="string">
            <text:p>I2C1_SCL </text:p>
          </table:table-cell>
          <table:table-cell table:style-name="ce3" table:formula="of:=IF([.K$2]=&quot;&quot;; &quot;&quot;; REPLACE(IFERROR(&quot;, &quot;&amp;HLOOKUP([.K$2]; [$'Rock Pi S pinout'.B6:.B6]; 1; 0); &quot;&quot;) &amp; IFERROR(&quot;, &quot;&amp;HLOOKUP([.K$2]; [$'Rock Pi S pinout'.C6:.C6]; 1; 0); &quot;&quot;) &amp; IFERROR(&quot;, &quot;&amp;HLOOKUP([.K$2]; [$'Rock Pi S pinout'.D6:.D6]; 1; 0); &quot;&quot;) &amp; IFERROR(&quot;, &quot;&amp;HLOOKUP([.K$2]; [$'Rock Pi S pinout'.E6:.E6]; 1; 0); &quot;&quot;); 1; 2; &quot;&quot;))" office:value-type="string" office:string-value="GPIO0_B4 " calcext:value-type="string">
            <text:p>GPIO0_B4 </text:p>
          </table:table-cell>
          <table:table-cell table:formula="of:=[$'Milk-V Duo S pinout'.G14]">
            <text:p/>
          </table:table-cell>
          <table:table-cell table:number-columns-repeated="16372"/>
        </table:table-row>
        <table:table-row table:style-name="ro1">
          <table:table-cell table:formula="of:=[$'Milk-V Duo S pinout'.A7]" office:value-type="float" office:value="6" calcext:value-type="float">
            <text:p>6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7]" office:value-type="string" office:string-value="GND" calcext:value-type="string">
            <text:p>GND</text:p>
          </table:table-cell>
          <table:table-cell/>
          <table:table-cell table:formula="of:=IF([.E8]=&quot;&quot;; &quot;&quot;; REPLACE(IFERROR(&quot;, &quot;&amp;HLOOKUP([.E8]; [$'Milk-V Duo S pinout'.I7:.I7]; 1; 0); &quot;&quot;) &amp;  IFERROR(&quot;, &quot;&amp;HLOOKUP([.E8]; [$'Milk-V Duo S pinout'.J7:.J7]; 1; 0); &quot;&quot;) &amp;  IFERROR(&quot;, &quot;&amp;HLOOKUP([.E8]; [$'Milk-V Duo S pinout'.K7:.K7]; 1; 0); &quot;&quot;) &amp;  IFERROR(&quot;, &quot;&amp;HLOOKUP([.E8]; [$'Milk-V Duo S pinout'.L7:.L7]; 1; 0); &quot;&quot;) &amp;  IFERROR(&quot;, &quot;&amp;HLOOKUP([.E8]; [$'Milk-V Duo S pinout'.M7:.M7]; 1; 0); &quot;&quot;) &amp;  IFERROR(&quot;, &quot;&amp;HLOOKUP([.E8]; [$'Milk-V Duo S pinout'.N7:.N7]; 1; 0); &quot;&quot;) &amp;  IFERROR(&quot;, &quot;&amp;HLOOKUP([.E8]; [$'Milk-V Duo S pinout'.O7:.O7]; 1; 0); &quot;&quot;) &amp;  IFERROR(&quot;, &quot;&amp;HLOOKUP([.E8]; [$'Milk-V Duo S pinout'.P7:.P7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7:.I7]; 1; 0); &quot;&quot;) &amp;  IFERROR(&quot;, &quot;&amp;HLOOKUP([.G$2]; [$'Milk-V Duo S pinout'.J7:.J7]; 1; 0); &quot;&quot;) &amp;  IFERROR(&quot;, &quot;&amp;HLOOKUP([.G$2]; [$'Milk-V Duo S pinout'.K7:.K7]; 1; 0); &quot;&quot;) &amp;  IFERROR(&quot;, &quot;&amp;HLOOKUP([.G$2]; [$'Milk-V Duo S pinout'.L7:.L7]; 1; 0); &quot;&quot;) &amp;  IFERROR(&quot;, &quot;&amp;HLOOKUP([.G$2]; [$'Milk-V Duo S pinout'.M7:.M7]; 1; 0); &quot;&quot;) &amp;  IFERROR(&quot;, &quot;&amp;HLOOKUP([.G$2]; [$'Milk-V Duo S pinout'.N7:.N7]; 1; 0); &quot;&quot;) &amp;  IFERROR(&quot;, &quot;&amp;HLOOKUP([.G$2]; [$'Milk-V Duo S pinout'.O7:.O7]; 1; 0); &quot;&quot;) &amp;  IFERROR(&quot;, &quot;&amp;HLOOKUP([.G$2]; [$'Milk-V Duo S pinout'.P7:.P7]; 1; 0); &quot;&quot;); 1; 2; &quot;&quot;))">
            <text:p/>
          </table:table-cell>
          <table:table-cell table:formula="of:=[$'Rock Pi S pinout'.B7]" office:value-type="string" office:string-value="GND " calcext:value-type="string">
            <text:p>GND </text:p>
          </table:table-cell>
          <table:table-cell/>
          <table:table-cell table:formula="of:=IF([.I8]=&quot;&quot;; &quot;&quot;; REPLACE(IFERROR(&quot;, &quot;&amp;HLOOKUP([.I8]; [$'Rock Pi S pinout'.B7:.B7]; 1; 0); &quot;&quot;) &amp; IFERROR(&quot;, &quot;&amp;HLOOKUP([.I8]; [$'Rock Pi S pinout'.C7:.C7]; 1; 0); &quot;&quot;) &amp; IFERROR(&quot;, &quot;&amp;HLOOKUP([.I8]; [$'Rock Pi S pinout'.D7:.D7]; 1; 0); &quot;&quot;) &amp; IFERROR(&quot;, &quot;&amp;HLOOKUP([.I8]; [$'Rock Pi S pinout'.E7:.E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7:.B7]; 1; 0); &quot;&quot;) &amp; IFERROR(&quot;, &quot;&amp;HLOOKUP([.K$2]; [$'Rock Pi S pinout'.C7:.C7]; 1; 0); &quot;&quot;) &amp; IFERROR(&quot;, &quot;&amp;HLOOKUP([.K$2]; [$'Rock Pi S pinout'.D7:.D7]; 1; 0); &quot;&quot;) &amp; IFERROR(&quot;, &quot;&amp;HLOOKUP([.K$2]; [$'Rock Pi S pinout'.E7:.E7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8]" office:value-type="float" office:value="7" calcext:value-type="float">
            <text:p>7</text:p>
          </table:table-cell>
          <table:table-cell table:style-name="ce43" office:value-type="string" calcext:value-type="string" table:number-columns-spanned="2" table:number-rows-spanned="1">
            <text:p>I/O 4</text:p>
          </table:table-cell>
          <table:covered-table-cell/>
          <table:table-cell table:formula="of:=[$'Milk-V Duo S pinout'.B8]" office:value-type="string" office:string-value="B18" calcext:value-type="string">
            <text:p>B18</text:p>
          </table:table-cell>
          <table:table-cell office:value-type="string" calcext:value-type="string">
            <text:p>*GPIO*</text:p>
          </table:table-cell>
          <table:table-cell table:formula="of:=IF([.E9]=&quot;&quot;; &quot;&quot;; REPLACE(IFERROR(&quot;, &quot;&amp;HLOOKUP([.E9]; [$'Milk-V Duo S pinout'.I8:.I8]; 1; 0); &quot;&quot;) &amp;  IFERROR(&quot;, &quot;&amp;HLOOKUP([.E9]; [$'Milk-V Duo S pinout'.J8:.J8]; 1; 0); &quot;&quot;) &amp;  IFERROR(&quot;, &quot;&amp;HLOOKUP([.E9]; [$'Milk-V Duo S pinout'.K8:.K8]; 1; 0); &quot;&quot;) &amp;  IFERROR(&quot;, &quot;&amp;HLOOKUP([.E9]; [$'Milk-V Duo S pinout'.L8:.L8]; 1; 0); &quot;&quot;) &amp;  IFERROR(&quot;, &quot;&amp;HLOOKUP([.E9]; [$'Milk-V Duo S pinout'.M8:.M8]; 1; 0); &quot;&quot;) &amp;  IFERROR(&quot;, &quot;&amp;HLOOKUP([.E9]; [$'Milk-V Duo S pinout'.N8:.N8]; 1; 0); &quot;&quot;) &amp;  IFERROR(&quot;, &quot;&amp;HLOOKUP([.E9]; [$'Milk-V Duo S pinout'.O8:.O8]; 1; 0); &quot;&quot;) &amp;  IFERROR(&quot;, &quot;&amp;HLOOKUP([.E9]; [$'Milk-V Duo S pinout'.P8:.P8]; 1; 0); &quot;&quot;); 1; 2; &quot;&quot;))" office:value-type="string" office:string-value="XGPIOB[18] (default)" calcext:value-type="string">
            <text:p>XGPIOB[18] (default)</text:p>
          </table:table-cell>
          <table:table-cell table:style-name="ce3" table:formula="of:=IF([.G$2]=&quot;&quot;; &quot;&quot;; REPLACE(IFERROR(&quot;, &quot;&amp;HLOOKUP([.G$2]; [$'Milk-V Duo S pinout'.I8:.I8]; 1; 0); &quot;&quot;) &amp;  IFERROR(&quot;, &quot;&amp;HLOOKUP([.G$2]; [$'Milk-V Duo S pinout'.J8:.J8]; 1; 0); &quot;&quot;) &amp;  IFERROR(&quot;, &quot;&amp;HLOOKUP([.G$2]; [$'Milk-V Duo S pinout'.K8:.K8]; 1; 0); &quot;&quot;) &amp;  IFERROR(&quot;, &quot;&amp;HLOOKUP([.G$2]; [$'Milk-V Duo S pinout'.L8:.L8]; 1; 0); &quot;&quot;) &amp;  IFERROR(&quot;, &quot;&amp;HLOOKUP([.G$2]; [$'Milk-V Duo S pinout'.M8:.M8]; 1; 0); &quot;&quot;) &amp;  IFERROR(&quot;, &quot;&amp;HLOOKUP([.G$2]; [$'Milk-V Duo S pinout'.N8:.N8]; 1; 0); &quot;&quot;) &amp;  IFERROR(&quot;, &quot;&amp;HLOOKUP([.G$2]; [$'Milk-V Duo S pinout'.O8:.O8]; 1; 0); &quot;&quot;) &amp;  IFERROR(&quot;, &quot;&amp;HLOOKUP([.G$2]; [$'Milk-V Duo S pinout'.P8:.P8]; 1; 0); &quot;&quot;); 1; 2; &quot;&quot;))" office:value-type="string" office:string-value="XGPIOB[18] (default)" calcext:value-type="string">
            <text:p>XGPIOB[18] (default)</text:p>
          </table:table-cell>
          <table:table-cell table:formula="of:=[$'Rock Pi S pinout'.B8]" office:value-type="string" office:string-value="GPIO2_A4 " calcext:value-type="string">
            <text:p>GPIO2_A4 </text:p>
          </table:table-cell>
          <table:table-cell office:value-type="string" calcext:value-type="string">
            <text:p>*GPIO*</text:p>
          </table:table-cell>
          <table:table-cell table:formula="of:=IF([.I9]=&quot;&quot;; &quot;&quot;; REPLACE(IFERROR(&quot;, &quot;&amp;HLOOKUP([.I9]; [$'Rock Pi S pinout'.B8:.B8]; 1; 0); &quot;&quot;) &amp; IFERROR(&quot;, &quot;&amp;HLOOKUP([.I9]; [$'Rock Pi S pinout'.C8:.C8]; 1; 0); &quot;&quot;) &amp; IFERROR(&quot;, &quot;&amp;HLOOKUP([.I9]; [$'Rock Pi S pinout'.D8:.D8]; 1; 0); &quot;&quot;) &amp; IFERROR(&quot;, &quot;&amp;HLOOKUP([.I9]; [$'Rock Pi S pinout'.E8:.E8]; 1; 0); &quot;&quot;); 1; 2; &quot;&quot;))" office:value-type="string" office:string-value="GPIO2_A4 " calcext:value-type="string">
            <text:p>GPIO2_A4 </text:p>
          </table:table-cell>
          <table:table-cell table:style-name="ce3" table:formula="of:=IF([.K$2]=&quot;&quot;; &quot;&quot;; REPLACE(IFERROR(&quot;, &quot;&amp;HLOOKUP([.K$2]; [$'Rock Pi S pinout'.B8:.B8]; 1; 0); &quot;&quot;) &amp; IFERROR(&quot;, &quot;&amp;HLOOKUP([.K$2]; [$'Rock Pi S pinout'.C8:.C8]; 1; 0); &quot;&quot;) &amp; IFERROR(&quot;, &quot;&amp;HLOOKUP([.K$2]; [$'Rock Pi S pinout'.D8:.D8]; 1; 0); &quot;&quot;) &amp; IFERROR(&quot;, &quot;&amp;HLOOKUP([.K$2]; [$'Rock Pi S pinout'.E8:.E8]; 1; 0); &quot;&quot;); 1; 2; &quot;&quot;))" office:value-type="string" office:string-value="GPIO2_A4 " calcext:value-type="string">
            <text:p>GPIO2_A4 </text:p>
          </table:table-cell>
          <table:table-cell table:number-columns-repeated="16373"/>
        </table:table-row>
        <table:table-row table:style-name="ro1">
          <table:table-cell table:formula="of:=[$'Milk-V Duo S pinout'.A9]" office:value-type="float" office:value="8" calcext:value-type="float">
            <text:p>8</text:p>
          </table:table-cell>
          <table:table-cell table:style-name="ce44" office:value-type="string" calcext:value-type="string" table:number-columns-spanned="2" table:number-rows-spanned="1">
            <text:p>UART0 (console)</text:p>
          </table:table-cell>
          <table:covered-table-cell/>
          <table:table-cell table:formula="of:=[$'Milk-V Duo S pinout'.B9]" office:value-type="string" office:string-value="A16" calcext:value-type="string">
            <text:p>A16</text:p>
          </table:table-cell>
          <table:table-cell office:value-type="string" calcext:value-type="string">
            <text:p>UART0*</text:p>
          </table:table-cell>
          <table:table-cell table:formula="of:=IF([.E10]=&quot;&quot;; &quot;&quot;; REPLACE(IFERROR(&quot;, &quot;&amp;HLOOKUP([.E10]; [$'Milk-V Duo S pinout'.I9:.I9]; 1; 0); &quot;&quot;) &amp;  IFERROR(&quot;, &quot;&amp;HLOOKUP([.E10]; [$'Milk-V Duo S pinout'.J9:.J9]; 1; 0); &quot;&quot;) &amp;  IFERROR(&quot;, &quot;&amp;HLOOKUP([.E10]; [$'Milk-V Duo S pinout'.K9:.K9]; 1; 0); &quot;&quot;) &amp;  IFERROR(&quot;, &quot;&amp;HLOOKUP([.E10]; [$'Milk-V Duo S pinout'.L9:.L9]; 1; 0); &quot;&quot;) &amp;  IFERROR(&quot;, &quot;&amp;HLOOKUP([.E10]; [$'Milk-V Duo S pinout'.M9:.M9]; 1; 0); &quot;&quot;) &amp;  IFERROR(&quot;, &quot;&amp;HLOOKUP([.E10]; [$'Milk-V Duo S pinout'.N9:.N9]; 1; 0); &quot;&quot;) &amp;  IFERROR(&quot;, &quot;&amp;HLOOKUP([.E10]; [$'Milk-V Duo S pinout'.O9:.O9]; 1; 0); &quot;&quot;) &amp;  IFERROR(&quot;, &quot;&amp;HLOOKUP([.E10]; [$'Milk-V Duo S pinout'.P9:.P9]; 1; 0); &quot;&quot;); 1; 2; &quot;&quot;))" office:value-type="string" office:string-value="UART0_TX (default)" calcext:value-type="string">
            <text:p>UART0_TX (default)</text:p>
          </table:table-cell>
          <table:table-cell table:style-name="ce3" table:formula="of:=IF([.G$2]=&quot;&quot;; &quot;&quot;; REPLACE(IFERROR(&quot;, &quot;&amp;HLOOKUP([.G$2]; [$'Milk-V Duo S pinout'.I9:.I9]; 1; 0); &quot;&quot;) &amp;  IFERROR(&quot;, &quot;&amp;HLOOKUP([.G$2]; [$'Milk-V Duo S pinout'.J9:.J9]; 1; 0); &quot;&quot;) &amp;  IFERROR(&quot;, &quot;&amp;HLOOKUP([.G$2]; [$'Milk-V Duo S pinout'.K9:.K9]; 1; 0); &quot;&quot;) &amp;  IFERROR(&quot;, &quot;&amp;HLOOKUP([.G$2]; [$'Milk-V Duo S pinout'.L9:.L9]; 1; 0); &quot;&quot;) &amp;  IFERROR(&quot;, &quot;&amp;HLOOKUP([.G$2]; [$'Milk-V Duo S pinout'.M9:.M9]; 1; 0); &quot;&quot;) &amp;  IFERROR(&quot;, &quot;&amp;HLOOKUP([.G$2]; [$'Milk-V Duo S pinout'.N9:.N9]; 1; 0); &quot;&quot;) &amp;  IFERROR(&quot;, &quot;&amp;HLOOKUP([.G$2]; [$'Milk-V Duo S pinout'.O9:.O9]; 1; 0); &quot;&quot;) &amp;  IFERROR(&quot;, &quot;&amp;HLOOKUP([.G$2]; [$'Milk-V Duo S pinout'.P9:.P9]; 1; 0); &quot;&quot;); 1; 2; &quot;&quot;))" office:value-type="string" office:string-value="XGPIOA[16] " calcext:value-type="string">
            <text:p>XGPIOA[16] </text:p>
          </table:table-cell>
          <table:table-cell table:formula="of:=[$'Rock Pi S pinout'.B9]" office:value-type="string" office:string-value="GPIO2_A1 " calcext:value-type="string">
            <text:p>GPIO2_A1 </text:p>
          </table:table-cell>
          <table:table-cell office:value-type="string" calcext:value-type="string">
            <text:p>UART0*</text:p>
          </table:table-cell>
          <table:table-cell table:formula="of:=IF([.I10]=&quot;&quot;; &quot;&quot;; REPLACE(IFERROR(&quot;, &quot;&amp;HLOOKUP([.I10]; [$'Rock Pi S pinout'.B9:.B9]; 1; 0); &quot;&quot;) &amp; IFERROR(&quot;, &quot;&amp;HLOOKUP([.I10]; [$'Rock Pi S pinout'.C9:.C9]; 1; 0); &quot;&quot;) &amp; IFERROR(&quot;, &quot;&amp;HLOOKUP([.I10]; [$'Rock Pi S pinout'.D9:.D9]; 1; 0); &quot;&quot;) &amp; IFERROR(&quot;, &quot;&amp;HLOOKUP([.I10]; [$'Rock Pi S pinout'.E9:.E9]; 1; 0); &quot;&quot;); 1; 2; &quot;&quot;))" office:value-type="string" office:string-value="UART0_TX " calcext:value-type="string">
            <text:p>UART0_TX </text:p>
          </table:table-cell>
          <table:table-cell table:style-name="ce3" table:formula="of:=IF([.K$2]=&quot;&quot;; &quot;&quot;; REPLACE(IFERROR(&quot;, &quot;&amp;HLOOKUP([.K$2]; [$'Rock Pi S pinout'.B9:.B9]; 1; 0); &quot;&quot;) &amp; IFERROR(&quot;, &quot;&amp;HLOOKUP([.K$2]; [$'Rock Pi S pinout'.C9:.C9]; 1; 0); &quot;&quot;) &amp; IFERROR(&quot;, &quot;&amp;HLOOKUP([.K$2]; [$'Rock Pi S pinout'.D9:.D9]; 1; 0); &quot;&quot;) &amp; IFERROR(&quot;, &quot;&amp;HLOOKUP([.K$2]; [$'Rock Pi S pinout'.E9:.E9]; 1; 0); &quot;&quot;); 1; 2; &quot;&quot;))" office:value-type="string" office:string-value="GPIO2_A1 " calcext:value-type="string">
            <text:p>GPIO2_A1 </text:p>
          </table:table-cell>
          <table:table-cell table:number-columns-repeated="16373"/>
        </table:table-row>
        <table:table-row table:style-name="ro1">
          <table:table-cell table:formula="of:=[$'Milk-V Duo S pinout'.A10]" office:value-type="float" office:value="9" calcext:value-type="float">
            <text:p>9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10]" office:value-type="string" office:string-value="GND*" calcext:value-type="string">
            <text:p>GND*</text:p>
          </table:table-cell>
          <table:table-cell/>
          <table:table-cell table:formula="of:=IF([.E11]=&quot;&quot;; &quot;&quot;; REPLACE(IFERROR(&quot;, &quot;&amp;HLOOKUP([.E11]; [$'Milk-V Duo S pinout'.I10:.I10]; 1; 0); &quot;&quot;) &amp;  IFERROR(&quot;, &quot;&amp;HLOOKUP([.E11]; [$'Milk-V Duo S pinout'.J10:.J10]; 1; 0); &quot;&quot;) &amp;  IFERROR(&quot;, &quot;&amp;HLOOKUP([.E11]; [$'Milk-V Duo S pinout'.K10:.K10]; 1; 0); &quot;&quot;) &amp;  IFERROR(&quot;, &quot;&amp;HLOOKUP([.E11]; [$'Milk-V Duo S pinout'.L10:.L10]; 1; 0); &quot;&quot;) &amp;  IFERROR(&quot;, &quot;&amp;HLOOKUP([.E11]; [$'Milk-V Duo S pinout'.M10:.M10]; 1; 0); &quot;&quot;) &amp;  IFERROR(&quot;, &quot;&amp;HLOOKUP([.E11]; [$'Milk-V Duo S pinout'.N10:.N10]; 1; 0); &quot;&quot;) &amp;  IFERROR(&quot;, &quot;&amp;HLOOKUP([.E11]; [$'Milk-V Duo S pinout'.O10:.O10]; 1; 0); &quot;&quot;) &amp;  IFERROR(&quot;, &quot;&amp;HLOOKUP([.E11]; [$'Milk-V Duo S pinout'.P10:.P10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0:.I10]; 1; 0); &quot;&quot;) &amp;  IFERROR(&quot;, &quot;&amp;HLOOKUP([.G$2]; [$'Milk-V Duo S pinout'.J10:.J10]; 1; 0); &quot;&quot;) &amp;  IFERROR(&quot;, &quot;&amp;HLOOKUP([.G$2]; [$'Milk-V Duo S pinout'.K10:.K10]; 1; 0); &quot;&quot;) &amp;  IFERROR(&quot;, &quot;&amp;HLOOKUP([.G$2]; [$'Milk-V Duo S pinout'.L10:.L10]; 1; 0); &quot;&quot;) &amp;  IFERROR(&quot;, &quot;&amp;HLOOKUP([.G$2]; [$'Milk-V Duo S pinout'.M10:.M10]; 1; 0); &quot;&quot;) &amp;  IFERROR(&quot;, &quot;&amp;HLOOKUP([.G$2]; [$'Milk-V Duo S pinout'.N10:.N10]; 1; 0); &quot;&quot;) &amp;  IFERROR(&quot;, &quot;&amp;HLOOKUP([.G$2]; [$'Milk-V Duo S pinout'.O10:.O10]; 1; 0); &quot;&quot;) &amp;  IFERROR(&quot;, &quot;&amp;HLOOKUP([.G$2]; [$'Milk-V Duo S pinout'.P10:.P10]; 1; 0); &quot;&quot;); 1; 2; &quot;&quot;))">
            <text:p/>
          </table:table-cell>
          <table:table-cell table:formula="of:=[$'Rock Pi S pinout'.B10]" office:value-type="string" office:string-value="GND " calcext:value-type="string">
            <text:p>GND </text:p>
          </table:table-cell>
          <table:table-cell/>
          <table:table-cell table:formula="of:=IF([.I11]=&quot;&quot;; &quot;&quot;; REPLACE(IFERROR(&quot;, &quot;&amp;HLOOKUP([.I11]; [$'Rock Pi S pinout'.B10:.B10]; 1; 0); &quot;&quot;) &amp; IFERROR(&quot;, &quot;&amp;HLOOKUP([.I11]; [$'Rock Pi S pinout'.C10:.C10]; 1; 0); &quot;&quot;) &amp; IFERROR(&quot;, &quot;&amp;HLOOKUP([.I11]; [$'Rock Pi S pinout'.D10:.D10]; 1; 0); &quot;&quot;) &amp; IFERROR(&quot;, &quot;&amp;HLOOKUP([.I11]; [$'Rock Pi S pinout'.E10:.E10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0:.B10]; 1; 0); &quot;&quot;) &amp; IFERROR(&quot;, &quot;&amp;HLOOKUP([.K$2]; [$'Rock Pi S pinout'.C10:.C10]; 1; 0); &quot;&quot;) &amp; IFERROR(&quot;, &quot;&amp;HLOOKUP([.K$2]; [$'Rock Pi S pinout'.D10:.D10]; 1; 0); &quot;&quot;) &amp; IFERROR(&quot;, &quot;&amp;HLOOKUP([.K$2]; [$'Rock Pi S pinout'.E10:.E1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1]" office:value-type="float" office:value="10" calcext:value-type="float">
            <text:p>10</text:p>
          </table:table-cell>
          <table:table-cell table:style-name="ce44" office:value-type="string" calcext:value-type="string" table:number-columns-spanned="2" table:number-rows-spanned="1">
            <text:p>UART0 (console)</text:p>
          </table:table-cell>
          <table:covered-table-cell/>
          <table:table-cell table:formula="of:=[$'Milk-V Duo S pinout'.B11]" office:value-type="string" office:string-value="A17" calcext:value-type="string">
            <text:p>A17</text:p>
          </table:table-cell>
          <table:table-cell office:value-type="string" calcext:value-type="string">
            <text:p>UART0*</text:p>
          </table:table-cell>
          <table:table-cell table:formula="of:=IF([.E12]=&quot;&quot;; &quot;&quot;; REPLACE(IFERROR(&quot;, &quot;&amp;HLOOKUP([.E12]; [$'Milk-V Duo S pinout'.I11:.I11]; 1; 0); &quot;&quot;) &amp;  IFERROR(&quot;, &quot;&amp;HLOOKUP([.E12]; [$'Milk-V Duo S pinout'.J11:.J11]; 1; 0); &quot;&quot;) &amp;  IFERROR(&quot;, &quot;&amp;HLOOKUP([.E12]; [$'Milk-V Duo S pinout'.K11:.K11]; 1; 0); &quot;&quot;) &amp;  IFERROR(&quot;, &quot;&amp;HLOOKUP([.E12]; [$'Milk-V Duo S pinout'.L11:.L11]; 1; 0); &quot;&quot;) &amp;  IFERROR(&quot;, &quot;&amp;HLOOKUP([.E12]; [$'Milk-V Duo S pinout'.M11:.M11]; 1; 0); &quot;&quot;) &amp;  IFERROR(&quot;, &quot;&amp;HLOOKUP([.E12]; [$'Milk-V Duo S pinout'.N11:.N11]; 1; 0); &quot;&quot;) &amp;  IFERROR(&quot;, &quot;&amp;HLOOKUP([.E12]; [$'Milk-V Duo S pinout'.O11:.O11]; 1; 0); &quot;&quot;) &amp;  IFERROR(&quot;, &quot;&amp;HLOOKUP([.E12]; [$'Milk-V Duo S pinout'.P11:.P11]; 1; 0); &quot;&quot;); 1; 2; &quot;&quot;))" office:value-type="string" office:string-value="UART0_RX (default)" calcext:value-type="string">
            <text:p>UART0_RX (default)</text:p>
          </table:table-cell>
          <table:table-cell table:style-name="ce3" table:formula="of:=IF([.G$2]=&quot;&quot;; &quot;&quot;; REPLACE(IFERROR(&quot;, &quot;&amp;HLOOKUP([.G$2]; [$'Milk-V Duo S pinout'.I11:.I11]; 1; 0); &quot;&quot;) &amp;  IFERROR(&quot;, &quot;&amp;HLOOKUP([.G$2]; [$'Milk-V Duo S pinout'.J11:.J11]; 1; 0); &quot;&quot;) &amp;  IFERROR(&quot;, &quot;&amp;HLOOKUP([.G$2]; [$'Milk-V Duo S pinout'.K11:.K11]; 1; 0); &quot;&quot;) &amp;  IFERROR(&quot;, &quot;&amp;HLOOKUP([.G$2]; [$'Milk-V Duo S pinout'.L11:.L11]; 1; 0); &quot;&quot;) &amp;  IFERROR(&quot;, &quot;&amp;HLOOKUP([.G$2]; [$'Milk-V Duo S pinout'.M11:.M11]; 1; 0); &quot;&quot;) &amp;  IFERROR(&quot;, &quot;&amp;HLOOKUP([.G$2]; [$'Milk-V Duo S pinout'.N11:.N11]; 1; 0); &quot;&quot;) &amp;  IFERROR(&quot;, &quot;&amp;HLOOKUP([.G$2]; [$'Milk-V Duo S pinout'.O11:.O11]; 1; 0); &quot;&quot;) &amp;  IFERROR(&quot;, &quot;&amp;HLOOKUP([.G$2]; [$'Milk-V Duo S pinout'.P11:.P11]; 1; 0); &quot;&quot;); 1; 2; &quot;&quot;))" office:value-type="string" office:string-value="XGPIOA[17] " calcext:value-type="string">
            <text:p>XGPIOA[17] </text:p>
          </table:table-cell>
          <table:table-cell table:formula="of:=[$'Rock Pi S pinout'.B11]" office:value-type="string" office:string-value="GPIO2_A0 " calcext:value-type="string">
            <text:p>GPIO2_A0 </text:p>
          </table:table-cell>
          <table:table-cell office:value-type="string" calcext:value-type="string">
            <text:p>UART0*</text:p>
          </table:table-cell>
          <table:table-cell table:formula="of:=IF([.I12]=&quot;&quot;; &quot;&quot;; REPLACE(IFERROR(&quot;, &quot;&amp;HLOOKUP([.I12]; [$'Rock Pi S pinout'.B11:.B11]; 1; 0); &quot;&quot;) &amp; IFERROR(&quot;, &quot;&amp;HLOOKUP([.I12]; [$'Rock Pi S pinout'.C11:.C11]; 1; 0); &quot;&quot;) &amp; IFERROR(&quot;, &quot;&amp;HLOOKUP([.I12]; [$'Rock Pi S pinout'.D11:.D11]; 1; 0); &quot;&quot;) &amp; IFERROR(&quot;, &quot;&amp;HLOOKUP([.I12]; [$'Rock Pi S pinout'.E11:.E11]; 1; 0); &quot;&quot;); 1; 2; &quot;&quot;))" office:value-type="string" office:string-value="UART0_RX " calcext:value-type="string">
            <text:p>UART0_RX </text:p>
          </table:table-cell>
          <table:table-cell table:style-name="ce3" table:formula="of:=IF([.K$2]=&quot;&quot;; &quot;&quot;; REPLACE(IFERROR(&quot;, &quot;&amp;HLOOKUP([.K$2]; [$'Rock Pi S pinout'.B11:.B11]; 1; 0); &quot;&quot;) &amp; IFERROR(&quot;, &quot;&amp;HLOOKUP([.K$2]; [$'Rock Pi S pinout'.C11:.C11]; 1; 0); &quot;&quot;) &amp; IFERROR(&quot;, &quot;&amp;HLOOKUP([.K$2]; [$'Rock Pi S pinout'.D11:.D11]; 1; 0); &quot;&quot;) &amp; IFERROR(&quot;, &quot;&amp;HLOOKUP([.K$2]; [$'Rock Pi S pinout'.E11:.E11]; 1; 0); &quot;&quot;); 1; 2; &quot;&quot;))" office:value-type="string" office:string-value="GPIO2_A0 " calcext:value-type="string">
            <text:p>GPIO2_A0 </text:p>
          </table:table-cell>
          <table:table-cell table:number-columns-repeated="16373"/>
        </table:table-row>
        <table:table-row table:style-name="ro1">
          <table:table-cell table:formula="of:=[$'Milk-V Duo S pinout'.A12]" office:value-type="float" office:value="11" calcext:value-type="float">
            <text:p>11</text:p>
          </table:table-cell>
          <table:table-cell table:style-name="ce43" office:value-type="string" calcext:value-type="string" table:number-columns-spanned="2" table:number-rows-spanned="1">
            <text:p>I/O 3</text:p>
          </table:table-cell>
          <table:covered-table-cell/>
          <table:table-cell table:formula="of:=[$'Milk-V Duo S pinout'.B12]" office:value-type="string" office:string-value="B11" calcext:value-type="string">
            <text:p>B11</text:p>
          </table:table-cell>
          <table:table-cell office:value-type="string" calcext:value-type="string">
            <text:p>*GPIO*</text:p>
          </table:table-cell>
          <table:table-cell table:formula="of:=IF([.E13]=&quot;&quot;; &quot;&quot;; REPLACE(IFERROR(&quot;, &quot;&amp;HLOOKUP([.E13]; [$'Milk-V Duo S pinout'.I12:.I12]; 1; 0); &quot;&quot;) &amp;  IFERROR(&quot;, &quot;&amp;HLOOKUP([.E13]; [$'Milk-V Duo S pinout'.J12:.J12]; 1; 0); &quot;&quot;) &amp;  IFERROR(&quot;, &quot;&amp;HLOOKUP([.E13]; [$'Milk-V Duo S pinout'.K12:.K12]; 1; 0); &quot;&quot;) &amp;  IFERROR(&quot;, &quot;&amp;HLOOKUP([.E13]; [$'Milk-V Duo S pinout'.L12:.L12]; 1; 0); &quot;&quot;) &amp;  IFERROR(&quot;, &quot;&amp;HLOOKUP([.E13]; [$'Milk-V Duo S pinout'.M12:.M12]; 1; 0); &quot;&quot;) &amp;  IFERROR(&quot;, &quot;&amp;HLOOKUP([.E13]; [$'Milk-V Duo S pinout'.N12:.N12]; 1; 0); &quot;&quot;) &amp;  IFERROR(&quot;, &quot;&amp;HLOOKUP([.E13]; [$'Milk-V Duo S pinout'.O12:.O12]; 1; 0); &quot;&quot;) &amp;  IFERROR(&quot;, &quot;&amp;HLOOKUP([.E13]; [$'Milk-V Duo S pinout'.P12:.P12]; 1; 0); &quot;&quot;); 1; 2; &quot;&quot;))" office:value-type="string" office:string-value="XGPIOB[11] (default)" calcext:value-type="string">
            <text:p>XGPIOB[11] (default)</text:p>
          </table:table-cell>
          <table:table-cell table:style-name="ce3" table:formula="of:=IF([.G$2]=&quot;&quot;; &quot;&quot;; REPLACE(IFERROR(&quot;, &quot;&amp;HLOOKUP([.G$2]; [$'Milk-V Duo S pinout'.I12:.I12]; 1; 0); &quot;&quot;) &amp;  IFERROR(&quot;, &quot;&amp;HLOOKUP([.G$2]; [$'Milk-V Duo S pinout'.J12:.J12]; 1; 0); &quot;&quot;) &amp;  IFERROR(&quot;, &quot;&amp;HLOOKUP([.G$2]; [$'Milk-V Duo S pinout'.K12:.K12]; 1; 0); &quot;&quot;) &amp;  IFERROR(&quot;, &quot;&amp;HLOOKUP([.G$2]; [$'Milk-V Duo S pinout'.L12:.L12]; 1; 0); &quot;&quot;) &amp;  IFERROR(&quot;, &quot;&amp;HLOOKUP([.G$2]; [$'Milk-V Duo S pinout'.M12:.M12]; 1; 0); &quot;&quot;) &amp;  IFERROR(&quot;, &quot;&amp;HLOOKUP([.G$2]; [$'Milk-V Duo S pinout'.N12:.N12]; 1; 0); &quot;&quot;) &amp;  IFERROR(&quot;, &quot;&amp;HLOOKUP([.G$2]; [$'Milk-V Duo S pinout'.O12:.O12]; 1; 0); &quot;&quot;) &amp;  IFERROR(&quot;, &quot;&amp;HLOOKUP([.G$2]; [$'Milk-V Duo S pinout'.P12:.P12]; 1; 0); &quot;&quot;); 1; 2; &quot;&quot;))" office:value-type="string" office:string-value="XGPIOB[11] (default)" calcext:value-type="string">
            <text:p>XGPIOB[11] (default)</text:p>
          </table:table-cell>
          <table:table-cell table:formula="of:=[$'Rock Pi S pinout'.B12]" office:value-type="string" office:string-value="GPIO0_B7 " calcext:value-type="string">
            <text:p>GPIO0_B7 </text:p>
          </table:table-cell>
          <table:table-cell office:value-type="string" calcext:value-type="string">
            <text:p>*GPIO*</text:p>
          </table:table-cell>
          <table:table-cell table:formula="of:=IF([.I13]=&quot;&quot;; &quot;&quot;; REPLACE(IFERROR(&quot;, &quot;&amp;HLOOKUP([.I13]; [$'Rock Pi S pinout'.B12:.B12]; 1; 0); &quot;&quot;) &amp; IFERROR(&quot;, &quot;&amp;HLOOKUP([.I13]; [$'Rock Pi S pinout'.C12:.C12]; 1; 0); &quot;&quot;) &amp; IFERROR(&quot;, &quot;&amp;HLOOKUP([.I13]; [$'Rock Pi S pinout'.D12:.D12]; 1; 0); &quot;&quot;) &amp; IFERROR(&quot;, &quot;&amp;HLOOKUP([.I13]; [$'Rock Pi S pinout'.E12:.E12]; 1; 0); &quot;&quot;); 1; 2; &quot;&quot;))" office:value-type="string" office:string-value="GPIO0_B7 " calcext:value-type="string">
            <text:p>GPIO0_B7 </text:p>
          </table:table-cell>
          <table:table-cell table:style-name="ce3" table:formula="of:=IF([.K$2]=&quot;&quot;; &quot;&quot;; REPLACE(IFERROR(&quot;, &quot;&amp;HLOOKUP([.K$2]; [$'Rock Pi S pinout'.B12:.B12]; 1; 0); &quot;&quot;) &amp; IFERROR(&quot;, &quot;&amp;HLOOKUP([.K$2]; [$'Rock Pi S pinout'.C12:.C12]; 1; 0); &quot;&quot;) &amp; IFERROR(&quot;, &quot;&amp;HLOOKUP([.K$2]; [$'Rock Pi S pinout'.D12:.D12]; 1; 0); &quot;&quot;) &amp; IFERROR(&quot;, &quot;&amp;HLOOKUP([.K$2]; [$'Rock Pi S pinout'.E12:.E12]; 1; 0); &quot;&quot;); 1; 2; &quot;&quot;))" office:value-type="string" office:string-value="GPIO0_B7 " calcext:value-type="string">
            <text:p>GPIO0_B7 </text:p>
          </table:table-cell>
          <table:table-cell table:number-columns-repeated="16373"/>
        </table:table-row>
        <table:table-row table:style-name="ro1">
          <table:table-cell table:formula="of:=[$'Milk-V Duo S pinout'.A13]" office:value-type="float" office:value="12" calcext:value-type="float">
            <text:p>12</text:p>
          </table:table-cell>
          <table:table-cell table:style-name="ce45" office:value-type="string" calcext:value-type="string">
            <text:p>PN532 (UART2_TX)</text:p>
          </table:table-cell>
          <table:table-cell table:style-name="ce59" office:value-type="string" calcext:value-type="string">
            <text:p>GPIO2_A5 </text:p>
          </table:table-cell>
          <table:table-cell table:formula="of:=[$'Milk-V Duo S pinout'.B13]" office:value-type="string" office:string-value="B19" calcext:value-type="string">
            <text:p>B19</text:p>
          </table:table-cell>
          <table:table-cell office:value-type="string" calcext:value-type="string">
            <text:p>UART2*</text:p>
          </table:table-cell>
          <table:table-cell table:formula="of:=IF([.E14]=&quot;&quot;; &quot;&quot;; REPLACE(IFERROR(&quot;, &quot;&amp;HLOOKUP([.E14]; [$'Milk-V Duo S pinout'.I13:.I13]; 1; 0); &quot;&quot;) &amp;  IFERROR(&quot;, &quot;&amp;HLOOKUP([.E14]; [$'Milk-V Duo S pinout'.J13:.J13]; 1; 0); &quot;&quot;) &amp;  IFERROR(&quot;, &quot;&amp;HLOOKUP([.E14]; [$'Milk-V Duo S pinout'.K13:.K13]; 1; 0); &quot;&quot;) &amp;  IFERROR(&quot;, &quot;&amp;HLOOKUP([.E14]; [$'Milk-V Duo S pinout'.L13:.L13]; 1; 0); &quot;&quot;) &amp;  IFERROR(&quot;, &quot;&amp;HLOOKUP([.E14]; [$'Milk-V Duo S pinout'.M13:.M13]; 1; 0); &quot;&quot;) &amp;  IFERROR(&quot;, &quot;&amp;HLOOKUP([.E14]; [$'Milk-V Duo S pinout'.N13:.N13]; 1; 0); &quot;&quot;) &amp;  IFERROR(&quot;, &quot;&amp;HLOOKUP([.E14]; [$'Milk-V Duo S pinout'.O13:.O13]; 1; 0); &quot;&quot;) &amp;  IFERROR(&quot;, &quot;&amp;HLOOKUP([.E14]; [$'Milk-V Duo S pinout'.P13:.P13]; 1; 0); &quot;&quot;); 1; 2; &quot;&quot;))" office:value-type="string" office:string-value="UART2_TX " calcext:value-type="string">
            <text:p>UART2_TX </text:p>
          </table:table-cell>
          <table:table-cell table:style-name="ce3" table:formula="of:=IF([.G$2]=&quot;&quot;; &quot;&quot;; REPLACE(IFERROR(&quot;, &quot;&amp;HLOOKUP([.G$2]; [$'Milk-V Duo S pinout'.I13:.I13]; 1; 0); &quot;&quot;) &amp;  IFERROR(&quot;, &quot;&amp;HLOOKUP([.G$2]; [$'Milk-V Duo S pinout'.J13:.J13]; 1; 0); &quot;&quot;) &amp;  IFERROR(&quot;, &quot;&amp;HLOOKUP([.G$2]; [$'Milk-V Duo S pinout'.K13:.K13]; 1; 0); &quot;&quot;) &amp;  IFERROR(&quot;, &quot;&amp;HLOOKUP([.G$2]; [$'Milk-V Duo S pinout'.L13:.L13]; 1; 0); &quot;&quot;) &amp;  IFERROR(&quot;, &quot;&amp;HLOOKUP([.G$2]; [$'Milk-V Duo S pinout'.M13:.M13]; 1; 0); &quot;&quot;) &amp;  IFERROR(&quot;, &quot;&amp;HLOOKUP([.G$2]; [$'Milk-V Duo S pinout'.N13:.N13]; 1; 0); &quot;&quot;) &amp;  IFERROR(&quot;, &quot;&amp;HLOOKUP([.G$2]; [$'Milk-V Duo S pinout'.O13:.O13]; 1; 0); &quot;&quot;) &amp;  IFERROR(&quot;, &quot;&amp;HLOOKUP([.G$2]; [$'Milk-V Duo S pinout'.P13:.P13]; 1; 0); &quot;&quot;); 1; 2; &quot;&quot;))" office:value-type="string" office:string-value="XGPIOB[19] (default)" calcext:value-type="string">
            <text:p>XGPIOB[19] (default)</text:p>
          </table:table-cell>
          <table:table-cell table:formula="of:=[$'Rock Pi S pinout'.B13]" office:value-type="string" office:string-value="GPIO2_A5 " calcext:value-type="string">
            <text:p>GPIO2_A5 </text:p>
          </table:table-cell>
          <table:table-cell/>
          <table:table-cell table:formula="of:=IF([.I14]=&quot;&quot;; &quot;&quot;; REPLACE(IFERROR(&quot;, &quot;&amp;HLOOKUP([.I14]; [$'Rock Pi S pinout'.B13:.B13]; 1; 0); &quot;&quot;) &amp; IFERROR(&quot;, &quot;&amp;HLOOKUP([.I14]; [$'Rock Pi S pinout'.C13:.C13]; 1; 0); &quot;&quot;) &amp; IFERROR(&quot;, &quot;&amp;HLOOKUP([.I14]; [$'Rock Pi S pinout'.D13:.D13]; 1; 0); &quot;&quot;) &amp; IFERROR(&quot;, &quot;&amp;HLOOKUP([.I14]; [$'Rock Pi S pinout'.E13:.E13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3:.B13]; 1; 0); &quot;&quot;) &amp; IFERROR(&quot;, &quot;&amp;HLOOKUP([.K$2]; [$'Rock Pi S pinout'.C13:.C13]; 1; 0); &quot;&quot;) &amp; IFERROR(&quot;, &quot;&amp;HLOOKUP([.K$2]; [$'Rock Pi S pinout'.D13:.D13]; 1; 0); &quot;&quot;) &amp; IFERROR(&quot;, &quot;&amp;HLOOKUP([.K$2]; [$'Rock Pi S pinout'.E13:.E13]; 1; 0); &quot;&quot;); 1; 2; &quot;&quot;))" office:value-type="string" office:string-value="GPIO2_A5 " calcext:value-type="string">
            <text:p>GPIO2_A5 </text:p>
          </table:table-cell>
          <table:table-cell table:number-columns-repeated="16373"/>
        </table:table-row>
        <table:table-row table:style-name="ro1">
          <table:table-cell table:formula="of:=[$'Milk-V Duo S pinout'.A14]" office:value-type="float" office:value="13" calcext:value-type="float">
            <text:p>13</text:p>
          </table:table-cell>
          <table:table-cell table:style-name="ce43" office:value-type="string" calcext:value-type="string" table:number-columns-spanned="2" table:number-rows-spanned="1">
            <text:p>I/O 2</text:p>
          </table:table-cell>
          <table:covered-table-cell/>
          <table:table-cell table:formula="of:=[$'Milk-V Duo S pinout'.B14]" office:value-type="string" office:string-value="B12" calcext:value-type="string">
            <text:p>B12</text:p>
          </table:table-cell>
          <table:table-cell office:value-type="string" calcext:value-type="string">
            <text:p>*GPIO*</text:p>
          </table:table-cell>
          <table:table-cell table:formula="of:=IF([.E15]=&quot;&quot;; &quot;&quot;; REPLACE(IFERROR(&quot;, &quot;&amp;HLOOKUP([.E15]; [$'Milk-V Duo S pinout'.I14:.I14]; 1; 0); &quot;&quot;) &amp;  IFERROR(&quot;, &quot;&amp;HLOOKUP([.E15]; [$'Milk-V Duo S pinout'.J14:.J14]; 1; 0); &quot;&quot;) &amp;  IFERROR(&quot;, &quot;&amp;HLOOKUP([.E15]; [$'Milk-V Duo S pinout'.K14:.K14]; 1; 0); &quot;&quot;) &amp;  IFERROR(&quot;, &quot;&amp;HLOOKUP([.E15]; [$'Milk-V Duo S pinout'.L14:.L14]; 1; 0); &quot;&quot;) &amp;  IFERROR(&quot;, &quot;&amp;HLOOKUP([.E15]; [$'Milk-V Duo S pinout'.M14:.M14]; 1; 0); &quot;&quot;) &amp;  IFERROR(&quot;, &quot;&amp;HLOOKUP([.E15]; [$'Milk-V Duo S pinout'.N14:.N14]; 1; 0); &quot;&quot;) &amp;  IFERROR(&quot;, &quot;&amp;HLOOKUP([.E15]; [$'Milk-V Duo S pinout'.O14:.O14]; 1; 0); &quot;&quot;) &amp;  IFERROR(&quot;, &quot;&amp;HLOOKUP([.E15]; [$'Milk-V Duo S pinout'.P14:.P14]; 1; 0); &quot;&quot;); 1; 2; &quot;&quot;))" office:value-type="string" office:string-value="XGPIOB[12] (default)" calcext:value-type="string">
            <text:p>XGPIOB[12] (default)</text:p>
          </table:table-cell>
          <table:table-cell table:style-name="ce3" table:formula="of:=IF([.G$2]=&quot;&quot;; &quot;&quot;; REPLACE(IFERROR(&quot;, &quot;&amp;HLOOKUP([.G$2]; [$'Milk-V Duo S pinout'.I14:.I14]; 1; 0); &quot;&quot;) &amp;  IFERROR(&quot;, &quot;&amp;HLOOKUP([.G$2]; [$'Milk-V Duo S pinout'.J14:.J14]; 1; 0); &quot;&quot;) &amp;  IFERROR(&quot;, &quot;&amp;HLOOKUP([.G$2]; [$'Milk-V Duo S pinout'.K14:.K14]; 1; 0); &quot;&quot;) &amp;  IFERROR(&quot;, &quot;&amp;HLOOKUP([.G$2]; [$'Milk-V Duo S pinout'.L14:.L14]; 1; 0); &quot;&quot;) &amp;  IFERROR(&quot;, &quot;&amp;HLOOKUP([.G$2]; [$'Milk-V Duo S pinout'.M14:.M14]; 1; 0); &quot;&quot;) &amp;  IFERROR(&quot;, &quot;&amp;HLOOKUP([.G$2]; [$'Milk-V Duo S pinout'.N14:.N14]; 1; 0); &quot;&quot;) &amp;  IFERROR(&quot;, &quot;&amp;HLOOKUP([.G$2]; [$'Milk-V Duo S pinout'.O14:.O14]; 1; 0); &quot;&quot;) &amp;  IFERROR(&quot;, &quot;&amp;HLOOKUP([.G$2]; [$'Milk-V Duo S pinout'.P14:.P14]; 1; 0); &quot;&quot;); 1; 2; &quot;&quot;))" office:value-type="string" office:string-value="XGPIOB[12] (default)" calcext:value-type="string">
            <text:p>XGPIOB[12] (default)</text:p>
          </table:table-cell>
          <table:table-cell table:formula="of:=[$'Rock Pi S pinout'.B14]" office:value-type="string" office:string-value="GPIO0_C0 " calcext:value-type="string">
            <text:p>GPIO0_C0 </text:p>
          </table:table-cell>
          <table:table-cell office:value-type="string" calcext:value-type="string">
            <text:p>*GPIO*</text:p>
          </table:table-cell>
          <table:table-cell table:formula="of:=IF([.I15]=&quot;&quot;; &quot;&quot;; REPLACE(IFERROR(&quot;, &quot;&amp;HLOOKUP([.I15]; [$'Rock Pi S pinout'.B14:.B14]; 1; 0); &quot;&quot;) &amp; IFERROR(&quot;, &quot;&amp;HLOOKUP([.I15]; [$'Rock Pi S pinout'.C14:.C14]; 1; 0); &quot;&quot;) &amp; IFERROR(&quot;, &quot;&amp;HLOOKUP([.I15]; [$'Rock Pi S pinout'.D14:.D14]; 1; 0); &quot;&quot;) &amp; IFERROR(&quot;, &quot;&amp;HLOOKUP([.I15]; [$'Rock Pi S pinout'.E14:.E14]; 1; 0); &quot;&quot;); 1; 2; &quot;&quot;))" office:value-type="string" office:string-value="GPIO0_C0 " calcext:value-type="string">
            <text:p>GPIO0_C0 </text:p>
          </table:table-cell>
          <table:table-cell table:style-name="ce3" table:formula="of:=IF([.K$2]=&quot;&quot;; &quot;&quot;; REPLACE(IFERROR(&quot;, &quot;&amp;HLOOKUP([.K$2]; [$'Rock Pi S pinout'.B14:.B14]; 1; 0); &quot;&quot;) &amp; IFERROR(&quot;, &quot;&amp;HLOOKUP([.K$2]; [$'Rock Pi S pinout'.C14:.C14]; 1; 0); &quot;&quot;) &amp; IFERROR(&quot;, &quot;&amp;HLOOKUP([.K$2]; [$'Rock Pi S pinout'.D14:.D14]; 1; 0); &quot;&quot;) &amp; IFERROR(&quot;, &quot;&amp;HLOOKUP([.K$2]; [$'Rock Pi S pinout'.E14:.E14]; 1; 0); &quot;&quot;); 1; 2; &quot;&quot;))" office:value-type="string" office:string-value="GPIO0_C0 " calcext:value-type="string">
            <text:p>GPIO0_C0 </text:p>
          </table:table-cell>
          <table:table-cell table:number-columns-repeated="16373"/>
        </table:table-row>
        <table:table-row table:style-name="ro1">
          <table:table-cell table:formula="of:=[$'Milk-V Duo S pinout'.A15]" office:value-type="float" office:value="14" calcext:value-type="float">
            <text:p>14</text:p>
          </table:table-cell>
          <table:table-cell table:style-name="ce43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15]" office:value-type="string" office:string-value="GND" calcext:value-type="string">
            <text:p>GND</text:p>
          </table:table-cell>
          <table:table-cell/>
          <table:table-cell table:formula="of:=IF([.E16]=&quot;&quot;; &quot;&quot;; REPLACE(IFERROR(&quot;, &quot;&amp;HLOOKUP([.E16]; [$'Milk-V Duo S pinout'.I15:.I15]; 1; 0); &quot;&quot;) &amp;  IFERROR(&quot;, &quot;&amp;HLOOKUP([.E16]; [$'Milk-V Duo S pinout'.J15:.J15]; 1; 0); &quot;&quot;) &amp;  IFERROR(&quot;, &quot;&amp;HLOOKUP([.E16]; [$'Milk-V Duo S pinout'.K15:.K15]; 1; 0); &quot;&quot;) &amp;  IFERROR(&quot;, &quot;&amp;HLOOKUP([.E16]; [$'Milk-V Duo S pinout'.L15:.L15]; 1; 0); &quot;&quot;) &amp;  IFERROR(&quot;, &quot;&amp;HLOOKUP([.E16]; [$'Milk-V Duo S pinout'.M15:.M15]; 1; 0); &quot;&quot;) &amp;  IFERROR(&quot;, &quot;&amp;HLOOKUP([.E16]; [$'Milk-V Duo S pinout'.N15:.N15]; 1; 0); &quot;&quot;) &amp;  IFERROR(&quot;, &quot;&amp;HLOOKUP([.E16]; [$'Milk-V Duo S pinout'.O15:.O15]; 1; 0); &quot;&quot;) &amp;  IFERROR(&quot;, &quot;&amp;HLOOKUP([.E16]; [$'Milk-V Duo S pinout'.P15:.P15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5:.I15]; 1; 0); &quot;&quot;) &amp;  IFERROR(&quot;, &quot;&amp;HLOOKUP([.G$2]; [$'Milk-V Duo S pinout'.J15:.J15]; 1; 0); &quot;&quot;) &amp;  IFERROR(&quot;, &quot;&amp;HLOOKUP([.G$2]; [$'Milk-V Duo S pinout'.K15:.K15]; 1; 0); &quot;&quot;) &amp;  IFERROR(&quot;, &quot;&amp;HLOOKUP([.G$2]; [$'Milk-V Duo S pinout'.L15:.L15]; 1; 0); &quot;&quot;) &amp;  IFERROR(&quot;, &quot;&amp;HLOOKUP([.G$2]; [$'Milk-V Duo S pinout'.M15:.M15]; 1; 0); &quot;&quot;) &amp;  IFERROR(&quot;, &quot;&amp;HLOOKUP([.G$2]; [$'Milk-V Duo S pinout'.N15:.N15]; 1; 0); &quot;&quot;) &amp;  IFERROR(&quot;, &quot;&amp;HLOOKUP([.G$2]; [$'Milk-V Duo S pinout'.O15:.O15]; 1; 0); &quot;&quot;) &amp;  IFERROR(&quot;, &quot;&amp;HLOOKUP([.G$2]; [$'Milk-V Duo S pinout'.P15:.P15]; 1; 0); &quot;&quot;); 1; 2; &quot;&quot;))">
            <text:p/>
          </table:table-cell>
          <table:table-cell table:formula="of:=[$'Rock Pi S pinout'.B15]" office:value-type="string" office:string-value="GND " calcext:value-type="string">
            <text:p>GND </text:p>
          </table:table-cell>
          <table:table-cell/>
          <table:table-cell table:formula="of:=IF([.I16]=&quot;&quot;; &quot;&quot;; REPLACE(IFERROR(&quot;, &quot;&amp;HLOOKUP([.I16]; [$'Rock Pi S pinout'.B15:.B15]; 1; 0); &quot;&quot;) &amp; IFERROR(&quot;, &quot;&amp;HLOOKUP([.I16]; [$'Rock Pi S pinout'.C15:.C15]; 1; 0); &quot;&quot;) &amp; IFERROR(&quot;, &quot;&amp;HLOOKUP([.I16]; [$'Rock Pi S pinout'.D15:.D15]; 1; 0); &quot;&quot;) &amp; IFERROR(&quot;, &quot;&amp;HLOOKUP([.I16]; [$'Rock Pi S pinout'.E15:.E15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5:.B15]; 1; 0); &quot;&quot;) &amp; IFERROR(&quot;, &quot;&amp;HLOOKUP([.K$2]; [$'Rock Pi S pinout'.C15:.C15]; 1; 0); &quot;&quot;) &amp; IFERROR(&quot;, &quot;&amp;HLOOKUP([.K$2]; [$'Rock Pi S pinout'.D15:.D15]; 1; 0); &quot;&quot;) &amp; IFERROR(&quot;, &quot;&amp;HLOOKUP([.K$2]; [$'Rock Pi S pinout'.E15:.E15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6]" office:value-type="float" office:value="15" calcext:value-type="float">
            <text:p>15</text:p>
          </table:table-cell>
          <table:table-cell table:style-name="ce45" office:value-type="string" calcext:value-type="string">
            <text:p>PN532 (UART2_RX)</text:p>
          </table:table-cell>
          <table:table-cell table:style-name="ce59" office:value-type="string" calcext:value-type="string">
            <text:p>GPIO0_C1 </text:p>
          </table:table-cell>
          <table:table-cell table:formula="of:=[$'Milk-V Duo S pinout'.B16]" office:value-type="string" office:string-value="B22" calcext:value-type="string">
            <text:p>B22</text:p>
          </table:table-cell>
          <table:table-cell office:value-type="string" calcext:value-type="string">
            <text:p>UART2*</text:p>
          </table:table-cell>
          <table:table-cell table:formula="of:=IF([.E17]=&quot;&quot;; &quot;&quot;; REPLACE(IFERROR(&quot;, &quot;&amp;HLOOKUP([.E17]; [$'Milk-V Duo S pinout'.I16:.I16]; 1; 0); &quot;&quot;) &amp;  IFERROR(&quot;, &quot;&amp;HLOOKUP([.E17]; [$'Milk-V Duo S pinout'.J16:.J16]; 1; 0); &quot;&quot;) &amp;  IFERROR(&quot;, &quot;&amp;HLOOKUP([.E17]; [$'Milk-V Duo S pinout'.K16:.K16]; 1; 0); &quot;&quot;) &amp;  IFERROR(&quot;, &quot;&amp;HLOOKUP([.E17]; [$'Milk-V Duo S pinout'.L16:.L16]; 1; 0); &quot;&quot;) &amp;  IFERROR(&quot;, &quot;&amp;HLOOKUP([.E17]; [$'Milk-V Duo S pinout'.M16:.M16]; 1; 0); &quot;&quot;) &amp;  IFERROR(&quot;, &quot;&amp;HLOOKUP([.E17]; [$'Milk-V Duo S pinout'.N16:.N16]; 1; 0); &quot;&quot;) &amp;  IFERROR(&quot;, &quot;&amp;HLOOKUP([.E17]; [$'Milk-V Duo S pinout'.O16:.O16]; 1; 0); &quot;&quot;) &amp;  IFERROR(&quot;, &quot;&amp;HLOOKUP([.E17]; [$'Milk-V Duo S pinout'.P16:.P16]; 1; 0); &quot;&quot;); 1; 2; &quot;&quot;))" office:value-type="string" office:string-value="UART2_RX " calcext:value-type="string">
            <text:p>UART2_RX </text:p>
          </table:table-cell>
          <table:table-cell table:style-name="ce3" table:formula="of:=IF([.G$2]=&quot;&quot;; &quot;&quot;; REPLACE(IFERROR(&quot;, &quot;&amp;HLOOKUP([.G$2]; [$'Milk-V Duo S pinout'.I16:.I16]; 1; 0); &quot;&quot;) &amp;  IFERROR(&quot;, &quot;&amp;HLOOKUP([.G$2]; [$'Milk-V Duo S pinout'.J16:.J16]; 1; 0); &quot;&quot;) &amp;  IFERROR(&quot;, &quot;&amp;HLOOKUP([.G$2]; [$'Milk-V Duo S pinout'.K16:.K16]; 1; 0); &quot;&quot;) &amp;  IFERROR(&quot;, &quot;&amp;HLOOKUP([.G$2]; [$'Milk-V Duo S pinout'.L16:.L16]; 1; 0); &quot;&quot;) &amp;  IFERROR(&quot;, &quot;&amp;HLOOKUP([.G$2]; [$'Milk-V Duo S pinout'.M16:.M16]; 1; 0); &quot;&quot;) &amp;  IFERROR(&quot;, &quot;&amp;HLOOKUP([.G$2]; [$'Milk-V Duo S pinout'.N16:.N16]; 1; 0); &quot;&quot;) &amp;  IFERROR(&quot;, &quot;&amp;HLOOKUP([.G$2]; [$'Milk-V Duo S pinout'.O16:.O16]; 1; 0); &quot;&quot;) &amp;  IFERROR(&quot;, &quot;&amp;HLOOKUP([.G$2]; [$'Milk-V Duo S pinout'.P16:.P16]; 1; 0); &quot;&quot;); 1; 2; &quot;&quot;))" office:value-type="string" office:string-value="XGPIOB[22] (default)" calcext:value-type="string">
            <text:p>XGPIOB[22] (default)</text:p>
          </table:table-cell>
          <table:table-cell table:formula="of:=[$'Rock Pi S pinout'.B16]" office:value-type="string" office:string-value="GPIO0_C1 " calcext:value-type="string">
            <text:p>GPIO0_C1 </text:p>
          </table:table-cell>
          <table:table-cell office:value-type="string" calcext:value-type="string">
            <text:p>*GPIO*</text:p>
          </table:table-cell>
          <table:table-cell table:formula="of:=IF([.I17]=&quot;&quot;; &quot;&quot;; REPLACE(IFERROR(&quot;, &quot;&amp;HLOOKUP([.I17]; [$'Rock Pi S pinout'.B16:.B16]; 1; 0); &quot;&quot;) &amp; IFERROR(&quot;, &quot;&amp;HLOOKUP([.I17]; [$'Rock Pi S pinout'.C16:.C16]; 1; 0); &quot;&quot;) &amp; IFERROR(&quot;, &quot;&amp;HLOOKUP([.I17]; [$'Rock Pi S pinout'.D16:.D16]; 1; 0); &quot;&quot;) &amp; IFERROR(&quot;, &quot;&amp;HLOOKUP([.I17]; [$'Rock Pi S pinout'.E16:.E16]; 1; 0); &quot;&quot;); 1; 2; &quot;&quot;))" office:value-type="string" office:string-value="GPIO0_C1 " calcext:value-type="string">
            <text:p>GPIO0_C1 </text:p>
          </table:table-cell>
          <table:table-cell table:style-name="ce3" table:formula="of:=IF([.K$2]=&quot;&quot;; &quot;&quot;; REPLACE(IFERROR(&quot;, &quot;&amp;HLOOKUP([.K$2]; [$'Rock Pi S pinout'.B16:.B16]; 1; 0); &quot;&quot;) &amp; IFERROR(&quot;, &quot;&amp;HLOOKUP([.K$2]; [$'Rock Pi S pinout'.C16:.C16]; 1; 0); &quot;&quot;) &amp; IFERROR(&quot;, &quot;&amp;HLOOKUP([.K$2]; [$'Rock Pi S pinout'.D16:.D16]; 1; 0); &quot;&quot;) &amp; IFERROR(&quot;, &quot;&amp;HLOOKUP([.K$2]; [$'Rock Pi S pinout'.E16:.E16]; 1; 0); &quot;&quot;); 1; 2; &quot;&quot;))" office:value-type="string" office:string-value="GPIO0_C1 " calcext:value-type="string">
            <text:p>GPIO0_C1 </text:p>
          </table:table-cell>
          <table:table-cell table:number-columns-repeated="16373"/>
        </table:table-row>
        <table:table-row table:style-name="ro1">
          <table:table-cell table:formula="of:=[$'Milk-V Duo S pinout'.A17]" office:value-type="float" office:value="16" calcext:value-type="float">
            <text:p>16</text:p>
          </table:table-cell>
          <table:table-cell table:style-name="ce43" office:value-type="string" calcext:value-type="string" table:number-columns-spanned="2" table:number-rows-spanned="1">
            <text:p>I/O 1</text:p>
          </table:table-cell>
          <table:covered-table-cell/>
          <table:table-cell table:formula="of:=[$'Milk-V Duo S pinout'.B17]" office:value-type="string" office:string-value="A20" calcext:value-type="string">
            <text:p>A20</text:p>
          </table:table-cell>
          <table:table-cell office:value-type="string" calcext:value-type="string">
            <text:p>*GPIO*</text:p>
          </table:table-cell>
          <table:table-cell table:formula="of:=IF([.E18]=&quot;&quot;; &quot;&quot;; REPLACE(IFERROR(&quot;, &quot;&amp;HLOOKUP([.E18]; [$'Milk-V Duo S pinout'.I17:.I17]; 1; 0); &quot;&quot;) &amp;  IFERROR(&quot;, &quot;&amp;HLOOKUP([.E18]; [$'Milk-V Duo S pinout'.J17:.J17]; 1; 0); &quot;&quot;) &amp;  IFERROR(&quot;, &quot;&amp;HLOOKUP([.E18]; [$'Milk-V Duo S pinout'.K17:.K17]; 1; 0); &quot;&quot;) &amp;  IFERROR(&quot;, &quot;&amp;HLOOKUP([.E18]; [$'Milk-V Duo S pinout'.L17:.L17]; 1; 0); &quot;&quot;) &amp;  IFERROR(&quot;, &quot;&amp;HLOOKUP([.E18]; [$'Milk-V Duo S pinout'.M17:.M17]; 1; 0); &quot;&quot;) &amp;  IFERROR(&quot;, &quot;&amp;HLOOKUP([.E18]; [$'Milk-V Duo S pinout'.N17:.N17]; 1; 0); &quot;&quot;) &amp;  IFERROR(&quot;, &quot;&amp;HLOOKUP([.E18]; [$'Milk-V Duo S pinout'.O17:.O17]; 1; 0); &quot;&quot;) &amp;  IFERROR(&quot;, &quot;&amp;HLOOKUP([.E18]; [$'Milk-V Duo S pinout'.P17:.P17]; 1; 0); &quot;&quot;); 1; 2; &quot;&quot;))" office:value-type="string" office:string-value="XGPIOA[20] " calcext:value-type="string">
            <text:p>XGPIOA[20] </text:p>
          </table:table-cell>
          <table:table-cell table:style-name="ce3" table:formula="of:=IF([.G$2]=&quot;&quot;; &quot;&quot;; REPLACE(IFERROR(&quot;, &quot;&amp;HLOOKUP([.G$2]; [$'Milk-V Duo S pinout'.I17:.I17]; 1; 0); &quot;&quot;) &amp;  IFERROR(&quot;, &quot;&amp;HLOOKUP([.G$2]; [$'Milk-V Duo S pinout'.J17:.J17]; 1; 0); &quot;&quot;) &amp;  IFERROR(&quot;, &quot;&amp;HLOOKUP([.G$2]; [$'Milk-V Duo S pinout'.K17:.K17]; 1; 0); &quot;&quot;) &amp;  IFERROR(&quot;, &quot;&amp;HLOOKUP([.G$2]; [$'Milk-V Duo S pinout'.L17:.L17]; 1; 0); &quot;&quot;) &amp;  IFERROR(&quot;, &quot;&amp;HLOOKUP([.G$2]; [$'Milk-V Duo S pinout'.M17:.M17]; 1; 0); &quot;&quot;) &amp;  IFERROR(&quot;, &quot;&amp;HLOOKUP([.G$2]; [$'Milk-V Duo S pinout'.N17:.N17]; 1; 0); &quot;&quot;) &amp;  IFERROR(&quot;, &quot;&amp;HLOOKUP([.G$2]; [$'Milk-V Duo S pinout'.O17:.O17]; 1; 0); &quot;&quot;) &amp;  IFERROR(&quot;, &quot;&amp;HLOOKUP([.G$2]; [$'Milk-V Duo S pinout'.P17:.P17]; 1; 0); &quot;&quot;); 1; 2; &quot;&quot;))" office:value-type="string" office:string-value="XGPIOA[20] " calcext:value-type="string">
            <text:p>XGPIOA[20] </text:p>
          </table:table-cell>
          <table:table-cell table:formula="of:=[$'Rock Pi S pinout'.B17]" office:value-type="string" office:string-value="GPIO2_B2 " calcext:value-type="string">
            <text:p>GPIO2_B2 </text:p>
          </table:table-cell>
          <table:table-cell/>
          <table:table-cell table:formula="of:=IF([.I18]=&quot;&quot;; &quot;&quot;; REPLACE(IFERROR(&quot;, &quot;&amp;HLOOKUP([.I18]; [$'Rock Pi S pinout'.B17:.B17]; 1; 0); &quot;&quot;) &amp; IFERROR(&quot;, &quot;&amp;HLOOKUP([.I18]; [$'Rock Pi S pinout'.C17:.C17]; 1; 0); &quot;&quot;) &amp; IFERROR(&quot;, &quot;&amp;HLOOKUP([.I18]; [$'Rock Pi S pinout'.D17:.D17]; 1; 0); &quot;&quot;) &amp; IFERROR(&quot;, &quot;&amp;HLOOKUP([.I18]; [$'Rock Pi S pinout'.E17:.E1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7:.B17]; 1; 0); &quot;&quot;) &amp; IFERROR(&quot;, &quot;&amp;HLOOKUP([.K$2]; [$'Rock Pi S pinout'.C17:.C17]; 1; 0); &quot;&quot;) &amp; IFERROR(&quot;, &quot;&amp;HLOOKUP([.K$2]; [$'Rock Pi S pinout'.D17:.D17]; 1; 0); &quot;&quot;) &amp; IFERROR(&quot;, &quot;&amp;HLOOKUP([.K$2]; [$'Rock Pi S pinout'.E17:.E17]; 1; 0); &quot;&quot;); 1; 2; &quot;&quot;))" office:value-type="string" office:string-value="GPIO2_B2 " calcext:value-type="string">
            <text:p>GPIO2_B2 </text:p>
          </table:table-cell>
          <table:table-cell table:number-columns-repeated="16373"/>
        </table:table-row>
        <table:table-row table:style-name="ro1">
          <table:table-cell table:formula="of:=[$'Milk-V Duo S pinout'.A18]" office:value-type="float" office:value="17" calcext:value-type="float">
            <text:p>17</text:p>
          </table:table-cell>
          <table:table-cell table:style-name="ce40" office:value-type="string" calcext:value-type="string" table:number-columns-spanned="2" table:number-rows-spanned="1">
            <text:p>3V3</text:p>
          </table:table-cell>
          <table:covered-table-cell/>
          <table:table-cell table:formula="of:=[$'Milk-V Duo S pinout'.B18]" office:value-type="string" office:string-value="3V3" calcext:value-type="string">
            <text:p>3V3</text:p>
          </table:table-cell>
          <table:table-cell/>
          <table:table-cell table:formula="of:=IF([.E19]=&quot;&quot;; &quot;&quot;; REPLACE(IFERROR(&quot;, &quot;&amp;HLOOKUP([.E19]; [$'Milk-V Duo S pinout'.I18:.I18]; 1; 0); &quot;&quot;) &amp;  IFERROR(&quot;, &quot;&amp;HLOOKUP([.E19]; [$'Milk-V Duo S pinout'.J18:.J18]; 1; 0); &quot;&quot;) &amp;  IFERROR(&quot;, &quot;&amp;HLOOKUP([.E19]; [$'Milk-V Duo S pinout'.K18:.K18]; 1; 0); &quot;&quot;) &amp;  IFERROR(&quot;, &quot;&amp;HLOOKUP([.E19]; [$'Milk-V Duo S pinout'.L18:.L18]; 1; 0); &quot;&quot;) &amp;  IFERROR(&quot;, &quot;&amp;HLOOKUP([.E19]; [$'Milk-V Duo S pinout'.M18:.M18]; 1; 0); &quot;&quot;) &amp;  IFERROR(&quot;, &quot;&amp;HLOOKUP([.E19]; [$'Milk-V Duo S pinout'.N18:.N18]; 1; 0); &quot;&quot;) &amp;  IFERROR(&quot;, &quot;&amp;HLOOKUP([.E19]; [$'Milk-V Duo S pinout'.O18:.O18]; 1; 0); &quot;&quot;) &amp;  IFERROR(&quot;, &quot;&amp;HLOOKUP([.E19]; [$'Milk-V Duo S pinout'.P18:.P18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8:.I18]; 1; 0); &quot;&quot;) &amp;  IFERROR(&quot;, &quot;&amp;HLOOKUP([.G$2]; [$'Milk-V Duo S pinout'.J18:.J18]; 1; 0); &quot;&quot;) &amp;  IFERROR(&quot;, &quot;&amp;HLOOKUP([.G$2]; [$'Milk-V Duo S pinout'.K18:.K18]; 1; 0); &quot;&quot;) &amp;  IFERROR(&quot;, &quot;&amp;HLOOKUP([.G$2]; [$'Milk-V Duo S pinout'.L18:.L18]; 1; 0); &quot;&quot;) &amp;  IFERROR(&quot;, &quot;&amp;HLOOKUP([.G$2]; [$'Milk-V Duo S pinout'.M18:.M18]; 1; 0); &quot;&quot;) &amp;  IFERROR(&quot;, &quot;&amp;HLOOKUP([.G$2]; [$'Milk-V Duo S pinout'.N18:.N18]; 1; 0); &quot;&quot;) &amp;  IFERROR(&quot;, &quot;&amp;HLOOKUP([.G$2]; [$'Milk-V Duo S pinout'.O18:.O18]; 1; 0); &quot;&quot;) &amp;  IFERROR(&quot;, &quot;&amp;HLOOKUP([.G$2]; [$'Milk-V Duo S pinout'.P18:.P18]; 1; 0); &quot;&quot;); 1; 2; &quot;&quot;))">
            <text:p/>
          </table:table-cell>
          <table:table-cell table:formula="of:=[$'Rock Pi S pinout'.B18]" office:value-type="string" office:string-value="+3.3V " calcext:value-type="string">
            <text:p>+3.3V </text:p>
          </table:table-cell>
          <table:table-cell/>
          <table:table-cell table:formula="of:=IF([.I19]=&quot;&quot;; &quot;&quot;; REPLACE(IFERROR(&quot;, &quot;&amp;HLOOKUP([.I19]; [$'Rock Pi S pinout'.B18:.B18]; 1; 0); &quot;&quot;) &amp; IFERROR(&quot;, &quot;&amp;HLOOKUP([.I19]; [$'Rock Pi S pinout'.C18:.C18]; 1; 0); &quot;&quot;) &amp; IFERROR(&quot;, &quot;&amp;HLOOKUP([.I19]; [$'Rock Pi S pinout'.D18:.D18]; 1; 0); &quot;&quot;) &amp; IFERROR(&quot;, &quot;&amp;HLOOKUP([.I19]; [$'Rock Pi S pinout'.E18:.E1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8:.B18]; 1; 0); &quot;&quot;) &amp; IFERROR(&quot;, &quot;&amp;HLOOKUP([.K$2]; [$'Rock Pi S pinout'.C18:.C18]; 1; 0); &quot;&quot;) &amp; IFERROR(&quot;, &quot;&amp;HLOOKUP([.K$2]; [$'Rock Pi S pinout'.D18:.D18]; 1; 0); &quot;&quot;) &amp; IFERROR(&quot;, &quot;&amp;HLOOKUP([.K$2]; [$'Rock Pi S pinout'.E18:.E1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9]" office:value-type="float" office:value="18" calcext:value-type="float">
            <text:p>18</text:p>
          </table:table-cell>
          <table:table-cell table:style-name="ce46" office:value-type="string" calcext:value-type="string">
            <text:p>Exp – UART1</text:p>
          </table:table-cell>
          <table:table-cell table:style-name="ce52" office:value-type="string" calcext:value-type="string">
            <text:p>Exp – GPIO</text:p>
          </table:table-cell>
          <table:table-cell table:formula="of:=[$'Milk-V Duo S pinout'.B19]" office:value-type="string" office:string-value="A19" calcext:value-type="string">
            <text:p>A19</text:p>
          </table:table-cell>
          <table:table-cell office:value-type="string" calcext:value-type="string">
            <text:p>*GPIO*</text:p>
          </table:table-cell>
          <table:table-cell table:formula="of:=IF([.E20]=&quot;&quot;; &quot;&quot;; REPLACE(IFERROR(&quot;, &quot;&amp;HLOOKUP([.E20]; [$'Milk-V Duo S pinout'.I19:.I19]; 1; 0); &quot;&quot;) &amp;  IFERROR(&quot;, &quot;&amp;HLOOKUP([.E20]; [$'Milk-V Duo S pinout'.J19:.J19]; 1; 0); &quot;&quot;) &amp;  IFERROR(&quot;, &quot;&amp;HLOOKUP([.E20]; [$'Milk-V Duo S pinout'.K19:.K19]; 1; 0); &quot;&quot;) &amp;  IFERROR(&quot;, &quot;&amp;HLOOKUP([.E20]; [$'Milk-V Duo S pinout'.L19:.L19]; 1; 0); &quot;&quot;) &amp;  IFERROR(&quot;, &quot;&amp;HLOOKUP([.E20]; [$'Milk-V Duo S pinout'.M19:.M19]; 1; 0); &quot;&quot;) &amp;  IFERROR(&quot;, &quot;&amp;HLOOKUP([.E20]; [$'Milk-V Duo S pinout'.N19:.N19]; 1; 0); &quot;&quot;) &amp;  IFERROR(&quot;, &quot;&amp;HLOOKUP([.E20]; [$'Milk-V Duo S pinout'.O19:.O19]; 1; 0); &quot;&quot;) &amp;  IFERROR(&quot;, &quot;&amp;HLOOKUP([.E20]; [$'Milk-V Duo S pinout'.P19:.P19]; 1; 0); &quot;&quot;); 1; 2; &quot;&quot;))" office:value-type="string" office:string-value="XGPIOA[19] " calcext:value-type="string">
            <text:p>XGPIOA[19] </text:p>
          </table:table-cell>
          <table:table-cell table:style-name="ce3" table:formula="of:=IF([.G$2]=&quot;&quot;; &quot;&quot;; REPLACE(IFERROR(&quot;, &quot;&amp;HLOOKUP([.G$2]; [$'Milk-V Duo S pinout'.I19:.I19]; 1; 0); &quot;&quot;) &amp;  IFERROR(&quot;, &quot;&amp;HLOOKUP([.G$2]; [$'Milk-V Duo S pinout'.J19:.J19]; 1; 0); &quot;&quot;) &amp;  IFERROR(&quot;, &quot;&amp;HLOOKUP([.G$2]; [$'Milk-V Duo S pinout'.K19:.K19]; 1; 0); &quot;&quot;) &amp;  IFERROR(&quot;, &quot;&amp;HLOOKUP([.G$2]; [$'Milk-V Duo S pinout'.L19:.L19]; 1; 0); &quot;&quot;) &amp;  IFERROR(&quot;, &quot;&amp;HLOOKUP([.G$2]; [$'Milk-V Duo S pinout'.M19:.M19]; 1; 0); &quot;&quot;) &amp;  IFERROR(&quot;, &quot;&amp;HLOOKUP([.G$2]; [$'Milk-V Duo S pinout'.N19:.N19]; 1; 0); &quot;&quot;) &amp;  IFERROR(&quot;, &quot;&amp;HLOOKUP([.G$2]; [$'Milk-V Duo S pinout'.O19:.O19]; 1; 0); &quot;&quot;) &amp;  IFERROR(&quot;, &quot;&amp;HLOOKUP([.G$2]; [$'Milk-V Duo S pinout'.P19:.P19]; 1; 0); &quot;&quot;); 1; 2; &quot;&quot;))" office:value-type="string" office:string-value="XGPIOA[19] " calcext:value-type="string">
            <text:p>XGPIOA[19] </text:p>
          </table:table-cell>
          <table:table-cell table:formula="of:=[$'Rock Pi S pinout'.B19]" office:value-type="string" office:string-value="GPIO2_B1 " calcext:value-type="string">
            <text:p>GPIO2_B1 </text:p>
          </table:table-cell>
          <table:table-cell/>
          <table:table-cell table:formula="of:=IF([.I20]=&quot;&quot;; &quot;&quot;; REPLACE(IFERROR(&quot;, &quot;&amp;HLOOKUP([.I20]; [$'Rock Pi S pinout'.B19:.B19]; 1; 0); &quot;&quot;) &amp; IFERROR(&quot;, &quot;&amp;HLOOKUP([.I20]; [$'Rock Pi S pinout'.C19:.C19]; 1; 0); &quot;&quot;) &amp; IFERROR(&quot;, &quot;&amp;HLOOKUP([.I20]; [$'Rock Pi S pinout'.D19:.D19]; 1; 0); &quot;&quot;) &amp; IFERROR(&quot;, &quot;&amp;HLOOKUP([.I20]; [$'Rock Pi S pinout'.E19:.E19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9:.B19]; 1; 0); &quot;&quot;) &amp; IFERROR(&quot;, &quot;&amp;HLOOKUP([.K$2]; [$'Rock Pi S pinout'.C19:.C19]; 1; 0); &quot;&quot;) &amp; IFERROR(&quot;, &quot;&amp;HLOOKUP([.K$2]; [$'Rock Pi S pinout'.D19:.D19]; 1; 0); &quot;&quot;) &amp; IFERROR(&quot;, &quot;&amp;HLOOKUP([.K$2]; [$'Rock Pi S pinout'.E19:.E19]; 1; 0); &quot;&quot;); 1; 2; &quot;&quot;))" office:value-type="string" office:string-value="GPIO2_B1 " calcext:value-type="string">
            <text:p>GPIO2_B1 </text:p>
          </table:table-cell>
          <table:table-cell table:number-columns-repeated="16373"/>
        </table:table-row>
        <table:table-row table:style-name="ro1">
          <table:table-cell table:formula="of:=[$'Milk-V Duo S pinout'.A20]" office:value-type="float" office:value="19" calcext:value-type="float">
            <text:p>19</text:p>
          </table:table-cell>
          <table:table-cell table:style-name="ce41" office:value-type="string" calcext:value-type="string" table:number-columns-spanned="2" table:number-rows-spanned="1">
            <text:p>Exp – SPI</text:p>
          </table:table-cell>
          <table:covered-table-cell/>
          <table:table-cell table:formula="of:=[$'Milk-V Duo S pinout'.B20]" office:value-type="string" office:string-value="B13" calcext:value-type="string">
            <text:p>B13</text:p>
          </table:table-cell>
          <table:table-cell office:value-type="string" calcext:value-type="string">
            <text:p>SPI3*</text:p>
          </table:table-cell>
          <table:table-cell table:formula="of:=IF([.E21]=&quot;&quot;; &quot;&quot;; REPLACE(IFERROR(&quot;, &quot;&amp;HLOOKUP([.E21]; [$'Milk-V Duo S pinout'.I20:.I20]; 1; 0); &quot;&quot;) &amp;  IFERROR(&quot;, &quot;&amp;HLOOKUP([.E21]; [$'Milk-V Duo S pinout'.J20:.J20]; 1; 0); &quot;&quot;) &amp;  IFERROR(&quot;, &quot;&amp;HLOOKUP([.E21]; [$'Milk-V Duo S pinout'.K20:.K20]; 1; 0); &quot;&quot;) &amp;  IFERROR(&quot;, &quot;&amp;HLOOKUP([.E21]; [$'Milk-V Duo S pinout'.L20:.L20]; 1; 0); &quot;&quot;) &amp;  IFERROR(&quot;, &quot;&amp;HLOOKUP([.E21]; [$'Milk-V Duo S pinout'.M20:.M20]; 1; 0); &quot;&quot;) &amp;  IFERROR(&quot;, &quot;&amp;HLOOKUP([.E21]; [$'Milk-V Duo S pinout'.N20:.N20]; 1; 0); &quot;&quot;) &amp;  IFERROR(&quot;, &quot;&amp;HLOOKUP([.E21]; [$'Milk-V Duo S pinout'.O20:.O20]; 1; 0); &quot;&quot;) &amp;  IFERROR(&quot;, &quot;&amp;HLOOKUP([.E21]; [$'Milk-V Duo S pinout'.P20:.P20]; 1; 0); &quot;&quot;); 1; 2; &quot;&quot;))" office:value-type="string" office:string-value="SPI3_SDO " calcext:value-type="string">
            <text:p>SPI3_SDO </text:p>
          </table:table-cell>
          <table:table-cell table:style-name="ce3" table:formula="of:=IF([.G$2]=&quot;&quot;; &quot;&quot;; REPLACE(IFERROR(&quot;, &quot;&amp;HLOOKUP([.G$2]; [$'Milk-V Duo S pinout'.I20:.I20]; 1; 0); &quot;&quot;) &amp;  IFERROR(&quot;, &quot;&amp;HLOOKUP([.G$2]; [$'Milk-V Duo S pinout'.J20:.J20]; 1; 0); &quot;&quot;) &amp;  IFERROR(&quot;, &quot;&amp;HLOOKUP([.G$2]; [$'Milk-V Duo S pinout'.K20:.K20]; 1; 0); &quot;&quot;) &amp;  IFERROR(&quot;, &quot;&amp;HLOOKUP([.G$2]; [$'Milk-V Duo S pinout'.L20:.L20]; 1; 0); &quot;&quot;) &amp;  IFERROR(&quot;, &quot;&amp;HLOOKUP([.G$2]; [$'Milk-V Duo S pinout'.M20:.M20]; 1; 0); &quot;&quot;) &amp;  IFERROR(&quot;, &quot;&amp;HLOOKUP([.G$2]; [$'Milk-V Duo S pinout'.N20:.N20]; 1; 0); &quot;&quot;) &amp;  IFERROR(&quot;, &quot;&amp;HLOOKUP([.G$2]; [$'Milk-V Duo S pinout'.O20:.O20]; 1; 0); &quot;&quot;) &amp;  IFERROR(&quot;, &quot;&amp;HLOOKUP([.G$2]; [$'Milk-V Duo S pinout'.P20:.P20]; 1; 0); &quot;&quot;); 1; 2; &quot;&quot;))" office:value-type="string" office:string-value="XGPIOB[13] (default), RMII0_MDIO " calcext:value-type="string">
            <text:p>XGPIOB[13] (default), RMII0_MDIO </text:p>
          </table:table-cell>
          <table:table-cell table:formula="of:=[$'Rock Pi S pinout'.B20]" office:value-type="string" office:string-value="GPIO1_C7 " calcext:value-type="string">
            <text:p>GPIO1_C7 </text:p>
          </table:table-cell>
          <table:table-cell office:value-type="string" calcext:value-type="string">
            <text:p>SPI2*</text:p>
          </table:table-cell>
          <table:table-cell table:formula="of:=IF([.I21]=&quot;&quot;; &quot;&quot;; REPLACE(IFERROR(&quot;, &quot;&amp;HLOOKUP([.I21]; [$'Rock Pi S pinout'.B20:.B20]; 1; 0); &quot;&quot;) &amp; IFERROR(&quot;, &quot;&amp;HLOOKUP([.I21]; [$'Rock Pi S pinout'.C20:.C20]; 1; 0); &quot;&quot;) &amp; IFERROR(&quot;, &quot;&amp;HLOOKUP([.I21]; [$'Rock Pi S pinout'.D20:.D20]; 1; 0); &quot;&quot;) &amp; IFERROR(&quot;, &quot;&amp;HLOOKUP([.I21]; [$'Rock Pi S pinout'.E20:.E20]; 1; 0); &quot;&quot;); 1; 2; &quot;&quot;))" office:value-type="string" office:string-value="SPI2_MOSI " calcext:value-type="string">
            <text:p>SPI2_MOSI </text:p>
          </table:table-cell>
          <table:table-cell table:style-name="ce3" table:formula="of:=IF([.K$2]=&quot;&quot;; &quot;&quot;; REPLACE(IFERROR(&quot;, &quot;&amp;HLOOKUP([.K$2]; [$'Rock Pi S pinout'.B20:.B20]; 1; 0); &quot;&quot;) &amp; IFERROR(&quot;, &quot;&amp;HLOOKUP([.K$2]; [$'Rock Pi S pinout'.C20:.C20]; 1; 0); &quot;&quot;) &amp; IFERROR(&quot;, &quot;&amp;HLOOKUP([.K$2]; [$'Rock Pi S pinout'.D20:.D20]; 1; 0); &quot;&quot;) &amp; IFERROR(&quot;, &quot;&amp;HLOOKUP([.K$2]; [$'Rock Pi S pinout'.E20:.E20]; 1; 0); &quot;&quot;); 1; 2; &quot;&quot;))" office:value-type="string" office:string-value="GPIO1_C7 " calcext:value-type="string">
            <text:p>GPIO1_C7 </text:p>
          </table:table-cell>
          <table:table-cell table:number-columns-repeated="16373"/>
        </table:table-row>
        <table:table-row table:style-name="ro1">
          <table:table-cell table:formula="of:=[$'Milk-V Duo S pinout'.A21]" office:value-type="float" office:value="20" calcext:value-type="float">
            <text:p>20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21]" office:value-type="string" office:string-value="GND" calcext:value-type="string">
            <text:p>GND</text:p>
          </table:table-cell>
          <table:table-cell/>
          <table:table-cell table:formula="of:=IF([.E22]=&quot;&quot;; &quot;&quot;; REPLACE(IFERROR(&quot;, &quot;&amp;HLOOKUP([.E22]; [$'Milk-V Duo S pinout'.I21:.I21]; 1; 0); &quot;&quot;) &amp;  IFERROR(&quot;, &quot;&amp;HLOOKUP([.E22]; [$'Milk-V Duo S pinout'.J21:.J21]; 1; 0); &quot;&quot;) &amp;  IFERROR(&quot;, &quot;&amp;HLOOKUP([.E22]; [$'Milk-V Duo S pinout'.K21:.K21]; 1; 0); &quot;&quot;) &amp;  IFERROR(&quot;, &quot;&amp;HLOOKUP([.E22]; [$'Milk-V Duo S pinout'.L21:.L21]; 1; 0); &quot;&quot;) &amp;  IFERROR(&quot;, &quot;&amp;HLOOKUP([.E22]; [$'Milk-V Duo S pinout'.M21:.M21]; 1; 0); &quot;&quot;) &amp;  IFERROR(&quot;, &quot;&amp;HLOOKUP([.E22]; [$'Milk-V Duo S pinout'.N21:.N21]; 1; 0); &quot;&quot;) &amp;  IFERROR(&quot;, &quot;&amp;HLOOKUP([.E22]; [$'Milk-V Duo S pinout'.O21:.O21]; 1; 0); &quot;&quot;) &amp;  IFERROR(&quot;, &quot;&amp;HLOOKUP([.E22]; [$'Milk-V Duo S pinout'.P21:.P21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1:.I21]; 1; 0); &quot;&quot;) &amp;  IFERROR(&quot;, &quot;&amp;HLOOKUP([.G$2]; [$'Milk-V Duo S pinout'.J21:.J21]; 1; 0); &quot;&quot;) &amp;  IFERROR(&quot;, &quot;&amp;HLOOKUP([.G$2]; [$'Milk-V Duo S pinout'.K21:.K21]; 1; 0); &quot;&quot;) &amp;  IFERROR(&quot;, &quot;&amp;HLOOKUP([.G$2]; [$'Milk-V Duo S pinout'.L21:.L21]; 1; 0); &quot;&quot;) &amp;  IFERROR(&quot;, &quot;&amp;HLOOKUP([.G$2]; [$'Milk-V Duo S pinout'.M21:.M21]; 1; 0); &quot;&quot;) &amp;  IFERROR(&quot;, &quot;&amp;HLOOKUP([.G$2]; [$'Milk-V Duo S pinout'.N21:.N21]; 1; 0); &quot;&quot;) &amp;  IFERROR(&quot;, &quot;&amp;HLOOKUP([.G$2]; [$'Milk-V Duo S pinout'.O21:.O21]; 1; 0); &quot;&quot;) &amp;  IFERROR(&quot;, &quot;&amp;HLOOKUP([.G$2]; [$'Milk-V Duo S pinout'.P21:.P21]; 1; 0); &quot;&quot;); 1; 2; &quot;&quot;))">
            <text:p/>
          </table:table-cell>
          <table:table-cell table:formula="of:=[$'Rock Pi S pinout'.B21]" office:value-type="string" office:string-value="GND " calcext:value-type="string">
            <text:p>GND </text:p>
          </table:table-cell>
          <table:table-cell/>
          <table:table-cell table:formula="of:=IF([.I22]=&quot;&quot;; &quot;&quot;; REPLACE(IFERROR(&quot;, &quot;&amp;HLOOKUP([.I22]; [$'Rock Pi S pinout'.B21:.B21]; 1; 0); &quot;&quot;) &amp; IFERROR(&quot;, &quot;&amp;HLOOKUP([.I22]; [$'Rock Pi S pinout'.C21:.C21]; 1; 0); &quot;&quot;) &amp; IFERROR(&quot;, &quot;&amp;HLOOKUP([.I22]; [$'Rock Pi S pinout'.D21:.D21]; 1; 0); &quot;&quot;) &amp; IFERROR(&quot;, &quot;&amp;HLOOKUP([.I22]; [$'Rock Pi S pinout'.E21:.E21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1:.B21]; 1; 0); &quot;&quot;) &amp; IFERROR(&quot;, &quot;&amp;HLOOKUP([.K$2]; [$'Rock Pi S pinout'.C21:.C21]; 1; 0); &quot;&quot;) &amp; IFERROR(&quot;, &quot;&amp;HLOOKUP([.K$2]; [$'Rock Pi S pinout'.D21:.D21]; 1; 0); &quot;&quot;) &amp; IFERROR(&quot;, &quot;&amp;HLOOKUP([.K$2]; [$'Rock Pi S pinout'.E21:.E2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2]" office:value-type="float" office:value="21" calcext:value-type="float">
            <text:p>21</text:p>
          </table:table-cell>
          <table:table-cell table:style-name="ce41" office:value-type="string" calcext:value-type="string" table:number-columns-spanned="2" table:number-rows-spanned="1">
            <text:p>Exp – SPI</text:p>
          </table:table-cell>
          <table:covered-table-cell/>
          <table:table-cell table:formula="of:=[$'Milk-V Duo S pinout'.B22]" office:value-type="string" office:string-value="B14" calcext:value-type="string">
            <text:p>B14</text:p>
          </table:table-cell>
          <table:table-cell office:value-type="string" calcext:value-type="string">
            <text:p>SPI3*</text:p>
          </table:table-cell>
          <table:table-cell table:formula="of:=IF([.E23]=&quot;&quot;; &quot;&quot;; REPLACE(IFERROR(&quot;, &quot;&amp;HLOOKUP([.E23]; [$'Milk-V Duo S pinout'.I22:.I22]; 1; 0); &quot;&quot;) &amp;  IFERROR(&quot;, &quot;&amp;HLOOKUP([.E23]; [$'Milk-V Duo S pinout'.J22:.J22]; 1; 0); &quot;&quot;) &amp;  IFERROR(&quot;, &quot;&amp;HLOOKUP([.E23]; [$'Milk-V Duo S pinout'.K22:.K22]; 1; 0); &quot;&quot;) &amp;  IFERROR(&quot;, &quot;&amp;HLOOKUP([.E23]; [$'Milk-V Duo S pinout'.L22:.L22]; 1; 0); &quot;&quot;) &amp;  IFERROR(&quot;, &quot;&amp;HLOOKUP([.E23]; [$'Milk-V Duo S pinout'.M22:.M22]; 1; 0); &quot;&quot;) &amp;  IFERROR(&quot;, &quot;&amp;HLOOKUP([.E23]; [$'Milk-V Duo S pinout'.N22:.N22]; 1; 0); &quot;&quot;) &amp;  IFERROR(&quot;, &quot;&amp;HLOOKUP([.E23]; [$'Milk-V Duo S pinout'.O22:.O22]; 1; 0); &quot;&quot;) &amp;  IFERROR(&quot;, &quot;&amp;HLOOKUP([.E23]; [$'Milk-V Duo S pinout'.P22:.P22]; 1; 0); &quot;&quot;); 1; 2; &quot;&quot;))" office:value-type="string" office:string-value="SPI3_SDI " calcext:value-type="string">
            <text:p>SPI3_SDI </text:p>
          </table:table-cell>
          <table:table-cell table:style-name="ce3" table:formula="of:=IF([.G$2]=&quot;&quot;; &quot;&quot;; REPLACE(IFERROR(&quot;, &quot;&amp;HLOOKUP([.G$2]; [$'Milk-V Duo S pinout'.I22:.I22]; 1; 0); &quot;&quot;) &amp;  IFERROR(&quot;, &quot;&amp;HLOOKUP([.G$2]; [$'Milk-V Duo S pinout'.J22:.J22]; 1; 0); &quot;&quot;) &amp;  IFERROR(&quot;, &quot;&amp;HLOOKUP([.G$2]; [$'Milk-V Duo S pinout'.K22:.K22]; 1; 0); &quot;&quot;) &amp;  IFERROR(&quot;, &quot;&amp;HLOOKUP([.G$2]; [$'Milk-V Duo S pinout'.L22:.L22]; 1; 0); &quot;&quot;) &amp;  IFERROR(&quot;, &quot;&amp;HLOOKUP([.G$2]; [$'Milk-V Duo S pinout'.M22:.M22]; 1; 0); &quot;&quot;) &amp;  IFERROR(&quot;, &quot;&amp;HLOOKUP([.G$2]; [$'Milk-V Duo S pinout'.N22:.N22]; 1; 0); &quot;&quot;) &amp;  IFERROR(&quot;, &quot;&amp;HLOOKUP([.G$2]; [$'Milk-V Duo S pinout'.O22:.O22]; 1; 0); &quot;&quot;) &amp;  IFERROR(&quot;, &quot;&amp;HLOOKUP([.G$2]; [$'Milk-V Duo S pinout'.P22:.P22]; 1; 0); &quot;&quot;); 1; 2; &quot;&quot;))" office:value-type="string" office:string-value="XGPIOB[14] (default)" calcext:value-type="string">
            <text:p>XGPIOB[14] (default)</text:p>
          </table:table-cell>
          <table:table-cell table:formula="of:=[$'Rock Pi S pinout'.B22]" office:value-type="string" office:string-value="GPIO1_C6 " calcext:value-type="string">
            <text:p>GPIO1_C6 </text:p>
          </table:table-cell>
          <table:table-cell office:value-type="string" calcext:value-type="string">
            <text:p>SPI2*</text:p>
          </table:table-cell>
          <table:table-cell table:formula="of:=IF([.I23]=&quot;&quot;; &quot;&quot;; REPLACE(IFERROR(&quot;, &quot;&amp;HLOOKUP([.I23]; [$'Rock Pi S pinout'.B22:.B22]; 1; 0); &quot;&quot;) &amp; IFERROR(&quot;, &quot;&amp;HLOOKUP([.I23]; [$'Rock Pi S pinout'.C22:.C22]; 1; 0); &quot;&quot;) &amp; IFERROR(&quot;, &quot;&amp;HLOOKUP([.I23]; [$'Rock Pi S pinout'.D22:.D22]; 1; 0); &quot;&quot;) &amp; IFERROR(&quot;, &quot;&amp;HLOOKUP([.I23]; [$'Rock Pi S pinout'.E22:.E22]; 1; 0); &quot;&quot;); 1; 2; &quot;&quot;))" office:value-type="string" office:string-value="SPI2_MISO " calcext:value-type="string">
            <text:p>SPI2_MISO </text:p>
          </table:table-cell>
          <table:table-cell table:style-name="ce3" table:formula="of:=IF([.K$2]=&quot;&quot;; &quot;&quot;; REPLACE(IFERROR(&quot;, &quot;&amp;HLOOKUP([.K$2]; [$'Rock Pi S pinout'.B22:.B22]; 1; 0); &quot;&quot;) &amp; IFERROR(&quot;, &quot;&amp;HLOOKUP([.K$2]; [$'Rock Pi S pinout'.C22:.C22]; 1; 0); &quot;&quot;) &amp; IFERROR(&quot;, &quot;&amp;HLOOKUP([.K$2]; [$'Rock Pi S pinout'.D22:.D22]; 1; 0); &quot;&quot;) &amp; IFERROR(&quot;, &quot;&amp;HLOOKUP([.K$2]; [$'Rock Pi S pinout'.E22:.E22]; 1; 0); &quot;&quot;); 1; 2; &quot;&quot;))" office:value-type="string" office:string-value="GPIO1_C6 " calcext:value-type="string">
            <text:p>GPIO1_C6 </text:p>
          </table:table-cell>
          <table:table-cell table:number-columns-repeated="16373"/>
        </table:table-row>
        <table:table-row table:style-name="ro1">
          <table:table-cell table:formula="of:=[$'Milk-V Duo S pinout'.A23]" office:value-type="float" office:value="22" calcext:value-type="float">
            <text:p>22</text:p>
          </table:table-cell>
          <table:table-cell table:style-name="ce46" office:value-type="string" calcext:value-type="string">
            <text:p>Exp – UART1</text:p>
          </table:table-cell>
          <table:table-cell table:style-name="ce52" office:value-type="string" calcext:value-type="string">
            <text:p>Exp – GPIO</text:p>
          </table:table-cell>
          <table:table-cell table:formula="of:=[$'Milk-V Duo S pinout'.B23]" office:value-type="string" office:string-value="A18" calcext:value-type="string">
            <text:p>A18</text:p>
          </table:table-cell>
          <table:table-cell office:value-type="string" calcext:value-type="string">
            <text:p>*GPIO*</text:p>
          </table:table-cell>
          <table:table-cell table:formula="of:=IF([.E24]=&quot;&quot;; &quot;&quot;; REPLACE(IFERROR(&quot;, &quot;&amp;HLOOKUP([.E24]; [$'Milk-V Duo S pinout'.I23:.I23]; 1; 0); &quot;&quot;) &amp;  IFERROR(&quot;, &quot;&amp;HLOOKUP([.E24]; [$'Milk-V Duo S pinout'.J23:.J23]; 1; 0); &quot;&quot;) &amp;  IFERROR(&quot;, &quot;&amp;HLOOKUP([.E24]; [$'Milk-V Duo S pinout'.K23:.K23]; 1; 0); &quot;&quot;) &amp;  IFERROR(&quot;, &quot;&amp;HLOOKUP([.E24]; [$'Milk-V Duo S pinout'.L23:.L23]; 1; 0); &quot;&quot;) &amp;  IFERROR(&quot;, &quot;&amp;HLOOKUP([.E24]; [$'Milk-V Duo S pinout'.M23:.M23]; 1; 0); &quot;&quot;) &amp;  IFERROR(&quot;, &quot;&amp;HLOOKUP([.E24]; [$'Milk-V Duo S pinout'.N23:.N23]; 1; 0); &quot;&quot;) &amp;  IFERROR(&quot;, &quot;&amp;HLOOKUP([.E24]; [$'Milk-V Duo S pinout'.O23:.O23]; 1; 0); &quot;&quot;) &amp;  IFERROR(&quot;, &quot;&amp;HLOOKUP([.E24]; [$'Milk-V Duo S pinout'.P23:.P23]; 1; 0); &quot;&quot;); 1; 2; &quot;&quot;))" office:value-type="string" office:string-value="XGPIOA[18] " calcext:value-type="string">
            <text:p>XGPIOA[18] </text:p>
          </table:table-cell>
          <table:table-cell table:style-name="ce3" table:formula="of:=IF([.G$2]=&quot;&quot;; &quot;&quot;; REPLACE(IFERROR(&quot;, &quot;&amp;HLOOKUP([.G$2]; [$'Milk-V Duo S pinout'.I23:.I23]; 1; 0); &quot;&quot;) &amp;  IFERROR(&quot;, &quot;&amp;HLOOKUP([.G$2]; [$'Milk-V Duo S pinout'.J23:.J23]; 1; 0); &quot;&quot;) &amp;  IFERROR(&quot;, &quot;&amp;HLOOKUP([.G$2]; [$'Milk-V Duo S pinout'.K23:.K23]; 1; 0); &quot;&quot;) &amp;  IFERROR(&quot;, &quot;&amp;HLOOKUP([.G$2]; [$'Milk-V Duo S pinout'.L23:.L23]; 1; 0); &quot;&quot;) &amp;  IFERROR(&quot;, &quot;&amp;HLOOKUP([.G$2]; [$'Milk-V Duo S pinout'.M23:.M23]; 1; 0); &quot;&quot;) &amp;  IFERROR(&quot;, &quot;&amp;HLOOKUP([.G$2]; [$'Milk-V Duo S pinout'.N23:.N23]; 1; 0); &quot;&quot;) &amp;  IFERROR(&quot;, &quot;&amp;HLOOKUP([.G$2]; [$'Milk-V Duo S pinout'.O23:.O23]; 1; 0); &quot;&quot;) &amp;  IFERROR(&quot;, &quot;&amp;HLOOKUP([.G$2]; [$'Milk-V Duo S pinout'.P23:.P23]; 1; 0); &quot;&quot;); 1; 2; &quot;&quot;))" office:value-type="string" office:string-value="XGPIOA[18] " calcext:value-type="string">
            <text:p>XGPIOA[18] </text:p>
          </table:table-cell>
          <table:table-cell table:formula="of:=[$'Rock Pi S pinout'.B23]" office:value-type="string" office:string-value="GPIO2_A7 " calcext:value-type="string">
            <text:p>GPIO2_A7 </text:p>
          </table:table-cell>
          <table:table-cell/>
          <table:table-cell table:formula="of:=IF([.I24]=&quot;&quot;; &quot;&quot;; REPLACE(IFERROR(&quot;, &quot;&amp;HLOOKUP([.I24]; [$'Rock Pi S pinout'.B23:.B23]; 1; 0); &quot;&quot;) &amp; IFERROR(&quot;, &quot;&amp;HLOOKUP([.I24]; [$'Rock Pi S pinout'.C23:.C23]; 1; 0); &quot;&quot;) &amp; IFERROR(&quot;, &quot;&amp;HLOOKUP([.I24]; [$'Rock Pi S pinout'.D23:.D23]; 1; 0); &quot;&quot;) &amp; IFERROR(&quot;, &quot;&amp;HLOOKUP([.I24]; [$'Rock Pi S pinout'.E23:.E23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3:.B23]; 1; 0); &quot;&quot;) &amp; IFERROR(&quot;, &quot;&amp;HLOOKUP([.K$2]; [$'Rock Pi S pinout'.C23:.C23]; 1; 0); &quot;&quot;) &amp; IFERROR(&quot;, &quot;&amp;HLOOKUP([.K$2]; [$'Rock Pi S pinout'.D23:.D23]; 1; 0); &quot;&quot;) &amp; IFERROR(&quot;, &quot;&amp;HLOOKUP([.K$2]; [$'Rock Pi S pinout'.E23:.E23]; 1; 0); &quot;&quot;); 1; 2; &quot;&quot;))" office:value-type="string" office:string-value="GPIO2_A7 " calcext:value-type="string">
            <text:p>GPIO2_A7 </text:p>
          </table:table-cell>
          <table:table-cell table:number-columns-repeated="16373"/>
        </table:table-row>
        <table:table-row table:style-name="ro1">
          <table:table-cell table:formula="of:=[$'Milk-V Duo S pinout'.A24]" office:value-type="float" office:value="23" calcext:value-type="float">
            <text:p>23</text:p>
          </table:table-cell>
          <table:table-cell table:style-name="ce46" office:value-type="string" calcext:value-type="string">
            <text:p>Exp – SPI</text:p>
          </table:table-cell>
          <table:table-cell table:style-name="ce52" office:value-type="string" calcext:value-type="string">
            <text:p>Exp – SPI/UART1</text:p>
          </table:table-cell>
          <table:table-cell table:formula="of:=[$'Milk-V Duo S pinout'.B24]" office:value-type="string" office:string-value="B15" calcext:value-type="string">
            <text:p>B15</text:p>
          </table:table-cell>
          <table:table-cell office:value-type="string" calcext:value-type="string">
            <text:p>SPI3*</text:p>
          </table:table-cell>
          <table:table-cell table:formula="of:=IF([.E25]=&quot;&quot;; &quot;&quot;; REPLACE(IFERROR(&quot;, &quot;&amp;HLOOKUP([.E25]; [$'Milk-V Duo S pinout'.I24:.I24]; 1; 0); &quot;&quot;) &amp;  IFERROR(&quot;, &quot;&amp;HLOOKUP([.E25]; [$'Milk-V Duo S pinout'.J24:.J24]; 1; 0); &quot;&quot;) &amp;  IFERROR(&quot;, &quot;&amp;HLOOKUP([.E25]; [$'Milk-V Duo S pinout'.K24:.K24]; 1; 0); &quot;&quot;) &amp;  IFERROR(&quot;, &quot;&amp;HLOOKUP([.E25]; [$'Milk-V Duo S pinout'.L24:.L24]; 1; 0); &quot;&quot;) &amp;  IFERROR(&quot;, &quot;&amp;HLOOKUP([.E25]; [$'Milk-V Duo S pinout'.M24:.M24]; 1; 0); &quot;&quot;) &amp;  IFERROR(&quot;, &quot;&amp;HLOOKUP([.E25]; [$'Milk-V Duo S pinout'.N24:.N24]; 1; 0); &quot;&quot;) &amp;  IFERROR(&quot;, &quot;&amp;HLOOKUP([.E25]; [$'Milk-V Duo S pinout'.O24:.O24]; 1; 0); &quot;&quot;) &amp;  IFERROR(&quot;, &quot;&amp;HLOOKUP([.E25]; [$'Milk-V Duo S pinout'.P24:.P24]; 1; 0); &quot;&quot;); 1; 2; &quot;&quot;))" office:value-type="string" office:string-value="SPI3_SCK " calcext:value-type="string">
            <text:p>SPI3_SCK </text:p>
          </table:table-cell>
          <table:table-cell table:style-name="ce3" table:formula="of:=IF([.G$2]=&quot;&quot;; &quot;&quot;; REPLACE(IFERROR(&quot;, &quot;&amp;HLOOKUP([.G$2]; [$'Milk-V Duo S pinout'.I24:.I24]; 1; 0); &quot;&quot;) &amp;  IFERROR(&quot;, &quot;&amp;HLOOKUP([.G$2]; [$'Milk-V Duo S pinout'.J24:.J24]; 1; 0); &quot;&quot;) &amp;  IFERROR(&quot;, &quot;&amp;HLOOKUP([.G$2]; [$'Milk-V Duo S pinout'.K24:.K24]; 1; 0); &quot;&quot;) &amp;  IFERROR(&quot;, &quot;&amp;HLOOKUP([.G$2]; [$'Milk-V Duo S pinout'.L24:.L24]; 1; 0); &quot;&quot;) &amp;  IFERROR(&quot;, &quot;&amp;HLOOKUP([.G$2]; [$'Milk-V Duo S pinout'.M24:.M24]; 1; 0); &quot;&quot;) &amp;  IFERROR(&quot;, &quot;&amp;HLOOKUP([.G$2]; [$'Milk-V Duo S pinout'.N24:.N24]; 1; 0); &quot;&quot;) &amp;  IFERROR(&quot;, &quot;&amp;HLOOKUP([.G$2]; [$'Milk-V Duo S pinout'.O24:.O24]; 1; 0); &quot;&quot;) &amp;  IFERROR(&quot;, &quot;&amp;HLOOKUP([.G$2]; [$'Milk-V Duo S pinout'.P24:.P24]; 1; 0); &quot;&quot;); 1; 2; &quot;&quot;))" office:value-type="string" office:string-value="XGPIOB[15] (default)" calcext:value-type="string">
            <text:p>XGPIOB[15] (default)</text:p>
          </table:table-cell>
          <table:table-cell table:formula="of:=[$'Rock Pi S pinout'.B24]" office:value-type="string" office:string-value="GPIO1_D0 " calcext:value-type="string">
            <text:p>GPIO1_D0 </text:p>
          </table:table-cell>
          <table:table-cell office:value-type="string" calcext:value-type="string">
            <text:p>SPI2*</text:p>
          </table:table-cell>
          <table:table-cell table:formula="of:=IF([.I25]=&quot;&quot;; &quot;&quot;; REPLACE(IFERROR(&quot;, &quot;&amp;HLOOKUP([.I25]; [$'Rock Pi S pinout'.B24:.B24]; 1; 0); &quot;&quot;) &amp; IFERROR(&quot;, &quot;&amp;HLOOKUP([.I25]; [$'Rock Pi S pinout'.C24:.C24]; 1; 0); &quot;&quot;) &amp; IFERROR(&quot;, &quot;&amp;HLOOKUP([.I25]; [$'Rock Pi S pinout'.D24:.D24]; 1; 0); &quot;&quot;) &amp; IFERROR(&quot;, &quot;&amp;HLOOKUP([.I25]; [$'Rock Pi S pinout'.E24:.E24]; 1; 0); &quot;&quot;); 1; 2; &quot;&quot;))" office:value-type="string" office:string-value="SPI2_CLK " calcext:value-type="string">
            <text:p>SPI2_CLK </text:p>
          </table:table-cell>
          <table:table-cell table:style-name="ce3" table:formula="of:=IF([.K$2]=&quot;&quot;; &quot;&quot;; REPLACE(IFERROR(&quot;, &quot;&amp;HLOOKUP([.K$2]; [$'Rock Pi S pinout'.B24:.B24]; 1; 0); &quot;&quot;) &amp; IFERROR(&quot;, &quot;&amp;HLOOKUP([.K$2]; [$'Rock Pi S pinout'.C24:.C24]; 1; 0); &quot;&quot;) &amp; IFERROR(&quot;, &quot;&amp;HLOOKUP([.K$2]; [$'Rock Pi S pinout'.D24:.D24]; 1; 0); &quot;&quot;) &amp; IFERROR(&quot;, &quot;&amp;HLOOKUP([.K$2]; [$'Rock Pi S pinout'.E24:.E24]; 1; 0); &quot;&quot;); 1; 2; &quot;&quot;))" office:value-type="string" office:string-value="GPIO1_D0 " calcext:value-type="string">
            <text:p>GPIO1_D0 </text:p>
          </table:table-cell>
          <table:table-cell table:number-columns-repeated="16373"/>
        </table:table-row>
        <table:table-row table:style-name="ro1">
          <table:table-cell table:formula="of:=[$'Milk-V Duo S pinout'.A25]" office:value-type="float" office:value="24" calcext:value-type="float">
            <text:p>24</text:p>
          </table:table-cell>
          <table:table-cell table:style-name="ce46" office:value-type="string" calcext:value-type="string">
            <text:p>Exp – UART2</text:p>
          </table:table-cell>
          <table:table-cell table:style-name="ce52" office:value-type="string" calcext:value-type="string">
            <text:p>Exp – UART1</text:p>
          </table:table-cell>
          <table:table-cell table:formula="of:=[$'Milk-V Duo S pinout'.B25]" office:value-type="string" office:string-value="B16" calcext:value-type="string">
            <text:p>B16</text:p>
          </table:table-cell>
          <table:table-cell office:value-type="string" calcext:value-type="string">
            <text:p>*GPIO*</text:p>
          </table:table-cell>
          <table:table-cell table:formula="of:=IF([.E26]=&quot;&quot;; &quot;&quot;; REPLACE(IFERROR(&quot;, &quot;&amp;HLOOKUP([.E26]; [$'Milk-V Duo S pinout'.I25:.I25]; 1; 0); &quot;&quot;) &amp;  IFERROR(&quot;, &quot;&amp;HLOOKUP([.E26]; [$'Milk-V Duo S pinout'.J25:.J25]; 1; 0); &quot;&quot;) &amp;  IFERROR(&quot;, &quot;&amp;HLOOKUP([.E26]; [$'Milk-V Duo S pinout'.K25:.K25]; 1; 0); &quot;&quot;) &amp;  IFERROR(&quot;, &quot;&amp;HLOOKUP([.E26]; [$'Milk-V Duo S pinout'.L25:.L25]; 1; 0); &quot;&quot;) &amp;  IFERROR(&quot;, &quot;&amp;HLOOKUP([.E26]; [$'Milk-V Duo S pinout'.M25:.M25]; 1; 0); &quot;&quot;) &amp;  IFERROR(&quot;, &quot;&amp;HLOOKUP([.E26]; [$'Milk-V Duo S pinout'.N25:.N25]; 1; 0); &quot;&quot;) &amp;  IFERROR(&quot;, &quot;&amp;HLOOKUP([.E26]; [$'Milk-V Duo S pinout'.O25:.O25]; 1; 0); &quot;&quot;) &amp;  IFERROR(&quot;, &quot;&amp;HLOOKUP([.E26]; [$'Milk-V Duo S pinout'.P25:.P25]; 1; 0); &quot;&quot;); 1; 2; &quot;&quot;))" office:value-type="string" office:string-value="XGPIOB[16] (default)" calcext:value-type="string">
            <text:p>XGPIOB[16] (default)</text:p>
          </table:table-cell>
          <table:table-cell table:style-name="ce3" table:formula="of:=IF([.G$2]=&quot;&quot;; &quot;&quot;; REPLACE(IFERROR(&quot;, &quot;&amp;HLOOKUP([.G$2]; [$'Milk-V Duo S pinout'.I25:.I25]; 1; 0); &quot;&quot;) &amp;  IFERROR(&quot;, &quot;&amp;HLOOKUP([.G$2]; [$'Milk-V Duo S pinout'.J25:.J25]; 1; 0); &quot;&quot;) &amp;  IFERROR(&quot;, &quot;&amp;HLOOKUP([.G$2]; [$'Milk-V Duo S pinout'.K25:.K25]; 1; 0); &quot;&quot;) &amp;  IFERROR(&quot;, &quot;&amp;HLOOKUP([.G$2]; [$'Milk-V Duo S pinout'.L25:.L25]; 1; 0); &quot;&quot;) &amp;  IFERROR(&quot;, &quot;&amp;HLOOKUP([.G$2]; [$'Milk-V Duo S pinout'.M25:.M25]; 1; 0); &quot;&quot;) &amp;  IFERROR(&quot;, &quot;&amp;HLOOKUP([.G$2]; [$'Milk-V Duo S pinout'.N25:.N25]; 1; 0); &quot;&quot;) &amp;  IFERROR(&quot;, &quot;&amp;HLOOKUP([.G$2]; [$'Milk-V Duo S pinout'.O25:.O25]; 1; 0); &quot;&quot;) &amp;  IFERROR(&quot;, &quot;&amp;HLOOKUP([.G$2]; [$'Milk-V Duo S pinout'.P25:.P25]; 1; 0); &quot;&quot;); 1; 2; &quot;&quot;))" office:value-type="string" office:string-value="XGPIOB[16] (default)" calcext:value-type="string">
            <text:p>XGPIOB[16] (default)</text:p>
          </table:table-cell>
          <table:table-cell table:formula="of:=[$'Rock Pi S pinout'.B25]" office:value-type="string" office:string-value="GPIO1_D1 " calcext:value-type="string">
            <text:p>GPIO1_D1 </text:p>
          </table:table-cell>
          <table:table-cell/>
          <table:table-cell table:formula="of:=IF([.I26]=&quot;&quot;; &quot;&quot;; REPLACE(IFERROR(&quot;, &quot;&amp;HLOOKUP([.I26]; [$'Rock Pi S pinout'.B25:.B25]; 1; 0); &quot;&quot;) &amp; IFERROR(&quot;, &quot;&amp;HLOOKUP([.I26]; [$'Rock Pi S pinout'.C25:.C25]; 1; 0); &quot;&quot;) &amp; IFERROR(&quot;, &quot;&amp;HLOOKUP([.I26]; [$'Rock Pi S pinout'.D25:.D25]; 1; 0); &quot;&quot;) &amp; IFERROR(&quot;, &quot;&amp;HLOOKUP([.I26]; [$'Rock Pi S pinout'.E25:.E25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5:.B25]; 1; 0); &quot;&quot;) &amp; IFERROR(&quot;, &quot;&amp;HLOOKUP([.K$2]; [$'Rock Pi S pinout'.C25:.C25]; 1; 0); &quot;&quot;) &amp; IFERROR(&quot;, &quot;&amp;HLOOKUP([.K$2]; [$'Rock Pi S pinout'.D25:.D25]; 1; 0); &quot;&quot;) &amp; IFERROR(&quot;, &quot;&amp;HLOOKUP([.K$2]; [$'Rock Pi S pinout'.E25:.E25]; 1; 0); &quot;&quot;); 1; 2; &quot;&quot;))" office:value-type="string" office:string-value="GPIO1_D1 " calcext:value-type="string">
            <text:p>GPIO1_D1 </text:p>
          </table:table-cell>
          <table:table-cell table:number-columns-repeated="16373"/>
        </table:table-row>
        <table:table-row table:style-name="ro1">
          <table:table-cell table:formula="of:=[$'Milk-V Duo S pinout'.A26]" office:value-type="float" office:value="25" calcext:value-type="float">
            <text:p>25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26]" office:value-type="string" office:string-value="GND" calcext:value-type="string">
            <text:p>GND</text:p>
          </table:table-cell>
          <table:table-cell/>
          <table:table-cell table:formula="of:=IF([.E27]=&quot;&quot;; &quot;&quot;; REPLACE(IFERROR(&quot;, &quot;&amp;HLOOKUP([.E27]; [$'Milk-V Duo S pinout'.I26:.I26]; 1; 0); &quot;&quot;) &amp;  IFERROR(&quot;, &quot;&amp;HLOOKUP([.E27]; [$'Milk-V Duo S pinout'.J26:.J26]; 1; 0); &quot;&quot;) &amp;  IFERROR(&quot;, &quot;&amp;HLOOKUP([.E27]; [$'Milk-V Duo S pinout'.K26:.K26]; 1; 0); &quot;&quot;) &amp;  IFERROR(&quot;, &quot;&amp;HLOOKUP([.E27]; [$'Milk-V Duo S pinout'.L26:.L26]; 1; 0); &quot;&quot;) &amp;  IFERROR(&quot;, &quot;&amp;HLOOKUP([.E27]; [$'Milk-V Duo S pinout'.M26:.M26]; 1; 0); &quot;&quot;) &amp;  IFERROR(&quot;, &quot;&amp;HLOOKUP([.E27]; [$'Milk-V Duo S pinout'.N26:.N26]; 1; 0); &quot;&quot;) &amp;  IFERROR(&quot;, &quot;&amp;HLOOKUP([.E27]; [$'Milk-V Duo S pinout'.O26:.O26]; 1; 0); &quot;&quot;) &amp;  IFERROR(&quot;, &quot;&amp;HLOOKUP([.E27]; [$'Milk-V Duo S pinout'.P26:.P26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6:.I26]; 1; 0); &quot;&quot;) &amp;  IFERROR(&quot;, &quot;&amp;HLOOKUP([.G$2]; [$'Milk-V Duo S pinout'.J26:.J26]; 1; 0); &quot;&quot;) &amp;  IFERROR(&quot;, &quot;&amp;HLOOKUP([.G$2]; [$'Milk-V Duo S pinout'.K26:.K26]; 1; 0); &quot;&quot;) &amp;  IFERROR(&quot;, &quot;&amp;HLOOKUP([.G$2]; [$'Milk-V Duo S pinout'.L26:.L26]; 1; 0); &quot;&quot;) &amp;  IFERROR(&quot;, &quot;&amp;HLOOKUP([.G$2]; [$'Milk-V Duo S pinout'.M26:.M26]; 1; 0); &quot;&quot;) &amp;  IFERROR(&quot;, &quot;&amp;HLOOKUP([.G$2]; [$'Milk-V Duo S pinout'.N26:.N26]; 1; 0); &quot;&quot;) &amp;  IFERROR(&quot;, &quot;&amp;HLOOKUP([.G$2]; [$'Milk-V Duo S pinout'.O26:.O26]; 1; 0); &quot;&quot;) &amp;  IFERROR(&quot;, &quot;&amp;HLOOKUP([.G$2]; [$'Milk-V Duo S pinout'.P26:.P26]; 1; 0); &quot;&quot;); 1; 2; &quot;&quot;))">
            <text:p/>
          </table:table-cell>
          <table:table-cell table:formula="of:=[$'Rock Pi S pinout'.B26]" office:value-type="string" office:string-value="GND " calcext:value-type="string">
            <text:p>GND </text:p>
          </table:table-cell>
          <table:table-cell/>
          <table:table-cell table:formula="of:=IF([.I27]=&quot;&quot;; &quot;&quot;; REPLACE(IFERROR(&quot;, &quot;&amp;HLOOKUP([.I27]; [$'Rock Pi S pinout'.B26:.B26]; 1; 0); &quot;&quot;) &amp; IFERROR(&quot;, &quot;&amp;HLOOKUP([.I27]; [$'Rock Pi S pinout'.C26:.C26]; 1; 0); &quot;&quot;) &amp; IFERROR(&quot;, &quot;&amp;HLOOKUP([.I27]; [$'Rock Pi S pinout'.D26:.D26]; 1; 0); &quot;&quot;) &amp; IFERROR(&quot;, &quot;&amp;HLOOKUP([.I27]; [$'Rock Pi S pinout'.E26:.E26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6:.B26]; 1; 0); &quot;&quot;) &amp; IFERROR(&quot;, &quot;&amp;HLOOKUP([.K$2]; [$'Rock Pi S pinout'.C26:.C26]; 1; 0); &quot;&quot;) &amp; IFERROR(&quot;, &quot;&amp;HLOOKUP([.K$2]; [$'Rock Pi S pinout'.D26:.D26]; 1; 0); &quot;&quot;) &amp; IFERROR(&quot;, &quot;&amp;HLOOKUP([.K$2]; [$'Rock Pi S pinout'.E26:.E26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7]" office:value-type="float" office:value="26" calcext:value-type="float">
            <text:p>26</text:p>
          </table:table-cell>
          <table:table-cell table:style-name="ce46" office:value-type="string" calcext:value-type="string">
            <text:p>Exp – UART2</text:p>
          </table:table-cell>
          <table:table-cell table:style-name="ce52" office:value-type="string" calcext:value-type="string">
            <text:p>Exp – ADC</text:p>
          </table:table-cell>
          <table:table-cell table:formula="of:=[$'Milk-V Duo S pinout'.B27]" office:value-type="string" office:string-value="A28" calcext:value-type="string">
            <text:p>A28</text:p>
          </table:table-cell>
          <table:table-cell office:value-type="string" calcext:value-type="string">
            <text:p>*GPIO*</text:p>
          </table:table-cell>
          <table:table-cell table:formula="of:=IF([.E28]=&quot;&quot;; &quot;&quot;; REPLACE(IFERROR(&quot;, &quot;&amp;HLOOKUP([.E28]; [$'Milk-V Duo S pinout'.I27:.I27]; 1; 0); &quot;&quot;) &amp;  IFERROR(&quot;, &quot;&amp;HLOOKUP([.E28]; [$'Milk-V Duo S pinout'.J27:.J27]; 1; 0); &quot;&quot;) &amp;  IFERROR(&quot;, &quot;&amp;HLOOKUP([.E28]; [$'Milk-V Duo S pinout'.K27:.K27]; 1; 0); &quot;&quot;) &amp;  IFERROR(&quot;, &quot;&amp;HLOOKUP([.E28]; [$'Milk-V Duo S pinout'.L27:.L27]; 1; 0); &quot;&quot;) &amp;  IFERROR(&quot;, &quot;&amp;HLOOKUP([.E28]; [$'Milk-V Duo S pinout'.M27:.M27]; 1; 0); &quot;&quot;) &amp;  IFERROR(&quot;, &quot;&amp;HLOOKUP([.E28]; [$'Milk-V Duo S pinout'.N27:.N27]; 1; 0); &quot;&quot;) &amp;  IFERROR(&quot;, &quot;&amp;HLOOKUP([.E28]; [$'Milk-V Duo S pinout'.O27:.O27]; 1; 0); &quot;&quot;) &amp;  IFERROR(&quot;, &quot;&amp;HLOOKUP([.E28]; [$'Milk-V Duo S pinout'.P27:.P27]; 1; 0); &quot;&quot;); 1; 2; &quot;&quot;))" office:value-type="string" office:string-value="XGPIOA[28] " calcext:value-type="string">
            <text:p>XGPIOA[28] </text:p>
          </table:table-cell>
          <table:table-cell table:style-name="ce3" table:formula="of:=IF([.G$2]=&quot;&quot;; &quot;&quot;; REPLACE(IFERROR(&quot;, &quot;&amp;HLOOKUP([.G$2]; [$'Milk-V Duo S pinout'.I27:.I27]; 1; 0); &quot;&quot;) &amp;  IFERROR(&quot;, &quot;&amp;HLOOKUP([.G$2]; [$'Milk-V Duo S pinout'.J27:.J27]; 1; 0); &quot;&quot;) &amp;  IFERROR(&quot;, &quot;&amp;HLOOKUP([.G$2]; [$'Milk-V Duo S pinout'.K27:.K27]; 1; 0); &quot;&quot;) &amp;  IFERROR(&quot;, &quot;&amp;HLOOKUP([.G$2]; [$'Milk-V Duo S pinout'.L27:.L27]; 1; 0); &quot;&quot;) &amp;  IFERROR(&quot;, &quot;&amp;HLOOKUP([.G$2]; [$'Milk-V Duo S pinout'.M27:.M27]; 1; 0); &quot;&quot;) &amp;  IFERROR(&quot;, &quot;&amp;HLOOKUP([.G$2]; [$'Milk-V Duo S pinout'.N27:.N27]; 1; 0); &quot;&quot;) &amp;  IFERROR(&quot;, &quot;&amp;HLOOKUP([.G$2]; [$'Milk-V Duo S pinout'.O27:.O27]; 1; 0); &quot;&quot;) &amp;  IFERROR(&quot;, &quot;&amp;HLOOKUP([.G$2]; [$'Milk-V Duo S pinout'.P27:.P27]; 1; 0); &quot;&quot;); 1; 2; &quot;&quot;))" office:value-type="string" office:string-value="XGPIOA[28] " calcext:value-type="string">
            <text:p>XGPIOA[28] </text:p>
          </table:table-cell>
          <table:table-cell table:formula="of:=[$'Rock Pi S pinout'.B27]" office:value-type="string" office:string-value="ADC_IN0 " calcext:value-type="string">
            <text:p>ADC_IN0 </text:p>
          </table:table-cell>
          <table:table-cell/>
          <table:table-cell table:formula="of:=IF([.I28]=&quot;&quot;; &quot;&quot;; REPLACE(IFERROR(&quot;, &quot;&amp;HLOOKUP([.I28]; [$'Rock Pi S pinout'.B27:.B27]; 1; 0); &quot;&quot;) &amp; IFERROR(&quot;, &quot;&amp;HLOOKUP([.I28]; [$'Rock Pi S pinout'.C27:.C27]; 1; 0); &quot;&quot;) &amp; IFERROR(&quot;, &quot;&amp;HLOOKUP([.I28]; [$'Rock Pi S pinout'.D27:.D27]; 1; 0); &quot;&quot;) &amp; IFERROR(&quot;, &quot;&amp;HLOOKUP([.I28]; [$'Rock Pi S pinout'.E27:.E2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7:.B27]; 1; 0); &quot;&quot;) &amp; IFERROR(&quot;, &quot;&amp;HLOOKUP([.K$2]; [$'Rock Pi S pinout'.C27:.C27]; 1; 0); &quot;&quot;) &amp; IFERROR(&quot;, &quot;&amp;HLOOKUP([.K$2]; [$'Rock Pi S pinout'.D27:.D27]; 1; 0); &quot;&quot;) &amp; IFERROR(&quot;, &quot;&amp;HLOOKUP([.K$2]; [$'Rock Pi S pinout'.E27:.E27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8]" office:value-type="float" office:value="27" calcext:value-type="float">
            <text:p>27</text:p>
          </table:table-cell>
          <table:table-cell table:style-name="ce18" office:value-type="string" calcext:value-type="string">
            <text:p>OE - XGPIOC[13]</text:p>
          </table:table-cell>
          <table:table-cell table:style-name="ce61" office:value-type="string" calcext:value-type="string">
            <text:p>GND</text:p>
          </table:table-cell>
          <table:table-cell table:formula="of:=[$'Milk-V Duo S pinout'.B28]" office:value-type="string" office:string-value="C13" calcext:value-type="string">
            <text:p>C13</text:p>
          </table:table-cell>
          <table:table-cell office:value-type="string" calcext:value-type="string">
            <text:p>*GPIO*</text:p>
          </table:table-cell>
          <table:table-cell table:formula="of:=IF([.E29]=&quot;&quot;; &quot;&quot;; REPLACE(IFERROR(&quot;, &quot;&amp;HLOOKUP([.E29]; [$'Milk-V Duo S pinout'.I28:.I28]; 1; 0); &quot;&quot;) &amp;  IFERROR(&quot;, &quot;&amp;HLOOKUP([.E29]; [$'Milk-V Duo S pinout'.J28:.J28]; 1; 0); &quot;&quot;) &amp;  IFERROR(&quot;, &quot;&amp;HLOOKUP([.E29]; [$'Milk-V Duo S pinout'.K28:.K28]; 1; 0); &quot;&quot;) &amp;  IFERROR(&quot;, &quot;&amp;HLOOKUP([.E29]; [$'Milk-V Duo S pinout'.L28:.L28]; 1; 0); &quot;&quot;) &amp;  IFERROR(&quot;, &quot;&amp;HLOOKUP([.E29]; [$'Milk-V Duo S pinout'.M28:.M28]; 1; 0); &quot;&quot;) &amp;  IFERROR(&quot;, &quot;&amp;HLOOKUP([.E29]; [$'Milk-V Duo S pinout'.N28:.N28]; 1; 0); &quot;&quot;) &amp;  IFERROR(&quot;, &quot;&amp;HLOOKUP([.E29]; [$'Milk-V Duo S pinout'.O28:.O28]; 1; 0); &quot;&quot;) &amp;  IFERROR(&quot;, &quot;&amp;HLOOKUP([.E29]; [$'Milk-V Duo S pinout'.P28:.P28]; 1; 0); &quot;&quot;); 1; 2; &quot;&quot;))" office:value-type="string" office:string-value="XGPIOC[13] (default)" calcext:value-type="string">
            <text:p>XGPIOC[13] (default)</text:p>
          </table:table-cell>
          <table:table-cell table:style-name="ce3" table:formula="of:=IF([.G$2]=&quot;&quot;; &quot;&quot;; REPLACE(IFERROR(&quot;, &quot;&amp;HLOOKUP([.G$2]; [$'Milk-V Duo S pinout'.I28:.I28]; 1; 0); &quot;&quot;) &amp;  IFERROR(&quot;, &quot;&amp;HLOOKUP([.G$2]; [$'Milk-V Duo S pinout'.J28:.J28]; 1; 0); &quot;&quot;) &amp;  IFERROR(&quot;, &quot;&amp;HLOOKUP([.G$2]; [$'Milk-V Duo S pinout'.K28:.K28]; 1; 0); &quot;&quot;) &amp;  IFERROR(&quot;, &quot;&amp;HLOOKUP([.G$2]; [$'Milk-V Duo S pinout'.L28:.L28]; 1; 0); &quot;&quot;) &amp;  IFERROR(&quot;, &quot;&amp;HLOOKUP([.G$2]; [$'Milk-V Duo S pinout'.M28:.M28]; 1; 0); &quot;&quot;) &amp;  IFERROR(&quot;, &quot;&amp;HLOOKUP([.G$2]; [$'Milk-V Duo S pinout'.N28:.N28]; 1; 0); &quot;&quot;) &amp;  IFERROR(&quot;, &quot;&amp;HLOOKUP([.G$2]; [$'Milk-V Duo S pinout'.O28:.O28]; 1; 0); &quot;&quot;) &amp;  IFERROR(&quot;, &quot;&amp;HLOOKUP([.G$2]; [$'Milk-V Duo S pinout'.P28:.P28]; 1; 0); &quot;&quot;); 1; 2; &quot;&quot;))" office:value-type="string" office:string-value="XGPIOC[13] (default)" calcext:value-type="string">
            <text:p>XGPIOC[13] (default)</text:p>
          </table:table-cell>
          <table:table-cell table:formula="of:=[$'Rock Pi S pinout'.B28]" office:value-type="string" office:string-value="GND " calcext:value-type="string">
            <text:p>GND </text:p>
          </table:table-cell>
          <table:table-cell/>
          <table:table-cell table:formula="of:=IF([.I29]=&quot;&quot;; &quot;&quot;; REPLACE(IFERROR(&quot;, &quot;&amp;HLOOKUP([.I29]; [$'Rock Pi S pinout'.B28:.B28]; 1; 0); &quot;&quot;) &amp; IFERROR(&quot;, &quot;&amp;HLOOKUP([.I29]; [$'Rock Pi S pinout'.C28:.C28]; 1; 0); &quot;&quot;) &amp; IFERROR(&quot;, &quot;&amp;HLOOKUP([.I29]; [$'Rock Pi S pinout'.D28:.D28]; 1; 0); &quot;&quot;) &amp; IFERROR(&quot;, &quot;&amp;HLOOKUP([.I29]; [$'Rock Pi S pinout'.E28:.E2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8:.B28]; 1; 0); &quot;&quot;) &amp; IFERROR(&quot;, &quot;&amp;HLOOKUP([.K$2]; [$'Rock Pi S pinout'.C28:.C28]; 1; 0); &quot;&quot;) &amp; IFERROR(&quot;, &quot;&amp;HLOOKUP([.K$2]; [$'Rock Pi S pinout'.D28:.D28]; 1; 0); &quot;&quot;) &amp; IFERROR(&quot;, &quot;&amp;HLOOKUP([.K$2]; [$'Rock Pi S pinout'.E28:.E2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9]" office:value-type="float" office:value="28" calcext:value-type="float">
            <text:p>28</text:p>
          </table:table-cell>
          <table:table-cell table:style-name="ce22" office:value-type="string" calcext:value-type="string" table:number-columns-spanned="2" table:number-rows-spanned="1">
            <text:p>OUT_6 (5V/Vin)</text:p>
          </table:table-cell>
          <table:covered-table-cell table:style-name="ce71" office:value-type="string" calcext:value-type="string">
            <text:p>5V/Vin IO 1 – GPIO2_B5</text:p>
          </table:covered-table-cell>
          <table:table-cell table:formula="of:=[$'Milk-V Duo S pinout'.B29]" office:value-type="string" office:string-value="C15" calcext:value-type="string">
            <text:p>C15</text:p>
          </table:table-cell>
          <table:table-cell office:value-type="string" calcext:value-type="string">
            <text:p>*GPIO*</text:p>
          </table:table-cell>
          <table:table-cell table:formula="of:=IF([.E30]=&quot;&quot;; &quot;&quot;; REPLACE(IFERROR(&quot;, &quot;&amp;HLOOKUP([.E30]; [$'Milk-V Duo S pinout'.I29:.I29]; 1; 0); &quot;&quot;) &amp;  IFERROR(&quot;, &quot;&amp;HLOOKUP([.E30]; [$'Milk-V Duo S pinout'.J29:.J29]; 1; 0); &quot;&quot;) &amp;  IFERROR(&quot;, &quot;&amp;HLOOKUP([.E30]; [$'Milk-V Duo S pinout'.K29:.K29]; 1; 0); &quot;&quot;) &amp;  IFERROR(&quot;, &quot;&amp;HLOOKUP([.E30]; [$'Milk-V Duo S pinout'.L29:.L29]; 1; 0); &quot;&quot;) &amp;  IFERROR(&quot;, &quot;&amp;HLOOKUP([.E30]; [$'Milk-V Duo S pinout'.M29:.M29]; 1; 0); &quot;&quot;) &amp;  IFERROR(&quot;, &quot;&amp;HLOOKUP([.E30]; [$'Milk-V Duo S pinout'.N29:.N29]; 1; 0); &quot;&quot;) &amp;  IFERROR(&quot;, &quot;&amp;HLOOKUP([.E30]; [$'Milk-V Duo S pinout'.O29:.O29]; 1; 0); &quot;&quot;) &amp;  IFERROR(&quot;, &quot;&amp;HLOOKUP([.E30]; [$'Milk-V Duo S pinout'.P29:.P29]; 1; 0); &quot;&quot;); 1; 2; &quot;&quot;))" office:value-type="string" office:string-value="XGPIOC[15] (default)" calcext:value-type="string">
            <text:p>XGPIOC[15] (default)</text:p>
          </table:table-cell>
          <table:table-cell table:style-name="ce3" table:formula="of:=IF([.G$2]=&quot;&quot;; &quot;&quot;; REPLACE(IFERROR(&quot;, &quot;&amp;HLOOKUP([.G$2]; [$'Milk-V Duo S pinout'.I29:.I29]; 1; 0); &quot;&quot;) &amp;  IFERROR(&quot;, &quot;&amp;HLOOKUP([.G$2]; [$'Milk-V Duo S pinout'.J29:.J29]; 1; 0); &quot;&quot;) &amp;  IFERROR(&quot;, &quot;&amp;HLOOKUP([.G$2]; [$'Milk-V Duo S pinout'.K29:.K29]; 1; 0); &quot;&quot;) &amp;  IFERROR(&quot;, &quot;&amp;HLOOKUP([.G$2]; [$'Milk-V Duo S pinout'.L29:.L29]; 1; 0); &quot;&quot;) &amp;  IFERROR(&quot;, &quot;&amp;HLOOKUP([.G$2]; [$'Milk-V Duo S pinout'.M29:.M29]; 1; 0); &quot;&quot;) &amp;  IFERROR(&quot;, &quot;&amp;HLOOKUP([.G$2]; [$'Milk-V Duo S pinout'.N29:.N29]; 1; 0); &quot;&quot;) &amp;  IFERROR(&quot;, &quot;&amp;HLOOKUP([.G$2]; [$'Milk-V Duo S pinout'.O29:.O29]; 1; 0); &quot;&quot;) &amp;  IFERROR(&quot;, &quot;&amp;HLOOKUP([.G$2]; [$'Milk-V Duo S pinout'.P29:.P29]; 1; 0); &quot;&quot;); 1; 2; &quot;&quot;))" office:value-type="string" office:string-value="XGPIOC[15] (default)" calcext:value-type="string">
            <text:p>XGPIOC[15] (default)</text:p>
          </table:table-cell>
          <table:table-cell table:formula="of:=[$'Rock Pi S pinout'.B29]" office:value-type="string" office:string-value="GPIO2_B5 " calcext:value-type="string">
            <text:p>GPIO2_B5 </text:p>
          </table:table-cell>
          <table:table-cell office:value-type="string" calcext:value-type="string">
            <text:p>*GPIO*</text:p>
          </table:table-cell>
          <table:table-cell table:formula="of:=IF([.I30]=&quot;&quot;; &quot;&quot;; REPLACE(IFERROR(&quot;, &quot;&amp;HLOOKUP([.I30]; [$'Rock Pi S pinout'.B29:.B29]; 1; 0); &quot;&quot;) &amp; IFERROR(&quot;, &quot;&amp;HLOOKUP([.I30]; [$'Rock Pi S pinout'.C29:.C29]; 1; 0); &quot;&quot;) &amp; IFERROR(&quot;, &quot;&amp;HLOOKUP([.I30]; [$'Rock Pi S pinout'.D29:.D29]; 1; 0); &quot;&quot;) &amp; IFERROR(&quot;, &quot;&amp;HLOOKUP([.I30]; [$'Rock Pi S pinout'.E29:.E29]; 1; 0); &quot;&quot;); 1; 2; &quot;&quot;))" office:value-type="string" office:string-value="GPIO2_B5 " calcext:value-type="string">
            <text:p>GPIO2_B5 </text:p>
          </table:table-cell>
          <table:table-cell table:style-name="ce3" table:formula="of:=IF([.K$2]=&quot;&quot;; &quot;&quot;; REPLACE(IFERROR(&quot;, &quot;&amp;HLOOKUP([.K$2]; [$'Rock Pi S pinout'.B29:.B29]; 1; 0); &quot;&quot;) &amp; IFERROR(&quot;, &quot;&amp;HLOOKUP([.K$2]; [$'Rock Pi S pinout'.C29:.C29]; 1; 0); &quot;&quot;) &amp; IFERROR(&quot;, &quot;&amp;HLOOKUP([.K$2]; [$'Rock Pi S pinout'.D29:.D29]; 1; 0); &quot;&quot;) &amp; IFERROR(&quot;, &quot;&amp;HLOOKUP([.K$2]; [$'Rock Pi S pinout'.E29:.E29]; 1; 0); &quot;&quot;); 1; 2; &quot;&quot;))" office:value-type="string" office:string-value="GPIO2_B5 " calcext:value-type="string">
            <text:p>GPIO2_B5 </text:p>
          </table:table-cell>
          <table:table-cell table:number-columns-repeated="16373"/>
        </table:table-row>
        <table:table-row table:style-name="ro1">
          <table:table-cell table:formula="of:=[$'Milk-V Duo S pinout'.A30]" office:value-type="float" office:value="29" calcext:value-type="float">
            <text:p>29</text:p>
          </table:table-cell>
          <table:table-cell table:style-name="ce20" office:value-type="string" calcext:value-type="string">
            <text:p>(1.8V – XGPIOC[12]</text:p>
          </table:table-cell>
          <table:table-cell table:style-name="ce61" office:value-type="string" calcext:value-type="string">
            <text:p>ADC_KEY_IN</text:p>
          </table:table-cell>
          <table:table-cell table:formula="of:=[$'Milk-V Duo S pinout'.B30]" office:value-type="string" office:string-value="C12" calcext:value-type="string">
            <text:p>C12</text:p>
          </table:table-cell>
          <table:table-cell office:value-type="string" calcext:value-type="string">
            <text:p>*GPIO*</text:p>
          </table:table-cell>
          <table:table-cell table:formula="of:=IF([.E31]=&quot;&quot;; &quot;&quot;; REPLACE(IFERROR(&quot;, &quot;&amp;HLOOKUP([.E31]; [$'Milk-V Duo S pinout'.I30:.I30]; 1; 0); &quot;&quot;) &amp;  IFERROR(&quot;, &quot;&amp;HLOOKUP([.E31]; [$'Milk-V Duo S pinout'.J30:.J30]; 1; 0); &quot;&quot;) &amp;  IFERROR(&quot;, &quot;&amp;HLOOKUP([.E31]; [$'Milk-V Duo S pinout'.K30:.K30]; 1; 0); &quot;&quot;) &amp;  IFERROR(&quot;, &quot;&amp;HLOOKUP([.E31]; [$'Milk-V Duo S pinout'.L30:.L30]; 1; 0); &quot;&quot;) &amp;  IFERROR(&quot;, &quot;&amp;HLOOKUP([.E31]; [$'Milk-V Duo S pinout'.M30:.M30]; 1; 0); &quot;&quot;) &amp;  IFERROR(&quot;, &quot;&amp;HLOOKUP([.E31]; [$'Milk-V Duo S pinout'.N30:.N30]; 1; 0); &quot;&quot;) &amp;  IFERROR(&quot;, &quot;&amp;HLOOKUP([.E31]; [$'Milk-V Duo S pinout'.O30:.O30]; 1; 0); &quot;&quot;) &amp;  IFERROR(&quot;, &quot;&amp;HLOOKUP([.E31]; [$'Milk-V Duo S pinout'.P30:.P30]; 1; 0); &quot;&quot;); 1; 2; &quot;&quot;))" office:value-type="string" office:string-value="XGPIOC[12] (default)" calcext:value-type="string">
            <text:p>XGPIOC[12] (default)</text:p>
          </table:table-cell>
          <table:table-cell table:style-name="ce3" table:formula="of:=IF([.G$2]=&quot;&quot;; &quot;&quot;; REPLACE(IFERROR(&quot;, &quot;&amp;HLOOKUP([.G$2]; [$'Milk-V Duo S pinout'.I30:.I30]; 1; 0); &quot;&quot;) &amp;  IFERROR(&quot;, &quot;&amp;HLOOKUP([.G$2]; [$'Milk-V Duo S pinout'.J30:.J30]; 1; 0); &quot;&quot;) &amp;  IFERROR(&quot;, &quot;&amp;HLOOKUP([.G$2]; [$'Milk-V Duo S pinout'.K30:.K30]; 1; 0); &quot;&quot;) &amp;  IFERROR(&quot;, &quot;&amp;HLOOKUP([.G$2]; [$'Milk-V Duo S pinout'.L30:.L30]; 1; 0); &quot;&quot;) &amp;  IFERROR(&quot;, &quot;&amp;HLOOKUP([.G$2]; [$'Milk-V Duo S pinout'.M30:.M30]; 1; 0); &quot;&quot;) &amp;  IFERROR(&quot;, &quot;&amp;HLOOKUP([.G$2]; [$'Milk-V Duo S pinout'.N30:.N30]; 1; 0); &quot;&quot;) &amp;  IFERROR(&quot;, &quot;&amp;HLOOKUP([.G$2]; [$'Milk-V Duo S pinout'.O30:.O30]; 1; 0); &quot;&quot;) &amp;  IFERROR(&quot;, &quot;&amp;HLOOKUP([.G$2]; [$'Milk-V Duo S pinout'.P30:.P30]; 1; 0); &quot;&quot;); 1; 2; &quot;&quot;))" office:value-type="string" office:string-value="XGPIOC[12] (default)" calcext:value-type="string">
            <text:p>XGPIOC[12] (default)</text:p>
          </table:table-cell>
          <table:table-cell table:formula="of:=[$'Rock Pi S pinout'.B30]" office:value-type="string" office:string-value="ADC_KEY_IN1 " calcext:value-type="string">
            <text:p>ADC_KEY_IN1 </text:p>
          </table:table-cell>
          <table:table-cell/>
          <table:table-cell table:formula="of:=IF([.I31]=&quot;&quot;; &quot;&quot;; REPLACE(IFERROR(&quot;, &quot;&amp;HLOOKUP([.I31]; [$'Rock Pi S pinout'.B30:.B30]; 1; 0); &quot;&quot;) &amp; IFERROR(&quot;, &quot;&amp;HLOOKUP([.I31]; [$'Rock Pi S pinout'.C30:.C30]; 1; 0); &quot;&quot;) &amp; IFERROR(&quot;, &quot;&amp;HLOOKUP([.I31]; [$'Rock Pi S pinout'.D30:.D30]; 1; 0); &quot;&quot;) &amp; IFERROR(&quot;, &quot;&amp;HLOOKUP([.I31]; [$'Rock Pi S pinout'.E30:.E30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0:.B30]; 1; 0); &quot;&quot;) &amp; IFERROR(&quot;, &quot;&amp;HLOOKUP([.K$2]; [$'Rock Pi S pinout'.C30:.C30]; 1; 0); &quot;&quot;) &amp; IFERROR(&quot;, &quot;&amp;HLOOKUP([.K$2]; [$'Rock Pi S pinout'.D30:.D30]; 1; 0); &quot;&quot;) &amp; IFERROR(&quot;, &quot;&amp;HLOOKUP([.K$2]; [$'Rock Pi S pinout'.E30:.E3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1]" office:value-type="float" office:value="30" calcext:value-type="float">
            <text:p>30</text:p>
          </table:table-cell>
          <table:table-cell table:style-name="ce22" office:value-type="string" calcext:value-type="string" table:number-columns-spanned="2" table:number-rows-spanned="1">
            <text:p>OUT_5 (5V/Vin)</text:p>
          </table:table-cell>
          <table:covered-table-cell table:style-name="ce71" office:value-type="string" calcext:value-type="string">
            <text:p>5V/Vin IO 1 – GPIO2_B5</text:p>
          </table:covered-table-cell>
          <table:table-cell table:formula="of:=[$'Milk-V Duo S pinout'.B31]" office:value-type="string" office:string-value="C14" calcext:value-type="string">
            <text:p>C14</text:p>
          </table:table-cell>
          <table:table-cell office:value-type="string" calcext:value-type="string">
            <text:p>*GPIO*</text:p>
          </table:table-cell>
          <table:table-cell table:formula="of:=IF([.E32]=&quot;&quot;; &quot;&quot;; REPLACE(IFERROR(&quot;, &quot;&amp;HLOOKUP([.E32]; [$'Milk-V Duo S pinout'.I31:.I31]; 1; 0); &quot;&quot;) &amp;  IFERROR(&quot;, &quot;&amp;HLOOKUP([.E32]; [$'Milk-V Duo S pinout'.J31:.J31]; 1; 0); &quot;&quot;) &amp;  IFERROR(&quot;, &quot;&amp;HLOOKUP([.E32]; [$'Milk-V Duo S pinout'.K31:.K31]; 1; 0); &quot;&quot;) &amp;  IFERROR(&quot;, &quot;&amp;HLOOKUP([.E32]; [$'Milk-V Duo S pinout'.L31:.L31]; 1; 0); &quot;&quot;) &amp;  IFERROR(&quot;, &quot;&amp;HLOOKUP([.E32]; [$'Milk-V Duo S pinout'.M31:.M31]; 1; 0); &quot;&quot;) &amp;  IFERROR(&quot;, &quot;&amp;HLOOKUP([.E32]; [$'Milk-V Duo S pinout'.N31:.N31]; 1; 0); &quot;&quot;) &amp;  IFERROR(&quot;, &quot;&amp;HLOOKUP([.E32]; [$'Milk-V Duo S pinout'.O31:.O31]; 1; 0); &quot;&quot;) &amp;  IFERROR(&quot;, &quot;&amp;HLOOKUP([.E32]; [$'Milk-V Duo S pinout'.P31:.P31]; 1; 0); &quot;&quot;); 1; 2; &quot;&quot;))" office:value-type="string" office:string-value="XGPIOC[14] (default)" calcext:value-type="string">
            <text:p>XGPIOC[14] (default)</text:p>
          </table:table-cell>
          <table:table-cell table:style-name="ce3" table:formula="of:=IF([.G$2]=&quot;&quot;; &quot;&quot;; REPLACE(IFERROR(&quot;, &quot;&amp;HLOOKUP([.G$2]; [$'Milk-V Duo S pinout'.I31:.I31]; 1; 0); &quot;&quot;) &amp;  IFERROR(&quot;, &quot;&amp;HLOOKUP([.G$2]; [$'Milk-V Duo S pinout'.J31:.J31]; 1; 0); &quot;&quot;) &amp;  IFERROR(&quot;, &quot;&amp;HLOOKUP([.G$2]; [$'Milk-V Duo S pinout'.K31:.K31]; 1; 0); &quot;&quot;) &amp;  IFERROR(&quot;, &quot;&amp;HLOOKUP([.G$2]; [$'Milk-V Duo S pinout'.L31:.L31]; 1; 0); &quot;&quot;) &amp;  IFERROR(&quot;, &quot;&amp;HLOOKUP([.G$2]; [$'Milk-V Duo S pinout'.M31:.M31]; 1; 0); &quot;&quot;) &amp;  IFERROR(&quot;, &quot;&amp;HLOOKUP([.G$2]; [$'Milk-V Duo S pinout'.N31:.N31]; 1; 0); &quot;&quot;) &amp;  IFERROR(&quot;, &quot;&amp;HLOOKUP([.G$2]; [$'Milk-V Duo S pinout'.O31:.O31]; 1; 0); &quot;&quot;) &amp;  IFERROR(&quot;, &quot;&amp;HLOOKUP([.G$2]; [$'Milk-V Duo S pinout'.P31:.P31]; 1; 0); &quot;&quot;); 1; 2; &quot;&quot;))" office:value-type="string" office:string-value="XGPIOC[14] (default)" calcext:value-type="string">
            <text:p>XGPIOC[14] (default)</text:p>
          </table:table-cell>
          <table:table-cell table:formula="of:=[$'Rock Pi S pinout'.B31]" office:value-type="string" office:string-value="GPIO2_B6 " calcext:value-type="string">
            <text:p>GPIO2_B6 </text:p>
          </table:table-cell>
          <table:table-cell office:value-type="string" calcext:value-type="string">
            <text:p>*GPIO*</text:p>
          </table:table-cell>
          <table:table-cell table:formula="of:=IF([.I32]=&quot;&quot;; &quot;&quot;; REPLACE(IFERROR(&quot;, &quot;&amp;HLOOKUP([.I32]; [$'Rock Pi S pinout'.B31:.B31]; 1; 0); &quot;&quot;) &amp; IFERROR(&quot;, &quot;&amp;HLOOKUP([.I32]; [$'Rock Pi S pinout'.C31:.C31]; 1; 0); &quot;&quot;) &amp; IFERROR(&quot;, &quot;&amp;HLOOKUP([.I32]; [$'Rock Pi S pinout'.D31:.D31]; 1; 0); &quot;&quot;) &amp; IFERROR(&quot;, &quot;&amp;HLOOKUP([.I32]; [$'Rock Pi S pinout'.E31:.E31]; 1; 0); &quot;&quot;); 1; 2; &quot;&quot;))" office:value-type="string" office:string-value="GPIO2_B6 " calcext:value-type="string">
            <text:p>GPIO2_B6 </text:p>
          </table:table-cell>
          <table:table-cell table:style-name="ce3" table:formula="of:=IF([.K$2]=&quot;&quot;; &quot;&quot;; REPLACE(IFERROR(&quot;, &quot;&amp;HLOOKUP([.K$2]; [$'Rock Pi S pinout'.B31:.B31]; 1; 0); &quot;&quot;) &amp; IFERROR(&quot;, &quot;&amp;HLOOKUP([.K$2]; [$'Rock Pi S pinout'.C31:.C31]; 1; 0); &quot;&quot;) &amp; IFERROR(&quot;, &quot;&amp;HLOOKUP([.K$2]; [$'Rock Pi S pinout'.D31:.D31]; 1; 0); &quot;&quot;) &amp; IFERROR(&quot;, &quot;&amp;HLOOKUP([.K$2]; [$'Rock Pi S pinout'.E31:.E31]; 1; 0); &quot;&quot;); 1; 2; &quot;&quot;))" office:value-type="string" office:string-value="GPIO2_B6 " calcext:value-type="string">
            <text:p>GPIO2_B6 </text:p>
          </table:table-cell>
          <table:table-cell table:number-columns-repeated="16373"/>
        </table:table-row>
        <table:table-row table:style-name="ro1">
          <table:table-cell table:formula="of:=[$'Milk-V Duo S pinout'.A32]" office:value-type="float" office:value="31" calcext:value-type="float">
            <text:p>31</text:p>
          </table:table-cell>
          <table:table-cell table:style-name="ce25" office:value-type="string" calcext:value-type="string" table:number-columns-spanned="2" table:number-rows-spanned="1">
            <text:p>NC</text:p>
          </table:table-cell>
          <table:covered-table-cell/>
          <table:table-cell table:formula="of:=[$'Milk-V Duo S pinout'.B32]" office:value-type="string" office:string-value="GND" calcext:value-type="string">
            <text:p>GND</text:p>
          </table:table-cell>
          <table:table-cell/>
          <table:table-cell table:formula="of:=IF([.E33]=&quot;&quot;; &quot;&quot;; REPLACE(IFERROR(&quot;, &quot;&amp;HLOOKUP([.E33]; [$'Milk-V Duo S pinout'.I32:.I32]; 1; 0); &quot;&quot;) &amp;  IFERROR(&quot;, &quot;&amp;HLOOKUP([.E33]; [$'Milk-V Duo S pinout'.J32:.J32]; 1; 0); &quot;&quot;) &amp;  IFERROR(&quot;, &quot;&amp;HLOOKUP([.E33]; [$'Milk-V Duo S pinout'.K32:.K32]; 1; 0); &quot;&quot;) &amp;  IFERROR(&quot;, &quot;&amp;HLOOKUP([.E33]; [$'Milk-V Duo S pinout'.L32:.L32]; 1; 0); &quot;&quot;) &amp;  IFERROR(&quot;, &quot;&amp;HLOOKUP([.E33]; [$'Milk-V Duo S pinout'.M32:.M32]; 1; 0); &quot;&quot;) &amp;  IFERROR(&quot;, &quot;&amp;HLOOKUP([.E33]; [$'Milk-V Duo S pinout'.N32:.N32]; 1; 0); &quot;&quot;) &amp;  IFERROR(&quot;, &quot;&amp;HLOOKUP([.E33]; [$'Milk-V Duo S pinout'.O32:.O32]; 1; 0); &quot;&quot;) &amp;  IFERROR(&quot;, &quot;&amp;HLOOKUP([.E33]; [$'Milk-V Duo S pinout'.P32:.P32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2:.I32]; 1; 0); &quot;&quot;) &amp;  IFERROR(&quot;, &quot;&amp;HLOOKUP([.G$2]; [$'Milk-V Duo S pinout'.J32:.J32]; 1; 0); &quot;&quot;) &amp;  IFERROR(&quot;, &quot;&amp;HLOOKUP([.G$2]; [$'Milk-V Duo S pinout'.K32:.K32]; 1; 0); &quot;&quot;) &amp;  IFERROR(&quot;, &quot;&amp;HLOOKUP([.G$2]; [$'Milk-V Duo S pinout'.L32:.L32]; 1; 0); &quot;&quot;) &amp;  IFERROR(&quot;, &quot;&amp;HLOOKUP([.G$2]; [$'Milk-V Duo S pinout'.M32:.M32]; 1; 0); &quot;&quot;) &amp;  IFERROR(&quot;, &quot;&amp;HLOOKUP([.G$2]; [$'Milk-V Duo S pinout'.N32:.N32]; 1; 0); &quot;&quot;) &amp;  IFERROR(&quot;, &quot;&amp;HLOOKUP([.G$2]; [$'Milk-V Duo S pinout'.O32:.O32]; 1; 0); &quot;&quot;) &amp;  IFERROR(&quot;, &quot;&amp;HLOOKUP([.G$2]; [$'Milk-V Duo S pinout'.P32:.P32]; 1; 0); &quot;&quot;); 1; 2; &quot;&quot;))">
            <text:p/>
          </table:table-cell>
          <table:table-cell table:formula="of:=[$'Rock Pi S pinout'.B32]" office:value-type="string" office:string-value="MICBIAS2 " calcext:value-type="string">
            <text:p>MICBIAS2 </text:p>
          </table:table-cell>
          <table:table-cell/>
          <table:table-cell table:formula="of:=IF([.I33]=&quot;&quot;; &quot;&quot;; REPLACE(IFERROR(&quot;, &quot;&amp;HLOOKUP([.I33]; [$'Rock Pi S pinout'.B32:.B32]; 1; 0); &quot;&quot;) &amp; IFERROR(&quot;, &quot;&amp;HLOOKUP([.I33]; [$'Rock Pi S pinout'.C32:.C32]; 1; 0); &quot;&quot;) &amp; IFERROR(&quot;, &quot;&amp;HLOOKUP([.I33]; [$'Rock Pi S pinout'.D32:.D32]; 1; 0); &quot;&quot;) &amp; IFERROR(&quot;, &quot;&amp;HLOOKUP([.I33]; [$'Rock Pi S pinout'.E32:.E32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2:.B32]; 1; 0); &quot;&quot;) &amp; IFERROR(&quot;, &quot;&amp;HLOOKUP([.K$2]; [$'Rock Pi S pinout'.C32:.C32]; 1; 0); &quot;&quot;) &amp; IFERROR(&quot;, &quot;&amp;HLOOKUP([.K$2]; [$'Rock Pi S pinout'.D32:.D32]; 1; 0); &quot;&quot;) &amp; IFERROR(&quot;, &quot;&amp;HLOOKUP([.K$2]; [$'Rock Pi S pinout'.E32:.E3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3]" office:value-type="float" office:value="32" calcext:value-type="float">
            <text:p>32</text:p>
          </table:table-cell>
          <table:table-cell table:style-name="ce26" office:value-type="string" calcext:value-type="string">
            <text:p>GND</text:p>
          </table:table-cell>
          <table:table-cell table:style-name="ce23" office:value-type="string" calcext:value-type="string">
            <text:p>GPIO2_B7 </text:p>
          </table:table-cell>
          <table:table-cell table:formula="of:=[$'Milk-V Duo S pinout'.B33]" office:value-type="string" office:string-value="GND" calcext:value-type="string">
            <text:p>GND</text:p>
          </table:table-cell>
          <table:table-cell office:value-type="string" calcext:value-type="string">
            <text:p>*GPIO*</text:p>
          </table:table-cell>
          <table:table-cell table:formula="of:=IF([.E34]=&quot;&quot;; &quot;&quot;; REPLACE(IFERROR(&quot;, &quot;&amp;HLOOKUP([.E34]; [$'Milk-V Duo S pinout'.I33:.I33]; 1; 0); &quot;&quot;) &amp;  IFERROR(&quot;, &quot;&amp;HLOOKUP([.E34]; [$'Milk-V Duo S pinout'.J33:.J33]; 1; 0); &quot;&quot;) &amp;  IFERROR(&quot;, &quot;&amp;HLOOKUP([.E34]; [$'Milk-V Duo S pinout'.K33:.K33]; 1; 0); &quot;&quot;) &amp;  IFERROR(&quot;, &quot;&amp;HLOOKUP([.E34]; [$'Milk-V Duo S pinout'.L33:.L33]; 1; 0); &quot;&quot;) &amp;  IFERROR(&quot;, &quot;&amp;HLOOKUP([.E34]; [$'Milk-V Duo S pinout'.M33:.M33]; 1; 0); &quot;&quot;) &amp;  IFERROR(&quot;, &quot;&amp;HLOOKUP([.E34]; [$'Milk-V Duo S pinout'.N33:.N33]; 1; 0); &quot;&quot;) &amp;  IFERROR(&quot;, &quot;&amp;HLOOKUP([.E34]; [$'Milk-V Duo S pinout'.O33:.O33]; 1; 0); &quot;&quot;) &amp;  IFERROR(&quot;, &quot;&amp;HLOOKUP([.E34]; [$'Milk-V Duo S pinout'.P33:.P33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3:.I33]; 1; 0); &quot;&quot;) &amp;  IFERROR(&quot;, &quot;&amp;HLOOKUP([.G$2]; [$'Milk-V Duo S pinout'.J33:.J33]; 1; 0); &quot;&quot;) &amp;  IFERROR(&quot;, &quot;&amp;HLOOKUP([.G$2]; [$'Milk-V Duo S pinout'.K33:.K33]; 1; 0); &quot;&quot;) &amp;  IFERROR(&quot;, &quot;&amp;HLOOKUP([.G$2]; [$'Milk-V Duo S pinout'.L33:.L33]; 1; 0); &quot;&quot;) &amp;  IFERROR(&quot;, &quot;&amp;HLOOKUP([.G$2]; [$'Milk-V Duo S pinout'.M33:.M33]; 1; 0); &quot;&quot;) &amp;  IFERROR(&quot;, &quot;&amp;HLOOKUP([.G$2]; [$'Milk-V Duo S pinout'.N33:.N33]; 1; 0); &quot;&quot;) &amp;  IFERROR(&quot;, &quot;&amp;HLOOKUP([.G$2]; [$'Milk-V Duo S pinout'.O33:.O33]; 1; 0); &quot;&quot;) &amp;  IFERROR(&quot;, &quot;&amp;HLOOKUP([.G$2]; [$'Milk-V Duo S pinout'.P33:.P33]; 1; 0); &quot;&quot;); 1; 2; &quot;&quot;))">
            <text:p/>
          </table:table-cell>
          <table:table-cell table:formula="of:=[$'Rock Pi S pinout'.B33]" office:value-type="string" office:string-value="GPIO2_B7 " calcext:value-type="string">
            <text:p>GPIO2_B7 </text:p>
          </table:table-cell>
          <table:table-cell office:value-type="string" calcext:value-type="string">
            <text:p>*GPIO*</text:p>
          </table:table-cell>
          <table:table-cell table:formula="of:=IF([.I34]=&quot;&quot;; &quot;&quot;; REPLACE(IFERROR(&quot;, &quot;&amp;HLOOKUP([.I34]; [$'Rock Pi S pinout'.B33:.B33]; 1; 0); &quot;&quot;) &amp; IFERROR(&quot;, &quot;&amp;HLOOKUP([.I34]; [$'Rock Pi S pinout'.C33:.C33]; 1; 0); &quot;&quot;) &amp; IFERROR(&quot;, &quot;&amp;HLOOKUP([.I34]; [$'Rock Pi S pinout'.D33:.D33]; 1; 0); &quot;&quot;) &amp; IFERROR(&quot;, &quot;&amp;HLOOKUP([.I34]; [$'Rock Pi S pinout'.E33:.E33]; 1; 0); &quot;&quot;); 1; 2; &quot;&quot;))" office:value-type="string" office:string-value="GPIO2_B7 " calcext:value-type="string">
            <text:p>GPIO2_B7 </text:p>
          </table:table-cell>
          <table:table-cell table:style-name="ce3" table:formula="of:=IF([.K$2]=&quot;&quot;; &quot;&quot;; REPLACE(IFERROR(&quot;, &quot;&amp;HLOOKUP([.K$2]; [$'Rock Pi S pinout'.B33:.B33]; 1; 0); &quot;&quot;) &amp; IFERROR(&quot;, &quot;&amp;HLOOKUP([.K$2]; [$'Rock Pi S pinout'.C33:.C33]; 1; 0); &quot;&quot;) &amp; IFERROR(&quot;, &quot;&amp;HLOOKUP([.K$2]; [$'Rock Pi S pinout'.D33:.D33]; 1; 0); &quot;&quot;) &amp; IFERROR(&quot;, &quot;&amp;HLOOKUP([.K$2]; [$'Rock Pi S pinout'.E33:.E33]; 1; 0); &quot;&quot;); 1; 2; &quot;&quot;))" office:value-type="string" office:string-value="GPIO2_B7 " calcext:value-type="string">
            <text:p>GPIO2_B7 </text:p>
          </table:table-cell>
          <table:table-cell table:number-columns-repeated="16373"/>
        </table:table-row>
        <table:table-row table:style-name="ro1">
          <table:table-cell table:formula="of:=[$'Milk-V Duo S pinout'.A34]" office:value-type="float" office:value="33" calcext:value-type="float">
            <text:p>33</text:p>
          </table:table-cell>
          <table:table-cell table:style-name="ce21" office:value-type="string" calcext:value-type="string">
            <text:p>XGPIOC[17]</text:p>
          </table:table-cell>
          <table:table-cell table:style-name="Default"/>
          <table:table-cell table:formula="of:=[$'Milk-V Duo S pinout'.B34]" office:value-type="string" office:string-value="C17" calcext:value-type="string">
            <text:p>C17</text:p>
          </table:table-cell>
          <table:table-cell office:value-type="string" calcext:value-type="string">
            <text:p>*GPIO*</text:p>
          </table:table-cell>
          <table:table-cell table:formula="of:=IF([.E35]=&quot;&quot;; &quot;&quot;; REPLACE(IFERROR(&quot;, &quot;&amp;HLOOKUP([.E35]; [$'Milk-V Duo S pinout'.I34:.I34]; 1; 0); &quot;&quot;) &amp;  IFERROR(&quot;, &quot;&amp;HLOOKUP([.E35]; [$'Milk-V Duo S pinout'.J34:.J34]; 1; 0); &quot;&quot;) &amp;  IFERROR(&quot;, &quot;&amp;HLOOKUP([.E35]; [$'Milk-V Duo S pinout'.K34:.K34]; 1; 0); &quot;&quot;) &amp;  IFERROR(&quot;, &quot;&amp;HLOOKUP([.E35]; [$'Milk-V Duo S pinout'.L34:.L34]; 1; 0); &quot;&quot;) &amp;  IFERROR(&quot;, &quot;&amp;HLOOKUP([.E35]; [$'Milk-V Duo S pinout'.M34:.M34]; 1; 0); &quot;&quot;) &amp;  IFERROR(&quot;, &quot;&amp;HLOOKUP([.E35]; [$'Milk-V Duo S pinout'.N34:.N34]; 1; 0); &quot;&quot;) &amp;  IFERROR(&quot;, &quot;&amp;HLOOKUP([.E35]; [$'Milk-V Duo S pinout'.O34:.O34]; 1; 0); &quot;&quot;) &amp;  IFERROR(&quot;, &quot;&amp;HLOOKUP([.E35]; [$'Milk-V Duo S pinout'.P34:.P34]; 1; 0); &quot;&quot;); 1; 2; &quot;&quot;))" office:value-type="string" office:string-value="XGPIOC[17] (default)" calcext:value-type="string">
            <text:p>XGPIOC[17] (default)</text:p>
          </table:table-cell>
          <table:table-cell table:style-name="ce3" table:formula="of:=IF([.G$2]=&quot;&quot;; &quot;&quot;; REPLACE(IFERROR(&quot;, &quot;&amp;HLOOKUP([.G$2]; [$'Milk-V Duo S pinout'.I34:.I34]; 1; 0); &quot;&quot;) &amp;  IFERROR(&quot;, &quot;&amp;HLOOKUP([.G$2]; [$'Milk-V Duo S pinout'.J34:.J34]; 1; 0); &quot;&quot;) &amp;  IFERROR(&quot;, &quot;&amp;HLOOKUP([.G$2]; [$'Milk-V Duo S pinout'.K34:.K34]; 1; 0); &quot;&quot;) &amp;  IFERROR(&quot;, &quot;&amp;HLOOKUP([.G$2]; [$'Milk-V Duo S pinout'.L34:.L34]; 1; 0); &quot;&quot;) &amp;  IFERROR(&quot;, &quot;&amp;HLOOKUP([.G$2]; [$'Milk-V Duo S pinout'.M34:.M34]; 1; 0); &quot;&quot;) &amp;  IFERROR(&quot;, &quot;&amp;HLOOKUP([.G$2]; [$'Milk-V Duo S pinout'.N34:.N34]; 1; 0); &quot;&quot;) &amp;  IFERROR(&quot;, &quot;&amp;HLOOKUP([.G$2]; [$'Milk-V Duo S pinout'.O34:.O34]; 1; 0); &quot;&quot;) &amp;  IFERROR(&quot;, &quot;&amp;HLOOKUP([.G$2]; [$'Milk-V Duo S pinout'.P34:.P34]; 1; 0); &quot;&quot;); 1; 2; &quot;&quot;))" office:value-type="string" office:string-value="XGPIOC[17] (default)" calcext:value-type="string">
            <text:p>XGPIOC[17] (default)</text:p>
          </table:table-cell>
          <table:table-cell table:formula="of:=[$'Rock Pi S pinout'.B34]" office:value-type="string" office:string-value="MICBIAS1 " calcext:value-type="string">
            <text:p>MICBIAS1 </text:p>
          </table:table-cell>
          <table:table-cell/>
          <table:table-cell table:formula="of:=IF([.I35]=&quot;&quot;; &quot;&quot;; REPLACE(IFERROR(&quot;, &quot;&amp;HLOOKUP([.I35]; [$'Rock Pi S pinout'.B34:.B34]; 1; 0); &quot;&quot;) &amp; IFERROR(&quot;, &quot;&amp;HLOOKUP([.I35]; [$'Rock Pi S pinout'.C34:.C34]; 1; 0); &quot;&quot;) &amp; IFERROR(&quot;, &quot;&amp;HLOOKUP([.I35]; [$'Rock Pi S pinout'.D34:.D34]; 1; 0); &quot;&quot;) &amp; IFERROR(&quot;, &quot;&amp;HLOOKUP([.I35]; [$'Rock Pi S pinout'.E34:.E34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4:.B34]; 1; 0); &quot;&quot;) &amp; IFERROR(&quot;, &quot;&amp;HLOOKUP([.K$2]; [$'Rock Pi S pinout'.C34:.C34]; 1; 0); &quot;&quot;) &amp; IFERROR(&quot;, &quot;&amp;HLOOKUP([.K$2]; [$'Rock Pi S pinout'.D34:.D34]; 1; 0); &quot;&quot;) &amp; IFERROR(&quot;, &quot;&amp;HLOOKUP([.K$2]; [$'Rock Pi S pinout'.E34:.E34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5]" office:value-type="float" office:value="34" calcext:value-type="float">
            <text:p>34</text:p>
          </table:table-cell>
          <table:table-cell table:style-name="ce21" office:value-type="string" calcext:value-type="string">
            <text:p>XGPIOC[21]</text:p>
          </table:table-cell>
          <table:table-cell table:style-name="ce23" office:value-type="string" calcext:value-type="string">
            <text:p>GPIO2_C0 </text:p>
          </table:table-cell>
          <table:table-cell table:formula="of:=[$'Milk-V Duo S pinout'.B35]" office:value-type="string" office:string-value="C21" calcext:value-type="string">
            <text:p>C21</text:p>
          </table:table-cell>
          <table:table-cell office:value-type="string" calcext:value-type="string">
            <text:p>*GPIO*</text:p>
          </table:table-cell>
          <table:table-cell table:formula="of:=IF([.E36]=&quot;&quot;; &quot;&quot;; REPLACE(IFERROR(&quot;, &quot;&amp;HLOOKUP([.E36]; [$'Milk-V Duo S pinout'.I35:.I35]; 1; 0); &quot;&quot;) &amp;  IFERROR(&quot;, &quot;&amp;HLOOKUP([.E36]; [$'Milk-V Duo S pinout'.J35:.J35]; 1; 0); &quot;&quot;) &amp;  IFERROR(&quot;, &quot;&amp;HLOOKUP([.E36]; [$'Milk-V Duo S pinout'.K35:.K35]; 1; 0); &quot;&quot;) &amp;  IFERROR(&quot;, &quot;&amp;HLOOKUP([.E36]; [$'Milk-V Duo S pinout'.L35:.L35]; 1; 0); &quot;&quot;) &amp;  IFERROR(&quot;, &quot;&amp;HLOOKUP([.E36]; [$'Milk-V Duo S pinout'.M35:.M35]; 1; 0); &quot;&quot;) &amp;  IFERROR(&quot;, &quot;&amp;HLOOKUP([.E36]; [$'Milk-V Duo S pinout'.N35:.N35]; 1; 0); &quot;&quot;) &amp;  IFERROR(&quot;, &quot;&amp;HLOOKUP([.E36]; [$'Milk-V Duo S pinout'.O35:.O35]; 1; 0); &quot;&quot;) &amp;  IFERROR(&quot;, &quot;&amp;HLOOKUP([.E36]; [$'Milk-V Duo S pinout'.P35:.P35]; 1; 0); &quot;&quot;); 1; 2; &quot;&quot;))" office:value-type="string" office:string-value="XGPIOC[21] (default)" calcext:value-type="string">
            <text:p>XGPIOC[21] (default)</text:p>
          </table:table-cell>
          <table:table-cell table:style-name="ce3" table:formula="of:=IF([.G$2]=&quot;&quot;; &quot;&quot;; REPLACE(IFERROR(&quot;, &quot;&amp;HLOOKUP([.G$2]; [$'Milk-V Duo S pinout'.I35:.I35]; 1; 0); &quot;&quot;) &amp;  IFERROR(&quot;, &quot;&amp;HLOOKUP([.G$2]; [$'Milk-V Duo S pinout'.J35:.J35]; 1; 0); &quot;&quot;) &amp;  IFERROR(&quot;, &quot;&amp;HLOOKUP([.G$2]; [$'Milk-V Duo S pinout'.K35:.K35]; 1; 0); &quot;&quot;) &amp;  IFERROR(&quot;, &quot;&amp;HLOOKUP([.G$2]; [$'Milk-V Duo S pinout'.L35:.L35]; 1; 0); &quot;&quot;) &amp;  IFERROR(&quot;, &quot;&amp;HLOOKUP([.G$2]; [$'Milk-V Duo S pinout'.M35:.M35]; 1; 0); &quot;&quot;) &amp;  IFERROR(&quot;, &quot;&amp;HLOOKUP([.G$2]; [$'Milk-V Duo S pinout'.N35:.N35]; 1; 0); &quot;&quot;) &amp;  IFERROR(&quot;, &quot;&amp;HLOOKUP([.G$2]; [$'Milk-V Duo S pinout'.O35:.O35]; 1; 0); &quot;&quot;) &amp;  IFERROR(&quot;, &quot;&amp;HLOOKUP([.G$2]; [$'Milk-V Duo S pinout'.P35:.P35]; 1; 0); &quot;&quot;); 1; 2; &quot;&quot;))" office:value-type="string" office:string-value="XGPIOC[21] (default)" calcext:value-type="string">
            <text:p>XGPIOC[21] (default)</text:p>
          </table:table-cell>
          <table:table-cell table:formula="of:=[$'Rock Pi S pinout'.B35]" office:value-type="string" office:string-value="GPIO2_C0 " calcext:value-type="string">
            <text:p>GPIO2_C0 </text:p>
          </table:table-cell>
          <table:table-cell office:value-type="string" calcext:value-type="string">
            <text:p>*GPIO*</text:p>
          </table:table-cell>
          <table:table-cell table:formula="of:=IF([.I36]=&quot;&quot;; &quot;&quot;; REPLACE(IFERROR(&quot;, &quot;&amp;HLOOKUP([.I36]; [$'Rock Pi S pinout'.B35:.B35]; 1; 0); &quot;&quot;) &amp; IFERROR(&quot;, &quot;&amp;HLOOKUP([.I36]; [$'Rock Pi S pinout'.C35:.C35]; 1; 0); &quot;&quot;) &amp; IFERROR(&quot;, &quot;&amp;HLOOKUP([.I36]; [$'Rock Pi S pinout'.D35:.D35]; 1; 0); &quot;&quot;) &amp; IFERROR(&quot;, &quot;&amp;HLOOKUP([.I36]; [$'Rock Pi S pinout'.E35:.E35]; 1; 0); &quot;&quot;); 1; 2; &quot;&quot;))" office:value-type="string" office:string-value="GPIO2_C0 " calcext:value-type="string">
            <text:p>GPIO2_C0 </text:p>
          </table:table-cell>
          <table:table-cell table:style-name="ce3" table:formula="of:=IF([.K$2]=&quot;&quot;; &quot;&quot;; REPLACE(IFERROR(&quot;, &quot;&amp;HLOOKUP([.K$2]; [$'Rock Pi S pinout'.B35:.B35]; 1; 0); &quot;&quot;) &amp; IFERROR(&quot;, &quot;&amp;HLOOKUP([.K$2]; [$'Rock Pi S pinout'.C35:.C35]; 1; 0); &quot;&quot;) &amp; IFERROR(&quot;, &quot;&amp;HLOOKUP([.K$2]; [$'Rock Pi S pinout'.D35:.D35]; 1; 0); &quot;&quot;) &amp; IFERROR(&quot;, &quot;&amp;HLOOKUP([.K$2]; [$'Rock Pi S pinout'.E35:.E35]; 1; 0); &quot;&quot;); 1; 2; &quot;&quot;))" office:value-type="string" office:string-value="GPIO2_C0 " calcext:value-type="string">
            <text:p>GPIO2_C0 </text:p>
          </table:table-cell>
          <table:table-cell table:number-columns-repeated="16373"/>
        </table:table-row>
        <table:table-row table:style-name="ro1">
          <table:table-cell table:formula="of:=[$'Milk-V Duo S pinout'.A36]" office:value-type="float" office:value="35" calcext:value-type="float">
            <text:p>35</text:p>
          </table:table-cell>
          <table:table-cell table:style-name="ce23" office:value-type="string" calcext:value-type="string">
            <text:p>XGPIOC[16]</text:p>
          </table:table-cell>
          <table:table-cell table:style-name="ce64" office:value-type="string" calcext:value-type="string">
            <text:p>MICN8</text:p>
          </table:table-cell>
          <table:table-cell table:formula="of:=[$'Milk-V Duo S pinout'.B36]" office:value-type="string" office:string-value="C16" calcext:value-type="string">
            <text:p>C16</text:p>
          </table:table-cell>
          <table:table-cell office:value-type="string" calcext:value-type="string">
            <text:p>*GPIO*</text:p>
          </table:table-cell>
          <table:table-cell table:formula="of:=IF([.E37]=&quot;&quot;; &quot;&quot;; REPLACE(IFERROR(&quot;, &quot;&amp;HLOOKUP([.E37]; [$'Milk-V Duo S pinout'.I36:.I36]; 1; 0); &quot;&quot;) &amp;  IFERROR(&quot;, &quot;&amp;HLOOKUP([.E37]; [$'Milk-V Duo S pinout'.J36:.J36]; 1; 0); &quot;&quot;) &amp;  IFERROR(&quot;, &quot;&amp;HLOOKUP([.E37]; [$'Milk-V Duo S pinout'.K36:.K36]; 1; 0); &quot;&quot;) &amp;  IFERROR(&quot;, &quot;&amp;HLOOKUP([.E37]; [$'Milk-V Duo S pinout'.L36:.L36]; 1; 0); &quot;&quot;) &amp;  IFERROR(&quot;, &quot;&amp;HLOOKUP([.E37]; [$'Milk-V Duo S pinout'.M36:.M36]; 1; 0); &quot;&quot;) &amp;  IFERROR(&quot;, &quot;&amp;HLOOKUP([.E37]; [$'Milk-V Duo S pinout'.N36:.N36]; 1; 0); &quot;&quot;) &amp;  IFERROR(&quot;, &quot;&amp;HLOOKUP([.E37]; [$'Milk-V Duo S pinout'.O36:.O36]; 1; 0); &quot;&quot;) &amp;  IFERROR(&quot;, &quot;&amp;HLOOKUP([.E37]; [$'Milk-V Duo S pinout'.P36:.P36]; 1; 0); &quot;&quot;); 1; 2; &quot;&quot;))" office:value-type="string" office:string-value="XGPIOC[16] (default)" calcext:value-type="string">
            <text:p>XGPIOC[16] (default)</text:p>
          </table:table-cell>
          <table:table-cell table:style-name="ce3" table:formula="of:=IF([.G$2]=&quot;&quot;; &quot;&quot;; REPLACE(IFERROR(&quot;, &quot;&amp;HLOOKUP([.G$2]; [$'Milk-V Duo S pinout'.I36:.I36]; 1; 0); &quot;&quot;) &amp;  IFERROR(&quot;, &quot;&amp;HLOOKUP([.G$2]; [$'Milk-V Duo S pinout'.J36:.J36]; 1; 0); &quot;&quot;) &amp;  IFERROR(&quot;, &quot;&amp;HLOOKUP([.G$2]; [$'Milk-V Duo S pinout'.K36:.K36]; 1; 0); &quot;&quot;) &amp;  IFERROR(&quot;, &quot;&amp;HLOOKUP([.G$2]; [$'Milk-V Duo S pinout'.L36:.L36]; 1; 0); &quot;&quot;) &amp;  IFERROR(&quot;, &quot;&amp;HLOOKUP([.G$2]; [$'Milk-V Duo S pinout'.M36:.M36]; 1; 0); &quot;&quot;) &amp;  IFERROR(&quot;, &quot;&amp;HLOOKUP([.G$2]; [$'Milk-V Duo S pinout'.N36:.N36]; 1; 0); &quot;&quot;) &amp;  IFERROR(&quot;, &quot;&amp;HLOOKUP([.G$2]; [$'Milk-V Duo S pinout'.O36:.O36]; 1; 0); &quot;&quot;) &amp;  IFERROR(&quot;, &quot;&amp;HLOOKUP([.G$2]; [$'Milk-V Duo S pinout'.P36:.P36]; 1; 0); &quot;&quot;); 1; 2; &quot;&quot;))" office:value-type="string" office:string-value="XGPIOC[16] (default)" calcext:value-type="string">
            <text:p>XGPIOC[16] (default)</text:p>
          </table:table-cell>
          <table:table-cell table:formula="of:=[$'Rock Pi S pinout'.B36]" office:value-type="string" office:string-value="MICN8 " calcext:value-type="string">
            <text:p>MICN8 </text:p>
          </table:table-cell>
          <table:table-cell/>
          <table:table-cell table:formula="of:=IF([.I37]=&quot;&quot;; &quot;&quot;; REPLACE(IFERROR(&quot;, &quot;&amp;HLOOKUP([.I37]; [$'Rock Pi S pinout'.B36:.B36]; 1; 0); &quot;&quot;) &amp; IFERROR(&quot;, &quot;&amp;HLOOKUP([.I37]; [$'Rock Pi S pinout'.C36:.C36]; 1; 0); &quot;&quot;) &amp; IFERROR(&quot;, &quot;&amp;HLOOKUP([.I37]; [$'Rock Pi S pinout'.D36:.D36]; 1; 0); &quot;&quot;) &amp; IFERROR(&quot;, &quot;&amp;HLOOKUP([.I37]; [$'Rock Pi S pinout'.E36:.E36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6:.B36]; 1; 0); &quot;&quot;) &amp; IFERROR(&quot;, &quot;&amp;HLOOKUP([.K$2]; [$'Rock Pi S pinout'.C36:.C36]; 1; 0); &quot;&quot;) &amp; IFERROR(&quot;, &quot;&amp;HLOOKUP([.K$2]; [$'Rock Pi S pinout'.D36:.D36]; 1; 0); &quot;&quot;) &amp; IFERROR(&quot;, &quot;&amp;HLOOKUP([.K$2]; [$'Rock Pi S pinout'.E36:.E36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7]" office:value-type="float" office:value="36" calcext:value-type="float">
            <text:p>36</text:p>
          </table:table-cell>
          <table:table-cell table:style-name="ce23" office:value-type="string" calcext:value-type="string">
            <text:p>XGPIOC[20]</text:p>
          </table:table-cell>
          <table:table-cell table:style-name="ce64" office:value-type="string" calcext:value-type="string">
            <text:p>MCIP8</text:p>
          </table:table-cell>
          <table:table-cell table:formula="of:=[$'Milk-V Duo S pinout'.B37]" office:value-type="string" office:string-value="C20" calcext:value-type="string">
            <text:p>C20</text:p>
          </table:table-cell>
          <table:table-cell office:value-type="string" calcext:value-type="string">
            <text:p>*GPIO*</text:p>
          </table:table-cell>
          <table:table-cell table:formula="of:=IF([.E38]=&quot;&quot;; &quot;&quot;; REPLACE(IFERROR(&quot;, &quot;&amp;HLOOKUP([.E38]; [$'Milk-V Duo S pinout'.I37:.I37]; 1; 0); &quot;&quot;) &amp;  IFERROR(&quot;, &quot;&amp;HLOOKUP([.E38]; [$'Milk-V Duo S pinout'.J37:.J37]; 1; 0); &quot;&quot;) &amp;  IFERROR(&quot;, &quot;&amp;HLOOKUP([.E38]; [$'Milk-V Duo S pinout'.K37:.K37]; 1; 0); &quot;&quot;) &amp;  IFERROR(&quot;, &quot;&amp;HLOOKUP([.E38]; [$'Milk-V Duo S pinout'.L37:.L37]; 1; 0); &quot;&quot;) &amp;  IFERROR(&quot;, &quot;&amp;HLOOKUP([.E38]; [$'Milk-V Duo S pinout'.M37:.M37]; 1; 0); &quot;&quot;) &amp;  IFERROR(&quot;, &quot;&amp;HLOOKUP([.E38]; [$'Milk-V Duo S pinout'.N37:.N37]; 1; 0); &quot;&quot;) &amp;  IFERROR(&quot;, &quot;&amp;HLOOKUP([.E38]; [$'Milk-V Duo S pinout'.O37:.O37]; 1; 0); &quot;&quot;) &amp;  IFERROR(&quot;, &quot;&amp;HLOOKUP([.E38]; [$'Milk-V Duo S pinout'.P37:.P37]; 1; 0); &quot;&quot;); 1; 2; &quot;&quot;))" office:value-type="string" office:string-value="XGPIOC[20] (default)" calcext:value-type="string">
            <text:p>XGPIOC[20] (default)</text:p>
          </table:table-cell>
          <table:table-cell table:style-name="ce3" table:formula="of:=IF([.G$2]=&quot;&quot;; &quot;&quot;; REPLACE(IFERROR(&quot;, &quot;&amp;HLOOKUP([.G$2]; [$'Milk-V Duo S pinout'.I37:.I37]; 1; 0); &quot;&quot;) &amp;  IFERROR(&quot;, &quot;&amp;HLOOKUP([.G$2]; [$'Milk-V Duo S pinout'.J37:.J37]; 1; 0); &quot;&quot;) &amp;  IFERROR(&quot;, &quot;&amp;HLOOKUP([.G$2]; [$'Milk-V Duo S pinout'.K37:.K37]; 1; 0); &quot;&quot;) &amp;  IFERROR(&quot;, &quot;&amp;HLOOKUP([.G$2]; [$'Milk-V Duo S pinout'.L37:.L37]; 1; 0); &quot;&quot;) &amp;  IFERROR(&quot;, &quot;&amp;HLOOKUP([.G$2]; [$'Milk-V Duo S pinout'.M37:.M37]; 1; 0); &quot;&quot;) &amp;  IFERROR(&quot;, &quot;&amp;HLOOKUP([.G$2]; [$'Milk-V Duo S pinout'.N37:.N37]; 1; 0); &quot;&quot;) &amp;  IFERROR(&quot;, &quot;&amp;HLOOKUP([.G$2]; [$'Milk-V Duo S pinout'.O37:.O37]; 1; 0); &quot;&quot;) &amp;  IFERROR(&quot;, &quot;&amp;HLOOKUP([.G$2]; [$'Milk-V Duo S pinout'.P37:.P37]; 1; 0); &quot;&quot;); 1; 2; &quot;&quot;))" office:value-type="string" office:string-value="XGPIOC[20] (default)" calcext:value-type="string">
            <text:p>XGPIOC[20] (default)</text:p>
          </table:table-cell>
          <table:table-cell table:formula="of:=[$'Rock Pi S pinout'.B37]" office:value-type="string" office:string-value="MCIP8 " calcext:value-type="string">
            <text:p>MCIP8 </text:p>
          </table:table-cell>
          <table:table-cell/>
          <table:table-cell table:formula="of:=IF([.I38]=&quot;&quot;; &quot;&quot;; REPLACE(IFERROR(&quot;, &quot;&amp;HLOOKUP([.I38]; [$'Rock Pi S pinout'.B37:.B37]; 1; 0); &quot;&quot;) &amp; IFERROR(&quot;, &quot;&amp;HLOOKUP([.I38]; [$'Rock Pi S pinout'.C37:.C37]; 1; 0); &quot;&quot;) &amp; IFERROR(&quot;, &quot;&amp;HLOOKUP([.I38]; [$'Rock Pi S pinout'.D37:.D37]; 1; 0); &quot;&quot;) &amp; IFERROR(&quot;, &quot;&amp;HLOOKUP([.I38]; [$'Rock Pi S pinout'.E37:.E3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7:.B37]; 1; 0); &quot;&quot;) &amp; IFERROR(&quot;, &quot;&amp;HLOOKUP([.K$2]; [$'Rock Pi S pinout'.C37:.C37]; 1; 0); &quot;&quot;) &amp; IFERROR(&quot;, &quot;&amp;HLOOKUP([.K$2]; [$'Rock Pi S pinout'.D37:.D37]; 1; 0); &quot;&quot;) &amp; IFERROR(&quot;, &quot;&amp;HLOOKUP([.K$2]; [$'Rock Pi S pinout'.E37:.E37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8]" office:value-type="float" office:value="37" calcext:value-type="float">
            <text:p>37</text:p>
          </table:table-cell>
          <table:table-cell table:style-name="ce29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38]" office:value-type="string" office:string-value="GND" calcext:value-type="string">
            <text:p>GND</text:p>
          </table:table-cell>
          <table:table-cell/>
          <table:table-cell table:formula="of:=IF([.E39]=&quot;&quot;; &quot;&quot;; REPLACE(IFERROR(&quot;, &quot;&amp;HLOOKUP([.E39]; [$'Milk-V Duo S pinout'.I38:.I38]; 1; 0); &quot;&quot;) &amp;  IFERROR(&quot;, &quot;&amp;HLOOKUP([.E39]; [$'Milk-V Duo S pinout'.J38:.J38]; 1; 0); &quot;&quot;) &amp;  IFERROR(&quot;, &quot;&amp;HLOOKUP([.E39]; [$'Milk-V Duo S pinout'.K38:.K38]; 1; 0); &quot;&quot;) &amp;  IFERROR(&quot;, &quot;&amp;HLOOKUP([.E39]; [$'Milk-V Duo S pinout'.L38:.L38]; 1; 0); &quot;&quot;) &amp;  IFERROR(&quot;, &quot;&amp;HLOOKUP([.E39]; [$'Milk-V Duo S pinout'.M38:.M38]; 1; 0); &quot;&quot;) &amp;  IFERROR(&quot;, &quot;&amp;HLOOKUP([.E39]; [$'Milk-V Duo S pinout'.N38:.N38]; 1; 0); &quot;&quot;) &amp;  IFERROR(&quot;, &quot;&amp;HLOOKUP([.E39]; [$'Milk-V Duo S pinout'.O38:.O38]; 1; 0); &quot;&quot;) &amp;  IFERROR(&quot;, &quot;&amp;HLOOKUP([.E39]; [$'Milk-V Duo S pinout'.P38:.P38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8:.I38]; 1; 0); &quot;&quot;) &amp;  IFERROR(&quot;, &quot;&amp;HLOOKUP([.G$2]; [$'Milk-V Duo S pinout'.J38:.J38]; 1; 0); &quot;&quot;) &amp;  IFERROR(&quot;, &quot;&amp;HLOOKUP([.G$2]; [$'Milk-V Duo S pinout'.K38:.K38]; 1; 0); &quot;&quot;) &amp;  IFERROR(&quot;, &quot;&amp;HLOOKUP([.G$2]; [$'Milk-V Duo S pinout'.L38:.L38]; 1; 0); &quot;&quot;) &amp;  IFERROR(&quot;, &quot;&amp;HLOOKUP([.G$2]; [$'Milk-V Duo S pinout'.M38:.M38]; 1; 0); &quot;&quot;) &amp;  IFERROR(&quot;, &quot;&amp;HLOOKUP([.G$2]; [$'Milk-V Duo S pinout'.N38:.N38]; 1; 0); &quot;&quot;) &amp;  IFERROR(&quot;, &quot;&amp;HLOOKUP([.G$2]; [$'Milk-V Duo S pinout'.O38:.O38]; 1; 0); &quot;&quot;) &amp;  IFERROR(&quot;, &quot;&amp;HLOOKUP([.G$2]; [$'Milk-V Duo S pinout'.P38:.P38]; 1; 0); &quot;&quot;); 1; 2; &quot;&quot;))">
            <text:p/>
          </table:table-cell>
          <table:table-cell table:formula="of:=[$'Rock Pi S pinout'.B38]" office:value-type="string" office:string-value="MICN7 " calcext:value-type="string">
            <text:p>MICN7 </text:p>
          </table:table-cell>
          <table:table-cell/>
          <table:table-cell table:formula="of:=IF([.I39]=&quot;&quot;; &quot;&quot;; REPLACE(IFERROR(&quot;, &quot;&amp;HLOOKUP([.I39]; [$'Rock Pi S pinout'.B38:.B38]; 1; 0); &quot;&quot;) &amp; IFERROR(&quot;, &quot;&amp;HLOOKUP([.I39]; [$'Rock Pi S pinout'.C38:.C38]; 1; 0); &quot;&quot;) &amp; IFERROR(&quot;, &quot;&amp;HLOOKUP([.I39]; [$'Rock Pi S pinout'.D38:.D38]; 1; 0); &quot;&quot;) &amp; IFERROR(&quot;, &quot;&amp;HLOOKUP([.I39]; [$'Rock Pi S pinout'.E38:.E3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8:.B38]; 1; 0); &quot;&quot;) &amp; IFERROR(&quot;, &quot;&amp;HLOOKUP([.K$2]; [$'Rock Pi S pinout'.C38:.C38]; 1; 0); &quot;&quot;) &amp; IFERROR(&quot;, &quot;&amp;HLOOKUP([.K$2]; [$'Rock Pi S pinout'.D38:.D38]; 1; 0); &quot;&quot;) &amp; IFERROR(&quot;, &quot;&amp;HLOOKUP([.K$2]; [$'Rock Pi S pinout'.E38:.E3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9]" office:value-type="float" office:value="38" calcext:value-type="float">
            <text:p>38</text:p>
          </table:table-cell>
          <table:table-cell table:style-name="ce29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39]" office:value-type="string" office:string-value="GND" calcext:value-type="string">
            <text:p>GND</text:p>
          </table:table-cell>
          <table:table-cell/>
          <table:table-cell table:formula="of:=IF([.E40]=&quot;&quot;; &quot;&quot;; REPLACE(IFERROR(&quot;, &quot;&amp;HLOOKUP([.E40]; [$'Milk-V Duo S pinout'.I39:.I39]; 1; 0); &quot;&quot;) &amp;  IFERROR(&quot;, &quot;&amp;HLOOKUP([.E40]; [$'Milk-V Duo S pinout'.J39:.J39]; 1; 0); &quot;&quot;) &amp;  IFERROR(&quot;, &quot;&amp;HLOOKUP([.E40]; [$'Milk-V Duo S pinout'.K39:.K39]; 1; 0); &quot;&quot;) &amp;  IFERROR(&quot;, &quot;&amp;HLOOKUP([.E40]; [$'Milk-V Duo S pinout'.L39:.L39]; 1; 0); &quot;&quot;) &amp;  IFERROR(&quot;, &quot;&amp;HLOOKUP([.E40]; [$'Milk-V Duo S pinout'.M39:.M39]; 1; 0); &quot;&quot;) &amp;  IFERROR(&quot;, &quot;&amp;HLOOKUP([.E40]; [$'Milk-V Duo S pinout'.N39:.N39]; 1; 0); &quot;&quot;) &amp;  IFERROR(&quot;, &quot;&amp;HLOOKUP([.E40]; [$'Milk-V Duo S pinout'.O39:.O39]; 1; 0); &quot;&quot;) &amp;  IFERROR(&quot;, &quot;&amp;HLOOKUP([.E40]; [$'Milk-V Duo S pinout'.P39:.P39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9:.I39]; 1; 0); &quot;&quot;) &amp;  IFERROR(&quot;, &quot;&amp;HLOOKUP([.G$2]; [$'Milk-V Duo S pinout'.J39:.J39]; 1; 0); &quot;&quot;) &amp;  IFERROR(&quot;, &quot;&amp;HLOOKUP([.G$2]; [$'Milk-V Duo S pinout'.K39:.K39]; 1; 0); &quot;&quot;) &amp;  IFERROR(&quot;, &quot;&amp;HLOOKUP([.G$2]; [$'Milk-V Duo S pinout'.L39:.L39]; 1; 0); &quot;&quot;) &amp;  IFERROR(&quot;, &quot;&amp;HLOOKUP([.G$2]; [$'Milk-V Duo S pinout'.M39:.M39]; 1; 0); &quot;&quot;) &amp;  IFERROR(&quot;, &quot;&amp;HLOOKUP([.G$2]; [$'Milk-V Duo S pinout'.N39:.N39]; 1; 0); &quot;&quot;) &amp;  IFERROR(&quot;, &quot;&amp;HLOOKUP([.G$2]; [$'Milk-V Duo S pinout'.O39:.O39]; 1; 0); &quot;&quot;) &amp;  IFERROR(&quot;, &quot;&amp;HLOOKUP([.G$2]; [$'Milk-V Duo S pinout'.P39:.P39]; 1; 0); &quot;&quot;); 1; 2; &quot;&quot;))">
            <text:p/>
          </table:table-cell>
          <table:table-cell table:formula="of:=[$'Rock Pi S pinout'.B39]" office:value-type="string" office:string-value="MCIP7 " calcext:value-type="string">
            <text:p>MCIP7 </text:p>
          </table:table-cell>
          <table:table-cell/>
          <table:table-cell table:formula="of:=IF([.I40]=&quot;&quot;; &quot;&quot;; REPLACE(IFERROR(&quot;, &quot;&amp;HLOOKUP([.I40]; [$'Rock Pi S pinout'.B39:.B39]; 1; 0); &quot;&quot;) &amp; IFERROR(&quot;, &quot;&amp;HLOOKUP([.I40]; [$'Rock Pi S pinout'.C39:.C39]; 1; 0); &quot;&quot;) &amp; IFERROR(&quot;, &quot;&amp;HLOOKUP([.I40]; [$'Rock Pi S pinout'.D39:.D39]; 1; 0); &quot;&quot;) &amp; IFERROR(&quot;, &quot;&amp;HLOOKUP([.I40]; [$'Rock Pi S pinout'.E39:.E39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9:.B39]; 1; 0); &quot;&quot;) &amp; IFERROR(&quot;, &quot;&amp;HLOOKUP([.K$2]; [$'Rock Pi S pinout'.C39:.C39]; 1; 0); &quot;&quot;) &amp; IFERROR(&quot;, &quot;&amp;HLOOKUP([.K$2]; [$'Rock Pi S pinout'.D39:.D39]; 1; 0); &quot;&quot;) &amp; IFERROR(&quot;, &quot;&amp;HLOOKUP([.K$2]; [$'Rock Pi S pinout'.E39:.E39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0]" office:value-type="float" office:value="39" calcext:value-type="float">
            <text:p>39</text:p>
          </table:table-cell>
          <table:table-cell table:style-name="ce30" office:value-type="string" calcext:value-type="string">
            <text:p>XGPIOC[19]</text:p>
          </table:table-cell>
          <table:table-cell table:style-name="ce53" office:value-type="string" calcext:value-type="string">
            <text:p>PN532 (UART3_TX)</text:p>
          </table:table-cell>
          <table:table-cell table:formula="of:=[$'Milk-V Duo S pinout'.B40]" office:value-type="string" office:string-value="C19" calcext:value-type="string">
            <text:p>C19</text:p>
          </table:table-cell>
          <table:table-cell/>
          <table:table-cell table:formula="of:=IF([.E41]=&quot;&quot;; &quot;&quot;; REPLACE(IFERROR(&quot;, &quot;&amp;HLOOKUP([.E41]; [$'Milk-V Duo S pinout'.I40:.I40]; 1; 0); &quot;&quot;) &amp;  IFERROR(&quot;, &quot;&amp;HLOOKUP([.E41]; [$'Milk-V Duo S pinout'.J40:.J40]; 1; 0); &quot;&quot;) &amp;  IFERROR(&quot;, &quot;&amp;HLOOKUP([.E41]; [$'Milk-V Duo S pinout'.K40:.K40]; 1; 0); &quot;&quot;) &amp;  IFERROR(&quot;, &quot;&amp;HLOOKUP([.E41]; [$'Milk-V Duo S pinout'.L40:.L40]; 1; 0); &quot;&quot;) &amp;  IFERROR(&quot;, &quot;&amp;HLOOKUP([.E41]; [$'Milk-V Duo S pinout'.M40:.M40]; 1; 0); &quot;&quot;) &amp;  IFERROR(&quot;, &quot;&amp;HLOOKUP([.E41]; [$'Milk-V Duo S pinout'.N40:.N40]; 1; 0); &quot;&quot;) &amp;  IFERROR(&quot;, &quot;&amp;HLOOKUP([.E41]; [$'Milk-V Duo S pinout'.O40:.O40]; 1; 0); &quot;&quot;) &amp;  IFERROR(&quot;, &quot;&amp;HLOOKUP([.E41]; [$'Milk-V Duo S pinout'.P40:.P40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0:.I40]; 1; 0); &quot;&quot;) &amp;  IFERROR(&quot;, &quot;&amp;HLOOKUP([.G$2]; [$'Milk-V Duo S pinout'.J40:.J40]; 1; 0); &quot;&quot;) &amp;  IFERROR(&quot;, &quot;&amp;HLOOKUP([.G$2]; [$'Milk-V Duo S pinout'.K40:.K40]; 1; 0); &quot;&quot;) &amp;  IFERROR(&quot;, &quot;&amp;HLOOKUP([.G$2]; [$'Milk-V Duo S pinout'.L40:.L40]; 1; 0); &quot;&quot;) &amp;  IFERROR(&quot;, &quot;&amp;HLOOKUP([.G$2]; [$'Milk-V Duo S pinout'.M40:.M40]; 1; 0); &quot;&quot;) &amp;  IFERROR(&quot;, &quot;&amp;HLOOKUP([.G$2]; [$'Milk-V Duo S pinout'.N40:.N40]; 1; 0); &quot;&quot;) &amp;  IFERROR(&quot;, &quot;&amp;HLOOKUP([.G$2]; [$'Milk-V Duo S pinout'.O40:.O40]; 1; 0); &quot;&quot;) &amp;  IFERROR(&quot;, &quot;&amp;HLOOKUP([.G$2]; [$'Milk-V Duo S pinout'.P40:.P40]; 1; 0); &quot;&quot;); 1; 2; &quot;&quot;))" office:value-type="string" office:string-value="XGPIOC[19] (default)" calcext:value-type="string">
            <text:p>XGPIOC[19] (default)</text:p>
          </table:table-cell>
          <table:table-cell table:formula="of:=[$'Rock Pi S pinout'.B40]" office:value-type="string" office:string-value="GPOI3_B5 " calcext:value-type="string">
            <text:p>GPOI3_B5 </text:p>
          </table:table-cell>
          <table:table-cell office:value-type="string" calcext:value-type="string">
            <text:p>UART3*</text:p>
          </table:table-cell>
          <table:table-cell table:formula="of:=IF([.I41]=&quot;&quot;; &quot;&quot;; REPLACE(IFERROR(&quot;, &quot;&amp;HLOOKUP([.I41]; [$'Rock Pi S pinout'.B40:.B40]; 1; 0); &quot;&quot;) &amp; IFERROR(&quot;, &quot;&amp;HLOOKUP([.I41]; [$'Rock Pi S pinout'.C40:.C40]; 1; 0); &quot;&quot;) &amp; IFERROR(&quot;, &quot;&amp;HLOOKUP([.I41]; [$'Rock Pi S pinout'.D40:.D40]; 1; 0); &quot;&quot;) &amp; IFERROR(&quot;, &quot;&amp;HLOOKUP([.I41]; [$'Rock Pi S pinout'.E40:.E40]; 1; 0); &quot;&quot;); 1; 2; &quot;&quot;))" office:value-type="string" office:string-value="UART3_TX " calcext:value-type="string">
            <text:p>UART3_TX </text:p>
          </table:table-cell>
          <table:table-cell table:style-name="ce3" table:formula="of:=IF([.K$2]=&quot;&quot;; &quot;&quot;; REPLACE(IFERROR(&quot;, &quot;&amp;HLOOKUP([.K$2]; [$'Rock Pi S pinout'.B40:.B40]; 1; 0); &quot;&quot;) &amp; IFERROR(&quot;, &quot;&amp;HLOOKUP([.K$2]; [$'Rock Pi S pinout'.C40:.C40]; 1; 0); &quot;&quot;) &amp; IFERROR(&quot;, &quot;&amp;HLOOKUP([.K$2]; [$'Rock Pi S pinout'.D40:.D40]; 1; 0); &quot;&quot;) &amp; IFERROR(&quot;, &quot;&amp;HLOOKUP([.K$2]; [$'Rock Pi S pinout'.E40:.E4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1]" office:value-type="float" office:value="40" calcext:value-type="float">
            <text:p>40</text:p>
          </table:table-cell>
          <table:table-cell table:style-name="ce30" office:value-type="string" calcext:value-type="string">
            <text:p>PWR_GPIO[0]</text:p>
          </table:table-cell>
          <table:table-cell table:style-name="ce53" office:value-type="string" calcext:value-type="string">
            <text:p>PN532 (UART3_RX)</text:p>
          </table:table-cell>
          <table:table-cell table:formula="of:=[$'Milk-V Duo S pinout'.B41]" office:value-type="string" office:string-value="E0" calcext:value-type="string">
            <text:p>E0</text:p>
          </table:table-cell>
          <table:table-cell/>
          <table:table-cell table:formula="of:=IF([.E42]=&quot;&quot;; &quot;&quot;; REPLACE(IFERROR(&quot;, &quot;&amp;HLOOKUP([.E42]; [$'Milk-V Duo S pinout'.I41:.I41]; 1; 0); &quot;&quot;) &amp;  IFERROR(&quot;, &quot;&amp;HLOOKUP([.E42]; [$'Milk-V Duo S pinout'.J41:.J41]; 1; 0); &quot;&quot;) &amp;  IFERROR(&quot;, &quot;&amp;HLOOKUP([.E42]; [$'Milk-V Duo S pinout'.K41:.K41]; 1; 0); &quot;&quot;) &amp;  IFERROR(&quot;, &quot;&amp;HLOOKUP([.E42]; [$'Milk-V Duo S pinout'.L41:.L41]; 1; 0); &quot;&quot;) &amp;  IFERROR(&quot;, &quot;&amp;HLOOKUP([.E42]; [$'Milk-V Duo S pinout'.M41:.M41]; 1; 0); &quot;&quot;) &amp;  IFERROR(&quot;, &quot;&amp;HLOOKUP([.E42]; [$'Milk-V Duo S pinout'.N41:.N41]; 1; 0); &quot;&quot;) &amp;  IFERROR(&quot;, &quot;&amp;HLOOKUP([.E42]; [$'Milk-V Duo S pinout'.O41:.O41]; 1; 0); &quot;&quot;) &amp;  IFERROR(&quot;, &quot;&amp;HLOOKUP([.E42]; [$'Milk-V Duo S pinout'.P41:.P41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1:.I41]; 1; 0); &quot;&quot;) &amp;  IFERROR(&quot;, &quot;&amp;HLOOKUP([.G$2]; [$'Milk-V Duo S pinout'.J41:.J41]; 1; 0); &quot;&quot;) &amp;  IFERROR(&quot;, &quot;&amp;HLOOKUP([.G$2]; [$'Milk-V Duo S pinout'.K41:.K41]; 1; 0); &quot;&quot;) &amp;  IFERROR(&quot;, &quot;&amp;HLOOKUP([.G$2]; [$'Milk-V Duo S pinout'.L41:.L41]; 1; 0); &quot;&quot;) &amp;  IFERROR(&quot;, &quot;&amp;HLOOKUP([.G$2]; [$'Milk-V Duo S pinout'.M41:.M41]; 1; 0); &quot;&quot;) &amp;  IFERROR(&quot;, &quot;&amp;HLOOKUP([.G$2]; [$'Milk-V Duo S pinout'.N41:.N41]; 1; 0); &quot;&quot;) &amp;  IFERROR(&quot;, &quot;&amp;HLOOKUP([.G$2]; [$'Milk-V Duo S pinout'.O41:.O41]; 1; 0); &quot;&quot;) &amp;  IFERROR(&quot;, &quot;&amp;HLOOKUP([.G$2]; [$'Milk-V Duo S pinout'.P41:.P41]; 1; 0); &quot;&quot;); 1; 2; &quot;&quot;))" office:value-type="string" office:string-value="PWR_GPIO[0] (default)" calcext:value-type="string">
            <text:p>PWR_GPIO[0] (default)</text:p>
          </table:table-cell>
          <table:table-cell table:formula="of:=[$'Rock Pi S pinout'.B41]" office:value-type="string" office:string-value="GPOI3_B4 " calcext:value-type="string">
            <text:p>GPOI3_B4 </text:p>
          </table:table-cell>
          <table:table-cell office:value-type="string" calcext:value-type="string">
            <text:p>UART3*</text:p>
          </table:table-cell>
          <table:table-cell table:formula="of:=IF([.I42]=&quot;&quot;; &quot;&quot;; REPLACE(IFERROR(&quot;, &quot;&amp;HLOOKUP([.I42]; [$'Rock Pi S pinout'.B41:.B41]; 1; 0); &quot;&quot;) &amp; IFERROR(&quot;, &quot;&amp;HLOOKUP([.I42]; [$'Rock Pi S pinout'.C41:.C41]; 1; 0); &quot;&quot;) &amp; IFERROR(&quot;, &quot;&amp;HLOOKUP([.I42]; [$'Rock Pi S pinout'.D41:.D41]; 1; 0); &quot;&quot;) &amp; IFERROR(&quot;, &quot;&amp;HLOOKUP([.I42]; [$'Rock Pi S pinout'.E41:.E41]; 1; 0); &quot;&quot;); 1; 2; &quot;&quot;))" office:value-type="string" office:string-value="UART3_RX " calcext:value-type="string">
            <text:p>UART3_RX </text:p>
          </table:table-cell>
          <table:table-cell table:style-name="ce3" table:formula="of:=IF([.K$2]=&quot;&quot;; &quot;&quot;; REPLACE(IFERROR(&quot;, &quot;&amp;HLOOKUP([.K$2]; [$'Rock Pi S pinout'.B41:.B41]; 1; 0); &quot;&quot;) &amp; IFERROR(&quot;, &quot;&amp;HLOOKUP([.K$2]; [$'Rock Pi S pinout'.C41:.C41]; 1; 0); &quot;&quot;) &amp; IFERROR(&quot;, &quot;&amp;HLOOKUP([.K$2]; [$'Rock Pi S pinout'.D41:.D41]; 1; 0); &quot;&quot;) &amp; IFERROR(&quot;, &quot;&amp;HLOOKUP([.K$2]; [$'Rock Pi S pinout'.E41:.E4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2]" office:value-type="float" office:value="41" calcext:value-type="float">
            <text:p>41</text:p>
          </table:table-cell>
          <table:table-cell table:style-name="ce21" office:value-type="string" calcext:value-type="string">
            <text:p>XGPIOC[18]</text:p>
          </table:table-cell>
          <table:table-cell table:style-name="ce21" office:value-type="string" calcext:value-type="string">
            <text:p>GPOI3_B3 </text:p>
          </table:table-cell>
          <table:table-cell table:formula="of:=[$'Milk-V Duo S pinout'.B42]" office:value-type="string" office:string-value="C18" calcext:value-type="string">
            <text:p>C18</text:p>
          </table:table-cell>
          <table:table-cell office:value-type="string" calcext:value-type="string">
            <text:p>*GPIO*</text:p>
          </table:table-cell>
          <table:table-cell table:formula="of:=IF([.E43]=&quot;&quot;; &quot;&quot;; REPLACE(IFERROR(&quot;, &quot;&amp;HLOOKUP([.E43]; [$'Milk-V Duo S pinout'.I42:.I42]; 1; 0); &quot;&quot;) &amp;  IFERROR(&quot;, &quot;&amp;HLOOKUP([.E43]; [$'Milk-V Duo S pinout'.J42:.J42]; 1; 0); &quot;&quot;) &amp;  IFERROR(&quot;, &quot;&amp;HLOOKUP([.E43]; [$'Milk-V Duo S pinout'.K42:.K42]; 1; 0); &quot;&quot;) &amp;  IFERROR(&quot;, &quot;&amp;HLOOKUP([.E43]; [$'Milk-V Duo S pinout'.L42:.L42]; 1; 0); &quot;&quot;) &amp;  IFERROR(&quot;, &quot;&amp;HLOOKUP([.E43]; [$'Milk-V Duo S pinout'.M42:.M42]; 1; 0); &quot;&quot;) &amp;  IFERROR(&quot;, &quot;&amp;HLOOKUP([.E43]; [$'Milk-V Duo S pinout'.N42:.N42]; 1; 0); &quot;&quot;) &amp;  IFERROR(&quot;, &quot;&amp;HLOOKUP([.E43]; [$'Milk-V Duo S pinout'.O42:.O42]; 1; 0); &quot;&quot;) &amp;  IFERROR(&quot;, &quot;&amp;HLOOKUP([.E43]; [$'Milk-V Duo S pinout'.P42:.P42]; 1; 0); &quot;&quot;); 1; 2; &quot;&quot;))" office:value-type="string" office:string-value="XGPIOC[18] (default)" calcext:value-type="string">
            <text:p>XGPIOC[18] (default)</text:p>
          </table:table-cell>
          <table:table-cell table:style-name="ce3" table:formula="of:=IF([.G$2]=&quot;&quot;; &quot;&quot;; REPLACE(IFERROR(&quot;, &quot;&amp;HLOOKUP([.G$2]; [$'Milk-V Duo S pinout'.I42:.I42]; 1; 0); &quot;&quot;) &amp;  IFERROR(&quot;, &quot;&amp;HLOOKUP([.G$2]; [$'Milk-V Duo S pinout'.J42:.J42]; 1; 0); &quot;&quot;) &amp;  IFERROR(&quot;, &quot;&amp;HLOOKUP([.G$2]; [$'Milk-V Duo S pinout'.K42:.K42]; 1; 0); &quot;&quot;) &amp;  IFERROR(&quot;, &quot;&amp;HLOOKUP([.G$2]; [$'Milk-V Duo S pinout'.L42:.L42]; 1; 0); &quot;&quot;) &amp;  IFERROR(&quot;, &quot;&amp;HLOOKUP([.G$2]; [$'Milk-V Duo S pinout'.M42:.M42]; 1; 0); &quot;&quot;) &amp;  IFERROR(&quot;, &quot;&amp;HLOOKUP([.G$2]; [$'Milk-V Duo S pinout'.N42:.N42]; 1; 0); &quot;&quot;) &amp;  IFERROR(&quot;, &quot;&amp;HLOOKUP([.G$2]; [$'Milk-V Duo S pinout'.O42:.O42]; 1; 0); &quot;&quot;) &amp;  IFERROR(&quot;, &quot;&amp;HLOOKUP([.G$2]; [$'Milk-V Duo S pinout'.P42:.P42]; 1; 0); &quot;&quot;); 1; 2; &quot;&quot;))" office:value-type="string" office:string-value="XGPIOC[18] (default)" calcext:value-type="string">
            <text:p>XGPIOC[18] (default)</text:p>
          </table:table-cell>
          <table:table-cell table:formula="of:=[$'Rock Pi S pinout'.B42]" office:value-type="string" office:string-value="GPOI3_B3 " calcext:value-type="string">
            <text:p>GPOI3_B3 </text:p>
          </table:table-cell>
          <table:table-cell office:value-type="string" calcext:value-type="string">
            <text:p>*GP*</text:p>
          </table:table-cell>
          <table:table-cell table:formula="of:=IF([.I43]=&quot;&quot;; &quot;&quot;; REPLACE(IFERROR(&quot;, &quot;&amp;HLOOKUP([.I43]; [$'Rock Pi S pinout'.B42:.B42]; 1; 0); &quot;&quot;) &amp; IFERROR(&quot;, &quot;&amp;HLOOKUP([.I43]; [$'Rock Pi S pinout'.C42:.C42]; 1; 0); &quot;&quot;) &amp; IFERROR(&quot;, &quot;&amp;HLOOKUP([.I43]; [$'Rock Pi S pinout'.D42:.D42]; 1; 0); &quot;&quot;) &amp; IFERROR(&quot;, &quot;&amp;HLOOKUP([.I43]; [$'Rock Pi S pinout'.E42:.E42]; 1; 0); &quot;&quot;); 1; 2; &quot;&quot;))" office:value-type="string" office:string-value="GPOI3_B3 " calcext:value-type="string">
            <text:p>GPOI3_B3 </text:p>
          </table:table-cell>
          <table:table-cell table:style-name="ce3" table:formula="of:=IF([.K$2]=&quot;&quot;; &quot;&quot;; REPLACE(IFERROR(&quot;, &quot;&amp;HLOOKUP([.K$2]; [$'Rock Pi S pinout'.B42:.B42]; 1; 0); &quot;&quot;) &amp; IFERROR(&quot;, &quot;&amp;HLOOKUP([.K$2]; [$'Rock Pi S pinout'.C42:.C42]; 1; 0); &quot;&quot;) &amp; IFERROR(&quot;, &quot;&amp;HLOOKUP([.K$2]; [$'Rock Pi S pinout'.D42:.D42]; 1; 0); &quot;&quot;) &amp; IFERROR(&quot;, &quot;&amp;HLOOKUP([.K$2]; [$'Rock Pi S pinout'.E42:.E4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3]" office:value-type="float" office:value="42" calcext:value-type="float">
            <text:p>42</text:p>
          </table:table-cell>
          <table:table-cell table:style-name="ce21" office:value-type="string" calcext:value-type="string">
            <text:p>PWR_GPIO[1]</text:p>
          </table:table-cell>
          <table:table-cell table:style-name="ce21" office:value-type="string" calcext:value-type="string">
            <text:p>GPOI3_B2 </text:p>
          </table:table-cell>
          <table:table-cell table:formula="of:=[$'Milk-V Duo S pinout'.B43]" office:value-type="string" office:string-value="E1" calcext:value-type="string">
            <text:p>E1</text:p>
          </table:table-cell>
          <table:table-cell office:value-type="string" calcext:value-type="string">
            <text:p>*GPIO*</text:p>
          </table:table-cell>
          <table:table-cell table:formula="of:=IF([.E44]=&quot;&quot;; &quot;&quot;; REPLACE(IFERROR(&quot;, &quot;&amp;HLOOKUP([.E44]; [$'Milk-V Duo S pinout'.I43:.I43]; 1; 0); &quot;&quot;) &amp;  IFERROR(&quot;, &quot;&amp;HLOOKUP([.E44]; [$'Milk-V Duo S pinout'.J43:.J43]; 1; 0); &quot;&quot;) &amp;  IFERROR(&quot;, &quot;&amp;HLOOKUP([.E44]; [$'Milk-V Duo S pinout'.K43:.K43]; 1; 0); &quot;&quot;) &amp;  IFERROR(&quot;, &quot;&amp;HLOOKUP([.E44]; [$'Milk-V Duo S pinout'.L43:.L43]; 1; 0); &quot;&quot;) &amp;  IFERROR(&quot;, &quot;&amp;HLOOKUP([.E44]; [$'Milk-V Duo S pinout'.M43:.M43]; 1; 0); &quot;&quot;) &amp;  IFERROR(&quot;, &quot;&amp;HLOOKUP([.E44]; [$'Milk-V Duo S pinout'.N43:.N43]; 1; 0); &quot;&quot;) &amp;  IFERROR(&quot;, &quot;&amp;HLOOKUP([.E44]; [$'Milk-V Duo S pinout'.O43:.O43]; 1; 0); &quot;&quot;) &amp;  IFERROR(&quot;, &quot;&amp;HLOOKUP([.E44]; [$'Milk-V Duo S pinout'.P43:.P43]; 1; 0); &quot;&quot;); 1; 2; &quot;&quot;))" office:value-type="string" office:string-value="PWR_GPIO[1] (default)" calcext:value-type="string">
            <text:p>PWR_GPIO[1] (default)</text:p>
          </table:table-cell>
          <table:table-cell table:style-name="ce3" table:formula="of:=IF([.G$2]=&quot;&quot;; &quot;&quot;; REPLACE(IFERROR(&quot;, &quot;&amp;HLOOKUP([.G$2]; [$'Milk-V Duo S pinout'.I43:.I43]; 1; 0); &quot;&quot;) &amp;  IFERROR(&quot;, &quot;&amp;HLOOKUP([.G$2]; [$'Milk-V Duo S pinout'.J43:.J43]; 1; 0); &quot;&quot;) &amp;  IFERROR(&quot;, &quot;&amp;HLOOKUP([.G$2]; [$'Milk-V Duo S pinout'.K43:.K43]; 1; 0); &quot;&quot;) &amp;  IFERROR(&quot;, &quot;&amp;HLOOKUP([.G$2]; [$'Milk-V Duo S pinout'.L43:.L43]; 1; 0); &quot;&quot;) &amp;  IFERROR(&quot;, &quot;&amp;HLOOKUP([.G$2]; [$'Milk-V Duo S pinout'.M43:.M43]; 1; 0); &quot;&quot;) &amp;  IFERROR(&quot;, &quot;&amp;HLOOKUP([.G$2]; [$'Milk-V Duo S pinout'.N43:.N43]; 1; 0); &quot;&quot;) &amp;  IFERROR(&quot;, &quot;&amp;HLOOKUP([.G$2]; [$'Milk-V Duo S pinout'.O43:.O43]; 1; 0); &quot;&quot;) &amp;  IFERROR(&quot;, &quot;&amp;HLOOKUP([.G$2]; [$'Milk-V Duo S pinout'.P43:.P43]; 1; 0); &quot;&quot;); 1; 2; &quot;&quot;))" office:value-type="string" office:string-value="PWR_GPIO[1] (default)" calcext:value-type="string">
            <text:p>PWR_GPIO[1] (default)</text:p>
          </table:table-cell>
          <table:table-cell table:formula="of:=[$'Rock Pi S pinout'.B43]" office:value-type="string" office:string-value="GPOI3_B2 " calcext:value-type="string">
            <text:p>GPOI3_B2 </text:p>
          </table:table-cell>
          <table:table-cell office:value-type="string" calcext:value-type="string">
            <text:p>*GP*</text:p>
          </table:table-cell>
          <table:table-cell table:formula="of:=IF([.I44]=&quot;&quot;; &quot;&quot;; REPLACE(IFERROR(&quot;, &quot;&amp;HLOOKUP([.I44]; [$'Rock Pi S pinout'.B43:.B43]; 1; 0); &quot;&quot;) &amp; IFERROR(&quot;, &quot;&amp;HLOOKUP([.I44]; [$'Rock Pi S pinout'.C43:.C43]; 1; 0); &quot;&quot;) &amp; IFERROR(&quot;, &quot;&amp;HLOOKUP([.I44]; [$'Rock Pi S pinout'.D43:.D43]; 1; 0); &quot;&quot;) &amp; IFERROR(&quot;, &quot;&amp;HLOOKUP([.I44]; [$'Rock Pi S pinout'.E43:.E43]; 1; 0); &quot;&quot;); 1; 2; &quot;&quot;))" office:value-type="string" office:string-value="GPOI3_B2 " calcext:value-type="string">
            <text:p>GPOI3_B2 </text:p>
          </table:table-cell>
          <table:table-cell table:style-name="ce3" table:formula="of:=IF([.K$2]=&quot;&quot;; &quot;&quot;; REPLACE(IFERROR(&quot;, &quot;&amp;HLOOKUP([.K$2]; [$'Rock Pi S pinout'.B43:.B43]; 1; 0); &quot;&quot;) &amp; IFERROR(&quot;, &quot;&amp;HLOOKUP([.K$2]; [$'Rock Pi S pinout'.C43:.C43]; 1; 0); &quot;&quot;) &amp; IFERROR(&quot;, &quot;&amp;HLOOKUP([.K$2]; [$'Rock Pi S pinout'.D43:.D43]; 1; 0); &quot;&quot;) &amp; IFERROR(&quot;, &quot;&amp;HLOOKUP([.K$2]; [$'Rock Pi S pinout'.E43:.E43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4]" office:value-type="float" office:value="43" calcext:value-type="float">
            <text:p>43</text:p>
          </table:table-cell>
          <table:table-cell table:style-name="ce33" office:value-type="string" calcext:value-type="string">
            <text:p>3V3 (level shifter VCCB)</text:p>
          </table:table-cell>
          <table:table-cell table:style-name="ce23" office:value-type="string" calcext:value-type="string">
            <text:p>GPIO2_B4 </text:p>
          </table:table-cell>
          <table:table-cell table:formula="of:=[$'Milk-V Duo S pinout'.B44]" office:value-type="string" office:string-value="3V3" calcext:value-type="string">
            <text:p>3V3</text:p>
          </table:table-cell>
          <table:table-cell/>
          <table:table-cell table:formula="of:=IF([.E45]=&quot;&quot;; &quot;&quot;; REPLACE(IFERROR(&quot;, &quot;&amp;HLOOKUP([.E45]; [$'Milk-V Duo S pinout'.I44:.I44]; 1; 0); &quot;&quot;) &amp;  IFERROR(&quot;, &quot;&amp;HLOOKUP([.E45]; [$'Milk-V Duo S pinout'.J44:.J44]; 1; 0); &quot;&quot;) &amp;  IFERROR(&quot;, &quot;&amp;HLOOKUP([.E45]; [$'Milk-V Duo S pinout'.K44:.K44]; 1; 0); &quot;&quot;) &amp;  IFERROR(&quot;, &quot;&amp;HLOOKUP([.E45]; [$'Milk-V Duo S pinout'.L44:.L44]; 1; 0); &quot;&quot;) &amp;  IFERROR(&quot;, &quot;&amp;HLOOKUP([.E45]; [$'Milk-V Duo S pinout'.M44:.M44]; 1; 0); &quot;&quot;) &amp;  IFERROR(&quot;, &quot;&amp;HLOOKUP([.E45]; [$'Milk-V Duo S pinout'.N44:.N44]; 1; 0); &quot;&quot;) &amp;  IFERROR(&quot;, &quot;&amp;HLOOKUP([.E45]; [$'Milk-V Duo S pinout'.O44:.O44]; 1; 0); &quot;&quot;) &amp;  IFERROR(&quot;, &quot;&amp;HLOOKUP([.E45]; [$'Milk-V Duo S pinout'.P44:.P44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4:.I44]; 1; 0); &quot;&quot;) &amp;  IFERROR(&quot;, &quot;&amp;HLOOKUP([.G$2]; [$'Milk-V Duo S pinout'.J44:.J44]; 1; 0); &quot;&quot;) &amp;  IFERROR(&quot;, &quot;&amp;HLOOKUP([.G$2]; [$'Milk-V Duo S pinout'.K44:.K44]; 1; 0); &quot;&quot;) &amp;  IFERROR(&quot;, &quot;&amp;HLOOKUP([.G$2]; [$'Milk-V Duo S pinout'.L44:.L44]; 1; 0); &quot;&quot;) &amp;  IFERROR(&quot;, &quot;&amp;HLOOKUP([.G$2]; [$'Milk-V Duo S pinout'.M44:.M44]; 1; 0); &quot;&quot;) &amp;  IFERROR(&quot;, &quot;&amp;HLOOKUP([.G$2]; [$'Milk-V Duo S pinout'.N44:.N44]; 1; 0); &quot;&quot;) &amp;  IFERROR(&quot;, &quot;&amp;HLOOKUP([.G$2]; [$'Milk-V Duo S pinout'.O44:.O44]; 1; 0); &quot;&quot;) &amp;  IFERROR(&quot;, &quot;&amp;HLOOKUP([.G$2]; [$'Milk-V Duo S pinout'.P44:.P44]; 1; 0); &quot;&quot;); 1; 2; &quot;&quot;))">
            <text:p/>
          </table:table-cell>
          <table:table-cell table:formula="of:=[$'Rock Pi S pinout'.B44]" office:value-type="string" office:string-value="GPIO2_B4 " calcext:value-type="string">
            <text:p>GPIO2_B4 </text:p>
          </table:table-cell>
          <table:table-cell office:value-type="string" calcext:value-type="string">
            <text:p>*GPIO*</text:p>
          </table:table-cell>
          <table:table-cell table:formula="of:=IF([.I45]=&quot;&quot;; &quot;&quot;; REPLACE(IFERROR(&quot;, &quot;&amp;HLOOKUP([.I45]; [$'Rock Pi S pinout'.B44:.B44]; 1; 0); &quot;&quot;) &amp; IFERROR(&quot;, &quot;&amp;HLOOKUP([.I45]; [$'Rock Pi S pinout'.C44:.C44]; 1; 0); &quot;&quot;) &amp; IFERROR(&quot;, &quot;&amp;HLOOKUP([.I45]; [$'Rock Pi S pinout'.D44:.D44]; 1; 0); &quot;&quot;) &amp; IFERROR(&quot;, &quot;&amp;HLOOKUP([.I45]; [$'Rock Pi S pinout'.E44:.E44]; 1; 0); &quot;&quot;); 1; 2; &quot;&quot;))" office:value-type="string" office:string-value="GPIO2_B4 " calcext:value-type="string">
            <text:p>GPIO2_B4 </text:p>
          </table:table-cell>
          <table:table-cell table:style-name="ce3" table:formula="of:=IF([.K$2]=&quot;&quot;; &quot;&quot;; REPLACE(IFERROR(&quot;, &quot;&amp;HLOOKUP([.K$2]; [$'Rock Pi S pinout'.B44:.B44]; 1; 0); &quot;&quot;) &amp; IFERROR(&quot;, &quot;&amp;HLOOKUP([.K$2]; [$'Rock Pi S pinout'.C44:.C44]; 1; 0); &quot;&quot;) &amp; IFERROR(&quot;, &quot;&amp;HLOOKUP([.K$2]; [$'Rock Pi S pinout'.D44:.D44]; 1; 0); &quot;&quot;) &amp; IFERROR(&quot;, &quot;&amp;HLOOKUP([.K$2]; [$'Rock Pi S pinout'.E44:.E44]; 1; 0); &quot;&quot;); 1; 2; &quot;&quot;))" office:value-type="string" office:string-value="GPIO2_B4 " calcext:value-type="string">
            <text:p>GPIO2_B4 </text:p>
          </table:table-cell>
          <table:table-cell table:number-columns-repeated="16373"/>
        </table:table-row>
        <table:table-row table:style-name="ro1">
          <table:table-cell table:formula="of:=[$'Milk-V Duo S pinout'.A45]" office:value-type="float" office:value="44" calcext:value-type="float">
            <text:p>44</text:p>
          </table:table-cell>
          <table:table-cell table:style-name="ce21" office:value-type="string" calcext:value-type="string">
            <text:p>PWR_GPIO[2]</text:p>
          </table:table-cell>
          <table:table-cell table:style-name="ce23" office:value-type="string" calcext:value-type="string">
            <text:p>GPIO2_B3 </text:p>
          </table:table-cell>
          <table:table-cell table:formula="of:=[$'Milk-V Duo S pinout'.B45]" office:value-type="string" office:string-value="E2" calcext:value-type="string">
            <text:p>E2</text:p>
          </table:table-cell>
          <table:table-cell office:value-type="string" calcext:value-type="string">
            <text:p>*GPIO*</text:p>
          </table:table-cell>
          <table:table-cell table:formula="of:=IF([.E46]=&quot;&quot;; &quot;&quot;; REPLACE(IFERROR(&quot;, &quot;&amp;HLOOKUP([.E46]; [$'Milk-V Duo S pinout'.I45:.I45]; 1; 0); &quot;&quot;) &amp;  IFERROR(&quot;, &quot;&amp;HLOOKUP([.E46]; [$'Milk-V Duo S pinout'.J45:.J45]; 1; 0); &quot;&quot;) &amp;  IFERROR(&quot;, &quot;&amp;HLOOKUP([.E46]; [$'Milk-V Duo S pinout'.K45:.K45]; 1; 0); &quot;&quot;) &amp;  IFERROR(&quot;, &quot;&amp;HLOOKUP([.E46]; [$'Milk-V Duo S pinout'.L45:.L45]; 1; 0); &quot;&quot;) &amp;  IFERROR(&quot;, &quot;&amp;HLOOKUP([.E46]; [$'Milk-V Duo S pinout'.M45:.M45]; 1; 0); &quot;&quot;) &amp;  IFERROR(&quot;, &quot;&amp;HLOOKUP([.E46]; [$'Milk-V Duo S pinout'.N45:.N45]; 1; 0); &quot;&quot;) &amp;  IFERROR(&quot;, &quot;&amp;HLOOKUP([.E46]; [$'Milk-V Duo S pinout'.O45:.O45]; 1; 0); &quot;&quot;) &amp;  IFERROR(&quot;, &quot;&amp;HLOOKUP([.E46]; [$'Milk-V Duo S pinout'.P45:.P45]; 1; 0); &quot;&quot;); 1; 2; &quot;&quot;))" office:value-type="string" office:string-value="PWR_GPIO[2] (default)" calcext:value-type="string">
            <text:p>PWR_GPIO[2] (default)</text:p>
          </table:table-cell>
          <table:table-cell table:style-name="ce3" table:formula="of:=IF([.G$2]=&quot;&quot;; &quot;&quot;; REPLACE(IFERROR(&quot;, &quot;&amp;HLOOKUP([.G$2]; [$'Milk-V Duo S pinout'.I45:.I45]; 1; 0); &quot;&quot;) &amp;  IFERROR(&quot;, &quot;&amp;HLOOKUP([.G$2]; [$'Milk-V Duo S pinout'.J45:.J45]; 1; 0); &quot;&quot;) &amp;  IFERROR(&quot;, &quot;&amp;HLOOKUP([.G$2]; [$'Milk-V Duo S pinout'.K45:.K45]; 1; 0); &quot;&quot;) &amp;  IFERROR(&quot;, &quot;&amp;HLOOKUP([.G$2]; [$'Milk-V Duo S pinout'.L45:.L45]; 1; 0); &quot;&quot;) &amp;  IFERROR(&quot;, &quot;&amp;HLOOKUP([.G$2]; [$'Milk-V Duo S pinout'.M45:.M45]; 1; 0); &quot;&quot;) &amp;  IFERROR(&quot;, &quot;&amp;HLOOKUP([.G$2]; [$'Milk-V Duo S pinout'.N45:.N45]; 1; 0); &quot;&quot;) &amp;  IFERROR(&quot;, &quot;&amp;HLOOKUP([.G$2]; [$'Milk-V Duo S pinout'.O45:.O45]; 1; 0); &quot;&quot;) &amp;  IFERROR(&quot;, &quot;&amp;HLOOKUP([.G$2]; [$'Milk-V Duo S pinout'.P45:.P45]; 1; 0); &quot;&quot;); 1; 2; &quot;&quot;))" office:value-type="string" office:string-value="PWR_GPIO[2] (default)" calcext:value-type="string">
            <text:p>PWR_GPIO[2] (default)</text:p>
          </table:table-cell>
          <table:table-cell table:formula="of:=[$'Rock Pi S pinout'.B45]" office:value-type="string" office:string-value="GPIO2_B3 " calcext:value-type="string">
            <text:p>GPIO2_B3 </text:p>
          </table:table-cell>
          <table:table-cell office:value-type="string" calcext:value-type="string">
            <text:p>*GPIO*</text:p>
          </table:table-cell>
          <table:table-cell table:formula="of:=IF([.I46]=&quot;&quot;; &quot;&quot;; REPLACE(IFERROR(&quot;, &quot;&amp;HLOOKUP([.I46]; [$'Rock Pi S pinout'.B45:.B45]; 1; 0); &quot;&quot;) &amp; IFERROR(&quot;, &quot;&amp;HLOOKUP([.I46]; [$'Rock Pi S pinout'.C45:.C45]; 1; 0); &quot;&quot;) &amp; IFERROR(&quot;, &quot;&amp;HLOOKUP([.I46]; [$'Rock Pi S pinout'.D45:.D45]; 1; 0); &quot;&quot;) &amp; IFERROR(&quot;, &quot;&amp;HLOOKUP([.I46]; [$'Rock Pi S pinout'.E45:.E45]; 1; 0); &quot;&quot;); 1; 2; &quot;&quot;))" office:value-type="string" office:string-value="GPIO2_B3 " calcext:value-type="string">
            <text:p>GPIO2_B3 </text:p>
          </table:table-cell>
          <table:table-cell table:style-name="ce3" table:formula="of:=IF([.K$2]=&quot;&quot;; &quot;&quot;; REPLACE(IFERROR(&quot;, &quot;&amp;HLOOKUP([.K$2]; [$'Rock Pi S pinout'.B45:.B45]; 1; 0); &quot;&quot;) &amp; IFERROR(&quot;, &quot;&amp;HLOOKUP([.K$2]; [$'Rock Pi S pinout'.C45:.C45]; 1; 0); &quot;&quot;) &amp; IFERROR(&quot;, &quot;&amp;HLOOKUP([.K$2]; [$'Rock Pi S pinout'.D45:.D45]; 1; 0); &quot;&quot;) &amp; IFERROR(&quot;, &quot;&amp;HLOOKUP([.K$2]; [$'Rock Pi S pinout'.E45:.E45]; 1; 0); &quot;&quot;); 1; 2; &quot;&quot;))" office:value-type="string" office:string-value="GPIO2_B3 " calcext:value-type="string">
            <text:p>GPIO2_B3 </text:p>
          </table:table-cell>
          <table:table-cell table:number-columns-repeated="16373"/>
        </table:table-row>
        <table:table-row table:style-name="ro1">
          <table:table-cell table:formula="of:=[$'Milk-V Duo S pinout'.A46]" office:value-type="float" office:value="45" calcext:value-type="float">
            <text:p>45</text:p>
          </table:table-cell>
          <table:table-cell table:style-name="ce33" office:value-type="string" calcext:value-type="string">
            <text:p>AUDIO_IN_L</text:p>
          </table:table-cell>
          <table:table-cell table:style-name="ce23" office:value-type="string" calcext:value-type="string">
            <text:p>GPIO2_B0 </text:p>
          </table:table-cell>
          <table:table-cell table:formula="of:=[$'Milk-V Duo S pinout'.B46]" office:value-type="string" office:string-value="AUDIO_IN_L" calcext:value-type="string">
            <text:p>AUDIO_IN_L</text:p>
          </table:table-cell>
          <table:table-cell/>
          <table:table-cell table:formula="of:=IF([.E47]=&quot;&quot;; &quot;&quot;; REPLACE(IFERROR(&quot;, &quot;&amp;HLOOKUP([.E47]; [$'Milk-V Duo S pinout'.I46:.I46]; 1; 0); &quot;&quot;) &amp;  IFERROR(&quot;, &quot;&amp;HLOOKUP([.E47]; [$'Milk-V Duo S pinout'.J46:.J46]; 1; 0); &quot;&quot;) &amp;  IFERROR(&quot;, &quot;&amp;HLOOKUP([.E47]; [$'Milk-V Duo S pinout'.K46:.K46]; 1; 0); &quot;&quot;) &amp;  IFERROR(&quot;, &quot;&amp;HLOOKUP([.E47]; [$'Milk-V Duo S pinout'.L46:.L46]; 1; 0); &quot;&quot;) &amp;  IFERROR(&quot;, &quot;&amp;HLOOKUP([.E47]; [$'Milk-V Duo S pinout'.M46:.M46]; 1; 0); &quot;&quot;) &amp;  IFERROR(&quot;, &quot;&amp;HLOOKUP([.E47]; [$'Milk-V Duo S pinout'.N46:.N46]; 1; 0); &quot;&quot;) &amp;  IFERROR(&quot;, &quot;&amp;HLOOKUP([.E47]; [$'Milk-V Duo S pinout'.O46:.O46]; 1; 0); &quot;&quot;) &amp;  IFERROR(&quot;, &quot;&amp;HLOOKUP([.E47]; [$'Milk-V Duo S pinout'.P46:.P46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6:.I46]; 1; 0); &quot;&quot;) &amp;  IFERROR(&quot;, &quot;&amp;HLOOKUP([.G$2]; [$'Milk-V Duo S pinout'.J46:.J46]; 1; 0); &quot;&quot;) &amp;  IFERROR(&quot;, &quot;&amp;HLOOKUP([.G$2]; [$'Milk-V Duo S pinout'.K46:.K46]; 1; 0); &quot;&quot;) &amp;  IFERROR(&quot;, &quot;&amp;HLOOKUP([.G$2]; [$'Milk-V Duo S pinout'.L46:.L46]; 1; 0); &quot;&quot;) &amp;  IFERROR(&quot;, &quot;&amp;HLOOKUP([.G$2]; [$'Milk-V Duo S pinout'.M46:.M46]; 1; 0); &quot;&quot;) &amp;  IFERROR(&quot;, &quot;&amp;HLOOKUP([.G$2]; [$'Milk-V Duo S pinout'.N46:.N46]; 1; 0); &quot;&quot;) &amp;  IFERROR(&quot;, &quot;&amp;HLOOKUP([.G$2]; [$'Milk-V Duo S pinout'.O46:.O46]; 1; 0); &quot;&quot;) &amp;  IFERROR(&quot;, &quot;&amp;HLOOKUP([.G$2]; [$'Milk-V Duo S pinout'.P46:.P46]; 1; 0); &quot;&quot;); 1; 2; &quot;&quot;))">
            <text:p/>
          </table:table-cell>
          <table:table-cell table:formula="of:=[$'Rock Pi S pinout'.B46]" office:value-type="string" office:string-value="GPIO2_B0 " calcext:value-type="string">
            <text:p>GPIO2_B0 </text:p>
          </table:table-cell>
          <table:table-cell office:value-type="string" calcext:value-type="string">
            <text:p>*GPIO*</text:p>
          </table:table-cell>
          <table:table-cell table:formula="of:=IF([.I47]=&quot;&quot;; &quot;&quot;; REPLACE(IFERROR(&quot;, &quot;&amp;HLOOKUP([.I47]; [$'Rock Pi S pinout'.B46:.B46]; 1; 0); &quot;&quot;) &amp; IFERROR(&quot;, &quot;&amp;HLOOKUP([.I47]; [$'Rock Pi S pinout'.C46:.C46]; 1; 0); &quot;&quot;) &amp; IFERROR(&quot;, &quot;&amp;HLOOKUP([.I47]; [$'Rock Pi S pinout'.D46:.D46]; 1; 0); &quot;&quot;) &amp; IFERROR(&quot;, &quot;&amp;HLOOKUP([.I47]; [$'Rock Pi S pinout'.E46:.E46]; 1; 0); &quot;&quot;); 1; 2; &quot;&quot;))" office:value-type="string" office:string-value="GPIO2_B0 " calcext:value-type="string">
            <text:p>GPIO2_B0 </text:p>
          </table:table-cell>
          <table:table-cell table:style-name="ce3" table:formula="of:=IF([.K$2]=&quot;&quot;; &quot;&quot;; REPLACE(IFERROR(&quot;, &quot;&amp;HLOOKUP([.K$2]; [$'Rock Pi S pinout'.B46:.B46]; 1; 0); &quot;&quot;) &amp; IFERROR(&quot;, &quot;&amp;HLOOKUP([.K$2]; [$'Rock Pi S pinout'.C46:.C46]; 1; 0); &quot;&quot;) &amp; IFERROR(&quot;, &quot;&amp;HLOOKUP([.K$2]; [$'Rock Pi S pinout'.D46:.D46]; 1; 0); &quot;&quot;) &amp; IFERROR(&quot;, &quot;&amp;HLOOKUP([.K$2]; [$'Rock Pi S pinout'.E46:.E46]; 1; 0); &quot;&quot;); 1; 2; &quot;&quot;))" office:value-type="string" office:string-value="GPIO2_B0 " calcext:value-type="string">
            <text:p>GPIO2_B0 </text:p>
          </table:table-cell>
          <table:table-cell table:number-columns-repeated="16373"/>
        </table:table-row>
        <table:table-row table:style-name="ro1">
          <table:table-cell table:formula="of:=[$'Milk-V Duo S pinout'.A47]" office:value-type="float" office:value="46" calcext:value-type="float">
            <text:p>46</text:p>
          </table:table-cell>
          <table:table-cell table:style-name="ce21" office:value-type="string" calcext:value-type="string">
            <text:p>XGPIOB[3]</text:p>
          </table:table-cell>
          <table:table-cell table:style-name="ce23" office:value-type="string" calcext:value-type="string">
            <text:p>GPIO2_A6 </text:p>
          </table:table-cell>
          <table:table-cell table:formula="of:=[$'Milk-V Duo S pinout'.B47]" office:value-type="string" office:string-value="B3" calcext:value-type="string">
            <text:p>B3</text:p>
          </table:table-cell>
          <table:table-cell office:value-type="string" calcext:value-type="string">
            <text:p>*GPIO*</text:p>
          </table:table-cell>
          <table:table-cell table:formula="of:=IF([.E48]=&quot;&quot;; &quot;&quot;; REPLACE(IFERROR(&quot;, &quot;&amp;HLOOKUP([.E48]; [$'Milk-V Duo S pinout'.I47:.I47]; 1; 0); &quot;&quot;) &amp;  IFERROR(&quot;, &quot;&amp;HLOOKUP([.E48]; [$'Milk-V Duo S pinout'.J47:.J47]; 1; 0); &quot;&quot;) &amp;  IFERROR(&quot;, &quot;&amp;HLOOKUP([.E48]; [$'Milk-V Duo S pinout'.K47:.K47]; 1; 0); &quot;&quot;) &amp;  IFERROR(&quot;, &quot;&amp;HLOOKUP([.E48]; [$'Milk-V Duo S pinout'.L47:.L47]; 1; 0); &quot;&quot;) &amp;  IFERROR(&quot;, &quot;&amp;HLOOKUP([.E48]; [$'Milk-V Duo S pinout'.M47:.M47]; 1; 0); &quot;&quot;) &amp;  IFERROR(&quot;, &quot;&amp;HLOOKUP([.E48]; [$'Milk-V Duo S pinout'.N47:.N47]; 1; 0); &quot;&quot;) &amp;  IFERROR(&quot;, &quot;&amp;HLOOKUP([.E48]; [$'Milk-V Duo S pinout'.O47:.O47]; 1; 0); &quot;&quot;) &amp;  IFERROR(&quot;, &quot;&amp;HLOOKUP([.E48]; [$'Milk-V Duo S pinout'.P47:.P47]; 1; 0); &quot;&quot;); 1; 2; &quot;&quot;))" office:value-type="string" office:string-value="XGPIOB[3] (default)" calcext:value-type="string">
            <text:p>XGPIOB[3] (default)</text:p>
          </table:table-cell>
          <table:table-cell table:style-name="ce3" table:formula="of:=IF([.G$2]=&quot;&quot;; &quot;&quot;; REPLACE(IFERROR(&quot;, &quot;&amp;HLOOKUP([.G$2]; [$'Milk-V Duo S pinout'.I47:.I47]; 1; 0); &quot;&quot;) &amp;  IFERROR(&quot;, &quot;&amp;HLOOKUP([.G$2]; [$'Milk-V Duo S pinout'.J47:.J47]; 1; 0); &quot;&quot;) &amp;  IFERROR(&quot;, &quot;&amp;HLOOKUP([.G$2]; [$'Milk-V Duo S pinout'.K47:.K47]; 1; 0); &quot;&quot;) &amp;  IFERROR(&quot;, &quot;&amp;HLOOKUP([.G$2]; [$'Milk-V Duo S pinout'.L47:.L47]; 1; 0); &quot;&quot;) &amp;  IFERROR(&quot;, &quot;&amp;HLOOKUP([.G$2]; [$'Milk-V Duo S pinout'.M47:.M47]; 1; 0); &quot;&quot;) &amp;  IFERROR(&quot;, &quot;&amp;HLOOKUP([.G$2]; [$'Milk-V Duo S pinout'.N47:.N47]; 1; 0); &quot;&quot;) &amp;  IFERROR(&quot;, &quot;&amp;HLOOKUP([.G$2]; [$'Milk-V Duo S pinout'.O47:.O47]; 1; 0); &quot;&quot;) &amp;  IFERROR(&quot;, &quot;&amp;HLOOKUP([.G$2]; [$'Milk-V Duo S pinout'.P47:.P47]; 1; 0); &quot;&quot;); 1; 2; &quot;&quot;))" office:value-type="string" office:string-value="XGPIOB[3] (default)" calcext:value-type="string">
            <text:p>XGPIOB[3] (default)</text:p>
          </table:table-cell>
          <table:table-cell table:formula="of:=[$'Rock Pi S pinout'.B47]" office:value-type="string" office:string-value="GPIO2_A6 " calcext:value-type="string">
            <text:p>GPIO2_A6 </text:p>
          </table:table-cell>
          <table:table-cell office:value-type="string" calcext:value-type="string">
            <text:p>*GPIO*</text:p>
          </table:table-cell>
          <table:table-cell table:formula="of:=IF([.I48]=&quot;&quot;; &quot;&quot;; REPLACE(IFERROR(&quot;, &quot;&amp;HLOOKUP([.I48]; [$'Rock Pi S pinout'.B47:.B47]; 1; 0); &quot;&quot;) &amp; IFERROR(&quot;, &quot;&amp;HLOOKUP([.I48]; [$'Rock Pi S pinout'.C47:.C47]; 1; 0); &quot;&quot;) &amp; IFERROR(&quot;, &quot;&amp;HLOOKUP([.I48]; [$'Rock Pi S pinout'.D47:.D47]; 1; 0); &quot;&quot;) &amp; IFERROR(&quot;, &quot;&amp;HLOOKUP([.I48]; [$'Rock Pi S pinout'.E47:.E47]; 1; 0); &quot;&quot;); 1; 2; &quot;&quot;))" office:value-type="string" office:string-value="GPIO2_A6 " calcext:value-type="string">
            <text:p>GPIO2_A6 </text:p>
          </table:table-cell>
          <table:table-cell table:style-name="ce3" table:formula="of:=IF([.K$2]=&quot;&quot;; &quot;&quot;; REPLACE(IFERROR(&quot;, &quot;&amp;HLOOKUP([.K$2]; [$'Rock Pi S pinout'.B47:.B47]; 1; 0); &quot;&quot;) &amp; IFERROR(&quot;, &quot;&amp;HLOOKUP([.K$2]; [$'Rock Pi S pinout'.C47:.C47]; 1; 0); &quot;&quot;) &amp; IFERROR(&quot;, &quot;&amp;HLOOKUP([.K$2]; [$'Rock Pi S pinout'.D47:.D47]; 1; 0); &quot;&quot;) &amp; IFERROR(&quot;, &quot;&amp;HLOOKUP([.K$2]; [$'Rock Pi S pinout'.E47:.E47]; 1; 0); &quot;&quot;); 1; 2; &quot;&quot;))" office:value-type="string" office:string-value="GPIO2_A6 " calcext:value-type="string">
            <text:p>GPIO2_A6 </text:p>
          </table:table-cell>
          <table:table-cell table:number-columns-repeated="16373"/>
        </table:table-row>
        <table:table-row table:style-name="ro1">
          <table:table-cell table:formula="of:=[$'Milk-V Duo S pinout'.A48]" office:value-type="float" office:value="47" calcext:value-type="float">
            <text:p>47</text:p>
          </table:table-cell>
          <table:table-cell table:style-name="ce29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48]" office:value-type="string" office:string-value="AUDIO_IN_R" calcext:value-type="string">
            <text:p>AUDIO_IN_R</text:p>
          </table:table-cell>
          <table:table-cell/>
          <table:table-cell table:formula="of:=IF([.E49]=&quot;&quot;; &quot;&quot;; REPLACE(IFERROR(&quot;, &quot;&amp;HLOOKUP([.E49]; [$'Milk-V Duo S pinout'.I48:.I48]; 1; 0); &quot;&quot;) &amp;  IFERROR(&quot;, &quot;&amp;HLOOKUP([.E49]; [$'Milk-V Duo S pinout'.J48:.J48]; 1; 0); &quot;&quot;) &amp;  IFERROR(&quot;, &quot;&amp;HLOOKUP([.E49]; [$'Milk-V Duo S pinout'.K48:.K48]; 1; 0); &quot;&quot;) &amp;  IFERROR(&quot;, &quot;&amp;HLOOKUP([.E49]; [$'Milk-V Duo S pinout'.L48:.L48]; 1; 0); &quot;&quot;) &amp;  IFERROR(&quot;, &quot;&amp;HLOOKUP([.E49]; [$'Milk-V Duo S pinout'.M48:.M48]; 1; 0); &quot;&quot;) &amp;  IFERROR(&quot;, &quot;&amp;HLOOKUP([.E49]; [$'Milk-V Duo S pinout'.N48:.N48]; 1; 0); &quot;&quot;) &amp;  IFERROR(&quot;, &quot;&amp;HLOOKUP([.E49]; [$'Milk-V Duo S pinout'.O48:.O48]; 1; 0); &quot;&quot;) &amp;  IFERROR(&quot;, &quot;&amp;HLOOKUP([.E49]; [$'Milk-V Duo S pinout'.P48:.P48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8:.I48]; 1; 0); &quot;&quot;) &amp;  IFERROR(&quot;, &quot;&amp;HLOOKUP([.G$2]; [$'Milk-V Duo S pinout'.J48:.J48]; 1; 0); &quot;&quot;) &amp;  IFERROR(&quot;, &quot;&amp;HLOOKUP([.G$2]; [$'Milk-V Duo S pinout'.K48:.K48]; 1; 0); &quot;&quot;) &amp;  IFERROR(&quot;, &quot;&amp;HLOOKUP([.G$2]; [$'Milk-V Duo S pinout'.L48:.L48]; 1; 0); &quot;&quot;) &amp;  IFERROR(&quot;, &quot;&amp;HLOOKUP([.G$2]; [$'Milk-V Duo S pinout'.M48:.M48]; 1; 0); &quot;&quot;) &amp;  IFERROR(&quot;, &quot;&amp;HLOOKUP([.G$2]; [$'Milk-V Duo S pinout'.N48:.N48]; 1; 0); &quot;&quot;) &amp;  IFERROR(&quot;, &quot;&amp;HLOOKUP([.G$2]; [$'Milk-V Duo S pinout'.O48:.O48]; 1; 0); &quot;&quot;) &amp;  IFERROR(&quot;, &quot;&amp;HLOOKUP([.G$2]; [$'Milk-V Duo S pinout'.P48:.P48]; 1; 0); &quot;&quot;); 1; 2; &quot;&quot;))">
            <text:p/>
          </table:table-cell>
          <table:table-cell table:formula="of:=[$'Rock Pi S pinout'.B48]" office:value-type="string" office:string-value="MICN2 " calcext:value-type="string">
            <text:p>MICN2 </text:p>
          </table:table-cell>
          <table:table-cell/>
          <table:table-cell table:formula="of:=IF([.I49]=&quot;&quot;; &quot;&quot;; REPLACE(IFERROR(&quot;, &quot;&amp;HLOOKUP([.I49]; [$'Rock Pi S pinout'.B48:.B48]; 1; 0); &quot;&quot;) &amp; IFERROR(&quot;, &quot;&amp;HLOOKUP([.I49]; [$'Rock Pi S pinout'.C48:.C48]; 1; 0); &quot;&quot;) &amp; IFERROR(&quot;, &quot;&amp;HLOOKUP([.I49]; [$'Rock Pi S pinout'.D48:.D48]; 1; 0); &quot;&quot;) &amp; IFERROR(&quot;, &quot;&amp;HLOOKUP([.I49]; [$'Rock Pi S pinout'.E48:.E4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48:.B48]; 1; 0); &quot;&quot;) &amp; IFERROR(&quot;, &quot;&amp;HLOOKUP([.K$2]; [$'Rock Pi S pinout'.C48:.C48]; 1; 0); &quot;&quot;) &amp; IFERROR(&quot;, &quot;&amp;HLOOKUP([.K$2]; [$'Rock Pi S pinout'.D48:.D48]; 1; 0); &quot;&quot;) &amp; IFERROR(&quot;, &quot;&amp;HLOOKUP([.K$2]; [$'Rock Pi S pinout'.E48:.E4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9]" office:value-type="float" office:value="48" calcext:value-type="float">
            <text:p>48</text:p>
          </table:table-cell>
          <table:table-cell table:style-name="ce29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49]" office:value-type="string" office:string-value="B2" calcext:value-type="string">
            <text:p>B2</text:p>
          </table:table-cell>
          <table:table-cell/>
          <table:table-cell table:formula="of:=IF([.E50]=&quot;&quot;; &quot;&quot;; REPLACE(IFERROR(&quot;, &quot;&amp;HLOOKUP([.E50]; [$'Milk-V Duo S pinout'.I49:.I49]; 1; 0); &quot;&quot;) &amp;  IFERROR(&quot;, &quot;&amp;HLOOKUP([.E50]; [$'Milk-V Duo S pinout'.J49:.J49]; 1; 0); &quot;&quot;) &amp;  IFERROR(&quot;, &quot;&amp;HLOOKUP([.E50]; [$'Milk-V Duo S pinout'.K49:.K49]; 1; 0); &quot;&quot;) &amp;  IFERROR(&quot;, &quot;&amp;HLOOKUP([.E50]; [$'Milk-V Duo S pinout'.L49:.L49]; 1; 0); &quot;&quot;) &amp;  IFERROR(&quot;, &quot;&amp;HLOOKUP([.E50]; [$'Milk-V Duo S pinout'.M49:.M49]; 1; 0); &quot;&quot;) &amp;  IFERROR(&quot;, &quot;&amp;HLOOKUP([.E50]; [$'Milk-V Duo S pinout'.N49:.N49]; 1; 0); &quot;&quot;) &amp;  IFERROR(&quot;, &quot;&amp;HLOOKUP([.E50]; [$'Milk-V Duo S pinout'.O49:.O49]; 1; 0); &quot;&quot;) &amp;  IFERROR(&quot;, &quot;&amp;HLOOKUP([.E50]; [$'Milk-V Duo S pinout'.P49:.P49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9:.I49]; 1; 0); &quot;&quot;) &amp;  IFERROR(&quot;, &quot;&amp;HLOOKUP([.G$2]; [$'Milk-V Duo S pinout'.J49:.J49]; 1; 0); &quot;&quot;) &amp;  IFERROR(&quot;, &quot;&amp;HLOOKUP([.G$2]; [$'Milk-V Duo S pinout'.K49:.K49]; 1; 0); &quot;&quot;) &amp;  IFERROR(&quot;, &quot;&amp;HLOOKUP([.G$2]; [$'Milk-V Duo S pinout'.L49:.L49]; 1; 0); &quot;&quot;) &amp;  IFERROR(&quot;, &quot;&amp;HLOOKUP([.G$2]; [$'Milk-V Duo S pinout'.M49:.M49]; 1; 0); &quot;&quot;) &amp;  IFERROR(&quot;, &quot;&amp;HLOOKUP([.G$2]; [$'Milk-V Duo S pinout'.N49:.N49]; 1; 0); &quot;&quot;) &amp;  IFERROR(&quot;, &quot;&amp;HLOOKUP([.G$2]; [$'Milk-V Duo S pinout'.O49:.O49]; 1; 0); &quot;&quot;) &amp;  IFERROR(&quot;, &quot;&amp;HLOOKUP([.G$2]; [$'Milk-V Duo S pinout'.P49:.P49]; 1; 0); &quot;&quot;); 1; 2; &quot;&quot;))" office:value-type="string" office:string-value="XGPIOB[2] (default)" calcext:value-type="string">
            <text:p>XGPIOB[2] (default)</text:p>
          </table:table-cell>
          <table:table-cell office:value-type="string" calcext:value-type="string">
            <text:p>MICP2</text:p>
          </table:table-cell>
          <table:table-cell/>
          <table:table-cell table:formula="of:=IF([.I50]=&quot;&quot;; &quot;&quot;; REPLACE(IFERROR(&quot;, &quot;&amp;HLOOKUP([.I50]; [$'Rock Pi S pinout'.B49:.B49]; 1; 0); &quot;&quot;) &amp; IFERROR(&quot;, &quot;&amp;HLOOKUP([.I50]; [$'Rock Pi S pinout'.C49:.C49]; 1; 0); &quot;&quot;) &amp; IFERROR(&quot;, &quot;&amp;HLOOKUP([.I50]; [$'Rock Pi S pinout'.D49:.D49]; 1; 0); &quot;&quot;) &amp; IFERROR(&quot;, &quot;&amp;HLOOKUP([.I50]; [$'Rock Pi S pinout'.E49:.E49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49:.B49]; 1; 0); &quot;&quot;) &amp; IFERROR(&quot;, &quot;&amp;HLOOKUP([.K$2]; [$'Rock Pi S pinout'.C49:.C49]; 1; 0); &quot;&quot;) &amp; IFERROR(&quot;, &quot;&amp;HLOOKUP([.K$2]; [$'Rock Pi S pinout'.D49:.D49]; 1; 0); &quot;&quot;) &amp; IFERROR(&quot;, &quot;&amp;HLOOKUP([.K$2]; [$'Rock Pi S pinout'.E49:.E49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0]" office:value-type="float" office:value="49" calcext:value-type="float">
            <text:p>49</text:p>
          </table:table-cell>
          <table:table-cell table:style-name="ce65" office:value-type="string" calcext:value-type="string">
            <text:p>Audio L</text:p>
          </table:table-cell>
          <table:table-cell table:style-name="ce69" office:value-type="string" calcext:value-type="string">
            <text:p>NC</text:p>
          </table:table-cell>
          <table:table-cell table:formula="of:=[$'Milk-V Duo S pinout'.B50]" office:value-type="string" office:string-value="AUDIO_OUT_L" calcext:value-type="string">
            <text:p>AUDIO_OUT_L</text:p>
          </table:table-cell>
          <table:table-cell office:value-type="string" calcext:value-type="string">
            <text:p>*AUDIO*</text:p>
          </table:table-cell>
          <table:table-cell table:formula="of:=IF([.E51]=&quot;&quot;; &quot;&quot;; REPLACE(IFERROR(&quot;, &quot;&amp;HLOOKUP([.E51]; [$'Milk-V Duo S pinout'.I50:.I50]; 1; 0); &quot;&quot;) &amp;  IFERROR(&quot;, &quot;&amp;HLOOKUP([.E51]; [$'Milk-V Duo S pinout'.J50:.J50]; 1; 0); &quot;&quot;) &amp;  IFERROR(&quot;, &quot;&amp;HLOOKUP([.E51]; [$'Milk-V Duo S pinout'.K50:.K50]; 1; 0); &quot;&quot;) &amp;  IFERROR(&quot;, &quot;&amp;HLOOKUP([.E51]; [$'Milk-V Duo S pinout'.L50:.L50]; 1; 0); &quot;&quot;) &amp;  IFERROR(&quot;, &quot;&amp;HLOOKUP([.E51]; [$'Milk-V Duo S pinout'.M50:.M50]; 1; 0); &quot;&quot;) &amp;  IFERROR(&quot;, &quot;&amp;HLOOKUP([.E51]; [$'Milk-V Duo S pinout'.N50:.N50]; 1; 0); &quot;&quot;) &amp;  IFERROR(&quot;, &quot;&amp;HLOOKUP([.E51]; [$'Milk-V Duo S pinout'.O50:.O50]; 1; 0); &quot;&quot;) &amp;  IFERROR(&quot;, &quot;&amp;HLOOKUP([.E51]; [$'Milk-V Duo S pinout'.P50:.P50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0:.I50]; 1; 0); &quot;&quot;) &amp;  IFERROR(&quot;, &quot;&amp;HLOOKUP([.G$2]; [$'Milk-V Duo S pinout'.J50:.J50]; 1; 0); &quot;&quot;) &amp;  IFERROR(&quot;, &quot;&amp;HLOOKUP([.G$2]; [$'Milk-V Duo S pinout'.K50:.K50]; 1; 0); &quot;&quot;) &amp;  IFERROR(&quot;, &quot;&amp;HLOOKUP([.G$2]; [$'Milk-V Duo S pinout'.L50:.L50]; 1; 0); &quot;&quot;) &amp;  IFERROR(&quot;, &quot;&amp;HLOOKUP([.G$2]; [$'Milk-V Duo S pinout'.M50:.M50]; 1; 0); &quot;&quot;) &amp;  IFERROR(&quot;, &quot;&amp;HLOOKUP([.G$2]; [$'Milk-V Duo S pinout'.N50:.N50]; 1; 0); &quot;&quot;) &amp;  IFERROR(&quot;, &quot;&amp;HLOOKUP([.G$2]; [$'Milk-V Duo S pinout'.O50:.O50]; 1; 0); &quot;&quot;) &amp;  IFERROR(&quot;, &quot;&amp;HLOOKUP([.G$2]; [$'Milk-V Duo S pinout'.P50:.P50]; 1; 0); &quot;&quot;); 1; 2; &quot;&quot;))">
            <text:p/>
          </table:table-cell>
          <table:table-cell table:formula="of:=[$'Rock Pi S pinout'.B50]" office:value-type="string" office:string-value="MICN1 " calcext:value-type="string">
            <text:p>MICN1 </text:p>
          </table:table-cell>
          <table:table-cell/>
          <table:table-cell table:formula="of:=IF([.I51]=&quot;&quot;; &quot;&quot;; REPLACE(IFERROR(&quot;, &quot;&amp;HLOOKUP([.I51]; [$'Rock Pi S pinout'.B50:.B50]; 1; 0); &quot;&quot;) &amp; IFERROR(&quot;, &quot;&amp;HLOOKUP([.I51]; [$'Rock Pi S pinout'.C50:.C50]; 1; 0); &quot;&quot;) &amp; IFERROR(&quot;, &quot;&amp;HLOOKUP([.I51]; [$'Rock Pi S pinout'.D50:.D50]; 1; 0); &quot;&quot;) &amp; IFERROR(&quot;, &quot;&amp;HLOOKUP([.I51]; [$'Rock Pi S pinout'.E50:.E50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50:.B50]; 1; 0); &quot;&quot;) &amp; IFERROR(&quot;, &quot;&amp;HLOOKUP([.K$2]; [$'Rock Pi S pinout'.C50:.C50]; 1; 0); &quot;&quot;) &amp; IFERROR(&quot;, &quot;&amp;HLOOKUP([.K$2]; [$'Rock Pi S pinout'.D50:.D50]; 1; 0); &quot;&quot;) &amp; IFERROR(&quot;, &quot;&amp;HLOOKUP([.K$2]; [$'Rock Pi S pinout'.E50:.E5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1]" office:value-type="float" office:value="50" calcext:value-type="float">
            <text:p>50</text:p>
          </table:table-cell>
          <table:table-cell table:style-name="ce29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51]" office:value-type="string" office:string-value="B1" calcext:value-type="string">
            <text:p>B1</text:p>
          </table:table-cell>
          <table:table-cell/>
          <table:table-cell table:formula="of:=IF([.E52]=&quot;&quot;; &quot;&quot;; REPLACE(IFERROR(&quot;, &quot;&amp;HLOOKUP([.E52]; [$'Milk-V Duo S pinout'.I51:.I51]; 1; 0); &quot;&quot;) &amp;  IFERROR(&quot;, &quot;&amp;HLOOKUP([.E52]; [$'Milk-V Duo S pinout'.J51:.J51]; 1; 0); &quot;&quot;) &amp;  IFERROR(&quot;, &quot;&amp;HLOOKUP([.E52]; [$'Milk-V Duo S pinout'.K51:.K51]; 1; 0); &quot;&quot;) &amp;  IFERROR(&quot;, &quot;&amp;HLOOKUP([.E52]; [$'Milk-V Duo S pinout'.L51:.L51]; 1; 0); &quot;&quot;) &amp;  IFERROR(&quot;, &quot;&amp;HLOOKUP([.E52]; [$'Milk-V Duo S pinout'.M51:.M51]; 1; 0); &quot;&quot;) &amp;  IFERROR(&quot;, &quot;&amp;HLOOKUP([.E52]; [$'Milk-V Duo S pinout'.N51:.N51]; 1; 0); &quot;&quot;) &amp;  IFERROR(&quot;, &quot;&amp;HLOOKUP([.E52]; [$'Milk-V Duo S pinout'.O51:.O51]; 1; 0); &quot;&quot;) &amp;  IFERROR(&quot;, &quot;&amp;HLOOKUP([.E52]; [$'Milk-V Duo S pinout'.P51:.P51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1:.I51]; 1; 0); &quot;&quot;) &amp;  IFERROR(&quot;, &quot;&amp;HLOOKUP([.G$2]; [$'Milk-V Duo S pinout'.J51:.J51]; 1; 0); &quot;&quot;) &amp;  IFERROR(&quot;, &quot;&amp;HLOOKUP([.G$2]; [$'Milk-V Duo S pinout'.K51:.K51]; 1; 0); &quot;&quot;) &amp;  IFERROR(&quot;, &quot;&amp;HLOOKUP([.G$2]; [$'Milk-V Duo S pinout'.L51:.L51]; 1; 0); &quot;&quot;) &amp;  IFERROR(&quot;, &quot;&amp;HLOOKUP([.G$2]; [$'Milk-V Duo S pinout'.M51:.M51]; 1; 0); &quot;&quot;) &amp;  IFERROR(&quot;, &quot;&amp;HLOOKUP([.G$2]; [$'Milk-V Duo S pinout'.N51:.N51]; 1; 0); &quot;&quot;) &amp;  IFERROR(&quot;, &quot;&amp;HLOOKUP([.G$2]; [$'Milk-V Duo S pinout'.O51:.O51]; 1; 0); &quot;&quot;) &amp;  IFERROR(&quot;, &quot;&amp;HLOOKUP([.G$2]; [$'Milk-V Duo S pinout'.P51:.P51]; 1; 0); &quot;&quot;); 1; 2; &quot;&quot;))" office:value-type="string" office:string-value="XGPIOB[1] (default)" calcext:value-type="string">
            <text:p>XGPIOB[1] (default)</text:p>
          </table:table-cell>
          <table:table-cell office:value-type="string" calcext:value-type="string">
            <text:p>MICP1</text:p>
          </table:table-cell>
          <table:table-cell/>
          <table:table-cell table:formula="of:=IF([.I52]=&quot;&quot;; &quot;&quot;; REPLACE(IFERROR(&quot;, &quot;&amp;HLOOKUP([.I52]; [$'Rock Pi S pinout'.B51:.B51]; 1; 0); &quot;&quot;) &amp; IFERROR(&quot;, &quot;&amp;HLOOKUP([.I52]; [$'Rock Pi S pinout'.C51:.C51]; 1; 0); &quot;&quot;) &amp; IFERROR(&quot;, &quot;&amp;HLOOKUP([.I52]; [$'Rock Pi S pinout'.D51:.D51]; 1; 0); &quot;&quot;) &amp; IFERROR(&quot;, &quot;&amp;HLOOKUP([.I52]; [$'Rock Pi S pinout'.E51:.E51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51:.B51]; 1; 0); &quot;&quot;) &amp; IFERROR(&quot;, &quot;&amp;HLOOKUP([.K$2]; [$'Rock Pi S pinout'.C51:.C51]; 1; 0); &quot;&quot;) &amp; IFERROR(&quot;, &quot;&amp;HLOOKUP([.K$2]; [$'Rock Pi S pinout'.D51:.D51]; 1; 0); &quot;&quot;) &amp; IFERROR(&quot;, &quot;&amp;HLOOKUP([.K$2]; [$'Rock Pi S pinout'.E51:.E5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2]" office:value-type="float" office:value="51" calcext:value-type="float">
            <text:p>51</text:p>
          </table:table-cell>
          <table:table-cell table:style-name="ce65" office:value-type="string" calcext:value-type="string">
            <text:p>Audio R</text:p>
          </table:table-cell>
          <table:table-cell table:style-name="ce72" office:value-type="string" calcext:value-type="string">
            <text:p>Audio R</text:p>
          </table:table-cell>
          <table:table-cell table:formula="of:=[$'Milk-V Duo S pinout'.B52]" office:value-type="string" office:string-value="AUDIO_OUT_R" calcext:value-type="string">
            <text:p>AUDIO_OUT_R</text:p>
          </table:table-cell>
          <table:table-cell office:value-type="string" calcext:value-type="string">
            <text:p>*AUDIO*</text:p>
          </table:table-cell>
          <table:table-cell table:formula="of:=IF([.E53]=&quot;&quot;; &quot;&quot;; REPLACE(IFERROR(&quot;, &quot;&amp;HLOOKUP([.E53]; [$'Milk-V Duo S pinout'.I52:.I52]; 1; 0); &quot;&quot;) &amp;  IFERROR(&quot;, &quot;&amp;HLOOKUP([.E53]; [$'Milk-V Duo S pinout'.J52:.J52]; 1; 0); &quot;&quot;) &amp;  IFERROR(&quot;, &quot;&amp;HLOOKUP([.E53]; [$'Milk-V Duo S pinout'.K52:.K52]; 1; 0); &quot;&quot;) &amp;  IFERROR(&quot;, &quot;&amp;HLOOKUP([.E53]; [$'Milk-V Duo S pinout'.L52:.L52]; 1; 0); &quot;&quot;) &amp;  IFERROR(&quot;, &quot;&amp;HLOOKUP([.E53]; [$'Milk-V Duo S pinout'.M52:.M52]; 1; 0); &quot;&quot;) &amp;  IFERROR(&quot;, &quot;&amp;HLOOKUP([.E53]; [$'Milk-V Duo S pinout'.N52:.N52]; 1; 0); &quot;&quot;) &amp;  IFERROR(&quot;, &quot;&amp;HLOOKUP([.E53]; [$'Milk-V Duo S pinout'.O52:.O52]; 1; 0); &quot;&quot;) &amp;  IFERROR(&quot;, &quot;&amp;HLOOKUP([.E53]; [$'Milk-V Duo S pinout'.P52:.P52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2:.I52]; 1; 0); &quot;&quot;) &amp;  IFERROR(&quot;, &quot;&amp;HLOOKUP([.G$2]; [$'Milk-V Duo S pinout'.J52:.J52]; 1; 0); &quot;&quot;) &amp;  IFERROR(&quot;, &quot;&amp;HLOOKUP([.G$2]; [$'Milk-V Duo S pinout'.K52:.K52]; 1; 0); &quot;&quot;) &amp;  IFERROR(&quot;, &quot;&amp;HLOOKUP([.G$2]; [$'Milk-V Duo S pinout'.L52:.L52]; 1; 0); &quot;&quot;) &amp;  IFERROR(&quot;, &quot;&amp;HLOOKUP([.G$2]; [$'Milk-V Duo S pinout'.M52:.M52]; 1; 0); &quot;&quot;) &amp;  IFERROR(&quot;, &quot;&amp;HLOOKUP([.G$2]; [$'Milk-V Duo S pinout'.N52:.N52]; 1; 0); &quot;&quot;) &amp;  IFERROR(&quot;, &quot;&amp;HLOOKUP([.G$2]; [$'Milk-V Duo S pinout'.O52:.O52]; 1; 0); &quot;&quot;) &amp;  IFERROR(&quot;, &quot;&amp;HLOOKUP([.G$2]; [$'Milk-V Duo S pinout'.P52:.P52]; 1; 0); &quot;&quot;); 1; 2; &quot;&quot;))">
            <text:p/>
          </table:table-cell>
          <table:table-cell table:formula="of:=[$'Rock Pi S pinout'.B52]" office:value-type="string" office:string-value="LINEOUT_R " calcext:value-type="string">
            <text:p>LINEOUT_R </text:p>
          </table:table-cell>
          <table:table-cell office:value-type="string" calcext:value-type="string">
            <text:p>*OUT*</text:p>
          </table:table-cell>
          <table:table-cell table:formula="of:=IF([.I53]=&quot;&quot;; &quot;&quot;; REPLACE(IFERROR(&quot;, &quot;&amp;HLOOKUP([.I53]; [$'Rock Pi S pinout'.B52:.B52]; 1; 0); &quot;&quot;) &amp; IFERROR(&quot;, &quot;&amp;HLOOKUP([.I53]; [$'Rock Pi S pinout'.C52:.C52]; 1; 0); &quot;&quot;) &amp; IFERROR(&quot;, &quot;&amp;HLOOKUP([.I53]; [$'Rock Pi S pinout'.D52:.D52]; 1; 0); &quot;&quot;) &amp; IFERROR(&quot;, &quot;&amp;HLOOKUP([.I53]; [$'Rock Pi S pinout'.E52:.E52]; 1; 0); &quot;&quot;); 1; 2; &quot;&quot;))" office:value-type="string" office:string-value="LINEOUT_R " calcext:value-type="string">
            <text:p>LINEOUT_R </text:p>
          </table:table-cell>
          <table:table-cell table:style-name="ce3" table:formula="of:=IF([.K$2]=&quot;&quot;; &quot;&quot;; REPLACE(IFERROR(&quot;, &quot;&amp;HLOOKUP([.K$2]; [$'Rock Pi S pinout'.B52:.B52]; 1; 0); &quot;&quot;) &amp; IFERROR(&quot;, &quot;&amp;HLOOKUP([.K$2]; [$'Rock Pi S pinout'.C52:.C52]; 1; 0); &quot;&quot;) &amp; IFERROR(&quot;, &quot;&amp;HLOOKUP([.K$2]; [$'Rock Pi S pinout'.D52:.D52]; 1; 0); &quot;&quot;) &amp; IFERROR(&quot;, &quot;&amp;HLOOKUP([.K$2]; [$'Rock Pi S pinout'.E52:.E5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3]" office:value-type="float" office:value="52" calcext:value-type="float">
            <text:p>52</text:p>
          </table:table-cell>
          <table:table-cell table:style-name="ce35" office:value-type="string" calcext:value-type="string">
            <text:p>NC</text:p>
          </table:table-cell>
          <table:table-cell table:style-name="ce72" office:value-type="string" calcext:value-type="string">
            <text:p>Audio L</text:p>
          </table:table-cell>
          <table:table-cell table:formula="of:=[$'Milk-V Duo S pinout'.B53]" office:value-type="string" office:string-value="VSYS(5V)" calcext:value-type="string">
            <text:p>VSYS(5V)</text:p>
          </table:table-cell>
          <table:table-cell/>
          <table:table-cell table:formula="of:=IF([.E54]=&quot;&quot;; &quot;&quot;; REPLACE(IFERROR(&quot;, &quot;&amp;HLOOKUP([.E54]; [$'Milk-V Duo S pinout'.I53:.I53]; 1; 0); &quot;&quot;) &amp;  IFERROR(&quot;, &quot;&amp;HLOOKUP([.E54]; [$'Milk-V Duo S pinout'.J53:.J53]; 1; 0); &quot;&quot;) &amp;  IFERROR(&quot;, &quot;&amp;HLOOKUP([.E54]; [$'Milk-V Duo S pinout'.K53:.K53]; 1; 0); &quot;&quot;) &amp;  IFERROR(&quot;, &quot;&amp;HLOOKUP([.E54]; [$'Milk-V Duo S pinout'.L53:.L53]; 1; 0); &quot;&quot;) &amp;  IFERROR(&quot;, &quot;&amp;HLOOKUP([.E54]; [$'Milk-V Duo S pinout'.M53:.M53]; 1; 0); &quot;&quot;) &amp;  IFERROR(&quot;, &quot;&amp;HLOOKUP([.E54]; [$'Milk-V Duo S pinout'.N53:.N53]; 1; 0); &quot;&quot;) &amp;  IFERROR(&quot;, &quot;&amp;HLOOKUP([.E54]; [$'Milk-V Duo S pinout'.O53:.O53]; 1; 0); &quot;&quot;) &amp;  IFERROR(&quot;, &quot;&amp;HLOOKUP([.E54]; [$'Milk-V Duo S pinout'.P53:.P53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3:.I53]; 1; 0); &quot;&quot;) &amp;  IFERROR(&quot;, &quot;&amp;HLOOKUP([.G$2]; [$'Milk-V Duo S pinout'.J53:.J53]; 1; 0); &quot;&quot;) &amp;  IFERROR(&quot;, &quot;&amp;HLOOKUP([.G$2]; [$'Milk-V Duo S pinout'.K53:.K53]; 1; 0); &quot;&quot;) &amp;  IFERROR(&quot;, &quot;&amp;HLOOKUP([.G$2]; [$'Milk-V Duo S pinout'.L53:.L53]; 1; 0); &quot;&quot;) &amp;  IFERROR(&quot;, &quot;&amp;HLOOKUP([.G$2]; [$'Milk-V Duo S pinout'.M53:.M53]; 1; 0); &quot;&quot;) &amp;  IFERROR(&quot;, &quot;&amp;HLOOKUP([.G$2]; [$'Milk-V Duo S pinout'.N53:.N53]; 1; 0); &quot;&quot;) &amp;  IFERROR(&quot;, &quot;&amp;HLOOKUP([.G$2]; [$'Milk-V Duo S pinout'.O53:.O53]; 1; 0); &quot;&quot;) &amp;  IFERROR(&quot;, &quot;&amp;HLOOKUP([.G$2]; [$'Milk-V Duo S pinout'.P53:.P53]; 1; 0); &quot;&quot;); 1; 2; &quot;&quot;))">
            <text:p/>
          </table:table-cell>
          <table:table-cell table:formula="of:=[$'Rock Pi S pinout'.B53]" office:value-type="string" office:string-value="LINEOUT_L " calcext:value-type="string">
            <text:p>LINEOUT_L </text:p>
          </table:table-cell>
          <table:table-cell office:value-type="string" calcext:value-type="string">
            <text:p>*OUT*</text:p>
          </table:table-cell>
          <table:table-cell table:formula="of:=IF([.I54]=&quot;&quot;; &quot;&quot;; REPLACE(IFERROR(&quot;, &quot;&amp;HLOOKUP([.I54]; [$'Rock Pi S pinout'.B53:.B53]; 1; 0); &quot;&quot;) &amp; IFERROR(&quot;, &quot;&amp;HLOOKUP([.I54]; [$'Rock Pi S pinout'.C53:.C53]; 1; 0); &quot;&quot;) &amp; IFERROR(&quot;, &quot;&amp;HLOOKUP([.I54]; [$'Rock Pi S pinout'.D53:.D53]; 1; 0); &quot;&quot;) &amp; IFERROR(&quot;, &quot;&amp;HLOOKUP([.I54]; [$'Rock Pi S pinout'.E53:.E53]; 1; 0); &quot;&quot;); 1; 2; &quot;&quot;))" office:value-type="string" office:string-value="LINEOUT_L " calcext:value-type="string">
            <text:p>LINEOUT_L </text:p>
          </table:table-cell>
          <table:table-cell table:style-name="ce3" table:formula="of:=IF([.K$2]=&quot;&quot;; &quot;&quot;; REPLACE(IFERROR(&quot;, &quot;&amp;HLOOKUP([.K$2]; [$'Rock Pi S pinout'.B53:.B53]; 1; 0); &quot;&quot;) &amp; IFERROR(&quot;, &quot;&amp;HLOOKUP([.K$2]; [$'Rock Pi S pinout'.C53:.C53]; 1; 0); &quot;&quot;) &amp; IFERROR(&quot;, &quot;&amp;HLOOKUP([.K$2]; [$'Rock Pi S pinout'.D53:.D53]; 1; 0); &quot;&quot;) &amp; IFERROR(&quot;, &quot;&amp;HLOOKUP([.K$2]; [$'Rock Pi S pinout'.E53:.E53]; 1; 0); &quot;&quot;); 1; 2; &quot;&quot;))">
            <text:p/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NOTE: Pin 27+ on Duo S are 1.8V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TE: I2C2 on Duo S is also muxed to the CSI connector</text:p>
          </table:table-cell>
          <table:table-cell table:number-columns-repeated="16383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lk-V Duo S pinou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8" table:default-cell-style-name="Default"/>
        <table:table-row table:style-name="ro2">
          <table:table-cell table:style-name="ce1" office:value-type="string" calcext:value-type="string">
            <text:p>Duo S Num</text:p>
          </table:table-cell>
          <table:table-cell table:style-name="ce1" office:value-type="string" calcext:value-type="string">
            <text:p>Duo S Name</text:p>
          </table:table-cell>
          <table:table-cell table:style-name="ce1" office:value-type="string" calcext:value-type="string">
            <text:p>SG2000 GPIO</text:p>
          </table:table-cell>
          <table:table-cell table:style-name="ce1" office:value-type="string" calcext:value-type="string">
            <text:p>SG200 Pin Name</text:p>
          </table:table-cell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MUX filter</text:p>
          </table:table-cell>
          <table:table-cell table:style-name="ce1" office:value-type="string" calcext:value-type="string">
            <text:p>Filter result</text:p>
          </table:table-cell>
          <table:table-cell table:style-name="ce1" office:value-type="string" calcext:value-type="string">
            <text:p>UART*</text:p>
          </table:table-cell>
          <table:table-cell table:style-name="ce79" office:value-type="float" office:value="0" calcext:value-type="float">
            <text:p>SG2000 MUX 0</text:p>
          </table:table-cell>
          <table:table-cell table:style-name="ce79" office:value-type="float" office:value="1" calcext:value-type="float">
            <text:p>SG2000 MUX 1</text:p>
          </table:table-cell>
          <table:table-cell table:style-name="ce79" office:value-type="float" office:value="2" calcext:value-type="float">
            <text:p>SG2000 MUX 2</text:p>
          </table:table-cell>
          <table:table-cell table:style-name="ce79" office:value-type="float" office:value="3" calcext:value-type="float">
            <text:p>SG2000 MUX 3</text:p>
          </table:table-cell>
          <table:table-cell table:style-name="ce79" office:value-type="float" office:value="4" calcext:value-type="float">
            <text:p>SG2000 MUX 4</text:p>
          </table:table-cell>
          <table:table-cell table:style-name="ce79" office:value-type="float" office:value="5" calcext:value-type="float">
            <text:p>SG2000 MUX 5</text:p>
          </table:table-cell>
          <table:table-cell table:style-name="ce79" office:value-type="float" office:value="6" calcext:value-type="float">
            <text:p>SG2000 MUX 6</text:p>
          </table:table-cell>
          <table:table-cell table:style-name="ce79" office:value-type="float" office:value="7" calcext:value-type="float">
            <text:p>SG2000 MUX 7</text:p>
          </table:table-cell>
        </table:table-row>
        <table:table-row table:style-name="ro2">
          <table:table-cell table:formula="of:=[$'Milk-V Duo S raw pinout'.H3]" office:value-type="float" office:value="1" calcext:value-type="float">
            <text:p>1</text:p>
          </table:table-cell>
          <table:table-cell table:formula="of:=[$'Milk-V Duo S raw pinout'.G3]" office:value-type="string" office:string-value="3V3" calcext:value-type="string">
            <text:p>3V3</text:p>
          </table:table-cell>
          <table:table-cell table:formula="of:=IF([$'Milk-V Duo S raw pinout'.F3]&lt;&gt;&quot;&quot;;[$'Milk-V Duo S raw pinout'.F3];&quot;&quot;)">
            <text:p/>
          </table:table-cell>
          <table:table-cell table:style-name="ce4" table:formula="of:=IF([.C2]&lt;&gt;&quot;&quot;;INDEX([$'SG2000 Mux'.B:.B];MATCH(&quot;*&quot;&amp;[.C2]&amp;&quot;*&quot;;[$'SG2000 Mux'.I:.I];0));&quot;&quot;)">
            <text:p/>
          </table:table-cell>
          <table:table-cell table:formula="of:=IF([.D2]=&quot;&quot;;&quot;&quot;; VLOOKUP([.D2];[$'SG2000 Mux'.B:.I];8))">
            <text:p/>
          </table:table-cell>
          <table:table-cell/>
          <table:table-cell table:formula="of:=IF([.F2]=&quot;&quot;; &quot;&quot;; REPLACE(IFERROR(&quot;, &quot;&amp;HLOOKUP([.F2]; [.I2:.I2]; 1; 0); &quot;&quot;) &amp;  IFERROR(&quot;, &quot;&amp;HLOOKUP([.F2]; [.J2:.J2]; 1; 0); &quot;&quot;) &amp;  IFERROR(&quot;, &quot;&amp;HLOOKUP([.F2]; [.K2:.K2]; 1; 0); &quot;&quot;) &amp;  IFERROR(&quot;, &quot;&amp;HLOOKUP([.F2]; [.L2:.L2]; 1; 0); &quot;&quot;) &amp;  IFERROR(&quot;, &quot;&amp;HLOOKUP([.F2]; [.M2:.M2]; 1; 0); &quot;&quot;) &amp;  IFERROR(&quot;, &quot;&amp;HLOOKUP([.F2]; [.N2:.N2]; 1; 0); &quot;&quot;) &amp;  IFERROR(&quot;, &quot;&amp;HLOOKUP([.F2]; [.O2:.O2]; 1; 0); &quot;&quot;) &amp;  IFERROR(&quot;, &quot;&amp;HLOOKUP([.F2]; [.P2:.P2]; 1; 0); &quot;&quot;); 1; 2; &quot;&quot;))">
            <text:p/>
          </table:table-cell>
          <table:table-cell table:style-name="ce5" table:formula="of:=IF([.H$1]=&quot;&quot;; &quot;&quot;; REPLACE(IFERROR(&quot;, &quot;&amp;HLOOKUP([.H$1]; [.I2:.I2]; 1; 0); &quot;&quot;) &amp;  IFERROR(&quot;, &quot;&amp;HLOOKUP([.H$1]; [.J2:.J2]; 1; 0); &quot;&quot;) &amp;  IFERROR(&quot;, &quot;&amp;HLOOKUP([.H$1]; [.K2:.K2]; 1; 0); &quot;&quot;) &amp;  IFERROR(&quot;, &quot;&amp;HLOOKUP([.H$1]; [.L2:.L2]; 1; 0); &quot;&quot;) &amp;  IFERROR(&quot;, &quot;&amp;HLOOKUP([.H$1]; [.M2:.M2]; 1; 0); &quot;&quot;) &amp;  IFERROR(&quot;, &quot;&amp;HLOOKUP([.H$1]; [.N2:.N2]; 1; 0); &quot;&quot;) &amp;  IFERROR(&quot;, &quot;&amp;HLOOKUP([.H$1]; [.O2:.O2]; 1; 0); &quot;&quot;) &amp;  IFERROR(&quot;, &quot;&amp;HLOOKUP([.H$1]; [.P2:.P2]; 1; 0); &quot;&quot;); 1; 2; &quot;&quot;))">
            <text:p/>
          </table:table-cell>
          <table:table-cell table:number-columns-repeated="8"/>
        </table:table-row>
        <table:table-row table:style-name="ro2">
          <table:table-cell table:formula="of:=[$'Milk-V Duo S raw pinout'.I3]" office:value-type="float" office:value="2" calcext:value-type="float">
            <text:p>2</text:p>
          </table:table-cell>
          <table:table-cell table:formula="of:=[$'Milk-V Duo S raw pinout'.J3]" office:value-type="string" office:string-value="VSYS(5V)" calcext:value-type="string">
            <text:p>VSYS(5V)</text:p>
          </table:table-cell>
          <table:table-cell table:formula="of:=IF([$'Milk-V Duo S raw pinout'.K3]&lt;&gt;&quot;&quot;;[$'Milk-V Duo S raw pinout'.K3];&quot;&quot;)">
            <text:p/>
          </table:table-cell>
          <table:table-cell table:style-name="ce4" table:formula="of:=IF([.C3]&lt;&gt;&quot;&quot;;INDEX([$'SG2000 Mux'.B:.B];MATCH(&quot;*&quot;&amp;[.C3]&amp;&quot;*&quot;;[$'SG2000 Mux'.I:.I];0));&quot;&quot;)">
            <text:p/>
          </table:table-cell>
          <table:table-cell table:formula="of:=IF([.D3]=&quot;&quot;;&quot;&quot;; VLOOKUP([.D3];[$'SG2000 Mux'.B:.I];8;0))">
            <text:p/>
          </table:table-cell>
          <table:table-cell/>
          <table:table-cell table:formula="of:=IF([.F3]=&quot;&quot;; &quot;&quot;; REPLACE(IFERROR(&quot;, &quot;&amp;HLOOKUP([.F3]; [.I3:.I3]; 1; 0); &quot;&quot;) &amp;  IFERROR(&quot;, &quot;&amp;HLOOKUP([.F3]; [.J3:.J3]; 1; 0); &quot;&quot;) &amp;  IFERROR(&quot;, &quot;&amp;HLOOKUP([.F3]; [.K3:.K3]; 1; 0); &quot;&quot;) &amp;  IFERROR(&quot;, &quot;&amp;HLOOKUP([.F3]; [.L3:.L3]; 1; 0); &quot;&quot;) &amp;  IFERROR(&quot;, &quot;&amp;HLOOKUP([.F3]; [.M3:.M3]; 1; 0); &quot;&quot;) &amp;  IFERROR(&quot;, &quot;&amp;HLOOKUP([.F3]; [.N3:.N3]; 1; 0); &quot;&quot;) &amp;  IFERROR(&quot;, &quot;&amp;HLOOKUP([.F3]; [.O3:.O3]; 1; 0); &quot;&quot;) &amp;  IFERROR(&quot;, &quot;&amp;HLOOKUP([.F3]; [.P3:.P3]; 1; 0); &quot;&quot;); 1; 2; &quot;&quot;))">
            <text:p/>
          </table:table-cell>
          <table:table-cell table:style-name="ce5" table:formula="of:=IF([.H$1]=&quot;&quot;; &quot;&quot;; REPLACE(IFERROR(&quot;, &quot;&amp;HLOOKUP([.H$1]; [.I3:.I3]; 1; 0); &quot;&quot;) &amp;  IFERROR(&quot;, &quot;&amp;HLOOKUP([.H$1]; [.J3:.J3]; 1; 0); &quot;&quot;) &amp;  IFERROR(&quot;, &quot;&amp;HLOOKUP([.H$1]; [.K3:.K3]; 1; 0); &quot;&quot;) &amp;  IFERROR(&quot;, &quot;&amp;HLOOKUP([.H$1]; [.L3:.L3]; 1; 0); &quot;&quot;) &amp;  IFERROR(&quot;, &quot;&amp;HLOOKUP([.H$1]; [.M3:.M3]; 1; 0); &quot;&quot;) &amp;  IFERROR(&quot;, &quot;&amp;HLOOKUP([.H$1]; [.N3:.N3]; 1; 0); &quot;&quot;) &amp;  IFERROR(&quot;, &quot;&amp;HLOOKUP([.H$1]; [.O3:.O3]; 1; 0); &quot;&quot;) &amp;  IFERROR(&quot;, &quot;&amp;HLOOKUP([.H$1]; [.P3:.P3]; 1; 0); &quot;&quot;); 1; 2; &quot;&quot;))">
            <text:p/>
          </table:table-cell>
          <table:table-cell table:style-name="ce7" table:formula="of:=IFERROR(MID([.$E3];SEARCH([.I$1]&amp;&quot; : &quot;;[.$E3]) + 4; SEARCH(&quot;&#10;&quot;;[.$E3]; SEARCH([.I$1]&amp;&quot; : &quot;;[.$E3])) - SEARCH([.I$1]&amp;&quot; : &quot;;[.$E3]) - 4);&quot;&quot;)">
            <text:p/>
          </table:table-cell>
          <table:table-cell table:style-name="ce7" table:formula="of:=IFERROR(MID([.$E3];SEARCH([.J$1]&amp;&quot; : &quot;;[.$E3]) + 4; SEARCH(&quot;&#10;&quot;;[.$E3]; SEARCH([.J$1]&amp;&quot; : &quot;;[.$E3])) - SEARCH([.J$1]&amp;&quot; : &quot;;[.$E3]) - 4);&quot;&quot;)">
            <text:p/>
          </table:table-cell>
          <table:table-cell table:style-name="ce7" table:formula="of:=IFERROR(MID([.$E3];SEARCH([.K$1]&amp;&quot; : &quot;;[.$E3]) + 4; SEARCH(&quot;&#10;&quot;;[.$E3]; SEARCH([.K$1]&amp;&quot; : &quot;;[.$E3])) - SEARCH([.K$1]&amp;&quot; : &quot;;[.$E3]) - 4);&quot;&quot;)">
            <text:p/>
          </table:table-cell>
          <table:table-cell table:style-name="ce7" table:formula="of:=IFERROR(MID([.$E3];SEARCH([.L$1]&amp;&quot; : &quot;;[.$E3]) + 4; SEARCH(&quot;&#10;&quot;;[.$E3]; SEARCH([.L$1]&amp;&quot; : &quot;;[.$E3])) - SEARCH([.L$1]&amp;&quot; : &quot;;[.$E3]) - 4);&quot;&quot;)">
            <text:p/>
          </table:table-cell>
          <table:table-cell table:style-name="ce7" table:formula="of:=IFERROR(MID([.$E3];SEARCH([.M$1]&amp;&quot; : &quot;;[.$E3]) + 4; SEARCH(&quot;&#10;&quot;;[.$E3]; SEARCH([.M$1]&amp;&quot; : &quot;;[.$E3])) - SEARCH([.M$1]&amp;&quot; : &quot;;[.$E3]) - 4);&quot;&quot;)">
            <text:p/>
          </table:table-cell>
          <table:table-cell table:style-name="ce7" table:formula="of:=IFERROR(MID([.$E3];SEARCH([.N$1]&amp;&quot; : &quot;;[.$E3]) + 4; SEARCH(&quot;&#10;&quot;;[.$E3]; SEARCH([.N$1]&amp;&quot; : &quot;;[.$E3])) - SEARCH([.N$1]&amp;&quot; : &quot;;[.$E3]) - 4);&quot;&quot;)">
            <text:p/>
          </table:table-cell>
          <table:table-cell table:style-name="ce7" table:formula="of:=IFERROR(MID([.$E3];SEARCH([.O$1]&amp;&quot; : &quot;;[.$E3]) + 4; SEARCH(&quot;&#10;&quot;;[.$E3]; SEARCH([.O$1]&amp;&quot; : &quot;;[.$E3])) - SEARCH([.O$1]&amp;&quot; : &quot;;[.$E3]) - 4);&quot;&quot;)">
            <text:p/>
          </table:table-cell>
          <table:table-cell table:style-name="ce7" table:formula="of:=IFERROR(MID([.$E3];SEARCH([.P$1]&amp;&quot; : &quot;;[.$E3]) + 4; SEARCH(&quot;&#10;&quot;;[.$E3]; SEARCH([.P$1]&amp;&quot; : &quot;;[.$E3])) - SEARCH([.P$1]&amp;&quot; : &quot;;[.$E3]) - 4);&quot;&quot;)">
            <text:p/>
          </table:table-cell>
        </table:table-row>
        <table:table-row table:style-name="ro2">
          <table:table-cell table:formula="of:=[$'Milk-V Duo S raw pinout'.H4]" office:value-type="float" office:value="3" calcext:value-type="float">
            <text:p>3</text:p>
          </table:table-cell>
          <table:table-cell table:formula="of:=[$'Milk-V Duo S raw pinout'.G4]" office:value-type="string" office:string-value="B20" calcext:value-type="string">
            <text:p>B20</text:p>
          </table:table-cell>
          <table:table-cell table:formula="of:=IF([$'Milk-V Duo S raw pinout'.F4]&lt;&gt;&quot;&quot;;[$'Milk-V Duo S raw pinout'.F4];&quot;&quot;)" office:value-type="string" office:string-value="XGPIOB[20]" calcext:value-type="string">
            <text:p>XGPIOB[20]</text:p>
          </table:table-cell>
          <table:table-cell table:style-name="ce4" table:formula="of:=IF([.C4]&lt;&gt;&quot;&quot;;INDEX([$'SG2000 Mux'.B:.B];MATCH(&quot;*&quot;&amp;[.C4]&amp;&quot;*&quot;;[$'SG2000 Mux'.I:.I];0));&quot;&quot;)" office:value-type="string" office:string-value="VIVO_D1" calcext:value-type="string">
            <text:p>VIVO_D1</text:p>
          </table:table-cell>
          <table:table-cell table:formula="of:=IF([.D4]=&quot;&quot;;&quot;&quot;; VLOOKUP([.D4];[$'SG2000 Mux'.B:.I];8;0))" office:value-type="string" office:string-value="IO VIVO_D1 function select : &#10;    0 : VI2_D[1] &#10;    1 : VI1_D[1] &#10;    2 : VO_D[14] &#10;    3 : XGPIOB[20] (default)&#10;    4 : RMII0_RXDV &#10;    5 : IIC3_SDA &#10;    6 : PWM[3] &#10;    7 : IIC4_SCL &#10;    Others : Reserved" calcext:value-type="string">
            <text:p>IO VIVO_D1 function select : </text:p>
            <text:p>    0 : VI2_D[1] </text:p>
            <text:p>    1 : VI1_D[1] </text:p>
            <text:p>    2 : VO_D[14] </text:p>
            <text:p>    3 : XGPIOB[20] (default)</text:p>
            <text:p>    4 : RMII0_RXDV </text:p>
            <text:p>    5 : IIC3_SDA </text:p>
            <text:p>    6 : PWM[3] </text:p>
            <text:p>    7 : IIC4_SCL </text:p>
            <text:p>    Others : Reserved</text:p>
          </table:table-cell>
          <table:table-cell office:value-type="string" calcext:value-type="string">
            <text:p>XGPIO*</text:p>
          </table:table-cell>
          <table:table-cell table:formula="of:=IF([.F4]=&quot;&quot;; &quot;&quot;; REPLACE(IFERROR(&quot;, &quot;&amp;HLOOKUP([.F4]; [.I4:.I4]; 1; 0); &quot;&quot;) &amp;  IFERROR(&quot;, &quot;&amp;HLOOKUP([.F4]; [.J4:.J4]; 1; 0); &quot;&quot;) &amp;  IFERROR(&quot;, &quot;&amp;HLOOKUP([.F4]; [.K4:.K4]; 1; 0); &quot;&quot;) &amp;  IFERROR(&quot;, &quot;&amp;HLOOKUP([.F4]; [.L4:.L4]; 1; 0); &quot;&quot;) &amp;  IFERROR(&quot;, &quot;&amp;HLOOKUP([.F4]; [.M4:.M4]; 1; 0); &quot;&quot;) &amp;  IFERROR(&quot;, &quot;&amp;HLOOKUP([.F4]; [.N4:.N4]; 1; 0); &quot;&quot;) &amp;  IFERROR(&quot;, &quot;&amp;HLOOKUP([.F4]; [.O4:.O4]; 1; 0); &quot;&quot;) &amp;  IFERROR(&quot;, &quot;&amp;HLOOKUP([.F4]; [.P4:.P4]; 1; 0); &quot;&quot;); 1; 2; &quot;&quot;))" office:value-type="string" office:string-value="XGPIOB[20] (default)" calcext:value-type="string">
            <text:p>XGPIOB[20] (default)</text:p>
          </table:table-cell>
          <table:table-cell table:style-name="ce5" table:formula="of:=IF([.H$1]=&quot;&quot;; &quot;&quot;; REPLACE(IFERROR(&quot;, &quot;&amp;HLOOKUP([.H$1]; [.I4:.I4]; 1; 0); &quot;&quot;) &amp;  IFERROR(&quot;, &quot;&amp;HLOOKUP([.H$1]; [.J4:.J4]; 1; 0); &quot;&quot;) &amp;  IFERROR(&quot;, &quot;&amp;HLOOKUP([.H$1]; [.K4:.K4]; 1; 0); &quot;&quot;) &amp;  IFERROR(&quot;, &quot;&amp;HLOOKUP([.H$1]; [.L4:.L4]; 1; 0); &quot;&quot;) &amp;  IFERROR(&quot;, &quot;&amp;HLOOKUP([.H$1]; [.M4:.M4]; 1; 0); &quot;&quot;) &amp;  IFERROR(&quot;, &quot;&amp;HLOOKUP([.H$1]; [.N4:.N4]; 1; 0); &quot;&quot;) &amp;  IFERROR(&quot;, &quot;&amp;HLOOKUP([.H$1]; [.O4:.O4]; 1; 0); &quot;&quot;) &amp;  IFERROR(&quot;, &quot;&amp;HLOOKUP([.H$1]; [.P4:.P4]; 1; 0); &quot;&quot;); 1; 2; &quot;&quot;))">
            <text:p/>
          </table:table-cell>
          <table:table-cell table:style-name="ce7" table:formula="of:=IFERROR(MID([.$E4];SEARCH([.I$1]&amp;&quot; : &quot;;[.$E4]) + 4; SEARCH(&quot;&#10;&quot;;[.$E4]; SEARCH([.I$1]&amp;&quot; : &quot;;[.$E4])) - SEARCH([.I$1]&amp;&quot; : &quot;;[.$E4]) - 4);&quot;&quot;)" office:value-type="string" office:string-value="VI2_D[1] " calcext:value-type="string">
            <text:p>VI2_D[1] </text:p>
          </table:table-cell>
          <table:table-cell table:style-name="ce7" table:formula="of:=IFERROR(MID([.$E4];SEARCH([.J$1]&amp;&quot; : &quot;;[.$E4]) + 4; SEARCH(&quot;&#10;&quot;;[.$E4]; SEARCH([.J$1]&amp;&quot; : &quot;;[.$E4])) - SEARCH([.J$1]&amp;&quot; : &quot;;[.$E4]) - 4);&quot;&quot;)" office:value-type="string" office:string-value="VI1_D[1] " calcext:value-type="string">
            <text:p>VI1_D[1] </text:p>
          </table:table-cell>
          <table:table-cell table:style-name="ce7" table:formula="of:=IFERROR(MID([.$E4];SEARCH([.K$1]&amp;&quot; : &quot;;[.$E4]) + 4; SEARCH(&quot;&#10;&quot;;[.$E4]; SEARCH([.K$1]&amp;&quot; : &quot;;[.$E4])) - SEARCH([.K$1]&amp;&quot; : &quot;;[.$E4]) - 4);&quot;&quot;)" office:value-type="string" office:string-value="VO_D[14] " calcext:value-type="string">
            <text:p>VO_D[14] </text:p>
          </table:table-cell>
          <table:table-cell table:style-name="ce7" table:formula="of:=IFERROR(MID([.$E4];SEARCH([.L$1]&amp;&quot; : &quot;;[.$E4]) + 4; SEARCH(&quot;&#10;&quot;;[.$E4]; SEARCH([.L$1]&amp;&quot; : &quot;;[.$E4])) - SEARCH([.L$1]&amp;&quot; : &quot;;[.$E4]) - 4);&quot;&quot;)" office:value-type="string" office:string-value="XGPIOB[20] (default)" calcext:value-type="string">
            <text:p>XGPIOB[20] (default)</text:p>
          </table:table-cell>
          <table:table-cell table:style-name="ce7" table:formula="of:=IFERROR(MID([.$E4];SEARCH([.M$1]&amp;&quot; : &quot;;[.$E4]) + 4; SEARCH(&quot;&#10;&quot;;[.$E4]; SEARCH([.M$1]&amp;&quot; : &quot;;[.$E4])) - SEARCH([.M$1]&amp;&quot; : &quot;;[.$E4]) - 4);&quot;&quot;)" office:value-type="string" office:string-value="RMII0_RXDV " calcext:value-type="string">
            <text:p>RMII0_RXDV </text:p>
          </table:table-cell>
          <table:table-cell table:style-name="ce7" table:formula="of:=IFERROR(MID([.$E4];SEARCH([.N$1]&amp;&quot; : &quot;;[.$E4]) + 4; SEARCH(&quot;&#10;&quot;;[.$E4]; SEARCH([.N$1]&amp;&quot; : &quot;;[.$E4])) - SEARCH([.N$1]&amp;&quot; : &quot;;[.$E4]) - 4);&quot;&quot;)" office:value-type="string" office:string-value="IIC3_SDA " calcext:value-type="string">
            <text:p>IIC3_SDA </text:p>
          </table:table-cell>
          <table:table-cell table:style-name="ce7" table:formula="of:=IFERROR(MID([.$E4];SEARCH([.O$1]&amp;&quot; : &quot;;[.$E4]) + 4; SEARCH(&quot;&#10;&quot;;[.$E4]; SEARCH([.O$1]&amp;&quot; : &quot;;[.$E4])) - SEARCH([.O$1]&amp;&quot; : &quot;;[.$E4]) - 4);&quot;&quot;)" office:value-type="string" office:string-value="PWM[3] " calcext:value-type="string">
            <text:p>PWM[3] </text:p>
          </table:table-cell>
          <table:table-cell table:style-name="ce7" table:formula="of:=IFERROR(MID([.$E4];SEARCH([.P$1]&amp;&quot; : &quot;;[.$E4]) + 4; SEARCH(&quot;&#10;&quot;;[.$E4]; SEARCH([.P$1]&amp;&quot; : &quot;;[.$E4])) - SEARCH([.P$1]&amp;&quot; : &quot;;[.$E4]) - 4);&quot;&quot;)" office:value-type="string" office:string-value="IIC4_SCL " calcext:value-type="string">
            <text:p>IIC4_SCL </text:p>
          </table:table-cell>
        </table:table-row>
        <table:table-row table:style-name="ro2">
          <table:table-cell table:formula="of:=[$'Milk-V Duo S raw pinout'.I4]" office:value-type="float" office:value="4" calcext:value-type="float">
            <text:p>4</text:p>
          </table:table-cell>
          <table:table-cell table:formula="of:=[$'Milk-V Duo S raw pinout'.J4]" office:value-type="string" office:string-value="VSYS(5V)" calcext:value-type="string">
            <text:p>VSYS(5V)</text:p>
          </table:table-cell>
          <table:table-cell table:formula="of:=IF([$'Milk-V Duo S raw pinout'.K4]&lt;&gt;&quot;&quot;;[$'Milk-V Duo S raw pinout'.K4];&quot;&quot;)">
            <text:p/>
          </table:table-cell>
          <table:table-cell table:style-name="ce4" table:formula="of:=IF([.C5]&lt;&gt;&quot;&quot;;INDEX([$'SG2000 Mux'.B:.B];MATCH(&quot;*&quot;&amp;[.C5]&amp;&quot;*&quot;;[$'SG2000 Mux'.I:.I];0));&quot;&quot;)">
            <text:p/>
          </table:table-cell>
          <table:table-cell table:formula="of:=IF([.D5]=&quot;&quot;;&quot;&quot;; VLOOKUP([.D5];[$'SG2000 Mux'.B:.I];8;0))">
            <text:p/>
          </table:table-cell>
          <table:table-cell/>
          <table:table-cell table:formula="of:=IF([.F5]=&quot;&quot;; &quot;&quot;; REPLACE(IFERROR(&quot;, &quot;&amp;HLOOKUP([.F5]; [.I5:.I5]; 1; 0); &quot;&quot;) &amp;  IFERROR(&quot;, &quot;&amp;HLOOKUP([.F5]; [.J5:.J5]; 1; 0); &quot;&quot;) &amp;  IFERROR(&quot;, &quot;&amp;HLOOKUP([.F5]; [.K5:.K5]; 1; 0); &quot;&quot;) &amp;  IFERROR(&quot;, &quot;&amp;HLOOKUP([.F5]; [.L5:.L5]; 1; 0); &quot;&quot;) &amp;  IFERROR(&quot;, &quot;&amp;HLOOKUP([.F5]; [.M5:.M5]; 1; 0); &quot;&quot;) &amp;  IFERROR(&quot;, &quot;&amp;HLOOKUP([.F5]; [.N5:.N5]; 1; 0); &quot;&quot;) &amp;  IFERROR(&quot;, &quot;&amp;HLOOKUP([.F5]; [.O5:.O5]; 1; 0); &quot;&quot;) &amp;  IFERROR(&quot;, &quot;&amp;HLOOKUP([.F5]; [.P5:.P5]; 1; 0); &quot;&quot;); 1; 2; &quot;&quot;))">
            <text:p/>
          </table:table-cell>
          <table:table-cell table:style-name="ce5" table:formula="of:=IF([.H$1]=&quot;&quot;; &quot;&quot;; REPLACE(IFERROR(&quot;, &quot;&amp;HLOOKUP([.H$1]; [.I5:.I5]; 1; 0); &quot;&quot;) &amp;  IFERROR(&quot;, &quot;&amp;HLOOKUP([.H$1]; [.J5:.J5]; 1; 0); &quot;&quot;) &amp;  IFERROR(&quot;, &quot;&amp;HLOOKUP([.H$1]; [.K5:.K5]; 1; 0); &quot;&quot;) &amp;  IFERROR(&quot;, &quot;&amp;HLOOKUP([.H$1]; [.L5:.L5]; 1; 0); &quot;&quot;) &amp;  IFERROR(&quot;, &quot;&amp;HLOOKUP([.H$1]; [.M5:.M5]; 1; 0); &quot;&quot;) &amp;  IFERROR(&quot;, &quot;&amp;HLOOKUP([.H$1]; [.N5:.N5]; 1; 0); &quot;&quot;) &amp;  IFERROR(&quot;, &quot;&amp;HLOOKUP([.H$1]; [.O5:.O5]; 1; 0); &quot;&quot;) &amp;  IFERROR(&quot;, &quot;&amp;HLOOKUP([.H$1]; [.P5:.P5]; 1; 0); &quot;&quot;); 1; 2; &quot;&quot;))">
            <text:p/>
          </table:table-cell>
          <table:table-cell table:style-name="ce7" table:formula="of:=IFERROR(MID([.$E5];SEARCH([.I$1]&amp;&quot; : &quot;;[.$E5]) + 4; SEARCH(&quot;&#10;&quot;;[.$E5]; SEARCH([.I$1]&amp;&quot; : &quot;;[.$E5])) - SEARCH([.I$1]&amp;&quot; : &quot;;[.$E5]) - 4);&quot;&quot;)">
            <text:p/>
          </table:table-cell>
          <table:table-cell table:style-name="ce7" table:formula="of:=IFERROR(MID([.$E5];SEARCH([.J$1]&amp;&quot; : &quot;;[.$E5]) + 4; SEARCH(&quot;&#10;&quot;;[.$E5]; SEARCH([.J$1]&amp;&quot; : &quot;;[.$E5])) - SEARCH([.J$1]&amp;&quot; : &quot;;[.$E5]) - 4);&quot;&quot;)">
            <text:p/>
          </table:table-cell>
          <table:table-cell table:style-name="ce7" table:formula="of:=IFERROR(MID([.$E5];SEARCH([.K$1]&amp;&quot; : &quot;;[.$E5]) + 4; SEARCH(&quot;&#10;&quot;;[.$E5]; SEARCH([.K$1]&amp;&quot; : &quot;;[.$E5])) - SEARCH([.K$1]&amp;&quot; : &quot;;[.$E5]) - 4);&quot;&quot;)">
            <text:p/>
          </table:table-cell>
          <table:table-cell table:style-name="ce7" table:formula="of:=IFERROR(MID([.$E5];SEARCH([.L$1]&amp;&quot; : &quot;;[.$E5]) + 4; SEARCH(&quot;&#10;&quot;;[.$E5]; SEARCH([.L$1]&amp;&quot; : &quot;;[.$E5])) - SEARCH([.L$1]&amp;&quot; : &quot;;[.$E5]) - 4);&quot;&quot;)">
            <text:p/>
          </table:table-cell>
          <table:table-cell table:style-name="ce7" table:formula="of:=IFERROR(MID([.$E5];SEARCH([.M$1]&amp;&quot; : &quot;;[.$E5]) + 4; SEARCH(&quot;&#10;&quot;;[.$E5]; SEARCH([.M$1]&amp;&quot; : &quot;;[.$E5])) - SEARCH([.M$1]&amp;&quot; : &quot;;[.$E5]) - 4);&quot;&quot;)">
            <text:p/>
          </table:table-cell>
          <table:table-cell table:style-name="ce7" table:formula="of:=IFERROR(MID([.$E5];SEARCH([.N$1]&amp;&quot; : &quot;;[.$E5]) + 4; SEARCH(&quot;&#10;&quot;;[.$E5]; SEARCH([.N$1]&amp;&quot; : &quot;;[.$E5])) - SEARCH([.N$1]&amp;&quot; : &quot;;[.$E5]) - 4);&quot;&quot;)">
            <text:p/>
          </table:table-cell>
          <table:table-cell table:style-name="ce7" table:formula="of:=IFERROR(MID([.$E5];SEARCH([.O$1]&amp;&quot; : &quot;;[.$E5]) + 4; SEARCH(&quot;&#10;&quot;;[.$E5]; SEARCH([.O$1]&amp;&quot; : &quot;;[.$E5])) - SEARCH([.O$1]&amp;&quot; : &quot;;[.$E5]) - 4);&quot;&quot;)">
            <text:p/>
          </table:table-cell>
          <table:table-cell table:style-name="ce7" table:formula="of:=IFERROR(MID([.$E5];SEARCH([.P$1]&amp;&quot; : &quot;;[.$E5]) + 4; SEARCH(&quot;&#10;&quot;;[.$E5]; SEARCH([.P$1]&amp;&quot; : &quot;;[.$E5])) - SEARCH([.P$1]&amp;&quot; : &quot;;[.$E5]) - 4);&quot;&quot;)">
            <text:p/>
          </table:table-cell>
        </table:table-row>
        <table:table-row table:style-name="ro2">
          <table:table-cell table:formula="of:=[$'Milk-V Duo S raw pinout'.H5]" office:value-type="float" office:value="5" calcext:value-type="float">
            <text:p>5</text:p>
          </table:table-cell>
          <table:table-cell table:formula="of:=[$'Milk-V Duo S raw pinout'.G5]" office:value-type="string" office:string-value="B21" calcext:value-type="string">
            <text:p>B21</text:p>
          </table:table-cell>
          <table:table-cell table:formula="of:=IF([$'Milk-V Duo S raw pinout'.F5]&lt;&gt;&quot;&quot;;[$'Milk-V Duo S raw pinout'.F5];&quot;&quot;)" office:value-type="string" office:string-value="XGPIOB[21]" calcext:value-type="string">
            <text:p>XGPIOB[21]</text:p>
          </table:table-cell>
          <table:table-cell table:style-name="ce4" table:formula="of:=IF([.C6]&lt;&gt;&quot;&quot;;INDEX([$'SG2000 Mux'.B:.B];MATCH(&quot;*&quot;&amp;[.C6]&amp;&quot;*&quot;;[$'SG2000 Mux'.I:.I];0));&quot;&quot;)" office:value-type="string" office:string-value="VIVO_D0" calcext:value-type="string">
            <text:p>VIVO_D0</text:p>
          </table:table-cell>
          <table:table-cell table:formula="of:=IF([.D6]=&quot;&quot;;&quot;&quot;; VLOOKUP([.D6];[$'SG2000 Mux'.B:.I];8;0))" office:value-type="string" office:string-value="IO VIVO_D0 function select : &#10;    0 : VI2_D[0] &#10;    1 : VI1_D[0] &#10;    2 : VO_D[13] &#10;    3 : XGPIOB[21] (default)&#10;    4 : RMII0_TXCLK &#10;    5 : IIC3_SCL &#10;    6 : WG1_D0 &#10;    7 : IIC4_SDA &#10;    Others : Reserved" calcext:value-type="string">
            <text:p>IO VIVO_D0 function select : </text:p>
            <text:p>    0 : VI2_D[0] </text:p>
            <text:p>    1 : VI1_D[0] </text:p>
            <text:p>    2 : VO_D[13] </text:p>
            <text:p>    3 : XGPIOB[21] (default)</text:p>
            <text:p>    4 : RMII0_TXCLK </text:p>
            <text:p>    5 : IIC3_SCL </text:p>
            <text:p>    6 : WG1_D0 </text:p>
            <text:p>    7 : IIC4_SDA </text:p>
            <text:p>    Others : Reserved</text:p>
          </table:table-cell>
          <table:table-cell/>
          <table:table-cell table:formula="of:=IF([.F6]=&quot;&quot;; &quot;&quot;; REPLACE(IFERROR(&quot;, &quot;&amp;HLOOKUP([.F6]; [.I6:.I6]; 1; 0); &quot;&quot;) &amp;  IFERROR(&quot;, &quot;&amp;HLOOKUP([.F6]; [.J6:.J6]; 1; 0); &quot;&quot;) &amp;  IFERROR(&quot;, &quot;&amp;HLOOKUP([.F6]; [.K6:.K6]; 1; 0); &quot;&quot;) &amp;  IFERROR(&quot;, &quot;&amp;HLOOKUP([.F6]; [.L6:.L6]; 1; 0); &quot;&quot;) &amp;  IFERROR(&quot;, &quot;&amp;HLOOKUP([.F6]; [.M6:.M6]; 1; 0); &quot;&quot;) &amp;  IFERROR(&quot;, &quot;&amp;HLOOKUP([.F6]; [.N6:.N6]; 1; 0); &quot;&quot;) &amp;  IFERROR(&quot;, &quot;&amp;HLOOKUP([.F6]; [.O6:.O6]; 1; 0); &quot;&quot;) &amp;  IFERROR(&quot;, &quot;&amp;HLOOKUP([.F6]; [.P6:.P6]; 1; 0); &quot;&quot;); 1; 2; &quot;&quot;))">
            <text:p/>
          </table:table-cell>
          <table:table-cell table:style-name="ce5" table:formula="of:=IF([.H$1]=&quot;&quot;; &quot;&quot;; REPLACE(IFERROR(&quot;, &quot;&amp;HLOOKUP([.H$1]; [.I6:.I6]; 1; 0); &quot;&quot;) &amp;  IFERROR(&quot;, &quot;&amp;HLOOKUP([.H$1]; [.J6:.J6]; 1; 0); &quot;&quot;) &amp;  IFERROR(&quot;, &quot;&amp;HLOOKUP([.H$1]; [.K6:.K6]; 1; 0); &quot;&quot;) &amp;  IFERROR(&quot;, &quot;&amp;HLOOKUP([.H$1]; [.L6:.L6]; 1; 0); &quot;&quot;) &amp;  IFERROR(&quot;, &quot;&amp;HLOOKUP([.H$1]; [.M6:.M6]; 1; 0); &quot;&quot;) &amp;  IFERROR(&quot;, &quot;&amp;HLOOKUP([.H$1]; [.N6:.N6]; 1; 0); &quot;&quot;) &amp;  IFERROR(&quot;, &quot;&amp;HLOOKUP([.H$1]; [.O6:.O6]; 1; 0); &quot;&quot;) &amp;  IFERROR(&quot;, &quot;&amp;HLOOKUP([.H$1]; [.P6:.P6]; 1; 0); &quot;&quot;); 1; 2; &quot;&quot;))">
            <text:p/>
          </table:table-cell>
          <table:table-cell table:style-name="ce7" table:formula="of:=IFERROR(MID([.$E6];SEARCH([.I$1]&amp;&quot; : &quot;;[.$E6]) + 4; SEARCH(&quot;&#10;&quot;;[.$E6]; SEARCH([.I$1]&amp;&quot; : &quot;;[.$E6])) - SEARCH([.I$1]&amp;&quot; : &quot;;[.$E6]) - 4);&quot;&quot;)" office:value-type="string" office:string-value="VI2_D[0] " calcext:value-type="string">
            <text:p>VI2_D[0] </text:p>
          </table:table-cell>
          <table:table-cell table:style-name="ce7" table:formula="of:=IFERROR(MID([.$E6];SEARCH([.J$1]&amp;&quot; : &quot;;[.$E6]) + 4; SEARCH(&quot;&#10;&quot;;[.$E6]; SEARCH([.J$1]&amp;&quot; : &quot;;[.$E6])) - SEARCH([.J$1]&amp;&quot; : &quot;;[.$E6]) - 4);&quot;&quot;)" office:value-type="string" office:string-value="VI1_D[0] " calcext:value-type="string">
            <text:p>VI1_D[0] </text:p>
          </table:table-cell>
          <table:table-cell table:style-name="ce7" table:formula="of:=IFERROR(MID([.$E6];SEARCH([.K$1]&amp;&quot; : &quot;;[.$E6]) + 4; SEARCH(&quot;&#10;&quot;;[.$E6]; SEARCH([.K$1]&amp;&quot; : &quot;;[.$E6])) - SEARCH([.K$1]&amp;&quot; : &quot;;[.$E6]) - 4);&quot;&quot;)" office:value-type="string" office:string-value="VO_D[13] " calcext:value-type="string">
            <text:p>VO_D[13] </text:p>
          </table:table-cell>
          <table:table-cell table:style-name="ce7" table:formula="of:=IFERROR(MID([.$E6];SEARCH([.L$1]&amp;&quot; : &quot;;[.$E6]) + 4; SEARCH(&quot;&#10;&quot;;[.$E6]; SEARCH([.L$1]&amp;&quot; : &quot;;[.$E6])) - SEARCH([.L$1]&amp;&quot; : &quot;;[.$E6]) - 4);&quot;&quot;)" office:value-type="string" office:string-value="XGPIOB[21] (default)" calcext:value-type="string">
            <text:p>XGPIOB[21] (default)</text:p>
          </table:table-cell>
          <table:table-cell table:style-name="ce7" table:formula="of:=IFERROR(MID([.$E6];SEARCH([.M$1]&amp;&quot; : &quot;;[.$E6]) + 4; SEARCH(&quot;&#10;&quot;;[.$E6]; SEARCH([.M$1]&amp;&quot; : &quot;;[.$E6])) - SEARCH([.M$1]&amp;&quot; : &quot;;[.$E6]) - 4);&quot;&quot;)" office:value-type="string" office:string-value="RMII0_TXCLK " calcext:value-type="string">
            <text:p>RMII0_TXCLK </text:p>
          </table:table-cell>
          <table:table-cell table:style-name="ce7" table:formula="of:=IFERROR(MID([.$E6];SEARCH([.N$1]&amp;&quot; : &quot;;[.$E6]) + 4; SEARCH(&quot;&#10;&quot;;[.$E6]; SEARCH([.N$1]&amp;&quot; : &quot;;[.$E6])) - SEARCH([.N$1]&amp;&quot; : &quot;;[.$E6]) - 4);&quot;&quot;)" office:value-type="string" office:string-value="IIC3_SCL " calcext:value-type="string">
            <text:p>IIC3_SCL </text:p>
          </table:table-cell>
          <table:table-cell table:style-name="ce7" table:formula="of:=IFERROR(MID([.$E6];SEARCH([.O$1]&amp;&quot; : &quot;;[.$E6]) + 4; SEARCH(&quot;&#10;&quot;;[.$E6]; SEARCH([.O$1]&amp;&quot; : &quot;;[.$E6])) - SEARCH([.O$1]&amp;&quot; : &quot;;[.$E6]) - 4);&quot;&quot;)" office:value-type="string" office:string-value="WG1_D0 " calcext:value-type="string">
            <text:p>WG1_D0 </text:p>
          </table:table-cell>
          <table:table-cell table:style-name="ce7" table:formula="of:=IFERROR(MID([.$E6];SEARCH([.P$1]&amp;&quot; : &quot;;[.$E6]) + 4; SEARCH(&quot;&#10;&quot;;[.$E6]; SEARCH([.P$1]&amp;&quot; : &quot;;[.$E6])) - SEARCH([.P$1]&amp;&quot; : &quot;;[.$E6]) - 4);&quot;&quot;)" office:value-type="string" office:string-value="IIC4_SDA " calcext:value-type="string">
            <text:p>IIC4_SDA </text:p>
          </table:table-cell>
        </table:table-row>
        <table:table-row table:style-name="ro2">
          <table:table-cell table:formula="of:=[$'Milk-V Duo S raw pinout'.I5]" office:value-type="float" office:value="6" calcext:value-type="float">
            <text:p>6</text:p>
          </table:table-cell>
          <table:table-cell table:formula="of:=[$'Milk-V Duo S raw pinout'.J5]" office:value-type="string" office:string-value="GND" calcext:value-type="string">
            <text:p>GND</text:p>
          </table:table-cell>
          <table:table-cell table:formula="of:=IF([$'Milk-V Duo S raw pinout'.K5]&lt;&gt;&quot;&quot;;[$'Milk-V Duo S raw pinout'.K5];&quot;&quot;)">
            <text:p/>
          </table:table-cell>
          <table:table-cell table:style-name="ce4" table:formula="of:=IF([.C7]&lt;&gt;&quot;&quot;;INDEX([$'SG2000 Mux'.B:.B];MATCH(&quot;*&quot;&amp;[.C7]&amp;&quot;*&quot;;[$'SG2000 Mux'.I:.I];0));&quot;&quot;)">
            <text:p/>
          </table:table-cell>
          <table:table-cell table:formula="of:=IF([.D7]=&quot;&quot;;&quot;&quot;; VLOOKUP([.D7];[$'SG2000 Mux'.B:.I];8;0))">
            <text:p/>
          </table:table-cell>
          <table:table-cell/>
          <table:table-cell table:formula="of:=IF([.F7]=&quot;&quot;; &quot;&quot;; REPLACE(IFERROR(&quot;, &quot;&amp;HLOOKUP([.F7]; [.I7:.I7]; 1; 0); &quot;&quot;) &amp;  IFERROR(&quot;, &quot;&amp;HLOOKUP([.F7]; [.J7:.J7]; 1; 0); &quot;&quot;) &amp;  IFERROR(&quot;, &quot;&amp;HLOOKUP([.F7]; [.K7:.K7]; 1; 0); &quot;&quot;) &amp;  IFERROR(&quot;, &quot;&amp;HLOOKUP([.F7]; [.L7:.L7]; 1; 0); &quot;&quot;) &amp;  IFERROR(&quot;, &quot;&amp;HLOOKUP([.F7]; [.M7:.M7]; 1; 0); &quot;&quot;) &amp;  IFERROR(&quot;, &quot;&amp;HLOOKUP([.F7]; [.N7:.N7]; 1; 0); &quot;&quot;) &amp;  IFERROR(&quot;, &quot;&amp;HLOOKUP([.F7]; [.O7:.O7]; 1; 0); &quot;&quot;) &amp;  IFERROR(&quot;, &quot;&amp;HLOOKUP([.F7]; [.P7:.P7]; 1; 0); &quot;&quot;); 1; 2; &quot;&quot;))">
            <text:p/>
          </table:table-cell>
          <table:table-cell table:style-name="ce5" table:formula="of:=IF([.H$1]=&quot;&quot;; &quot;&quot;; REPLACE(IFERROR(&quot;, &quot;&amp;HLOOKUP([.H$1]; [.I7:.I7]; 1; 0); &quot;&quot;) &amp;  IFERROR(&quot;, &quot;&amp;HLOOKUP([.H$1]; [.J7:.J7]; 1; 0); &quot;&quot;) &amp;  IFERROR(&quot;, &quot;&amp;HLOOKUP([.H$1]; [.K7:.K7]; 1; 0); &quot;&quot;) &amp;  IFERROR(&quot;, &quot;&amp;HLOOKUP([.H$1]; [.L7:.L7]; 1; 0); &quot;&quot;) &amp;  IFERROR(&quot;, &quot;&amp;HLOOKUP([.H$1]; [.M7:.M7]; 1; 0); &quot;&quot;) &amp;  IFERROR(&quot;, &quot;&amp;HLOOKUP([.H$1]; [.N7:.N7]; 1; 0); &quot;&quot;) &amp;  IFERROR(&quot;, &quot;&amp;HLOOKUP([.H$1]; [.O7:.O7]; 1; 0); &quot;&quot;) &amp;  IFERROR(&quot;, &quot;&amp;HLOOKUP([.H$1]; [.P7:.P7]; 1; 0); &quot;&quot;); 1; 2; &quot;&quot;))">
            <text:p/>
          </table:table-cell>
          <table:table-cell table:style-name="ce7" table:formula="of:=IFERROR(MID([.$E7];SEARCH([.I$1]&amp;&quot; : &quot;;[.$E7]) + 4; SEARCH(&quot;&#10;&quot;;[.$E7]; SEARCH([.I$1]&amp;&quot; : &quot;;[.$E7])) - SEARCH([.I$1]&amp;&quot; : &quot;;[.$E7]) - 4);&quot;&quot;)">
            <text:p/>
          </table:table-cell>
          <table:table-cell table:style-name="ce7" table:formula="of:=IFERROR(MID([.$E7];SEARCH([.J$1]&amp;&quot; : &quot;;[.$E7]) + 4; SEARCH(&quot;&#10;&quot;;[.$E7]; SEARCH([.J$1]&amp;&quot; : &quot;;[.$E7])) - SEARCH([.J$1]&amp;&quot; : &quot;;[.$E7]) - 4);&quot;&quot;)">
            <text:p/>
          </table:table-cell>
          <table:table-cell table:style-name="ce7" table:formula="of:=IFERROR(MID([.$E7];SEARCH([.K$1]&amp;&quot; : &quot;;[.$E7]) + 4; SEARCH(&quot;&#10;&quot;;[.$E7]; SEARCH([.K$1]&amp;&quot; : &quot;;[.$E7])) - SEARCH([.K$1]&amp;&quot; : &quot;;[.$E7]) - 4);&quot;&quot;)">
            <text:p/>
          </table:table-cell>
          <table:table-cell table:style-name="ce7" table:formula="of:=IFERROR(MID([.$E7];SEARCH([.L$1]&amp;&quot; : &quot;;[.$E7]) + 4; SEARCH(&quot;&#10;&quot;;[.$E7]; SEARCH([.L$1]&amp;&quot; : &quot;;[.$E7])) - SEARCH([.L$1]&amp;&quot; : &quot;;[.$E7]) - 4);&quot;&quot;)">
            <text:p/>
          </table:table-cell>
          <table:table-cell table:style-name="ce7" table:formula="of:=IFERROR(MID([.$E7];SEARCH([.M$1]&amp;&quot; : &quot;;[.$E7]) + 4; SEARCH(&quot;&#10;&quot;;[.$E7]; SEARCH([.M$1]&amp;&quot; : &quot;;[.$E7])) - SEARCH([.M$1]&amp;&quot; : &quot;;[.$E7]) - 4);&quot;&quot;)">
            <text:p/>
          </table:table-cell>
          <table:table-cell table:style-name="ce7" table:formula="of:=IFERROR(MID([.$E7];SEARCH([.N$1]&amp;&quot; : &quot;;[.$E7]) + 4; SEARCH(&quot;&#10;&quot;;[.$E7]; SEARCH([.N$1]&amp;&quot; : &quot;;[.$E7])) - SEARCH([.N$1]&amp;&quot; : &quot;;[.$E7]) - 4);&quot;&quot;)">
            <text:p/>
          </table:table-cell>
          <table:table-cell table:style-name="ce7" table:formula="of:=IFERROR(MID([.$E7];SEARCH([.O$1]&amp;&quot; : &quot;;[.$E7]) + 4; SEARCH(&quot;&#10;&quot;;[.$E7]; SEARCH([.O$1]&amp;&quot; : &quot;;[.$E7])) - SEARCH([.O$1]&amp;&quot; : &quot;;[.$E7]) - 4);&quot;&quot;)">
            <text:p/>
          </table:table-cell>
          <table:table-cell table:style-name="ce7" table:formula="of:=IFERROR(MID([.$E7];SEARCH([.P$1]&amp;&quot; : &quot;;[.$E7]) + 4; SEARCH(&quot;&#10;&quot;;[.$E7]; SEARCH([.P$1]&amp;&quot; : &quot;;[.$E7])) - SEARCH([.P$1]&amp;&quot; : &quot;;[.$E7]) - 4);&quot;&quot;)">
            <text:p/>
          </table:table-cell>
        </table:table-row>
        <table:table-row table:style-name="ro2">
          <table:table-cell table:formula="of:=[$'Milk-V Duo S raw pinout'.H6]" office:value-type="float" office:value="7" calcext:value-type="float">
            <text:p>7</text:p>
          </table:table-cell>
          <table:table-cell table:formula="of:=[$'Milk-V Duo S raw pinout'.G6]" office:value-type="string" office:string-value="B18" calcext:value-type="string">
            <text:p>B18</text:p>
          </table:table-cell>
          <table:table-cell table:formula="of:=IF([$'Milk-V Duo S raw pinout'.F6]&lt;&gt;&quot;&quot;;[$'Milk-V Duo S raw pinout'.F6];&quot;&quot;)" office:value-type="string" office:string-value="XGPIOB[18]" calcext:value-type="string">
            <text:p>XGPIOB[18]</text:p>
          </table:table-cell>
          <table:table-cell table:style-name="ce4" table:formula="of:=IF([.C8]&lt;&gt;&quot;&quot;;INDEX([$'SG2000 Mux'.B:.B];MATCH(&quot;*&quot;&amp;[.C8]&amp;&quot;*&quot;;[$'SG2000 Mux'.I:.I];0));&quot;&quot;)" office:value-type="string" office:string-value="VIVO_D3" calcext:value-type="string">
            <text:p>VIVO_D3</text:p>
          </table:table-cell>
          <table:table-cell table:formula="of:=IF([.D8]=&quot;&quot;;&quot;&quot;; VLOOKUP([.D8];[$'SG2000 Mux'.B:.I];8;0))" office:value-type="string" office:string-value="IO VIVO_D3 function select : &#10;    0 : VI2_D[3] &#10;    1 : VI1_D[3] &#10;    2 : VO_D[16] &#10;    3 : XGPIOB[18] (default)&#10;    4 : RMII0_TXD0 &#10;    5 : IIC1_SCL &#10;    6 : UART2_RTS &#10;    7 : CAM_HS0 &#10;    Others : Reserved" calcext:value-type="string">
            <text:p>IO VIVO_D3 function select : </text:p>
            <text:p>    0 : VI2_D[3] </text:p>
            <text:p>    1 : VI1_D[3] </text:p>
            <text:p>    2 : VO_D[16] </text:p>
            <text:p>    3 : XGPIOB[18] (default)</text:p>
            <text:p>    4 : RMII0_TXD0 </text:p>
            <text:p>    5 : IIC1_SCL </text:p>
            <text:p>    6 : UART2_RTS </text:p>
            <text:p>    7 : CAM_HS0 </text:p>
            <text:p>    Others : Reserved</text:p>
          </table:table-cell>
          <table:table-cell/>
          <table:table-cell table:formula="of:=IF([.F8]=&quot;&quot;; &quot;&quot;; REPLACE(IFERROR(&quot;, &quot;&amp;HLOOKUP([.F8]; [.I8:.I8]; 1; 0); &quot;&quot;) &amp;  IFERROR(&quot;, &quot;&amp;HLOOKUP([.F8]; [.J8:.J8]; 1; 0); &quot;&quot;) &amp;  IFERROR(&quot;, &quot;&amp;HLOOKUP([.F8]; [.K8:.K8]; 1; 0); &quot;&quot;) &amp;  IFERROR(&quot;, &quot;&amp;HLOOKUP([.F8]; [.L8:.L8]; 1; 0); &quot;&quot;) &amp;  IFERROR(&quot;, &quot;&amp;HLOOKUP([.F8]; [.M8:.M8]; 1; 0); &quot;&quot;) &amp;  IFERROR(&quot;, &quot;&amp;HLOOKUP([.F8]; [.N8:.N8]; 1; 0); &quot;&quot;) &amp;  IFERROR(&quot;, &quot;&amp;HLOOKUP([.F8]; [.O8:.O8]; 1; 0); &quot;&quot;) &amp;  IFERROR(&quot;, &quot;&amp;HLOOKUP([.F8]; [.P8:.P8]; 1; 0); &quot;&quot;); 1; 2; &quot;&quot;))">
            <text:p/>
          </table:table-cell>
          <table:table-cell table:style-name="ce5" table:formula="of:=IF([.H$1]=&quot;&quot;; &quot;&quot;; REPLACE(IFERROR(&quot;, &quot;&amp;HLOOKUP([.H$1]; [.I8:.I8]; 1; 0); &quot;&quot;) &amp;  IFERROR(&quot;, &quot;&amp;HLOOKUP([.H$1]; [.J8:.J8]; 1; 0); &quot;&quot;) &amp;  IFERROR(&quot;, &quot;&amp;HLOOKUP([.H$1]; [.K8:.K8]; 1; 0); &quot;&quot;) &amp;  IFERROR(&quot;, &quot;&amp;HLOOKUP([.H$1]; [.L8:.L8]; 1; 0); &quot;&quot;) &amp;  IFERROR(&quot;, &quot;&amp;HLOOKUP([.H$1]; [.M8:.M8]; 1; 0); &quot;&quot;) &amp;  IFERROR(&quot;, &quot;&amp;HLOOKUP([.H$1]; [.N8:.N8]; 1; 0); &quot;&quot;) &amp;  IFERROR(&quot;, &quot;&amp;HLOOKUP([.H$1]; [.O8:.O8]; 1; 0); &quot;&quot;) &amp;  IFERROR(&quot;, &quot;&amp;HLOOKUP([.H$1]; [.P8:.P8]; 1; 0); &quot;&quot;); 1; 2; &quot;&quot;))" office:value-type="string" office:string-value="UART2_RTS " calcext:value-type="string">
            <text:p>UART2_RTS </text:p>
          </table:table-cell>
          <table:table-cell table:style-name="ce7" table:formula="of:=IFERROR(MID([.$E8];SEARCH([.I$1]&amp;&quot; : &quot;;[.$E8]) + 4; SEARCH(&quot;&#10;&quot;;[.$E8]; SEARCH([.I$1]&amp;&quot; : &quot;;[.$E8])) - SEARCH([.I$1]&amp;&quot; : &quot;;[.$E8]) - 4);&quot;&quot;)" office:value-type="string" office:string-value="VI2_D[3] " calcext:value-type="string">
            <text:p>VI2_D[3] </text:p>
          </table:table-cell>
          <table:table-cell table:style-name="ce7" table:formula="of:=IFERROR(MID([.$E8];SEARCH([.J$1]&amp;&quot; : &quot;;[.$E8]) + 4; SEARCH(&quot;&#10;&quot;;[.$E8]; SEARCH([.J$1]&amp;&quot; : &quot;;[.$E8])) - SEARCH([.J$1]&amp;&quot; : &quot;;[.$E8]) - 4);&quot;&quot;)" office:value-type="string" office:string-value="VI1_D[3] " calcext:value-type="string">
            <text:p>VI1_D[3] </text:p>
          </table:table-cell>
          <table:table-cell table:style-name="ce7" table:formula="of:=IFERROR(MID([.$E8];SEARCH([.K$1]&amp;&quot; : &quot;;[.$E8]) + 4; SEARCH(&quot;&#10;&quot;;[.$E8]; SEARCH([.K$1]&amp;&quot; : &quot;;[.$E8])) - SEARCH([.K$1]&amp;&quot; : &quot;;[.$E8]) - 4);&quot;&quot;)" office:value-type="string" office:string-value="VO_D[16] " calcext:value-type="string">
            <text:p>VO_D[16] </text:p>
          </table:table-cell>
          <table:table-cell table:style-name="ce7" table:formula="of:=IFERROR(MID([.$E8];SEARCH([.L$1]&amp;&quot; : &quot;;[.$E8]) + 4; SEARCH(&quot;&#10;&quot;;[.$E8]; SEARCH([.L$1]&amp;&quot; : &quot;;[.$E8])) - SEARCH([.L$1]&amp;&quot; : &quot;;[.$E8]) - 4);&quot;&quot;)" office:value-type="string" office:string-value="XGPIOB[18] (default)" calcext:value-type="string">
            <text:p>XGPIOB[18] (default)</text:p>
          </table:table-cell>
          <table:table-cell table:style-name="ce7" table:formula="of:=IFERROR(MID([.$E8];SEARCH([.M$1]&amp;&quot; : &quot;;[.$E8]) + 4; SEARCH(&quot;&#10;&quot;;[.$E8]; SEARCH([.M$1]&amp;&quot; : &quot;;[.$E8])) - SEARCH([.M$1]&amp;&quot; : &quot;;[.$E8]) - 4);&quot;&quot;)" office:value-type="string" office:string-value="RMII0_TXD0 " calcext:value-type="string">
            <text:p>RMII0_TXD0 </text:p>
          </table:table-cell>
          <table:table-cell table:style-name="ce7" table:formula="of:=IFERROR(MID([.$E8];SEARCH([.N$1]&amp;&quot; : &quot;;[.$E8]) + 4; SEARCH(&quot;&#10;&quot;;[.$E8]; SEARCH([.N$1]&amp;&quot; : &quot;;[.$E8])) - SEARCH([.N$1]&amp;&quot; : &quot;;[.$E8]) - 4);&quot;&quot;)" office:value-type="string" office:string-value="IIC1_SCL " calcext:value-type="string">
            <text:p>IIC1_SCL </text:p>
          </table:table-cell>
          <table:table-cell table:style-name="ce7" table:formula="of:=IFERROR(MID([.$E8];SEARCH([.O$1]&amp;&quot; : &quot;;[.$E8]) + 4; SEARCH(&quot;&#10;&quot;;[.$E8]; SEARCH([.O$1]&amp;&quot; : &quot;;[.$E8])) - SEARCH([.O$1]&amp;&quot; : &quot;;[.$E8]) - 4);&quot;&quot;)" office:value-type="string" office:string-value="UART2_RTS " calcext:value-type="string">
            <text:p>UART2_RTS </text:p>
          </table:table-cell>
          <table:table-cell table:style-name="ce7" table:formula="of:=IFERROR(MID([.$E8];SEARCH([.P$1]&amp;&quot; : &quot;;[.$E8]) + 4; SEARCH(&quot;&#10;&quot;;[.$E8]; SEARCH([.P$1]&amp;&quot; : &quot;;[.$E8])) - SEARCH([.P$1]&amp;&quot; : &quot;;[.$E8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I6]" office:value-type="float" office:value="8" calcext:value-type="float">
            <text:p>8</text:p>
          </table:table-cell>
          <table:table-cell table:formula="of:=[$'Milk-V Duo S raw pinout'.J6]" office:value-type="string" office:string-value="A16" calcext:value-type="string">
            <text:p>A16</text:p>
          </table:table-cell>
          <table:table-cell table:formula="of:=IF([$'Milk-V Duo S raw pinout'.K6]&lt;&gt;&quot;&quot;;[$'Milk-V Duo S raw pinout'.K6];&quot;&quot;)" office:value-type="string" office:string-value="XGPIOA[16]" calcext:value-type="string">
            <text:p>XGPIOA[16]</text:p>
          </table:table-cell>
          <table:table-cell table:style-name="ce4" table:formula="of:=IF([.C9]&lt;&gt;&quot;&quot;;INDEX([$'SG2000 Mux'.B:.B];MATCH(&quot;*&quot;&amp;[.C9]&amp;&quot;*&quot;;[$'SG2000 Mux'.I:.I];0));&quot;&quot;)" office:value-type="string" office:string-value="UART0_TX" calcext:value-type="string">
            <text:p>UART0_TX</text:p>
          </table:table-cell>
          <table:table-cell table:formula="of:=IF([.D9]=&quot;&quot;;&quot;&quot;; VLOOKUP([.D9];[$'SG2000 Mux'.B:.I];8;0))" office:value-type="string" office:string-value="IO UART0_TX function select : &#10;    0 : UART0_TX (default)&#10;    1 : CAM_MCLK1 &#10;    2 : PWM[4] &#10;    3 : XGPIOA[16] &#10;    4 : UART1_TX &#10;    5 : AUX1 &#10;    7 : DBG[6] &#10;    Others : Reserved" calcext:value-type="string">
            <text:p>IO UART0_TX function select : </text:p>
            <text:p>    0 : UART0_TX (default)</text:p>
            <text:p>    1 : CAM_MCLK1 </text:p>
            <text:p>    2 : PWM[4] </text:p>
            <text:p>    3 : XGPIOA[16] </text:p>
            <text:p>    4 : UART1_TX </text:p>
            <text:p>    5 : AUX1 </text:p>
            <text:p>    7 : DBG[6] </text:p>
            <text:p>    Others : Reserved</text:p>
          </table:table-cell>
          <table:table-cell office:value-type="string" calcext:value-type="string">
            <text:p>UART*</text:p>
          </table:table-cell>
          <table:table-cell table:formula="of:=IF([.F9]=&quot;&quot;; &quot;&quot;; REPLACE(IFERROR(&quot;, &quot;&amp;HLOOKUP([.F9]; [.I9:.I9]; 1; 0); &quot;&quot;) &amp;  IFERROR(&quot;, &quot;&amp;HLOOKUP([.F9]; [.J9:.J9]; 1; 0); &quot;&quot;) &amp;  IFERROR(&quot;, &quot;&amp;HLOOKUP([.F9]; [.K9:.K9]; 1; 0); &quot;&quot;) &amp;  IFERROR(&quot;, &quot;&amp;HLOOKUP([.F9]; [.L9:.L9]; 1; 0); &quot;&quot;) &amp;  IFERROR(&quot;, &quot;&amp;HLOOKUP([.F9]; [.M9:.M9]; 1; 0); &quot;&quot;) &amp;  IFERROR(&quot;, &quot;&amp;HLOOKUP([.F9]; [.N9:.N9]; 1; 0); &quot;&quot;) &amp;  IFERROR(&quot;, &quot;&amp;HLOOKUP([.F9]; [.O9:.O9]; 1; 0); &quot;&quot;) &amp;  IFERROR(&quot;, &quot;&amp;HLOOKUP([.F9]; [.P9:.P9]; 1; 0); &quot;&quot;); 1; 2; &quot;&quot;))" office:value-type="string" office:string-value="UART0_TX (default), UART1_TX " calcext:value-type="string">
            <text:p>UART0_TX (default), UART1_TX </text:p>
          </table:table-cell>
          <table:table-cell table:style-name="ce5" table:formula="of:=IF([.H$1]=&quot;&quot;; &quot;&quot;; REPLACE(IFERROR(&quot;, &quot;&amp;HLOOKUP([.H$1]; [.I9:.I9]; 1; 0); &quot;&quot;) &amp;  IFERROR(&quot;, &quot;&amp;HLOOKUP([.H$1]; [.J9:.J9]; 1; 0); &quot;&quot;) &amp;  IFERROR(&quot;, &quot;&amp;HLOOKUP([.H$1]; [.K9:.K9]; 1; 0); &quot;&quot;) &amp;  IFERROR(&quot;, &quot;&amp;HLOOKUP([.H$1]; [.L9:.L9]; 1; 0); &quot;&quot;) &amp;  IFERROR(&quot;, &quot;&amp;HLOOKUP([.H$1]; [.M9:.M9]; 1; 0); &quot;&quot;) &amp;  IFERROR(&quot;, &quot;&amp;HLOOKUP([.H$1]; [.N9:.N9]; 1; 0); &quot;&quot;) &amp;  IFERROR(&quot;, &quot;&amp;HLOOKUP([.H$1]; [.O9:.O9]; 1; 0); &quot;&quot;) &amp;  IFERROR(&quot;, &quot;&amp;HLOOKUP([.H$1]; [.P9:.P9]; 1; 0); &quot;&quot;); 1; 2; &quot;&quot;))" office:value-type="string" office:string-value="UART0_TX (default), UART1_TX " calcext:value-type="string">
            <text:p>UART0_TX (default), UART1_TX </text:p>
          </table:table-cell>
          <table:table-cell table:style-name="ce7" table:formula="of:=IFERROR(MID([.$E9];SEARCH([.I$1]&amp;&quot; : &quot;;[.$E9]) + 4; SEARCH(&quot;&#10;&quot;;[.$E9]; SEARCH([.I$1]&amp;&quot; : &quot;;[.$E9])) - SEARCH([.I$1]&amp;&quot; : &quot;;[.$E9]) - 4);&quot;&quot;)" office:value-type="string" office:string-value="UART0_TX (default)" calcext:value-type="string">
            <text:p>UART0_TX (default)</text:p>
          </table:table-cell>
          <table:table-cell table:style-name="ce7" table:formula="of:=IFERROR(MID([.$E9];SEARCH([.J$1]&amp;&quot; : &quot;;[.$E9]) + 4; SEARCH(&quot;&#10;&quot;;[.$E9]; SEARCH([.J$1]&amp;&quot; : &quot;;[.$E9])) - SEARCH([.J$1]&amp;&quot; : &quot;;[.$E9]) - 4);&quot;&quot;)" office:value-type="string" office:string-value="CAM_MCLK1 " calcext:value-type="string">
            <text:p>CAM_MCLK1 </text:p>
          </table:table-cell>
          <table:table-cell table:style-name="ce7" table:formula="of:=IFERROR(MID([.$E9];SEARCH([.K$1]&amp;&quot; : &quot;;[.$E9]) + 4; SEARCH(&quot;&#10;&quot;;[.$E9]; SEARCH([.K$1]&amp;&quot; : &quot;;[.$E9])) - SEARCH([.K$1]&amp;&quot; : &quot;;[.$E9]) - 4);&quot;&quot;)" office:value-type="string" office:string-value="PWM[4] " calcext:value-type="string">
            <text:p>PWM[4] </text:p>
          </table:table-cell>
          <table:table-cell table:style-name="ce7" table:formula="of:=IFERROR(MID([.$E9];SEARCH([.L$1]&amp;&quot; : &quot;;[.$E9]) + 4; SEARCH(&quot;&#10;&quot;;[.$E9]; SEARCH([.L$1]&amp;&quot; : &quot;;[.$E9])) - SEARCH([.L$1]&amp;&quot; : &quot;;[.$E9]) - 4);&quot;&quot;)" office:value-type="string" office:string-value="XGPIOA[16] " calcext:value-type="string">
            <text:p>XGPIOA[16] </text:p>
          </table:table-cell>
          <table:table-cell table:style-name="ce7" table:formula="of:=IFERROR(MID([.$E9];SEARCH([.M$1]&amp;&quot; : &quot;;[.$E9]) + 4; SEARCH(&quot;&#10;&quot;;[.$E9]; SEARCH([.M$1]&amp;&quot; : &quot;;[.$E9])) - SEARCH([.M$1]&amp;&quot; : &quot;;[.$E9]) - 4);&quot;&quot;)" office:value-type="string" office:string-value="UART1_TX " calcext:value-type="string">
            <text:p>UART1_TX </text:p>
          </table:table-cell>
          <table:table-cell table:style-name="ce7" table:formula="of:=IFERROR(MID([.$E9];SEARCH([.N$1]&amp;&quot; : &quot;;[.$E9]) + 4; SEARCH(&quot;&#10;&quot;;[.$E9]; SEARCH([.N$1]&amp;&quot; : &quot;;[.$E9])) - SEARCH([.N$1]&amp;&quot; : &quot;;[.$E9]) - 4);&quot;&quot;)" office:value-type="string" office:string-value="AUX1 " calcext:value-type="string">
            <text:p>AUX1 </text:p>
          </table:table-cell>
          <table:table-cell table:style-name="ce7" table:formula="of:=IFERROR(MID([.$E9];SEARCH([.O$1]&amp;&quot; : &quot;;[.$E9]) + 4; SEARCH(&quot;&#10;&quot;;[.$E9]; SEARCH([.O$1]&amp;&quot; : &quot;;[.$E9])) - SEARCH([.O$1]&amp;&quot; : &quot;;[.$E9]) - 4);&quot;&quot;)">
            <text:p/>
          </table:table-cell>
          <table:table-cell table:style-name="ce7" table:formula="of:=IFERROR(MID([.$E9];SEARCH([.P$1]&amp;&quot; : &quot;;[.$E9]) + 4; SEARCH(&quot;&#10;&quot;;[.$E9]; SEARCH([.P$1]&amp;&quot; : &quot;;[.$E9])) - SEARCH([.P$1]&amp;&quot; : &quot;;[.$E9]) - 4);&quot;&quot;)" office:value-type="string" office:string-value="DBG[6] " calcext:value-type="string">
            <text:p>DBG[6] </text:p>
          </table:table-cell>
        </table:table-row>
        <table:table-row table:style-name="ro2">
          <table:table-cell table:formula="of:=[$'Milk-V Duo S raw pinout'.H7]" office:value-type="float" office:value="9" calcext:value-type="float">
            <text:p>9</text:p>
          </table:table-cell>
          <table:table-cell table:formula="of:=[$'Milk-V Duo S raw pinout'.G7]" office:value-type="string" office:string-value="GND*" calcext:value-type="string">
            <text:p>GND*</text:p>
          </table:table-cell>
          <table:table-cell table:formula="of:=IF([$'Milk-V Duo S raw pinout'.F7]&lt;&gt;&quot;&quot;;[$'Milk-V Duo S raw pinout'.F7];&quot;&quot;)">
            <text:p/>
          </table:table-cell>
          <table:table-cell table:style-name="ce4" table:formula="of:=IF([.C10]&lt;&gt;&quot;&quot;;INDEX([$'SG2000 Mux'.B:.B];MATCH(&quot;*&quot;&amp;[.C10]&amp;&quot;*&quot;;[$'SG2000 Mux'.I:.I];0));&quot;&quot;)">
            <text:p/>
          </table:table-cell>
          <table:table-cell table:formula="of:=IF([.D10]=&quot;&quot;;&quot;&quot;; VLOOKUP([.D10];[$'SG2000 Mux'.B:.I];8;0))">
            <text:p/>
          </table:table-cell>
          <table:table-cell/>
          <table:table-cell table:formula="of:=IF([.F10]=&quot;&quot;; &quot;&quot;; REPLACE(IFERROR(&quot;, &quot;&amp;HLOOKUP([.F10]; [.I10:.I10]; 1; 0); &quot;&quot;) &amp;  IFERROR(&quot;, &quot;&amp;HLOOKUP([.F10]; [.J10:.J10]; 1; 0); &quot;&quot;) &amp;  IFERROR(&quot;, &quot;&amp;HLOOKUP([.F10]; [.K10:.K10]; 1; 0); &quot;&quot;) &amp;  IFERROR(&quot;, &quot;&amp;HLOOKUP([.F10]; [.L10:.L10]; 1; 0); &quot;&quot;) &amp;  IFERROR(&quot;, &quot;&amp;HLOOKUP([.F10]; [.M10:.M10]; 1; 0); &quot;&quot;) &amp;  IFERROR(&quot;, &quot;&amp;HLOOKUP([.F10]; [.N10:.N10]; 1; 0); &quot;&quot;) &amp;  IFERROR(&quot;, &quot;&amp;HLOOKUP([.F10]; [.O10:.O10]; 1; 0); &quot;&quot;) &amp;  IFERROR(&quot;, &quot;&amp;HLOOKUP([.F10]; [.P10:.P10]; 1; 0); &quot;&quot;); 1; 2; &quot;&quot;))">
            <text:p/>
          </table:table-cell>
          <table:table-cell table:style-name="ce5" table:formula="of:=IF([.H$1]=&quot;&quot;; &quot;&quot;; REPLACE(IFERROR(&quot;, &quot;&amp;HLOOKUP([.H$1]; [.I10:.I10]; 1; 0); &quot;&quot;) &amp;  IFERROR(&quot;, &quot;&amp;HLOOKUP([.H$1]; [.J10:.J10]; 1; 0); &quot;&quot;) &amp;  IFERROR(&quot;, &quot;&amp;HLOOKUP([.H$1]; [.K10:.K10]; 1; 0); &quot;&quot;) &amp;  IFERROR(&quot;, &quot;&amp;HLOOKUP([.H$1]; [.L10:.L10]; 1; 0); &quot;&quot;) &amp;  IFERROR(&quot;, &quot;&amp;HLOOKUP([.H$1]; [.M10:.M10]; 1; 0); &quot;&quot;) &amp;  IFERROR(&quot;, &quot;&amp;HLOOKUP([.H$1]; [.N10:.N10]; 1; 0); &quot;&quot;) &amp;  IFERROR(&quot;, &quot;&amp;HLOOKUP([.H$1]; [.O10:.O10]; 1; 0); &quot;&quot;) &amp;  IFERROR(&quot;, &quot;&amp;HLOOKUP([.H$1]; [.P10:.P10]; 1; 0); &quot;&quot;); 1; 2; &quot;&quot;))">
            <text:p/>
          </table:table-cell>
          <table:table-cell table:style-name="ce7" table:formula="of:=IFERROR(MID([.$E10];SEARCH([.I$1]&amp;&quot; : &quot;;[.$E10]) + 4; SEARCH(&quot;&#10;&quot;;[.$E10]; SEARCH([.I$1]&amp;&quot; : &quot;;[.$E10])) - SEARCH([.I$1]&amp;&quot; : &quot;;[.$E10]) - 4);&quot;&quot;)">
            <text:p/>
          </table:table-cell>
          <table:table-cell table:style-name="ce7" table:formula="of:=IFERROR(MID([.$E10];SEARCH([.J$1]&amp;&quot; : &quot;;[.$E10]) + 4; SEARCH(&quot;&#10;&quot;;[.$E10]; SEARCH([.J$1]&amp;&quot; : &quot;;[.$E10])) - SEARCH([.J$1]&amp;&quot; : &quot;;[.$E10]) - 4);&quot;&quot;)">
            <text:p/>
          </table:table-cell>
          <table:table-cell table:style-name="ce7" table:formula="of:=IFERROR(MID([.$E10];SEARCH([.K$1]&amp;&quot; : &quot;;[.$E10]) + 4; SEARCH(&quot;&#10;&quot;;[.$E10]; SEARCH([.K$1]&amp;&quot; : &quot;;[.$E10])) - SEARCH([.K$1]&amp;&quot; : &quot;;[.$E10]) - 4);&quot;&quot;)">
            <text:p/>
          </table:table-cell>
          <table:table-cell table:style-name="ce7" table:formula="of:=IFERROR(MID([.$E10];SEARCH([.L$1]&amp;&quot; : &quot;;[.$E10]) + 4; SEARCH(&quot;&#10;&quot;;[.$E10]; SEARCH([.L$1]&amp;&quot; : &quot;;[.$E10])) - SEARCH([.L$1]&amp;&quot; : &quot;;[.$E10]) - 4);&quot;&quot;)">
            <text:p/>
          </table:table-cell>
          <table:table-cell table:style-name="ce7" table:formula="of:=IFERROR(MID([.$E10];SEARCH([.M$1]&amp;&quot; : &quot;;[.$E10]) + 4; SEARCH(&quot;&#10;&quot;;[.$E10]; SEARCH([.M$1]&amp;&quot; : &quot;;[.$E10])) - SEARCH([.M$1]&amp;&quot; : &quot;;[.$E10]) - 4);&quot;&quot;)">
            <text:p/>
          </table:table-cell>
          <table:table-cell table:style-name="ce7" table:formula="of:=IFERROR(MID([.$E10];SEARCH([.N$1]&amp;&quot; : &quot;;[.$E10]) + 4; SEARCH(&quot;&#10;&quot;;[.$E10]; SEARCH([.N$1]&amp;&quot; : &quot;;[.$E10])) - SEARCH([.N$1]&amp;&quot; : &quot;;[.$E10]) - 4);&quot;&quot;)">
            <text:p/>
          </table:table-cell>
          <table:table-cell table:style-name="ce7" table:formula="of:=IFERROR(MID([.$E10];SEARCH([.O$1]&amp;&quot; : &quot;;[.$E10]) + 4; SEARCH(&quot;&#10;&quot;;[.$E10]; SEARCH([.O$1]&amp;&quot; : &quot;;[.$E10])) - SEARCH([.O$1]&amp;&quot; : &quot;;[.$E10]) - 4);&quot;&quot;)">
            <text:p/>
          </table:table-cell>
          <table:table-cell table:style-name="ce7" table:formula="of:=IFERROR(MID([.$E10];SEARCH([.P$1]&amp;&quot; : &quot;;[.$E10]) + 4; SEARCH(&quot;&#10;&quot;;[.$E10]; SEARCH([.P$1]&amp;&quot; : &quot;;[.$E10])) - SEARCH([.P$1]&amp;&quot; : &quot;;[.$E10]) - 4);&quot;&quot;)">
            <text:p/>
          </table:table-cell>
        </table:table-row>
        <table:table-row table:style-name="ro2">
          <table:table-cell table:formula="of:=[$'Milk-V Duo S raw pinout'.I7]" office:value-type="float" office:value="10" calcext:value-type="float">
            <text:p>10</text:p>
          </table:table-cell>
          <table:table-cell table:formula="of:=[$'Milk-V Duo S raw pinout'.J7]" office:value-type="string" office:string-value="A17" calcext:value-type="string">
            <text:p>A17</text:p>
          </table:table-cell>
          <table:table-cell table:formula="of:=IF([$'Milk-V Duo S raw pinout'.K7]&lt;&gt;&quot;&quot;;[$'Milk-V Duo S raw pinout'.K7];&quot;&quot;)" office:value-type="string" office:string-value="XGPIOA[17]" calcext:value-type="string">
            <text:p>XGPIOA[17]</text:p>
          </table:table-cell>
          <table:table-cell table:style-name="ce4" table:formula="of:=IF([.C11]&lt;&gt;&quot;&quot;;INDEX([$'SG2000 Mux'.B:.B];MATCH(&quot;*&quot;&amp;[.C11]&amp;&quot;*&quot;;[$'SG2000 Mux'.I:.I];0));&quot;&quot;)" office:value-type="string" office:string-value="UART0_RX" calcext:value-type="string">
            <text:p>UART0_RX</text:p>
          </table:table-cell>
          <table:table-cell table:formula="of:=IF([.D11]=&quot;&quot;;&quot;&quot;; VLOOKUP([.D11];[$'SG2000 Mux'.B:.I];8;0))" office:value-type="string" office:string-value="IO UART0_RX function select : &#10;    0 : UART0_RX (default)&#10;    1 : CAM_MCLK0 &#10;    2 : PWM[5] &#10;    3 : XGPIOA[17] &#10;    4 : UART1_RX &#10;    5 : AUX0 &#10;    7 : DBG[7] &#10;    Others : Reserved" calcext:value-type="string">
            <text:p>IO UART0_RX function select : </text:p>
            <text:p>    0 : UART0_RX (default)</text:p>
            <text:p>    1 : CAM_MCLK0 </text:p>
            <text:p>    2 : PWM[5] </text:p>
            <text:p>    3 : XGPIOA[17] </text:p>
            <text:p>    4 : UART1_RX </text:p>
            <text:p>    5 : AUX0 </text:p>
            <text:p>    7 : DBG[7] </text:p>
            <text:p>    Others : Reserved</text:p>
          </table:table-cell>
          <table:table-cell/>
          <table:table-cell table:formula="of:=IF([.F11]=&quot;&quot;; &quot;&quot;; REPLACE(IFERROR(&quot;, &quot;&amp;HLOOKUP([.F11]; [.I11:.I11]; 1; 0); &quot;&quot;) &amp;  IFERROR(&quot;, &quot;&amp;HLOOKUP([.F11]; [.J11:.J11]; 1; 0); &quot;&quot;) &amp;  IFERROR(&quot;, &quot;&amp;HLOOKUP([.F11]; [.K11:.K11]; 1; 0); &quot;&quot;) &amp;  IFERROR(&quot;, &quot;&amp;HLOOKUP([.F11]; [.L11:.L11]; 1; 0); &quot;&quot;) &amp;  IFERROR(&quot;, &quot;&amp;HLOOKUP([.F11]; [.M11:.M11]; 1; 0); &quot;&quot;) &amp;  IFERROR(&quot;, &quot;&amp;HLOOKUP([.F11]; [.N11:.N11]; 1; 0); &quot;&quot;) &amp;  IFERROR(&quot;, &quot;&amp;HLOOKUP([.F11]; [.O11:.O11]; 1; 0); &quot;&quot;) &amp;  IFERROR(&quot;, &quot;&amp;HLOOKUP([.F11]; [.P11:.P11]; 1; 0); &quot;&quot;); 1; 2; &quot;&quot;))">
            <text:p/>
          </table:table-cell>
          <table:table-cell table:style-name="ce5" table:formula="of:=IF([.H$1]=&quot;&quot;; &quot;&quot;; REPLACE(IFERROR(&quot;, &quot;&amp;HLOOKUP([.H$1]; [.I11:.I11]; 1; 0); &quot;&quot;) &amp;  IFERROR(&quot;, &quot;&amp;HLOOKUP([.H$1]; [.J11:.J11]; 1; 0); &quot;&quot;) &amp;  IFERROR(&quot;, &quot;&amp;HLOOKUP([.H$1]; [.K11:.K11]; 1; 0); &quot;&quot;) &amp;  IFERROR(&quot;, &quot;&amp;HLOOKUP([.H$1]; [.L11:.L11]; 1; 0); &quot;&quot;) &amp;  IFERROR(&quot;, &quot;&amp;HLOOKUP([.H$1]; [.M11:.M11]; 1; 0); &quot;&quot;) &amp;  IFERROR(&quot;, &quot;&amp;HLOOKUP([.H$1]; [.N11:.N11]; 1; 0); &quot;&quot;) &amp;  IFERROR(&quot;, &quot;&amp;HLOOKUP([.H$1]; [.O11:.O11]; 1; 0); &quot;&quot;) &amp;  IFERROR(&quot;, &quot;&amp;HLOOKUP([.H$1]; [.P11:.P11]; 1; 0); &quot;&quot;); 1; 2; &quot;&quot;))" office:value-type="string" office:string-value="UART0_RX (default), UART1_RX " calcext:value-type="string">
            <text:p>UART0_RX (default), UART1_RX </text:p>
          </table:table-cell>
          <table:table-cell table:style-name="ce7" table:formula="of:=IFERROR(MID([.$E11];SEARCH([.I$1]&amp;&quot; : &quot;;[.$E11]) + 4; SEARCH(&quot;&#10;&quot;;[.$E11]; SEARCH([.I$1]&amp;&quot; : &quot;;[.$E11])) - SEARCH([.I$1]&amp;&quot; : &quot;;[.$E11]) - 4);&quot;&quot;)" office:value-type="string" office:string-value="UART0_RX (default)" calcext:value-type="string">
            <text:p>UART0_RX (default)</text:p>
          </table:table-cell>
          <table:table-cell table:style-name="ce7" table:formula="of:=IFERROR(MID([.$E11];SEARCH([.J$1]&amp;&quot; : &quot;;[.$E11]) + 4; SEARCH(&quot;&#10;&quot;;[.$E11]; SEARCH([.J$1]&amp;&quot; : &quot;;[.$E11])) - SEARCH([.J$1]&amp;&quot; : &quot;;[.$E11]) - 4);&quot;&quot;)" office:value-type="string" office:string-value="CAM_MCLK0 " calcext:value-type="string">
            <text:p>CAM_MCLK0 </text:p>
          </table:table-cell>
          <table:table-cell table:style-name="ce7" table:formula="of:=IFERROR(MID([.$E11];SEARCH([.K$1]&amp;&quot; : &quot;;[.$E11]) + 4; SEARCH(&quot;&#10;&quot;;[.$E11]; SEARCH([.K$1]&amp;&quot; : &quot;;[.$E11])) - SEARCH([.K$1]&amp;&quot; : &quot;;[.$E11]) - 4);&quot;&quot;)" office:value-type="string" office:string-value="PWM[5] " calcext:value-type="string">
            <text:p>PWM[5] </text:p>
          </table:table-cell>
          <table:table-cell table:style-name="ce7" table:formula="of:=IFERROR(MID([.$E11];SEARCH([.L$1]&amp;&quot; : &quot;;[.$E11]) + 4; SEARCH(&quot;&#10;&quot;;[.$E11]; SEARCH([.L$1]&amp;&quot; : &quot;;[.$E11])) - SEARCH([.L$1]&amp;&quot; : &quot;;[.$E11]) - 4);&quot;&quot;)" office:value-type="string" office:string-value="XGPIOA[17] " calcext:value-type="string">
            <text:p>XGPIOA[17] </text:p>
          </table:table-cell>
          <table:table-cell table:style-name="ce7" table:formula="of:=IFERROR(MID([.$E11];SEARCH([.M$1]&amp;&quot; : &quot;;[.$E11]) + 4; SEARCH(&quot;&#10;&quot;;[.$E11]; SEARCH([.M$1]&amp;&quot; : &quot;;[.$E11])) - SEARCH([.M$1]&amp;&quot; : &quot;;[.$E11]) - 4);&quot;&quot;)" office:value-type="string" office:string-value="UART1_RX " calcext:value-type="string">
            <text:p>UART1_RX </text:p>
          </table:table-cell>
          <table:table-cell table:style-name="ce7" table:formula="of:=IFERROR(MID([.$E11];SEARCH([.N$1]&amp;&quot; : &quot;;[.$E11]) + 4; SEARCH(&quot;&#10;&quot;;[.$E11]; SEARCH([.N$1]&amp;&quot; : &quot;;[.$E11])) - SEARCH([.N$1]&amp;&quot; : &quot;;[.$E11]) - 4);&quot;&quot;)" office:value-type="string" office:string-value="AUX0 " calcext:value-type="string">
            <text:p>AUX0 </text:p>
          </table:table-cell>
          <table:table-cell table:style-name="ce7" table:formula="of:=IFERROR(MID([.$E11];SEARCH([.O$1]&amp;&quot; : &quot;;[.$E11]) + 4; SEARCH(&quot;&#10;&quot;;[.$E11]; SEARCH([.O$1]&amp;&quot; : &quot;;[.$E11])) - SEARCH([.O$1]&amp;&quot; : &quot;;[.$E11]) - 4);&quot;&quot;)">
            <text:p/>
          </table:table-cell>
          <table:table-cell table:style-name="ce7" table:formula="of:=IFERROR(MID([.$E11];SEARCH([.P$1]&amp;&quot; : &quot;;[.$E11]) + 4; SEARCH(&quot;&#10;&quot;;[.$E11]; SEARCH([.P$1]&amp;&quot; : &quot;;[.$E11])) - SEARCH([.P$1]&amp;&quot; : &quot;;[.$E11]) - 4);&quot;&quot;)" office:value-type="string" office:string-value="DBG[7] " calcext:value-type="string">
            <text:p>DBG[7] </text:p>
          </table:table-cell>
        </table:table-row>
        <table:table-row table:style-name="ro2">
          <table:table-cell table:formula="of:=[$'Milk-V Duo S raw pinout'.H8]" office:value-type="float" office:value="11" calcext:value-type="float">
            <text:p>11</text:p>
          </table:table-cell>
          <table:table-cell table:formula="of:=[$'Milk-V Duo S raw pinout'.G8]" office:value-type="string" office:string-value="B11" calcext:value-type="string">
            <text:p>B11</text:p>
          </table:table-cell>
          <table:table-cell table:formula="of:=IF([$'Milk-V Duo S raw pinout'.F8]&lt;&gt;&quot;&quot;;[$'Milk-V Duo S raw pinout'.F8];&quot;&quot;)" office:value-type="string" office:string-value="XGPIOB[11]" calcext:value-type="string">
            <text:p>XGPIOB[11]</text:p>
          </table:table-cell>
          <table:table-cell table:style-name="ce4" table:formula="of:=IF([.C12]&lt;&gt;&quot;&quot;;INDEX([$'SG2000 Mux'.B:.B];MATCH(&quot;*&quot;&amp;[.C12]&amp;&quot;*&quot;;[$'SG2000 Mux'.I:.I];0));&quot;&quot;)" office:value-type="string" office:string-value="VIVO_D10" calcext:value-type="string">
            <text:p>VIVO_D10</text:p>
          </table:table-cell>
          <table:table-cell table:formula="of:=IF([.D12]=&quot;&quot;;&quot;&quot;; VLOOKUP([.D12];[$'SG2000 Mux'.B:.I];8;0))" office:value-type="string" office:string-value="IO VIVO_D10 function select : &#10;    0 : PWM[1] &#10;    1 : VI1_D[10] &#10;    2 : VO_D[23] &#10;    3 : XGPIOB[11] (default)&#10;    4 : RMII0_IRQ &#10;    5 : CAM_MCLK0 &#10;    6 : IIC1_SDA &#10;    7 : UART2_TX &#10;    Others : Reserved" calcext:value-type="string">
            <text:p>IO VIVO_D10 function select : </text:p>
            <text:p>    0 : PWM[1] </text:p>
            <text:p>    1 : VI1_D[10] </text:p>
            <text:p>    2 : VO_D[23] </text:p>
            <text:p>    3 : XGPIOB[11] (default)</text:p>
            <text:p>    4 : RMII0_IRQ </text:p>
            <text:p>    5 : CAM_MCLK0 </text:p>
            <text:p>    6 : IIC1_SDA </text:p>
            <text:p>    7 : UART2_TX </text:p>
            <text:p>    Others : Reserved</text:p>
          </table:table-cell>
          <table:table-cell/>
          <table:table-cell table:formula="of:=IF([.F12]=&quot;&quot;; &quot;&quot;; REPLACE(IFERROR(&quot;, &quot;&amp;HLOOKUP([.F12]; [.I12:.I12]; 1; 0); &quot;&quot;) &amp;  IFERROR(&quot;, &quot;&amp;HLOOKUP([.F12]; [.J12:.J12]; 1; 0); &quot;&quot;) &amp;  IFERROR(&quot;, &quot;&amp;HLOOKUP([.F12]; [.K12:.K12]; 1; 0); &quot;&quot;) &amp;  IFERROR(&quot;, &quot;&amp;HLOOKUP([.F12]; [.L12:.L12]; 1; 0); &quot;&quot;) &amp;  IFERROR(&quot;, &quot;&amp;HLOOKUP([.F12]; [.M12:.M12]; 1; 0); &quot;&quot;) &amp;  IFERROR(&quot;, &quot;&amp;HLOOKUP([.F12]; [.N12:.N12]; 1; 0); &quot;&quot;) &amp;  IFERROR(&quot;, &quot;&amp;HLOOKUP([.F12]; [.O12:.O12]; 1; 0); &quot;&quot;) &amp;  IFERROR(&quot;, &quot;&amp;HLOOKUP([.F12]; [.P12:.P12]; 1; 0); &quot;&quot;); 1; 2; &quot;&quot;))">
            <text:p/>
          </table:table-cell>
          <table:table-cell table:style-name="ce5" table:formula="of:=IF([.H$1]=&quot;&quot;; &quot;&quot;; REPLACE(IFERROR(&quot;, &quot;&amp;HLOOKUP([.H$1]; [.I12:.I12]; 1; 0); &quot;&quot;) &amp;  IFERROR(&quot;, &quot;&amp;HLOOKUP([.H$1]; [.J12:.J12]; 1; 0); &quot;&quot;) &amp;  IFERROR(&quot;, &quot;&amp;HLOOKUP([.H$1]; [.K12:.K12]; 1; 0); &quot;&quot;) &amp;  IFERROR(&quot;, &quot;&amp;HLOOKUP([.H$1]; [.L12:.L12]; 1; 0); &quot;&quot;) &amp;  IFERROR(&quot;, &quot;&amp;HLOOKUP([.H$1]; [.M12:.M12]; 1; 0); &quot;&quot;) &amp;  IFERROR(&quot;, &quot;&amp;HLOOKUP([.H$1]; [.N12:.N12]; 1; 0); &quot;&quot;) &amp;  IFERROR(&quot;, &quot;&amp;HLOOKUP([.H$1]; [.O12:.O12]; 1; 0); &quot;&quot;) &amp;  IFERROR(&quot;, &quot;&amp;HLOOKUP([.H$1]; [.P12:.P12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12];SEARCH([.I$1]&amp;&quot; : &quot;;[.$E12]) + 4; SEARCH(&quot;&#10;&quot;;[.$E12]; SEARCH([.I$1]&amp;&quot; : &quot;;[.$E12])) - SEARCH([.I$1]&amp;&quot; : &quot;;[.$E12]) - 4);&quot;&quot;)" office:value-type="string" office:string-value="PWM[1] " calcext:value-type="string">
            <text:p>PWM[1] </text:p>
          </table:table-cell>
          <table:table-cell table:style-name="ce7" table:formula="of:=IFERROR(MID([.$E12];SEARCH([.J$1]&amp;&quot; : &quot;;[.$E12]) + 4; SEARCH(&quot;&#10;&quot;;[.$E12]; SEARCH([.J$1]&amp;&quot; : &quot;;[.$E12])) - SEARCH([.J$1]&amp;&quot; : &quot;;[.$E12]) - 4);&quot;&quot;)" office:value-type="string" office:string-value="VI1_D[10] " calcext:value-type="string">
            <text:p>VI1_D[10] </text:p>
          </table:table-cell>
          <table:table-cell table:style-name="ce7" table:formula="of:=IFERROR(MID([.$E12];SEARCH([.K$1]&amp;&quot; : &quot;;[.$E12]) + 4; SEARCH(&quot;&#10;&quot;;[.$E12]; SEARCH([.K$1]&amp;&quot; : &quot;;[.$E12])) - SEARCH([.K$1]&amp;&quot; : &quot;;[.$E12]) - 4);&quot;&quot;)" office:value-type="string" office:string-value="VO_D[23] " calcext:value-type="string">
            <text:p>VO_D[23] </text:p>
          </table:table-cell>
          <table:table-cell table:style-name="ce7" table:formula="of:=IFERROR(MID([.$E12];SEARCH([.L$1]&amp;&quot; : &quot;;[.$E12]) + 4; SEARCH(&quot;&#10;&quot;;[.$E12]; SEARCH([.L$1]&amp;&quot; : &quot;;[.$E12])) - SEARCH([.L$1]&amp;&quot; : &quot;;[.$E12]) - 4);&quot;&quot;)" office:value-type="string" office:string-value="XGPIOB[11] (default)" calcext:value-type="string">
            <text:p>XGPIOB[11] (default)</text:p>
          </table:table-cell>
          <table:table-cell table:style-name="ce7" table:formula="of:=IFERROR(MID([.$E12];SEARCH([.M$1]&amp;&quot; : &quot;;[.$E12]) + 4; SEARCH(&quot;&#10;&quot;;[.$E12]; SEARCH([.M$1]&amp;&quot; : &quot;;[.$E12])) - SEARCH([.M$1]&amp;&quot; : &quot;;[.$E12]) - 4);&quot;&quot;)" office:value-type="string" office:string-value="RMII0_IRQ " calcext:value-type="string">
            <text:p>RMII0_IRQ </text:p>
          </table:table-cell>
          <table:table-cell table:style-name="ce7" table:formula="of:=IFERROR(MID([.$E12];SEARCH([.N$1]&amp;&quot; : &quot;;[.$E12]) + 4; SEARCH(&quot;&#10;&quot;;[.$E12]; SEARCH([.N$1]&amp;&quot; : &quot;;[.$E12])) - SEARCH([.N$1]&amp;&quot; : &quot;;[.$E12]) - 4);&quot;&quot;)" office:value-type="string" office:string-value="CAM_MCLK0 " calcext:value-type="string">
            <text:p>CAM_MCLK0 </text:p>
          </table:table-cell>
          <table:table-cell table:style-name="ce7" table:formula="of:=IFERROR(MID([.$E12];SEARCH([.O$1]&amp;&quot; : &quot;;[.$E12]) + 4; SEARCH(&quot;&#10;&quot;;[.$E12]; SEARCH([.O$1]&amp;&quot; : &quot;;[.$E12])) - SEARCH([.O$1]&amp;&quot; : &quot;;[.$E12]) - 4);&quot;&quot;)" office:value-type="string" office:string-value="IIC1_SDA " calcext:value-type="string">
            <text:p>IIC1_SDA </text:p>
          </table:table-cell>
          <table:table-cell table:style-name="ce7" table:formula="of:=IFERROR(MID([.$E12];SEARCH([.P$1]&amp;&quot; : &quot;;[.$E12]) + 4; SEARCH(&quot;&#10;&quot;;[.$E12]; SEARCH([.P$1]&amp;&quot; : &quot;;[.$E12])) - SEARCH([.P$1]&amp;&quot; : &quot;;[.$E12]) - 4);&quot;&quot;)" office:value-type="string" office:string-value="UART2_TX " calcext:value-type="string">
            <text:p>UART2_TX </text:p>
          </table:table-cell>
        </table:table-row>
        <table:table-row table:style-name="ro2">
          <table:table-cell table:formula="of:=[$'Milk-V Duo S raw pinout'.I8]" office:value-type="float" office:value="12" calcext:value-type="float">
            <text:p>12</text:p>
          </table:table-cell>
          <table:table-cell table:formula="of:=[$'Milk-V Duo S raw pinout'.J8]" office:value-type="string" office:string-value="B19" calcext:value-type="string">
            <text:p>B19</text:p>
          </table:table-cell>
          <table:table-cell table:formula="of:=IF([$'Milk-V Duo S raw pinout'.K8]&lt;&gt;&quot;&quot;;[$'Milk-V Duo S raw pinout'.K8];&quot;&quot;)" office:value-type="string" office:string-value="XGPIOB[19]" calcext:value-type="string">
            <text:p>XGPIOB[19]</text:p>
          </table:table-cell>
          <table:table-cell table:style-name="ce4" table:formula="of:=IF([.C13]&lt;&gt;&quot;&quot;;INDEX([$'SG2000 Mux'.B:.B];MATCH(&quot;*&quot;&amp;[.C13]&amp;&quot;*&quot;;[$'SG2000 Mux'.I:.I];0));&quot;&quot;)" office:value-type="string" office:string-value="VIVO_D2" calcext:value-type="string">
            <text:p>VIVO_D2</text:p>
          </table:table-cell>
          <table:table-cell table:formula="of:=IF([.D13]=&quot;&quot;;&quot;&quot;; VLOOKUP([.D13];[$'SG2000 Mux'.B:.I];8;0))" office:value-type="string" office:string-value="IO VIVO_D2 function select : &#10;    0 : VI2_D[2] &#10;    1 : VI1_D[2] &#10;    2 : VO_D[15] &#10;    3 : XGPIOB[19] (default)&#10;    4 : RMII0_TXD1 &#10;    5 : CAM_MCLK1 &#10;    6 : PWM[2] &#10;    7 : UART2_TX &#10;    Others : Reserved" calcext:value-type="string">
            <text:p>IO VIVO_D2 function select : </text:p>
            <text:p>    0 : VI2_D[2] </text:p>
            <text:p>    1 : VI1_D[2] </text:p>
            <text:p>    2 : VO_D[15] </text:p>
            <text:p>    3 : XGPIOB[19] (default)</text:p>
            <text:p>    4 : RMII0_TXD1 </text:p>
            <text:p>    5 : CAM_MCLK1 </text:p>
            <text:p>    6 : PWM[2] </text:p>
            <text:p>    7 : UART2_TX </text:p>
            <text:p>    Others : Reserved</text:p>
          </table:table-cell>
          <table:table-cell/>
          <table:table-cell table:formula="of:=IF([.F13]=&quot;&quot;; &quot;&quot;; REPLACE(IFERROR(&quot;, &quot;&amp;HLOOKUP([.F13]; [.I13:.I13]; 1; 0); &quot;&quot;) &amp;  IFERROR(&quot;, &quot;&amp;HLOOKUP([.F13]; [.J13:.J13]; 1; 0); &quot;&quot;) &amp;  IFERROR(&quot;, &quot;&amp;HLOOKUP([.F13]; [.K13:.K13]; 1; 0); &quot;&quot;) &amp;  IFERROR(&quot;, &quot;&amp;HLOOKUP([.F13]; [.L13:.L13]; 1; 0); &quot;&quot;) &amp;  IFERROR(&quot;, &quot;&amp;HLOOKUP([.F13]; [.M13:.M13]; 1; 0); &quot;&quot;) &amp;  IFERROR(&quot;, &quot;&amp;HLOOKUP([.F13]; [.N13:.N13]; 1; 0); &quot;&quot;) &amp;  IFERROR(&quot;, &quot;&amp;HLOOKUP([.F13]; [.O13:.O13]; 1; 0); &quot;&quot;) &amp;  IFERROR(&quot;, &quot;&amp;HLOOKUP([.F13]; [.P13:.P13]; 1; 0); &quot;&quot;); 1; 2; &quot;&quot;))">
            <text:p/>
          </table:table-cell>
          <table:table-cell table:style-name="ce5" table:formula="of:=IF([.H$1]=&quot;&quot;; &quot;&quot;; REPLACE(IFERROR(&quot;, &quot;&amp;HLOOKUP([.H$1]; [.I13:.I13]; 1; 0); &quot;&quot;) &amp;  IFERROR(&quot;, &quot;&amp;HLOOKUP([.H$1]; [.J13:.J13]; 1; 0); &quot;&quot;) &amp;  IFERROR(&quot;, &quot;&amp;HLOOKUP([.H$1]; [.K13:.K13]; 1; 0); &quot;&quot;) &amp;  IFERROR(&quot;, &quot;&amp;HLOOKUP([.H$1]; [.L13:.L13]; 1; 0); &quot;&quot;) &amp;  IFERROR(&quot;, &quot;&amp;HLOOKUP([.H$1]; [.M13:.M13]; 1; 0); &quot;&quot;) &amp;  IFERROR(&quot;, &quot;&amp;HLOOKUP([.H$1]; [.N13:.N13]; 1; 0); &quot;&quot;) &amp;  IFERROR(&quot;, &quot;&amp;HLOOKUP([.H$1]; [.O13:.O13]; 1; 0); &quot;&quot;) &amp;  IFERROR(&quot;, &quot;&amp;HLOOKUP([.H$1]; [.P13:.P13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13];SEARCH([.I$1]&amp;&quot; : &quot;;[.$E13]) + 4; SEARCH(&quot;&#10;&quot;;[.$E13]; SEARCH([.I$1]&amp;&quot; : &quot;;[.$E13])) - SEARCH([.I$1]&amp;&quot; : &quot;;[.$E13]) - 4);&quot;&quot;)" office:value-type="string" office:string-value="VI2_D[2] " calcext:value-type="string">
            <text:p>VI2_D[2] </text:p>
          </table:table-cell>
          <table:table-cell table:style-name="ce7" table:formula="of:=IFERROR(MID([.$E13];SEARCH([.J$1]&amp;&quot; : &quot;;[.$E13]) + 4; SEARCH(&quot;&#10;&quot;;[.$E13]; SEARCH([.J$1]&amp;&quot; : &quot;;[.$E13])) - SEARCH([.J$1]&amp;&quot; : &quot;;[.$E13]) - 4);&quot;&quot;)" office:value-type="string" office:string-value="VI1_D[2] " calcext:value-type="string">
            <text:p>VI1_D[2] </text:p>
          </table:table-cell>
          <table:table-cell table:style-name="ce7" table:formula="of:=IFERROR(MID([.$E13];SEARCH([.K$1]&amp;&quot; : &quot;;[.$E13]) + 4; SEARCH(&quot;&#10;&quot;;[.$E13]; SEARCH([.K$1]&amp;&quot; : &quot;;[.$E13])) - SEARCH([.K$1]&amp;&quot; : &quot;;[.$E13]) - 4);&quot;&quot;)" office:value-type="string" office:string-value="VO_D[15] " calcext:value-type="string">
            <text:p>VO_D[15] </text:p>
          </table:table-cell>
          <table:table-cell table:style-name="ce7" table:formula="of:=IFERROR(MID([.$E13];SEARCH([.L$1]&amp;&quot; : &quot;;[.$E13]) + 4; SEARCH(&quot;&#10;&quot;;[.$E13]; SEARCH([.L$1]&amp;&quot; : &quot;;[.$E13])) - SEARCH([.L$1]&amp;&quot; : &quot;;[.$E13]) - 4);&quot;&quot;)" office:value-type="string" office:string-value="XGPIOB[19] (default)" calcext:value-type="string">
            <text:p>XGPIOB[19] (default)</text:p>
          </table:table-cell>
          <table:table-cell table:style-name="ce7" table:formula="of:=IFERROR(MID([.$E13];SEARCH([.M$1]&amp;&quot; : &quot;;[.$E13]) + 4; SEARCH(&quot;&#10;&quot;;[.$E13]; SEARCH([.M$1]&amp;&quot; : &quot;;[.$E13])) - SEARCH([.M$1]&amp;&quot; : &quot;;[.$E13]) - 4);&quot;&quot;)" office:value-type="string" office:string-value="RMII0_TXD1 " calcext:value-type="string">
            <text:p>RMII0_TXD1 </text:p>
          </table:table-cell>
          <table:table-cell table:style-name="ce7" table:formula="of:=IFERROR(MID([.$E13];SEARCH([.N$1]&amp;&quot; : &quot;;[.$E13]) + 4; SEARCH(&quot;&#10;&quot;;[.$E13]; SEARCH([.N$1]&amp;&quot; : &quot;;[.$E13])) - SEARCH([.N$1]&amp;&quot; : &quot;;[.$E13]) - 4);&quot;&quot;)" office:value-type="string" office:string-value="CAM_MCLK1 " calcext:value-type="string">
            <text:p>CAM_MCLK1 </text:p>
          </table:table-cell>
          <table:table-cell table:style-name="ce7" table:formula="of:=IFERROR(MID([.$E13];SEARCH([.O$1]&amp;&quot; : &quot;;[.$E13]) + 4; SEARCH(&quot;&#10;&quot;;[.$E13]; SEARCH([.O$1]&amp;&quot; : &quot;;[.$E13])) - SEARCH([.O$1]&amp;&quot; : &quot;;[.$E13]) - 4);&quot;&quot;)" office:value-type="string" office:string-value="PWM[2] " calcext:value-type="string">
            <text:p>PWM[2] </text:p>
          </table:table-cell>
          <table:table-cell table:style-name="ce7" table:formula="of:=IFERROR(MID([.$E13];SEARCH([.P$1]&amp;&quot; : &quot;;[.$E13]) + 4; SEARCH(&quot;&#10;&quot;;[.$E13]; SEARCH([.P$1]&amp;&quot; : &quot;;[.$E13])) - SEARCH([.P$1]&amp;&quot; : &quot;;[.$E13]) - 4);&quot;&quot;)" office:value-type="string" office:string-value="UART2_TX " calcext:value-type="string">
            <text:p>UART2_TX </text:p>
          </table:table-cell>
        </table:table-row>
        <table:table-row table:style-name="ro2">
          <table:table-cell table:formula="of:=[$'Milk-V Duo S raw pinout'.H9]" office:value-type="float" office:value="13" calcext:value-type="float">
            <text:p>13</text:p>
          </table:table-cell>
          <table:table-cell table:formula="of:=[$'Milk-V Duo S raw pinout'.G9]" office:value-type="string" office:string-value="B12" calcext:value-type="string">
            <text:p>B12</text:p>
          </table:table-cell>
          <table:table-cell table:formula="of:=IF([$'Milk-V Duo S raw pinout'.F9]&lt;&gt;&quot;&quot;;[$'Milk-V Duo S raw pinout'.F9];&quot;&quot;)" office:value-type="string" office:string-value="XGPIOB[12]" calcext:value-type="string">
            <text:p>XGPIOB[12]</text:p>
          </table:table-cell>
          <table:table-cell table:style-name="ce4" table:formula="of:=IF([.C14]&lt;&gt;&quot;&quot;;INDEX([$'SG2000 Mux'.B:.B];MATCH(&quot;*&quot;&amp;[.C14]&amp;&quot;*&quot;;[$'SG2000 Mux'.I:.I];0));&quot;&quot;)" office:value-type="string" office:string-value="VIVO_D9" calcext:value-type="string">
            <text:p>VIVO_D9</text:p>
          </table:table-cell>
          <table:table-cell table:formula="of:=IF([.D14]=&quot;&quot;;&quot;&quot;; VLOOKUP([.D14];[$'SG2000 Mux'.B:.I];8;0))" office:value-type="string" office:string-value="IO VIVO_D9 function select : &#10;    0 : PWM[2] &#10;    1 : VI1_D[9] &#10;    2 : VO_D[22] &#10;    3 : XGPIOB[12] (default)&#10;    5 : CAM_MCLK1 &#10;    6 : IIC1_SCL &#10;    7 : UART2_RX &#10;    Others : Reserved" calcext:value-type="string">
            <text:p>IO VIVO_D9 function select : </text:p>
            <text:p>    0 : PWM[2] </text:p>
            <text:p>    1 : VI1_D[9] </text:p>
            <text:p>    2 : VO_D[22] </text:p>
            <text:p>    3 : XGPIOB[12] (default)</text:p>
            <text:p>    5 : CAM_MCLK1 </text:p>
            <text:p>    6 : IIC1_SCL </text:p>
            <text:p>    7 : UART2_RX </text:p>
            <text:p>    Others : Reserved</text:p>
          </table:table-cell>
          <table:table-cell/>
          <table:table-cell table:formula="of:=IF([.F14]=&quot;&quot;; &quot;&quot;; REPLACE(IFERROR(&quot;, &quot;&amp;HLOOKUP([.F14]; [.I14:.I14]; 1; 0); &quot;&quot;) &amp;  IFERROR(&quot;, &quot;&amp;HLOOKUP([.F14]; [.J14:.J14]; 1; 0); &quot;&quot;) &amp;  IFERROR(&quot;, &quot;&amp;HLOOKUP([.F14]; [.K14:.K14]; 1; 0); &quot;&quot;) &amp;  IFERROR(&quot;, &quot;&amp;HLOOKUP([.F14]; [.L14:.L14]; 1; 0); &quot;&quot;) &amp;  IFERROR(&quot;, &quot;&amp;HLOOKUP([.F14]; [.M14:.M14]; 1; 0); &quot;&quot;) &amp;  IFERROR(&quot;, &quot;&amp;HLOOKUP([.F14]; [.N14:.N14]; 1; 0); &quot;&quot;) &amp;  IFERROR(&quot;, &quot;&amp;HLOOKUP([.F14]; [.O14:.O14]; 1; 0); &quot;&quot;) &amp;  IFERROR(&quot;, &quot;&amp;HLOOKUP([.F14]; [.P14:.P14]; 1; 0); &quot;&quot;); 1; 2; &quot;&quot;))">
            <text:p/>
          </table:table-cell>
          <table:table-cell table:style-name="ce5" table:formula="of:=IF([.H$1]=&quot;&quot;; &quot;&quot;; REPLACE(IFERROR(&quot;, &quot;&amp;HLOOKUP([.H$1]; [.I14:.I14]; 1; 0); &quot;&quot;) &amp;  IFERROR(&quot;, &quot;&amp;HLOOKUP([.H$1]; [.J14:.J14]; 1; 0); &quot;&quot;) &amp;  IFERROR(&quot;, &quot;&amp;HLOOKUP([.H$1]; [.K14:.K14]; 1; 0); &quot;&quot;) &amp;  IFERROR(&quot;, &quot;&amp;HLOOKUP([.H$1]; [.L14:.L14]; 1; 0); &quot;&quot;) &amp;  IFERROR(&quot;, &quot;&amp;HLOOKUP([.H$1]; [.M14:.M14]; 1; 0); &quot;&quot;) &amp;  IFERROR(&quot;, &quot;&amp;HLOOKUP([.H$1]; [.N14:.N14]; 1; 0); &quot;&quot;) &amp;  IFERROR(&quot;, &quot;&amp;HLOOKUP([.H$1]; [.O14:.O14]; 1; 0); &quot;&quot;) &amp;  IFERROR(&quot;, &quot;&amp;HLOOKUP([.H$1]; [.P14:.P14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14];SEARCH([.I$1]&amp;&quot; : &quot;;[.$E14]) + 4; SEARCH(&quot;&#10;&quot;;[.$E14]; SEARCH([.I$1]&amp;&quot; : &quot;;[.$E14])) - SEARCH([.I$1]&amp;&quot; : &quot;;[.$E14]) - 4);&quot;&quot;)" office:value-type="string" office:string-value="PWM[2] " calcext:value-type="string">
            <text:p>PWM[2] </text:p>
          </table:table-cell>
          <table:table-cell table:style-name="ce7" table:formula="of:=IFERROR(MID([.$E14];SEARCH([.J$1]&amp;&quot; : &quot;;[.$E14]) + 4; SEARCH(&quot;&#10;&quot;;[.$E14]; SEARCH([.J$1]&amp;&quot; : &quot;;[.$E14])) - SEARCH([.J$1]&amp;&quot; : &quot;;[.$E14]) - 4);&quot;&quot;)" office:value-type="string" office:string-value="VI1_D[9] " calcext:value-type="string">
            <text:p>VI1_D[9] </text:p>
          </table:table-cell>
          <table:table-cell table:style-name="ce7" table:formula="of:=IFERROR(MID([.$E14];SEARCH([.K$1]&amp;&quot; : &quot;;[.$E14]) + 4; SEARCH(&quot;&#10;&quot;;[.$E14]; SEARCH([.K$1]&amp;&quot; : &quot;;[.$E14])) - SEARCH([.K$1]&amp;&quot; : &quot;;[.$E14]) - 4);&quot;&quot;)" office:value-type="string" office:string-value="VO_D[22] " calcext:value-type="string">
            <text:p>VO_D[22] </text:p>
          </table:table-cell>
          <table:table-cell table:style-name="ce7" table:formula="of:=IFERROR(MID([.$E14];SEARCH([.L$1]&amp;&quot; : &quot;;[.$E14]) + 4; SEARCH(&quot;&#10;&quot;;[.$E14]; SEARCH([.L$1]&amp;&quot; : &quot;;[.$E14])) - SEARCH([.L$1]&amp;&quot; : &quot;;[.$E14]) - 4);&quot;&quot;)" office:value-type="string" office:string-value="XGPIOB[12] (default)" calcext:value-type="string">
            <text:p>XGPIOB[12] (default)</text:p>
          </table:table-cell>
          <table:table-cell table:style-name="ce7" table:formula="of:=IFERROR(MID([.$E14];SEARCH([.M$1]&amp;&quot; : &quot;;[.$E14]) + 4; SEARCH(&quot;&#10;&quot;;[.$E14]; SEARCH([.M$1]&amp;&quot; : &quot;;[.$E14])) - SEARCH([.M$1]&amp;&quot; : &quot;;[.$E14]) - 4);&quot;&quot;)">
            <text:p/>
          </table:table-cell>
          <table:table-cell table:style-name="ce7" table:formula="of:=IFERROR(MID([.$E14];SEARCH([.N$1]&amp;&quot; : &quot;;[.$E14]) + 4; SEARCH(&quot;&#10;&quot;;[.$E14]; SEARCH([.N$1]&amp;&quot; : &quot;;[.$E14])) - SEARCH([.N$1]&amp;&quot; : &quot;;[.$E14]) - 4);&quot;&quot;)" office:value-type="string" office:string-value="CAM_MCLK1 " calcext:value-type="string">
            <text:p>CAM_MCLK1 </text:p>
          </table:table-cell>
          <table:table-cell table:style-name="ce7" table:formula="of:=IFERROR(MID([.$E14];SEARCH([.O$1]&amp;&quot; : &quot;;[.$E14]) + 4; SEARCH(&quot;&#10;&quot;;[.$E14]; SEARCH([.O$1]&amp;&quot; : &quot;;[.$E14])) - SEARCH([.O$1]&amp;&quot; : &quot;;[.$E14]) - 4);&quot;&quot;)" office:value-type="string" office:string-value="IIC1_SCL " calcext:value-type="string">
            <text:p>IIC1_SCL </text:p>
          </table:table-cell>
          <table:table-cell table:style-name="ce7" table:formula="of:=IFERROR(MID([.$E14];SEARCH([.P$1]&amp;&quot; : &quot;;[.$E14]) + 4; SEARCH(&quot;&#10;&quot;;[.$E14]; SEARCH([.P$1]&amp;&quot; : &quot;;[.$E14])) - SEARCH([.P$1]&amp;&quot; : &quot;;[.$E14]) - 4);&quot;&quot;)" office:value-type="string" office:string-value="UART2_RX " calcext:value-type="string">
            <text:p>UART2_RX </text:p>
          </table:table-cell>
        </table:table-row>
        <table:table-row table:style-name="ro2">
          <table:table-cell table:formula="of:=[$'Milk-V Duo S raw pinout'.I9]" office:value-type="float" office:value="14" calcext:value-type="float">
            <text:p>14</text:p>
          </table:table-cell>
          <table:table-cell table:formula="of:=[$'Milk-V Duo S raw pinout'.J9]" office:value-type="string" office:string-value="GND" calcext:value-type="string">
            <text:p>GND</text:p>
          </table:table-cell>
          <table:table-cell table:formula="of:=IF([$'Milk-V Duo S raw pinout'.K9]&lt;&gt;&quot;&quot;;[$'Milk-V Duo S raw pinout'.K9];&quot;&quot;)">
            <text:p/>
          </table:table-cell>
          <table:table-cell table:style-name="ce4" table:formula="of:=IF([.C15]&lt;&gt;&quot;&quot;;INDEX([$'SG2000 Mux'.B:.B];MATCH(&quot;*&quot;&amp;[.C15]&amp;&quot;*&quot;;[$'SG2000 Mux'.I:.I];0));&quot;&quot;)">
            <text:p/>
          </table:table-cell>
          <table:table-cell table:formula="of:=IF([.D15]=&quot;&quot;;&quot;&quot;; VLOOKUP([.D15];[$'SG2000 Mux'.B:.I];8;0))">
            <text:p/>
          </table:table-cell>
          <table:table-cell/>
          <table:table-cell table:formula="of:=IF([.F15]=&quot;&quot;; &quot;&quot;; REPLACE(IFERROR(&quot;, &quot;&amp;HLOOKUP([.F15]; [.I15:.I15]; 1; 0); &quot;&quot;) &amp;  IFERROR(&quot;, &quot;&amp;HLOOKUP([.F15]; [.J15:.J15]; 1; 0); &quot;&quot;) &amp;  IFERROR(&quot;, &quot;&amp;HLOOKUP([.F15]; [.K15:.K15]; 1; 0); &quot;&quot;) &amp;  IFERROR(&quot;, &quot;&amp;HLOOKUP([.F15]; [.L15:.L15]; 1; 0); &quot;&quot;) &amp;  IFERROR(&quot;, &quot;&amp;HLOOKUP([.F15]; [.M15:.M15]; 1; 0); &quot;&quot;) &amp;  IFERROR(&quot;, &quot;&amp;HLOOKUP([.F15]; [.N15:.N15]; 1; 0); &quot;&quot;) &amp;  IFERROR(&quot;, &quot;&amp;HLOOKUP([.F15]; [.O15:.O15]; 1; 0); &quot;&quot;) &amp;  IFERROR(&quot;, &quot;&amp;HLOOKUP([.F15]; [.P15:.P15]; 1; 0); &quot;&quot;); 1; 2; &quot;&quot;))">
            <text:p/>
          </table:table-cell>
          <table:table-cell table:style-name="ce5" table:formula="of:=IF([.H$1]=&quot;&quot;; &quot;&quot;; REPLACE(IFERROR(&quot;, &quot;&amp;HLOOKUP([.H$1]; [.I15:.I15]; 1; 0); &quot;&quot;) &amp;  IFERROR(&quot;, &quot;&amp;HLOOKUP([.H$1]; [.J15:.J15]; 1; 0); &quot;&quot;) &amp;  IFERROR(&quot;, &quot;&amp;HLOOKUP([.H$1]; [.K15:.K15]; 1; 0); &quot;&quot;) &amp;  IFERROR(&quot;, &quot;&amp;HLOOKUP([.H$1]; [.L15:.L15]; 1; 0); &quot;&quot;) &amp;  IFERROR(&quot;, &quot;&amp;HLOOKUP([.H$1]; [.M15:.M15]; 1; 0); &quot;&quot;) &amp;  IFERROR(&quot;, &quot;&amp;HLOOKUP([.H$1]; [.N15:.N15]; 1; 0); &quot;&quot;) &amp;  IFERROR(&quot;, &quot;&amp;HLOOKUP([.H$1]; [.O15:.O15]; 1; 0); &quot;&quot;) &amp;  IFERROR(&quot;, &quot;&amp;HLOOKUP([.H$1]; [.P15:.P15]; 1; 0); &quot;&quot;); 1; 2; &quot;&quot;))">
            <text:p/>
          </table:table-cell>
          <table:table-cell table:style-name="ce7" table:formula="of:=IFERROR(MID([.$E15];SEARCH([.I$1]&amp;&quot; : &quot;;[.$E15]) + 4; SEARCH(&quot;&#10;&quot;;[.$E15]; SEARCH([.I$1]&amp;&quot; : &quot;;[.$E15])) - SEARCH([.I$1]&amp;&quot; : &quot;;[.$E15]) - 4);&quot;&quot;)">
            <text:p/>
          </table:table-cell>
          <table:table-cell table:style-name="ce7" table:formula="of:=IFERROR(MID([.$E15];SEARCH([.J$1]&amp;&quot; : &quot;;[.$E15]) + 4; SEARCH(&quot;&#10;&quot;;[.$E15]; SEARCH([.J$1]&amp;&quot; : &quot;;[.$E15])) - SEARCH([.J$1]&amp;&quot; : &quot;;[.$E15]) - 4);&quot;&quot;)">
            <text:p/>
          </table:table-cell>
          <table:table-cell table:style-name="ce7" table:formula="of:=IFERROR(MID([.$E15];SEARCH([.K$1]&amp;&quot; : &quot;;[.$E15]) + 4; SEARCH(&quot;&#10;&quot;;[.$E15]; SEARCH([.K$1]&amp;&quot; : &quot;;[.$E15])) - SEARCH([.K$1]&amp;&quot; : &quot;;[.$E15]) - 4);&quot;&quot;)">
            <text:p/>
          </table:table-cell>
          <table:table-cell table:style-name="ce7" table:formula="of:=IFERROR(MID([.$E15];SEARCH([.L$1]&amp;&quot; : &quot;;[.$E15]) + 4; SEARCH(&quot;&#10;&quot;;[.$E15]; SEARCH([.L$1]&amp;&quot; : &quot;;[.$E15])) - SEARCH([.L$1]&amp;&quot; : &quot;;[.$E15]) - 4);&quot;&quot;)">
            <text:p/>
          </table:table-cell>
          <table:table-cell table:style-name="ce7" table:formula="of:=IFERROR(MID([.$E15];SEARCH([.M$1]&amp;&quot; : &quot;;[.$E15]) + 4; SEARCH(&quot;&#10;&quot;;[.$E15]; SEARCH([.M$1]&amp;&quot; : &quot;;[.$E15])) - SEARCH([.M$1]&amp;&quot; : &quot;;[.$E15]) - 4);&quot;&quot;)">
            <text:p/>
          </table:table-cell>
          <table:table-cell table:style-name="ce7" table:formula="of:=IFERROR(MID([.$E15];SEARCH([.N$1]&amp;&quot; : &quot;;[.$E15]) + 4; SEARCH(&quot;&#10;&quot;;[.$E15]; SEARCH([.N$1]&amp;&quot; : &quot;;[.$E15])) - SEARCH([.N$1]&amp;&quot; : &quot;;[.$E15]) - 4);&quot;&quot;)">
            <text:p/>
          </table:table-cell>
          <table:table-cell table:style-name="ce7" table:formula="of:=IFERROR(MID([.$E15];SEARCH([.O$1]&amp;&quot; : &quot;;[.$E15]) + 4; SEARCH(&quot;&#10;&quot;;[.$E15]; SEARCH([.O$1]&amp;&quot; : &quot;;[.$E15])) - SEARCH([.O$1]&amp;&quot; : &quot;;[.$E15]) - 4);&quot;&quot;)">
            <text:p/>
          </table:table-cell>
          <table:table-cell table:style-name="ce7" table:formula="of:=IFERROR(MID([.$E15];SEARCH([.P$1]&amp;&quot; : &quot;;[.$E15]) + 4; SEARCH(&quot;&#10;&quot;;[.$E15]; SEARCH([.P$1]&amp;&quot; : &quot;;[.$E15])) - SEARCH([.P$1]&amp;&quot; : &quot;;[.$E15]) - 4);&quot;&quot;)">
            <text:p/>
          </table:table-cell>
        </table:table-row>
        <table:table-row table:style-name="ro2">
          <table:table-cell table:formula="of:=[$'Milk-V Duo S raw pinout'.H10]" office:value-type="float" office:value="15" calcext:value-type="float">
            <text:p>15</text:p>
          </table:table-cell>
          <table:table-cell table:formula="of:=[$'Milk-V Duo S raw pinout'.G10]" office:value-type="string" office:string-value="B22" calcext:value-type="string">
            <text:p>B22</text:p>
          </table:table-cell>
          <table:table-cell table:formula="of:=IF([$'Milk-V Duo S raw pinout'.F10]&lt;&gt;&quot;&quot;;[$'Milk-V Duo S raw pinout'.F10];&quot;&quot;)" office:value-type="string" office:string-value="XGPIOB[22]" calcext:value-type="string">
            <text:p>XGPIOB[22]</text:p>
          </table:table-cell>
          <table:table-cell table:style-name="ce4" table:formula="of:=IF([.C16]&lt;&gt;&quot;&quot;;INDEX([$'SG2000 Mux'.B:.B];MATCH(&quot;*&quot;&amp;[.C16]&amp;&quot;*&quot;;[$'SG2000 Mux'.I:.I];0));&quot;&quot;)" office:value-type="string" office:string-value="VIVO_CLK" calcext:value-type="string">
            <text:p>VIVO_CLK</text:p>
          </table:table-cell>
          <table:table-cell table:formula="of:=IF([.D16]=&quot;&quot;;&quot;&quot;; VLOOKUP([.D16];[$'SG2000 Mux'.B:.I];8;0))" office:value-type="string" office:string-value="IO VIVO_CLK function select : &#10;    0 : VI2_CLK &#10;    1 : VI1_CLK &#10;    2 : VO_CLK1 &#10;    3 : XGPIOB[22] (default)&#10;    4 : RMII0_TXEN &#10;    5 : CAM_MCLK0 &#10;    6 : WG1_D1 &#10;    7 : UART2_RX &#10;    Others : Reserved" calcext:value-type="string">
            <text:p>IO VIVO_CLK function select : </text:p>
            <text:p>    0 : VI2_CLK </text:p>
            <text:p>    1 : VI1_CLK </text:p>
            <text:p>    2 : VO_CLK1 </text:p>
            <text:p>    3 : XGPIOB[22] (default)</text:p>
            <text:p>    4 : RMII0_TXEN </text:p>
            <text:p>    5 : CAM_MCLK0 </text:p>
            <text:p>    6 : WG1_D1 </text:p>
            <text:p>    7 : UART2_RX </text:p>
            <text:p>    Others : Reserved</text:p>
          </table:table-cell>
          <table:table-cell/>
          <table:table-cell table:formula="of:=IF([.F16]=&quot;&quot;; &quot;&quot;; REPLACE(IFERROR(&quot;, &quot;&amp;HLOOKUP([.F16]; [.I16:.I16]; 1; 0); &quot;&quot;) &amp;  IFERROR(&quot;, &quot;&amp;HLOOKUP([.F16]; [.J16:.J16]; 1; 0); &quot;&quot;) &amp;  IFERROR(&quot;, &quot;&amp;HLOOKUP([.F16]; [.K16:.K16]; 1; 0); &quot;&quot;) &amp;  IFERROR(&quot;, &quot;&amp;HLOOKUP([.F16]; [.L16:.L16]; 1; 0); &quot;&quot;) &amp;  IFERROR(&quot;, &quot;&amp;HLOOKUP([.F16]; [.M16:.M16]; 1; 0); &quot;&quot;) &amp;  IFERROR(&quot;, &quot;&amp;HLOOKUP([.F16]; [.N16:.N16]; 1; 0); &quot;&quot;) &amp;  IFERROR(&quot;, &quot;&amp;HLOOKUP([.F16]; [.O16:.O16]; 1; 0); &quot;&quot;) &amp;  IFERROR(&quot;, &quot;&amp;HLOOKUP([.F16]; [.P16:.P16]; 1; 0); &quot;&quot;); 1; 2; &quot;&quot;))">
            <text:p/>
          </table:table-cell>
          <table:table-cell table:style-name="ce5" table:formula="of:=IF([.H$1]=&quot;&quot;; &quot;&quot;; REPLACE(IFERROR(&quot;, &quot;&amp;HLOOKUP([.H$1]; [.I16:.I16]; 1; 0); &quot;&quot;) &amp;  IFERROR(&quot;, &quot;&amp;HLOOKUP([.H$1]; [.J16:.J16]; 1; 0); &quot;&quot;) &amp;  IFERROR(&quot;, &quot;&amp;HLOOKUP([.H$1]; [.K16:.K16]; 1; 0); &quot;&quot;) &amp;  IFERROR(&quot;, &quot;&amp;HLOOKUP([.H$1]; [.L16:.L16]; 1; 0); &quot;&quot;) &amp;  IFERROR(&quot;, &quot;&amp;HLOOKUP([.H$1]; [.M16:.M16]; 1; 0); &quot;&quot;) &amp;  IFERROR(&quot;, &quot;&amp;HLOOKUP([.H$1]; [.N16:.N16]; 1; 0); &quot;&quot;) &amp;  IFERROR(&quot;, &quot;&amp;HLOOKUP([.H$1]; [.O16:.O16]; 1; 0); &quot;&quot;) &amp;  IFERROR(&quot;, &quot;&amp;HLOOKUP([.H$1]; [.P16:.P16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16];SEARCH([.I$1]&amp;&quot; : &quot;;[.$E16]) + 4; SEARCH(&quot;&#10;&quot;;[.$E16]; SEARCH([.I$1]&amp;&quot; : &quot;;[.$E16])) - SEARCH([.I$1]&amp;&quot; : &quot;;[.$E16]) - 4);&quot;&quot;)" office:value-type="string" office:string-value="VI2_CLK " calcext:value-type="string">
            <text:p>VI2_CLK </text:p>
          </table:table-cell>
          <table:table-cell table:style-name="ce7" table:formula="of:=IFERROR(MID([.$E16];SEARCH([.J$1]&amp;&quot; : &quot;;[.$E16]) + 4; SEARCH(&quot;&#10;&quot;;[.$E16]; SEARCH([.J$1]&amp;&quot; : &quot;;[.$E16])) - SEARCH([.J$1]&amp;&quot; : &quot;;[.$E16]) - 4);&quot;&quot;)" office:value-type="string" office:string-value="VI1_CLK " calcext:value-type="string">
            <text:p>VI1_CLK </text:p>
          </table:table-cell>
          <table:table-cell table:style-name="ce7" table:formula="of:=IFERROR(MID([.$E16];SEARCH([.K$1]&amp;&quot; : &quot;;[.$E16]) + 4; SEARCH(&quot;&#10;&quot;;[.$E16]; SEARCH([.K$1]&amp;&quot; : &quot;;[.$E16])) - SEARCH([.K$1]&amp;&quot; : &quot;;[.$E16]) - 4);&quot;&quot;)" office:value-type="string" office:string-value="VO_CLK1 " calcext:value-type="string">
            <text:p>VO_CLK1 </text:p>
          </table:table-cell>
          <table:table-cell table:style-name="ce7" table:formula="of:=IFERROR(MID([.$E16];SEARCH([.L$1]&amp;&quot; : &quot;;[.$E16]) + 4; SEARCH(&quot;&#10;&quot;;[.$E16]; SEARCH([.L$1]&amp;&quot; : &quot;;[.$E16])) - SEARCH([.L$1]&amp;&quot; : &quot;;[.$E16]) - 4);&quot;&quot;)" office:value-type="string" office:string-value="XGPIOB[22] (default)" calcext:value-type="string">
            <text:p>XGPIOB[22] (default)</text:p>
          </table:table-cell>
          <table:table-cell table:style-name="ce7" table:formula="of:=IFERROR(MID([.$E16];SEARCH([.M$1]&amp;&quot; : &quot;;[.$E16]) + 4; SEARCH(&quot;&#10;&quot;;[.$E16]; SEARCH([.M$1]&amp;&quot; : &quot;;[.$E16])) - SEARCH([.M$1]&amp;&quot; : &quot;;[.$E16]) - 4);&quot;&quot;)" office:value-type="string" office:string-value="RMII0_TXEN " calcext:value-type="string">
            <text:p>RMII0_TXEN </text:p>
          </table:table-cell>
          <table:table-cell table:style-name="ce7" table:formula="of:=IFERROR(MID([.$E16];SEARCH([.N$1]&amp;&quot; : &quot;;[.$E16]) + 4; SEARCH(&quot;&#10;&quot;;[.$E16]; SEARCH([.N$1]&amp;&quot; : &quot;;[.$E16])) - SEARCH([.N$1]&amp;&quot; : &quot;;[.$E16]) - 4);&quot;&quot;)" office:value-type="string" office:string-value="CAM_MCLK0 " calcext:value-type="string">
            <text:p>CAM_MCLK0 </text:p>
          </table:table-cell>
          <table:table-cell table:style-name="ce7" table:formula="of:=IFERROR(MID([.$E16];SEARCH([.O$1]&amp;&quot; : &quot;;[.$E16]) + 4; SEARCH(&quot;&#10;&quot;;[.$E16]; SEARCH([.O$1]&amp;&quot; : &quot;;[.$E16])) - SEARCH([.O$1]&amp;&quot; : &quot;;[.$E16]) - 4);&quot;&quot;)" office:value-type="string" office:string-value="WG1_D1 " calcext:value-type="string">
            <text:p>WG1_D1 </text:p>
          </table:table-cell>
          <table:table-cell table:style-name="ce7" table:formula="of:=IFERROR(MID([.$E16];SEARCH([.P$1]&amp;&quot; : &quot;;[.$E16]) + 4; SEARCH(&quot;&#10;&quot;;[.$E16]; SEARCH([.P$1]&amp;&quot; : &quot;;[.$E16])) - SEARCH([.P$1]&amp;&quot; : &quot;;[.$E16]) - 4);&quot;&quot;)" office:value-type="string" office:string-value="UART2_RX " calcext:value-type="string">
            <text:p>UART2_RX </text:p>
          </table:table-cell>
        </table:table-row>
        <table:table-row table:style-name="ro2">
          <table:table-cell table:formula="of:=[$'Milk-V Duo S raw pinout'.I10]" office:value-type="float" office:value="16" calcext:value-type="float">
            <text:p>16</text:p>
          </table:table-cell>
          <table:table-cell table:formula="of:=[$'Milk-V Duo S raw pinout'.J10]" office:value-type="string" office:string-value="A20" calcext:value-type="string">
            <text:p>A20</text:p>
          </table:table-cell>
          <table:table-cell table:formula="of:=IF([$'Milk-V Duo S raw pinout'.K10]&lt;&gt;&quot;&quot;;[$'Milk-V Duo S raw pinout'.K10];&quot;&quot;)" office:value-type="string" office:string-value="XGPIOA[20]" calcext:value-type="string">
            <text:p>XGPIOA[20]</text:p>
          </table:table-cell>
          <table:table-cell table:style-name="ce4" table:formula="of:=IF([.C17]&lt;&gt;&quot;&quot;;INDEX([$'SG2000 Mux'.B:.B];MATCH(&quot;*&quot;&amp;[.C17]&amp;&quot;*&quot;;[$'SG2000 Mux'.I:.I];0));&quot;&quot;)" office:value-type="string" office:string-value="JTAG_CPU_TRST" calcext:value-type="string">
            <text:p>JTAG_CPU_TRST</text:p>
          </table:table-cell>
          <table:table-cell table:formula="of:=IF([.D17]=&quot;&quot;;&quot;&quot;; VLOOKUP([.D17];[$'SG2000 Mux'.B:.I];8;0))" office:value-type="string" office:string-value="IO JTAG_CPU_TRST function select : &#10;    0 : JTAG_CPU_TRST (default)&#10;    3 : XGPIOA[20] &#10;    6 : VO_D[30] &#10;    Others : Reserved" calcext:value-type="string">
            <text:p>IO JTAG_CPU_TRST function select : </text:p>
            <text:p>    0 : JTAG_CPU_TRST (default)</text:p>
            <text:p>    3 : XGPIOA[20] </text:p>
            <text:p>    6 : VO_D[30] </text:p>
            <text:p>    Others : Reserved</text:p>
          </table:table-cell>
          <table:table-cell/>
          <table:table-cell table:formula="of:=IF([.F17]=&quot;&quot;; &quot;&quot;; REPLACE(IFERROR(&quot;, &quot;&amp;HLOOKUP([.F17]; [.I17:.I17]; 1; 0); &quot;&quot;) &amp;  IFERROR(&quot;, &quot;&amp;HLOOKUP([.F17]; [.J17:.J17]; 1; 0); &quot;&quot;) &amp;  IFERROR(&quot;, &quot;&amp;HLOOKUP([.F17]; [.K17:.K17]; 1; 0); &quot;&quot;) &amp;  IFERROR(&quot;, &quot;&amp;HLOOKUP([.F17]; [.L17:.L17]; 1; 0); &quot;&quot;) &amp;  IFERROR(&quot;, &quot;&amp;HLOOKUP([.F17]; [.M17:.M17]; 1; 0); &quot;&quot;) &amp;  IFERROR(&quot;, &quot;&amp;HLOOKUP([.F17]; [.N17:.N17]; 1; 0); &quot;&quot;) &amp;  IFERROR(&quot;, &quot;&amp;HLOOKUP([.F17]; [.O17:.O17]; 1; 0); &quot;&quot;) &amp;  IFERROR(&quot;, &quot;&amp;HLOOKUP([.F17]; [.P17:.P17]; 1; 0); &quot;&quot;); 1; 2; &quot;&quot;))">
            <text:p/>
          </table:table-cell>
          <table:table-cell table:style-name="ce5" table:formula="of:=IF([.H$1]=&quot;&quot;; &quot;&quot;; REPLACE(IFERROR(&quot;, &quot;&amp;HLOOKUP([.H$1]; [.I17:.I17]; 1; 0); &quot;&quot;) &amp;  IFERROR(&quot;, &quot;&amp;HLOOKUP([.H$1]; [.J17:.J17]; 1; 0); &quot;&quot;) &amp;  IFERROR(&quot;, &quot;&amp;HLOOKUP([.H$1]; [.K17:.K17]; 1; 0); &quot;&quot;) &amp;  IFERROR(&quot;, &quot;&amp;HLOOKUP([.H$1]; [.L17:.L17]; 1; 0); &quot;&quot;) &amp;  IFERROR(&quot;, &quot;&amp;HLOOKUP([.H$1]; [.M17:.M17]; 1; 0); &quot;&quot;) &amp;  IFERROR(&quot;, &quot;&amp;HLOOKUP([.H$1]; [.N17:.N17]; 1; 0); &quot;&quot;) &amp;  IFERROR(&quot;, &quot;&amp;HLOOKUP([.H$1]; [.O17:.O17]; 1; 0); &quot;&quot;) &amp;  IFERROR(&quot;, &quot;&amp;HLOOKUP([.H$1]; [.P17:.P17]; 1; 0); &quot;&quot;); 1; 2; &quot;&quot;))">
            <text:p/>
          </table:table-cell>
          <table:table-cell table:style-name="ce7" table:formula="of:=IFERROR(MID([.$E17];SEARCH([.I$1]&amp;&quot; : &quot;;[.$E17]) + 4; SEARCH(&quot;&#10;&quot;;[.$E17]; SEARCH([.I$1]&amp;&quot; : &quot;;[.$E17])) - SEARCH([.I$1]&amp;&quot; : &quot;;[.$E17]) - 4);&quot;&quot;)" office:value-type="string" office:string-value="JTAG_CPU_TRST (default)" calcext:value-type="string">
            <text:p>JTAG_CPU_TRST (default)</text:p>
          </table:table-cell>
          <table:table-cell table:style-name="ce7" table:formula="of:=IFERROR(MID([.$E17];SEARCH([.J$1]&amp;&quot; : &quot;;[.$E17]) + 4; SEARCH(&quot;&#10;&quot;;[.$E17]; SEARCH([.J$1]&amp;&quot; : &quot;;[.$E17])) - SEARCH([.J$1]&amp;&quot; : &quot;;[.$E17]) - 4);&quot;&quot;)">
            <text:p/>
          </table:table-cell>
          <table:table-cell table:style-name="ce7" table:formula="of:=IFERROR(MID([.$E17];SEARCH([.K$1]&amp;&quot; : &quot;;[.$E17]) + 4; SEARCH(&quot;&#10;&quot;;[.$E17]; SEARCH([.K$1]&amp;&quot; : &quot;;[.$E17])) - SEARCH([.K$1]&amp;&quot; : &quot;;[.$E17]) - 4);&quot;&quot;)">
            <text:p/>
          </table:table-cell>
          <table:table-cell table:style-name="ce7" table:formula="of:=IFERROR(MID([.$E17];SEARCH([.L$1]&amp;&quot; : &quot;;[.$E17]) + 4; SEARCH(&quot;&#10;&quot;;[.$E17]; SEARCH([.L$1]&amp;&quot; : &quot;;[.$E17])) - SEARCH([.L$1]&amp;&quot; : &quot;;[.$E17]) - 4);&quot;&quot;)" office:value-type="string" office:string-value="XGPIOA[20] " calcext:value-type="string">
            <text:p>XGPIOA[20] </text:p>
          </table:table-cell>
          <table:table-cell table:style-name="ce7" table:formula="of:=IFERROR(MID([.$E17];SEARCH([.M$1]&amp;&quot; : &quot;;[.$E17]) + 4; SEARCH(&quot;&#10;&quot;;[.$E17]; SEARCH([.M$1]&amp;&quot; : &quot;;[.$E17])) - SEARCH([.M$1]&amp;&quot; : &quot;;[.$E17]) - 4);&quot;&quot;)">
            <text:p/>
          </table:table-cell>
          <table:table-cell table:style-name="ce7" table:formula="of:=IFERROR(MID([.$E17];SEARCH([.N$1]&amp;&quot; : &quot;;[.$E17]) + 4; SEARCH(&quot;&#10;&quot;;[.$E17]; SEARCH([.N$1]&amp;&quot; : &quot;;[.$E17])) - SEARCH([.N$1]&amp;&quot; : &quot;;[.$E17]) - 4);&quot;&quot;)">
            <text:p/>
          </table:table-cell>
          <table:table-cell table:style-name="ce7" table:formula="of:=IFERROR(MID([.$E17];SEARCH([.O$1]&amp;&quot; : &quot;;[.$E17]) + 4; SEARCH(&quot;&#10;&quot;;[.$E17]; SEARCH([.O$1]&amp;&quot; : &quot;;[.$E17])) - SEARCH([.O$1]&amp;&quot; : &quot;;[.$E17]) - 4);&quot;&quot;)" office:value-type="string" office:string-value="VO_D[30] " calcext:value-type="string">
            <text:p>VO_D[30] </text:p>
          </table:table-cell>
          <table:table-cell table:style-name="ce7" table:formula="of:=IFERROR(MID([.$E17];SEARCH([.P$1]&amp;&quot; : &quot;;[.$E17]) + 4; SEARCH(&quot;&#10;&quot;;[.$E17]; SEARCH([.P$1]&amp;&quot; : &quot;;[.$E17])) - SEARCH([.P$1]&amp;&quot; : &quot;;[.$E17]) - 4);&quot;&quot;)">
            <text:p/>
          </table:table-cell>
        </table:table-row>
        <table:table-row table:style-name="ro2">
          <table:table-cell table:formula="of:=[$'Milk-V Duo S raw pinout'.H11]" office:value-type="float" office:value="17" calcext:value-type="float">
            <text:p>17</text:p>
          </table:table-cell>
          <table:table-cell table:formula="of:=[$'Milk-V Duo S raw pinout'.G11]" office:value-type="string" office:string-value="3V3" calcext:value-type="string">
            <text:p>3V3</text:p>
          </table:table-cell>
          <table:table-cell table:formula="of:=IF([$'Milk-V Duo S raw pinout'.F11]&lt;&gt;&quot;&quot;;[$'Milk-V Duo S raw pinout'.F11];&quot;&quot;)">
            <text:p/>
          </table:table-cell>
          <table:table-cell table:style-name="ce4" table:formula="of:=IF([.C18]&lt;&gt;&quot;&quot;;INDEX([$'SG2000 Mux'.B:.B];MATCH(&quot;*&quot;&amp;[.C18]&amp;&quot;*&quot;;[$'SG2000 Mux'.I:.I];0));&quot;&quot;)">
            <text:p/>
          </table:table-cell>
          <table:table-cell table:formula="of:=IF([.D18]=&quot;&quot;;&quot;&quot;; VLOOKUP([.D18];[$'SG2000 Mux'.B:.I];8;0))">
            <text:p/>
          </table:table-cell>
          <table:table-cell/>
          <table:table-cell table:formula="of:=IF([.F18]=&quot;&quot;; &quot;&quot;; REPLACE(IFERROR(&quot;, &quot;&amp;HLOOKUP([.F18]; [.I18:.I18]; 1; 0); &quot;&quot;) &amp;  IFERROR(&quot;, &quot;&amp;HLOOKUP([.F18]; [.J18:.J18]; 1; 0); &quot;&quot;) &amp;  IFERROR(&quot;, &quot;&amp;HLOOKUP([.F18]; [.K18:.K18]; 1; 0); &quot;&quot;) &amp;  IFERROR(&quot;, &quot;&amp;HLOOKUP([.F18]; [.L18:.L18]; 1; 0); &quot;&quot;) &amp;  IFERROR(&quot;, &quot;&amp;HLOOKUP([.F18]; [.M18:.M18]; 1; 0); &quot;&quot;) &amp;  IFERROR(&quot;, &quot;&amp;HLOOKUP([.F18]; [.N18:.N18]; 1; 0); &quot;&quot;) &amp;  IFERROR(&quot;, &quot;&amp;HLOOKUP([.F18]; [.O18:.O18]; 1; 0); &quot;&quot;) &amp;  IFERROR(&quot;, &quot;&amp;HLOOKUP([.F18]; [.P18:.P18]; 1; 0); &quot;&quot;); 1; 2; &quot;&quot;))">
            <text:p/>
          </table:table-cell>
          <table:table-cell table:style-name="ce5" table:formula="of:=IF([.H$1]=&quot;&quot;; &quot;&quot;; REPLACE(IFERROR(&quot;, &quot;&amp;HLOOKUP([.H$1]; [.I18:.I18]; 1; 0); &quot;&quot;) &amp;  IFERROR(&quot;, &quot;&amp;HLOOKUP([.H$1]; [.J18:.J18]; 1; 0); &quot;&quot;) &amp;  IFERROR(&quot;, &quot;&amp;HLOOKUP([.H$1]; [.K18:.K18]; 1; 0); &quot;&quot;) &amp;  IFERROR(&quot;, &quot;&amp;HLOOKUP([.H$1]; [.L18:.L18]; 1; 0); &quot;&quot;) &amp;  IFERROR(&quot;, &quot;&amp;HLOOKUP([.H$1]; [.M18:.M18]; 1; 0); &quot;&quot;) &amp;  IFERROR(&quot;, &quot;&amp;HLOOKUP([.H$1]; [.N18:.N18]; 1; 0); &quot;&quot;) &amp;  IFERROR(&quot;, &quot;&amp;HLOOKUP([.H$1]; [.O18:.O18]; 1; 0); &quot;&quot;) &amp;  IFERROR(&quot;, &quot;&amp;HLOOKUP([.H$1]; [.P18:.P18]; 1; 0); &quot;&quot;); 1; 2; &quot;&quot;))">
            <text:p/>
          </table:table-cell>
          <table:table-cell table:style-name="ce7" table:formula="of:=IFERROR(MID([.$E18];SEARCH([.I$1]&amp;&quot; : &quot;;[.$E18]) + 4; SEARCH(&quot;&#10;&quot;;[.$E18]; SEARCH([.I$1]&amp;&quot; : &quot;;[.$E18])) - SEARCH([.I$1]&amp;&quot; : &quot;;[.$E18]) - 4);&quot;&quot;)">
            <text:p/>
          </table:table-cell>
          <table:table-cell table:style-name="ce7" table:formula="of:=IFERROR(MID([.$E18];SEARCH([.J$1]&amp;&quot; : &quot;;[.$E18]) + 4; SEARCH(&quot;&#10;&quot;;[.$E18]; SEARCH([.J$1]&amp;&quot; : &quot;;[.$E18])) - SEARCH([.J$1]&amp;&quot; : &quot;;[.$E18]) - 4);&quot;&quot;)">
            <text:p/>
          </table:table-cell>
          <table:table-cell table:style-name="ce7" table:formula="of:=IFERROR(MID([.$E18];SEARCH([.K$1]&amp;&quot; : &quot;;[.$E18]) + 4; SEARCH(&quot;&#10;&quot;;[.$E18]; SEARCH([.K$1]&amp;&quot; : &quot;;[.$E18])) - SEARCH([.K$1]&amp;&quot; : &quot;;[.$E18]) - 4);&quot;&quot;)">
            <text:p/>
          </table:table-cell>
          <table:table-cell table:style-name="ce7" table:formula="of:=IFERROR(MID([.$E18];SEARCH([.L$1]&amp;&quot; : &quot;;[.$E18]) + 4; SEARCH(&quot;&#10;&quot;;[.$E18]; SEARCH([.L$1]&amp;&quot; : &quot;;[.$E18])) - SEARCH([.L$1]&amp;&quot; : &quot;;[.$E18]) - 4);&quot;&quot;)">
            <text:p/>
          </table:table-cell>
          <table:table-cell table:style-name="ce7" table:formula="of:=IFERROR(MID([.$E18];SEARCH([.M$1]&amp;&quot; : &quot;;[.$E18]) + 4; SEARCH(&quot;&#10;&quot;;[.$E18]; SEARCH([.M$1]&amp;&quot; : &quot;;[.$E18])) - SEARCH([.M$1]&amp;&quot; : &quot;;[.$E18]) - 4);&quot;&quot;)">
            <text:p/>
          </table:table-cell>
          <table:table-cell table:style-name="ce7" table:formula="of:=IFERROR(MID([.$E18];SEARCH([.N$1]&amp;&quot; : &quot;;[.$E18]) + 4; SEARCH(&quot;&#10;&quot;;[.$E18]; SEARCH([.N$1]&amp;&quot; : &quot;;[.$E18])) - SEARCH([.N$1]&amp;&quot; : &quot;;[.$E18]) - 4);&quot;&quot;)">
            <text:p/>
          </table:table-cell>
          <table:table-cell table:style-name="ce7" table:formula="of:=IFERROR(MID([.$E18];SEARCH([.O$1]&amp;&quot; : &quot;;[.$E18]) + 4; SEARCH(&quot;&#10;&quot;;[.$E18]; SEARCH([.O$1]&amp;&quot; : &quot;;[.$E18])) - SEARCH([.O$1]&amp;&quot; : &quot;;[.$E18]) - 4);&quot;&quot;)">
            <text:p/>
          </table:table-cell>
          <table:table-cell table:style-name="ce7" table:formula="of:=IFERROR(MID([.$E18];SEARCH([.P$1]&amp;&quot; : &quot;;[.$E18]) + 4; SEARCH(&quot;&#10;&quot;;[.$E18]; SEARCH([.P$1]&amp;&quot; : &quot;;[.$E18])) - SEARCH([.P$1]&amp;&quot; : &quot;;[.$E18]) - 4);&quot;&quot;)">
            <text:p/>
          </table:table-cell>
        </table:table-row>
        <table:table-row table:style-name="ro2">
          <table:table-cell table:formula="of:=[$'Milk-V Duo S raw pinout'.I11]" office:value-type="float" office:value="18" calcext:value-type="float">
            <text:p>18</text:p>
          </table:table-cell>
          <table:table-cell table:formula="of:=[$'Milk-V Duo S raw pinout'.J11]" office:value-type="string" office:string-value="A19" calcext:value-type="string">
            <text:p>A19</text:p>
          </table:table-cell>
          <table:table-cell table:formula="of:=IF([$'Milk-V Duo S raw pinout'.K11]&lt;&gt;&quot;&quot;;[$'Milk-V Duo S raw pinout'.K11];&quot;&quot;)" office:value-type="string" office:string-value="XGPIOA[19]" calcext:value-type="string">
            <text:p>XGPIOA[19]</text:p>
          </table:table-cell>
          <table:table-cell table:style-name="ce4" table:formula="of:=IF([.C19]&lt;&gt;&quot;&quot;;INDEX([$'SG2000 Mux'.B:.B];MATCH(&quot;*&quot;&amp;[.C19]&amp;&quot;*&quot;;[$'SG2000 Mux'.I:.I];0));&quot;&quot;)" office:value-type="string" office:string-value="JTAG_CPU_TMS" calcext:value-type="string">
            <text:p>JTAG_CPU_TMS</text:p>
          </table:table-cell>
          <table:table-cell table:formula="of:=IF([.D19]=&quot;&quot;;&quot;&quot;; VLOOKUP([.D19];[$'SG2000 Mux'.B:.I];8;0))" office:value-type="string" office:string-value="IO JTAG_CPU_TMS function select : &#10;    0 : CR_4WTMS (default)&#10;    1 : CAM_MCLK0 &#10;    2 : PWM[7] &#10;    3 : XGPIOA[19] &#10;    4 : UART1_RTS &#10;    5 : AUX0 &#10;    6 : UART1_TX &#10;    7 : VO_D[28] &#10;    Others : Reserved" calcext:value-type="string">
            <text:p>IO JTAG_CPU_TMS function select : </text:p>
            <text:p>    0 : CR_4WTMS (default)</text:p>
            <text:p>    1 : CAM_MCLK0 </text:p>
            <text:p>    2 : PWM[7] </text:p>
            <text:p>    3 : XGPIOA[19] </text:p>
            <text:p>    4 : UART1_RTS </text:p>
            <text:p>    5 : AUX0 </text:p>
            <text:p>    6 : UART1_TX </text:p>
            <text:p>    7 : VO_D[28] </text:p>
            <text:p>    Others : Reserved</text:p>
          </table:table-cell>
          <table:table-cell/>
          <table:table-cell table:formula="of:=IF([.F19]=&quot;&quot;; &quot;&quot;; REPLACE(IFERROR(&quot;, &quot;&amp;HLOOKUP([.F19]; [.I19:.I19]; 1; 0); &quot;&quot;) &amp;  IFERROR(&quot;, &quot;&amp;HLOOKUP([.F19]; [.J19:.J19]; 1; 0); &quot;&quot;) &amp;  IFERROR(&quot;, &quot;&amp;HLOOKUP([.F19]; [.K19:.K19]; 1; 0); &quot;&quot;) &amp;  IFERROR(&quot;, &quot;&amp;HLOOKUP([.F19]; [.L19:.L19]; 1; 0); &quot;&quot;) &amp;  IFERROR(&quot;, &quot;&amp;HLOOKUP([.F19]; [.M19:.M19]; 1; 0); &quot;&quot;) &amp;  IFERROR(&quot;, &quot;&amp;HLOOKUP([.F19]; [.N19:.N19]; 1; 0); &quot;&quot;) &amp;  IFERROR(&quot;, &quot;&amp;HLOOKUP([.F19]; [.O19:.O19]; 1; 0); &quot;&quot;) &amp;  IFERROR(&quot;, &quot;&amp;HLOOKUP([.F19]; [.P19:.P19]; 1; 0); &quot;&quot;); 1; 2; &quot;&quot;))">
            <text:p/>
          </table:table-cell>
          <table:table-cell table:style-name="ce5" table:formula="of:=IF([.H$1]=&quot;&quot;; &quot;&quot;; REPLACE(IFERROR(&quot;, &quot;&amp;HLOOKUP([.H$1]; [.I19:.I19]; 1; 0); &quot;&quot;) &amp;  IFERROR(&quot;, &quot;&amp;HLOOKUP([.H$1]; [.J19:.J19]; 1; 0); &quot;&quot;) &amp;  IFERROR(&quot;, &quot;&amp;HLOOKUP([.H$1]; [.K19:.K19]; 1; 0); &quot;&quot;) &amp;  IFERROR(&quot;, &quot;&amp;HLOOKUP([.H$1]; [.L19:.L19]; 1; 0); &quot;&quot;) &amp;  IFERROR(&quot;, &quot;&amp;HLOOKUP([.H$1]; [.M19:.M19]; 1; 0); &quot;&quot;) &amp;  IFERROR(&quot;, &quot;&amp;HLOOKUP([.H$1]; [.N19:.N19]; 1; 0); &quot;&quot;) &amp;  IFERROR(&quot;, &quot;&amp;HLOOKUP([.H$1]; [.O19:.O19]; 1; 0); &quot;&quot;) &amp;  IFERROR(&quot;, &quot;&amp;HLOOKUP([.H$1]; [.P19:.P19]; 1; 0); &quot;&quot;); 1; 2; &quot;&quot;))" office:value-type="string" office:string-value="UART1_RTS , UART1_TX " calcext:value-type="string">
            <text:p>UART1_RTS , UART1_TX </text:p>
          </table:table-cell>
          <table:table-cell table:style-name="ce7" table:formula="of:=IFERROR(MID([.$E19];SEARCH([.I$1]&amp;&quot; : &quot;;[.$E19]) + 4; SEARCH(&quot;&#10;&quot;;[.$E19]; SEARCH([.I$1]&amp;&quot; : &quot;;[.$E19])) - SEARCH([.I$1]&amp;&quot; : &quot;;[.$E19]) - 4);&quot;&quot;)" office:value-type="string" office:string-value="CR_4WTMS (default)" calcext:value-type="string">
            <text:p>CR_4WTMS (default)</text:p>
          </table:table-cell>
          <table:table-cell table:style-name="ce7" table:formula="of:=IFERROR(MID([.$E19];SEARCH([.J$1]&amp;&quot; : &quot;;[.$E19]) + 4; SEARCH(&quot;&#10;&quot;;[.$E19]; SEARCH([.J$1]&amp;&quot; : &quot;;[.$E19])) - SEARCH([.J$1]&amp;&quot; : &quot;;[.$E19]) - 4);&quot;&quot;)" office:value-type="string" office:string-value="CAM_MCLK0 " calcext:value-type="string">
            <text:p>CAM_MCLK0 </text:p>
          </table:table-cell>
          <table:table-cell table:style-name="ce7" table:formula="of:=IFERROR(MID([.$E19];SEARCH([.K$1]&amp;&quot; : &quot;;[.$E19]) + 4; SEARCH(&quot;&#10;&quot;;[.$E19]; SEARCH([.K$1]&amp;&quot; : &quot;;[.$E19])) - SEARCH([.K$1]&amp;&quot; : &quot;;[.$E19]) - 4);&quot;&quot;)" office:value-type="string" office:string-value="PWM[7] " calcext:value-type="string">
            <text:p>PWM[7] </text:p>
          </table:table-cell>
          <table:table-cell table:style-name="ce7" table:formula="of:=IFERROR(MID([.$E19];SEARCH([.L$1]&amp;&quot; : &quot;;[.$E19]) + 4; SEARCH(&quot;&#10;&quot;;[.$E19]; SEARCH([.L$1]&amp;&quot; : &quot;;[.$E19])) - SEARCH([.L$1]&amp;&quot; : &quot;;[.$E19]) - 4);&quot;&quot;)" office:value-type="string" office:string-value="XGPIOA[19] " calcext:value-type="string">
            <text:p>XGPIOA[19] </text:p>
          </table:table-cell>
          <table:table-cell table:style-name="ce7" table:formula="of:=IFERROR(MID([.$E19];SEARCH([.M$1]&amp;&quot; : &quot;;[.$E19]) + 4; SEARCH(&quot;&#10;&quot;;[.$E19]; SEARCH([.M$1]&amp;&quot; : &quot;;[.$E19])) - SEARCH([.M$1]&amp;&quot; : &quot;;[.$E19]) - 4);&quot;&quot;)" office:value-type="string" office:string-value="UART1_RTS " calcext:value-type="string">
            <text:p>UART1_RTS </text:p>
          </table:table-cell>
          <table:table-cell table:style-name="ce7" table:formula="of:=IFERROR(MID([.$E19];SEARCH([.N$1]&amp;&quot; : &quot;;[.$E19]) + 4; SEARCH(&quot;&#10;&quot;;[.$E19]; SEARCH([.N$1]&amp;&quot; : &quot;;[.$E19])) - SEARCH([.N$1]&amp;&quot; : &quot;;[.$E19]) - 4);&quot;&quot;)" office:value-type="string" office:string-value="AUX0 " calcext:value-type="string">
            <text:p>AUX0 </text:p>
          </table:table-cell>
          <table:table-cell table:style-name="ce7" table:formula="of:=IFERROR(MID([.$E19];SEARCH([.O$1]&amp;&quot; : &quot;;[.$E19]) + 4; SEARCH(&quot;&#10;&quot;;[.$E19]; SEARCH([.O$1]&amp;&quot; : &quot;;[.$E19])) - SEARCH([.O$1]&amp;&quot; : &quot;;[.$E19]) - 4);&quot;&quot;)" office:value-type="string" office:string-value="UART1_TX " calcext:value-type="string">
            <text:p>UART1_TX </text:p>
          </table:table-cell>
          <table:table-cell table:style-name="ce7" table:formula="of:=IFERROR(MID([.$E19];SEARCH([.P$1]&amp;&quot; : &quot;;[.$E19]) + 4; SEARCH(&quot;&#10;&quot;;[.$E19]; SEARCH([.P$1]&amp;&quot; : &quot;;[.$E19])) - SEARCH([.P$1]&amp;&quot; : &quot;;[.$E19]) - 4);&quot;&quot;)" office:value-type="string" office:string-value="VO_D[28] " calcext:value-type="string">
            <text:p>VO_D[28] </text:p>
          </table:table-cell>
        </table:table-row>
        <table:table-row table:style-name="ro2">
          <table:table-cell table:formula="of:=[$'Milk-V Duo S raw pinout'.H12]" office:value-type="float" office:value="19" calcext:value-type="float">
            <text:p>19</text:p>
          </table:table-cell>
          <table:table-cell table:formula="of:=[$'Milk-V Duo S raw pinout'.G12]" office:value-type="string" office:string-value="B13" calcext:value-type="string">
            <text:p>B13</text:p>
          </table:table-cell>
          <table:table-cell table:formula="of:=IF([$'Milk-V Duo S raw pinout'.F12]&lt;&gt;&quot;&quot;;[$'Milk-V Duo S raw pinout'.F12];&quot;&quot;)" office:value-type="string" office:string-value="XGPIOB[13]" calcext:value-type="string">
            <text:p>XGPIOB[13]</text:p>
          </table:table-cell>
          <table:table-cell table:style-name="ce4" table:formula="of:=IF([.C20]&lt;&gt;&quot;&quot;;INDEX([$'SG2000 Mux'.B:.B];MATCH(&quot;*&quot;&amp;[.C20]&amp;&quot;*&quot;;[$'SG2000 Mux'.I:.I];0));&quot;&quot;)" office:value-type="string" office:string-value="VIVO_D8" calcext:value-type="string">
            <text:p>VIVO_D8</text:p>
          </table:table-cell>
          <table:table-cell table:formula="of:=IF([.D20]=&quot;&quot;;&quot;&quot;; VLOOKUP([.D20];[$'SG2000 Mux'.B:.I];8;0))" office:value-type="string" office:string-value="IO VIVO_D8 function select : &#10;    0 : PWM[3] &#10;    1 : VI1_D[8] &#10;    2 : VO_D[21] &#10;    3 : XGPIOB[13] (default)&#10;    4 : RMII0_MDIO &#10;    5 : SPI3_SDO &#10;    6 : IIC2_SCL &#10;    7 : CAM_VS0 &#10;    Others : Reserved" calcext:value-type="string">
            <text:p>IO VIVO_D8 function select : </text:p>
            <text:p>    0 : PWM[3] </text:p>
            <text:p>    1 : VI1_D[8] </text:p>
            <text:p>    2 : VO_D[21] </text:p>
            <text:p>    3 : XGPIOB[13] (default)</text:p>
            <text:p>    4 : RMII0_MDIO </text:p>
            <text:p>    5 : SPI3_SDO </text:p>
            <text:p>    6 : IIC2_SCL </text:p>
            <text:p>    7 : CAM_VS0 </text:p>
            <text:p>    Others : Reserved</text:p>
          </table:table-cell>
          <table:table-cell/>
          <table:table-cell table:formula="of:=IF([.F20]=&quot;&quot;; &quot;&quot;; REPLACE(IFERROR(&quot;, &quot;&amp;HLOOKUP([.F20]; [.I20:.I20]; 1; 0); &quot;&quot;) &amp;  IFERROR(&quot;, &quot;&amp;HLOOKUP([.F20]; [.J20:.J20]; 1; 0); &quot;&quot;) &amp;  IFERROR(&quot;, &quot;&amp;HLOOKUP([.F20]; [.K20:.K20]; 1; 0); &quot;&quot;) &amp;  IFERROR(&quot;, &quot;&amp;HLOOKUP([.F20]; [.L20:.L20]; 1; 0); &quot;&quot;) &amp;  IFERROR(&quot;, &quot;&amp;HLOOKUP([.F20]; [.M20:.M20]; 1; 0); &quot;&quot;) &amp;  IFERROR(&quot;, &quot;&amp;HLOOKUP([.F20]; [.N20:.N20]; 1; 0); &quot;&quot;) &amp;  IFERROR(&quot;, &quot;&amp;HLOOKUP([.F20]; [.O20:.O20]; 1; 0); &quot;&quot;) &amp;  IFERROR(&quot;, &quot;&amp;HLOOKUP([.F20]; [.P20:.P20]; 1; 0); &quot;&quot;); 1; 2; &quot;&quot;))">
            <text:p/>
          </table:table-cell>
          <table:table-cell table:style-name="ce5" table:formula="of:=IF([.H$1]=&quot;&quot;; &quot;&quot;; REPLACE(IFERROR(&quot;, &quot;&amp;HLOOKUP([.H$1]; [.I20:.I20]; 1; 0); &quot;&quot;) &amp;  IFERROR(&quot;, &quot;&amp;HLOOKUP([.H$1]; [.J20:.J20]; 1; 0); &quot;&quot;) &amp;  IFERROR(&quot;, &quot;&amp;HLOOKUP([.H$1]; [.K20:.K20]; 1; 0); &quot;&quot;) &amp;  IFERROR(&quot;, &quot;&amp;HLOOKUP([.H$1]; [.L20:.L20]; 1; 0); &quot;&quot;) &amp;  IFERROR(&quot;, &quot;&amp;HLOOKUP([.H$1]; [.M20:.M20]; 1; 0); &quot;&quot;) &amp;  IFERROR(&quot;, &quot;&amp;HLOOKUP([.H$1]; [.N20:.N20]; 1; 0); &quot;&quot;) &amp;  IFERROR(&quot;, &quot;&amp;HLOOKUP([.H$1]; [.O20:.O20]; 1; 0); &quot;&quot;) &amp;  IFERROR(&quot;, &quot;&amp;HLOOKUP([.H$1]; [.P20:.P20]; 1; 0); &quot;&quot;); 1; 2; &quot;&quot;))">
            <text:p/>
          </table:table-cell>
          <table:table-cell table:style-name="ce7" table:formula="of:=IFERROR(MID([.$E20];SEARCH([.I$1]&amp;&quot; : &quot;;[.$E20]) + 4; SEARCH(&quot;&#10;&quot;;[.$E20]; SEARCH([.I$1]&amp;&quot; : &quot;;[.$E20])) - SEARCH([.I$1]&amp;&quot; : &quot;;[.$E20]) - 4);&quot;&quot;)" office:value-type="string" office:string-value="PWM[3] " calcext:value-type="string">
            <text:p>PWM[3] </text:p>
          </table:table-cell>
          <table:table-cell table:style-name="ce7" table:formula="of:=IFERROR(MID([.$E20];SEARCH([.J$1]&amp;&quot; : &quot;;[.$E20]) + 4; SEARCH(&quot;&#10;&quot;;[.$E20]; SEARCH([.J$1]&amp;&quot; : &quot;;[.$E20])) - SEARCH([.J$1]&amp;&quot; : &quot;;[.$E20]) - 4);&quot;&quot;)" office:value-type="string" office:string-value="VI1_D[8] " calcext:value-type="string">
            <text:p>VI1_D[8] </text:p>
          </table:table-cell>
          <table:table-cell table:style-name="ce7" table:formula="of:=IFERROR(MID([.$E20];SEARCH([.K$1]&amp;&quot; : &quot;;[.$E20]) + 4; SEARCH(&quot;&#10;&quot;;[.$E20]; SEARCH([.K$1]&amp;&quot; : &quot;;[.$E20])) - SEARCH([.K$1]&amp;&quot; : &quot;;[.$E20]) - 4);&quot;&quot;)" office:value-type="string" office:string-value="VO_D[21] " calcext:value-type="string">
            <text:p>VO_D[21] </text:p>
          </table:table-cell>
          <table:table-cell table:style-name="ce7" table:formula="of:=IFERROR(MID([.$E20];SEARCH([.L$1]&amp;&quot; : &quot;;[.$E20]) + 4; SEARCH(&quot;&#10;&quot;;[.$E20]; SEARCH([.L$1]&amp;&quot; : &quot;;[.$E20])) - SEARCH([.L$1]&amp;&quot; : &quot;;[.$E20]) - 4);&quot;&quot;)" office:value-type="string" office:string-value="XGPIOB[13] (default)" calcext:value-type="string">
            <text:p>XGPIOB[13] (default)</text:p>
          </table:table-cell>
          <table:table-cell table:style-name="ce7" table:formula="of:=IFERROR(MID([.$E20];SEARCH([.M$1]&amp;&quot; : &quot;;[.$E20]) + 4; SEARCH(&quot;&#10;&quot;;[.$E20]; SEARCH([.M$1]&amp;&quot; : &quot;;[.$E20])) - SEARCH([.M$1]&amp;&quot; : &quot;;[.$E20]) - 4);&quot;&quot;)" office:value-type="string" office:string-value="RMII0_MDIO " calcext:value-type="string">
            <text:p>RMII0_MDIO </text:p>
          </table:table-cell>
          <table:table-cell table:style-name="ce7" table:formula="of:=IFERROR(MID([.$E20];SEARCH([.N$1]&amp;&quot; : &quot;;[.$E20]) + 4; SEARCH(&quot;&#10;&quot;;[.$E20]; SEARCH([.N$1]&amp;&quot; : &quot;;[.$E20])) - SEARCH([.N$1]&amp;&quot; : &quot;;[.$E20]) - 4);&quot;&quot;)" office:value-type="string" office:string-value="SPI3_SDO " calcext:value-type="string">
            <text:p>SPI3_SDO </text:p>
          </table:table-cell>
          <table:table-cell table:style-name="ce7" table:formula="of:=IFERROR(MID([.$E20];SEARCH([.O$1]&amp;&quot; : &quot;;[.$E20]) + 4; SEARCH(&quot;&#10;&quot;;[.$E20]; SEARCH([.O$1]&amp;&quot; : &quot;;[.$E20])) - SEARCH([.O$1]&amp;&quot; : &quot;;[.$E20]) - 4);&quot;&quot;)" office:value-type="string" office:string-value="IIC2_SCL " calcext:value-type="string">
            <text:p>IIC2_SCL </text:p>
          </table:table-cell>
          <table:table-cell table:style-name="ce7" table:formula="of:=IFERROR(MID([.$E20];SEARCH([.P$1]&amp;&quot; : &quot;;[.$E20]) + 4; SEARCH(&quot;&#10;&quot;;[.$E20]; SEARCH([.P$1]&amp;&quot; : &quot;;[.$E20])) - SEARCH([.P$1]&amp;&quot; : &quot;;[.$E20]) - 4);&quot;&quot;)" office:value-type="string" office:string-value="CAM_VS0 " calcext:value-type="string">
            <text:p>CAM_VS0 </text:p>
          </table:table-cell>
        </table:table-row>
        <table:table-row table:style-name="ro2">
          <table:table-cell table:formula="of:=[$'Milk-V Duo S raw pinout'.I12]" office:value-type="float" office:value="20" calcext:value-type="float">
            <text:p>20</text:p>
          </table:table-cell>
          <table:table-cell table:formula="of:=[$'Milk-V Duo S raw pinout'.J12]" office:value-type="string" office:string-value="GND" calcext:value-type="string">
            <text:p>GND</text:p>
          </table:table-cell>
          <table:table-cell table:formula="of:=IF([$'Milk-V Duo S raw pinout'.K12]&lt;&gt;&quot;&quot;;[$'Milk-V Duo S raw pinout'.K12];&quot;&quot;)">
            <text:p/>
          </table:table-cell>
          <table:table-cell table:style-name="ce4" table:formula="of:=IF([.C21]&lt;&gt;&quot;&quot;;INDEX([$'SG2000 Mux'.B:.B];MATCH(&quot;*&quot;&amp;[.C21]&amp;&quot;*&quot;;[$'SG2000 Mux'.I:.I];0));&quot;&quot;)">
            <text:p/>
          </table:table-cell>
          <table:table-cell table:formula="of:=IF([.D21]=&quot;&quot;;&quot;&quot;; VLOOKUP([.D21];[$'SG2000 Mux'.B:.I];8;0))">
            <text:p/>
          </table:table-cell>
          <table:table-cell/>
          <table:table-cell table:formula="of:=IF([.F21]=&quot;&quot;; &quot;&quot;; REPLACE(IFERROR(&quot;, &quot;&amp;HLOOKUP([.F21]; [.I21:.I21]; 1; 0); &quot;&quot;) &amp;  IFERROR(&quot;, &quot;&amp;HLOOKUP([.F21]; [.J21:.J21]; 1; 0); &quot;&quot;) &amp;  IFERROR(&quot;, &quot;&amp;HLOOKUP([.F21]; [.K21:.K21]; 1; 0); &quot;&quot;) &amp;  IFERROR(&quot;, &quot;&amp;HLOOKUP([.F21]; [.L21:.L21]; 1; 0); &quot;&quot;) &amp;  IFERROR(&quot;, &quot;&amp;HLOOKUP([.F21]; [.M21:.M21]; 1; 0); &quot;&quot;) &amp;  IFERROR(&quot;, &quot;&amp;HLOOKUP([.F21]; [.N21:.N21]; 1; 0); &quot;&quot;) &amp;  IFERROR(&quot;, &quot;&amp;HLOOKUP([.F21]; [.O21:.O21]; 1; 0); &quot;&quot;) &amp;  IFERROR(&quot;, &quot;&amp;HLOOKUP([.F21]; [.P21:.P21]; 1; 0); &quot;&quot;); 1; 2; &quot;&quot;))">
            <text:p/>
          </table:table-cell>
          <table:table-cell table:style-name="ce5" table:formula="of:=IF([.H$1]=&quot;&quot;; &quot;&quot;; REPLACE(IFERROR(&quot;, &quot;&amp;HLOOKUP([.H$1]; [.I21:.I21]; 1; 0); &quot;&quot;) &amp;  IFERROR(&quot;, &quot;&amp;HLOOKUP([.H$1]; [.J21:.J21]; 1; 0); &quot;&quot;) &amp;  IFERROR(&quot;, &quot;&amp;HLOOKUP([.H$1]; [.K21:.K21]; 1; 0); &quot;&quot;) &amp;  IFERROR(&quot;, &quot;&amp;HLOOKUP([.H$1]; [.L21:.L21]; 1; 0); &quot;&quot;) &amp;  IFERROR(&quot;, &quot;&amp;HLOOKUP([.H$1]; [.M21:.M21]; 1; 0); &quot;&quot;) &amp;  IFERROR(&quot;, &quot;&amp;HLOOKUP([.H$1]; [.N21:.N21]; 1; 0); &quot;&quot;) &amp;  IFERROR(&quot;, &quot;&amp;HLOOKUP([.H$1]; [.O21:.O21]; 1; 0); &quot;&quot;) &amp;  IFERROR(&quot;, &quot;&amp;HLOOKUP([.H$1]; [.P21:.P21]; 1; 0); &quot;&quot;); 1; 2; &quot;&quot;))">
            <text:p/>
          </table:table-cell>
          <table:table-cell table:style-name="ce7" table:formula="of:=IFERROR(MID([.$E21];SEARCH([.I$1]&amp;&quot; : &quot;;[.$E21]) + 4; SEARCH(&quot;&#10;&quot;;[.$E21]; SEARCH([.I$1]&amp;&quot; : &quot;;[.$E21])) - SEARCH([.I$1]&amp;&quot; : &quot;;[.$E21]) - 4);&quot;&quot;)">
            <text:p/>
          </table:table-cell>
          <table:table-cell table:style-name="ce7" table:formula="of:=IFERROR(MID([.$E21];SEARCH([.J$1]&amp;&quot; : &quot;;[.$E21]) + 4; SEARCH(&quot;&#10;&quot;;[.$E21]; SEARCH([.J$1]&amp;&quot; : &quot;;[.$E21])) - SEARCH([.J$1]&amp;&quot; : &quot;;[.$E21]) - 4);&quot;&quot;)">
            <text:p/>
          </table:table-cell>
          <table:table-cell table:style-name="ce7" table:formula="of:=IFERROR(MID([.$E21];SEARCH([.K$1]&amp;&quot; : &quot;;[.$E21]) + 4; SEARCH(&quot;&#10;&quot;;[.$E21]; SEARCH([.K$1]&amp;&quot; : &quot;;[.$E21])) - SEARCH([.K$1]&amp;&quot; : &quot;;[.$E21]) - 4);&quot;&quot;)">
            <text:p/>
          </table:table-cell>
          <table:table-cell table:style-name="ce7" table:formula="of:=IFERROR(MID([.$E21];SEARCH([.L$1]&amp;&quot; : &quot;;[.$E21]) + 4; SEARCH(&quot;&#10;&quot;;[.$E21]; SEARCH([.L$1]&amp;&quot; : &quot;;[.$E21])) - SEARCH([.L$1]&amp;&quot; : &quot;;[.$E21]) - 4);&quot;&quot;)">
            <text:p/>
          </table:table-cell>
          <table:table-cell table:style-name="ce7" table:formula="of:=IFERROR(MID([.$E21];SEARCH([.M$1]&amp;&quot; : &quot;;[.$E21]) + 4; SEARCH(&quot;&#10;&quot;;[.$E21]; SEARCH([.M$1]&amp;&quot; : &quot;;[.$E21])) - SEARCH([.M$1]&amp;&quot; : &quot;;[.$E21]) - 4);&quot;&quot;)">
            <text:p/>
          </table:table-cell>
          <table:table-cell table:style-name="ce7" table:formula="of:=IFERROR(MID([.$E21];SEARCH([.N$1]&amp;&quot; : &quot;;[.$E21]) + 4; SEARCH(&quot;&#10;&quot;;[.$E21]; SEARCH([.N$1]&amp;&quot; : &quot;;[.$E21])) - SEARCH([.N$1]&amp;&quot; : &quot;;[.$E21]) - 4);&quot;&quot;)">
            <text:p/>
          </table:table-cell>
          <table:table-cell table:style-name="ce7" table:formula="of:=IFERROR(MID([.$E21];SEARCH([.O$1]&amp;&quot; : &quot;;[.$E21]) + 4; SEARCH(&quot;&#10;&quot;;[.$E21]; SEARCH([.O$1]&amp;&quot; : &quot;;[.$E21])) - SEARCH([.O$1]&amp;&quot; : &quot;;[.$E21]) - 4);&quot;&quot;)">
            <text:p/>
          </table:table-cell>
          <table:table-cell table:style-name="ce7" table:formula="of:=IFERROR(MID([.$E21];SEARCH([.P$1]&amp;&quot; : &quot;;[.$E21]) + 4; SEARCH(&quot;&#10;&quot;;[.$E21]; SEARCH([.P$1]&amp;&quot; : &quot;;[.$E21])) - SEARCH([.P$1]&amp;&quot; : &quot;;[.$E21]) - 4);&quot;&quot;)">
            <text:p/>
          </table:table-cell>
        </table:table-row>
        <table:table-row table:style-name="ro2">
          <table:table-cell table:formula="of:=[$'Milk-V Duo S raw pinout'.H13]" office:value-type="float" office:value="21" calcext:value-type="float">
            <text:p>21</text:p>
          </table:table-cell>
          <table:table-cell table:formula="of:=[$'Milk-V Duo S raw pinout'.G13]" office:value-type="string" office:string-value="B14" calcext:value-type="string">
            <text:p>B14</text:p>
          </table:table-cell>
          <table:table-cell table:formula="of:=IF([$'Milk-V Duo S raw pinout'.F13]&lt;&gt;&quot;&quot;;[$'Milk-V Duo S raw pinout'.F13];&quot;&quot;)" office:value-type="string" office:string-value="XGPIOB[14]" calcext:value-type="string">
            <text:p>XGPIOB[14]</text:p>
          </table:table-cell>
          <table:table-cell table:style-name="ce4" table:formula="of:=IF([.C22]&lt;&gt;&quot;&quot;;INDEX([$'SG2000 Mux'.B:.B];MATCH(&quot;*&quot;&amp;[.C22]&amp;&quot;*&quot;;[$'SG2000 Mux'.I:.I];0));&quot;&quot;)" office:value-type="string" office:string-value="VIVO_D7" calcext:value-type="string">
            <text:p>VIVO_D7</text:p>
          </table:table-cell>
          <table:table-cell table:formula="of:=IF([.D22]=&quot;&quot;;&quot;&quot;; VLOOKUP([.D22];[$'SG2000 Mux'.B:.I];8;0))" office:value-type="string" office:string-value="IO VIVO_D7 function select : &#10;    0 : VI2_D[7] &#10;    1 : VI1_D[7] &#10;    2 : VO_D[20] &#10;    3 : XGPIOB[14] (default)&#10;    4 : RMII0_RXD1 &#10;    5 : SPI3_SDI &#10;    6 : IIC2_SDA &#10;    7 : CAM_HS0 &#10;    Others : Reserved" calcext:value-type="string">
            <text:p>IO VIVO_D7 function select : </text:p>
            <text:p>    0 : VI2_D[7] </text:p>
            <text:p>    1 : VI1_D[7] </text:p>
            <text:p>    2 : VO_D[20] </text:p>
            <text:p>    3 : XGPIOB[14] (default)</text:p>
            <text:p>    4 : RMII0_RXD1 </text:p>
            <text:p>    5 : SPI3_SDI </text:p>
            <text:p>    6 : IIC2_SDA </text:p>
            <text:p>    7 : CAM_HS0 </text:p>
            <text:p>    Others : Reserved</text:p>
          </table:table-cell>
          <table:table-cell/>
          <table:table-cell table:formula="of:=IF([.F22]=&quot;&quot;; &quot;&quot;; REPLACE(IFERROR(&quot;, &quot;&amp;HLOOKUP([.F22]; [.I22:.I22]; 1; 0); &quot;&quot;) &amp;  IFERROR(&quot;, &quot;&amp;HLOOKUP([.F22]; [.J22:.J22]; 1; 0); &quot;&quot;) &amp;  IFERROR(&quot;, &quot;&amp;HLOOKUP([.F22]; [.K22:.K22]; 1; 0); &quot;&quot;) &amp;  IFERROR(&quot;, &quot;&amp;HLOOKUP([.F22]; [.L22:.L22]; 1; 0); &quot;&quot;) &amp;  IFERROR(&quot;, &quot;&amp;HLOOKUP([.F22]; [.M22:.M22]; 1; 0); &quot;&quot;) &amp;  IFERROR(&quot;, &quot;&amp;HLOOKUP([.F22]; [.N22:.N22]; 1; 0); &quot;&quot;) &amp;  IFERROR(&quot;, &quot;&amp;HLOOKUP([.F22]; [.O22:.O22]; 1; 0); &quot;&quot;) &amp;  IFERROR(&quot;, &quot;&amp;HLOOKUP([.F22]; [.P22:.P22]; 1; 0); &quot;&quot;); 1; 2; &quot;&quot;))">
            <text:p/>
          </table:table-cell>
          <table:table-cell table:style-name="ce5" table:formula="of:=IF([.H$1]=&quot;&quot;; &quot;&quot;; REPLACE(IFERROR(&quot;, &quot;&amp;HLOOKUP([.H$1]; [.I22:.I22]; 1; 0); &quot;&quot;) &amp;  IFERROR(&quot;, &quot;&amp;HLOOKUP([.H$1]; [.J22:.J22]; 1; 0); &quot;&quot;) &amp;  IFERROR(&quot;, &quot;&amp;HLOOKUP([.H$1]; [.K22:.K22]; 1; 0); &quot;&quot;) &amp;  IFERROR(&quot;, &quot;&amp;HLOOKUP([.H$1]; [.L22:.L22]; 1; 0); &quot;&quot;) &amp;  IFERROR(&quot;, &quot;&amp;HLOOKUP([.H$1]; [.M22:.M22]; 1; 0); &quot;&quot;) &amp;  IFERROR(&quot;, &quot;&amp;HLOOKUP([.H$1]; [.N22:.N22]; 1; 0); &quot;&quot;) &amp;  IFERROR(&quot;, &quot;&amp;HLOOKUP([.H$1]; [.O22:.O22]; 1; 0); &quot;&quot;) &amp;  IFERROR(&quot;, &quot;&amp;HLOOKUP([.H$1]; [.P22:.P22]; 1; 0); &quot;&quot;); 1; 2; &quot;&quot;))">
            <text:p/>
          </table:table-cell>
          <table:table-cell table:style-name="ce7" table:formula="of:=IFERROR(MID([.$E22];SEARCH([.I$1]&amp;&quot; : &quot;;[.$E22]) + 4; SEARCH(&quot;&#10;&quot;;[.$E22]; SEARCH([.I$1]&amp;&quot; : &quot;;[.$E22])) - SEARCH([.I$1]&amp;&quot; : &quot;;[.$E22]) - 4);&quot;&quot;)" office:value-type="string" office:string-value="VI2_D[7] " calcext:value-type="string">
            <text:p>VI2_D[7] </text:p>
          </table:table-cell>
          <table:table-cell table:style-name="ce7" table:formula="of:=IFERROR(MID([.$E22];SEARCH([.J$1]&amp;&quot; : &quot;;[.$E22]) + 4; SEARCH(&quot;&#10;&quot;;[.$E22]; SEARCH([.J$1]&amp;&quot; : &quot;;[.$E22])) - SEARCH([.J$1]&amp;&quot; : &quot;;[.$E22]) - 4);&quot;&quot;)" office:value-type="string" office:string-value="VI1_D[7] " calcext:value-type="string">
            <text:p>VI1_D[7] </text:p>
          </table:table-cell>
          <table:table-cell table:style-name="ce7" table:formula="of:=IFERROR(MID([.$E22];SEARCH([.K$1]&amp;&quot; : &quot;;[.$E22]) + 4; SEARCH(&quot;&#10;&quot;;[.$E22]; SEARCH([.K$1]&amp;&quot; : &quot;;[.$E22])) - SEARCH([.K$1]&amp;&quot; : &quot;;[.$E22]) - 4);&quot;&quot;)" office:value-type="string" office:string-value="VO_D[20] " calcext:value-type="string">
            <text:p>VO_D[20] </text:p>
          </table:table-cell>
          <table:table-cell table:style-name="ce7" table:formula="of:=IFERROR(MID([.$E22];SEARCH([.L$1]&amp;&quot; : &quot;;[.$E22]) + 4; SEARCH(&quot;&#10;&quot;;[.$E22]; SEARCH([.L$1]&amp;&quot; : &quot;;[.$E22])) - SEARCH([.L$1]&amp;&quot; : &quot;;[.$E22]) - 4);&quot;&quot;)" office:value-type="string" office:string-value="XGPIOB[14] (default)" calcext:value-type="string">
            <text:p>XGPIOB[14] (default)</text:p>
          </table:table-cell>
          <table:table-cell table:style-name="ce7" table:formula="of:=IFERROR(MID([.$E22];SEARCH([.M$1]&amp;&quot; : &quot;;[.$E22]) + 4; SEARCH(&quot;&#10;&quot;;[.$E22]; SEARCH([.M$1]&amp;&quot; : &quot;;[.$E22])) - SEARCH([.M$1]&amp;&quot; : &quot;;[.$E22]) - 4);&quot;&quot;)" office:value-type="string" office:string-value="RMII0_RXD1 " calcext:value-type="string">
            <text:p>RMII0_RXD1 </text:p>
          </table:table-cell>
          <table:table-cell table:style-name="ce7" table:formula="of:=IFERROR(MID([.$E22];SEARCH([.N$1]&amp;&quot; : &quot;;[.$E22]) + 4; SEARCH(&quot;&#10;&quot;;[.$E22]; SEARCH([.N$1]&amp;&quot; : &quot;;[.$E22])) - SEARCH([.N$1]&amp;&quot; : &quot;;[.$E22]) - 4);&quot;&quot;)" office:value-type="string" office:string-value="SPI3_SDI " calcext:value-type="string">
            <text:p>SPI3_SDI </text:p>
          </table:table-cell>
          <table:table-cell table:style-name="ce7" table:formula="of:=IFERROR(MID([.$E22];SEARCH([.O$1]&amp;&quot; : &quot;;[.$E22]) + 4; SEARCH(&quot;&#10;&quot;;[.$E22]; SEARCH([.O$1]&amp;&quot; : &quot;;[.$E22])) - SEARCH([.O$1]&amp;&quot; : &quot;;[.$E22]) - 4);&quot;&quot;)" office:value-type="string" office:string-value="IIC2_SDA " calcext:value-type="string">
            <text:p>IIC2_SDA </text:p>
          </table:table-cell>
          <table:table-cell table:style-name="ce7" table:formula="of:=IFERROR(MID([.$E22];SEARCH([.P$1]&amp;&quot; : &quot;;[.$E22]) + 4; SEARCH(&quot;&#10;&quot;;[.$E22]; SEARCH([.P$1]&amp;&quot; : &quot;;[.$E22])) - SEARCH([.P$1]&amp;&quot; : &quot;;[.$E22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I13]" office:value-type="float" office:value="22" calcext:value-type="float">
            <text:p>22</text:p>
          </table:table-cell>
          <table:table-cell table:formula="of:=[$'Milk-V Duo S raw pinout'.J13]" office:value-type="string" office:string-value="A18" calcext:value-type="string">
            <text:p>A18</text:p>
          </table:table-cell>
          <table:table-cell table:formula="of:=IF([$'Milk-V Duo S raw pinout'.K13]&lt;&gt;&quot;&quot;;[$'Milk-V Duo S raw pinout'.K13];&quot;&quot;)" office:value-type="string" office:string-value="XGPIOA[18]" calcext:value-type="string">
            <text:p>XGPIOA[18]</text:p>
          </table:table-cell>
          <table:table-cell table:style-name="ce4" table:formula="of:=IF([.C23]&lt;&gt;&quot;&quot;;INDEX([$'SG2000 Mux'.B:.B];MATCH(&quot;*&quot;&amp;[.C23]&amp;&quot;*&quot;;[$'SG2000 Mux'.I:.I];0));&quot;&quot;)" office:value-type="string" office:string-value="JTAG_CPU_TCK" calcext:value-type="string">
            <text:p>JTAG_CPU_TCK</text:p>
          </table:table-cell>
          <table:table-cell table:formula="of:=IF([.D23]=&quot;&quot;;&quot;&quot;; VLOOKUP([.D23];[$'SG2000 Mux'.B:.I];8;0))" office:value-type="string" office:string-value="IO JTAG_CPU_TCK function select : &#10;    0 : CR_4WTCK (default)&#10;    1 : CAM_MCLK1 &#10;    2 : PWM[6] &#10;    3 : XGPIOA[18] &#10;    4 : UART1_CTS &#10;    5 : AUX1 &#10;    6 : UART1_RX &#10;    7 : VO_D[29] &#10;    Others : Reserved" calcext:value-type="string">
            <text:p>IO JTAG_CPU_TCK function select : </text:p>
            <text:p>    0 : CR_4WTCK (default)</text:p>
            <text:p>    1 : CAM_MCLK1 </text:p>
            <text:p>    2 : PWM[6] </text:p>
            <text:p>    3 : XGPIOA[18] </text:p>
            <text:p>    4 : UART1_CTS </text:p>
            <text:p>    5 : AUX1 </text:p>
            <text:p>    6 : UART1_RX </text:p>
            <text:p>    7 : VO_D[29] </text:p>
            <text:p>    Others : Reserved</text:p>
          </table:table-cell>
          <table:table-cell/>
          <table:table-cell table:formula="of:=IF([.F23]=&quot;&quot;; &quot;&quot;; REPLACE(IFERROR(&quot;, &quot;&amp;HLOOKUP([.F23]; [.I23:.I23]; 1; 0); &quot;&quot;) &amp;  IFERROR(&quot;, &quot;&amp;HLOOKUP([.F23]; [.J23:.J23]; 1; 0); &quot;&quot;) &amp;  IFERROR(&quot;, &quot;&amp;HLOOKUP([.F23]; [.K23:.K23]; 1; 0); &quot;&quot;) &amp;  IFERROR(&quot;, &quot;&amp;HLOOKUP([.F23]; [.L23:.L23]; 1; 0); &quot;&quot;) &amp;  IFERROR(&quot;, &quot;&amp;HLOOKUP([.F23]; [.M23:.M23]; 1; 0); &quot;&quot;) &amp;  IFERROR(&quot;, &quot;&amp;HLOOKUP([.F23]; [.N23:.N23]; 1; 0); &quot;&quot;) &amp;  IFERROR(&quot;, &quot;&amp;HLOOKUP([.F23]; [.O23:.O23]; 1; 0); &quot;&quot;) &amp;  IFERROR(&quot;, &quot;&amp;HLOOKUP([.F23]; [.P23:.P23]; 1; 0); &quot;&quot;); 1; 2; &quot;&quot;))">
            <text:p/>
          </table:table-cell>
          <table:table-cell table:style-name="ce5" table:formula="of:=IF([.H$1]=&quot;&quot;; &quot;&quot;; REPLACE(IFERROR(&quot;, &quot;&amp;HLOOKUP([.H$1]; [.I23:.I23]; 1; 0); &quot;&quot;) &amp;  IFERROR(&quot;, &quot;&amp;HLOOKUP([.H$1]; [.J23:.J23]; 1; 0); &quot;&quot;) &amp;  IFERROR(&quot;, &quot;&amp;HLOOKUP([.H$1]; [.K23:.K23]; 1; 0); &quot;&quot;) &amp;  IFERROR(&quot;, &quot;&amp;HLOOKUP([.H$1]; [.L23:.L23]; 1; 0); &quot;&quot;) &amp;  IFERROR(&quot;, &quot;&amp;HLOOKUP([.H$1]; [.M23:.M23]; 1; 0); &quot;&quot;) &amp;  IFERROR(&quot;, &quot;&amp;HLOOKUP([.H$1]; [.N23:.N23]; 1; 0); &quot;&quot;) &amp;  IFERROR(&quot;, &quot;&amp;HLOOKUP([.H$1]; [.O23:.O23]; 1; 0); &quot;&quot;) &amp;  IFERROR(&quot;, &quot;&amp;HLOOKUP([.H$1]; [.P23:.P23]; 1; 0); &quot;&quot;); 1; 2; &quot;&quot;))" office:value-type="string" office:string-value="UART1_CTS , UART1_RX " calcext:value-type="string">
            <text:p>UART1_CTS , UART1_RX </text:p>
          </table:table-cell>
          <table:table-cell table:style-name="ce7" table:formula="of:=IFERROR(MID([.$E23];SEARCH([.I$1]&amp;&quot; : &quot;;[.$E23]) + 4; SEARCH(&quot;&#10;&quot;;[.$E23]; SEARCH([.I$1]&amp;&quot; : &quot;;[.$E23])) - SEARCH([.I$1]&amp;&quot; : &quot;;[.$E23]) - 4);&quot;&quot;)" office:value-type="string" office:string-value="CR_4WTCK (default)" calcext:value-type="string">
            <text:p>CR_4WTCK (default)</text:p>
          </table:table-cell>
          <table:table-cell table:style-name="ce7" table:formula="of:=IFERROR(MID([.$E23];SEARCH([.J$1]&amp;&quot; : &quot;;[.$E23]) + 4; SEARCH(&quot;&#10;&quot;;[.$E23]; SEARCH([.J$1]&amp;&quot; : &quot;;[.$E23])) - SEARCH([.J$1]&amp;&quot; : &quot;;[.$E23]) - 4);&quot;&quot;)" office:value-type="string" office:string-value="CAM_MCLK1 " calcext:value-type="string">
            <text:p>CAM_MCLK1 </text:p>
          </table:table-cell>
          <table:table-cell table:style-name="ce7" table:formula="of:=IFERROR(MID([.$E23];SEARCH([.K$1]&amp;&quot; : &quot;;[.$E23]) + 4; SEARCH(&quot;&#10;&quot;;[.$E23]; SEARCH([.K$1]&amp;&quot; : &quot;;[.$E23])) - SEARCH([.K$1]&amp;&quot; : &quot;;[.$E23]) - 4);&quot;&quot;)" office:value-type="string" office:string-value="PWM[6] " calcext:value-type="string">
            <text:p>PWM[6] </text:p>
          </table:table-cell>
          <table:table-cell table:style-name="ce7" table:formula="of:=IFERROR(MID([.$E23];SEARCH([.L$1]&amp;&quot; : &quot;;[.$E23]) + 4; SEARCH(&quot;&#10;&quot;;[.$E23]; SEARCH([.L$1]&amp;&quot; : &quot;;[.$E23])) - SEARCH([.L$1]&amp;&quot; : &quot;;[.$E23]) - 4);&quot;&quot;)" office:value-type="string" office:string-value="XGPIOA[18] " calcext:value-type="string">
            <text:p>XGPIOA[18] </text:p>
          </table:table-cell>
          <table:table-cell table:style-name="ce7" table:formula="of:=IFERROR(MID([.$E23];SEARCH([.M$1]&amp;&quot; : &quot;;[.$E23]) + 4; SEARCH(&quot;&#10;&quot;;[.$E23]; SEARCH([.M$1]&amp;&quot; : &quot;;[.$E23])) - SEARCH([.M$1]&amp;&quot; : &quot;;[.$E23]) - 4);&quot;&quot;)" office:value-type="string" office:string-value="UART1_CTS " calcext:value-type="string">
            <text:p>UART1_CTS </text:p>
          </table:table-cell>
          <table:table-cell table:style-name="ce7" table:formula="of:=IFERROR(MID([.$E23];SEARCH([.N$1]&amp;&quot; : &quot;;[.$E23]) + 4; SEARCH(&quot;&#10;&quot;;[.$E23]; SEARCH([.N$1]&amp;&quot; : &quot;;[.$E23])) - SEARCH([.N$1]&amp;&quot; : &quot;;[.$E23]) - 4);&quot;&quot;)" office:value-type="string" office:string-value="AUX1 " calcext:value-type="string">
            <text:p>AUX1 </text:p>
          </table:table-cell>
          <table:table-cell table:style-name="ce7" table:formula="of:=IFERROR(MID([.$E23];SEARCH([.O$1]&amp;&quot; : &quot;;[.$E23]) + 4; SEARCH(&quot;&#10;&quot;;[.$E23]; SEARCH([.O$1]&amp;&quot; : &quot;;[.$E23])) - SEARCH([.O$1]&amp;&quot; : &quot;;[.$E23]) - 4);&quot;&quot;)" office:value-type="string" office:string-value="UART1_RX " calcext:value-type="string">
            <text:p>UART1_RX </text:p>
          </table:table-cell>
          <table:table-cell table:style-name="ce7" table:formula="of:=IFERROR(MID([.$E23];SEARCH([.P$1]&amp;&quot; : &quot;;[.$E23]) + 4; SEARCH(&quot;&#10;&quot;;[.$E23]; SEARCH([.P$1]&amp;&quot; : &quot;;[.$E23])) - SEARCH([.P$1]&amp;&quot; : &quot;;[.$E23]) - 4);&quot;&quot;)" office:value-type="string" office:string-value="VO_D[29] " calcext:value-type="string">
            <text:p>VO_D[29] </text:p>
          </table:table-cell>
        </table:table-row>
        <table:table-row table:style-name="ro2">
          <table:table-cell table:formula="of:=[$'Milk-V Duo S raw pinout'.H14]" office:value-type="float" office:value="23" calcext:value-type="float">
            <text:p>23</text:p>
          </table:table-cell>
          <table:table-cell table:formula="of:=[$'Milk-V Duo S raw pinout'.G14]" office:value-type="string" office:string-value="B15" calcext:value-type="string">
            <text:p>B15</text:p>
          </table:table-cell>
          <table:table-cell table:formula="of:=IF([$'Milk-V Duo S raw pinout'.F14]&lt;&gt;&quot;&quot;;[$'Milk-V Duo S raw pinout'.F14];&quot;&quot;)" office:value-type="string" office:string-value="XGPIOB[15]" calcext:value-type="string">
            <text:p>XGPIOB[15]</text:p>
          </table:table-cell>
          <table:table-cell table:style-name="ce4" table:formula="of:=IF([.C24]&lt;&gt;&quot;&quot;;INDEX([$'SG2000 Mux'.B:.B];MATCH(&quot;*&quot;&amp;[.C24]&amp;&quot;*&quot;;[$'SG2000 Mux'.I:.I];0));&quot;&quot;)" office:value-type="string" office:string-value="VIVO_D6" calcext:value-type="string">
            <text:p>VIVO_D6</text:p>
          </table:table-cell>
          <table:table-cell table:formula="of:=IF([.D24]=&quot;&quot;;&quot;&quot;; VLOOKUP([.D24];[$'SG2000 Mux'.B:.I];8;0))" office:value-type="string" office:string-value="IO VIVO_D6 function select : &#10;    0 : VI2_D[6] &#10;    1 : VI1_D[6] &#10;    2 : VO_D[19] &#10;    3 : XGPIOB[15] (default)&#10;    4 : RMII0_REFCLKI &#10;    5 : SPI3_SCK &#10;    6 : UART2_TX &#10;    7 : CAM_VS0 &#10;    Others : Reserved" calcext:value-type="string">
            <text:p>IO VIVO_D6 function select : </text:p>
            <text:p>    0 : VI2_D[6] </text:p>
            <text:p>    1 : VI1_D[6] </text:p>
            <text:p>    2 : VO_D[19] </text:p>
            <text:p>    3 : XGPIOB[15] (default)</text:p>
            <text:p>    4 : RMII0_REFCLKI </text:p>
            <text:p>    5 : SPI3_SCK </text:p>
            <text:p>    6 : UART2_TX </text:p>
            <text:p>    7 : CAM_VS0 </text:p>
            <text:p>    Others : Reserved</text:p>
          </table:table-cell>
          <table:table-cell/>
          <table:table-cell table:formula="of:=IF([.F24]=&quot;&quot;; &quot;&quot;; REPLACE(IFERROR(&quot;, &quot;&amp;HLOOKUP([.F24]; [.I24:.I24]; 1; 0); &quot;&quot;) &amp;  IFERROR(&quot;, &quot;&amp;HLOOKUP([.F24]; [.J24:.J24]; 1; 0); &quot;&quot;) &amp;  IFERROR(&quot;, &quot;&amp;HLOOKUP([.F24]; [.K24:.K24]; 1; 0); &quot;&quot;) &amp;  IFERROR(&quot;, &quot;&amp;HLOOKUP([.F24]; [.L24:.L24]; 1; 0); &quot;&quot;) &amp;  IFERROR(&quot;, &quot;&amp;HLOOKUP([.F24]; [.M24:.M24]; 1; 0); &quot;&quot;) &amp;  IFERROR(&quot;, &quot;&amp;HLOOKUP([.F24]; [.N24:.N24]; 1; 0); &quot;&quot;) &amp;  IFERROR(&quot;, &quot;&amp;HLOOKUP([.F24]; [.O24:.O24]; 1; 0); &quot;&quot;) &amp;  IFERROR(&quot;, &quot;&amp;HLOOKUP([.F24]; [.P24:.P24]; 1; 0); &quot;&quot;); 1; 2; &quot;&quot;))">
            <text:p/>
          </table:table-cell>
          <table:table-cell table:style-name="ce5" table:formula="of:=IF([.H$1]=&quot;&quot;; &quot;&quot;; REPLACE(IFERROR(&quot;, &quot;&amp;HLOOKUP([.H$1]; [.I24:.I24]; 1; 0); &quot;&quot;) &amp;  IFERROR(&quot;, &quot;&amp;HLOOKUP([.H$1]; [.J24:.J24]; 1; 0); &quot;&quot;) &amp;  IFERROR(&quot;, &quot;&amp;HLOOKUP([.H$1]; [.K24:.K24]; 1; 0); &quot;&quot;) &amp;  IFERROR(&quot;, &quot;&amp;HLOOKUP([.H$1]; [.L24:.L24]; 1; 0); &quot;&quot;) &amp;  IFERROR(&quot;, &quot;&amp;HLOOKUP([.H$1]; [.M24:.M24]; 1; 0); &quot;&quot;) &amp;  IFERROR(&quot;, &quot;&amp;HLOOKUP([.H$1]; [.N24:.N24]; 1; 0); &quot;&quot;) &amp;  IFERROR(&quot;, &quot;&amp;HLOOKUP([.H$1]; [.O24:.O24]; 1; 0); &quot;&quot;) &amp;  IFERROR(&quot;, &quot;&amp;HLOOKUP([.H$1]; [.P24:.P24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24];SEARCH([.I$1]&amp;&quot; : &quot;;[.$E24]) + 4; SEARCH(&quot;&#10;&quot;;[.$E24]; SEARCH([.I$1]&amp;&quot; : &quot;;[.$E24])) - SEARCH([.I$1]&amp;&quot; : &quot;;[.$E24]) - 4);&quot;&quot;)" office:value-type="string" office:string-value="VI2_D[6] " calcext:value-type="string">
            <text:p>VI2_D[6] </text:p>
          </table:table-cell>
          <table:table-cell table:style-name="ce7" table:formula="of:=IFERROR(MID([.$E24];SEARCH([.J$1]&amp;&quot; : &quot;;[.$E24]) + 4; SEARCH(&quot;&#10;&quot;;[.$E24]; SEARCH([.J$1]&amp;&quot; : &quot;;[.$E24])) - SEARCH([.J$1]&amp;&quot; : &quot;;[.$E24]) - 4);&quot;&quot;)" office:value-type="string" office:string-value="VI1_D[6] " calcext:value-type="string">
            <text:p>VI1_D[6] </text:p>
          </table:table-cell>
          <table:table-cell table:style-name="ce7" table:formula="of:=IFERROR(MID([.$E24];SEARCH([.K$1]&amp;&quot; : &quot;;[.$E24]) + 4; SEARCH(&quot;&#10;&quot;;[.$E24]; SEARCH([.K$1]&amp;&quot; : &quot;;[.$E24])) - SEARCH([.K$1]&amp;&quot; : &quot;;[.$E24]) - 4);&quot;&quot;)" office:value-type="string" office:string-value="VO_D[19] " calcext:value-type="string">
            <text:p>VO_D[19] </text:p>
          </table:table-cell>
          <table:table-cell table:style-name="ce7" table:formula="of:=IFERROR(MID([.$E24];SEARCH([.L$1]&amp;&quot; : &quot;;[.$E24]) + 4; SEARCH(&quot;&#10;&quot;;[.$E24]; SEARCH([.L$1]&amp;&quot; : &quot;;[.$E24])) - SEARCH([.L$1]&amp;&quot; : &quot;;[.$E24]) - 4);&quot;&quot;)" office:value-type="string" office:string-value="XGPIOB[15] (default)" calcext:value-type="string">
            <text:p>XGPIOB[15] (default)</text:p>
          </table:table-cell>
          <table:table-cell table:style-name="ce7" table:formula="of:=IFERROR(MID([.$E24];SEARCH([.M$1]&amp;&quot; : &quot;;[.$E24]) + 4; SEARCH(&quot;&#10;&quot;;[.$E24]; SEARCH([.M$1]&amp;&quot; : &quot;;[.$E24])) - SEARCH([.M$1]&amp;&quot; : &quot;;[.$E24]) - 4);&quot;&quot;)" office:value-type="string" office:string-value="RMII0_REFCLKI " calcext:value-type="string">
            <text:p>RMII0_REFCLKI </text:p>
          </table:table-cell>
          <table:table-cell table:style-name="ce7" table:formula="of:=IFERROR(MID([.$E24];SEARCH([.N$1]&amp;&quot; : &quot;;[.$E24]) + 4; SEARCH(&quot;&#10;&quot;;[.$E24]; SEARCH([.N$1]&amp;&quot; : &quot;;[.$E24])) - SEARCH([.N$1]&amp;&quot; : &quot;;[.$E24]) - 4);&quot;&quot;)" office:value-type="string" office:string-value="SPI3_SCK " calcext:value-type="string">
            <text:p>SPI3_SCK </text:p>
          </table:table-cell>
          <table:table-cell table:style-name="ce7" table:formula="of:=IFERROR(MID([.$E24];SEARCH([.O$1]&amp;&quot; : &quot;;[.$E24]) + 4; SEARCH(&quot;&#10;&quot;;[.$E24]; SEARCH([.O$1]&amp;&quot; : &quot;;[.$E24])) - SEARCH([.O$1]&amp;&quot; : &quot;;[.$E24]) - 4);&quot;&quot;)" office:value-type="string" office:string-value="UART2_TX " calcext:value-type="string">
            <text:p>UART2_TX </text:p>
          </table:table-cell>
          <table:table-cell table:style-name="ce7" table:formula="of:=IFERROR(MID([.$E24];SEARCH([.P$1]&amp;&quot; : &quot;;[.$E24]) + 4; SEARCH(&quot;&#10;&quot;;[.$E24]; SEARCH([.P$1]&amp;&quot; : &quot;;[.$E24])) - SEARCH([.P$1]&amp;&quot; : &quot;;[.$E24]) - 4);&quot;&quot;)" office:value-type="string" office:string-value="CAM_VS0 " calcext:value-type="string">
            <text:p>CAM_VS0 </text:p>
          </table:table-cell>
        </table:table-row>
        <table:table-row table:style-name="ro2">
          <table:table-cell table:formula="of:=[$'Milk-V Duo S raw pinout'.I14]" office:value-type="float" office:value="24" calcext:value-type="float">
            <text:p>24</text:p>
          </table:table-cell>
          <table:table-cell table:formula="of:=[$'Milk-V Duo S raw pinout'.J14]" office:value-type="string" office:string-value="B16" calcext:value-type="string">
            <text:p>B16</text:p>
          </table:table-cell>
          <table:table-cell table:formula="of:=IF([$'Milk-V Duo S raw pinout'.K14]&lt;&gt;&quot;&quot;;[$'Milk-V Duo S raw pinout'.K14];&quot;&quot;)" office:value-type="string" office:string-value="XGPIOB[16]" calcext:value-type="string">
            <text:p>XGPIOB[16]</text:p>
          </table:table-cell>
          <table:table-cell table:style-name="ce4" table:formula="of:=IF([.C25]&lt;&gt;&quot;&quot;;INDEX([$'SG2000 Mux'.B:.B];MATCH(&quot;*&quot;&amp;[.C25]&amp;&quot;*&quot;;[$'SG2000 Mux'.I:.I];0));&quot;&quot;)" office:value-type="string" office:string-value="VIVO_D5" calcext:value-type="string">
            <text:p>VIVO_D5</text:p>
          </table:table-cell>
          <table:table-cell table:formula="of:=IF([.D25]=&quot;&quot;;&quot;&quot;; VLOOKUP([.D25];[$'SG2000 Mux'.B:.I];8;0))" office:value-type="string" office:string-value="IO VIVO_D5 function select : &#10;    0 : VI2_D[5] &#10;    1 : VI1_D[5] &#10;    2 : VO_D[18] &#10;    3 : XGPIOB[16] (default)&#10;    4 : RMII0_RXD0 &#10;    5 : SPI3_CS_X &#10;    6 : UART2_RX &#10;    7 : CAM_HS0 &#10;    Others : Reserved" calcext:value-type="string">
            <text:p>IO VIVO_D5 function select : </text:p>
            <text:p>    0 : VI2_D[5] </text:p>
            <text:p>    1 : VI1_D[5] </text:p>
            <text:p>    2 : VO_D[18] </text:p>
            <text:p>    3 : XGPIOB[16] (default)</text:p>
            <text:p>    4 : RMII0_RXD0 </text:p>
            <text:p>    5 : SPI3_CS_X </text:p>
            <text:p>    6 : UART2_RX </text:p>
            <text:p>    7 : CAM_HS0 </text:p>
            <text:p>    Others : Reserved</text:p>
          </table:table-cell>
          <table:table-cell/>
          <table:table-cell table:formula="of:=IF([.F25]=&quot;&quot;; &quot;&quot;; REPLACE(IFERROR(&quot;, &quot;&amp;HLOOKUP([.F25]; [.I25:.I25]; 1; 0); &quot;&quot;) &amp;  IFERROR(&quot;, &quot;&amp;HLOOKUP([.F25]; [.J25:.J25]; 1; 0); &quot;&quot;) &amp;  IFERROR(&quot;, &quot;&amp;HLOOKUP([.F25]; [.K25:.K25]; 1; 0); &quot;&quot;) &amp;  IFERROR(&quot;, &quot;&amp;HLOOKUP([.F25]; [.L25:.L25]; 1; 0); &quot;&quot;) &amp;  IFERROR(&quot;, &quot;&amp;HLOOKUP([.F25]; [.M25:.M25]; 1; 0); &quot;&quot;) &amp;  IFERROR(&quot;, &quot;&amp;HLOOKUP([.F25]; [.N25:.N25]; 1; 0); &quot;&quot;) &amp;  IFERROR(&quot;, &quot;&amp;HLOOKUP([.F25]; [.O25:.O25]; 1; 0); &quot;&quot;) &amp;  IFERROR(&quot;, &quot;&amp;HLOOKUP([.F25]; [.P25:.P25]; 1; 0); &quot;&quot;); 1; 2; &quot;&quot;))">
            <text:p/>
          </table:table-cell>
          <table:table-cell table:style-name="ce5" table:formula="of:=IF([.H$1]=&quot;&quot;; &quot;&quot;; REPLACE(IFERROR(&quot;, &quot;&amp;HLOOKUP([.H$1]; [.I25:.I25]; 1; 0); &quot;&quot;) &amp;  IFERROR(&quot;, &quot;&amp;HLOOKUP([.H$1]; [.J25:.J25]; 1; 0); &quot;&quot;) &amp;  IFERROR(&quot;, &quot;&amp;HLOOKUP([.H$1]; [.K25:.K25]; 1; 0); &quot;&quot;) &amp;  IFERROR(&quot;, &quot;&amp;HLOOKUP([.H$1]; [.L25:.L25]; 1; 0); &quot;&quot;) &amp;  IFERROR(&quot;, &quot;&amp;HLOOKUP([.H$1]; [.M25:.M25]; 1; 0); &quot;&quot;) &amp;  IFERROR(&quot;, &quot;&amp;HLOOKUP([.H$1]; [.N25:.N25]; 1; 0); &quot;&quot;) &amp;  IFERROR(&quot;, &quot;&amp;HLOOKUP([.H$1]; [.O25:.O25]; 1; 0); &quot;&quot;) &amp;  IFERROR(&quot;, &quot;&amp;HLOOKUP([.H$1]; [.P25:.P25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25];SEARCH([.I$1]&amp;&quot; : &quot;;[.$E25]) + 4; SEARCH(&quot;&#10;&quot;;[.$E25]; SEARCH([.I$1]&amp;&quot; : &quot;;[.$E25])) - SEARCH([.I$1]&amp;&quot; : &quot;;[.$E25]) - 4);&quot;&quot;)" office:value-type="string" office:string-value="VI2_D[5] " calcext:value-type="string">
            <text:p>VI2_D[5] </text:p>
          </table:table-cell>
          <table:table-cell table:style-name="ce7" table:formula="of:=IFERROR(MID([.$E25];SEARCH([.J$1]&amp;&quot; : &quot;;[.$E25]) + 4; SEARCH(&quot;&#10;&quot;;[.$E25]; SEARCH([.J$1]&amp;&quot; : &quot;;[.$E25])) - SEARCH([.J$1]&amp;&quot; : &quot;;[.$E25]) - 4);&quot;&quot;)" office:value-type="string" office:string-value="VI1_D[5] " calcext:value-type="string">
            <text:p>VI1_D[5] </text:p>
          </table:table-cell>
          <table:table-cell table:style-name="ce7" table:formula="of:=IFERROR(MID([.$E25];SEARCH([.K$1]&amp;&quot; : &quot;;[.$E25]) + 4; SEARCH(&quot;&#10;&quot;;[.$E25]; SEARCH([.K$1]&amp;&quot; : &quot;;[.$E25])) - SEARCH([.K$1]&amp;&quot; : &quot;;[.$E25]) - 4);&quot;&quot;)" office:value-type="string" office:string-value="VO_D[18] " calcext:value-type="string">
            <text:p>VO_D[18] </text:p>
          </table:table-cell>
          <table:table-cell table:style-name="ce7" table:formula="of:=IFERROR(MID([.$E25];SEARCH([.L$1]&amp;&quot; : &quot;;[.$E25]) + 4; SEARCH(&quot;&#10;&quot;;[.$E25]; SEARCH([.L$1]&amp;&quot; : &quot;;[.$E25])) - SEARCH([.L$1]&amp;&quot; : &quot;;[.$E25]) - 4);&quot;&quot;)" office:value-type="string" office:string-value="XGPIOB[16] (default)" calcext:value-type="string">
            <text:p>XGPIOB[16] (default)</text:p>
          </table:table-cell>
          <table:table-cell table:style-name="ce7" table:formula="of:=IFERROR(MID([.$E25];SEARCH([.M$1]&amp;&quot; : &quot;;[.$E25]) + 4; SEARCH(&quot;&#10;&quot;;[.$E25]; SEARCH([.M$1]&amp;&quot; : &quot;;[.$E25])) - SEARCH([.M$1]&amp;&quot; : &quot;;[.$E25]) - 4);&quot;&quot;)" office:value-type="string" office:string-value="RMII0_RXD0 " calcext:value-type="string">
            <text:p>RMII0_RXD0 </text:p>
          </table:table-cell>
          <table:table-cell table:style-name="ce7" table:formula="of:=IFERROR(MID([.$E25];SEARCH([.N$1]&amp;&quot; : &quot;;[.$E25]) + 4; SEARCH(&quot;&#10;&quot;;[.$E25]; SEARCH([.N$1]&amp;&quot; : &quot;;[.$E25])) - SEARCH([.N$1]&amp;&quot; : &quot;;[.$E25]) - 4);&quot;&quot;)" office:value-type="string" office:string-value="SPI3_CS_X " calcext:value-type="string">
            <text:p>SPI3_CS_X </text:p>
          </table:table-cell>
          <table:table-cell table:style-name="ce7" table:formula="of:=IFERROR(MID([.$E25];SEARCH([.O$1]&amp;&quot; : &quot;;[.$E25]) + 4; SEARCH(&quot;&#10;&quot;;[.$E25]; SEARCH([.O$1]&amp;&quot; : &quot;;[.$E25])) - SEARCH([.O$1]&amp;&quot; : &quot;;[.$E25]) - 4);&quot;&quot;)" office:value-type="string" office:string-value="UART2_RX " calcext:value-type="string">
            <text:p>UART2_RX </text:p>
          </table:table-cell>
          <table:table-cell table:style-name="ce7" table:formula="of:=IFERROR(MID([.$E25];SEARCH([.P$1]&amp;&quot; : &quot;;[.$E25]) + 4; SEARCH(&quot;&#10;&quot;;[.$E25]; SEARCH([.P$1]&amp;&quot; : &quot;;[.$E25])) - SEARCH([.P$1]&amp;&quot; : &quot;;[.$E25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H15]" office:value-type="float" office:value="25" calcext:value-type="float">
            <text:p>25</text:p>
          </table:table-cell>
          <table:table-cell table:formula="of:=[$'Milk-V Duo S raw pinout'.G15]" office:value-type="string" office:string-value="GND" calcext:value-type="string">
            <text:p>GND</text:p>
          </table:table-cell>
          <table:table-cell table:formula="of:=IF([$'Milk-V Duo S raw pinout'.F15]&lt;&gt;&quot;&quot;;[$'Milk-V Duo S raw pinout'.F15];&quot;&quot;)">
            <text:p/>
          </table:table-cell>
          <table:table-cell table:style-name="ce4" table:formula="of:=IF([.C26]&lt;&gt;&quot;&quot;;INDEX([$'SG2000 Mux'.B:.B];MATCH(&quot;*&quot;&amp;[.C26]&amp;&quot;*&quot;;[$'SG2000 Mux'.I:.I];0));&quot;&quot;)">
            <text:p/>
          </table:table-cell>
          <table:table-cell table:formula="of:=IF([.D26]=&quot;&quot;;&quot;&quot;; VLOOKUP([.D26];[$'SG2000 Mux'.B:.I];8;0))">
            <text:p/>
          </table:table-cell>
          <table:table-cell/>
          <table:table-cell table:formula="of:=IF([.F26]=&quot;&quot;; &quot;&quot;; REPLACE(IFERROR(&quot;, &quot;&amp;HLOOKUP([.F26]; [.I26:.I26]; 1; 0); &quot;&quot;) &amp;  IFERROR(&quot;, &quot;&amp;HLOOKUP([.F26]; [.J26:.J26]; 1; 0); &quot;&quot;) &amp;  IFERROR(&quot;, &quot;&amp;HLOOKUP([.F26]; [.K26:.K26]; 1; 0); &quot;&quot;) &amp;  IFERROR(&quot;, &quot;&amp;HLOOKUP([.F26]; [.L26:.L26]; 1; 0); &quot;&quot;) &amp;  IFERROR(&quot;, &quot;&amp;HLOOKUP([.F26]; [.M26:.M26]; 1; 0); &quot;&quot;) &amp;  IFERROR(&quot;, &quot;&amp;HLOOKUP([.F26]; [.N26:.N26]; 1; 0); &quot;&quot;) &amp;  IFERROR(&quot;, &quot;&amp;HLOOKUP([.F26]; [.O26:.O26]; 1; 0); &quot;&quot;) &amp;  IFERROR(&quot;, &quot;&amp;HLOOKUP([.F26]; [.P26:.P26]; 1; 0); &quot;&quot;); 1; 2; &quot;&quot;))">
            <text:p/>
          </table:table-cell>
          <table:table-cell table:style-name="ce5" table:formula="of:=IF([.H$1]=&quot;&quot;; &quot;&quot;; REPLACE(IFERROR(&quot;, &quot;&amp;HLOOKUP([.H$1]; [.I26:.I26]; 1; 0); &quot;&quot;) &amp;  IFERROR(&quot;, &quot;&amp;HLOOKUP([.H$1]; [.J26:.J26]; 1; 0); &quot;&quot;) &amp;  IFERROR(&quot;, &quot;&amp;HLOOKUP([.H$1]; [.K26:.K26]; 1; 0); &quot;&quot;) &amp;  IFERROR(&quot;, &quot;&amp;HLOOKUP([.H$1]; [.L26:.L26]; 1; 0); &quot;&quot;) &amp;  IFERROR(&quot;, &quot;&amp;HLOOKUP([.H$1]; [.M26:.M26]; 1; 0); &quot;&quot;) &amp;  IFERROR(&quot;, &quot;&amp;HLOOKUP([.H$1]; [.N26:.N26]; 1; 0); &quot;&quot;) &amp;  IFERROR(&quot;, &quot;&amp;HLOOKUP([.H$1]; [.O26:.O26]; 1; 0); &quot;&quot;) &amp;  IFERROR(&quot;, &quot;&amp;HLOOKUP([.H$1]; [.P26:.P26]; 1; 0); &quot;&quot;); 1; 2; &quot;&quot;))">
            <text:p/>
          </table:table-cell>
          <table:table-cell table:style-name="ce7" table:formula="of:=IFERROR(MID([.$E26];SEARCH([.I$1]&amp;&quot; : &quot;;[.$E26]) + 4; SEARCH(&quot;&#10;&quot;;[.$E26]; SEARCH([.I$1]&amp;&quot; : &quot;;[.$E26])) - SEARCH([.I$1]&amp;&quot; : &quot;;[.$E26]) - 4);&quot;&quot;)">
            <text:p/>
          </table:table-cell>
          <table:table-cell table:style-name="ce7" table:formula="of:=IFERROR(MID([.$E26];SEARCH([.J$1]&amp;&quot; : &quot;;[.$E26]) + 4; SEARCH(&quot;&#10;&quot;;[.$E26]; SEARCH([.J$1]&amp;&quot; : &quot;;[.$E26])) - SEARCH([.J$1]&amp;&quot; : &quot;;[.$E26]) - 4);&quot;&quot;)">
            <text:p/>
          </table:table-cell>
          <table:table-cell table:style-name="ce7" table:formula="of:=IFERROR(MID([.$E26];SEARCH([.K$1]&amp;&quot; : &quot;;[.$E26]) + 4; SEARCH(&quot;&#10;&quot;;[.$E26]; SEARCH([.K$1]&amp;&quot; : &quot;;[.$E26])) - SEARCH([.K$1]&amp;&quot; : &quot;;[.$E26]) - 4);&quot;&quot;)">
            <text:p/>
          </table:table-cell>
          <table:table-cell table:style-name="ce7" table:formula="of:=IFERROR(MID([.$E26];SEARCH([.L$1]&amp;&quot; : &quot;;[.$E26]) + 4; SEARCH(&quot;&#10;&quot;;[.$E26]; SEARCH([.L$1]&amp;&quot; : &quot;;[.$E26])) - SEARCH([.L$1]&amp;&quot; : &quot;;[.$E26]) - 4);&quot;&quot;)">
            <text:p/>
          </table:table-cell>
          <table:table-cell table:style-name="ce7" table:formula="of:=IFERROR(MID([.$E26];SEARCH([.M$1]&amp;&quot; : &quot;;[.$E26]) + 4; SEARCH(&quot;&#10;&quot;;[.$E26]; SEARCH([.M$1]&amp;&quot; : &quot;;[.$E26])) - SEARCH([.M$1]&amp;&quot; : &quot;;[.$E26]) - 4);&quot;&quot;)">
            <text:p/>
          </table:table-cell>
          <table:table-cell table:style-name="ce7" table:formula="of:=IFERROR(MID([.$E26];SEARCH([.N$1]&amp;&quot; : &quot;;[.$E26]) + 4; SEARCH(&quot;&#10;&quot;;[.$E26]; SEARCH([.N$1]&amp;&quot; : &quot;;[.$E26])) - SEARCH([.N$1]&amp;&quot; : &quot;;[.$E26]) - 4);&quot;&quot;)">
            <text:p/>
          </table:table-cell>
          <table:table-cell table:style-name="ce7" table:formula="of:=IFERROR(MID([.$E26];SEARCH([.O$1]&amp;&quot; : &quot;;[.$E26]) + 4; SEARCH(&quot;&#10;&quot;;[.$E26]; SEARCH([.O$1]&amp;&quot; : &quot;;[.$E26])) - SEARCH([.O$1]&amp;&quot; : &quot;;[.$E26]) - 4);&quot;&quot;)">
            <text:p/>
          </table:table-cell>
          <table:table-cell table:style-name="ce7" table:formula="of:=IFERROR(MID([.$E26];SEARCH([.P$1]&amp;&quot; : &quot;;[.$E26]) + 4; SEARCH(&quot;&#10;&quot;;[.$E26]; SEARCH([.P$1]&amp;&quot; : &quot;;[.$E26])) - SEARCH([.P$1]&amp;&quot; : &quot;;[.$E26]) - 4);&quot;&quot;)">
            <text:p/>
          </table:table-cell>
        </table:table-row>
        <table:table-row table:style-name="ro2">
          <table:table-cell table:formula="of:=[$'Milk-V Duo S raw pinout'.I15]" office:value-type="float" office:value="26" calcext:value-type="float">
            <text:p>26</text:p>
          </table:table-cell>
          <table:table-cell table:formula="of:=[$'Milk-V Duo S raw pinout'.J15]" office:value-type="string" office:string-value="A28" calcext:value-type="string">
            <text:p>A28</text:p>
          </table:table-cell>
          <table:table-cell table:formula="of:=IF([$'Milk-V Duo S raw pinout'.K15]&lt;&gt;&quot;&quot;;[$'Milk-V Duo S raw pinout'.K15];&quot;&quot;)" office:value-type="string" office:string-value="XGPIOA[28]" calcext:value-type="string">
            <text:p>XGPIOA[28]</text:p>
          </table:table-cell>
          <table:table-cell table:style-name="ce4" table:formula="of:=IF([.C27]&lt;&gt;&quot;&quot;;INDEX([$'SG2000 Mux'.B:.B];MATCH(&quot;*&quot;&amp;[.C27]&amp;&quot;*&quot;;[$'SG2000 Mux'.I:.I];0));&quot;&quot;)" office:value-type="string" office:string-value="IIC0_SCL" calcext:value-type="string">
            <text:p>IIC0_SCL</text:p>
          </table:table-cell>
          <table:table-cell table:formula="of:=IF([.D27]=&quot;&quot;;&quot;&quot;; VLOOKUP([.D27];[$'SG2000 Mux'.B:.I];8;0))" office:value-type="string" office:string-value="IO IIC0_SCL function select : &#10;    0 : CR_4WTDI (default)&#10;    1 : UART1_TX &#10;    2 : UART2_TX &#10;    3 : XGPIOA[28] &#10;    5 : WG0_D0 &#10;    7 : DBG[10] &#10;    Others : Reserved" calcext:value-type="string">
            <text:p>IO IIC0_SCL function select : </text:p>
            <text:p>    0 : CR_4WTDI (default)</text:p>
            <text:p>    1 : UART1_TX </text:p>
            <text:p>    2 : UART2_TX </text:p>
            <text:p>    3 : XGPIOA[28] </text:p>
            <text:p>    5 : WG0_D0 </text:p>
            <text:p>    7 : DBG[10] </text:p>
            <text:p>    Others : Reserved</text:p>
          </table:table-cell>
          <table:table-cell/>
          <table:table-cell table:formula="of:=IF([.F27]=&quot;&quot;; &quot;&quot;; REPLACE(IFERROR(&quot;, &quot;&amp;HLOOKUP([.F27]; [.I27:.I27]; 1; 0); &quot;&quot;) &amp;  IFERROR(&quot;, &quot;&amp;HLOOKUP([.F27]; [.J27:.J27]; 1; 0); &quot;&quot;) &amp;  IFERROR(&quot;, &quot;&amp;HLOOKUP([.F27]; [.K27:.K27]; 1; 0); &quot;&quot;) &amp;  IFERROR(&quot;, &quot;&amp;HLOOKUP([.F27]; [.L27:.L27]; 1; 0); &quot;&quot;) &amp;  IFERROR(&quot;, &quot;&amp;HLOOKUP([.F27]; [.M27:.M27]; 1; 0); &quot;&quot;) &amp;  IFERROR(&quot;, &quot;&amp;HLOOKUP([.F27]; [.N27:.N27]; 1; 0); &quot;&quot;) &amp;  IFERROR(&quot;, &quot;&amp;HLOOKUP([.F27]; [.O27:.O27]; 1; 0); &quot;&quot;) &amp;  IFERROR(&quot;, &quot;&amp;HLOOKUP([.F27]; [.P27:.P27]; 1; 0); &quot;&quot;); 1; 2; &quot;&quot;))">
            <text:p/>
          </table:table-cell>
          <table:table-cell table:style-name="ce5" table:formula="of:=IF([.H$1]=&quot;&quot;; &quot;&quot;; REPLACE(IFERROR(&quot;, &quot;&amp;HLOOKUP([.H$1]; [.I27:.I27]; 1; 0); &quot;&quot;) &amp;  IFERROR(&quot;, &quot;&amp;HLOOKUP([.H$1]; [.J27:.J27]; 1; 0); &quot;&quot;) &amp;  IFERROR(&quot;, &quot;&amp;HLOOKUP([.H$1]; [.K27:.K27]; 1; 0); &quot;&quot;) &amp;  IFERROR(&quot;, &quot;&amp;HLOOKUP([.H$1]; [.L27:.L27]; 1; 0); &quot;&quot;) &amp;  IFERROR(&quot;, &quot;&amp;HLOOKUP([.H$1]; [.M27:.M27]; 1; 0); &quot;&quot;) &amp;  IFERROR(&quot;, &quot;&amp;HLOOKUP([.H$1]; [.N27:.N27]; 1; 0); &quot;&quot;) &amp;  IFERROR(&quot;, &quot;&amp;HLOOKUP([.H$1]; [.O27:.O27]; 1; 0); &quot;&quot;) &amp;  IFERROR(&quot;, &quot;&amp;HLOOKUP([.H$1]; [.P27:.P27]; 1; 0); &quot;&quot;); 1; 2; &quot;&quot;))" office:value-type="string" office:string-value="UART1_TX , UART2_TX " calcext:value-type="string">
            <text:p>UART1_TX , UART2_TX </text:p>
          </table:table-cell>
          <table:table-cell table:style-name="ce7" table:formula="of:=IFERROR(MID([.$E27];SEARCH([.I$1]&amp;&quot; : &quot;;[.$E27]) + 4; SEARCH(&quot;&#10;&quot;;[.$E27]; SEARCH([.I$1]&amp;&quot; : &quot;;[.$E27])) - SEARCH([.I$1]&amp;&quot; : &quot;;[.$E27]) - 4);&quot;&quot;)" office:value-type="string" office:string-value="CR_4WTDI (default)" calcext:value-type="string">
            <text:p>CR_4WTDI (default)</text:p>
          </table:table-cell>
          <table:table-cell table:style-name="ce7" table:formula="of:=IFERROR(MID([.$E27];SEARCH([.J$1]&amp;&quot; : &quot;;[.$E27]) + 4; SEARCH(&quot;&#10;&quot;;[.$E27]; SEARCH([.J$1]&amp;&quot; : &quot;;[.$E27])) - SEARCH([.J$1]&amp;&quot; : &quot;;[.$E27]) - 4);&quot;&quot;)" office:value-type="string" office:string-value="UART1_TX " calcext:value-type="string">
            <text:p>UART1_TX </text:p>
          </table:table-cell>
          <table:table-cell table:style-name="ce7" table:formula="of:=IFERROR(MID([.$E27];SEARCH([.K$1]&amp;&quot; : &quot;;[.$E27]) + 4; SEARCH(&quot;&#10;&quot;;[.$E27]; SEARCH([.K$1]&amp;&quot; : &quot;;[.$E27])) - SEARCH([.K$1]&amp;&quot; : &quot;;[.$E27]) - 4);&quot;&quot;)" office:value-type="string" office:string-value="UART2_TX " calcext:value-type="string">
            <text:p>UART2_TX </text:p>
          </table:table-cell>
          <table:table-cell table:style-name="ce7" table:formula="of:=IFERROR(MID([.$E27];SEARCH([.L$1]&amp;&quot; : &quot;;[.$E27]) + 4; SEARCH(&quot;&#10;&quot;;[.$E27]; SEARCH([.L$1]&amp;&quot; : &quot;;[.$E27])) - SEARCH([.L$1]&amp;&quot; : &quot;;[.$E27]) - 4);&quot;&quot;)" office:value-type="string" office:string-value="XGPIOA[28] " calcext:value-type="string">
            <text:p>XGPIOA[28] </text:p>
          </table:table-cell>
          <table:table-cell table:style-name="ce7" table:formula="of:=IFERROR(MID([.$E27];SEARCH([.M$1]&amp;&quot; : &quot;;[.$E27]) + 4; SEARCH(&quot;&#10;&quot;;[.$E27]; SEARCH([.M$1]&amp;&quot; : &quot;;[.$E27])) - SEARCH([.M$1]&amp;&quot; : &quot;;[.$E27]) - 4);&quot;&quot;)">
            <text:p/>
          </table:table-cell>
          <table:table-cell table:style-name="ce7" table:formula="of:=IFERROR(MID([.$E27];SEARCH([.N$1]&amp;&quot; : &quot;;[.$E27]) + 4; SEARCH(&quot;&#10;&quot;;[.$E27]; SEARCH([.N$1]&amp;&quot; : &quot;;[.$E27])) - SEARCH([.N$1]&amp;&quot; : &quot;;[.$E27]) - 4);&quot;&quot;)" office:value-type="string" office:string-value="WG0_D0 " calcext:value-type="string">
            <text:p>WG0_D0 </text:p>
          </table:table-cell>
          <table:table-cell table:style-name="ce7" table:formula="of:=IFERROR(MID([.$E27];SEARCH([.O$1]&amp;&quot; : &quot;;[.$E27]) + 4; SEARCH(&quot;&#10;&quot;;[.$E27]; SEARCH([.O$1]&amp;&quot; : &quot;;[.$E27])) - SEARCH([.O$1]&amp;&quot; : &quot;;[.$E27]) - 4);&quot;&quot;)">
            <text:p/>
          </table:table-cell>
          <table:table-cell table:style-name="ce7" table:formula="of:=IFERROR(MID([.$E27];SEARCH([.P$1]&amp;&quot; : &quot;;[.$E27]) + 4; SEARCH(&quot;&#10;&quot;;[.$E27]; SEARCH([.P$1]&amp;&quot; : &quot;;[.$E27])) - SEARCH([.P$1]&amp;&quot; : &quot;;[.$E27]) - 4);&quot;&quot;)" office:value-type="string" office:string-value="DBG[10] " calcext:value-type="string">
            <text:p>DBG[10] </text:p>
          </table:table-cell>
        </table:table-row>
        <table:table-row table:style-name="ro2">
          <table:table-cell table:formula="of:=[$'Milk-V Duo S raw pinout'.I28]" office:value-type="float" office:value="27" calcext:value-type="float">
            <text:p>27</text:p>
          </table:table-cell>
          <table:table-cell table:formula="of:=[$'Milk-V Duo S raw pinout'.J28]" office:value-type="string" office:string-value="C13" calcext:value-type="string">
            <text:p>C13</text:p>
          </table:table-cell>
          <table:table-cell table:formula="of:=IF([$'Milk-V Duo S raw pinout'.K28]&lt;&gt;&quot;&quot;;[$'Milk-V Duo S raw pinout'.K28];&quot;&quot;)" office:value-type="string" office:string-value="XGPIOC[13]" calcext:value-type="string">
            <text:p>XGPIOC[13]</text:p>
          </table:table-cell>
          <table:table-cell table:style-name="ce4" table:formula="of:=IF([.C28]&lt;&gt;&quot;&quot;;INDEX([$'SG2000 Mux'.B:.B];MATCH(&quot;*&quot;&amp;[.C28]&amp;&quot;*&quot;;[$'SG2000 Mux'.I:.I];0));&quot;&quot;)" office:value-type="string" office:string-value="PAD_MIPI_TXP0" calcext:value-type="string">
            <text:p>PAD_MIPI_TXP0</text:p>
          </table:table-cell>
          <table:table-cell table:formula="of:=IF([.D28]=&quot;&quot;;&quot;&quot;; VLOOKUP([.D28];[$'SG2000 Mux'.B:.I];8;0))" office:value-type="string" office:string-value="IO PAD_MIPI_TXP0 function select : &#10;    1 : VI0_D[10] &#10;    2 : VO_D[3] &#10;    3 : XGPIOC[13] (default)&#10;    4 : CAM_MCLK0 &#10;    5 : PWM[15] &#10;    6 : CAM_HS0 &#10;    7 : DBG[13] &#10;    Others : Reserved" calcext:value-type="string">
            <text:p>IO PAD_MIPI_TXP0 function select : </text:p>
            <text:p>    1 : VI0_D[10] </text:p>
            <text:p>    2 : VO_D[3] </text:p>
            <text:p>    3 : XGPIOC[13] (default)</text:p>
            <text:p>    4 : CAM_MCLK0 </text:p>
            <text:p>    5 : PWM[15] </text:p>
            <text:p>    6 : CAM_HS0 </text:p>
            <text:p>    7 : DBG[13] </text:p>
            <text:p>    Others : Reserved</text:p>
          </table:table-cell>
          <table:table-cell/>
          <table:table-cell table:formula="of:=IF([.F28]=&quot;&quot;; &quot;&quot;; REPLACE(IFERROR(&quot;, &quot;&amp;HLOOKUP([.F28]; [.I28:.I28]; 1; 0); &quot;&quot;) &amp;  IFERROR(&quot;, &quot;&amp;HLOOKUP([.F28]; [.J28:.J28]; 1; 0); &quot;&quot;) &amp;  IFERROR(&quot;, &quot;&amp;HLOOKUP([.F28]; [.K28:.K28]; 1; 0); &quot;&quot;) &amp;  IFERROR(&quot;, &quot;&amp;HLOOKUP([.F28]; [.L28:.L28]; 1; 0); &quot;&quot;) &amp;  IFERROR(&quot;, &quot;&amp;HLOOKUP([.F28]; [.M28:.M28]; 1; 0); &quot;&quot;) &amp;  IFERROR(&quot;, &quot;&amp;HLOOKUP([.F28]; [.N28:.N28]; 1; 0); &quot;&quot;) &amp;  IFERROR(&quot;, &quot;&amp;HLOOKUP([.F28]; [.O28:.O28]; 1; 0); &quot;&quot;) &amp;  IFERROR(&quot;, &quot;&amp;HLOOKUP([.F28]; [.P28:.P28]; 1; 0); &quot;&quot;); 1; 2; &quot;&quot;))">
            <text:p/>
          </table:table-cell>
          <table:table-cell table:style-name="ce5" table:formula="of:=IF([.H$1]=&quot;&quot;; &quot;&quot;; REPLACE(IFERROR(&quot;, &quot;&amp;HLOOKUP([.H$1]; [.I28:.I28]; 1; 0); &quot;&quot;) &amp;  IFERROR(&quot;, &quot;&amp;HLOOKUP([.H$1]; [.J28:.J28]; 1; 0); &quot;&quot;) &amp;  IFERROR(&quot;, &quot;&amp;HLOOKUP([.H$1]; [.K28:.K28]; 1; 0); &quot;&quot;) &amp;  IFERROR(&quot;, &quot;&amp;HLOOKUP([.H$1]; [.L28:.L28]; 1; 0); &quot;&quot;) &amp;  IFERROR(&quot;, &quot;&amp;HLOOKUP([.H$1]; [.M28:.M28]; 1; 0); &quot;&quot;) &amp;  IFERROR(&quot;, &quot;&amp;HLOOKUP([.H$1]; [.N28:.N28]; 1; 0); &quot;&quot;) &amp;  IFERROR(&quot;, &quot;&amp;HLOOKUP([.H$1]; [.O28:.O28]; 1; 0); &quot;&quot;) &amp;  IFERROR(&quot;, &quot;&amp;HLOOKUP([.H$1]; [.P28:.P28]; 1; 0); &quot;&quot;); 1; 2; &quot;&quot;))">
            <text:p/>
          </table:table-cell>
          <table:table-cell table:style-name="ce7" table:formula="of:=IFERROR(MID([.$E28];SEARCH([.I$1]&amp;&quot; : &quot;;[.$E28]) + 4; SEARCH(&quot;&#10;&quot;;[.$E28]; SEARCH([.I$1]&amp;&quot; : &quot;;[.$E28])) - SEARCH([.I$1]&amp;&quot; : &quot;;[.$E28]) - 4);&quot;&quot;)">
            <text:p/>
          </table:table-cell>
          <table:table-cell table:style-name="ce7" table:formula="of:=IFERROR(MID([.$E28];SEARCH([.J$1]&amp;&quot; : &quot;;[.$E28]) + 4; SEARCH(&quot;&#10;&quot;;[.$E28]; SEARCH([.J$1]&amp;&quot; : &quot;;[.$E28])) - SEARCH([.J$1]&amp;&quot; : &quot;;[.$E28]) - 4);&quot;&quot;)" office:value-type="string" office:string-value="VI0_D[10] " calcext:value-type="string">
            <text:p>VI0_D[10] </text:p>
          </table:table-cell>
          <table:table-cell table:style-name="ce7" table:formula="of:=IFERROR(MID([.$E28];SEARCH([.K$1]&amp;&quot; : &quot;;[.$E28]) + 4; SEARCH(&quot;&#10;&quot;;[.$E28]; SEARCH([.K$1]&amp;&quot; : &quot;;[.$E28])) - SEARCH([.K$1]&amp;&quot; : &quot;;[.$E28]) - 4);&quot;&quot;)" office:value-type="string" office:string-value="VO_D[3] " calcext:value-type="string">
            <text:p>VO_D[3] </text:p>
          </table:table-cell>
          <table:table-cell table:style-name="ce7" table:formula="of:=IFERROR(MID([.$E28];SEARCH([.L$1]&amp;&quot; : &quot;;[.$E28]) + 4; SEARCH(&quot;&#10;&quot;;[.$E28]; SEARCH([.L$1]&amp;&quot; : &quot;;[.$E28])) - SEARCH([.L$1]&amp;&quot; : &quot;;[.$E28]) - 4);&quot;&quot;)" office:value-type="string" office:string-value="XGPIOC[13] (default)" calcext:value-type="string">
            <text:p>XGPIOC[13] (default)</text:p>
          </table:table-cell>
          <table:table-cell table:style-name="ce7" table:formula="of:=IFERROR(MID([.$E28];SEARCH([.M$1]&amp;&quot; : &quot;;[.$E28]) + 4; SEARCH(&quot;&#10;&quot;;[.$E28]; SEARCH([.M$1]&amp;&quot; : &quot;;[.$E28])) - SEARCH([.M$1]&amp;&quot; : &quot;;[.$E28]) - 4);&quot;&quot;)" office:value-type="string" office:string-value="CAM_MCLK0 " calcext:value-type="string">
            <text:p>CAM_MCLK0 </text:p>
          </table:table-cell>
          <table:table-cell table:style-name="ce7" table:formula="of:=IFERROR(MID([.$E28];SEARCH([.N$1]&amp;&quot; : &quot;;[.$E28]) + 4; SEARCH(&quot;&#10;&quot;;[.$E28]; SEARCH([.N$1]&amp;&quot; : &quot;;[.$E28])) - SEARCH([.N$1]&amp;&quot; : &quot;;[.$E28]) - 4);&quot;&quot;)" office:value-type="string" office:string-value="PWM[15] " calcext:value-type="string">
            <text:p>PWM[15] </text:p>
          </table:table-cell>
          <table:table-cell table:style-name="ce7" table:formula="of:=IFERROR(MID([.$E28];SEARCH([.O$1]&amp;&quot; : &quot;;[.$E28]) + 4; SEARCH(&quot;&#10;&quot;;[.$E28]; SEARCH([.O$1]&amp;&quot; : &quot;;[.$E28])) - SEARCH([.O$1]&amp;&quot; : &quot;;[.$E28]) - 4);&quot;&quot;)" office:value-type="string" office:string-value="CAM_HS0 " calcext:value-type="string">
            <text:p>CAM_HS0 </text:p>
          </table:table-cell>
          <table:table-cell table:style-name="ce7" table:formula="of:=IFERROR(MID([.$E28];SEARCH([.P$1]&amp;&quot; : &quot;;[.$E28]) + 4; SEARCH(&quot;&#10;&quot;;[.$E28]; SEARCH([.P$1]&amp;&quot; : &quot;;[.$E28])) - SEARCH([.P$1]&amp;&quot; : &quot;;[.$E28]) - 4);&quot;&quot;)" office:value-type="string" office:string-value="DBG[13] " calcext:value-type="string">
            <text:p>DBG[13] </text:p>
          </table:table-cell>
        </table:table-row>
        <table:table-row table:style-name="ro2">
          <table:table-cell table:formula="of:=[$'Milk-V Duo S raw pinout'.H28]" office:value-type="float" office:value="28" calcext:value-type="float">
            <text:p>28</text:p>
          </table:table-cell>
          <table:table-cell table:formula="of:=[$'Milk-V Duo S raw pinout'.G28]" office:value-type="string" office:string-value="C15" calcext:value-type="string">
            <text:p>C15</text:p>
          </table:table-cell>
          <table:table-cell table:formula="of:=IF([$'Milk-V Duo S raw pinout'.F28]&lt;&gt;&quot;&quot;;[$'Milk-V Duo S raw pinout'.F28];&quot;&quot;)" office:value-type="string" office:string-value="XGPIOC[15]" calcext:value-type="string">
            <text:p>XGPIOC[15]</text:p>
          </table:table-cell>
          <table:table-cell table:style-name="ce4" table:formula="of:=IF([.C29]&lt;&gt;&quot;&quot;;INDEX([$'SG2000 Mux'.B:.B];MATCH(&quot;*&quot;&amp;[.C29]&amp;&quot;*&quot;;[$'SG2000 Mux'.I:.I];0));&quot;&quot;)" office:value-type="string" office:string-value="PAD_MIPI_TXP1" calcext:value-type="string">
            <text:p>PAD_MIPI_TXP1</text:p>
          </table:table-cell>
          <table:table-cell table:formula="of:=IF([.D29]=&quot;&quot;;&quot;&quot;; VLOOKUP([.D29];[$'SG2000 Mux'.B:.I];8;0))" office:value-type="string" office:string-value="IO PAD_MIPI_TXP1 function select : &#10;    0 : CR_2WTCK &#10;    1 : VI0_D[12] &#10;    2 : VO_D[1] &#10;    3 : XGPIOC[15] (default)&#10;    4 : IIC2_SCL &#10;    5 : PWM[11] &#10;    6 : SPI0_SDI &#10;    7 : DBG[15] &#10;    Others : Reserved" calcext:value-type="string">
            <text:p>IO PAD_MIPI_TXP1 function select : </text:p>
            <text:p>    0 : CR_2WTCK </text:p>
            <text:p>    1 : VI0_D[12] </text:p>
            <text:p>    2 : VO_D[1] </text:p>
            <text:p>    3 : XGPIOC[15] (default)</text:p>
            <text:p>    4 : IIC2_SCL </text:p>
            <text:p>    5 : PWM[11] </text:p>
            <text:p>    6 : SPI0_SDI </text:p>
            <text:p>    7 : DBG[15] </text:p>
            <text:p>    Others : Reserved</text:p>
          </table:table-cell>
          <table:table-cell/>
          <table:table-cell table:formula="of:=IF([.F29]=&quot;&quot;; &quot;&quot;; REPLACE(IFERROR(&quot;, &quot;&amp;HLOOKUP([.F29]; [.I29:.I29]; 1; 0); &quot;&quot;) &amp;  IFERROR(&quot;, &quot;&amp;HLOOKUP([.F29]; [.J29:.J29]; 1; 0); &quot;&quot;) &amp;  IFERROR(&quot;, &quot;&amp;HLOOKUP([.F29]; [.K29:.K29]; 1; 0); &quot;&quot;) &amp;  IFERROR(&quot;, &quot;&amp;HLOOKUP([.F29]; [.L29:.L29]; 1; 0); &quot;&quot;) &amp;  IFERROR(&quot;, &quot;&amp;HLOOKUP([.F29]; [.M29:.M29]; 1; 0); &quot;&quot;) &amp;  IFERROR(&quot;, &quot;&amp;HLOOKUP([.F29]; [.N29:.N29]; 1; 0); &quot;&quot;) &amp;  IFERROR(&quot;, &quot;&amp;HLOOKUP([.F29]; [.O29:.O29]; 1; 0); &quot;&quot;) &amp;  IFERROR(&quot;, &quot;&amp;HLOOKUP([.F29]; [.P29:.P29]; 1; 0); &quot;&quot;); 1; 2; &quot;&quot;))">
            <text:p/>
          </table:table-cell>
          <table:table-cell table:style-name="ce5" table:formula="of:=IF([.H$1]=&quot;&quot;; &quot;&quot;; REPLACE(IFERROR(&quot;, &quot;&amp;HLOOKUP([.H$1]; [.I29:.I29]; 1; 0); &quot;&quot;) &amp;  IFERROR(&quot;, &quot;&amp;HLOOKUP([.H$1]; [.J29:.J29]; 1; 0); &quot;&quot;) &amp;  IFERROR(&quot;, &quot;&amp;HLOOKUP([.H$1]; [.K29:.K29]; 1; 0); &quot;&quot;) &amp;  IFERROR(&quot;, &quot;&amp;HLOOKUP([.H$1]; [.L29:.L29]; 1; 0); &quot;&quot;) &amp;  IFERROR(&quot;, &quot;&amp;HLOOKUP([.H$1]; [.M29:.M29]; 1; 0); &quot;&quot;) &amp;  IFERROR(&quot;, &quot;&amp;HLOOKUP([.H$1]; [.N29:.N29]; 1; 0); &quot;&quot;) &amp;  IFERROR(&quot;, &quot;&amp;HLOOKUP([.H$1]; [.O29:.O29]; 1; 0); &quot;&quot;) &amp;  IFERROR(&quot;, &quot;&amp;HLOOKUP([.H$1]; [.P29:.P29]; 1; 0); &quot;&quot;); 1; 2; &quot;&quot;))">
            <text:p/>
          </table:table-cell>
          <table:table-cell table:style-name="ce7" table:formula="of:=IFERROR(MID([.$E29];SEARCH([.I$1]&amp;&quot; : &quot;;[.$E29]) + 4; SEARCH(&quot;&#10;&quot;;[.$E29]; SEARCH([.I$1]&amp;&quot; : &quot;;[.$E29])) - SEARCH([.I$1]&amp;&quot; : &quot;;[.$E29]) - 4);&quot;&quot;)" office:value-type="string" office:string-value="CR_2WTCK " calcext:value-type="string">
            <text:p>CR_2WTCK </text:p>
          </table:table-cell>
          <table:table-cell table:style-name="ce7" table:formula="of:=IFERROR(MID([.$E29];SEARCH([.J$1]&amp;&quot; : &quot;;[.$E29]) + 4; SEARCH(&quot;&#10;&quot;;[.$E29]; SEARCH([.J$1]&amp;&quot; : &quot;;[.$E29])) - SEARCH([.J$1]&amp;&quot; : &quot;;[.$E29]) - 4);&quot;&quot;)" office:value-type="string" office:string-value="VI0_D[12] " calcext:value-type="string">
            <text:p>VI0_D[12] </text:p>
          </table:table-cell>
          <table:table-cell table:style-name="ce7" table:formula="of:=IFERROR(MID([.$E29];SEARCH([.K$1]&amp;&quot; : &quot;;[.$E29]) + 4; SEARCH(&quot;&#10;&quot;;[.$E29]; SEARCH([.K$1]&amp;&quot; : &quot;;[.$E29])) - SEARCH([.K$1]&amp;&quot; : &quot;;[.$E29]) - 4);&quot;&quot;)" office:value-type="string" office:string-value="VO_D[1] " calcext:value-type="string">
            <text:p>VO_D[1] </text:p>
          </table:table-cell>
          <table:table-cell table:style-name="ce7" table:formula="of:=IFERROR(MID([.$E29];SEARCH([.L$1]&amp;&quot; : &quot;;[.$E29]) + 4; SEARCH(&quot;&#10;&quot;;[.$E29]; SEARCH([.L$1]&amp;&quot; : &quot;;[.$E29])) - SEARCH([.L$1]&amp;&quot; : &quot;;[.$E29]) - 4);&quot;&quot;)" office:value-type="string" office:string-value="XGPIOC[15] (default)" calcext:value-type="string">
            <text:p>XGPIOC[15] (default)</text:p>
          </table:table-cell>
          <table:table-cell table:style-name="ce7" table:formula="of:=IFERROR(MID([.$E29];SEARCH([.M$1]&amp;&quot; : &quot;;[.$E29]) + 4; SEARCH(&quot;&#10;&quot;;[.$E29]; SEARCH([.M$1]&amp;&quot; : &quot;;[.$E29])) - SEARCH([.M$1]&amp;&quot; : &quot;;[.$E29]) - 4);&quot;&quot;)" office:value-type="string" office:string-value="IIC2_SCL " calcext:value-type="string">
            <text:p>IIC2_SCL </text:p>
          </table:table-cell>
          <table:table-cell table:style-name="ce7" table:formula="of:=IFERROR(MID([.$E29];SEARCH([.N$1]&amp;&quot; : &quot;;[.$E29]) + 4; SEARCH(&quot;&#10;&quot;;[.$E29]; SEARCH([.N$1]&amp;&quot; : &quot;;[.$E29])) - SEARCH([.N$1]&amp;&quot; : &quot;;[.$E29]) - 4);&quot;&quot;)" office:value-type="string" office:string-value="PWM[11] " calcext:value-type="string">
            <text:p>PWM[11] </text:p>
          </table:table-cell>
          <table:table-cell table:style-name="ce7" table:formula="of:=IFERROR(MID([.$E29];SEARCH([.O$1]&amp;&quot; : &quot;;[.$E29]) + 4; SEARCH(&quot;&#10;&quot;;[.$E29]; SEARCH([.O$1]&amp;&quot; : &quot;;[.$E29])) - SEARCH([.O$1]&amp;&quot; : &quot;;[.$E29]) - 4);&quot;&quot;)" office:value-type="string" office:string-value="SPI0_SDI " calcext:value-type="string">
            <text:p>SPI0_SDI </text:p>
          </table:table-cell>
          <table:table-cell table:style-name="ce7" table:formula="of:=IFERROR(MID([.$E29];SEARCH([.P$1]&amp;&quot; : &quot;;[.$E29]) + 4; SEARCH(&quot;&#10;&quot;;[.$E29]; SEARCH([.P$1]&amp;&quot; : &quot;;[.$E29])) - SEARCH([.P$1]&amp;&quot; : &quot;;[.$E29]) - 4);&quot;&quot;)" office:value-type="string" office:string-value="DBG[15] " calcext:value-type="string">
            <text:p>DBG[15] </text:p>
          </table:table-cell>
        </table:table-row>
        <table:table-row table:style-name="ro2">
          <table:table-cell table:formula="of:=[$'Milk-V Duo S raw pinout'.I27]" office:value-type="float" office:value="29" calcext:value-type="float">
            <text:p>29</text:p>
          </table:table-cell>
          <table:table-cell table:formula="of:=[$'Milk-V Duo S raw pinout'.J27]" office:value-type="string" office:string-value="C12" calcext:value-type="string">
            <text:p>C12</text:p>
          </table:table-cell>
          <table:table-cell table:formula="of:=IF([$'Milk-V Duo S raw pinout'.K27]&lt;&gt;&quot;&quot;;[$'Milk-V Duo S raw pinout'.K27];&quot;&quot;)" office:value-type="string" office:string-value="XGPIOC[12]" calcext:value-type="string">
            <text:p>XGPIOC[12]</text:p>
          </table:table-cell>
          <table:table-cell table:style-name="ce4" table:formula="of:=IF([.C30]&lt;&gt;&quot;&quot;;INDEX([$'SG2000 Mux'.B:.B];MATCH(&quot;*&quot;&amp;[.C30]&amp;&quot;*&quot;;[$'SG2000 Mux'.I:.I];0));&quot;&quot;)" office:value-type="string" office:string-value="PAD_MIPI_TXM0" calcext:value-type="string">
            <text:p>PAD_MIPI_TXM0</text:p>
          </table:table-cell>
          <table:table-cell table:formula="of:=IF([.D30]=&quot;&quot;;&quot;&quot;; VLOOKUP([.D30];[$'SG2000 Mux'.B:.I];8;0))" office:value-type="string" office:string-value="IO PAD_MIPI_TXM0 function select : &#10;    1 : VI0_D[9] &#10;    2 : VO_D[4] &#10;    3 : XGPIOC[12] (default)&#10;    4 : CAM_MCLK1 &#10;    5 : PWM[14] &#10;    6 : CAM_VS0 &#10;    7 : DBG[12] &#10;    Others : Reserved" calcext:value-type="string">
            <text:p>IO PAD_MIPI_TXM0 function select : </text:p>
            <text:p>    1 : VI0_D[9] </text:p>
            <text:p>    2 : VO_D[4] </text:p>
            <text:p>    3 : XGPIOC[12] (default)</text:p>
            <text:p>    4 : CAM_MCLK1 </text:p>
            <text:p>    5 : PWM[14] </text:p>
            <text:p>    6 : CAM_VS0 </text:p>
            <text:p>    7 : DBG[12] </text:p>
            <text:p>    Others : Reserved</text:p>
          </table:table-cell>
          <table:table-cell/>
          <table:table-cell table:formula="of:=IF([.F30]=&quot;&quot;; &quot;&quot;; REPLACE(IFERROR(&quot;, &quot;&amp;HLOOKUP([.F30]; [.I30:.I30]; 1; 0); &quot;&quot;) &amp;  IFERROR(&quot;, &quot;&amp;HLOOKUP([.F30]; [.J30:.J30]; 1; 0); &quot;&quot;) &amp;  IFERROR(&quot;, &quot;&amp;HLOOKUP([.F30]; [.K30:.K30]; 1; 0); &quot;&quot;) &amp;  IFERROR(&quot;, &quot;&amp;HLOOKUP([.F30]; [.L30:.L30]; 1; 0); &quot;&quot;) &amp;  IFERROR(&quot;, &quot;&amp;HLOOKUP([.F30]; [.M30:.M30]; 1; 0); &quot;&quot;) &amp;  IFERROR(&quot;, &quot;&amp;HLOOKUP([.F30]; [.N30:.N30]; 1; 0); &quot;&quot;) &amp;  IFERROR(&quot;, &quot;&amp;HLOOKUP([.F30]; [.O30:.O30]; 1; 0); &quot;&quot;) &amp;  IFERROR(&quot;, &quot;&amp;HLOOKUP([.F30]; [.P30:.P30]; 1; 0); &quot;&quot;); 1; 2; &quot;&quot;))">
            <text:p/>
          </table:table-cell>
          <table:table-cell table:style-name="ce5" table:formula="of:=IF([.H$1]=&quot;&quot;; &quot;&quot;; REPLACE(IFERROR(&quot;, &quot;&amp;HLOOKUP([.H$1]; [.I30:.I30]; 1; 0); &quot;&quot;) &amp;  IFERROR(&quot;, &quot;&amp;HLOOKUP([.H$1]; [.J30:.J30]; 1; 0); &quot;&quot;) &amp;  IFERROR(&quot;, &quot;&amp;HLOOKUP([.H$1]; [.K30:.K30]; 1; 0); &quot;&quot;) &amp;  IFERROR(&quot;, &quot;&amp;HLOOKUP([.H$1]; [.L30:.L30]; 1; 0); &quot;&quot;) &amp;  IFERROR(&quot;, &quot;&amp;HLOOKUP([.H$1]; [.M30:.M30]; 1; 0); &quot;&quot;) &amp;  IFERROR(&quot;, &quot;&amp;HLOOKUP([.H$1]; [.N30:.N30]; 1; 0); &quot;&quot;) &amp;  IFERROR(&quot;, &quot;&amp;HLOOKUP([.H$1]; [.O30:.O30]; 1; 0); &quot;&quot;) &amp;  IFERROR(&quot;, &quot;&amp;HLOOKUP([.H$1]; [.P30:.P30]; 1; 0); &quot;&quot;); 1; 2; &quot;&quot;))">
            <text:p/>
          </table:table-cell>
          <table:table-cell table:style-name="ce7" table:formula="of:=IFERROR(MID([.$E30];SEARCH([.I$1]&amp;&quot; : &quot;;[.$E30]) + 4; SEARCH(&quot;&#10;&quot;;[.$E30]; SEARCH([.I$1]&amp;&quot; : &quot;;[.$E30])) - SEARCH([.I$1]&amp;&quot; : &quot;;[.$E30]) - 4);&quot;&quot;)">
            <text:p/>
          </table:table-cell>
          <table:table-cell table:style-name="ce7" table:formula="of:=IFERROR(MID([.$E30];SEARCH([.J$1]&amp;&quot; : &quot;;[.$E30]) + 4; SEARCH(&quot;&#10;&quot;;[.$E30]; SEARCH([.J$1]&amp;&quot; : &quot;;[.$E30])) - SEARCH([.J$1]&amp;&quot; : &quot;;[.$E30]) - 4);&quot;&quot;)" office:value-type="string" office:string-value="VI0_D[9] " calcext:value-type="string">
            <text:p>VI0_D[9] </text:p>
          </table:table-cell>
          <table:table-cell table:style-name="ce7" table:formula="of:=IFERROR(MID([.$E30];SEARCH([.K$1]&amp;&quot; : &quot;;[.$E30]) + 4; SEARCH(&quot;&#10;&quot;;[.$E30]; SEARCH([.K$1]&amp;&quot; : &quot;;[.$E30])) - SEARCH([.K$1]&amp;&quot; : &quot;;[.$E30]) - 4);&quot;&quot;)" office:value-type="string" office:string-value="VO_D[4] " calcext:value-type="string">
            <text:p>VO_D[4] </text:p>
          </table:table-cell>
          <table:table-cell table:style-name="ce7" table:formula="of:=IFERROR(MID([.$E30];SEARCH([.L$1]&amp;&quot; : &quot;;[.$E30]) + 4; SEARCH(&quot;&#10;&quot;;[.$E30]; SEARCH([.L$1]&amp;&quot; : &quot;;[.$E30])) - SEARCH([.L$1]&amp;&quot; : &quot;;[.$E30]) - 4);&quot;&quot;)" office:value-type="string" office:string-value="XGPIOC[12] (default)" calcext:value-type="string">
            <text:p>XGPIOC[12] (default)</text:p>
          </table:table-cell>
          <table:table-cell table:style-name="ce7" table:formula="of:=IFERROR(MID([.$E30];SEARCH([.M$1]&amp;&quot; : &quot;;[.$E30]) + 4; SEARCH(&quot;&#10;&quot;;[.$E30]; SEARCH([.M$1]&amp;&quot; : &quot;;[.$E30])) - SEARCH([.M$1]&amp;&quot; : &quot;;[.$E30]) - 4);&quot;&quot;)" office:value-type="string" office:string-value="CAM_MCLK1 " calcext:value-type="string">
            <text:p>CAM_MCLK1 </text:p>
          </table:table-cell>
          <table:table-cell table:style-name="ce7" table:formula="of:=IFERROR(MID([.$E30];SEARCH([.N$1]&amp;&quot; : &quot;;[.$E30]) + 4; SEARCH(&quot;&#10;&quot;;[.$E30]; SEARCH([.N$1]&amp;&quot; : &quot;;[.$E30])) - SEARCH([.N$1]&amp;&quot; : &quot;;[.$E30]) - 4);&quot;&quot;)" office:value-type="string" office:string-value="PWM[14] " calcext:value-type="string">
            <text:p>PWM[14] </text:p>
          </table:table-cell>
          <table:table-cell table:style-name="ce7" table:formula="of:=IFERROR(MID([.$E30];SEARCH([.O$1]&amp;&quot; : &quot;;[.$E30]) + 4; SEARCH(&quot;&#10;&quot;;[.$E30]; SEARCH([.O$1]&amp;&quot; : &quot;;[.$E30])) - SEARCH([.O$1]&amp;&quot; : &quot;;[.$E30]) - 4);&quot;&quot;)" office:value-type="string" office:string-value="CAM_VS0 " calcext:value-type="string">
            <text:p>CAM_VS0 </text:p>
          </table:table-cell>
          <table:table-cell table:style-name="ce7" table:formula="of:=IFERROR(MID([.$E30];SEARCH([.P$1]&amp;&quot; : &quot;;[.$E30]) + 4; SEARCH(&quot;&#10;&quot;;[.$E30]; SEARCH([.P$1]&amp;&quot; : &quot;;[.$E30])) - SEARCH([.P$1]&amp;&quot; : &quot;;[.$E30]) - 4);&quot;&quot;)" office:value-type="string" office:string-value="DBG[12] " calcext:value-type="string">
            <text:p>DBG[12] </text:p>
          </table:table-cell>
        </table:table-row>
        <table:table-row table:style-name="ro2">
          <table:table-cell table:formula="of:=[$'Milk-V Duo S raw pinout'.H27]" office:value-type="float" office:value="30" calcext:value-type="float">
            <text:p>30</text:p>
          </table:table-cell>
          <table:table-cell table:formula="of:=[$'Milk-V Duo S raw pinout'.G27]" office:value-type="string" office:string-value="C14" calcext:value-type="string">
            <text:p>C14</text:p>
          </table:table-cell>
          <table:table-cell table:formula="of:=IF([$'Milk-V Duo S raw pinout'.F27]&lt;&gt;&quot;&quot;;[$'Milk-V Duo S raw pinout'.F27];&quot;&quot;)" office:value-type="string" office:string-value="XGPIOC[14]" calcext:value-type="string">
            <text:p>XGPIOC[14]</text:p>
          </table:table-cell>
          <table:table-cell table:style-name="ce4" table:formula="of:=IF([.C31]&lt;&gt;&quot;&quot;;INDEX([$'SG2000 Mux'.B:.B];MATCH(&quot;*&quot;&amp;[.C31]&amp;&quot;*&quot;;[$'SG2000 Mux'.I:.I];0));&quot;&quot;)" office:value-type="string" office:string-value="PAD_MIPI_TXM1" calcext:value-type="string">
            <text:p>PAD_MIPI_TXM1</text:p>
          </table:table-cell>
          <table:table-cell table:formula="of:=IF([.D31]=&quot;&quot;;&quot;&quot;; VLOOKUP([.D31];[$'SG2000 Mux'.B:.I];8;0))" office:value-type="string" office:string-value="IO PAD_MIPI_TXM1 function select : &#10;    0 : CR_2WTMS &#10;    1 : VI0_D[11] &#10;    2 : VO_D[2] &#10;    3 : XGPIOC[14] (default)&#10;    4 : IIC2_SDA &#10;    5 : PWM[10] &#10;    6 : SPI0_SDO &#10;    7 : DBG[14] &#10;    Others : Reserved" calcext:value-type="string">
            <text:p>IO PAD_MIPI_TXM1 function select : </text:p>
            <text:p>    0 : CR_2WTMS </text:p>
            <text:p>    1 : VI0_D[11] </text:p>
            <text:p>    2 : VO_D[2] </text:p>
            <text:p>    3 : XGPIOC[14] (default)</text:p>
            <text:p>    4 : IIC2_SDA </text:p>
            <text:p>    5 : PWM[10] </text:p>
            <text:p>    6 : SPI0_SDO </text:p>
            <text:p>    7 : DBG[14] </text:p>
            <text:p>    Others : Reserved</text:p>
          </table:table-cell>
          <table:table-cell/>
          <table:table-cell table:formula="of:=IF([.F31]=&quot;&quot;; &quot;&quot;; REPLACE(IFERROR(&quot;, &quot;&amp;HLOOKUP([.F31]; [.I31:.I31]; 1; 0); &quot;&quot;) &amp;  IFERROR(&quot;, &quot;&amp;HLOOKUP([.F31]; [.J31:.J31]; 1; 0); &quot;&quot;) &amp;  IFERROR(&quot;, &quot;&amp;HLOOKUP([.F31]; [.K31:.K31]; 1; 0); &quot;&quot;) &amp;  IFERROR(&quot;, &quot;&amp;HLOOKUP([.F31]; [.L31:.L31]; 1; 0); &quot;&quot;) &amp;  IFERROR(&quot;, &quot;&amp;HLOOKUP([.F31]; [.M31:.M31]; 1; 0); &quot;&quot;) &amp;  IFERROR(&quot;, &quot;&amp;HLOOKUP([.F31]; [.N31:.N31]; 1; 0); &quot;&quot;) &amp;  IFERROR(&quot;, &quot;&amp;HLOOKUP([.F31]; [.O31:.O31]; 1; 0); &quot;&quot;) &amp;  IFERROR(&quot;, &quot;&amp;HLOOKUP([.F31]; [.P31:.P31]; 1; 0); &quot;&quot;); 1; 2; &quot;&quot;))">
            <text:p/>
          </table:table-cell>
          <table:table-cell table:style-name="ce5" table:formula="of:=IF([.H$1]=&quot;&quot;; &quot;&quot;; REPLACE(IFERROR(&quot;, &quot;&amp;HLOOKUP([.H$1]; [.I31:.I31]; 1; 0); &quot;&quot;) &amp;  IFERROR(&quot;, &quot;&amp;HLOOKUP([.H$1]; [.J31:.J31]; 1; 0); &quot;&quot;) &amp;  IFERROR(&quot;, &quot;&amp;HLOOKUP([.H$1]; [.K31:.K31]; 1; 0); &quot;&quot;) &amp;  IFERROR(&quot;, &quot;&amp;HLOOKUP([.H$1]; [.L31:.L31]; 1; 0); &quot;&quot;) &amp;  IFERROR(&quot;, &quot;&amp;HLOOKUP([.H$1]; [.M31:.M31]; 1; 0); &quot;&quot;) &amp;  IFERROR(&quot;, &quot;&amp;HLOOKUP([.H$1]; [.N31:.N31]; 1; 0); &quot;&quot;) &amp;  IFERROR(&quot;, &quot;&amp;HLOOKUP([.H$1]; [.O31:.O31]; 1; 0); &quot;&quot;) &amp;  IFERROR(&quot;, &quot;&amp;HLOOKUP([.H$1]; [.P31:.P31]; 1; 0); &quot;&quot;); 1; 2; &quot;&quot;))">
            <text:p/>
          </table:table-cell>
          <table:table-cell table:style-name="ce7" table:formula="of:=IFERROR(MID([.$E31];SEARCH([.I$1]&amp;&quot; : &quot;;[.$E31]) + 4; SEARCH(&quot;&#10;&quot;;[.$E31]; SEARCH([.I$1]&amp;&quot; : &quot;;[.$E31])) - SEARCH([.I$1]&amp;&quot; : &quot;;[.$E31]) - 4);&quot;&quot;)" office:value-type="string" office:string-value="CR_2WTMS " calcext:value-type="string">
            <text:p>CR_2WTMS </text:p>
          </table:table-cell>
          <table:table-cell table:style-name="ce7" table:formula="of:=IFERROR(MID([.$E31];SEARCH([.J$1]&amp;&quot; : &quot;;[.$E31]) + 4; SEARCH(&quot;&#10;&quot;;[.$E31]; SEARCH([.J$1]&amp;&quot; : &quot;;[.$E31])) - SEARCH([.J$1]&amp;&quot; : &quot;;[.$E31]) - 4);&quot;&quot;)" office:value-type="string" office:string-value="VI0_D[11] " calcext:value-type="string">
            <text:p>VI0_D[11] </text:p>
          </table:table-cell>
          <table:table-cell table:style-name="ce7" table:formula="of:=IFERROR(MID([.$E31];SEARCH([.K$1]&amp;&quot; : &quot;;[.$E31]) + 4; SEARCH(&quot;&#10;&quot;;[.$E31]; SEARCH([.K$1]&amp;&quot; : &quot;;[.$E31])) - SEARCH([.K$1]&amp;&quot; : &quot;;[.$E31]) - 4);&quot;&quot;)" office:value-type="string" office:string-value="VO_D[2] " calcext:value-type="string">
            <text:p>VO_D[2] </text:p>
          </table:table-cell>
          <table:table-cell table:style-name="ce7" table:formula="of:=IFERROR(MID([.$E31];SEARCH([.L$1]&amp;&quot; : &quot;;[.$E31]) + 4; SEARCH(&quot;&#10;&quot;;[.$E31]; SEARCH([.L$1]&amp;&quot; : &quot;;[.$E31])) - SEARCH([.L$1]&amp;&quot; : &quot;;[.$E31]) - 4);&quot;&quot;)" office:value-type="string" office:string-value="XGPIOC[14] (default)" calcext:value-type="string">
            <text:p>XGPIOC[14] (default)</text:p>
          </table:table-cell>
          <table:table-cell table:style-name="ce7" table:formula="of:=IFERROR(MID([.$E31];SEARCH([.M$1]&amp;&quot; : &quot;;[.$E31]) + 4; SEARCH(&quot;&#10;&quot;;[.$E31]; SEARCH([.M$1]&amp;&quot; : &quot;;[.$E31])) - SEARCH([.M$1]&amp;&quot; : &quot;;[.$E31]) - 4);&quot;&quot;)" office:value-type="string" office:string-value="IIC2_SDA " calcext:value-type="string">
            <text:p>IIC2_SDA </text:p>
          </table:table-cell>
          <table:table-cell table:style-name="ce7" table:formula="of:=IFERROR(MID([.$E31];SEARCH([.N$1]&amp;&quot; : &quot;;[.$E31]) + 4; SEARCH(&quot;&#10;&quot;;[.$E31]; SEARCH([.N$1]&amp;&quot; : &quot;;[.$E31])) - SEARCH([.N$1]&amp;&quot; : &quot;;[.$E31]) - 4);&quot;&quot;)" office:value-type="string" office:string-value="PWM[10] " calcext:value-type="string">
            <text:p>PWM[10] </text:p>
          </table:table-cell>
          <table:table-cell table:style-name="ce7" table:formula="of:=IFERROR(MID([.$E31];SEARCH([.O$1]&amp;&quot; : &quot;;[.$E31]) + 4; SEARCH(&quot;&#10;&quot;;[.$E31]; SEARCH([.O$1]&amp;&quot; : &quot;;[.$E31])) - SEARCH([.O$1]&amp;&quot; : &quot;;[.$E31]) - 4);&quot;&quot;)" office:value-type="string" office:string-value="SPI0_SDO " calcext:value-type="string">
            <text:p>SPI0_SDO </text:p>
          </table:table-cell>
          <table:table-cell table:style-name="ce7" table:formula="of:=IFERROR(MID([.$E31];SEARCH([.P$1]&amp;&quot; : &quot;;[.$E31]) + 4; SEARCH(&quot;&#10;&quot;;[.$E31]; SEARCH([.P$1]&amp;&quot; : &quot;;[.$E31])) - SEARCH([.P$1]&amp;&quot; : &quot;;[.$E31]) - 4);&quot;&quot;)" office:value-type="string" office:string-value="DBG[14] " calcext:value-type="string">
            <text:p>DBG[14] </text:p>
          </table:table-cell>
        </table:table-row>
        <table:table-row table:style-name="ro2">
          <table:table-cell table:formula="of:=[$'Milk-V Duo S raw pinout'.I26]" office:value-type="float" office:value="31" calcext:value-type="float">
            <text:p>31</text:p>
          </table:table-cell>
          <table:table-cell table:formula="of:=[$'Milk-V Duo S raw pinout'.J26]" office:value-type="string" office:string-value="GND" calcext:value-type="string">
            <text:p>GND</text:p>
          </table:table-cell>
          <table:table-cell table:formula="of:=IF([$'Milk-V Duo S raw pinout'.K26]&lt;&gt;&quot;&quot;;[$'Milk-V Duo S raw pinout'.K26];&quot;&quot;)">
            <text:p/>
          </table:table-cell>
          <table:table-cell table:style-name="ce4" table:formula="of:=IF([.C32]&lt;&gt;&quot;&quot;;INDEX([$'SG2000 Mux'.B:.B];MATCH(&quot;*&quot;&amp;[.C32]&amp;&quot;*&quot;;[$'SG2000 Mux'.I:.I];0));&quot;&quot;)">
            <text:p/>
          </table:table-cell>
          <table:table-cell table:formula="of:=IF([.D32]=&quot;&quot;;&quot;&quot;; VLOOKUP([.D32];[$'SG2000 Mux'.B:.I];8;0))">
            <text:p/>
          </table:table-cell>
          <table:table-cell/>
          <table:table-cell table:formula="of:=IF([.F32]=&quot;&quot;; &quot;&quot;; REPLACE(IFERROR(&quot;, &quot;&amp;HLOOKUP([.F32]; [.I32:.I32]; 1; 0); &quot;&quot;) &amp;  IFERROR(&quot;, &quot;&amp;HLOOKUP([.F32]; [.J32:.J32]; 1; 0); &quot;&quot;) &amp;  IFERROR(&quot;, &quot;&amp;HLOOKUP([.F32]; [.K32:.K32]; 1; 0); &quot;&quot;) &amp;  IFERROR(&quot;, &quot;&amp;HLOOKUP([.F32]; [.L32:.L32]; 1; 0); &quot;&quot;) &amp;  IFERROR(&quot;, &quot;&amp;HLOOKUP([.F32]; [.M32:.M32]; 1; 0); &quot;&quot;) &amp;  IFERROR(&quot;, &quot;&amp;HLOOKUP([.F32]; [.N32:.N32]; 1; 0); &quot;&quot;) &amp;  IFERROR(&quot;, &quot;&amp;HLOOKUP([.F32]; [.O32:.O32]; 1; 0); &quot;&quot;) &amp;  IFERROR(&quot;, &quot;&amp;HLOOKUP([.F32]; [.P32:.P32]; 1; 0); &quot;&quot;); 1; 2; &quot;&quot;))">
            <text:p/>
          </table:table-cell>
          <table:table-cell table:style-name="ce5" table:formula="of:=IF([.H$1]=&quot;&quot;; &quot;&quot;; REPLACE(IFERROR(&quot;, &quot;&amp;HLOOKUP([.H$1]; [.I32:.I32]; 1; 0); &quot;&quot;) &amp;  IFERROR(&quot;, &quot;&amp;HLOOKUP([.H$1]; [.J32:.J32]; 1; 0); &quot;&quot;) &amp;  IFERROR(&quot;, &quot;&amp;HLOOKUP([.H$1]; [.K32:.K32]; 1; 0); &quot;&quot;) &amp;  IFERROR(&quot;, &quot;&amp;HLOOKUP([.H$1]; [.L32:.L32]; 1; 0); &quot;&quot;) &amp;  IFERROR(&quot;, &quot;&amp;HLOOKUP([.H$1]; [.M32:.M32]; 1; 0); &quot;&quot;) &amp;  IFERROR(&quot;, &quot;&amp;HLOOKUP([.H$1]; [.N32:.N32]; 1; 0); &quot;&quot;) &amp;  IFERROR(&quot;, &quot;&amp;HLOOKUP([.H$1]; [.O32:.O32]; 1; 0); &quot;&quot;) &amp;  IFERROR(&quot;, &quot;&amp;HLOOKUP([.H$1]; [.P32:.P32]; 1; 0); &quot;&quot;); 1; 2; &quot;&quot;))">
            <text:p/>
          </table:table-cell>
          <table:table-cell table:style-name="ce7" table:formula="of:=IFERROR(MID([.$E32];SEARCH([.I$1]&amp;&quot; : &quot;;[.$E32]) + 4; SEARCH(&quot;&#10;&quot;;[.$E32]; SEARCH([.I$1]&amp;&quot; : &quot;;[.$E32])) - SEARCH([.I$1]&amp;&quot; : &quot;;[.$E32]) - 4);&quot;&quot;)">
            <text:p/>
          </table:table-cell>
          <table:table-cell table:style-name="ce7" table:formula="of:=IFERROR(MID([.$E32];SEARCH([.J$1]&amp;&quot; : &quot;;[.$E32]) + 4; SEARCH(&quot;&#10;&quot;;[.$E32]; SEARCH([.J$1]&amp;&quot; : &quot;;[.$E32])) - SEARCH([.J$1]&amp;&quot; : &quot;;[.$E32]) - 4);&quot;&quot;)">
            <text:p/>
          </table:table-cell>
          <table:table-cell table:style-name="ce7" table:formula="of:=IFERROR(MID([.$E32];SEARCH([.K$1]&amp;&quot; : &quot;;[.$E32]) + 4; SEARCH(&quot;&#10;&quot;;[.$E32]; SEARCH([.K$1]&amp;&quot; : &quot;;[.$E32])) - SEARCH([.K$1]&amp;&quot; : &quot;;[.$E32]) - 4);&quot;&quot;)">
            <text:p/>
          </table:table-cell>
          <table:table-cell table:style-name="ce7" table:formula="of:=IFERROR(MID([.$E32];SEARCH([.L$1]&amp;&quot; : &quot;;[.$E32]) + 4; SEARCH(&quot;&#10;&quot;;[.$E32]; SEARCH([.L$1]&amp;&quot; : &quot;;[.$E32])) - SEARCH([.L$1]&amp;&quot; : &quot;;[.$E32]) - 4);&quot;&quot;)">
            <text:p/>
          </table:table-cell>
          <table:table-cell table:style-name="ce7" table:formula="of:=IFERROR(MID([.$E32];SEARCH([.M$1]&amp;&quot; : &quot;;[.$E32]) + 4; SEARCH(&quot;&#10;&quot;;[.$E32]; SEARCH([.M$1]&amp;&quot; : &quot;;[.$E32])) - SEARCH([.M$1]&amp;&quot; : &quot;;[.$E32]) - 4);&quot;&quot;)">
            <text:p/>
          </table:table-cell>
          <table:table-cell table:style-name="ce7" table:formula="of:=IFERROR(MID([.$E32];SEARCH([.N$1]&amp;&quot; : &quot;;[.$E32]) + 4; SEARCH(&quot;&#10;&quot;;[.$E32]; SEARCH([.N$1]&amp;&quot; : &quot;;[.$E32])) - SEARCH([.N$1]&amp;&quot; : &quot;;[.$E32]) - 4);&quot;&quot;)">
            <text:p/>
          </table:table-cell>
          <table:table-cell table:style-name="ce7" table:formula="of:=IFERROR(MID([.$E32];SEARCH([.O$1]&amp;&quot; : &quot;;[.$E32]) + 4; SEARCH(&quot;&#10;&quot;;[.$E32]; SEARCH([.O$1]&amp;&quot; : &quot;;[.$E32])) - SEARCH([.O$1]&amp;&quot; : &quot;;[.$E32]) - 4);&quot;&quot;)">
            <text:p/>
          </table:table-cell>
          <table:table-cell table:style-name="ce7" table:formula="of:=IFERROR(MID([.$E32];SEARCH([.P$1]&amp;&quot; : &quot;;[.$E32]) + 4; SEARCH(&quot;&#10;&quot;;[.$E32]; SEARCH([.P$1]&amp;&quot; : &quot;;[.$E32])) - SEARCH([.P$1]&amp;&quot; : &quot;;[.$E32]) - 4);&quot;&quot;)">
            <text:p/>
          </table:table-cell>
        </table:table-row>
        <table:table-row table:style-name="ro2">
          <table:table-cell table:formula="of:=[$'Milk-V Duo S raw pinout'.H26]" office:value-type="float" office:value="32" calcext:value-type="float">
            <text:p>32</text:p>
          </table:table-cell>
          <table:table-cell table:formula="of:=[$'Milk-V Duo S raw pinout'.G26]" office:value-type="string" office:string-value="GND" calcext:value-type="string">
            <text:p>GND</text:p>
          </table:table-cell>
          <table:table-cell table:formula="of:=IF([$'Milk-V Duo S raw pinout'.F26]&lt;&gt;&quot;&quot;;[$'Milk-V Duo S raw pinout'.F26];&quot;&quot;)">
            <text:p/>
          </table:table-cell>
          <table:table-cell table:style-name="ce4" table:formula="of:=IF([.C33]&lt;&gt;&quot;&quot;;INDEX([$'SG2000 Mux'.B:.B];MATCH(&quot;*&quot;&amp;[.C33]&amp;&quot;*&quot;;[$'SG2000 Mux'.I:.I];0));&quot;&quot;)">
            <text:p/>
          </table:table-cell>
          <table:table-cell table:formula="of:=IF([.D33]=&quot;&quot;;&quot;&quot;; VLOOKUP([.D33];[$'SG2000 Mux'.B:.I];8;0))">
            <text:p/>
          </table:table-cell>
          <table:table-cell/>
          <table:table-cell table:formula="of:=IF([.F33]=&quot;&quot;; &quot;&quot;; REPLACE(IFERROR(&quot;, &quot;&amp;HLOOKUP([.F33]; [.I33:.I33]; 1; 0); &quot;&quot;) &amp;  IFERROR(&quot;, &quot;&amp;HLOOKUP([.F33]; [.J33:.J33]; 1; 0); &quot;&quot;) &amp;  IFERROR(&quot;, &quot;&amp;HLOOKUP([.F33]; [.K33:.K33]; 1; 0); &quot;&quot;) &amp;  IFERROR(&quot;, &quot;&amp;HLOOKUP([.F33]; [.L33:.L33]; 1; 0); &quot;&quot;) &amp;  IFERROR(&quot;, &quot;&amp;HLOOKUP([.F33]; [.M33:.M33]; 1; 0); &quot;&quot;) &amp;  IFERROR(&quot;, &quot;&amp;HLOOKUP([.F33]; [.N33:.N33]; 1; 0); &quot;&quot;) &amp;  IFERROR(&quot;, &quot;&amp;HLOOKUP([.F33]; [.O33:.O33]; 1; 0); &quot;&quot;) &amp;  IFERROR(&quot;, &quot;&amp;HLOOKUP([.F33]; [.P33:.P33]; 1; 0); &quot;&quot;); 1; 2; &quot;&quot;))">
            <text:p/>
          </table:table-cell>
          <table:table-cell table:style-name="ce5" table:formula="of:=IF([.H$1]=&quot;&quot;; &quot;&quot;; REPLACE(IFERROR(&quot;, &quot;&amp;HLOOKUP([.H$1]; [.I33:.I33]; 1; 0); &quot;&quot;) &amp;  IFERROR(&quot;, &quot;&amp;HLOOKUP([.H$1]; [.J33:.J33]; 1; 0); &quot;&quot;) &amp;  IFERROR(&quot;, &quot;&amp;HLOOKUP([.H$1]; [.K33:.K33]; 1; 0); &quot;&quot;) &amp;  IFERROR(&quot;, &quot;&amp;HLOOKUP([.H$1]; [.L33:.L33]; 1; 0); &quot;&quot;) &amp;  IFERROR(&quot;, &quot;&amp;HLOOKUP([.H$1]; [.M33:.M33]; 1; 0); &quot;&quot;) &amp;  IFERROR(&quot;, &quot;&amp;HLOOKUP([.H$1]; [.N33:.N33]; 1; 0); &quot;&quot;) &amp;  IFERROR(&quot;, &quot;&amp;HLOOKUP([.H$1]; [.O33:.O33]; 1; 0); &quot;&quot;) &amp;  IFERROR(&quot;, &quot;&amp;HLOOKUP([.H$1]; [.P33:.P33]; 1; 0); &quot;&quot;); 1; 2; &quot;&quot;))">
            <text:p/>
          </table:table-cell>
          <table:table-cell table:style-name="ce7" table:formula="of:=IFERROR(MID([.$E33];SEARCH([.I$1]&amp;&quot; : &quot;;[.$E33]) + 4; SEARCH(&quot;&#10;&quot;;[.$E33]; SEARCH([.I$1]&amp;&quot; : &quot;;[.$E33])) - SEARCH([.I$1]&amp;&quot; : &quot;;[.$E33]) - 4);&quot;&quot;)">
            <text:p/>
          </table:table-cell>
          <table:table-cell table:style-name="ce7" table:formula="of:=IFERROR(MID([.$E33];SEARCH([.J$1]&amp;&quot; : &quot;;[.$E33]) + 4; SEARCH(&quot;&#10;&quot;;[.$E33]; SEARCH([.J$1]&amp;&quot; : &quot;;[.$E33])) - SEARCH([.J$1]&amp;&quot; : &quot;;[.$E33]) - 4);&quot;&quot;)">
            <text:p/>
          </table:table-cell>
          <table:table-cell table:style-name="ce7" table:formula="of:=IFERROR(MID([.$E33];SEARCH([.K$1]&amp;&quot; : &quot;;[.$E33]) + 4; SEARCH(&quot;&#10;&quot;;[.$E33]; SEARCH([.K$1]&amp;&quot; : &quot;;[.$E33])) - SEARCH([.K$1]&amp;&quot; : &quot;;[.$E33]) - 4);&quot;&quot;)">
            <text:p/>
          </table:table-cell>
          <table:table-cell table:style-name="ce7" table:formula="of:=IFERROR(MID([.$E33];SEARCH([.L$1]&amp;&quot; : &quot;;[.$E33]) + 4; SEARCH(&quot;&#10;&quot;;[.$E33]; SEARCH([.L$1]&amp;&quot; : &quot;;[.$E33])) - SEARCH([.L$1]&amp;&quot; : &quot;;[.$E33]) - 4);&quot;&quot;)">
            <text:p/>
          </table:table-cell>
          <table:table-cell table:style-name="ce7" table:formula="of:=IFERROR(MID([.$E33];SEARCH([.M$1]&amp;&quot; : &quot;;[.$E33]) + 4; SEARCH(&quot;&#10;&quot;;[.$E33]; SEARCH([.M$1]&amp;&quot; : &quot;;[.$E33])) - SEARCH([.M$1]&amp;&quot; : &quot;;[.$E33]) - 4);&quot;&quot;)">
            <text:p/>
          </table:table-cell>
          <table:table-cell table:style-name="ce7" table:formula="of:=IFERROR(MID([.$E33];SEARCH([.N$1]&amp;&quot; : &quot;;[.$E33]) + 4; SEARCH(&quot;&#10;&quot;;[.$E33]; SEARCH([.N$1]&amp;&quot; : &quot;;[.$E33])) - SEARCH([.N$1]&amp;&quot; : &quot;;[.$E33]) - 4);&quot;&quot;)">
            <text:p/>
          </table:table-cell>
          <table:table-cell table:style-name="ce7" table:formula="of:=IFERROR(MID([.$E33];SEARCH([.O$1]&amp;&quot; : &quot;;[.$E33]) + 4; SEARCH(&quot;&#10;&quot;;[.$E33]; SEARCH([.O$1]&amp;&quot; : &quot;;[.$E33])) - SEARCH([.O$1]&amp;&quot; : &quot;;[.$E33]) - 4);&quot;&quot;)">
            <text:p/>
          </table:table-cell>
          <table:table-cell table:style-name="ce7" table:formula="of:=IFERROR(MID([.$E33];SEARCH([.P$1]&amp;&quot; : &quot;;[.$E33]) + 4; SEARCH(&quot;&#10;&quot;;[.$E33]; SEARCH([.P$1]&amp;&quot; : &quot;;[.$E33])) - SEARCH([.P$1]&amp;&quot; : &quot;;[.$E33]) - 4);&quot;&quot;)">
            <text:p/>
          </table:table-cell>
        </table:table-row>
        <table:table-row table:style-name="ro2">
          <table:table-cell table:formula="of:=[$'Milk-V Duo S raw pinout'.I25]" office:value-type="float" office:value="33" calcext:value-type="float">
            <text:p>33</text:p>
          </table:table-cell>
          <table:table-cell table:formula="of:=[$'Milk-V Duo S raw pinout'.J25]" office:value-type="string" office:string-value="C17" calcext:value-type="string">
            <text:p>C17</text:p>
          </table:table-cell>
          <table:table-cell table:formula="of:=IF([$'Milk-V Duo S raw pinout'.K25]&lt;&gt;&quot;&quot;;[$'Milk-V Duo S raw pinout'.K25];&quot;&quot;)" office:value-type="string" office:string-value="XGPIOC[17]" calcext:value-type="string">
            <text:p>XGPIOC[17]</text:p>
          </table:table-cell>
          <table:table-cell table:style-name="ce4" table:formula="of:=IF([.C34]&lt;&gt;&quot;&quot;;INDEX([$'SG2000 Mux'.B:.B];MATCH(&quot;*&quot;&amp;[.C34]&amp;&quot;*&quot;;[$'SG2000 Mux'.I:.I];0));&quot;&quot;)" office:value-type="string" office:string-value="PAD_MIPI_TXP2" calcext:value-type="string">
            <text:p>PAD_MIPI_TXP2</text:p>
          </table:table-cell>
          <table:table-cell table:formula="of:=IF([.D34]=&quot;&quot;;&quot;&quot;; VLOOKUP([.D34];[$'SG2000 Mux'.B:.I];8;0))" office:value-type="string" office:string-value="IO PAD_MIPI_TXP2 function select : &#10;    0 : CR_SCL0 &#10;    1 : VI0_D[14] &#10;    2 : VO_CLK0 &#10;    3 : XGPIOC[17] (default)&#10;    4 : IIC1_SCL &#10;    5 : PWM[9] &#10;    6 : SPI0_CS_X &#10;    7 : SD1_D3 &#10;    Others : Reserved" calcext:value-type="string">
            <text:p>IO PAD_MIPI_TXP2 function select : </text:p>
            <text:p>    0 : CR_SCL0 </text:p>
            <text:p>    1 : VI0_D[14] </text:p>
            <text:p>    2 : VO_CLK0 </text:p>
            <text:p>    3 : XGPIOC[17] (default)</text:p>
            <text:p>    4 : IIC1_SCL </text:p>
            <text:p>    5 : PWM[9] </text:p>
            <text:p>    6 : SPI0_CS_X </text:p>
            <text:p>    7 : SD1_D3 </text:p>
            <text:p>    Others : Reserved</text:p>
          </table:table-cell>
          <table:table-cell/>
          <table:table-cell table:formula="of:=IF([.F34]=&quot;&quot;; &quot;&quot;; REPLACE(IFERROR(&quot;, &quot;&amp;HLOOKUP([.F34]; [.I34:.I34]; 1; 0); &quot;&quot;) &amp;  IFERROR(&quot;, &quot;&amp;HLOOKUP([.F34]; [.J34:.J34]; 1; 0); &quot;&quot;) &amp;  IFERROR(&quot;, &quot;&amp;HLOOKUP([.F34]; [.K34:.K34]; 1; 0); &quot;&quot;) &amp;  IFERROR(&quot;, &quot;&amp;HLOOKUP([.F34]; [.L34:.L34]; 1; 0); &quot;&quot;) &amp;  IFERROR(&quot;, &quot;&amp;HLOOKUP([.F34]; [.M34:.M34]; 1; 0); &quot;&quot;) &amp;  IFERROR(&quot;, &quot;&amp;HLOOKUP([.F34]; [.N34:.N34]; 1; 0); &quot;&quot;) &amp;  IFERROR(&quot;, &quot;&amp;HLOOKUP([.F34]; [.O34:.O34]; 1; 0); &quot;&quot;) &amp;  IFERROR(&quot;, &quot;&amp;HLOOKUP([.F34]; [.P34:.P34]; 1; 0); &quot;&quot;); 1; 2; &quot;&quot;))">
            <text:p/>
          </table:table-cell>
          <table:table-cell table:style-name="ce5" table:formula="of:=IF([.H$1]=&quot;&quot;; &quot;&quot;; REPLACE(IFERROR(&quot;, &quot;&amp;HLOOKUP([.H$1]; [.I34:.I34]; 1; 0); &quot;&quot;) &amp;  IFERROR(&quot;, &quot;&amp;HLOOKUP([.H$1]; [.J34:.J34]; 1; 0); &quot;&quot;) &amp;  IFERROR(&quot;, &quot;&amp;HLOOKUP([.H$1]; [.K34:.K34]; 1; 0); &quot;&quot;) &amp;  IFERROR(&quot;, &quot;&amp;HLOOKUP([.H$1]; [.L34:.L34]; 1; 0); &quot;&quot;) &amp;  IFERROR(&quot;, &quot;&amp;HLOOKUP([.H$1]; [.M34:.M34]; 1; 0); &quot;&quot;) &amp;  IFERROR(&quot;, &quot;&amp;HLOOKUP([.H$1]; [.N34:.N34]; 1; 0); &quot;&quot;) &amp;  IFERROR(&quot;, &quot;&amp;HLOOKUP([.H$1]; [.O34:.O34]; 1; 0); &quot;&quot;) &amp;  IFERROR(&quot;, &quot;&amp;HLOOKUP([.H$1]; [.P34:.P34]; 1; 0); &quot;&quot;); 1; 2; &quot;&quot;))">
            <text:p/>
          </table:table-cell>
          <table:table-cell table:style-name="ce7" table:formula="of:=IFERROR(MID([.$E34];SEARCH([.I$1]&amp;&quot; : &quot;;[.$E34]) + 4; SEARCH(&quot;&#10;&quot;;[.$E34]; SEARCH([.I$1]&amp;&quot; : &quot;;[.$E34])) - SEARCH([.I$1]&amp;&quot; : &quot;;[.$E34]) - 4);&quot;&quot;)" office:value-type="string" office:string-value="CR_SCL0 " calcext:value-type="string">
            <text:p>CR_SCL0 </text:p>
          </table:table-cell>
          <table:table-cell table:style-name="ce7" table:formula="of:=IFERROR(MID([.$E34];SEARCH([.J$1]&amp;&quot; : &quot;;[.$E34]) + 4; SEARCH(&quot;&#10;&quot;;[.$E34]; SEARCH([.J$1]&amp;&quot; : &quot;;[.$E34])) - SEARCH([.J$1]&amp;&quot; : &quot;;[.$E34]) - 4);&quot;&quot;)" office:value-type="string" office:string-value="VI0_D[14] " calcext:value-type="string">
            <text:p>VI0_D[14] </text:p>
          </table:table-cell>
          <table:table-cell table:style-name="ce7" table:formula="of:=IFERROR(MID([.$E34];SEARCH([.K$1]&amp;&quot; : &quot;;[.$E34]) + 4; SEARCH(&quot;&#10;&quot;;[.$E34]; SEARCH([.K$1]&amp;&quot; : &quot;;[.$E34])) - SEARCH([.K$1]&amp;&quot; : &quot;;[.$E34]) - 4);&quot;&quot;)" office:value-type="string" office:string-value="VO_CLK0 " calcext:value-type="string">
            <text:p>VO_CLK0 </text:p>
          </table:table-cell>
          <table:table-cell table:style-name="ce7" table:formula="of:=IFERROR(MID([.$E34];SEARCH([.L$1]&amp;&quot; : &quot;;[.$E34]) + 4; SEARCH(&quot;&#10;&quot;;[.$E34]; SEARCH([.L$1]&amp;&quot; : &quot;;[.$E34])) - SEARCH([.L$1]&amp;&quot; : &quot;;[.$E34]) - 4);&quot;&quot;)" office:value-type="string" office:string-value="XGPIOC[17] (default)" calcext:value-type="string">
            <text:p>XGPIOC[17] (default)</text:p>
          </table:table-cell>
          <table:table-cell table:style-name="ce7" table:formula="of:=IFERROR(MID([.$E34];SEARCH([.M$1]&amp;&quot; : &quot;;[.$E34]) + 4; SEARCH(&quot;&#10;&quot;;[.$E34]; SEARCH([.M$1]&amp;&quot; : &quot;;[.$E34])) - SEARCH([.M$1]&amp;&quot; : &quot;;[.$E34]) - 4);&quot;&quot;)" office:value-type="string" office:string-value="IIC1_SCL " calcext:value-type="string">
            <text:p>IIC1_SCL </text:p>
          </table:table-cell>
          <table:table-cell table:style-name="ce7" table:formula="of:=IFERROR(MID([.$E34];SEARCH([.N$1]&amp;&quot; : &quot;;[.$E34]) + 4; SEARCH(&quot;&#10;&quot;;[.$E34]; SEARCH([.N$1]&amp;&quot; : &quot;;[.$E34])) - SEARCH([.N$1]&amp;&quot; : &quot;;[.$E34]) - 4);&quot;&quot;)" office:value-type="string" office:string-value="PWM[9] " calcext:value-type="string">
            <text:p>PWM[9] </text:p>
          </table:table-cell>
          <table:table-cell table:style-name="ce7" table:formula="of:=IFERROR(MID([.$E34];SEARCH([.O$1]&amp;&quot; : &quot;;[.$E34]) + 4; SEARCH(&quot;&#10;&quot;;[.$E34]; SEARCH([.O$1]&amp;&quot; : &quot;;[.$E34])) - SEARCH([.O$1]&amp;&quot; : &quot;;[.$E34]) - 4);&quot;&quot;)" office:value-type="string" office:string-value="SPI0_CS_X " calcext:value-type="string">
            <text:p>SPI0_CS_X </text:p>
          </table:table-cell>
          <table:table-cell table:style-name="ce7" table:formula="of:=IFERROR(MID([.$E34];SEARCH([.P$1]&amp;&quot; : &quot;;[.$E34]) + 4; SEARCH(&quot;&#10;&quot;;[.$E34]; SEARCH([.P$1]&amp;&quot; : &quot;;[.$E34])) - SEARCH([.P$1]&amp;&quot; : &quot;;[.$E34]) - 4);&quot;&quot;)" office:value-type="string" office:string-value="SD1_D3 " calcext:value-type="string">
            <text:p>SD1_D3 </text:p>
          </table:table-cell>
        </table:table-row>
        <table:table-row table:style-name="ro2">
          <table:table-cell table:formula="of:=[$'Milk-V Duo S raw pinout'.H25]" office:value-type="float" office:value="34" calcext:value-type="float">
            <text:p>34</text:p>
          </table:table-cell>
          <table:table-cell table:formula="of:=[$'Milk-V Duo S raw pinout'.G25]" office:value-type="string" office:string-value="C21" calcext:value-type="string">
            <text:p>C21</text:p>
          </table:table-cell>
          <table:table-cell table:formula="of:=IF([$'Milk-V Duo S raw pinout'.F25]&lt;&gt;&quot;&quot;;[$'Milk-V Duo S raw pinout'.F25];&quot;&quot;)" office:value-type="string" office:string-value="XGPIOC[21]" calcext:value-type="string">
            <text:p>XGPIOC[21]</text:p>
          </table:table-cell>
          <table:table-cell table:style-name="ce4" table:formula="of:=IF([.C35]&lt;&gt;&quot;&quot;;INDEX([$'SG2000 Mux'.B:.B];MATCH(&quot;*&quot;&amp;[.C35]&amp;&quot;*&quot;;[$'SG2000 Mux'.I:.I];0));&quot;&quot;)" office:value-type="string" office:string-value="PAD_MIPI_TXP3" calcext:value-type="string">
            <text:p>PAD_MIPI_TXP3</text:p>
          </table:table-cell>
          <table:table-cell table:formula="of:=IF([.D35]=&quot;&quot;;&quot;&quot;; VLOOKUP([.D35];[$'SG2000 Mux'.B:.I];8;0))" office:value-type="string" office:string-value="IO PAD_MIPI_TXP3 function select : &#10;    0 : VI0_D[18] &#10;    1 : SD1_D1 &#10;    2 : VO_D[27] &#10;    3 : XGPIOC[21] (default)&#10;    4 : IIC2_SCL &#10;    5 : PWM[15] &#10;    6 : IIC1_SCL &#10;    7 : CAM_HS0 &#10;    Others : Reserved" calcext:value-type="string">
            <text:p>IO PAD_MIPI_TXP3 function select : </text:p>
            <text:p>    0 : VI0_D[18] </text:p>
            <text:p>    1 : SD1_D1 </text:p>
            <text:p>    2 : VO_D[27] </text:p>
            <text:p>    3 : XGPIOC[21] (default)</text:p>
            <text:p>    4 : IIC2_SCL </text:p>
            <text:p>    5 : PWM[15] </text:p>
            <text:p>    6 : IIC1_SCL </text:p>
            <text:p>    7 : CAM_HS0 </text:p>
            <text:p>    Others : Reserved</text:p>
          </table:table-cell>
          <table:table-cell/>
          <table:table-cell table:formula="of:=IF([.F35]=&quot;&quot;; &quot;&quot;; REPLACE(IFERROR(&quot;, &quot;&amp;HLOOKUP([.F35]; [.I35:.I35]; 1; 0); &quot;&quot;) &amp;  IFERROR(&quot;, &quot;&amp;HLOOKUP([.F35]; [.J35:.J35]; 1; 0); &quot;&quot;) &amp;  IFERROR(&quot;, &quot;&amp;HLOOKUP([.F35]; [.K35:.K35]; 1; 0); &quot;&quot;) &amp;  IFERROR(&quot;, &quot;&amp;HLOOKUP([.F35]; [.L35:.L35]; 1; 0); &quot;&quot;) &amp;  IFERROR(&quot;, &quot;&amp;HLOOKUP([.F35]; [.M35:.M35]; 1; 0); &quot;&quot;) &amp;  IFERROR(&quot;, &quot;&amp;HLOOKUP([.F35]; [.N35:.N35]; 1; 0); &quot;&quot;) &amp;  IFERROR(&quot;, &quot;&amp;HLOOKUP([.F35]; [.O35:.O35]; 1; 0); &quot;&quot;) &amp;  IFERROR(&quot;, &quot;&amp;HLOOKUP([.F35]; [.P35:.P35]; 1; 0); &quot;&quot;); 1; 2; &quot;&quot;))">
            <text:p/>
          </table:table-cell>
          <table:table-cell table:style-name="ce5" table:formula="of:=IF([.H$1]=&quot;&quot;; &quot;&quot;; REPLACE(IFERROR(&quot;, &quot;&amp;HLOOKUP([.H$1]; [.I35:.I35]; 1; 0); &quot;&quot;) &amp;  IFERROR(&quot;, &quot;&amp;HLOOKUP([.H$1]; [.J35:.J35]; 1; 0); &quot;&quot;) &amp;  IFERROR(&quot;, &quot;&amp;HLOOKUP([.H$1]; [.K35:.K35]; 1; 0); &quot;&quot;) &amp;  IFERROR(&quot;, &quot;&amp;HLOOKUP([.H$1]; [.L35:.L35]; 1; 0); &quot;&quot;) &amp;  IFERROR(&quot;, &quot;&amp;HLOOKUP([.H$1]; [.M35:.M35]; 1; 0); &quot;&quot;) &amp;  IFERROR(&quot;, &quot;&amp;HLOOKUP([.H$1]; [.N35:.N35]; 1; 0); &quot;&quot;) &amp;  IFERROR(&quot;, &quot;&amp;HLOOKUP([.H$1]; [.O35:.O35]; 1; 0); &quot;&quot;) &amp;  IFERROR(&quot;, &quot;&amp;HLOOKUP([.H$1]; [.P35:.P35]; 1; 0); &quot;&quot;); 1; 2; &quot;&quot;))">
            <text:p/>
          </table:table-cell>
          <table:table-cell table:style-name="ce7" table:formula="of:=IFERROR(MID([.$E35];SEARCH([.I$1]&amp;&quot; : &quot;;[.$E35]) + 4; SEARCH(&quot;&#10;&quot;;[.$E35]; SEARCH([.I$1]&amp;&quot; : &quot;;[.$E35])) - SEARCH([.I$1]&amp;&quot; : &quot;;[.$E35]) - 4);&quot;&quot;)" office:value-type="string" office:string-value="VI0_D[18] " calcext:value-type="string">
            <text:p>VI0_D[18] </text:p>
          </table:table-cell>
          <table:table-cell table:style-name="ce7" table:formula="of:=IFERROR(MID([.$E35];SEARCH([.J$1]&amp;&quot; : &quot;;[.$E35]) + 4; SEARCH(&quot;&#10;&quot;;[.$E35]; SEARCH([.J$1]&amp;&quot; : &quot;;[.$E35])) - SEARCH([.J$1]&amp;&quot; : &quot;;[.$E35]) - 4);&quot;&quot;)" office:value-type="string" office:string-value="SD1_D1 " calcext:value-type="string">
            <text:p>SD1_D1 </text:p>
          </table:table-cell>
          <table:table-cell table:style-name="ce7" table:formula="of:=IFERROR(MID([.$E35];SEARCH([.K$1]&amp;&quot; : &quot;;[.$E35]) + 4; SEARCH(&quot;&#10;&quot;;[.$E35]; SEARCH([.K$1]&amp;&quot; : &quot;;[.$E35])) - SEARCH([.K$1]&amp;&quot; : &quot;;[.$E35]) - 4);&quot;&quot;)" office:value-type="string" office:string-value="VO_D[27] " calcext:value-type="string">
            <text:p>VO_D[27] </text:p>
          </table:table-cell>
          <table:table-cell table:style-name="ce7" table:formula="of:=IFERROR(MID([.$E35];SEARCH([.L$1]&amp;&quot; : &quot;;[.$E35]) + 4; SEARCH(&quot;&#10;&quot;;[.$E35]; SEARCH([.L$1]&amp;&quot; : &quot;;[.$E35])) - SEARCH([.L$1]&amp;&quot; : &quot;;[.$E35]) - 4);&quot;&quot;)" office:value-type="string" office:string-value="XGPIOC[21] (default)" calcext:value-type="string">
            <text:p>XGPIOC[21] (default)</text:p>
          </table:table-cell>
          <table:table-cell table:style-name="ce7" table:formula="of:=IFERROR(MID([.$E35];SEARCH([.M$1]&amp;&quot; : &quot;;[.$E35]) + 4; SEARCH(&quot;&#10;&quot;;[.$E35]; SEARCH([.M$1]&amp;&quot; : &quot;;[.$E35])) - SEARCH([.M$1]&amp;&quot; : &quot;;[.$E35]) - 4);&quot;&quot;)" office:value-type="string" office:string-value="IIC2_SCL " calcext:value-type="string">
            <text:p>IIC2_SCL </text:p>
          </table:table-cell>
          <table:table-cell table:style-name="ce7" table:formula="of:=IFERROR(MID([.$E35];SEARCH([.N$1]&amp;&quot; : &quot;;[.$E35]) + 4; SEARCH(&quot;&#10;&quot;;[.$E35]; SEARCH([.N$1]&amp;&quot; : &quot;;[.$E35])) - SEARCH([.N$1]&amp;&quot; : &quot;;[.$E35]) - 4);&quot;&quot;)" office:value-type="string" office:string-value="PWM[15] " calcext:value-type="string">
            <text:p>PWM[15] </text:p>
          </table:table-cell>
          <table:table-cell table:style-name="ce7" table:formula="of:=IFERROR(MID([.$E35];SEARCH([.O$1]&amp;&quot; : &quot;;[.$E35]) + 4; SEARCH(&quot;&#10;&quot;;[.$E35]; SEARCH([.O$1]&amp;&quot; : &quot;;[.$E35])) - SEARCH([.O$1]&amp;&quot; : &quot;;[.$E35]) - 4);&quot;&quot;)" office:value-type="string" office:string-value="IIC1_SCL " calcext:value-type="string">
            <text:p>IIC1_SCL </text:p>
          </table:table-cell>
          <table:table-cell table:style-name="ce7" table:formula="of:=IFERROR(MID([.$E35];SEARCH([.P$1]&amp;&quot; : &quot;;[.$E35]) + 4; SEARCH(&quot;&#10;&quot;;[.$E35]; SEARCH([.P$1]&amp;&quot; : &quot;;[.$E35])) - SEARCH([.P$1]&amp;&quot; : &quot;;[.$E35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I24]" office:value-type="float" office:value="35" calcext:value-type="float">
            <text:p>35</text:p>
          </table:table-cell>
          <table:table-cell table:formula="of:=[$'Milk-V Duo S raw pinout'.J24]" office:value-type="string" office:string-value="C16" calcext:value-type="string">
            <text:p>C16</text:p>
          </table:table-cell>
          <table:table-cell table:formula="of:=IF([$'Milk-V Duo S raw pinout'.K24]&lt;&gt;&quot;&quot;;[$'Milk-V Duo S raw pinout'.K24];&quot;&quot;)" office:value-type="string" office:string-value="XGPIOC[16]" calcext:value-type="string">
            <text:p>XGPIOC[16]</text:p>
          </table:table-cell>
          <table:table-cell table:style-name="ce4" table:formula="of:=IF([.C36]&lt;&gt;&quot;&quot;;INDEX([$'SG2000 Mux'.B:.B];MATCH(&quot;*&quot;&amp;[.C36]&amp;&quot;*&quot;;[$'SG2000 Mux'.I:.I];0));&quot;&quot;)" office:value-type="string" office:string-value="PAD_MIPI_TXM2" calcext:value-type="string">
            <text:p>PAD_MIPI_TXM2</text:p>
          </table:table-cell>
          <table:table-cell table:formula="of:=IF([.D36]=&quot;&quot;;&quot;&quot;; VLOOKUP([.D36];[$'SG2000 Mux'.B:.I];8;0))" office:value-type="string" office:string-value="IO PAD_MIPI_TXM2 function select : &#10;    0 : CR_SDA0 &#10;    1 : VI0_D[13] &#10;    2 : VO_D[0] &#10;    3 : XGPIOC[16] (default)&#10;    4 : IIC1_SDA &#10;    5 : PWM[8] &#10;    6 : SPI0_SCK &#10;    7 : SD1_D2 &#10;    Others : Reserved" calcext:value-type="string">
            <text:p>IO PAD_MIPI_TXM2 function select : </text:p>
            <text:p>    0 : CR_SDA0 </text:p>
            <text:p>    1 : VI0_D[13] </text:p>
            <text:p>    2 : VO_D[0] </text:p>
            <text:p>    3 : XGPIOC[16] (default)</text:p>
            <text:p>    4 : IIC1_SDA </text:p>
            <text:p>    5 : PWM[8] </text:p>
            <text:p>    6 : SPI0_SCK </text:p>
            <text:p>    7 : SD1_D2 </text:p>
            <text:p>    Others : Reserved</text:p>
          </table:table-cell>
          <table:table-cell/>
          <table:table-cell table:formula="of:=IF([.F36]=&quot;&quot;; &quot;&quot;; REPLACE(IFERROR(&quot;, &quot;&amp;HLOOKUP([.F36]; [.I36:.I36]; 1; 0); &quot;&quot;) &amp;  IFERROR(&quot;, &quot;&amp;HLOOKUP([.F36]; [.J36:.J36]; 1; 0); &quot;&quot;) &amp;  IFERROR(&quot;, &quot;&amp;HLOOKUP([.F36]; [.K36:.K36]; 1; 0); &quot;&quot;) &amp;  IFERROR(&quot;, &quot;&amp;HLOOKUP([.F36]; [.L36:.L36]; 1; 0); &quot;&quot;) &amp;  IFERROR(&quot;, &quot;&amp;HLOOKUP([.F36]; [.M36:.M36]; 1; 0); &quot;&quot;) &amp;  IFERROR(&quot;, &quot;&amp;HLOOKUP([.F36]; [.N36:.N36]; 1; 0); &quot;&quot;) &amp;  IFERROR(&quot;, &quot;&amp;HLOOKUP([.F36]; [.O36:.O36]; 1; 0); &quot;&quot;) &amp;  IFERROR(&quot;, &quot;&amp;HLOOKUP([.F36]; [.P36:.P36]; 1; 0); &quot;&quot;); 1; 2; &quot;&quot;))">
            <text:p/>
          </table:table-cell>
          <table:table-cell table:style-name="ce5" table:formula="of:=IF([.H$1]=&quot;&quot;; &quot;&quot;; REPLACE(IFERROR(&quot;, &quot;&amp;HLOOKUP([.H$1]; [.I36:.I36]; 1; 0); &quot;&quot;) &amp;  IFERROR(&quot;, &quot;&amp;HLOOKUP([.H$1]; [.J36:.J36]; 1; 0); &quot;&quot;) &amp;  IFERROR(&quot;, &quot;&amp;HLOOKUP([.H$1]; [.K36:.K36]; 1; 0); &quot;&quot;) &amp;  IFERROR(&quot;, &quot;&amp;HLOOKUP([.H$1]; [.L36:.L36]; 1; 0); &quot;&quot;) &amp;  IFERROR(&quot;, &quot;&amp;HLOOKUP([.H$1]; [.M36:.M36]; 1; 0); &quot;&quot;) &amp;  IFERROR(&quot;, &quot;&amp;HLOOKUP([.H$1]; [.N36:.N36]; 1; 0); &quot;&quot;) &amp;  IFERROR(&quot;, &quot;&amp;HLOOKUP([.H$1]; [.O36:.O36]; 1; 0); &quot;&quot;) &amp;  IFERROR(&quot;, &quot;&amp;HLOOKUP([.H$1]; [.P36:.P36]; 1; 0); &quot;&quot;); 1; 2; &quot;&quot;))">
            <text:p/>
          </table:table-cell>
          <table:table-cell table:style-name="ce7" table:formula="of:=IFERROR(MID([.$E36];SEARCH([.I$1]&amp;&quot; : &quot;;[.$E36]) + 4; SEARCH(&quot;&#10;&quot;;[.$E36]; SEARCH([.I$1]&amp;&quot; : &quot;;[.$E36])) - SEARCH([.I$1]&amp;&quot; : &quot;;[.$E36]) - 4);&quot;&quot;)" office:value-type="string" office:string-value="CR_SDA0 " calcext:value-type="string">
            <text:p>CR_SDA0 </text:p>
          </table:table-cell>
          <table:table-cell table:style-name="ce7" table:formula="of:=IFERROR(MID([.$E36];SEARCH([.J$1]&amp;&quot; : &quot;;[.$E36]) + 4; SEARCH(&quot;&#10;&quot;;[.$E36]; SEARCH([.J$1]&amp;&quot; : &quot;;[.$E36])) - SEARCH([.J$1]&amp;&quot; : &quot;;[.$E36]) - 4);&quot;&quot;)" office:value-type="string" office:string-value="VI0_D[13] " calcext:value-type="string">
            <text:p>VI0_D[13] </text:p>
          </table:table-cell>
          <table:table-cell table:style-name="ce7" table:formula="of:=IFERROR(MID([.$E36];SEARCH([.K$1]&amp;&quot; : &quot;;[.$E36]) + 4; SEARCH(&quot;&#10;&quot;;[.$E36]; SEARCH([.K$1]&amp;&quot; : &quot;;[.$E36])) - SEARCH([.K$1]&amp;&quot; : &quot;;[.$E36]) - 4);&quot;&quot;)" office:value-type="string" office:string-value="VO_D[0] " calcext:value-type="string">
            <text:p>VO_D[0] </text:p>
          </table:table-cell>
          <table:table-cell table:style-name="ce7" table:formula="of:=IFERROR(MID([.$E36];SEARCH([.L$1]&amp;&quot; : &quot;;[.$E36]) + 4; SEARCH(&quot;&#10;&quot;;[.$E36]; SEARCH([.L$1]&amp;&quot; : &quot;;[.$E36])) - SEARCH([.L$1]&amp;&quot; : &quot;;[.$E36]) - 4);&quot;&quot;)" office:value-type="string" office:string-value="XGPIOC[16] (default)" calcext:value-type="string">
            <text:p>XGPIOC[16] (default)</text:p>
          </table:table-cell>
          <table:table-cell table:style-name="ce7" table:formula="of:=IFERROR(MID([.$E36];SEARCH([.M$1]&amp;&quot; : &quot;;[.$E36]) + 4; SEARCH(&quot;&#10;&quot;;[.$E36]; SEARCH([.M$1]&amp;&quot; : &quot;;[.$E36])) - SEARCH([.M$1]&amp;&quot; : &quot;;[.$E36]) - 4);&quot;&quot;)" office:value-type="string" office:string-value="IIC1_SDA " calcext:value-type="string">
            <text:p>IIC1_SDA </text:p>
          </table:table-cell>
          <table:table-cell table:style-name="ce7" table:formula="of:=IFERROR(MID([.$E36];SEARCH([.N$1]&amp;&quot; : &quot;;[.$E36]) + 4; SEARCH(&quot;&#10;&quot;;[.$E36]; SEARCH([.N$1]&amp;&quot; : &quot;;[.$E36])) - SEARCH([.N$1]&amp;&quot; : &quot;;[.$E36]) - 4);&quot;&quot;)" office:value-type="string" office:string-value="PWM[8] " calcext:value-type="string">
            <text:p>PWM[8] </text:p>
          </table:table-cell>
          <table:table-cell table:style-name="ce7" table:formula="of:=IFERROR(MID([.$E36];SEARCH([.O$1]&amp;&quot; : &quot;;[.$E36]) + 4; SEARCH(&quot;&#10;&quot;;[.$E36]; SEARCH([.O$1]&amp;&quot; : &quot;;[.$E36])) - SEARCH([.O$1]&amp;&quot; : &quot;;[.$E36]) - 4);&quot;&quot;)" office:value-type="string" office:string-value="SPI0_SCK " calcext:value-type="string">
            <text:p>SPI0_SCK </text:p>
          </table:table-cell>
          <table:table-cell table:style-name="ce7" table:formula="of:=IFERROR(MID([.$E36];SEARCH([.P$1]&amp;&quot; : &quot;;[.$E36]) + 4; SEARCH(&quot;&#10;&quot;;[.$E36]; SEARCH([.P$1]&amp;&quot; : &quot;;[.$E36])) - SEARCH([.P$1]&amp;&quot; : &quot;;[.$E36]) - 4);&quot;&quot;)" office:value-type="string" office:string-value="SD1_D2 " calcext:value-type="string">
            <text:p>SD1_D2 </text:p>
          </table:table-cell>
        </table:table-row>
        <table:table-row table:style-name="ro2">
          <table:table-cell table:formula="of:=[$'Milk-V Duo S raw pinout'.H24]" office:value-type="float" office:value="36" calcext:value-type="float">
            <text:p>36</text:p>
          </table:table-cell>
          <table:table-cell table:formula="of:=[$'Milk-V Duo S raw pinout'.G24]" office:value-type="string" office:string-value="C20" calcext:value-type="string">
            <text:p>C20</text:p>
          </table:table-cell>
          <table:table-cell table:formula="of:=IF([$'Milk-V Duo S raw pinout'.F24]&lt;&gt;&quot;&quot;;[$'Milk-V Duo S raw pinout'.F24];&quot;&quot;)" office:value-type="string" office:string-value="XGPIOC[20]" calcext:value-type="string">
            <text:p>XGPIOC[20]</text:p>
          </table:table-cell>
          <table:table-cell table:style-name="ce4" table:formula="of:=IF([.C37]&lt;&gt;&quot;&quot;;INDEX([$'SG2000 Mux'.B:.B];MATCH(&quot;*&quot;&amp;[.C37]&amp;&quot;*&quot;;[$'SG2000 Mux'.I:.I];0));&quot;&quot;)" office:value-type="string" office:string-value="PAD_MIPI_TXM3" calcext:value-type="string">
            <text:p>PAD_MIPI_TXM3</text:p>
          </table:table-cell>
          <table:table-cell table:formula="of:=IF([.D37]=&quot;&quot;;&quot;&quot;; VLOOKUP([.D37];[$'SG2000 Mux'.B:.I];8;0))" office:value-type="string" office:string-value="IO PAD_MIPI_TXM3 function select : &#10;    0 : VI0_D[17] &#10;    1 : SD1_D0 &#10;    2 : VO_D[26] &#10;    3 : XGPIOC[20] (default)&#10;    4 : IIC2_SDA &#10;    5 : PWM[14] &#10;    6 : IIC1_SDA &#10;    7 : CAM_VS0 &#10;    Others : Reserved" calcext:value-type="string">
            <text:p>IO PAD_MIPI_TXM3 function select : </text:p>
            <text:p>    0 : VI0_D[17] </text:p>
            <text:p>    1 : SD1_D0 </text:p>
            <text:p>    2 : VO_D[26] </text:p>
            <text:p>    3 : XGPIOC[20] (default)</text:p>
            <text:p>    4 : IIC2_SDA </text:p>
            <text:p>    5 : PWM[14] </text:p>
            <text:p>    6 : IIC1_SDA </text:p>
            <text:p>    7 : CAM_VS0 </text:p>
            <text:p>    Others : Reserved</text:p>
          </table:table-cell>
          <table:table-cell/>
          <table:table-cell table:formula="of:=IF([.F37]=&quot;&quot;; &quot;&quot;; REPLACE(IFERROR(&quot;, &quot;&amp;HLOOKUP([.F37]; [.I37:.I37]; 1; 0); &quot;&quot;) &amp;  IFERROR(&quot;, &quot;&amp;HLOOKUP([.F37]; [.J37:.J37]; 1; 0); &quot;&quot;) &amp;  IFERROR(&quot;, &quot;&amp;HLOOKUP([.F37]; [.K37:.K37]; 1; 0); &quot;&quot;) &amp;  IFERROR(&quot;, &quot;&amp;HLOOKUP([.F37]; [.L37:.L37]; 1; 0); &quot;&quot;) &amp;  IFERROR(&quot;, &quot;&amp;HLOOKUP([.F37]; [.M37:.M37]; 1; 0); &quot;&quot;) &amp;  IFERROR(&quot;, &quot;&amp;HLOOKUP([.F37]; [.N37:.N37]; 1; 0); &quot;&quot;) &amp;  IFERROR(&quot;, &quot;&amp;HLOOKUP([.F37]; [.O37:.O37]; 1; 0); &quot;&quot;) &amp;  IFERROR(&quot;, &quot;&amp;HLOOKUP([.F37]; [.P37:.P37]; 1; 0); &quot;&quot;); 1; 2; &quot;&quot;))">
            <text:p/>
          </table:table-cell>
          <table:table-cell table:style-name="ce5" table:formula="of:=IF([.H$1]=&quot;&quot;; &quot;&quot;; REPLACE(IFERROR(&quot;, &quot;&amp;HLOOKUP([.H$1]; [.I37:.I37]; 1; 0); &quot;&quot;) &amp;  IFERROR(&quot;, &quot;&amp;HLOOKUP([.H$1]; [.J37:.J37]; 1; 0); &quot;&quot;) &amp;  IFERROR(&quot;, &quot;&amp;HLOOKUP([.H$1]; [.K37:.K37]; 1; 0); &quot;&quot;) &amp;  IFERROR(&quot;, &quot;&amp;HLOOKUP([.H$1]; [.L37:.L37]; 1; 0); &quot;&quot;) &amp;  IFERROR(&quot;, &quot;&amp;HLOOKUP([.H$1]; [.M37:.M37]; 1; 0); &quot;&quot;) &amp;  IFERROR(&quot;, &quot;&amp;HLOOKUP([.H$1]; [.N37:.N37]; 1; 0); &quot;&quot;) &amp;  IFERROR(&quot;, &quot;&amp;HLOOKUP([.H$1]; [.O37:.O37]; 1; 0); &quot;&quot;) &amp;  IFERROR(&quot;, &quot;&amp;HLOOKUP([.H$1]; [.P37:.P37]; 1; 0); &quot;&quot;); 1; 2; &quot;&quot;))">
            <text:p/>
          </table:table-cell>
          <table:table-cell table:style-name="ce7" table:formula="of:=IFERROR(MID([.$E37];SEARCH([.I$1]&amp;&quot; : &quot;;[.$E37]) + 4; SEARCH(&quot;&#10;&quot;;[.$E37]; SEARCH([.I$1]&amp;&quot; : &quot;;[.$E37])) - SEARCH([.I$1]&amp;&quot; : &quot;;[.$E37]) - 4);&quot;&quot;)" office:value-type="string" office:string-value="VI0_D[17] " calcext:value-type="string">
            <text:p>VI0_D[17] </text:p>
          </table:table-cell>
          <table:table-cell table:style-name="ce7" table:formula="of:=IFERROR(MID([.$E37];SEARCH([.J$1]&amp;&quot; : &quot;;[.$E37]) + 4; SEARCH(&quot;&#10;&quot;;[.$E37]; SEARCH([.J$1]&amp;&quot; : &quot;;[.$E37])) - SEARCH([.J$1]&amp;&quot; : &quot;;[.$E37]) - 4);&quot;&quot;)" office:value-type="string" office:string-value="SD1_D0 " calcext:value-type="string">
            <text:p>SD1_D0 </text:p>
          </table:table-cell>
          <table:table-cell table:style-name="ce7" table:formula="of:=IFERROR(MID([.$E37];SEARCH([.K$1]&amp;&quot; : &quot;;[.$E37]) + 4; SEARCH(&quot;&#10;&quot;;[.$E37]; SEARCH([.K$1]&amp;&quot; : &quot;;[.$E37])) - SEARCH([.K$1]&amp;&quot; : &quot;;[.$E37]) - 4);&quot;&quot;)" office:value-type="string" office:string-value="VO_D[26] " calcext:value-type="string">
            <text:p>VO_D[26] </text:p>
          </table:table-cell>
          <table:table-cell table:style-name="ce7" table:formula="of:=IFERROR(MID([.$E37];SEARCH([.L$1]&amp;&quot; : &quot;;[.$E37]) + 4; SEARCH(&quot;&#10;&quot;;[.$E37]; SEARCH([.L$1]&amp;&quot; : &quot;;[.$E37])) - SEARCH([.L$1]&amp;&quot; : &quot;;[.$E37]) - 4);&quot;&quot;)" office:value-type="string" office:string-value="XGPIOC[20] (default)" calcext:value-type="string">
            <text:p>XGPIOC[20] (default)</text:p>
          </table:table-cell>
          <table:table-cell table:style-name="ce7" table:formula="of:=IFERROR(MID([.$E37];SEARCH([.M$1]&amp;&quot; : &quot;;[.$E37]) + 4; SEARCH(&quot;&#10;&quot;;[.$E37]; SEARCH([.M$1]&amp;&quot; : &quot;;[.$E37])) - SEARCH([.M$1]&amp;&quot; : &quot;;[.$E37]) - 4);&quot;&quot;)" office:value-type="string" office:string-value="IIC2_SDA " calcext:value-type="string">
            <text:p>IIC2_SDA </text:p>
          </table:table-cell>
          <table:table-cell table:style-name="ce7" table:formula="of:=IFERROR(MID([.$E37];SEARCH([.N$1]&amp;&quot; : &quot;;[.$E37]) + 4; SEARCH(&quot;&#10;&quot;;[.$E37]; SEARCH([.N$1]&amp;&quot; : &quot;;[.$E37])) - SEARCH([.N$1]&amp;&quot; : &quot;;[.$E37]) - 4);&quot;&quot;)" office:value-type="string" office:string-value="PWM[14] " calcext:value-type="string">
            <text:p>PWM[14] </text:p>
          </table:table-cell>
          <table:table-cell table:style-name="ce7" table:formula="of:=IFERROR(MID([.$E37];SEARCH([.O$1]&amp;&quot; : &quot;;[.$E37]) + 4; SEARCH(&quot;&#10;&quot;;[.$E37]; SEARCH([.O$1]&amp;&quot; : &quot;;[.$E37])) - SEARCH([.O$1]&amp;&quot; : &quot;;[.$E37]) - 4);&quot;&quot;)" office:value-type="string" office:string-value="IIC1_SDA " calcext:value-type="string">
            <text:p>IIC1_SDA </text:p>
          </table:table-cell>
          <table:table-cell table:style-name="ce7" table:formula="of:=IFERROR(MID([.$E37];SEARCH([.P$1]&amp;&quot; : &quot;;[.$E37]) + 4; SEARCH(&quot;&#10;&quot;;[.$E37]; SEARCH([.P$1]&amp;&quot; : &quot;;[.$E37])) - SEARCH([.P$1]&amp;&quot; : &quot;;[.$E37]) - 4);&quot;&quot;)" office:value-type="string" office:string-value="CAM_VS0 " calcext:value-type="string">
            <text:p>CAM_VS0 </text:p>
          </table:table-cell>
        </table:table-row>
        <table:table-row table:style-name="ro2">
          <table:table-cell table:formula="of:=[$'Milk-V Duo S raw pinout'.I23]" office:value-type="float" office:value="37" calcext:value-type="float">
            <text:p>37</text:p>
          </table:table-cell>
          <table:table-cell table:formula="of:=[$'Milk-V Duo S raw pinout'.J23]" office:value-type="string" office:string-value="GND" calcext:value-type="string">
            <text:p>GND</text:p>
          </table:table-cell>
          <table:table-cell table:formula="of:=IF([$'Milk-V Duo S raw pinout'.K23]&lt;&gt;&quot;&quot;;[$'Milk-V Duo S raw pinout'.K23];&quot;&quot;)">
            <text:p/>
          </table:table-cell>
          <table:table-cell table:style-name="ce4" table:formula="of:=IF([.C38]&lt;&gt;&quot;&quot;;INDEX([$'SG2000 Mux'.B:.B];MATCH(&quot;*&quot;&amp;[.C38]&amp;&quot;*&quot;;[$'SG2000 Mux'.I:.I];0));&quot;&quot;)">
            <text:p/>
          </table:table-cell>
          <table:table-cell table:formula="of:=IF([.D38]=&quot;&quot;;&quot;&quot;; VLOOKUP([.D38];[$'SG2000 Mux'.B:.I];8;0))">
            <text:p/>
          </table:table-cell>
          <table:table-cell/>
          <table:table-cell table:formula="of:=IF([.F38]=&quot;&quot;; &quot;&quot;; REPLACE(IFERROR(&quot;, &quot;&amp;HLOOKUP([.F38]; [.I38:.I38]; 1; 0); &quot;&quot;) &amp;  IFERROR(&quot;, &quot;&amp;HLOOKUP([.F38]; [.J38:.J38]; 1; 0); &quot;&quot;) &amp;  IFERROR(&quot;, &quot;&amp;HLOOKUP([.F38]; [.K38:.K38]; 1; 0); &quot;&quot;) &amp;  IFERROR(&quot;, &quot;&amp;HLOOKUP([.F38]; [.L38:.L38]; 1; 0); &quot;&quot;) &amp;  IFERROR(&quot;, &quot;&amp;HLOOKUP([.F38]; [.M38:.M38]; 1; 0); &quot;&quot;) &amp;  IFERROR(&quot;, &quot;&amp;HLOOKUP([.F38]; [.N38:.N38]; 1; 0); &quot;&quot;) &amp;  IFERROR(&quot;, &quot;&amp;HLOOKUP([.F38]; [.O38:.O38]; 1; 0); &quot;&quot;) &amp;  IFERROR(&quot;, &quot;&amp;HLOOKUP([.F38]; [.P38:.P38]; 1; 0); &quot;&quot;); 1; 2; &quot;&quot;))">
            <text:p/>
          </table:table-cell>
          <table:table-cell table:style-name="ce5" table:formula="of:=IF([.H$1]=&quot;&quot;; &quot;&quot;; REPLACE(IFERROR(&quot;, &quot;&amp;HLOOKUP([.H$1]; [.I38:.I38]; 1; 0); &quot;&quot;) &amp;  IFERROR(&quot;, &quot;&amp;HLOOKUP([.H$1]; [.J38:.J38]; 1; 0); &quot;&quot;) &amp;  IFERROR(&quot;, &quot;&amp;HLOOKUP([.H$1]; [.K38:.K38]; 1; 0); &quot;&quot;) &amp;  IFERROR(&quot;, &quot;&amp;HLOOKUP([.H$1]; [.L38:.L38]; 1; 0); &quot;&quot;) &amp;  IFERROR(&quot;, &quot;&amp;HLOOKUP([.H$1]; [.M38:.M38]; 1; 0); &quot;&quot;) &amp;  IFERROR(&quot;, &quot;&amp;HLOOKUP([.H$1]; [.N38:.N38]; 1; 0); &quot;&quot;) &amp;  IFERROR(&quot;, &quot;&amp;HLOOKUP([.H$1]; [.O38:.O38]; 1; 0); &quot;&quot;) &amp;  IFERROR(&quot;, &quot;&amp;HLOOKUP([.H$1]; [.P38:.P38]; 1; 0); &quot;&quot;); 1; 2; &quot;&quot;))">
            <text:p/>
          </table:table-cell>
          <table:table-cell table:style-name="ce7" table:formula="of:=IFERROR(MID([.$E38];SEARCH([.I$1]&amp;&quot; : &quot;;[.$E38]) + 4; SEARCH(&quot;&#10;&quot;;[.$E38]; SEARCH([.I$1]&amp;&quot; : &quot;;[.$E38])) - SEARCH([.I$1]&amp;&quot; : &quot;;[.$E38]) - 4);&quot;&quot;)">
            <text:p/>
          </table:table-cell>
          <table:table-cell table:style-name="ce7" table:formula="of:=IFERROR(MID([.$E38];SEARCH([.J$1]&amp;&quot; : &quot;;[.$E38]) + 4; SEARCH(&quot;&#10;&quot;;[.$E38]; SEARCH([.J$1]&amp;&quot; : &quot;;[.$E38])) - SEARCH([.J$1]&amp;&quot; : &quot;;[.$E38]) - 4);&quot;&quot;)">
            <text:p/>
          </table:table-cell>
          <table:table-cell table:style-name="ce7" table:formula="of:=IFERROR(MID([.$E38];SEARCH([.K$1]&amp;&quot; : &quot;;[.$E38]) + 4; SEARCH(&quot;&#10;&quot;;[.$E38]; SEARCH([.K$1]&amp;&quot; : &quot;;[.$E38])) - SEARCH([.K$1]&amp;&quot; : &quot;;[.$E38]) - 4);&quot;&quot;)">
            <text:p/>
          </table:table-cell>
          <table:table-cell table:style-name="ce7" table:formula="of:=IFERROR(MID([.$E38];SEARCH([.L$1]&amp;&quot; : &quot;;[.$E38]) + 4; SEARCH(&quot;&#10;&quot;;[.$E38]; SEARCH([.L$1]&amp;&quot; : &quot;;[.$E38])) - SEARCH([.L$1]&amp;&quot; : &quot;;[.$E38]) - 4);&quot;&quot;)">
            <text:p/>
          </table:table-cell>
          <table:table-cell table:style-name="ce7" table:formula="of:=IFERROR(MID([.$E38];SEARCH([.M$1]&amp;&quot; : &quot;;[.$E38]) + 4; SEARCH(&quot;&#10;&quot;;[.$E38]; SEARCH([.M$1]&amp;&quot; : &quot;;[.$E38])) - SEARCH([.M$1]&amp;&quot; : &quot;;[.$E38]) - 4);&quot;&quot;)">
            <text:p/>
          </table:table-cell>
          <table:table-cell table:style-name="ce7" table:formula="of:=IFERROR(MID([.$E38];SEARCH([.N$1]&amp;&quot; : &quot;;[.$E38]) + 4; SEARCH(&quot;&#10;&quot;;[.$E38]; SEARCH([.N$1]&amp;&quot; : &quot;;[.$E38])) - SEARCH([.N$1]&amp;&quot; : &quot;;[.$E38]) - 4);&quot;&quot;)">
            <text:p/>
          </table:table-cell>
          <table:table-cell table:style-name="ce7" table:formula="of:=IFERROR(MID([.$E38];SEARCH([.O$1]&amp;&quot; : &quot;;[.$E38]) + 4; SEARCH(&quot;&#10;&quot;;[.$E38]; SEARCH([.O$1]&amp;&quot; : &quot;;[.$E38])) - SEARCH([.O$1]&amp;&quot; : &quot;;[.$E38]) - 4);&quot;&quot;)">
            <text:p/>
          </table:table-cell>
          <table:table-cell table:style-name="ce7" table:formula="of:=IFERROR(MID([.$E38];SEARCH([.P$1]&amp;&quot; : &quot;;[.$E38]) + 4; SEARCH(&quot;&#10;&quot;;[.$E38]; SEARCH([.P$1]&amp;&quot; : &quot;;[.$E38])) - SEARCH([.P$1]&amp;&quot; : &quot;;[.$E38]) - 4);&quot;&quot;)">
            <text:p/>
          </table:table-cell>
        </table:table-row>
        <table:table-row table:style-name="ro2">
          <table:table-cell table:formula="of:=[$'Milk-V Duo S raw pinout'.H23]" office:value-type="float" office:value="38" calcext:value-type="float">
            <text:p>38</text:p>
          </table:table-cell>
          <table:table-cell table:formula="of:=[$'Milk-V Duo S raw pinout'.G23]" office:value-type="string" office:string-value="GND" calcext:value-type="string">
            <text:p>GND</text:p>
          </table:table-cell>
          <table:table-cell table:formula="of:=IF([$'Milk-V Duo S raw pinout'.F23]&lt;&gt;&quot;&quot;;[$'Milk-V Duo S raw pinout'.F23];&quot;&quot;)">
            <text:p/>
          </table:table-cell>
          <table:table-cell table:style-name="ce4" table:formula="of:=IF([.C39]&lt;&gt;&quot;&quot;;INDEX([$'SG2000 Mux'.B:.B];MATCH(&quot;*&quot;&amp;[.C39]&amp;&quot;*&quot;;[$'SG2000 Mux'.I:.I];0));&quot;&quot;)">
            <text:p/>
          </table:table-cell>
          <table:table-cell table:formula="of:=IF([.D39]=&quot;&quot;;&quot;&quot;; VLOOKUP([.D39];[$'SG2000 Mux'.B:.I];8;0))">
            <text:p/>
          </table:table-cell>
          <table:table-cell/>
          <table:table-cell table:formula="of:=IF([.F39]=&quot;&quot;; &quot;&quot;; REPLACE(IFERROR(&quot;, &quot;&amp;HLOOKUP([.F39]; [.I39:.I39]; 1; 0); &quot;&quot;) &amp;  IFERROR(&quot;, &quot;&amp;HLOOKUP([.F39]; [.J39:.J39]; 1; 0); &quot;&quot;) &amp;  IFERROR(&quot;, &quot;&amp;HLOOKUP([.F39]; [.K39:.K39]; 1; 0); &quot;&quot;) &amp;  IFERROR(&quot;, &quot;&amp;HLOOKUP([.F39]; [.L39:.L39]; 1; 0); &quot;&quot;) &amp;  IFERROR(&quot;, &quot;&amp;HLOOKUP([.F39]; [.M39:.M39]; 1; 0); &quot;&quot;) &amp;  IFERROR(&quot;, &quot;&amp;HLOOKUP([.F39]; [.N39:.N39]; 1; 0); &quot;&quot;) &amp;  IFERROR(&quot;, &quot;&amp;HLOOKUP([.F39]; [.O39:.O39]; 1; 0); &quot;&quot;) &amp;  IFERROR(&quot;, &quot;&amp;HLOOKUP([.F39]; [.P39:.P39]; 1; 0); &quot;&quot;); 1; 2; &quot;&quot;))">
            <text:p/>
          </table:table-cell>
          <table:table-cell table:style-name="ce5" table:formula="of:=IF([.H$1]=&quot;&quot;; &quot;&quot;; REPLACE(IFERROR(&quot;, &quot;&amp;HLOOKUP([.H$1]; [.I39:.I39]; 1; 0); &quot;&quot;) &amp;  IFERROR(&quot;, &quot;&amp;HLOOKUP([.H$1]; [.J39:.J39]; 1; 0); &quot;&quot;) &amp;  IFERROR(&quot;, &quot;&amp;HLOOKUP([.H$1]; [.K39:.K39]; 1; 0); &quot;&quot;) &amp;  IFERROR(&quot;, &quot;&amp;HLOOKUP([.H$1]; [.L39:.L39]; 1; 0); &quot;&quot;) &amp;  IFERROR(&quot;, &quot;&amp;HLOOKUP([.H$1]; [.M39:.M39]; 1; 0); &quot;&quot;) &amp;  IFERROR(&quot;, &quot;&amp;HLOOKUP([.H$1]; [.N39:.N39]; 1; 0); &quot;&quot;) &amp;  IFERROR(&quot;, &quot;&amp;HLOOKUP([.H$1]; [.O39:.O39]; 1; 0); &quot;&quot;) &amp;  IFERROR(&quot;, &quot;&amp;HLOOKUP([.H$1]; [.P39:.P39]; 1; 0); &quot;&quot;); 1; 2; &quot;&quot;))">
            <text:p/>
          </table:table-cell>
          <table:table-cell table:style-name="ce7" table:formula="of:=IFERROR(MID([.$E39];SEARCH([.I$1]&amp;&quot; : &quot;;[.$E39]) + 4; SEARCH(&quot;&#10;&quot;;[.$E39]; SEARCH([.I$1]&amp;&quot; : &quot;;[.$E39])) - SEARCH([.I$1]&amp;&quot; : &quot;;[.$E39]) - 4);&quot;&quot;)">
            <text:p/>
          </table:table-cell>
          <table:table-cell table:style-name="ce7" table:formula="of:=IFERROR(MID([.$E39];SEARCH([.J$1]&amp;&quot; : &quot;;[.$E39]) + 4; SEARCH(&quot;&#10;&quot;;[.$E39]; SEARCH([.J$1]&amp;&quot; : &quot;;[.$E39])) - SEARCH([.J$1]&amp;&quot; : &quot;;[.$E39]) - 4);&quot;&quot;)">
            <text:p/>
          </table:table-cell>
          <table:table-cell table:style-name="ce7" table:formula="of:=IFERROR(MID([.$E39];SEARCH([.K$1]&amp;&quot; : &quot;;[.$E39]) + 4; SEARCH(&quot;&#10;&quot;;[.$E39]; SEARCH([.K$1]&amp;&quot; : &quot;;[.$E39])) - SEARCH([.K$1]&amp;&quot; : &quot;;[.$E39]) - 4);&quot;&quot;)">
            <text:p/>
          </table:table-cell>
          <table:table-cell table:style-name="ce7" table:formula="of:=IFERROR(MID([.$E39];SEARCH([.L$1]&amp;&quot; : &quot;;[.$E39]) + 4; SEARCH(&quot;&#10;&quot;;[.$E39]; SEARCH([.L$1]&amp;&quot; : &quot;;[.$E39])) - SEARCH([.L$1]&amp;&quot; : &quot;;[.$E39]) - 4);&quot;&quot;)">
            <text:p/>
          </table:table-cell>
          <table:table-cell table:style-name="ce7" table:formula="of:=IFERROR(MID([.$E39];SEARCH([.M$1]&amp;&quot; : &quot;;[.$E39]) + 4; SEARCH(&quot;&#10;&quot;;[.$E39]; SEARCH([.M$1]&amp;&quot; : &quot;;[.$E39])) - SEARCH([.M$1]&amp;&quot; : &quot;;[.$E39]) - 4);&quot;&quot;)">
            <text:p/>
          </table:table-cell>
          <table:table-cell table:style-name="ce7" table:formula="of:=IFERROR(MID([.$E39];SEARCH([.N$1]&amp;&quot; : &quot;;[.$E39]) + 4; SEARCH(&quot;&#10;&quot;;[.$E39]; SEARCH([.N$1]&amp;&quot; : &quot;;[.$E39])) - SEARCH([.N$1]&amp;&quot; : &quot;;[.$E39]) - 4);&quot;&quot;)">
            <text:p/>
          </table:table-cell>
          <table:table-cell table:style-name="ce7" table:formula="of:=IFERROR(MID([.$E39];SEARCH([.O$1]&amp;&quot; : &quot;;[.$E39]) + 4; SEARCH(&quot;&#10;&quot;;[.$E39]; SEARCH([.O$1]&amp;&quot; : &quot;;[.$E39])) - SEARCH([.O$1]&amp;&quot; : &quot;;[.$E39]) - 4);&quot;&quot;)">
            <text:p/>
          </table:table-cell>
          <table:table-cell table:style-name="ce7" table:formula="of:=IFERROR(MID([.$E39];SEARCH([.P$1]&amp;&quot; : &quot;;[.$E39]) + 4; SEARCH(&quot;&#10;&quot;;[.$E39]; SEARCH([.P$1]&amp;&quot; : &quot;;[.$E39])) - SEARCH([.P$1]&amp;&quot; : &quot;;[.$E39]) - 4);&quot;&quot;)">
            <text:p/>
          </table:table-cell>
        </table:table-row>
        <table:table-row table:style-name="ro2">
          <table:table-cell table:formula="of:=[$'Milk-V Duo S raw pinout'.I22]" office:value-type="float" office:value="39" calcext:value-type="float">
            <text:p>39</text:p>
          </table:table-cell>
          <table:table-cell table:formula="of:=[$'Milk-V Duo S raw pinout'.J22]" office:value-type="string" office:string-value="C19" calcext:value-type="string">
            <text:p>C19</text:p>
          </table:table-cell>
          <table:table-cell table:formula="of:=IF([$'Milk-V Duo S raw pinout'.K22]&lt;&gt;&quot;&quot;;[$'Milk-V Duo S raw pinout'.K22];&quot;&quot;)" office:value-type="string" office:string-value="XGPIOC[19]" calcext:value-type="string">
            <text:p>XGPIOC[19]</text:p>
          </table:table-cell>
          <table:table-cell table:style-name="ce4" table:formula="of:=IF([.C40]&lt;&gt;&quot;&quot;;INDEX([$'SG2000 Mux'.B:.B];MATCH(&quot;*&quot;&amp;[.C40]&amp;&quot;*&quot;;[$'SG2000 Mux'.I:.I];0));&quot;&quot;)" office:value-type="string" office:string-value="PAD_MIPI_TXP4" calcext:value-type="string">
            <text:p>PAD_MIPI_TXP4</text:p>
          </table:table-cell>
          <table:table-cell table:formula="of:=IF([.D40]=&quot;&quot;;&quot;&quot;; VLOOKUP([.D40];[$'SG2000 Mux'.B:.I];8;0))" office:value-type="string" office:string-value="IO PAD_MIPI_TXP4 function select : &#10;    0 : VI0_D[16] &#10;    1 : SD1_CMD &#10;    2 : VO_D[25] &#10;    3 : XGPIOC[19] (default)&#10;    4 : CAM_MCLK0 &#10;    5 : PWM[13] &#10;    6 : IIC1_SCL &#10;    7 : DBG[19] &#10;    Others : Reserved" calcext:value-type="string">
            <text:p>IO PAD_MIPI_TXP4 function select : </text:p>
            <text:p>    0 : VI0_D[16] </text:p>
            <text:p>    1 : SD1_CMD </text:p>
            <text:p>    2 : VO_D[25] </text:p>
            <text:p>    3 : XGPIOC[19] (default)</text:p>
            <text:p>    4 : CAM_MCLK0 </text:p>
            <text:p>    5 : PWM[13] </text:p>
            <text:p>    6 : IIC1_SCL </text:p>
            <text:p>    7 : DBG[19] </text:p>
            <text:p>    Others : Reserved</text:p>
          </table:table-cell>
          <table:table-cell/>
          <table:table-cell table:formula="of:=IF([.F40]=&quot;&quot;; &quot;&quot;; REPLACE(IFERROR(&quot;, &quot;&amp;HLOOKUP([.F40]; [.I40:.I40]; 1; 0); &quot;&quot;) &amp;  IFERROR(&quot;, &quot;&amp;HLOOKUP([.F40]; [.J40:.J40]; 1; 0); &quot;&quot;) &amp;  IFERROR(&quot;, &quot;&amp;HLOOKUP([.F40]; [.K40:.K40]; 1; 0); &quot;&quot;) &amp;  IFERROR(&quot;, &quot;&amp;HLOOKUP([.F40]; [.L40:.L40]; 1; 0); &quot;&quot;) &amp;  IFERROR(&quot;, &quot;&amp;HLOOKUP([.F40]; [.M40:.M40]; 1; 0); &quot;&quot;) &amp;  IFERROR(&quot;, &quot;&amp;HLOOKUP([.F40]; [.N40:.N40]; 1; 0); &quot;&quot;) &amp;  IFERROR(&quot;, &quot;&amp;HLOOKUP([.F40]; [.O40:.O40]; 1; 0); &quot;&quot;) &amp;  IFERROR(&quot;, &quot;&amp;HLOOKUP([.F40]; [.P40:.P40]; 1; 0); &quot;&quot;); 1; 2; &quot;&quot;))">
            <text:p/>
          </table:table-cell>
          <table:table-cell table:style-name="ce5" table:formula="of:=IF([.H$1]=&quot;&quot;; &quot;&quot;; REPLACE(IFERROR(&quot;, &quot;&amp;HLOOKUP([.H$1]; [.I40:.I40]; 1; 0); &quot;&quot;) &amp;  IFERROR(&quot;, &quot;&amp;HLOOKUP([.H$1]; [.J40:.J40]; 1; 0); &quot;&quot;) &amp;  IFERROR(&quot;, &quot;&amp;HLOOKUP([.H$1]; [.K40:.K40]; 1; 0); &quot;&quot;) &amp;  IFERROR(&quot;, &quot;&amp;HLOOKUP([.H$1]; [.L40:.L40]; 1; 0); &quot;&quot;) &amp;  IFERROR(&quot;, &quot;&amp;HLOOKUP([.H$1]; [.M40:.M40]; 1; 0); &quot;&quot;) &amp;  IFERROR(&quot;, &quot;&amp;HLOOKUP([.H$1]; [.N40:.N40]; 1; 0); &quot;&quot;) &amp;  IFERROR(&quot;, &quot;&amp;HLOOKUP([.H$1]; [.O40:.O40]; 1; 0); &quot;&quot;) &amp;  IFERROR(&quot;, &quot;&amp;HLOOKUP([.H$1]; [.P40:.P40]; 1; 0); &quot;&quot;); 1; 2; &quot;&quot;))">
            <text:p/>
          </table:table-cell>
          <table:table-cell table:style-name="ce7" table:formula="of:=IFERROR(MID([.$E40];SEARCH([.I$1]&amp;&quot; : &quot;;[.$E40]) + 4; SEARCH(&quot;&#10;&quot;;[.$E40]; SEARCH([.I$1]&amp;&quot; : &quot;;[.$E40])) - SEARCH([.I$1]&amp;&quot; : &quot;;[.$E40]) - 4);&quot;&quot;)" office:value-type="string" office:string-value="VI0_D[16] " calcext:value-type="string">
            <text:p>VI0_D[16] </text:p>
          </table:table-cell>
          <table:table-cell table:style-name="ce7" table:formula="of:=IFERROR(MID([.$E40];SEARCH([.J$1]&amp;&quot; : &quot;;[.$E40]) + 4; SEARCH(&quot;&#10;&quot;;[.$E40]; SEARCH([.J$1]&amp;&quot; : &quot;;[.$E40])) - SEARCH([.J$1]&amp;&quot; : &quot;;[.$E40]) - 4);&quot;&quot;)" office:value-type="string" office:string-value="SD1_CMD " calcext:value-type="string">
            <text:p>SD1_CMD </text:p>
          </table:table-cell>
          <table:table-cell table:style-name="ce7" table:formula="of:=IFERROR(MID([.$E40];SEARCH([.K$1]&amp;&quot; : &quot;;[.$E40]) + 4; SEARCH(&quot;&#10;&quot;;[.$E40]; SEARCH([.K$1]&amp;&quot; : &quot;;[.$E40])) - SEARCH([.K$1]&amp;&quot; : &quot;;[.$E40]) - 4);&quot;&quot;)" office:value-type="string" office:string-value="VO_D[25] " calcext:value-type="string">
            <text:p>VO_D[25] </text:p>
          </table:table-cell>
          <table:table-cell table:style-name="ce7" table:formula="of:=IFERROR(MID([.$E40];SEARCH([.L$1]&amp;&quot; : &quot;;[.$E40]) + 4; SEARCH(&quot;&#10;&quot;;[.$E40]; SEARCH([.L$1]&amp;&quot; : &quot;;[.$E40])) - SEARCH([.L$1]&amp;&quot; : &quot;;[.$E40]) - 4);&quot;&quot;)" office:value-type="string" office:string-value="XGPIOC[19] (default)" calcext:value-type="string">
            <text:p>XGPIOC[19] (default)</text:p>
          </table:table-cell>
          <table:table-cell table:style-name="ce7" table:formula="of:=IFERROR(MID([.$E40];SEARCH([.M$1]&amp;&quot; : &quot;;[.$E40]) + 4; SEARCH(&quot;&#10;&quot;;[.$E40]; SEARCH([.M$1]&amp;&quot; : &quot;;[.$E40])) - SEARCH([.M$1]&amp;&quot; : &quot;;[.$E40]) - 4);&quot;&quot;)" office:value-type="string" office:string-value="CAM_MCLK0 " calcext:value-type="string">
            <text:p>CAM_MCLK0 </text:p>
          </table:table-cell>
          <table:table-cell table:style-name="ce7" table:formula="of:=IFERROR(MID([.$E40];SEARCH([.N$1]&amp;&quot; : &quot;;[.$E40]) + 4; SEARCH(&quot;&#10;&quot;;[.$E40]; SEARCH([.N$1]&amp;&quot; : &quot;;[.$E40])) - SEARCH([.N$1]&amp;&quot; : &quot;;[.$E40]) - 4);&quot;&quot;)" office:value-type="string" office:string-value="PWM[13] " calcext:value-type="string">
            <text:p>PWM[13] </text:p>
          </table:table-cell>
          <table:table-cell table:style-name="ce7" table:formula="of:=IFERROR(MID([.$E40];SEARCH([.O$1]&amp;&quot; : &quot;;[.$E40]) + 4; SEARCH(&quot;&#10;&quot;;[.$E40]; SEARCH([.O$1]&amp;&quot; : &quot;;[.$E40])) - SEARCH([.O$1]&amp;&quot; : &quot;;[.$E40]) - 4);&quot;&quot;)" office:value-type="string" office:string-value="IIC1_SCL " calcext:value-type="string">
            <text:p>IIC1_SCL </text:p>
          </table:table-cell>
          <table:table-cell table:style-name="ce7" table:formula="of:=IFERROR(MID([.$E40];SEARCH([.P$1]&amp;&quot; : &quot;;[.$E40]) + 4; SEARCH(&quot;&#10;&quot;;[.$E40]; SEARCH([.P$1]&amp;&quot; : &quot;;[.$E40])) - SEARCH([.P$1]&amp;&quot; : &quot;;[.$E40]) - 4);&quot;&quot;)" office:value-type="string" office:string-value="DBG[19] " calcext:value-type="string">
            <text:p>DBG[19] </text:p>
          </table:table-cell>
        </table:table-row>
        <table:table-row table:style-name="ro2">
          <table:table-cell table:formula="of:=[$'Milk-V Duo S raw pinout'.H22]" office:value-type="float" office:value="40" calcext:value-type="float">
            <text:p>40</text:p>
          </table:table-cell>
          <table:table-cell table:formula="of:=[$'Milk-V Duo S raw pinout'.G22]" office:value-type="string" office:string-value="E0" calcext:value-type="string">
            <text:p>E0</text:p>
          </table:table-cell>
          <table:table-cell table:formula="of:=IF([$'Milk-V Duo S raw pinout'.F22]&lt;&gt;&quot;&quot;;[$'Milk-V Duo S raw pinout'.F22];&quot;&quot;)" office:value-type="string" office:string-value="PWR_GPIO[0]" calcext:value-type="string">
            <text:p>PWR_GPIO[0]</text:p>
          </table:table-cell>
          <table:table-cell table:style-name="ce4" table:formula="of:=IF([.C41]&lt;&gt;&quot;&quot;;INDEX([$'SG2000 Mux'.B:.B];MATCH(&quot;*&quot;&amp;[.C41]&amp;&quot;*&quot;;[$'SG2000 Mux'.I:.I];0));&quot;&quot;)" office:value-type="string" office:string-value="PWR_GPIO0" calcext:value-type="string">
            <text:p>PWR_GPIO0</text:p>
          </table:table-cell>
          <table:table-cell table:formula="of:=IF([.D41]=&quot;&quot;;&quot;&quot;; VLOOKUP([.D41];[$'SG2000 Mux'.B:.I];8;0))" office:value-type="string" office:string-value="IO PWR_GPIO0 function select : &#10;    0 : PWR_GPIO[0] (default)&#10;    1 : UART2_TX &#10;    2 : PWR_UART0_RX &#10;    4 : PWM[8] &#10;    Others : Reserved" calcext:value-type="string">
            <text:p>IO PWR_GPIO0 function select : </text:p>
            <text:p>    0 : PWR_GPIO[0] (default)</text:p>
            <text:p>    1 : UART2_TX </text:p>
            <text:p>    2 : PWR_UART0_RX </text:p>
            <text:p>    4 : PWM[8] </text:p>
            <text:p>    Others : Reserved</text:p>
          </table:table-cell>
          <table:table-cell/>
          <table:table-cell table:formula="of:=IF([.F41]=&quot;&quot;; &quot;&quot;; REPLACE(IFERROR(&quot;, &quot;&amp;HLOOKUP([.F41]; [.I41:.I41]; 1; 0); &quot;&quot;) &amp;  IFERROR(&quot;, &quot;&amp;HLOOKUP([.F41]; [.J41:.J41]; 1; 0); &quot;&quot;) &amp;  IFERROR(&quot;, &quot;&amp;HLOOKUP([.F41]; [.K41:.K41]; 1; 0); &quot;&quot;) &amp;  IFERROR(&quot;, &quot;&amp;HLOOKUP([.F41]; [.L41:.L41]; 1; 0); &quot;&quot;) &amp;  IFERROR(&quot;, &quot;&amp;HLOOKUP([.F41]; [.M41:.M41]; 1; 0); &quot;&quot;) &amp;  IFERROR(&quot;, &quot;&amp;HLOOKUP([.F41]; [.N41:.N41]; 1; 0); &quot;&quot;) &amp;  IFERROR(&quot;, &quot;&amp;HLOOKUP([.F41]; [.O41:.O41]; 1; 0); &quot;&quot;) &amp;  IFERROR(&quot;, &quot;&amp;HLOOKUP([.F41]; [.P41:.P41]; 1; 0); &quot;&quot;); 1; 2; &quot;&quot;))">
            <text:p/>
          </table:table-cell>
          <table:table-cell table:style-name="ce5" table:formula="of:=IF([.H$1]=&quot;&quot;; &quot;&quot;; REPLACE(IFERROR(&quot;, &quot;&amp;HLOOKUP([.H$1]; [.I41:.I41]; 1; 0); &quot;&quot;) &amp;  IFERROR(&quot;, &quot;&amp;HLOOKUP([.H$1]; [.J41:.J41]; 1; 0); &quot;&quot;) &amp;  IFERROR(&quot;, &quot;&amp;HLOOKUP([.H$1]; [.K41:.K41]; 1; 0); &quot;&quot;) &amp;  IFERROR(&quot;, &quot;&amp;HLOOKUP([.H$1]; [.L41:.L41]; 1; 0); &quot;&quot;) &amp;  IFERROR(&quot;, &quot;&amp;HLOOKUP([.H$1]; [.M41:.M41]; 1; 0); &quot;&quot;) &amp;  IFERROR(&quot;, &quot;&amp;HLOOKUP([.H$1]; [.N41:.N41]; 1; 0); &quot;&quot;) &amp;  IFERROR(&quot;, &quot;&amp;HLOOKUP([.H$1]; [.O41:.O41]; 1; 0); &quot;&quot;) &amp;  IFERROR(&quot;, &quot;&amp;HLOOKUP([.H$1]; [.P41:.P41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41];SEARCH([.I$1]&amp;&quot; : &quot;;[.$E41]) + 4; SEARCH(&quot;&#10;&quot;;[.$E41]; SEARCH([.I$1]&amp;&quot; : &quot;;[.$E41])) - SEARCH([.I$1]&amp;&quot; : &quot;;[.$E41]) - 4);&quot;&quot;)" office:value-type="string" office:string-value="PWR_GPIO[0] (default)" calcext:value-type="string">
            <text:p>PWR_GPIO[0] (default)</text:p>
          </table:table-cell>
          <table:table-cell table:style-name="ce7" table:formula="of:=IFERROR(MID([.$E41];SEARCH([.J$1]&amp;&quot; : &quot;;[.$E41]) + 4; SEARCH(&quot;&#10;&quot;;[.$E41]; SEARCH([.J$1]&amp;&quot; : &quot;;[.$E41])) - SEARCH([.J$1]&amp;&quot; : &quot;;[.$E41]) - 4);&quot;&quot;)" office:value-type="string" office:string-value="UART2_TX " calcext:value-type="string">
            <text:p>UART2_TX </text:p>
          </table:table-cell>
          <table:table-cell table:style-name="ce7" table:formula="of:=IFERROR(MID([.$E41];SEARCH([.K$1]&amp;&quot; : &quot;;[.$E41]) + 4; SEARCH(&quot;&#10;&quot;;[.$E41]; SEARCH([.K$1]&amp;&quot; : &quot;;[.$E41])) - SEARCH([.K$1]&amp;&quot; : &quot;;[.$E41]) - 4);&quot;&quot;)" office:value-type="string" office:string-value="PWR_UART0_RX " calcext:value-type="string">
            <text:p>PWR_UART0_RX </text:p>
          </table:table-cell>
          <table:table-cell table:style-name="ce7" table:formula="of:=IFERROR(MID([.$E41];SEARCH([.L$1]&amp;&quot; : &quot;;[.$E41]) + 4; SEARCH(&quot;&#10;&quot;;[.$E41]; SEARCH([.L$1]&amp;&quot; : &quot;;[.$E41])) - SEARCH([.L$1]&amp;&quot; : &quot;;[.$E41]) - 4);&quot;&quot;)">
            <text:p/>
          </table:table-cell>
          <table:table-cell table:style-name="ce7" table:formula="of:=IFERROR(MID([.$E41];SEARCH([.M$1]&amp;&quot; : &quot;;[.$E41]) + 4; SEARCH(&quot;&#10;&quot;;[.$E41]; SEARCH([.M$1]&amp;&quot; : &quot;;[.$E41])) - SEARCH([.M$1]&amp;&quot; : &quot;;[.$E41]) - 4);&quot;&quot;)" office:value-type="string" office:string-value="PWM[8] " calcext:value-type="string">
            <text:p>PWM[8] </text:p>
          </table:table-cell>
          <table:table-cell table:style-name="ce7" table:formula="of:=IFERROR(MID([.$E41];SEARCH([.N$1]&amp;&quot; : &quot;;[.$E41]) + 4; SEARCH(&quot;&#10;&quot;;[.$E41]; SEARCH([.N$1]&amp;&quot; : &quot;;[.$E41])) - SEARCH([.N$1]&amp;&quot; : &quot;;[.$E41]) - 4);&quot;&quot;)">
            <text:p/>
          </table:table-cell>
          <table:table-cell table:style-name="ce7" table:formula="of:=IFERROR(MID([.$E41];SEARCH([.O$1]&amp;&quot; : &quot;;[.$E41]) + 4; SEARCH(&quot;&#10;&quot;;[.$E41]; SEARCH([.O$1]&amp;&quot; : &quot;;[.$E41])) - SEARCH([.O$1]&amp;&quot; : &quot;;[.$E41]) - 4);&quot;&quot;)">
            <text:p/>
          </table:table-cell>
          <table:table-cell table:style-name="ce7" table:formula="of:=IFERROR(MID([.$E41];SEARCH([.P$1]&amp;&quot; : &quot;;[.$E41]) + 4; SEARCH(&quot;&#10;&quot;;[.$E41]; SEARCH([.P$1]&amp;&quot; : &quot;;[.$E41])) - SEARCH([.P$1]&amp;&quot; : &quot;;[.$E41]) - 4);&quot;&quot;)">
            <text:p/>
          </table:table-cell>
        </table:table-row>
        <table:table-row table:style-name="ro2">
          <table:table-cell table:formula="of:=[$'Milk-V Duo S raw pinout'.I21]" office:value-type="float" office:value="41" calcext:value-type="float">
            <text:p>41</text:p>
          </table:table-cell>
          <table:table-cell table:formula="of:=[$'Milk-V Duo S raw pinout'.J21]" office:value-type="string" office:string-value="C18" calcext:value-type="string">
            <text:p>C18</text:p>
          </table:table-cell>
          <table:table-cell table:formula="of:=IF([$'Milk-V Duo S raw pinout'.K21]&lt;&gt;&quot;&quot;;[$'Milk-V Duo S raw pinout'.K21];&quot;&quot;)" office:value-type="string" office:string-value="XGPIOC[18]" calcext:value-type="string">
            <text:p>XGPIOC[18]</text:p>
          </table:table-cell>
          <table:table-cell table:style-name="ce4" table:formula="of:=IF([.C42]&lt;&gt;&quot;&quot;;INDEX([$'SG2000 Mux'.B:.B];MATCH(&quot;*&quot;&amp;[.C42]&amp;&quot;*&quot;;[$'SG2000 Mux'.I:.I];0));&quot;&quot;)" office:value-type="string" office:string-value="PAD_MIPI_TXM4" calcext:value-type="string">
            <text:p>PAD_MIPI_TXM4</text:p>
          </table:table-cell>
          <table:table-cell table:formula="of:=IF([.D42]=&quot;&quot;;&quot;&quot;; VLOOKUP([.D42];[$'SG2000 Mux'.B:.I];8;0))" office:value-type="string" office:string-value="IO PAD_MIPI_TXM4 function select : &#10;    0 : VI0_D[15] &#10;    1 : SD1_CLK &#10;    2 : VO_D[24] &#10;    3 : XGPIOC[18] (default)&#10;    4 : CAM_MCLK1 &#10;    5 : PWM[12] &#10;    6 : IIC1_SDA &#10;    7 : DBG[18] &#10;    Others : Reserved" calcext:value-type="string">
            <text:p>IO PAD_MIPI_TXM4 function select : </text:p>
            <text:p>    0 : VI0_D[15] </text:p>
            <text:p>    1 : SD1_CLK </text:p>
            <text:p>    2 : VO_D[24] </text:p>
            <text:p>    3 : XGPIOC[18] (default)</text:p>
            <text:p>    4 : CAM_MCLK1 </text:p>
            <text:p>    5 : PWM[12] </text:p>
            <text:p>    6 : IIC1_SDA </text:p>
            <text:p>    7 : DBG[18] </text:p>
            <text:p>    Others : Reserved</text:p>
          </table:table-cell>
          <table:table-cell/>
          <table:table-cell table:formula="of:=IF([.F42]=&quot;&quot;; &quot;&quot;; REPLACE(IFERROR(&quot;, &quot;&amp;HLOOKUP([.F42]; [.I42:.I42]; 1; 0); &quot;&quot;) &amp;  IFERROR(&quot;, &quot;&amp;HLOOKUP([.F42]; [.J42:.J42]; 1; 0); &quot;&quot;) &amp;  IFERROR(&quot;, &quot;&amp;HLOOKUP([.F42]; [.K42:.K42]; 1; 0); &quot;&quot;) &amp;  IFERROR(&quot;, &quot;&amp;HLOOKUP([.F42]; [.L42:.L42]; 1; 0); &quot;&quot;) &amp;  IFERROR(&quot;, &quot;&amp;HLOOKUP([.F42]; [.M42:.M42]; 1; 0); &quot;&quot;) &amp;  IFERROR(&quot;, &quot;&amp;HLOOKUP([.F42]; [.N42:.N42]; 1; 0); &quot;&quot;) &amp;  IFERROR(&quot;, &quot;&amp;HLOOKUP([.F42]; [.O42:.O42]; 1; 0); &quot;&quot;) &amp;  IFERROR(&quot;, &quot;&amp;HLOOKUP([.F42]; [.P42:.P42]; 1; 0); &quot;&quot;); 1; 2; &quot;&quot;))">
            <text:p/>
          </table:table-cell>
          <table:table-cell table:style-name="ce5" table:formula="of:=IF([.H$1]=&quot;&quot;; &quot;&quot;; REPLACE(IFERROR(&quot;, &quot;&amp;HLOOKUP([.H$1]; [.I42:.I42]; 1; 0); &quot;&quot;) &amp;  IFERROR(&quot;, &quot;&amp;HLOOKUP([.H$1]; [.J42:.J42]; 1; 0); &quot;&quot;) &amp;  IFERROR(&quot;, &quot;&amp;HLOOKUP([.H$1]; [.K42:.K42]; 1; 0); &quot;&quot;) &amp;  IFERROR(&quot;, &quot;&amp;HLOOKUP([.H$1]; [.L42:.L42]; 1; 0); &quot;&quot;) &amp;  IFERROR(&quot;, &quot;&amp;HLOOKUP([.H$1]; [.M42:.M42]; 1; 0); &quot;&quot;) &amp;  IFERROR(&quot;, &quot;&amp;HLOOKUP([.H$1]; [.N42:.N42]; 1; 0); &quot;&quot;) &amp;  IFERROR(&quot;, &quot;&amp;HLOOKUP([.H$1]; [.O42:.O42]; 1; 0); &quot;&quot;) &amp;  IFERROR(&quot;, &quot;&amp;HLOOKUP([.H$1]; [.P42:.P42]; 1; 0); &quot;&quot;); 1; 2; &quot;&quot;))">
            <text:p/>
          </table:table-cell>
          <table:table-cell table:style-name="ce7" table:formula="of:=IFERROR(MID([.$E42];SEARCH([.I$1]&amp;&quot; : &quot;;[.$E42]) + 4; SEARCH(&quot;&#10;&quot;;[.$E42]; SEARCH([.I$1]&amp;&quot; : &quot;;[.$E42])) - SEARCH([.I$1]&amp;&quot; : &quot;;[.$E42]) - 4);&quot;&quot;)" office:value-type="string" office:string-value="VI0_D[15] " calcext:value-type="string">
            <text:p>VI0_D[15] </text:p>
          </table:table-cell>
          <table:table-cell table:style-name="ce7" table:formula="of:=IFERROR(MID([.$E42];SEARCH([.J$1]&amp;&quot; : &quot;;[.$E42]) + 4; SEARCH(&quot;&#10;&quot;;[.$E42]; SEARCH([.J$1]&amp;&quot; : &quot;;[.$E42])) - SEARCH([.J$1]&amp;&quot; : &quot;;[.$E42]) - 4);&quot;&quot;)" office:value-type="string" office:string-value="SD1_CLK " calcext:value-type="string">
            <text:p>SD1_CLK </text:p>
          </table:table-cell>
          <table:table-cell table:style-name="ce7" table:formula="of:=IFERROR(MID([.$E42];SEARCH([.K$1]&amp;&quot; : &quot;;[.$E42]) + 4; SEARCH(&quot;&#10;&quot;;[.$E42]; SEARCH([.K$1]&amp;&quot; : &quot;;[.$E42])) - SEARCH([.K$1]&amp;&quot; : &quot;;[.$E42]) - 4);&quot;&quot;)" office:value-type="string" office:string-value="VO_D[24] " calcext:value-type="string">
            <text:p>VO_D[24] </text:p>
          </table:table-cell>
          <table:table-cell table:style-name="ce7" table:formula="of:=IFERROR(MID([.$E42];SEARCH([.L$1]&amp;&quot; : &quot;;[.$E42]) + 4; SEARCH(&quot;&#10;&quot;;[.$E42]; SEARCH([.L$1]&amp;&quot; : &quot;;[.$E42])) - SEARCH([.L$1]&amp;&quot; : &quot;;[.$E42]) - 4);&quot;&quot;)" office:value-type="string" office:string-value="XGPIOC[18] (default)" calcext:value-type="string">
            <text:p>XGPIOC[18] (default)</text:p>
          </table:table-cell>
          <table:table-cell table:style-name="ce7" table:formula="of:=IFERROR(MID([.$E42];SEARCH([.M$1]&amp;&quot; : &quot;;[.$E42]) + 4; SEARCH(&quot;&#10;&quot;;[.$E42]; SEARCH([.M$1]&amp;&quot; : &quot;;[.$E42])) - SEARCH([.M$1]&amp;&quot; : &quot;;[.$E42]) - 4);&quot;&quot;)" office:value-type="string" office:string-value="CAM_MCLK1 " calcext:value-type="string">
            <text:p>CAM_MCLK1 </text:p>
          </table:table-cell>
          <table:table-cell table:style-name="ce7" table:formula="of:=IFERROR(MID([.$E42];SEARCH([.N$1]&amp;&quot; : &quot;;[.$E42]) + 4; SEARCH(&quot;&#10;&quot;;[.$E42]; SEARCH([.N$1]&amp;&quot; : &quot;;[.$E42])) - SEARCH([.N$1]&amp;&quot; : &quot;;[.$E42]) - 4);&quot;&quot;)" office:value-type="string" office:string-value="PWM[12] " calcext:value-type="string">
            <text:p>PWM[12] </text:p>
          </table:table-cell>
          <table:table-cell table:style-name="ce7" table:formula="of:=IFERROR(MID([.$E42];SEARCH([.O$1]&amp;&quot; : &quot;;[.$E42]) + 4; SEARCH(&quot;&#10;&quot;;[.$E42]; SEARCH([.O$1]&amp;&quot; : &quot;;[.$E42])) - SEARCH([.O$1]&amp;&quot; : &quot;;[.$E42]) - 4);&quot;&quot;)" office:value-type="string" office:string-value="IIC1_SDA " calcext:value-type="string">
            <text:p>IIC1_SDA </text:p>
          </table:table-cell>
          <table:table-cell table:style-name="ce7" table:formula="of:=IFERROR(MID([.$E42];SEARCH([.P$1]&amp;&quot; : &quot;;[.$E42]) + 4; SEARCH(&quot;&#10;&quot;;[.$E42]; SEARCH([.P$1]&amp;&quot; : &quot;;[.$E42])) - SEARCH([.P$1]&amp;&quot; : &quot;;[.$E42]) - 4);&quot;&quot;)" office:value-type="string" office:string-value="DBG[18] " calcext:value-type="string">
            <text:p>DBG[18] </text:p>
          </table:table-cell>
        </table:table-row>
        <table:table-row table:style-name="ro2">
          <table:table-cell table:formula="of:=[$'Milk-V Duo S raw pinout'.H21]" office:value-type="float" office:value="42" calcext:value-type="float">
            <text:p>42</text:p>
          </table:table-cell>
          <table:table-cell table:formula="of:=[$'Milk-V Duo S raw pinout'.G21]" office:value-type="string" office:string-value="E1" calcext:value-type="string">
            <text:p>E1</text:p>
          </table:table-cell>
          <table:table-cell table:formula="of:=IF([$'Milk-V Duo S raw pinout'.F21]&lt;&gt;&quot;&quot;;[$'Milk-V Duo S raw pinout'.F21];&quot;&quot;)" office:value-type="string" office:string-value="PWR_GPIO[1]" calcext:value-type="string">
            <text:p>PWR_GPIO[1]</text:p>
          </table:table-cell>
          <table:table-cell table:style-name="ce4" table:formula="of:=IF([.C43]&lt;&gt;&quot;&quot;;INDEX([$'SG2000 Mux'.B:.B];MATCH(&quot;*&quot;&amp;[.C43]&amp;&quot;*&quot;;[$'SG2000 Mux'.I:.I];0));&quot;&quot;)" office:value-type="string" office:string-value="PWR_GPIO1" calcext:value-type="string">
            <text:p>PWR_GPIO1</text:p>
          </table:table-cell>
          <table:table-cell table:formula="of:=IF([.D43]=&quot;&quot;;&quot;&quot;; VLOOKUP([.D43];[$'SG2000 Mux'.B:.I];8;0))" office:value-type="string" office:string-value="IO PWR_GPIO1 function select : &#10;    0 : PWR_GPIO[1] (default)&#10;    1 : UART2_RX &#10;    3 : EPHY_LNK_LED &#10;    4 : PWM[9] &#10;    5 : PWR_IIC_SCL &#10;    6 : IIC2_SCL &#10;    7 : CR_SDA0 &#10;    Others : Reserved" calcext:value-type="string">
            <text:p>IO PWR_GPIO1 function select : </text:p>
            <text:p>    0 : PWR_GPIO[1] (default)</text:p>
            <text:p>    1 : UART2_RX </text:p>
            <text:p>    3 : EPHY_LNK_LED </text:p>
            <text:p>    4 : PWM[9] </text:p>
            <text:p>    5 : PWR_IIC_SCL </text:p>
            <text:p>    6 : IIC2_SCL </text:p>
            <text:p>    7 : CR_SDA0 </text:p>
            <text:p>    Others : Reserved</text:p>
          </table:table-cell>
          <table:table-cell/>
          <table:table-cell table:formula="of:=IF([.F43]=&quot;&quot;; &quot;&quot;; REPLACE(IFERROR(&quot;, &quot;&amp;HLOOKUP([.F43]; [.I43:.I43]; 1; 0); &quot;&quot;) &amp;  IFERROR(&quot;, &quot;&amp;HLOOKUP([.F43]; [.J43:.J43]; 1; 0); &quot;&quot;) &amp;  IFERROR(&quot;, &quot;&amp;HLOOKUP([.F43]; [.K43:.K43]; 1; 0); &quot;&quot;) &amp;  IFERROR(&quot;, &quot;&amp;HLOOKUP([.F43]; [.L43:.L43]; 1; 0); &quot;&quot;) &amp;  IFERROR(&quot;, &quot;&amp;HLOOKUP([.F43]; [.M43:.M43]; 1; 0); &quot;&quot;) &amp;  IFERROR(&quot;, &quot;&amp;HLOOKUP([.F43]; [.N43:.N43]; 1; 0); &quot;&quot;) &amp;  IFERROR(&quot;, &quot;&amp;HLOOKUP([.F43]; [.O43:.O43]; 1; 0); &quot;&quot;) &amp;  IFERROR(&quot;, &quot;&amp;HLOOKUP([.F43]; [.P43:.P43]; 1; 0); &quot;&quot;); 1; 2; &quot;&quot;))">
            <text:p/>
          </table:table-cell>
          <table:table-cell table:style-name="ce5" table:formula="of:=IF([.H$1]=&quot;&quot;; &quot;&quot;; REPLACE(IFERROR(&quot;, &quot;&amp;HLOOKUP([.H$1]; [.I43:.I43]; 1; 0); &quot;&quot;) &amp;  IFERROR(&quot;, &quot;&amp;HLOOKUP([.H$1]; [.J43:.J43]; 1; 0); &quot;&quot;) &amp;  IFERROR(&quot;, &quot;&amp;HLOOKUP([.H$1]; [.K43:.K43]; 1; 0); &quot;&quot;) &amp;  IFERROR(&quot;, &quot;&amp;HLOOKUP([.H$1]; [.L43:.L43]; 1; 0); &quot;&quot;) &amp;  IFERROR(&quot;, &quot;&amp;HLOOKUP([.H$1]; [.M43:.M43]; 1; 0); &quot;&quot;) &amp;  IFERROR(&quot;, &quot;&amp;HLOOKUP([.H$1]; [.N43:.N43]; 1; 0); &quot;&quot;) &amp;  IFERROR(&quot;, &quot;&amp;HLOOKUP([.H$1]; [.O43:.O43]; 1; 0); &quot;&quot;) &amp;  IFERROR(&quot;, &quot;&amp;HLOOKUP([.H$1]; [.P43:.P43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43];SEARCH([.I$1]&amp;&quot; : &quot;;[.$E43]) + 4; SEARCH(&quot;&#10;&quot;;[.$E43]; SEARCH([.I$1]&amp;&quot; : &quot;;[.$E43])) - SEARCH([.I$1]&amp;&quot; : &quot;;[.$E43]) - 4);&quot;&quot;)" office:value-type="string" office:string-value="PWR_GPIO[1] (default)" calcext:value-type="string">
            <text:p>PWR_GPIO[1] (default)</text:p>
          </table:table-cell>
          <table:table-cell table:style-name="ce7" table:formula="of:=IFERROR(MID([.$E43];SEARCH([.J$1]&amp;&quot; : &quot;;[.$E43]) + 4; SEARCH(&quot;&#10;&quot;;[.$E43]; SEARCH([.J$1]&amp;&quot; : &quot;;[.$E43])) - SEARCH([.J$1]&amp;&quot; : &quot;;[.$E43]) - 4);&quot;&quot;)" office:value-type="string" office:string-value="UART2_RX " calcext:value-type="string">
            <text:p>UART2_RX </text:p>
          </table:table-cell>
          <table:table-cell table:style-name="ce7" table:formula="of:=IFERROR(MID([.$E43];SEARCH([.K$1]&amp;&quot; : &quot;;[.$E43]) + 4; SEARCH(&quot;&#10;&quot;;[.$E43]; SEARCH([.K$1]&amp;&quot; : &quot;;[.$E43])) - SEARCH([.K$1]&amp;&quot; : &quot;;[.$E43]) - 4);&quot;&quot;)">
            <text:p/>
          </table:table-cell>
          <table:table-cell table:style-name="ce7" table:formula="of:=IFERROR(MID([.$E43];SEARCH([.L$1]&amp;&quot; : &quot;;[.$E43]) + 4; SEARCH(&quot;&#10;&quot;;[.$E43]; SEARCH([.L$1]&amp;&quot; : &quot;;[.$E43])) - SEARCH([.L$1]&amp;&quot; : &quot;;[.$E43]) - 4);&quot;&quot;)" office:value-type="string" office:string-value="EPHY_LNK_LED " calcext:value-type="string">
            <text:p>EPHY_LNK_LED </text:p>
          </table:table-cell>
          <table:table-cell table:style-name="ce7" table:formula="of:=IFERROR(MID([.$E43];SEARCH([.M$1]&amp;&quot; : &quot;;[.$E43]) + 4; SEARCH(&quot;&#10;&quot;;[.$E43]; SEARCH([.M$1]&amp;&quot; : &quot;;[.$E43])) - SEARCH([.M$1]&amp;&quot; : &quot;;[.$E43]) - 4);&quot;&quot;)" office:value-type="string" office:string-value="PWM[9] " calcext:value-type="string">
            <text:p>PWM[9] </text:p>
          </table:table-cell>
          <table:table-cell table:style-name="ce7" table:formula="of:=IFERROR(MID([.$E43];SEARCH([.N$1]&amp;&quot; : &quot;;[.$E43]) + 4; SEARCH(&quot;&#10;&quot;;[.$E43]; SEARCH([.N$1]&amp;&quot; : &quot;;[.$E43])) - SEARCH([.N$1]&amp;&quot; : &quot;;[.$E43]) - 4);&quot;&quot;)" office:value-type="string" office:string-value="PWR_IIC_SCL " calcext:value-type="string">
            <text:p>PWR_IIC_SCL </text:p>
          </table:table-cell>
          <table:table-cell table:style-name="ce7" table:formula="of:=IFERROR(MID([.$E43];SEARCH([.O$1]&amp;&quot; : &quot;;[.$E43]) + 4; SEARCH(&quot;&#10;&quot;;[.$E43]; SEARCH([.O$1]&amp;&quot; : &quot;;[.$E43])) - SEARCH([.O$1]&amp;&quot; : &quot;;[.$E43]) - 4);&quot;&quot;)" office:value-type="string" office:string-value="IIC2_SCL " calcext:value-type="string">
            <text:p>IIC2_SCL </text:p>
          </table:table-cell>
          <table:table-cell table:style-name="ce7" table:formula="of:=IFERROR(MID([.$E43];SEARCH([.P$1]&amp;&quot; : &quot;;[.$E43]) + 4; SEARCH(&quot;&#10;&quot;;[.$E43]; SEARCH([.P$1]&amp;&quot; : &quot;;[.$E43])) - SEARCH([.P$1]&amp;&quot; : &quot;;[.$E43]) - 4);&quot;&quot;)" office:value-type="string" office:string-value="CR_SDA0 " calcext:value-type="string">
            <text:p>CR_SDA0 </text:p>
          </table:table-cell>
        </table:table-row>
        <table:table-row table:style-name="ro2">
          <table:table-cell table:formula="of:=[$'Milk-V Duo S raw pinout'.I20]" office:value-type="float" office:value="43" calcext:value-type="float">
            <text:p>43</text:p>
          </table:table-cell>
          <table:table-cell table:formula="of:=[$'Milk-V Duo S raw pinout'.J20]" office:value-type="string" office:string-value="3V3" calcext:value-type="string">
            <text:p>3V3</text:p>
          </table:table-cell>
          <table:table-cell table:formula="of:=IF([$'Milk-V Duo S raw pinout'.K20]&lt;&gt;&quot;&quot;;[$'Milk-V Duo S raw pinout'.K20];&quot;&quot;)">
            <text:p/>
          </table:table-cell>
          <table:table-cell table:style-name="ce4" table:formula="of:=IF([.C44]&lt;&gt;&quot;&quot;;INDEX([$'SG2000 Mux'.B:.B];MATCH(&quot;*&quot;&amp;[.C44]&amp;&quot;*&quot;;[$'SG2000 Mux'.I:.I];0));&quot;&quot;)">
            <text:p/>
          </table:table-cell>
          <table:table-cell table:formula="of:=IF([.D44]=&quot;&quot;;&quot;&quot;; VLOOKUP([.D44];[$'SG2000 Mux'.B:.I];8;0))">
            <text:p/>
          </table:table-cell>
          <table:table-cell/>
          <table:table-cell table:formula="of:=IF([.F44]=&quot;&quot;; &quot;&quot;; REPLACE(IFERROR(&quot;, &quot;&amp;HLOOKUP([.F44]; [.I44:.I44]; 1; 0); &quot;&quot;) &amp;  IFERROR(&quot;, &quot;&amp;HLOOKUP([.F44]; [.J44:.J44]; 1; 0); &quot;&quot;) &amp;  IFERROR(&quot;, &quot;&amp;HLOOKUP([.F44]; [.K44:.K44]; 1; 0); &quot;&quot;) &amp;  IFERROR(&quot;, &quot;&amp;HLOOKUP([.F44]; [.L44:.L44]; 1; 0); &quot;&quot;) &amp;  IFERROR(&quot;, &quot;&amp;HLOOKUP([.F44]; [.M44:.M44]; 1; 0); &quot;&quot;) &amp;  IFERROR(&quot;, &quot;&amp;HLOOKUP([.F44]; [.N44:.N44]; 1; 0); &quot;&quot;) &amp;  IFERROR(&quot;, &quot;&amp;HLOOKUP([.F44]; [.O44:.O44]; 1; 0); &quot;&quot;) &amp;  IFERROR(&quot;, &quot;&amp;HLOOKUP([.F44]; [.P44:.P44]; 1; 0); &quot;&quot;); 1; 2; &quot;&quot;))">
            <text:p/>
          </table:table-cell>
          <table:table-cell table:style-name="ce5" table:formula="of:=IF([.H$1]=&quot;&quot;; &quot;&quot;; REPLACE(IFERROR(&quot;, &quot;&amp;HLOOKUP([.H$1]; [.I44:.I44]; 1; 0); &quot;&quot;) &amp;  IFERROR(&quot;, &quot;&amp;HLOOKUP([.H$1]; [.J44:.J44]; 1; 0); &quot;&quot;) &amp;  IFERROR(&quot;, &quot;&amp;HLOOKUP([.H$1]; [.K44:.K44]; 1; 0); &quot;&quot;) &amp;  IFERROR(&quot;, &quot;&amp;HLOOKUP([.H$1]; [.L44:.L44]; 1; 0); &quot;&quot;) &amp;  IFERROR(&quot;, &quot;&amp;HLOOKUP([.H$1]; [.M44:.M44]; 1; 0); &quot;&quot;) &amp;  IFERROR(&quot;, &quot;&amp;HLOOKUP([.H$1]; [.N44:.N44]; 1; 0); &quot;&quot;) &amp;  IFERROR(&quot;, &quot;&amp;HLOOKUP([.H$1]; [.O44:.O44]; 1; 0); &quot;&quot;) &amp;  IFERROR(&quot;, &quot;&amp;HLOOKUP([.H$1]; [.P44:.P44]; 1; 0); &quot;&quot;); 1; 2; &quot;&quot;))">
            <text:p/>
          </table:table-cell>
          <table:table-cell table:style-name="ce7" table:formula="of:=IFERROR(MID([.$E44];SEARCH([.I$1]&amp;&quot; : &quot;;[.$E44]) + 4; SEARCH(&quot;&#10;&quot;;[.$E44]; SEARCH([.I$1]&amp;&quot; : &quot;;[.$E44])) - SEARCH([.I$1]&amp;&quot; : &quot;;[.$E44]) - 4);&quot;&quot;)">
            <text:p/>
          </table:table-cell>
          <table:table-cell table:style-name="ce7" table:formula="of:=IFERROR(MID([.$E44];SEARCH([.J$1]&amp;&quot; : &quot;;[.$E44]) + 4; SEARCH(&quot;&#10;&quot;;[.$E44]; SEARCH([.J$1]&amp;&quot; : &quot;;[.$E44])) - SEARCH([.J$1]&amp;&quot; : &quot;;[.$E44]) - 4);&quot;&quot;)">
            <text:p/>
          </table:table-cell>
          <table:table-cell table:style-name="ce7" table:formula="of:=IFERROR(MID([.$E44];SEARCH([.K$1]&amp;&quot; : &quot;;[.$E44]) + 4; SEARCH(&quot;&#10;&quot;;[.$E44]; SEARCH([.K$1]&amp;&quot; : &quot;;[.$E44])) - SEARCH([.K$1]&amp;&quot; : &quot;;[.$E44]) - 4);&quot;&quot;)">
            <text:p/>
          </table:table-cell>
          <table:table-cell table:style-name="ce7" table:formula="of:=IFERROR(MID([.$E44];SEARCH([.L$1]&amp;&quot; : &quot;;[.$E44]) + 4; SEARCH(&quot;&#10;&quot;;[.$E44]; SEARCH([.L$1]&amp;&quot; : &quot;;[.$E44])) - SEARCH([.L$1]&amp;&quot; : &quot;;[.$E44]) - 4);&quot;&quot;)">
            <text:p/>
          </table:table-cell>
          <table:table-cell table:style-name="ce7" table:formula="of:=IFERROR(MID([.$E44];SEARCH([.M$1]&amp;&quot; : &quot;;[.$E44]) + 4; SEARCH(&quot;&#10;&quot;;[.$E44]; SEARCH([.M$1]&amp;&quot; : &quot;;[.$E44])) - SEARCH([.M$1]&amp;&quot; : &quot;;[.$E44]) - 4);&quot;&quot;)">
            <text:p/>
          </table:table-cell>
          <table:table-cell table:style-name="ce7" table:formula="of:=IFERROR(MID([.$E44];SEARCH([.N$1]&amp;&quot; : &quot;;[.$E44]) + 4; SEARCH(&quot;&#10;&quot;;[.$E44]; SEARCH([.N$1]&amp;&quot; : &quot;;[.$E44])) - SEARCH([.N$1]&amp;&quot; : &quot;;[.$E44]) - 4);&quot;&quot;)">
            <text:p/>
          </table:table-cell>
          <table:table-cell table:style-name="ce7" table:formula="of:=IFERROR(MID([.$E44];SEARCH([.O$1]&amp;&quot; : &quot;;[.$E44]) + 4; SEARCH(&quot;&#10;&quot;;[.$E44]; SEARCH([.O$1]&amp;&quot; : &quot;;[.$E44])) - SEARCH([.O$1]&amp;&quot; : &quot;;[.$E44]) - 4);&quot;&quot;)">
            <text:p/>
          </table:table-cell>
          <table:table-cell table:style-name="ce7" table:formula="of:=IFERROR(MID([.$E44];SEARCH([.P$1]&amp;&quot; : &quot;;[.$E44]) + 4; SEARCH(&quot;&#10;&quot;;[.$E44]; SEARCH([.P$1]&amp;&quot; : &quot;;[.$E44])) - SEARCH([.P$1]&amp;&quot; : &quot;;[.$E44]) - 4);&quot;&quot;)">
            <text:p/>
          </table:table-cell>
        </table:table-row>
        <table:table-row table:style-name="ro2">
          <table:table-cell table:formula="of:=[$'Milk-V Duo S raw pinout'.H20]" office:value-type="float" office:value="44" calcext:value-type="float">
            <text:p>44</text:p>
          </table:table-cell>
          <table:table-cell table:formula="of:=[$'Milk-V Duo S raw pinout'.G20]" office:value-type="string" office:string-value="E2" calcext:value-type="string">
            <text:p>E2</text:p>
          </table:table-cell>
          <table:table-cell table:formula="of:=IF([$'Milk-V Duo S raw pinout'.F20]&lt;&gt;&quot;&quot;;[$'Milk-V Duo S raw pinout'.F20];&quot;&quot;)" office:value-type="string" office:string-value="PWR_GPIO[2]" calcext:value-type="string">
            <text:p>PWR_GPIO[2]</text:p>
          </table:table-cell>
          <table:table-cell table:style-name="ce4" table:formula="of:=IF([.C45]&lt;&gt;&quot;&quot;;INDEX([$'SG2000 Mux'.B:.B];MATCH(&quot;*&quot;&amp;[.C45]&amp;&quot;*&quot;;[$'SG2000 Mux'.I:.I];0));&quot;&quot;)" office:value-type="string" office:string-value="PWR_GPIO2" calcext:value-type="string">
            <text:p>PWR_GPIO2</text:p>
          </table:table-cell>
          <table:table-cell table:formula="of:=IF([.D45]=&quot;&quot;;&quot;&quot;; VLOOKUP([.D45];[$'SG2000 Mux'.B:.I];8;0))" office:value-type="string" office:string-value="IO PWR_GPIO2 function select : &#10;    0 : PWR_GPIO[2] (default)&#10;    2 : PWR_SECTICK &#10;    3 : EPHY_SPD_LED &#10;    4 : PWM[10] &#10;    5 : PWR_IIC_SDA &#10;    6 : IIC2_SDA &#10;    7 : CR_2WTCK &#10;    Others : Reserved" calcext:value-type="string">
            <text:p>IO PWR_GPIO2 function select : </text:p>
            <text:p>    0 : PWR_GPIO[2] (default)</text:p>
            <text:p>    2 : PWR_SECTICK </text:p>
            <text:p>    3 : EPHY_SPD_LED </text:p>
            <text:p>    4 : PWM[10] </text:p>
            <text:p>    5 : PWR_IIC_SDA </text:p>
            <text:p>    6 : IIC2_SDA </text:p>
            <text:p>    7 : CR_2WTCK </text:p>
            <text:p>    Others : Reserved</text:p>
          </table:table-cell>
          <table:table-cell/>
          <table:table-cell table:formula="of:=IF([.F45]=&quot;&quot;; &quot;&quot;; REPLACE(IFERROR(&quot;, &quot;&amp;HLOOKUP([.F45]; [.I45:.I45]; 1; 0); &quot;&quot;) &amp;  IFERROR(&quot;, &quot;&amp;HLOOKUP([.F45]; [.J45:.J45]; 1; 0); &quot;&quot;) &amp;  IFERROR(&quot;, &quot;&amp;HLOOKUP([.F45]; [.K45:.K45]; 1; 0); &quot;&quot;) &amp;  IFERROR(&quot;, &quot;&amp;HLOOKUP([.F45]; [.L45:.L45]; 1; 0); &quot;&quot;) &amp;  IFERROR(&quot;, &quot;&amp;HLOOKUP([.F45]; [.M45:.M45]; 1; 0); &quot;&quot;) &amp;  IFERROR(&quot;, &quot;&amp;HLOOKUP([.F45]; [.N45:.N45]; 1; 0); &quot;&quot;) &amp;  IFERROR(&quot;, &quot;&amp;HLOOKUP([.F45]; [.O45:.O45]; 1; 0); &quot;&quot;) &amp;  IFERROR(&quot;, &quot;&amp;HLOOKUP([.F45]; [.P45:.P45]; 1; 0); &quot;&quot;); 1; 2; &quot;&quot;))">
            <text:p/>
          </table:table-cell>
          <table:table-cell table:style-name="ce5" table:formula="of:=IF([.H$1]=&quot;&quot;; &quot;&quot;; REPLACE(IFERROR(&quot;, &quot;&amp;HLOOKUP([.H$1]; [.I45:.I45]; 1; 0); &quot;&quot;) &amp;  IFERROR(&quot;, &quot;&amp;HLOOKUP([.H$1]; [.J45:.J45]; 1; 0); &quot;&quot;) &amp;  IFERROR(&quot;, &quot;&amp;HLOOKUP([.H$1]; [.K45:.K45]; 1; 0); &quot;&quot;) &amp;  IFERROR(&quot;, &quot;&amp;HLOOKUP([.H$1]; [.L45:.L45]; 1; 0); &quot;&quot;) &amp;  IFERROR(&quot;, &quot;&amp;HLOOKUP([.H$1]; [.M45:.M45]; 1; 0); &quot;&quot;) &amp;  IFERROR(&quot;, &quot;&amp;HLOOKUP([.H$1]; [.N45:.N45]; 1; 0); &quot;&quot;) &amp;  IFERROR(&quot;, &quot;&amp;HLOOKUP([.H$1]; [.O45:.O45]; 1; 0); &quot;&quot;) &amp;  IFERROR(&quot;, &quot;&amp;HLOOKUP([.H$1]; [.P45:.P45]; 1; 0); &quot;&quot;); 1; 2; &quot;&quot;))">
            <text:p/>
          </table:table-cell>
          <table:table-cell table:style-name="ce7" table:formula="of:=IFERROR(MID([.$E45];SEARCH([.I$1]&amp;&quot; : &quot;;[.$E45]) + 4; SEARCH(&quot;&#10;&quot;;[.$E45]; SEARCH([.I$1]&amp;&quot; : &quot;;[.$E45])) - SEARCH([.I$1]&amp;&quot; : &quot;;[.$E45]) - 4);&quot;&quot;)" office:value-type="string" office:string-value="PWR_GPIO[2] (default)" calcext:value-type="string">
            <text:p>PWR_GPIO[2] (default)</text:p>
          </table:table-cell>
          <table:table-cell table:style-name="ce7" table:formula="of:=IFERROR(MID([.$E45];SEARCH([.J$1]&amp;&quot; : &quot;;[.$E45]) + 4; SEARCH(&quot;&#10;&quot;;[.$E45]; SEARCH([.J$1]&amp;&quot; : &quot;;[.$E45])) - SEARCH([.J$1]&amp;&quot; : &quot;;[.$E45]) - 4);&quot;&quot;)">
            <text:p/>
          </table:table-cell>
          <table:table-cell table:style-name="ce7" table:formula="of:=IFERROR(MID([.$E45];SEARCH([.K$1]&amp;&quot; : &quot;;[.$E45]) + 4; SEARCH(&quot;&#10;&quot;;[.$E45]; SEARCH([.K$1]&amp;&quot; : &quot;;[.$E45])) - SEARCH([.K$1]&amp;&quot; : &quot;;[.$E45]) - 4);&quot;&quot;)" office:value-type="string" office:string-value="PWR_SECTICK " calcext:value-type="string">
            <text:p>PWR_SECTICK </text:p>
          </table:table-cell>
          <table:table-cell table:style-name="ce7" table:formula="of:=IFERROR(MID([.$E45];SEARCH([.L$1]&amp;&quot; : &quot;;[.$E45]) + 4; SEARCH(&quot;&#10;&quot;;[.$E45]; SEARCH([.L$1]&amp;&quot; : &quot;;[.$E45])) - SEARCH([.L$1]&amp;&quot; : &quot;;[.$E45]) - 4);&quot;&quot;)" office:value-type="string" office:string-value="EPHY_SPD_LED " calcext:value-type="string">
            <text:p>EPHY_SPD_LED </text:p>
          </table:table-cell>
          <table:table-cell table:style-name="ce7" table:formula="of:=IFERROR(MID([.$E45];SEARCH([.M$1]&amp;&quot; : &quot;;[.$E45]) + 4; SEARCH(&quot;&#10;&quot;;[.$E45]; SEARCH([.M$1]&amp;&quot; : &quot;;[.$E45])) - SEARCH([.M$1]&amp;&quot; : &quot;;[.$E45]) - 4);&quot;&quot;)" office:value-type="string" office:string-value="PWM[10] " calcext:value-type="string">
            <text:p>PWM[10] </text:p>
          </table:table-cell>
          <table:table-cell table:style-name="ce7" table:formula="of:=IFERROR(MID([.$E45];SEARCH([.N$1]&amp;&quot; : &quot;;[.$E45]) + 4; SEARCH(&quot;&#10;&quot;;[.$E45]; SEARCH([.N$1]&amp;&quot; : &quot;;[.$E45])) - SEARCH([.N$1]&amp;&quot; : &quot;;[.$E45]) - 4);&quot;&quot;)" office:value-type="string" office:string-value="PWR_IIC_SDA " calcext:value-type="string">
            <text:p>PWR_IIC_SDA </text:p>
          </table:table-cell>
          <table:table-cell table:style-name="ce7" table:formula="of:=IFERROR(MID([.$E45];SEARCH([.O$1]&amp;&quot; : &quot;;[.$E45]) + 4; SEARCH(&quot;&#10;&quot;;[.$E45]; SEARCH([.O$1]&amp;&quot; : &quot;;[.$E45])) - SEARCH([.O$1]&amp;&quot; : &quot;;[.$E45]) - 4);&quot;&quot;)" office:value-type="string" office:string-value="IIC2_SDA " calcext:value-type="string">
            <text:p>IIC2_SDA </text:p>
          </table:table-cell>
          <table:table-cell table:style-name="ce7" table:formula="of:=IFERROR(MID([.$E45];SEARCH([.P$1]&amp;&quot; : &quot;;[.$E45]) + 4; SEARCH(&quot;&#10;&quot;;[.$E45]; SEARCH([.P$1]&amp;&quot; : &quot;;[.$E45])) - SEARCH([.P$1]&amp;&quot; : &quot;;[.$E45]) - 4);&quot;&quot;)" office:value-type="string" office:string-value="CR_2WTCK " calcext:value-type="string">
            <text:p>CR_2WTCK </text:p>
          </table:table-cell>
        </table:table-row>
        <table:table-row table:style-name="ro2">
          <table:table-cell table:formula="of:=[$'Milk-V Duo S raw pinout'.I19]" office:value-type="float" office:value="45" calcext:value-type="float">
            <text:p>45</text:p>
          </table:table-cell>
          <table:table-cell table:formula="of:=[$'Milk-V Duo S raw pinout'.J19]" office:value-type="string" office:string-value="AUDIO_IN_L" calcext:value-type="string">
            <text:p>AUDIO_IN_L</text:p>
          </table:table-cell>
          <table:table-cell table:formula="of:=IF([$'Milk-V Duo S raw pinout'.K19]&lt;&gt;&quot;&quot;;[$'Milk-V Duo S raw pinout'.K19];&quot;&quot;)">
            <text:p/>
          </table:table-cell>
          <table:table-cell table:style-name="ce4" table:formula="of:=IF([.C46]&lt;&gt;&quot;&quot;;INDEX([$'SG2000 Mux'.B:.B];MATCH(&quot;*&quot;&amp;[.C46]&amp;&quot;*&quot;;[$'SG2000 Mux'.I:.I];0));&quot;&quot;)">
            <text:p/>
          </table:table-cell>
          <table:table-cell table:formula="of:=IF([.D46]=&quot;&quot;;&quot;&quot;; VLOOKUP([.D46];[$'SG2000 Mux'.B:.I];8;0))">
            <text:p/>
          </table:table-cell>
          <table:table-cell/>
          <table:table-cell table:formula="of:=IF([.F46]=&quot;&quot;; &quot;&quot;; REPLACE(IFERROR(&quot;, &quot;&amp;HLOOKUP([.F46]; [.I46:.I46]; 1; 0); &quot;&quot;) &amp;  IFERROR(&quot;, &quot;&amp;HLOOKUP([.F46]; [.J46:.J46]; 1; 0); &quot;&quot;) &amp;  IFERROR(&quot;, &quot;&amp;HLOOKUP([.F46]; [.K46:.K46]; 1; 0); &quot;&quot;) &amp;  IFERROR(&quot;, &quot;&amp;HLOOKUP([.F46]; [.L46:.L46]; 1; 0); &quot;&quot;) &amp;  IFERROR(&quot;, &quot;&amp;HLOOKUP([.F46]; [.M46:.M46]; 1; 0); &quot;&quot;) &amp;  IFERROR(&quot;, &quot;&amp;HLOOKUP([.F46]; [.N46:.N46]; 1; 0); &quot;&quot;) &amp;  IFERROR(&quot;, &quot;&amp;HLOOKUP([.F46]; [.O46:.O46]; 1; 0); &quot;&quot;) &amp;  IFERROR(&quot;, &quot;&amp;HLOOKUP([.F46]; [.P46:.P46]; 1; 0); &quot;&quot;); 1; 2; &quot;&quot;))">
            <text:p/>
          </table:table-cell>
          <table:table-cell table:style-name="ce5" table:formula="of:=IF([.H$1]=&quot;&quot;; &quot;&quot;; REPLACE(IFERROR(&quot;, &quot;&amp;HLOOKUP([.H$1]; [.I46:.I46]; 1; 0); &quot;&quot;) &amp;  IFERROR(&quot;, &quot;&amp;HLOOKUP([.H$1]; [.J46:.J46]; 1; 0); &quot;&quot;) &amp;  IFERROR(&quot;, &quot;&amp;HLOOKUP([.H$1]; [.K46:.K46]; 1; 0); &quot;&quot;) &amp;  IFERROR(&quot;, &quot;&amp;HLOOKUP([.H$1]; [.L46:.L46]; 1; 0); &quot;&quot;) &amp;  IFERROR(&quot;, &quot;&amp;HLOOKUP([.H$1]; [.M46:.M46]; 1; 0); &quot;&quot;) &amp;  IFERROR(&quot;, &quot;&amp;HLOOKUP([.H$1]; [.N46:.N46]; 1; 0); &quot;&quot;) &amp;  IFERROR(&quot;, &quot;&amp;HLOOKUP([.H$1]; [.O46:.O46]; 1; 0); &quot;&quot;) &amp;  IFERROR(&quot;, &quot;&amp;HLOOKUP([.H$1]; [.P46:.P46]; 1; 0); &quot;&quot;); 1; 2; &quot;&quot;))">
            <text:p/>
          </table:table-cell>
          <table:table-cell table:style-name="ce7" table:formula="of:=IFERROR(MID([.$E46];SEARCH([.I$1]&amp;&quot; : &quot;;[.$E46]) + 4; SEARCH(&quot;&#10;&quot;;[.$E46]; SEARCH([.I$1]&amp;&quot; : &quot;;[.$E46])) - SEARCH([.I$1]&amp;&quot; : &quot;;[.$E46]) - 4);&quot;&quot;)">
            <text:p/>
          </table:table-cell>
          <table:table-cell table:style-name="ce7" table:formula="of:=IFERROR(MID([.$E46];SEARCH([.J$1]&amp;&quot; : &quot;;[.$E46]) + 4; SEARCH(&quot;&#10;&quot;;[.$E46]; SEARCH([.J$1]&amp;&quot; : &quot;;[.$E46])) - SEARCH([.J$1]&amp;&quot; : &quot;;[.$E46]) - 4);&quot;&quot;)">
            <text:p/>
          </table:table-cell>
          <table:table-cell table:style-name="ce7" table:formula="of:=IFERROR(MID([.$E46];SEARCH([.K$1]&amp;&quot; : &quot;;[.$E46]) + 4; SEARCH(&quot;&#10;&quot;;[.$E46]; SEARCH([.K$1]&amp;&quot; : &quot;;[.$E46])) - SEARCH([.K$1]&amp;&quot; : &quot;;[.$E46]) - 4);&quot;&quot;)">
            <text:p/>
          </table:table-cell>
          <table:table-cell table:style-name="ce7" table:formula="of:=IFERROR(MID([.$E46];SEARCH([.L$1]&amp;&quot; : &quot;;[.$E46]) + 4; SEARCH(&quot;&#10;&quot;;[.$E46]; SEARCH([.L$1]&amp;&quot; : &quot;;[.$E46])) - SEARCH([.L$1]&amp;&quot; : &quot;;[.$E46]) - 4);&quot;&quot;)">
            <text:p/>
          </table:table-cell>
          <table:table-cell table:style-name="ce7" table:formula="of:=IFERROR(MID([.$E46];SEARCH([.M$1]&amp;&quot; : &quot;;[.$E46]) + 4; SEARCH(&quot;&#10;&quot;;[.$E46]; SEARCH([.M$1]&amp;&quot; : &quot;;[.$E46])) - SEARCH([.M$1]&amp;&quot; : &quot;;[.$E46]) - 4);&quot;&quot;)">
            <text:p/>
          </table:table-cell>
          <table:table-cell table:style-name="ce7" table:formula="of:=IFERROR(MID([.$E46];SEARCH([.N$1]&amp;&quot; : &quot;;[.$E46]) + 4; SEARCH(&quot;&#10;&quot;;[.$E46]; SEARCH([.N$1]&amp;&quot; : &quot;;[.$E46])) - SEARCH([.N$1]&amp;&quot; : &quot;;[.$E46]) - 4);&quot;&quot;)">
            <text:p/>
          </table:table-cell>
          <table:table-cell table:style-name="ce7" table:formula="of:=IFERROR(MID([.$E46];SEARCH([.O$1]&amp;&quot; : &quot;;[.$E46]) + 4; SEARCH(&quot;&#10;&quot;;[.$E46]; SEARCH([.O$1]&amp;&quot; : &quot;;[.$E46])) - SEARCH([.O$1]&amp;&quot; : &quot;;[.$E46]) - 4);&quot;&quot;)">
            <text:p/>
          </table:table-cell>
          <table:table-cell table:style-name="ce7" table:formula="of:=IFERROR(MID([.$E46];SEARCH([.P$1]&amp;&quot; : &quot;;[.$E46]) + 4; SEARCH(&quot;&#10;&quot;;[.$E46]; SEARCH([.P$1]&amp;&quot; : &quot;;[.$E46])) - SEARCH([.P$1]&amp;&quot; : &quot;;[.$E46]) - 4);&quot;&quot;)">
            <text:p/>
          </table:table-cell>
        </table:table-row>
        <table:table-row table:style-name="ro2">
          <table:table-cell table:formula="of:=[$'Milk-V Duo S raw pinout'.H19]" office:value-type="float" office:value="46" calcext:value-type="float">
            <text:p>46</text:p>
          </table:table-cell>
          <table:table-cell table:formula="of:=[$'Milk-V Duo S raw pinout'.G19]" office:value-type="string" office:string-value="B3" calcext:value-type="string">
            <text:p>B3</text:p>
          </table:table-cell>
          <table:table-cell table:formula="of:=IF([$'Milk-V Duo S raw pinout'.F19]&lt;&gt;&quot;&quot;;[$'Milk-V Duo S raw pinout'.F19];&quot;&quot;)" office:value-type="string" office:string-value="XGPIOB[3]" calcext:value-type="string">
            <text:p>XGPIOB[3]</text:p>
          </table:table-cell>
          <table:table-cell table:style-name="ce4" table:formula="of:=IF([.C47]&lt;&gt;&quot;&quot;;INDEX([$'SG2000 Mux'.B:.B];MATCH(&quot;*&quot;&amp;[.C47]&amp;&quot;*&quot;;[$'SG2000 Mux'.I:.I];0));&quot;&quot;)" office:value-type="string" office:string-value="ADC1" calcext:value-type="string">
            <text:p>ADC1</text:p>
          </table:table-cell>
          <table:table-cell table:formula="of:=IF([.D47]=&quot;&quot;;&quot;&quot;; VLOOKUP([.D47];[$'SG2000 Mux'.B:.I];8;0))" office:value-type="string" office:string-value="IO ADC1 function select : &#10;    3 : XGPIOB[3] (default)&#10;    4 : KEY_COL2 &#10;    Others : Reserved" calcext:value-type="string">
            <text:p>IO ADC1 function select : </text:p>
            <text:p>    3 : XGPIOB[3] (default)</text:p>
            <text:p>    4 : KEY_COL2 </text:p>
            <text:p>    Others : Reserved</text:p>
          </table:table-cell>
          <table:table-cell/>
          <table:table-cell table:formula="of:=IF([.F47]=&quot;&quot;; &quot;&quot;; REPLACE(IFERROR(&quot;, &quot;&amp;HLOOKUP([.F47]; [.I47:.I47]; 1; 0); &quot;&quot;) &amp;  IFERROR(&quot;, &quot;&amp;HLOOKUP([.F47]; [.J47:.J47]; 1; 0); &quot;&quot;) &amp;  IFERROR(&quot;, &quot;&amp;HLOOKUP([.F47]; [.K47:.K47]; 1; 0); &quot;&quot;) &amp;  IFERROR(&quot;, &quot;&amp;HLOOKUP([.F47]; [.L47:.L47]; 1; 0); &quot;&quot;) &amp;  IFERROR(&quot;, &quot;&amp;HLOOKUP([.F47]; [.M47:.M47]; 1; 0); &quot;&quot;) &amp;  IFERROR(&quot;, &quot;&amp;HLOOKUP([.F47]; [.N47:.N47]; 1; 0); &quot;&quot;) &amp;  IFERROR(&quot;, &quot;&amp;HLOOKUP([.F47]; [.O47:.O47]; 1; 0); &quot;&quot;) &amp;  IFERROR(&quot;, &quot;&amp;HLOOKUP([.F47]; [.P47:.P47]; 1; 0); &quot;&quot;); 1; 2; &quot;&quot;))">
            <text:p/>
          </table:table-cell>
          <table:table-cell table:style-name="ce5" table:formula="of:=IF([.H$1]=&quot;&quot;; &quot;&quot;; REPLACE(IFERROR(&quot;, &quot;&amp;HLOOKUP([.H$1]; [.I47:.I47]; 1; 0); &quot;&quot;) &amp;  IFERROR(&quot;, &quot;&amp;HLOOKUP([.H$1]; [.J47:.J47]; 1; 0); &quot;&quot;) &amp;  IFERROR(&quot;, &quot;&amp;HLOOKUP([.H$1]; [.K47:.K47]; 1; 0); &quot;&quot;) &amp;  IFERROR(&quot;, &quot;&amp;HLOOKUP([.H$1]; [.L47:.L47]; 1; 0); &quot;&quot;) &amp;  IFERROR(&quot;, &quot;&amp;HLOOKUP([.H$1]; [.M47:.M47]; 1; 0); &quot;&quot;) &amp;  IFERROR(&quot;, &quot;&amp;HLOOKUP([.H$1]; [.N47:.N47]; 1; 0); &quot;&quot;) &amp;  IFERROR(&quot;, &quot;&amp;HLOOKUP([.H$1]; [.O47:.O47]; 1; 0); &quot;&quot;) &amp;  IFERROR(&quot;, &quot;&amp;HLOOKUP([.H$1]; [.P47:.P47]; 1; 0); &quot;&quot;); 1; 2; &quot;&quot;))">
            <text:p/>
          </table:table-cell>
          <table:table-cell table:style-name="ce7" table:formula="of:=IFERROR(MID([.$E47];SEARCH([.I$1]&amp;&quot; : &quot;;[.$E47]) + 4; SEARCH(&quot;&#10;&quot;;[.$E47]; SEARCH([.I$1]&amp;&quot; : &quot;;[.$E47])) - SEARCH([.I$1]&amp;&quot; : &quot;;[.$E47]) - 4);&quot;&quot;)">
            <text:p/>
          </table:table-cell>
          <table:table-cell table:style-name="ce7" table:formula="of:=IFERROR(MID([.$E47];SEARCH([.J$1]&amp;&quot; : &quot;;[.$E47]) + 4; SEARCH(&quot;&#10;&quot;;[.$E47]; SEARCH([.J$1]&amp;&quot; : &quot;;[.$E47])) - SEARCH([.J$1]&amp;&quot; : &quot;;[.$E47]) - 4);&quot;&quot;)">
            <text:p/>
          </table:table-cell>
          <table:table-cell table:style-name="ce7" table:formula="of:=IFERROR(MID([.$E47];SEARCH([.K$1]&amp;&quot; : &quot;;[.$E47]) + 4; SEARCH(&quot;&#10;&quot;;[.$E47]; SEARCH([.K$1]&amp;&quot; : &quot;;[.$E47])) - SEARCH([.K$1]&amp;&quot; : &quot;;[.$E47]) - 4);&quot;&quot;)">
            <text:p/>
          </table:table-cell>
          <table:table-cell table:style-name="ce7" table:formula="of:=IFERROR(MID([.$E47];SEARCH([.L$1]&amp;&quot; : &quot;;[.$E47]) + 4; SEARCH(&quot;&#10;&quot;;[.$E47]; SEARCH([.L$1]&amp;&quot; : &quot;;[.$E47])) - SEARCH([.L$1]&amp;&quot; : &quot;;[.$E47]) - 4);&quot;&quot;)" office:value-type="string" office:string-value="XGPIOB[3] (default)" calcext:value-type="string">
            <text:p>XGPIOB[3] (default)</text:p>
          </table:table-cell>
          <table:table-cell table:style-name="ce7" table:formula="of:=IFERROR(MID([.$E47];SEARCH([.M$1]&amp;&quot; : &quot;;[.$E47]) + 4; SEARCH(&quot;&#10;&quot;;[.$E47]; SEARCH([.M$1]&amp;&quot; : &quot;;[.$E47])) - SEARCH([.M$1]&amp;&quot; : &quot;;[.$E47]) - 4);&quot;&quot;)" office:value-type="string" office:string-value="KEY_COL2 " calcext:value-type="string">
            <text:p>KEY_COL2 </text:p>
          </table:table-cell>
          <table:table-cell table:style-name="ce7" table:formula="of:=IFERROR(MID([.$E47];SEARCH([.N$1]&amp;&quot; : &quot;;[.$E47]) + 4; SEARCH(&quot;&#10;&quot;;[.$E47]; SEARCH([.N$1]&amp;&quot; : &quot;;[.$E47])) - SEARCH([.N$1]&amp;&quot; : &quot;;[.$E47]) - 4);&quot;&quot;)">
            <text:p/>
          </table:table-cell>
          <table:table-cell table:style-name="ce7" table:formula="of:=IFERROR(MID([.$E47];SEARCH([.O$1]&amp;&quot; : &quot;;[.$E47]) + 4; SEARCH(&quot;&#10;&quot;;[.$E47]; SEARCH([.O$1]&amp;&quot; : &quot;;[.$E47])) - SEARCH([.O$1]&amp;&quot; : &quot;;[.$E47]) - 4);&quot;&quot;)">
            <text:p/>
          </table:table-cell>
          <table:table-cell table:style-name="ce7" table:formula="of:=IFERROR(MID([.$E47];SEARCH([.P$1]&amp;&quot; : &quot;;[.$E47]) + 4; SEARCH(&quot;&#10;&quot;;[.$E47]; SEARCH([.P$1]&amp;&quot; : &quot;;[.$E47])) - SEARCH([.P$1]&amp;&quot; : &quot;;[.$E47]) - 4);&quot;&quot;)">
            <text:p/>
          </table:table-cell>
        </table:table-row>
        <table:table-row table:style-name="ro2">
          <table:table-cell table:formula="of:=[$'Milk-V Duo S raw pinout'.I18]" office:value-type="float" office:value="47" calcext:value-type="float">
            <text:p>47</text:p>
          </table:table-cell>
          <table:table-cell table:formula="of:=[$'Milk-V Duo S raw pinout'.J18]" office:value-type="string" office:string-value="AUDIO_IN_R" calcext:value-type="string">
            <text:p>AUDIO_IN_R</text:p>
          </table:table-cell>
          <table:table-cell table:formula="of:=IF([$'Milk-V Duo S raw pinout'.K18]&lt;&gt;&quot;&quot;;[$'Milk-V Duo S raw pinout'.K18];&quot;&quot;)">
            <text:p/>
          </table:table-cell>
          <table:table-cell table:style-name="ce4" table:formula="of:=IF([.C48]&lt;&gt;&quot;&quot;;INDEX([$'SG2000 Mux'.B:.B];MATCH(&quot;*&quot;&amp;[.C48]&amp;&quot;*&quot;;[$'SG2000 Mux'.I:.I];0));&quot;&quot;)">
            <text:p/>
          </table:table-cell>
          <table:table-cell table:formula="of:=IF([.D48]=&quot;&quot;;&quot;&quot;; VLOOKUP([.D48];[$'SG2000 Mux'.B:.I];8;0))">
            <text:p/>
          </table:table-cell>
          <table:table-cell/>
          <table:table-cell table:formula="of:=IF([.F48]=&quot;&quot;; &quot;&quot;; REPLACE(IFERROR(&quot;, &quot;&amp;HLOOKUP([.F48]; [.I48:.I48]; 1; 0); &quot;&quot;) &amp;  IFERROR(&quot;, &quot;&amp;HLOOKUP([.F48]; [.J48:.J48]; 1; 0); &quot;&quot;) &amp;  IFERROR(&quot;, &quot;&amp;HLOOKUP([.F48]; [.K48:.K48]; 1; 0); &quot;&quot;) &amp;  IFERROR(&quot;, &quot;&amp;HLOOKUP([.F48]; [.L48:.L48]; 1; 0); &quot;&quot;) &amp;  IFERROR(&quot;, &quot;&amp;HLOOKUP([.F48]; [.M48:.M48]; 1; 0); &quot;&quot;) &amp;  IFERROR(&quot;, &quot;&amp;HLOOKUP([.F48]; [.N48:.N48]; 1; 0); &quot;&quot;) &amp;  IFERROR(&quot;, &quot;&amp;HLOOKUP([.F48]; [.O48:.O48]; 1; 0); &quot;&quot;) &amp;  IFERROR(&quot;, &quot;&amp;HLOOKUP([.F48]; [.P48:.P48]; 1; 0); &quot;&quot;); 1; 2; &quot;&quot;))">
            <text:p/>
          </table:table-cell>
          <table:table-cell table:style-name="ce5" table:formula="of:=IF([.H$1]=&quot;&quot;; &quot;&quot;; REPLACE(IFERROR(&quot;, &quot;&amp;HLOOKUP([.H$1]; [.I48:.I48]; 1; 0); &quot;&quot;) &amp;  IFERROR(&quot;, &quot;&amp;HLOOKUP([.H$1]; [.J48:.J48]; 1; 0); &quot;&quot;) &amp;  IFERROR(&quot;, &quot;&amp;HLOOKUP([.H$1]; [.K48:.K48]; 1; 0); &quot;&quot;) &amp;  IFERROR(&quot;, &quot;&amp;HLOOKUP([.H$1]; [.L48:.L48]; 1; 0); &quot;&quot;) &amp;  IFERROR(&quot;, &quot;&amp;HLOOKUP([.H$1]; [.M48:.M48]; 1; 0); &quot;&quot;) &amp;  IFERROR(&quot;, &quot;&amp;HLOOKUP([.H$1]; [.N48:.N48]; 1; 0); &quot;&quot;) &amp;  IFERROR(&quot;, &quot;&amp;HLOOKUP([.H$1]; [.O48:.O48]; 1; 0); &quot;&quot;) &amp;  IFERROR(&quot;, &quot;&amp;HLOOKUP([.H$1]; [.P48:.P48]; 1; 0); &quot;&quot;); 1; 2; &quot;&quot;))">
            <text:p/>
          </table:table-cell>
          <table:table-cell table:style-name="ce7" table:formula="of:=IFERROR(MID([.$E48];SEARCH([.I$1]&amp;&quot; : &quot;;[.$E48]) + 4; SEARCH(&quot;&#10;&quot;;[.$E48]; SEARCH([.I$1]&amp;&quot; : &quot;;[.$E48])) - SEARCH([.I$1]&amp;&quot; : &quot;;[.$E48]) - 4);&quot;&quot;)">
            <text:p/>
          </table:table-cell>
          <table:table-cell table:style-name="ce7" table:formula="of:=IFERROR(MID([.$E48];SEARCH([.J$1]&amp;&quot; : &quot;;[.$E48]) + 4; SEARCH(&quot;&#10;&quot;;[.$E48]; SEARCH([.J$1]&amp;&quot; : &quot;;[.$E48])) - SEARCH([.J$1]&amp;&quot; : &quot;;[.$E48]) - 4);&quot;&quot;)">
            <text:p/>
          </table:table-cell>
          <table:table-cell table:style-name="ce7" table:formula="of:=IFERROR(MID([.$E48];SEARCH([.K$1]&amp;&quot; : &quot;;[.$E48]) + 4; SEARCH(&quot;&#10;&quot;;[.$E48]; SEARCH([.K$1]&amp;&quot; : &quot;;[.$E48])) - SEARCH([.K$1]&amp;&quot; : &quot;;[.$E48]) - 4);&quot;&quot;)">
            <text:p/>
          </table:table-cell>
          <table:table-cell table:style-name="ce7" table:formula="of:=IFERROR(MID([.$E48];SEARCH([.L$1]&amp;&quot; : &quot;;[.$E48]) + 4; SEARCH(&quot;&#10;&quot;;[.$E48]; SEARCH([.L$1]&amp;&quot; : &quot;;[.$E48])) - SEARCH([.L$1]&amp;&quot; : &quot;;[.$E48]) - 4);&quot;&quot;)">
            <text:p/>
          </table:table-cell>
          <table:table-cell table:style-name="ce7" table:formula="of:=IFERROR(MID([.$E48];SEARCH([.M$1]&amp;&quot; : &quot;;[.$E48]) + 4; SEARCH(&quot;&#10;&quot;;[.$E48]; SEARCH([.M$1]&amp;&quot; : &quot;;[.$E48])) - SEARCH([.M$1]&amp;&quot; : &quot;;[.$E48]) - 4);&quot;&quot;)">
            <text:p/>
          </table:table-cell>
          <table:table-cell table:style-name="ce7" table:formula="of:=IFERROR(MID([.$E48];SEARCH([.N$1]&amp;&quot; : &quot;;[.$E48]) + 4; SEARCH(&quot;&#10;&quot;;[.$E48]; SEARCH([.N$1]&amp;&quot; : &quot;;[.$E48])) - SEARCH([.N$1]&amp;&quot; : &quot;;[.$E48]) - 4);&quot;&quot;)">
            <text:p/>
          </table:table-cell>
          <table:table-cell table:style-name="ce7" table:formula="of:=IFERROR(MID([.$E48];SEARCH([.O$1]&amp;&quot; : &quot;;[.$E48]) + 4; SEARCH(&quot;&#10;&quot;;[.$E48]; SEARCH([.O$1]&amp;&quot; : &quot;;[.$E48])) - SEARCH([.O$1]&amp;&quot; : &quot;;[.$E48]) - 4);&quot;&quot;)">
            <text:p/>
          </table:table-cell>
          <table:table-cell table:style-name="ce7" table:formula="of:=IFERROR(MID([.$E48];SEARCH([.P$1]&amp;&quot; : &quot;;[.$E48]) + 4; SEARCH(&quot;&#10;&quot;;[.$E48]; SEARCH([.P$1]&amp;&quot; : &quot;;[.$E48])) - SEARCH([.P$1]&amp;&quot; : &quot;;[.$E48]) - 4);&quot;&quot;)">
            <text:p/>
          </table:table-cell>
        </table:table-row>
        <table:table-row table:style-name="ro2">
          <table:table-cell table:formula="of:=[$'Milk-V Duo S raw pinout'.H18]" office:value-type="float" office:value="48" calcext:value-type="float">
            <text:p>48</text:p>
          </table:table-cell>
          <table:table-cell table:formula="of:=[$'Milk-V Duo S raw pinout'.G18]" office:value-type="string" office:string-value="B2" calcext:value-type="string">
            <text:p>B2</text:p>
          </table:table-cell>
          <table:table-cell table:formula="of:=IF([$'Milk-V Duo S raw pinout'.F18]&lt;&gt;&quot;&quot;;[$'Milk-V Duo S raw pinout'.F18];&quot;&quot;)" office:value-type="string" office:string-value="XGPIOB[2]" calcext:value-type="string">
            <text:p>XGPIOB[2]</text:p>
          </table:table-cell>
          <table:table-cell table:style-name="ce4" table:formula="of:=IF([.C49]&lt;&gt;&quot;&quot;;INDEX([$'SG2000 Mux'.B:.B];MATCH(&quot;*&quot;&amp;[.C49]&amp;&quot;*&quot;;[$'SG2000 Mux'.I:.I];0));&quot;&quot;)" office:value-type="string" office:string-value="ADC2" calcext:value-type="string">
            <text:p>ADC2</text:p>
          </table:table-cell>
          <table:table-cell table:formula="of:=IF([.D49]=&quot;&quot;;&quot;&quot;; VLOOKUP([.D49];[$'SG2000 Mux'.B:.I];8;0))" office:value-type="string" office:string-value="IO ADC2 function select : &#10;    1 : CAM_MCLK1 &#10;    2 : IIC4_SDA &#10;    3 : XGPIOB[2] (default)&#10;    4 : PWM[13] &#10;    5 : EPHY_SPD_LED &#10;    6 : WG2_D1 &#10;    7 : UART3_RX &#10;    Others : Reserved" calcext:value-type="string">
            <text:p>IO ADC2 function select : </text:p>
            <text:p>    1 : CAM_MCLK1 </text:p>
            <text:p>    2 : IIC4_SDA </text:p>
            <text:p>    3 : XGPIOB[2] (default)</text:p>
            <text:p>    4 : PWM[13] </text:p>
            <text:p>    5 : EPHY_SPD_LED </text:p>
            <text:p>    6 : WG2_D1 </text:p>
            <text:p>    7 : UART3_RX </text:p>
            <text:p>    Others : Reserved</text:p>
          </table:table-cell>
          <table:table-cell/>
          <table:table-cell table:formula="of:=IF([.F49]=&quot;&quot;; &quot;&quot;; REPLACE(IFERROR(&quot;, &quot;&amp;HLOOKUP([.F49]; [.I49:.I49]; 1; 0); &quot;&quot;) &amp;  IFERROR(&quot;, &quot;&amp;HLOOKUP([.F49]; [.J49:.J49]; 1; 0); &quot;&quot;) &amp;  IFERROR(&quot;, &quot;&amp;HLOOKUP([.F49]; [.K49:.K49]; 1; 0); &quot;&quot;) &amp;  IFERROR(&quot;, &quot;&amp;HLOOKUP([.F49]; [.L49:.L49]; 1; 0); &quot;&quot;) &amp;  IFERROR(&quot;, &quot;&amp;HLOOKUP([.F49]; [.M49:.M49]; 1; 0); &quot;&quot;) &amp;  IFERROR(&quot;, &quot;&amp;HLOOKUP([.F49]; [.N49:.N49]; 1; 0); &quot;&quot;) &amp;  IFERROR(&quot;, &quot;&amp;HLOOKUP([.F49]; [.O49:.O49]; 1; 0); &quot;&quot;) &amp;  IFERROR(&quot;, &quot;&amp;HLOOKUP([.F49]; [.P49:.P49]; 1; 0); &quot;&quot;); 1; 2; &quot;&quot;))">
            <text:p/>
          </table:table-cell>
          <table:table-cell table:style-name="ce5" table:formula="of:=IF([.H$1]=&quot;&quot;; &quot;&quot;; REPLACE(IFERROR(&quot;, &quot;&amp;HLOOKUP([.H$1]; [.I49:.I49]; 1; 0); &quot;&quot;) &amp;  IFERROR(&quot;, &quot;&amp;HLOOKUP([.H$1]; [.J49:.J49]; 1; 0); &quot;&quot;) &amp;  IFERROR(&quot;, &quot;&amp;HLOOKUP([.H$1]; [.K49:.K49]; 1; 0); &quot;&quot;) &amp;  IFERROR(&quot;, &quot;&amp;HLOOKUP([.H$1]; [.L49:.L49]; 1; 0); &quot;&quot;) &amp;  IFERROR(&quot;, &quot;&amp;HLOOKUP([.H$1]; [.M49:.M49]; 1; 0); &quot;&quot;) &amp;  IFERROR(&quot;, &quot;&amp;HLOOKUP([.H$1]; [.N49:.N49]; 1; 0); &quot;&quot;) &amp;  IFERROR(&quot;, &quot;&amp;HLOOKUP([.H$1]; [.O49:.O49]; 1; 0); &quot;&quot;) &amp;  IFERROR(&quot;, &quot;&amp;HLOOKUP([.H$1]; [.P49:.P49]; 1; 0); &quot;&quot;); 1; 2; &quot;&quot;))" office:value-type="string" office:string-value="UART3_RX " calcext:value-type="string">
            <text:p>UART3_RX </text:p>
          </table:table-cell>
          <table:table-cell table:style-name="ce7" table:formula="of:=IFERROR(MID([.$E49];SEARCH([.I$1]&amp;&quot; : &quot;;[.$E49]) + 4; SEARCH(&quot;&#10;&quot;;[.$E49]; SEARCH([.I$1]&amp;&quot; : &quot;;[.$E49])) - SEARCH([.I$1]&amp;&quot; : &quot;;[.$E49]) - 4);&quot;&quot;)">
            <text:p/>
          </table:table-cell>
          <table:table-cell table:style-name="ce7" table:formula="of:=IFERROR(MID([.$E49];SEARCH([.J$1]&amp;&quot; : &quot;;[.$E49]) + 4; SEARCH(&quot;&#10;&quot;;[.$E49]; SEARCH([.J$1]&amp;&quot; : &quot;;[.$E49])) - SEARCH([.J$1]&amp;&quot; : &quot;;[.$E49]) - 4);&quot;&quot;)" office:value-type="string" office:string-value="CAM_MCLK1 " calcext:value-type="string">
            <text:p>CAM_MCLK1 </text:p>
          </table:table-cell>
          <table:table-cell table:style-name="ce7" table:formula="of:=IFERROR(MID([.$E49];SEARCH([.K$1]&amp;&quot; : &quot;;[.$E49]) + 4; SEARCH(&quot;&#10;&quot;;[.$E49]; SEARCH([.K$1]&amp;&quot; : &quot;;[.$E49])) - SEARCH([.K$1]&amp;&quot; : &quot;;[.$E49]) - 4);&quot;&quot;)" office:value-type="string" office:string-value="IIC4_SDA " calcext:value-type="string">
            <text:p>IIC4_SDA </text:p>
          </table:table-cell>
          <table:table-cell table:style-name="ce7" table:formula="of:=IFERROR(MID([.$E49];SEARCH([.L$1]&amp;&quot; : &quot;;[.$E49]) + 4; SEARCH(&quot;&#10;&quot;;[.$E49]; SEARCH([.L$1]&amp;&quot; : &quot;;[.$E49])) - SEARCH([.L$1]&amp;&quot; : &quot;;[.$E49]) - 4);&quot;&quot;)" office:value-type="string" office:string-value="XGPIOB[2] (default)" calcext:value-type="string">
            <text:p>XGPIOB[2] (default)</text:p>
          </table:table-cell>
          <table:table-cell table:style-name="ce7" table:formula="of:=IFERROR(MID([.$E49];SEARCH([.M$1]&amp;&quot; : &quot;;[.$E49]) + 4; SEARCH(&quot;&#10;&quot;;[.$E49]; SEARCH([.M$1]&amp;&quot; : &quot;;[.$E49])) - SEARCH([.M$1]&amp;&quot; : &quot;;[.$E49]) - 4);&quot;&quot;)" office:value-type="string" office:string-value="PWM[13] " calcext:value-type="string">
            <text:p>PWM[13] </text:p>
          </table:table-cell>
          <table:table-cell table:style-name="ce7" table:formula="of:=IFERROR(MID([.$E49];SEARCH([.N$1]&amp;&quot; : &quot;;[.$E49]) + 4; SEARCH(&quot;&#10;&quot;;[.$E49]; SEARCH([.N$1]&amp;&quot; : &quot;;[.$E49])) - SEARCH([.N$1]&amp;&quot; : &quot;;[.$E49]) - 4);&quot;&quot;)" office:value-type="string" office:string-value="EPHY_SPD_LED " calcext:value-type="string">
            <text:p>EPHY_SPD_LED </text:p>
          </table:table-cell>
          <table:table-cell table:style-name="ce7" table:formula="of:=IFERROR(MID([.$E49];SEARCH([.O$1]&amp;&quot; : &quot;;[.$E49]) + 4; SEARCH(&quot;&#10;&quot;;[.$E49]; SEARCH([.O$1]&amp;&quot; : &quot;;[.$E49])) - SEARCH([.O$1]&amp;&quot; : &quot;;[.$E49]) - 4);&quot;&quot;)" office:value-type="string" office:string-value="WG2_D1 " calcext:value-type="string">
            <text:p>WG2_D1 </text:p>
          </table:table-cell>
          <table:table-cell table:style-name="ce7" table:formula="of:=IFERROR(MID([.$E49];SEARCH([.P$1]&amp;&quot; : &quot;;[.$E49]) + 4; SEARCH(&quot;&#10;&quot;;[.$E49]; SEARCH([.P$1]&amp;&quot; : &quot;;[.$E49])) - SEARCH([.P$1]&amp;&quot; : &quot;;[.$E49]) - 4);&quot;&quot;)" office:value-type="string" office:string-value="UART3_RX " calcext:value-type="string">
            <text:p>UART3_RX </text:p>
          </table:table-cell>
        </table:table-row>
        <table:table-row table:style-name="ro2">
          <table:table-cell table:formula="of:=[$'Milk-V Duo S raw pinout'.I17]" office:value-type="float" office:value="49" calcext:value-type="float">
            <text:p>49</text:p>
          </table:table-cell>
          <table:table-cell table:formula="of:=[$'Milk-V Duo S raw pinout'.J17]" office:value-type="string" office:string-value="AUDIO_OUT_L" calcext:value-type="string">
            <text:p>AUDIO_OUT_L</text:p>
          </table:table-cell>
          <table:table-cell table:formula="of:=IF([$'Milk-V Duo S raw pinout'.K17]&lt;&gt;&quot;&quot;;[$'Milk-V Duo S raw pinout'.K17];&quot;&quot;)">
            <text:p/>
          </table:table-cell>
          <table:table-cell table:style-name="ce4" table:formula="of:=IF([.C50]&lt;&gt;&quot;&quot;;INDEX([$'SG2000 Mux'.B:.B];MATCH(&quot;*&quot;&amp;[.C50]&amp;&quot;*&quot;;[$'SG2000 Mux'.I:.I];0));&quot;&quot;)">
            <text:p/>
          </table:table-cell>
          <table:table-cell table:formula="of:=IF([.D50]=&quot;&quot;;&quot;&quot;; VLOOKUP([.D50];[$'SG2000 Mux'.B:.I];8;0))">
            <text:p/>
          </table:table-cell>
          <table:table-cell/>
          <table:table-cell table:formula="of:=IF([.F50]=&quot;&quot;; &quot;&quot;; REPLACE(IFERROR(&quot;, &quot;&amp;HLOOKUP([.F50]; [.I50:.I50]; 1; 0); &quot;&quot;) &amp;  IFERROR(&quot;, &quot;&amp;HLOOKUP([.F50]; [.J50:.J50]; 1; 0); &quot;&quot;) &amp;  IFERROR(&quot;, &quot;&amp;HLOOKUP([.F50]; [.K50:.K50]; 1; 0); &quot;&quot;) &amp;  IFERROR(&quot;, &quot;&amp;HLOOKUP([.F50]; [.L50:.L50]; 1; 0); &quot;&quot;) &amp;  IFERROR(&quot;, &quot;&amp;HLOOKUP([.F50]; [.M50:.M50]; 1; 0); &quot;&quot;) &amp;  IFERROR(&quot;, &quot;&amp;HLOOKUP([.F50]; [.N50:.N50]; 1; 0); &quot;&quot;) &amp;  IFERROR(&quot;, &quot;&amp;HLOOKUP([.F50]; [.O50:.O50]; 1; 0); &quot;&quot;) &amp;  IFERROR(&quot;, &quot;&amp;HLOOKUP([.F50]; [.P50:.P50]; 1; 0); &quot;&quot;); 1; 2; &quot;&quot;))">
            <text:p/>
          </table:table-cell>
          <table:table-cell table:style-name="ce5" table:formula="of:=IF([.H$1]=&quot;&quot;; &quot;&quot;; REPLACE(IFERROR(&quot;, &quot;&amp;HLOOKUP([.H$1]; [.I50:.I50]; 1; 0); &quot;&quot;) &amp;  IFERROR(&quot;, &quot;&amp;HLOOKUP([.H$1]; [.J50:.J50]; 1; 0); &quot;&quot;) &amp;  IFERROR(&quot;, &quot;&amp;HLOOKUP([.H$1]; [.K50:.K50]; 1; 0); &quot;&quot;) &amp;  IFERROR(&quot;, &quot;&amp;HLOOKUP([.H$1]; [.L50:.L50]; 1; 0); &quot;&quot;) &amp;  IFERROR(&quot;, &quot;&amp;HLOOKUP([.H$1]; [.M50:.M50]; 1; 0); &quot;&quot;) &amp;  IFERROR(&quot;, &quot;&amp;HLOOKUP([.H$1]; [.N50:.N50]; 1; 0); &quot;&quot;) &amp;  IFERROR(&quot;, &quot;&amp;HLOOKUP([.H$1]; [.O50:.O50]; 1; 0); &quot;&quot;) &amp;  IFERROR(&quot;, &quot;&amp;HLOOKUP([.H$1]; [.P50:.P50]; 1; 0); &quot;&quot;); 1; 2; &quot;&quot;))">
            <text:p/>
          </table:table-cell>
          <table:table-cell table:style-name="ce7" table:formula="of:=IFERROR(MID([.$E50];SEARCH([.I$1]&amp;&quot; : &quot;;[.$E50]) + 4; SEARCH(&quot;&#10;&quot;;[.$E50]; SEARCH([.I$1]&amp;&quot; : &quot;;[.$E50])) - SEARCH([.I$1]&amp;&quot; : &quot;;[.$E50]) - 4);&quot;&quot;)">
            <text:p/>
          </table:table-cell>
          <table:table-cell table:style-name="ce7" table:formula="of:=IFERROR(MID([.$E50];SEARCH([.J$1]&amp;&quot; : &quot;;[.$E50]) + 4; SEARCH(&quot;&#10;&quot;;[.$E50]; SEARCH([.J$1]&amp;&quot; : &quot;;[.$E50])) - SEARCH([.J$1]&amp;&quot; : &quot;;[.$E50]) - 4);&quot;&quot;)">
            <text:p/>
          </table:table-cell>
          <table:table-cell table:style-name="ce7" table:formula="of:=IFERROR(MID([.$E50];SEARCH([.K$1]&amp;&quot; : &quot;;[.$E50]) + 4; SEARCH(&quot;&#10;&quot;;[.$E50]; SEARCH([.K$1]&amp;&quot; : &quot;;[.$E50])) - SEARCH([.K$1]&amp;&quot; : &quot;;[.$E50]) - 4);&quot;&quot;)">
            <text:p/>
          </table:table-cell>
          <table:table-cell table:style-name="ce7" table:formula="of:=IFERROR(MID([.$E50];SEARCH([.L$1]&amp;&quot; : &quot;;[.$E50]) + 4; SEARCH(&quot;&#10;&quot;;[.$E50]; SEARCH([.L$1]&amp;&quot; : &quot;;[.$E50])) - SEARCH([.L$1]&amp;&quot; : &quot;;[.$E50]) - 4);&quot;&quot;)">
            <text:p/>
          </table:table-cell>
          <table:table-cell table:style-name="ce7" table:formula="of:=IFERROR(MID([.$E50];SEARCH([.M$1]&amp;&quot; : &quot;;[.$E50]) + 4; SEARCH(&quot;&#10;&quot;;[.$E50]; SEARCH([.M$1]&amp;&quot; : &quot;;[.$E50])) - SEARCH([.M$1]&amp;&quot; : &quot;;[.$E50]) - 4);&quot;&quot;)">
            <text:p/>
          </table:table-cell>
          <table:table-cell table:style-name="ce7" table:formula="of:=IFERROR(MID([.$E50];SEARCH([.N$1]&amp;&quot; : &quot;;[.$E50]) + 4; SEARCH(&quot;&#10;&quot;;[.$E50]; SEARCH([.N$1]&amp;&quot; : &quot;;[.$E50])) - SEARCH([.N$1]&amp;&quot; : &quot;;[.$E50]) - 4);&quot;&quot;)">
            <text:p/>
          </table:table-cell>
          <table:table-cell table:style-name="ce7" table:formula="of:=IFERROR(MID([.$E50];SEARCH([.O$1]&amp;&quot; : &quot;;[.$E50]) + 4; SEARCH(&quot;&#10;&quot;;[.$E50]; SEARCH([.O$1]&amp;&quot; : &quot;;[.$E50])) - SEARCH([.O$1]&amp;&quot; : &quot;;[.$E50]) - 4);&quot;&quot;)">
            <text:p/>
          </table:table-cell>
          <table:table-cell table:style-name="ce7" table:formula="of:=IFERROR(MID([.$E50];SEARCH([.P$1]&amp;&quot; : &quot;;[.$E50]) + 4; SEARCH(&quot;&#10;&quot;;[.$E50]; SEARCH([.P$1]&amp;&quot; : &quot;;[.$E50])) - SEARCH([.P$1]&amp;&quot; : &quot;;[.$E50]) - 4);&quot;&quot;)">
            <text:p/>
          </table:table-cell>
        </table:table-row>
        <table:table-row table:style-name="ro2">
          <table:table-cell table:formula="of:=[$'Milk-V Duo S raw pinout'.H17]" office:value-type="float" office:value="50" calcext:value-type="float">
            <text:p>50</text:p>
          </table:table-cell>
          <table:table-cell table:formula="of:=[$'Milk-V Duo S raw pinout'.G17]" office:value-type="string" office:string-value="B1" calcext:value-type="string">
            <text:p>B1</text:p>
          </table:table-cell>
          <table:table-cell table:formula="of:=IF([$'Milk-V Duo S raw pinout'.F17]&lt;&gt;&quot;&quot;;[$'Milk-V Duo S raw pinout'.F17];&quot;&quot;)" office:value-type="string" office:string-value="XGPIOB[1]" calcext:value-type="string">
            <text:p>XGPIOB[1]</text:p>
          </table:table-cell>
          <table:table-cell table:style-name="ce4" table:formula="of:=IF([.C51]&lt;&gt;&quot;&quot;;INDEX([$'SG2000 Mux'.B:.B];MATCH(&quot;*&quot;&amp;[.C51]&amp;&quot;*&quot;;[$'SG2000 Mux'.I:.I];0));&quot;&quot;)" office:value-type="string" office:string-value="ADC3" calcext:value-type="string">
            <text:p>ADC3</text:p>
          </table:table-cell>
          <table:table-cell table:formula="of:=IF([.D51]=&quot;&quot;;&quot;&quot;; VLOOKUP([.D51];[$'SG2000 Mux'.B:.I];8;0))" office:value-type="string" office:string-value="IO ADC3 function select : &#10;    1 : CAM_MCLK0 &#10;    2 : IIC4_SCL &#10;    3 : XGPIOB[1] (default)&#10;    4 : PWM[12] &#10;    5 : EPHY_LNK_LED &#10;    6 : WG2_D0 &#10;    7 : UART3_TX &#10;    Others : Reserved" calcext:value-type="string">
            <text:p>IO ADC3 function select : </text:p>
            <text:p>    1 : CAM_MCLK0 </text:p>
            <text:p>    2 : IIC4_SCL </text:p>
            <text:p>    3 : XGPIOB[1] (default)</text:p>
            <text:p>    4 : PWM[12] </text:p>
            <text:p>    5 : EPHY_LNK_LED </text:p>
            <text:p>    6 : WG2_D0 </text:p>
            <text:p>    7 : UART3_TX </text:p>
            <text:p>    Others : Reserved</text:p>
          </table:table-cell>
          <table:table-cell/>
          <table:table-cell table:formula="of:=IF([.F51]=&quot;&quot;; &quot;&quot;; REPLACE(IFERROR(&quot;, &quot;&amp;HLOOKUP([.F51]; [.I51:.I51]; 1; 0); &quot;&quot;) &amp;  IFERROR(&quot;, &quot;&amp;HLOOKUP([.F51]; [.J51:.J51]; 1; 0); &quot;&quot;) &amp;  IFERROR(&quot;, &quot;&amp;HLOOKUP([.F51]; [.K51:.K51]; 1; 0); &quot;&quot;) &amp;  IFERROR(&quot;, &quot;&amp;HLOOKUP([.F51]; [.L51:.L51]; 1; 0); &quot;&quot;) &amp;  IFERROR(&quot;, &quot;&amp;HLOOKUP([.F51]; [.M51:.M51]; 1; 0); &quot;&quot;) &amp;  IFERROR(&quot;, &quot;&amp;HLOOKUP([.F51]; [.N51:.N51]; 1; 0); &quot;&quot;) &amp;  IFERROR(&quot;, &quot;&amp;HLOOKUP([.F51]; [.O51:.O51]; 1; 0); &quot;&quot;) &amp;  IFERROR(&quot;, &quot;&amp;HLOOKUP([.F51]; [.P51:.P51]; 1; 0); &quot;&quot;); 1; 2; &quot;&quot;))">
            <text:p/>
          </table:table-cell>
          <table:table-cell table:style-name="ce5" table:formula="of:=IF([.H$1]=&quot;&quot;; &quot;&quot;; REPLACE(IFERROR(&quot;, &quot;&amp;HLOOKUP([.H$1]; [.I51:.I51]; 1; 0); &quot;&quot;) &amp;  IFERROR(&quot;, &quot;&amp;HLOOKUP([.H$1]; [.J51:.J51]; 1; 0); &quot;&quot;) &amp;  IFERROR(&quot;, &quot;&amp;HLOOKUP([.H$1]; [.K51:.K51]; 1; 0); &quot;&quot;) &amp;  IFERROR(&quot;, &quot;&amp;HLOOKUP([.H$1]; [.L51:.L51]; 1; 0); &quot;&quot;) &amp;  IFERROR(&quot;, &quot;&amp;HLOOKUP([.H$1]; [.M51:.M51]; 1; 0); &quot;&quot;) &amp;  IFERROR(&quot;, &quot;&amp;HLOOKUP([.H$1]; [.N51:.N51]; 1; 0); &quot;&quot;) &amp;  IFERROR(&quot;, &quot;&amp;HLOOKUP([.H$1]; [.O51:.O51]; 1; 0); &quot;&quot;) &amp;  IFERROR(&quot;, &quot;&amp;HLOOKUP([.H$1]; [.P51:.P51]; 1; 0); &quot;&quot;); 1; 2; &quot;&quot;))" office:value-type="string" office:string-value="UART3_TX " calcext:value-type="string">
            <text:p>UART3_TX </text:p>
          </table:table-cell>
          <table:table-cell table:style-name="ce7" table:formula="of:=IFERROR(MID([.$E51];SEARCH([.I$1]&amp;&quot; : &quot;;[.$E51]) + 4; SEARCH(&quot;&#10;&quot;;[.$E51]; SEARCH([.I$1]&amp;&quot; : &quot;;[.$E51])) - SEARCH([.I$1]&amp;&quot; : &quot;;[.$E51]) - 4);&quot;&quot;)">
            <text:p/>
          </table:table-cell>
          <table:table-cell table:style-name="ce7" table:formula="of:=IFERROR(MID([.$E51];SEARCH([.J$1]&amp;&quot; : &quot;;[.$E51]) + 4; SEARCH(&quot;&#10;&quot;;[.$E51]; SEARCH([.J$1]&amp;&quot; : &quot;;[.$E51])) - SEARCH([.J$1]&amp;&quot; : &quot;;[.$E51]) - 4);&quot;&quot;)" office:value-type="string" office:string-value="CAM_MCLK0 " calcext:value-type="string">
            <text:p>CAM_MCLK0 </text:p>
          </table:table-cell>
          <table:table-cell table:style-name="ce7" table:formula="of:=IFERROR(MID([.$E51];SEARCH([.K$1]&amp;&quot; : &quot;;[.$E51]) + 4; SEARCH(&quot;&#10;&quot;;[.$E51]; SEARCH([.K$1]&amp;&quot; : &quot;;[.$E51])) - SEARCH([.K$1]&amp;&quot; : &quot;;[.$E51]) - 4);&quot;&quot;)" office:value-type="string" office:string-value="IIC4_SCL " calcext:value-type="string">
            <text:p>IIC4_SCL </text:p>
          </table:table-cell>
          <table:table-cell table:style-name="ce7" table:formula="of:=IFERROR(MID([.$E51];SEARCH([.L$1]&amp;&quot; : &quot;;[.$E51]) + 4; SEARCH(&quot;&#10;&quot;;[.$E51]; SEARCH([.L$1]&amp;&quot; : &quot;;[.$E51])) - SEARCH([.L$1]&amp;&quot; : &quot;;[.$E51]) - 4);&quot;&quot;)" office:value-type="string" office:string-value="XGPIOB[1] (default)" calcext:value-type="string">
            <text:p>XGPIOB[1] (default)</text:p>
          </table:table-cell>
          <table:table-cell table:style-name="ce7" table:formula="of:=IFERROR(MID([.$E51];SEARCH([.M$1]&amp;&quot; : &quot;;[.$E51]) + 4; SEARCH(&quot;&#10;&quot;;[.$E51]; SEARCH([.M$1]&amp;&quot; : &quot;;[.$E51])) - SEARCH([.M$1]&amp;&quot; : &quot;;[.$E51]) - 4);&quot;&quot;)" office:value-type="string" office:string-value="PWM[12] " calcext:value-type="string">
            <text:p>PWM[12] </text:p>
          </table:table-cell>
          <table:table-cell table:style-name="ce7" table:formula="of:=IFERROR(MID([.$E51];SEARCH([.N$1]&amp;&quot; : &quot;;[.$E51]) + 4; SEARCH(&quot;&#10;&quot;;[.$E51]; SEARCH([.N$1]&amp;&quot; : &quot;;[.$E51])) - SEARCH([.N$1]&amp;&quot; : &quot;;[.$E51]) - 4);&quot;&quot;)" office:value-type="string" office:string-value="EPHY_LNK_LED " calcext:value-type="string">
            <text:p>EPHY_LNK_LED </text:p>
          </table:table-cell>
          <table:table-cell table:style-name="ce7" table:formula="of:=IFERROR(MID([.$E51];SEARCH([.O$1]&amp;&quot; : &quot;;[.$E51]) + 4; SEARCH(&quot;&#10;&quot;;[.$E51]; SEARCH([.O$1]&amp;&quot; : &quot;;[.$E51])) - SEARCH([.O$1]&amp;&quot; : &quot;;[.$E51]) - 4);&quot;&quot;)" office:value-type="string" office:string-value="WG2_D0 " calcext:value-type="string">
            <text:p>WG2_D0 </text:p>
          </table:table-cell>
          <table:table-cell table:style-name="ce7" table:formula="of:=IFERROR(MID([.$E51];SEARCH([.P$1]&amp;&quot; : &quot;;[.$E51]) + 4; SEARCH(&quot;&#10;&quot;;[.$E51]; SEARCH([.P$1]&amp;&quot; : &quot;;[.$E51])) - SEARCH([.P$1]&amp;&quot; : &quot;;[.$E51]) - 4);&quot;&quot;)" office:value-type="string" office:string-value="UART3_TX " calcext:value-type="string">
            <text:p>UART3_TX </text:p>
          </table:table-cell>
        </table:table-row>
        <table:table-row table:style-name="ro2">
          <table:table-cell table:formula="of:=[$'Milk-V Duo S raw pinout'.I16]" office:value-type="float" office:value="51" calcext:value-type="float">
            <text:p>51</text:p>
          </table:table-cell>
          <table:table-cell table:formula="of:=[$'Milk-V Duo S raw pinout'.J16]" office:value-type="string" office:string-value="AUDIO_OUT_R" calcext:value-type="string">
            <text:p>AUDIO_OUT_R</text:p>
          </table:table-cell>
          <table:table-cell table:formula="of:=IF([$'Milk-V Duo S raw pinout'.K16]&lt;&gt;&quot;&quot;;[$'Milk-V Duo S raw pinout'.K16];&quot;&quot;)">
            <text:p/>
          </table:table-cell>
          <table:table-cell table:style-name="ce4" table:formula="of:=IF([.C52]&lt;&gt;&quot;&quot;;INDEX([$'SG2000 Mux'.B:.B];MATCH(&quot;*&quot;&amp;[.C52]&amp;&quot;*&quot;;[$'SG2000 Mux'.I:.I];0));&quot;&quot;)">
            <text:p/>
          </table:table-cell>
          <table:table-cell table:formula="of:=IF([.D52]=&quot;&quot;;&quot;&quot;; VLOOKUP([.D52];[$'SG2000 Mux'.B:.I];8;0))">
            <text:p/>
          </table:table-cell>
          <table:table-cell/>
          <table:table-cell table:formula="of:=IF([.F52]=&quot;&quot;; &quot;&quot;; REPLACE(IFERROR(&quot;, &quot;&amp;HLOOKUP([.F52]; [.I52:.I52]; 1; 0); &quot;&quot;) &amp;  IFERROR(&quot;, &quot;&amp;HLOOKUP([.F52]; [.J52:.J52]; 1; 0); &quot;&quot;) &amp;  IFERROR(&quot;, &quot;&amp;HLOOKUP([.F52]; [.K52:.K52]; 1; 0); &quot;&quot;) &amp;  IFERROR(&quot;, &quot;&amp;HLOOKUP([.F52]; [.L52:.L52]; 1; 0); &quot;&quot;) &amp;  IFERROR(&quot;, &quot;&amp;HLOOKUP([.F52]; [.M52:.M52]; 1; 0); &quot;&quot;) &amp;  IFERROR(&quot;, &quot;&amp;HLOOKUP([.F52]; [.N52:.N52]; 1; 0); &quot;&quot;) &amp;  IFERROR(&quot;, &quot;&amp;HLOOKUP([.F52]; [.O52:.O52]; 1; 0); &quot;&quot;) &amp;  IFERROR(&quot;, &quot;&amp;HLOOKUP([.F52]; [.P52:.P52]; 1; 0); &quot;&quot;); 1; 2; &quot;&quot;))">
            <text:p/>
          </table:table-cell>
          <table:table-cell table:style-name="ce5" table:formula="of:=IF([.H$1]=&quot;&quot;; &quot;&quot;; REPLACE(IFERROR(&quot;, &quot;&amp;HLOOKUP([.H$1]; [.I52:.I52]; 1; 0); &quot;&quot;) &amp;  IFERROR(&quot;, &quot;&amp;HLOOKUP([.H$1]; [.J52:.J52]; 1; 0); &quot;&quot;) &amp;  IFERROR(&quot;, &quot;&amp;HLOOKUP([.H$1]; [.K52:.K52]; 1; 0); &quot;&quot;) &amp;  IFERROR(&quot;, &quot;&amp;HLOOKUP([.H$1]; [.L52:.L52]; 1; 0); &quot;&quot;) &amp;  IFERROR(&quot;, &quot;&amp;HLOOKUP([.H$1]; [.M52:.M52]; 1; 0); &quot;&quot;) &amp;  IFERROR(&quot;, &quot;&amp;HLOOKUP([.H$1]; [.N52:.N52]; 1; 0); &quot;&quot;) &amp;  IFERROR(&quot;, &quot;&amp;HLOOKUP([.H$1]; [.O52:.O52]; 1; 0); &quot;&quot;) &amp;  IFERROR(&quot;, &quot;&amp;HLOOKUP([.H$1]; [.P52:.P52]; 1; 0); &quot;&quot;); 1; 2; &quot;&quot;))">
            <text:p/>
          </table:table-cell>
          <table:table-cell table:style-name="ce7" table:formula="of:=IFERROR(MID([.$E52];SEARCH([.I$1]&amp;&quot; : &quot;;[.$E52]) + 4; SEARCH(&quot;&#10;&quot;;[.$E52]; SEARCH([.I$1]&amp;&quot; : &quot;;[.$E52])) - SEARCH([.I$1]&amp;&quot; : &quot;;[.$E52]) - 4);&quot;&quot;)">
            <text:p/>
          </table:table-cell>
          <table:table-cell table:style-name="ce7" table:formula="of:=IFERROR(MID([.$E52];SEARCH([.J$1]&amp;&quot; : &quot;;[.$E52]) + 4; SEARCH(&quot;&#10;&quot;;[.$E52]; SEARCH([.J$1]&amp;&quot; : &quot;;[.$E52])) - SEARCH([.J$1]&amp;&quot; : &quot;;[.$E52]) - 4);&quot;&quot;)">
            <text:p/>
          </table:table-cell>
          <table:table-cell table:style-name="ce7" table:formula="of:=IFERROR(MID([.$E52];SEARCH([.K$1]&amp;&quot; : &quot;;[.$E52]) + 4; SEARCH(&quot;&#10;&quot;;[.$E52]; SEARCH([.K$1]&amp;&quot; : &quot;;[.$E52])) - SEARCH([.K$1]&amp;&quot; : &quot;;[.$E52]) - 4);&quot;&quot;)">
            <text:p/>
          </table:table-cell>
          <table:table-cell table:style-name="ce7" table:formula="of:=IFERROR(MID([.$E52];SEARCH([.L$1]&amp;&quot; : &quot;;[.$E52]) + 4; SEARCH(&quot;&#10;&quot;;[.$E52]; SEARCH([.L$1]&amp;&quot; : &quot;;[.$E52])) - SEARCH([.L$1]&amp;&quot; : &quot;;[.$E52]) - 4);&quot;&quot;)">
            <text:p/>
          </table:table-cell>
          <table:table-cell table:style-name="ce7" table:formula="of:=IFERROR(MID([.$E52];SEARCH([.M$1]&amp;&quot; : &quot;;[.$E52]) + 4; SEARCH(&quot;&#10;&quot;;[.$E52]; SEARCH([.M$1]&amp;&quot; : &quot;;[.$E52])) - SEARCH([.M$1]&amp;&quot; : &quot;;[.$E52]) - 4);&quot;&quot;)">
            <text:p/>
          </table:table-cell>
          <table:table-cell table:style-name="ce7" table:formula="of:=IFERROR(MID([.$E52];SEARCH([.N$1]&amp;&quot; : &quot;;[.$E52]) + 4; SEARCH(&quot;&#10;&quot;;[.$E52]; SEARCH([.N$1]&amp;&quot; : &quot;;[.$E52])) - SEARCH([.N$1]&amp;&quot; : &quot;;[.$E52]) - 4);&quot;&quot;)">
            <text:p/>
          </table:table-cell>
          <table:table-cell table:style-name="ce7" table:formula="of:=IFERROR(MID([.$E52];SEARCH([.O$1]&amp;&quot; : &quot;;[.$E52]) + 4; SEARCH(&quot;&#10;&quot;;[.$E52]; SEARCH([.O$1]&amp;&quot; : &quot;;[.$E52])) - SEARCH([.O$1]&amp;&quot; : &quot;;[.$E52]) - 4);&quot;&quot;)">
            <text:p/>
          </table:table-cell>
          <table:table-cell table:style-name="ce7" table:formula="of:=IFERROR(MID([.$E52];SEARCH([.P$1]&amp;&quot; : &quot;;[.$E52]) + 4; SEARCH(&quot;&#10;&quot;;[.$E52]; SEARCH([.P$1]&amp;&quot; : &quot;;[.$E52])) - SEARCH([.P$1]&amp;&quot; : &quot;;[.$E52]) - 4);&quot;&quot;)">
            <text:p/>
          </table:table-cell>
        </table:table-row>
        <table:table-row table:style-name="ro2">
          <table:table-cell table:formula="of:=[$'Milk-V Duo S raw pinout'.H16]" office:value-type="float" office:value="52" calcext:value-type="float">
            <text:p>52</text:p>
          </table:table-cell>
          <table:table-cell table:formula="of:=[$'Milk-V Duo S raw pinout'.G16]" office:value-type="string" office:string-value="VSYS(5V)" calcext:value-type="string">
            <text:p>VSYS(5V)</text:p>
          </table:table-cell>
          <table:table-cell table:formula="of:=IF([$'Milk-V Duo S raw pinout'.F16]&lt;&gt;&quot;&quot;;[$'Milk-V Duo S raw pinout'.F16];&quot;&quot;)">
            <text:p/>
          </table:table-cell>
          <table:table-cell table:style-name="ce4" table:formula="of:=IF([.C53]&lt;&gt;&quot;&quot;;INDEX([$'SG2000 Mux'.B:.B];MATCH(&quot;*&quot;&amp;[.C53]&amp;&quot;*&quot;;[$'SG2000 Mux'.I:.I];0));&quot;&quot;)">
            <text:p/>
          </table:table-cell>
          <table:table-cell table:formula="of:=IF([.D53]=&quot;&quot;;&quot;&quot;; VLOOKUP([.D53];[$'SG2000 Mux'.B:.I];8;0))">
            <text:p/>
          </table:table-cell>
          <table:table-cell/>
          <table:table-cell table:formula="of:=IF([.F53]=&quot;&quot;; &quot;&quot;; REPLACE(IFERROR(&quot;, &quot;&amp;HLOOKUP([.F53]; [.I53:.I53]; 1; 0); &quot;&quot;) &amp;  IFERROR(&quot;, &quot;&amp;HLOOKUP([.F53]; [.J53:.J53]; 1; 0); &quot;&quot;) &amp;  IFERROR(&quot;, &quot;&amp;HLOOKUP([.F53]; [.K53:.K53]; 1; 0); &quot;&quot;) &amp;  IFERROR(&quot;, &quot;&amp;HLOOKUP([.F53]; [.L53:.L53]; 1; 0); &quot;&quot;) &amp;  IFERROR(&quot;, &quot;&amp;HLOOKUP([.F53]; [.M53:.M53]; 1; 0); &quot;&quot;) &amp;  IFERROR(&quot;, &quot;&amp;HLOOKUP([.F53]; [.N53:.N53]; 1; 0); &quot;&quot;) &amp;  IFERROR(&quot;, &quot;&amp;HLOOKUP([.F53]; [.O53:.O53]; 1; 0); &quot;&quot;) &amp;  IFERROR(&quot;, &quot;&amp;HLOOKUP([.F53]; [.P53:.P53]; 1; 0); &quot;&quot;); 1; 2; &quot;&quot;))">
            <text:p/>
          </table:table-cell>
          <table:table-cell table:style-name="ce5" table:formula="of:=IF([.H$1]=&quot;&quot;; &quot;&quot;; REPLACE(IFERROR(&quot;, &quot;&amp;HLOOKUP([.H$1]; [.I53:.I53]; 1; 0); &quot;&quot;) &amp;  IFERROR(&quot;, &quot;&amp;HLOOKUP([.H$1]; [.J53:.J53]; 1; 0); &quot;&quot;) &amp;  IFERROR(&quot;, &quot;&amp;HLOOKUP([.H$1]; [.K53:.K53]; 1; 0); &quot;&quot;) &amp;  IFERROR(&quot;, &quot;&amp;HLOOKUP([.H$1]; [.L53:.L53]; 1; 0); &quot;&quot;) &amp;  IFERROR(&quot;, &quot;&amp;HLOOKUP([.H$1]; [.M53:.M53]; 1; 0); &quot;&quot;) &amp;  IFERROR(&quot;, &quot;&amp;HLOOKUP([.H$1]; [.N53:.N53]; 1; 0); &quot;&quot;) &amp;  IFERROR(&quot;, &quot;&amp;HLOOKUP([.H$1]; [.O53:.O53]; 1; 0); &quot;&quot;) &amp;  IFERROR(&quot;, &quot;&amp;HLOOKUP([.H$1]; [.P53:.P53]; 1; 0); &quot;&quot;); 1; 2; &quot;&quot;))">
            <text:p/>
          </table:table-cell>
          <table:table-cell table:style-name="ce7" table:formula="of:=IFERROR(MID([.$E53];SEARCH([.I$1]&amp;&quot; : &quot;;[.$E53]) + 4; SEARCH(&quot;&#10;&quot;;[.$E53]; SEARCH([.I$1]&amp;&quot; : &quot;;[.$E53])) - SEARCH([.I$1]&amp;&quot; : &quot;;[.$E53]) - 4);&quot;&quot;)">
            <text:p/>
          </table:table-cell>
          <table:table-cell table:style-name="ce7" table:formula="of:=IFERROR(MID([.$E53];SEARCH([.J$1]&amp;&quot; : &quot;;[.$E53]) + 4; SEARCH(&quot;&#10;&quot;;[.$E53]; SEARCH([.J$1]&amp;&quot; : &quot;;[.$E53])) - SEARCH([.J$1]&amp;&quot; : &quot;;[.$E53]) - 4);&quot;&quot;)">
            <text:p/>
          </table:table-cell>
          <table:table-cell table:style-name="ce7" table:formula="of:=IFERROR(MID([.$E53];SEARCH([.K$1]&amp;&quot; : &quot;;[.$E53]) + 4; SEARCH(&quot;&#10;&quot;;[.$E53]; SEARCH([.K$1]&amp;&quot; : &quot;;[.$E53])) - SEARCH([.K$1]&amp;&quot; : &quot;;[.$E53]) - 4);&quot;&quot;)">
            <text:p/>
          </table:table-cell>
          <table:table-cell table:style-name="ce7" table:formula="of:=IFERROR(MID([.$E53];SEARCH([.L$1]&amp;&quot; : &quot;;[.$E53]) + 4; SEARCH(&quot;&#10;&quot;;[.$E53]; SEARCH([.L$1]&amp;&quot; : &quot;;[.$E53])) - SEARCH([.L$1]&amp;&quot; : &quot;;[.$E53]) - 4);&quot;&quot;)">
            <text:p/>
          </table:table-cell>
          <table:table-cell table:style-name="ce7" table:formula="of:=IFERROR(MID([.$E53];SEARCH([.M$1]&amp;&quot; : &quot;;[.$E53]) + 4; SEARCH(&quot;&#10;&quot;;[.$E53]; SEARCH([.M$1]&amp;&quot; : &quot;;[.$E53])) - SEARCH([.M$1]&amp;&quot; : &quot;;[.$E53]) - 4);&quot;&quot;)">
            <text:p/>
          </table:table-cell>
          <table:table-cell table:style-name="ce7" table:formula="of:=IFERROR(MID([.$E53];SEARCH([.N$1]&amp;&quot; : &quot;;[.$E53]) + 4; SEARCH(&quot;&#10;&quot;;[.$E53]; SEARCH([.N$1]&amp;&quot; : &quot;;[.$E53])) - SEARCH([.N$1]&amp;&quot; : &quot;;[.$E53]) - 4);&quot;&quot;)">
            <text:p/>
          </table:table-cell>
          <table:table-cell table:style-name="ce7" table:formula="of:=IFERROR(MID([.$E53];SEARCH([.O$1]&amp;&quot; : &quot;;[.$E53]) + 4; SEARCH(&quot;&#10;&quot;;[.$E53]; SEARCH([.O$1]&amp;&quot; : &quot;;[.$E53])) - SEARCH([.O$1]&amp;&quot; : &quot;;[.$E53]) - 4);&quot;&quot;)">
            <text:p/>
          </table:table-cell>
          <table:table-cell table:style-name="ce7" table:formula="of:=IFERROR(MID([.$E53];SEARCH([.P$1]&amp;&quot; : &quot;;[.$E53]) + 4; SEARCH(&quot;&#10;&quot;;[.$E53]; SEARCH([.P$1]&amp;&quot; : &quot;;[.$E53])) - SEARCH([.P$1]&amp;&quot; : &quot;;[.$E53]) - 4);&quot;&quot;)">
            <text:p/>
          </table:table-cell>
        </table:table-row>
        <table:table-row table:style-name="ro2">
          <table:table-cell table:number-columns-repeated="3"/>
          <table:table-cell table:style-name="ce4" table:formula="of:=IF([.C54]&lt;&gt;&quot;&quot;;INDEX([$'SG2000 Mux'.B:.B];MATCH(&quot;*&quot;&amp;[.C54]&amp;&quot;*&quot;;[$'SG2000 Mux'.I:.I];0));&quot;&quot;)">
            <text:p/>
          </table:table-cell>
          <table:table-cell table:formula="of:=IF([.D54]=&quot;&quot;;&quot;&quot;; VLOOKUP([.D54];[$'SG2000 Mux'.B:.I];8;0))">
            <text:p/>
          </table:table-cell>
          <table:table-cell table:number-columns-repeated="3"/>
          <table:table-cell table:style-name="ce7" table:formula="of:=IFERROR(MID([.$E54];SEARCH([.I$1]&amp;&quot; : &quot;;[.$E54]) + 4; SEARCH(&quot;&#10;&quot;;[.$E54]; SEARCH([.I$1]&amp;&quot; : &quot;;[.$E54])) - SEARCH([.I$1]&amp;&quot; : &quot;;[.$E54]) - 4);&quot;&quot;)">
            <text:p/>
          </table:table-cell>
          <table:table-cell table:style-name="ce7" table:formula="of:=IFERROR(MID([.$E54];SEARCH([.J$1]&amp;&quot; : &quot;;[.$E54]) + 4; SEARCH(&quot;&#10;&quot;;[.$E54]; SEARCH([.J$1]&amp;&quot; : &quot;;[.$E54])) - SEARCH([.J$1]&amp;&quot; : &quot;;[.$E54]) - 4);&quot;&quot;)">
            <text:p/>
          </table:table-cell>
          <table:table-cell table:style-name="ce7" table:formula="of:=IFERROR(MID([.$E54];SEARCH([.K$1]&amp;&quot; : &quot;;[.$E54]) + 4; SEARCH(&quot;&#10;&quot;;[.$E54]; SEARCH([.K$1]&amp;&quot; : &quot;;[.$E54])) - SEARCH([.K$1]&amp;&quot; : &quot;;[.$E54]) - 4);&quot;&quot;)">
            <text:p/>
          </table:table-cell>
          <table:table-cell table:style-name="ce7" table:formula="of:=IFERROR(MID([.$E54];SEARCH([.L$1]&amp;&quot; : &quot;;[.$E54]) + 4; SEARCH(&quot;&#10;&quot;;[.$E54]; SEARCH([.L$1]&amp;&quot; : &quot;;[.$E54])) - SEARCH([.L$1]&amp;&quot; : &quot;;[.$E54]) - 4);&quot;&quot;)">
            <text:p/>
          </table:table-cell>
          <table:table-cell table:style-name="ce7" table:formula="of:=IFERROR(MID([.$E54];SEARCH([.M$1]&amp;&quot; : &quot;;[.$E54]) + 4; SEARCH(&quot;&#10;&quot;;[.$E54]; SEARCH([.M$1]&amp;&quot; : &quot;;[.$E54])) - SEARCH([.M$1]&amp;&quot; : &quot;;[.$E54]) - 4);&quot;&quot;)">
            <text:p/>
          </table:table-cell>
          <table:table-cell table:style-name="ce7" table:formula="of:=IFERROR(MID([.$E54];SEARCH([.N$1]&amp;&quot; : &quot;;[.$E54]) + 4; SEARCH(&quot;&#10;&quot;;[.$E54]; SEARCH([.N$1]&amp;&quot; : &quot;;[.$E54])) - SEARCH([.N$1]&amp;&quot; : &quot;;[.$E54]) - 4);&quot;&quot;)">
            <text:p/>
          </table:table-cell>
          <table:table-cell table:style-name="ce7" table:formula="of:=IFERROR(MID([.$E54];SEARCH([.O$1]&amp;&quot; : &quot;;[.$E54]) + 4; SEARCH(&quot;&#10;&quot;;[.$E54]; SEARCH([.O$1]&amp;&quot; : &quot;;[.$E54])) - SEARCH([.O$1]&amp;&quot; : &quot;;[.$E54]) - 4);&quot;&quot;)">
            <text:p/>
          </table:table-cell>
          <table:table-cell table:style-name="ce7" table:formula="of:=IFERROR(MID([.$E54];SEARCH([.P$1]&amp;&quot; : &quot;;[.$E54]) + 4; SEARCH(&quot;&#10;&quot;;[.$E54]; SEARCH([.P$1]&amp;&quot; : &quot;;[.$E54])) - SEARCH([.P$1]&amp;&quot; : &quot;;[.$E54]) - 4);&quot;&quot;)">
            <text:p/>
          </table:table-cell>
        </table:table-row>
        <table:table-row table:style-name="ro2" table:number-rows-repeated="104852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ock Pi S pinout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81" office:value-type="string" calcext:value-type="string">
            <text:p>Rock Pi S Num</text:p>
          </table:table-cell>
          <table:table-cell table:style-name="ce81" office:value-type="string" calcext:value-type="string">
            <text:p>Func1 </text:p>
          </table:table-cell>
          <table:table-cell table:style-name="ce81" office:value-type="string" calcext:value-type="string">
            <text:p>Func2 </text:p>
          </table:table-cell>
          <table:table-cell table:style-name="ce81" office:value-type="string" calcext:value-type="string">
            <text:p>Func3 </text:p>
          </table:table-cell>
          <table:table-cell table:style-name="ce81" office:value-type="string" calcext:value-type="string">
            <text:p>Func4 </text:p>
          </table:table-cell>
        </table:table-row>
        <table:table-row table:style-name="ro1">
          <table:table-cell table:formula="of:=[$'Rock Pi S raw pinout'.F3]" office:value-type="float" office:value="1" calcext:value-type="float">
            <text:p>1</text:p>
          </table:table-cell>
          <table:table-cell table:formula="of:=IF([$'Rock Pi S raw pinout'.E3]=&quot;&quot;;&quot;&quot;;[$'Rock Pi S raw pinout'.E3])" office:value-type="string" office:string-value="+3.3V " calcext:value-type="string">
            <text:p>+3.3V </text:p>
          </table:table-cell>
          <table:table-cell table:formula="of:=IF([$'Rock Pi S raw pinout'.D3]=&quot;&quot;;&quot;&quot;;[$'Rock Pi S raw pinout'.D3])">
            <text:p/>
          </table:table-cell>
          <table:table-cell table:formula="of:=IF([$'Rock Pi S raw pinout'.C3]=&quot;&quot;;&quot;&quot;;[$'Rock Pi S raw pinout'.C3])">
            <text:p/>
          </table:table-cell>
          <table:table-cell table:formula="of:=IF([$'Rock Pi S raw pinout'.B3]=&quot;&quot;;&quot;&quot;;[$'Rock Pi S raw pinout'.B3])">
            <text:p/>
          </table:table-cell>
        </table:table-row>
        <table:table-row table:style-name="ro1">
          <table:table-cell table:formula="of:=[$'Rock Pi S raw pinout'.G3]" office:value-type="float" office:value="2" calcext:value-type="float">
            <text:p>2</text:p>
          </table:table-cell>
          <table:table-cell table:formula="of:=IF([$'Rock Pi S raw pinout'.H3]=&quot;&quot;;&quot;&quot;;[$'Rock Pi S raw pinout'.H3])" office:value-type="string" office:string-value="+5.0V " calcext:value-type="string">
            <text:p>+5.0V </text:p>
          </table:table-cell>
          <table:table-cell table:formula="of:=IF([$'Rock Pi S raw pinout'.I3]=&quot;&quot;;&quot;&quot;;[$'Rock Pi S raw pinout'.I3])">
            <text:p/>
          </table:table-cell>
          <table:table-cell table:formula="of:=IF([$'Rock Pi S raw pinout'.J3]=&quot;&quot;;&quot;&quot;;[$'Rock Pi S raw pinout'.J3])">
            <text:p/>
          </table:table-cell>
          <table:table-cell table:formula="of:=IF([$'Rock Pi S raw pinout'.K3]=&quot;&quot;;&quot;&quot;;[$'Rock Pi S raw pinout'.K3])">
            <text:p/>
          </table:table-cell>
        </table:table-row>
        <table:table-row table:style-name="ro1">
          <table:table-cell table:formula="of:=[$'Rock Pi S raw pinout'.F4]" office:value-type="float" office:value="3" calcext:value-type="float">
            <text:p>3</text:p>
          </table:table-cell>
          <table:table-cell table:formula="of:=IF([$'Rock Pi S raw pinout'.E4]=&quot;&quot;;&quot;&quot;;[$'Rock Pi S raw pinout'.E4])" office:value-type="string" office:string-value="GPIO0_B3 " calcext:value-type="string">
            <text:p>GPIO0_B3 </text:p>
          </table:table-cell>
          <table:table-cell table:formula="of:=IF([$'Rock Pi S raw pinout'.D4]=&quot;&quot;;&quot;&quot;;[$'Rock Pi S raw pinout'.D4])" office:value-type="string" office:string-value="I2C1_SDA " calcext:value-type="string">
            <text:p>I2C1_SDA </text:p>
          </table:table-cell>
          <table:table-cell table:formula="of:=IF([$'Rock Pi S raw pinout'.C4]=&quot;&quot;;&quot;&quot;;[$'Rock Pi S raw pinout'.C4])">
            <text:p/>
          </table:table-cell>
          <table:table-cell table:formula="of:=IF([$'Rock Pi S raw pinout'.B4]=&quot;&quot;;&quot;&quot;;[$'Rock Pi S raw pinout'.B4])">
            <text:p/>
          </table:table-cell>
        </table:table-row>
        <table:table-row table:style-name="ro1">
          <table:table-cell table:formula="of:=[$'Rock Pi S raw pinout'.G4]" office:value-type="float" office:value="4" calcext:value-type="float">
            <text:p>4</text:p>
          </table:table-cell>
          <table:table-cell table:formula="of:=IF([$'Rock Pi S raw pinout'.H4]=&quot;&quot;;&quot;&quot;;[$'Rock Pi S raw pinout'.H4])" office:value-type="string" office:string-value="+5.0V " calcext:value-type="string">
            <text:p>+5.0V </text:p>
          </table:table-cell>
          <table:table-cell table:formula="of:=IF([$'Rock Pi S raw pinout'.I4]=&quot;&quot;;&quot;&quot;;[$'Rock Pi S raw pinout'.I4])">
            <text:p/>
          </table:table-cell>
          <table:table-cell table:formula="of:=IF([$'Rock Pi S raw pinout'.J4]=&quot;&quot;;&quot;&quot;;[$'Rock Pi S raw pinout'.J4])">
            <text:p/>
          </table:table-cell>
          <table:table-cell table:formula="of:=IF([$'Rock Pi S raw pinout'.K4]=&quot;&quot;;&quot;&quot;;[$'Rock Pi S raw pinout'.K4])">
            <text:p/>
          </table:table-cell>
        </table:table-row>
        <table:table-row table:style-name="ro1">
          <table:table-cell table:formula="of:=[$'Rock Pi S raw pinout'.F5]" office:value-type="float" office:value="5" calcext:value-type="float">
            <text:p>5</text:p>
          </table:table-cell>
          <table:table-cell table:formula="of:=IF([$'Rock Pi S raw pinout'.E5]=&quot;&quot;;&quot;&quot;;[$'Rock Pi S raw pinout'.E5])" office:value-type="string" office:string-value="GPIO0_B4 " calcext:value-type="string">
            <text:p>GPIO0_B4 </text:p>
          </table:table-cell>
          <table:table-cell table:formula="of:=IF([$'Rock Pi S raw pinout'.D5]=&quot;&quot;;&quot;&quot;;[$'Rock Pi S raw pinout'.D5])" office:value-type="string" office:string-value="I2C1_SCL " calcext:value-type="string">
            <text:p>I2C1_SCL </text:p>
          </table:table-cell>
          <table:table-cell table:formula="of:=IF([$'Rock Pi S raw pinout'.C5]=&quot;&quot;;&quot;&quot;;[$'Rock Pi S raw pinout'.C5])">
            <text:p/>
          </table:table-cell>
          <table:table-cell table:formula="of:=IF([$'Rock Pi S raw pinout'.B5]=&quot;&quot;;&quot;&quot;;[$'Rock Pi S raw pinout'.B5])">
            <text:p/>
          </table:table-cell>
        </table:table-row>
        <table:table-row table:style-name="ro1">
          <table:table-cell table:formula="of:=[$'Rock Pi S raw pinout'.G5]" office:value-type="float" office:value="6" calcext:value-type="float">
            <text:p>6</text:p>
          </table:table-cell>
          <table:table-cell table:formula="of:=IF([$'Rock Pi S raw pinout'.H5]=&quot;&quot;;&quot;&quot;;[$'Rock Pi S raw pinout'.H5])" office:value-type="string" office:string-value="GND " calcext:value-type="string">
            <text:p>GND </text:p>
          </table:table-cell>
          <table:table-cell table:formula="of:=IF([$'Rock Pi S raw pinout'.I5]=&quot;&quot;;&quot;&quot;;[$'Rock Pi S raw pinout'.I5])">
            <text:p/>
          </table:table-cell>
          <table:table-cell table:formula="of:=IF([$'Rock Pi S raw pinout'.J5]=&quot;&quot;;&quot;&quot;;[$'Rock Pi S raw pinout'.J5])">
            <text:p/>
          </table:table-cell>
          <table:table-cell table:formula="of:=IF([$'Rock Pi S raw pinout'.K5]=&quot;&quot;;&quot;&quot;;[$'Rock Pi S raw pinout'.K5])">
            <text:p/>
          </table:table-cell>
        </table:table-row>
        <table:table-row table:style-name="ro1">
          <table:table-cell table:formula="of:=[$'Rock Pi S raw pinout'.F6]" office:value-type="float" office:value="7" calcext:value-type="float">
            <text:p>7</text:p>
          </table:table-cell>
          <table:table-cell table:formula="of:=IF([$'Rock Pi S raw pinout'.E6]=&quot;&quot;;&quot;&quot;;[$'Rock Pi S raw pinout'.E6])" office:value-type="string" office:string-value="GPIO2_A4 " calcext:value-type="string">
            <text:p>GPIO2_A4 </text:p>
          </table:table-cell>
          <table:table-cell table:formula="of:=IF([$'Rock Pi S raw pinout'.D6]=&quot;&quot;;&quot;&quot;;[$'Rock Pi S raw pinout'.D6])" office:value-type="string" office:string-value="I2S0_8CH_MCLK " calcext:value-type="string">
            <text:p>I2S0_8CH_MCLK </text:p>
          </table:table-cell>
          <table:table-cell table:formula="of:=IF([$'Rock Pi S raw pinout'.C6]=&quot;&quot;;&quot;&quot;;[$'Rock Pi S raw pinout'.C6])" office:value-type="string" office:string-value="PDM_CLK_M_M2 " calcext:value-type="string">
            <text:p>PDM_CLK_M_M2 </text:p>
          </table:table-cell>
          <table:table-cell table:formula="of:=IF([$'Rock Pi S raw pinout'.B6]=&quot;&quot;;&quot;&quot;;[$'Rock Pi S raw pinout'.B6])">
            <text:p/>
          </table:table-cell>
        </table:table-row>
        <table:table-row table:style-name="ro1">
          <table:table-cell table:formula="of:=[$'Rock Pi S raw pinout'.G6]" office:value-type="float" office:value="8" calcext:value-type="float">
            <text:p>8</text:p>
          </table:table-cell>
          <table:table-cell table:formula="of:=IF([$'Rock Pi S raw pinout'.H6]=&quot;&quot;;&quot;&quot;;[$'Rock Pi S raw pinout'.H6])" office:value-type="string" office:string-value="GPIO2_A1 " calcext:value-type="string">
            <text:p>GPIO2_A1 </text:p>
          </table:table-cell>
          <table:table-cell table:formula="of:=IF([$'Rock Pi S raw pinout'.I6]=&quot;&quot;;&quot;&quot;;[$'Rock Pi S raw pinout'.I6])" office:value-type="string" office:string-value="UART0_TX " calcext:value-type="string">
            <text:p>UART0_TX </text:p>
          </table:table-cell>
          <table:table-cell table:formula="of:=IF([$'Rock Pi S raw pinout'.J6]=&quot;&quot;;&quot;&quot;;[$'Rock Pi S raw pinout'.J6])" office:value-type="string" office:string-value="SPI0_MOSI " calcext:value-type="string">
            <text:p>SPI0_MOSI </text:p>
          </table:table-cell>
          <table:table-cell table:formula="of:=IF([$'Rock Pi S raw pinout'.K6]=&quot;&quot;;&quot;&quot;;[$'Rock Pi S raw pinout'.K6])">
            <text:p/>
          </table:table-cell>
        </table:table-row>
        <table:table-row table:style-name="ro1">
          <table:table-cell table:formula="of:=[$'Rock Pi S raw pinout'.F7]" office:value-type="float" office:value="9" calcext:value-type="float">
            <text:p>9</text:p>
          </table:table-cell>
          <table:table-cell table:formula="of:=IF([$'Rock Pi S raw pinout'.E7]=&quot;&quot;;&quot;&quot;;[$'Rock Pi S raw pinout'.E7])" office:value-type="string" office:string-value="GND " calcext:value-type="string">
            <text:p>GND </text:p>
          </table:table-cell>
          <table:table-cell table:formula="of:=IF([$'Rock Pi S raw pinout'.D7]=&quot;&quot;;&quot;&quot;;[$'Rock Pi S raw pinout'.D7])">
            <text:p/>
          </table:table-cell>
          <table:table-cell table:formula="of:=IF([$'Rock Pi S raw pinout'.C7]=&quot;&quot;;&quot;&quot;;[$'Rock Pi S raw pinout'.C7])">
            <text:p/>
          </table:table-cell>
          <table:table-cell table:formula="of:=IF([$'Rock Pi S raw pinout'.B7]=&quot;&quot;;&quot;&quot;;[$'Rock Pi S raw pinout'.B7])">
            <text:p/>
          </table:table-cell>
        </table:table-row>
        <table:table-row table:style-name="ro1">
          <table:table-cell table:formula="of:=[$'Rock Pi S raw pinout'.G7]" office:value-type="float" office:value="10" calcext:value-type="float">
            <text:p>10</text:p>
          </table:table-cell>
          <table:table-cell table:formula="of:=IF([$'Rock Pi S raw pinout'.H7]=&quot;&quot;;&quot;&quot;;[$'Rock Pi S raw pinout'.H7])" office:value-type="string" office:string-value="GPIO2_A0 " calcext:value-type="string">
            <text:p>GPIO2_A0 </text:p>
          </table:table-cell>
          <table:table-cell table:formula="of:=IF([$'Rock Pi S raw pinout'.I7]=&quot;&quot;;&quot;&quot;;[$'Rock Pi S raw pinout'.I7])" office:value-type="string" office:string-value="UART0_RX " calcext:value-type="string">
            <text:p>UART0_RX </text:p>
          </table:table-cell>
          <table:table-cell table:formula="of:=IF([$'Rock Pi S raw pinout'.J7]=&quot;&quot;;&quot;&quot;;[$'Rock Pi S raw pinout'.J7])" office:value-type="string" office:string-value="SPI0_MISO " calcext:value-type="string">
            <text:p>SPI0_MISO </text:p>
          </table:table-cell>
          <table:table-cell table:formula="of:=IF([$'Rock Pi S raw pinout'.K7]=&quot;&quot;;&quot;&quot;;[$'Rock Pi S raw pinout'.K7])">
            <text:p/>
          </table:table-cell>
        </table:table-row>
        <table:table-row table:style-name="ro1">
          <table:table-cell table:formula="of:=[$'Rock Pi S raw pinout'.F8]" office:value-type="float" office:value="11" calcext:value-type="float">
            <text:p>11</text:p>
          </table:table-cell>
          <table:table-cell table:formula="of:=IF([$'Rock Pi S raw pinout'.E8]=&quot;&quot;;&quot;&quot;;[$'Rock Pi S raw pinout'.E8])" office:value-type="string" office:string-value="GPIO0_B7 " calcext:value-type="string">
            <text:p>GPIO0_B7 </text:p>
          </table:table-cell>
          <table:table-cell table:formula="of:=IF([$'Rock Pi S raw pinout'.D8]=&quot;&quot;;&quot;&quot;;[$'Rock Pi S raw pinout'.D8])" office:value-type="string" office:string-value="PWM2 " calcext:value-type="string">
            <text:p>PWM2 </text:p>
          </table:table-cell>
          <table:table-cell table:formula="of:=IF([$'Rock Pi S raw pinout'.C8]=&quot;&quot;;&quot;&quot;;[$'Rock Pi S raw pinout'.C8])" office:value-type="string" office:string-value="I2C3_SDA_M0 " calcext:value-type="string">
            <text:p>I2C3_SDA_M0 </text:p>
          </table:table-cell>
          <table:table-cell table:formula="of:=IF([$'Rock Pi S raw pinout'.B8]=&quot;&quot;;&quot;&quot;;[$'Rock Pi S raw pinout'.B8])">
            <text:p/>
          </table:table-cell>
        </table:table-row>
        <table:table-row table:style-name="ro1">
          <table:table-cell table:formula="of:=[$'Rock Pi S raw pinout'.G8]" office:value-type="float" office:value="12" calcext:value-type="float">
            <text:p>12</text:p>
          </table:table-cell>
          <table:table-cell table:formula="of:=IF([$'Rock Pi S raw pinout'.H8]=&quot;&quot;;&quot;&quot;;[$'Rock Pi S raw pinout'.H8])" office:value-type="string" office:string-value="GPIO2_A5 " calcext:value-type="string">
            <text:p>GPIO2_A5 </text:p>
          </table:table-cell>
          <table:table-cell table:formula="of:=IF([$'Rock Pi S raw pinout'.I8]=&quot;&quot;;&quot;&quot;;[$'Rock Pi S raw pinout'.I8])" office:value-type="string" office:string-value="I2S0_8CH_SCLK_TX " calcext:value-type="string">
            <text:p>I2S0_8CH_SCLK_TX </text:p>
          </table:table-cell>
          <table:table-cell table:formula="of:=IF([$'Rock Pi S raw pinout'.J8]=&quot;&quot;;&quot;&quot;;[$'Rock Pi S raw pinout'.J8])">
            <text:p/>
          </table:table-cell>
          <table:table-cell table:formula="of:=IF([$'Rock Pi S raw pinout'.K8]=&quot;&quot;;&quot;&quot;;[$'Rock Pi S raw pinout'.K8])">
            <text:p/>
          </table:table-cell>
        </table:table-row>
        <table:table-row table:style-name="ro1">
          <table:table-cell table:formula="of:=[$'Rock Pi S raw pinout'.F9]" office:value-type="float" office:value="13" calcext:value-type="float">
            <text:p>13</text:p>
          </table:table-cell>
          <table:table-cell table:formula="of:=IF([$'Rock Pi S raw pinout'.E9]=&quot;&quot;;&quot;&quot;;[$'Rock Pi S raw pinout'.E9])" office:value-type="string" office:string-value="GPIO0_C0 " calcext:value-type="string">
            <text:p>GPIO0_C0 </text:p>
          </table:table-cell>
          <table:table-cell table:formula="of:=IF([$'Rock Pi S raw pinout'.D9]=&quot;&quot;;&quot;&quot;;[$'Rock Pi S raw pinout'.D9])" office:value-type="string" office:string-value="PWM3 " calcext:value-type="string">
            <text:p>PWM3 </text:p>
          </table:table-cell>
          <table:table-cell table:formula="of:=IF([$'Rock Pi S raw pinout'.C9]=&quot;&quot;;&quot;&quot;;[$'Rock Pi S raw pinout'.C9])" office:value-type="string" office:string-value="I2C3_SCL_M0 " calcext:value-type="string">
            <text:p>I2C3_SCL_M0 </text:p>
          </table:table-cell>
          <table:table-cell table:formula="of:=IF([$'Rock Pi S raw pinout'.B9]=&quot;&quot;;&quot;&quot;;[$'Rock Pi S raw pinout'.B9])">
            <text:p/>
          </table:table-cell>
        </table:table-row>
        <table:table-row table:style-name="ro1">
          <table:table-cell table:formula="of:=[$'Rock Pi S raw pinout'.G9]" office:value-type="float" office:value="14" calcext:value-type="float">
            <text:p>14</text:p>
          </table:table-cell>
          <table:table-cell table:formula="of:=IF([$'Rock Pi S raw pinout'.H9]=&quot;&quot;;&quot;&quot;;[$'Rock Pi S raw pinout'.H9])" office:value-type="string" office:string-value="GND " calcext:value-type="string">
            <text:p>GND </text:p>
          </table:table-cell>
          <table:table-cell table:formula="of:=IF([$'Rock Pi S raw pinout'.I9]=&quot;&quot;;&quot;&quot;;[$'Rock Pi S raw pinout'.I9])">
            <text:p/>
          </table:table-cell>
          <table:table-cell table:formula="of:=IF([$'Rock Pi S raw pinout'.J9]=&quot;&quot;;&quot;&quot;;[$'Rock Pi S raw pinout'.J9])">
            <text:p/>
          </table:table-cell>
          <table:table-cell table:formula="of:=IF([$'Rock Pi S raw pinout'.K9]=&quot;&quot;;&quot;&quot;;[$'Rock Pi S raw pinout'.K9])">
            <text:p/>
          </table:table-cell>
        </table:table-row>
        <table:table-row table:style-name="ro1">
          <table:table-cell table:formula="of:=[$'Rock Pi S raw pinout'.F10]" office:value-type="float" office:value="15" calcext:value-type="float">
            <text:p>15</text:p>
          </table:table-cell>
          <table:table-cell table:formula="of:=IF([$'Rock Pi S raw pinout'.E10]=&quot;&quot;;&quot;&quot;;[$'Rock Pi S raw pinout'.E10])" office:value-type="string" office:string-value="GPIO0_C1 " calcext:value-type="string">
            <text:p>GPIO0_C1 </text:p>
          </table:table-cell>
          <table:table-cell table:formula="of:=IF([$'Rock Pi S raw pinout'.D10]=&quot;&quot;;&quot;&quot;;[$'Rock Pi S raw pinout'.D10])" office:value-type="string" office:string-value="SPDIF_TX " calcext:value-type="string">
            <text:p>SPDIF_TX </text:p>
          </table:table-cell>
          <table:table-cell table:formula="of:=IF([$'Rock Pi S raw pinout'.C10]=&quot;&quot;;&quot;&quot;;[$'Rock Pi S raw pinout'.C10])">
            <text:p/>
          </table:table-cell>
          <table:table-cell table:formula="of:=IF([$'Rock Pi S raw pinout'.B10]=&quot;&quot;;&quot;&quot;;[$'Rock Pi S raw pinout'.B10])">
            <text:p/>
          </table:table-cell>
        </table:table-row>
        <table:table-row table:style-name="ro1">
          <table:table-cell table:formula="of:=[$'Rock Pi S raw pinout'.G10]" office:value-type="float" office:value="16" calcext:value-type="float">
            <text:p>16</text:p>
          </table:table-cell>
          <table:table-cell table:formula="of:=IF([$'Rock Pi S raw pinout'.H10]=&quot;&quot;;&quot;&quot;;[$'Rock Pi S raw pinout'.H10])" office:value-type="string" office:string-value="GPIO2_B2 " calcext:value-type="string">
            <text:p>GPIO2_B2 </text:p>
          </table:table-cell>
          <table:table-cell table:formula="of:=IF([$'Rock Pi S raw pinout'.I10]=&quot;&quot;;&quot;&quot;;[$'Rock Pi S raw pinout'.I10])" office:value-type="string" office:string-value="I2S0_8CH_SDO1 " calcext:value-type="string">
            <text:p>I2S0_8CH_SDO1 </text:p>
          </table:table-cell>
          <table:table-cell table:formula="of:=IF([$'Rock Pi S raw pinout'.J10]=&quot;&quot;;&quot;&quot;;[$'Rock Pi S raw pinout'.J10])">
            <text:p/>
          </table:table-cell>
          <table:table-cell table:formula="of:=IF([$'Rock Pi S raw pinout'.K10]=&quot;&quot;;&quot;&quot;;[$'Rock Pi S raw pinout'.K10])">
            <text:p/>
          </table:table-cell>
        </table:table-row>
        <table:table-row table:style-name="ro1">
          <table:table-cell table:formula="of:=[$'Rock Pi S raw pinout'.F11]" office:value-type="float" office:value="17" calcext:value-type="float">
            <text:p>17</text:p>
          </table:table-cell>
          <table:table-cell table:formula="of:=IF([$'Rock Pi S raw pinout'.E11]=&quot;&quot;;&quot;&quot;;[$'Rock Pi S raw pinout'.E11])" office:value-type="string" office:string-value="+3.3V " calcext:value-type="string">
            <text:p>+3.3V </text:p>
          </table:table-cell>
          <table:table-cell table:formula="of:=IF([$'Rock Pi S raw pinout'.D11]=&quot;&quot;;&quot;&quot;;[$'Rock Pi S raw pinout'.D11])">
            <text:p/>
          </table:table-cell>
          <table:table-cell table:formula="of:=IF([$'Rock Pi S raw pinout'.C11]=&quot;&quot;;&quot;&quot;;[$'Rock Pi S raw pinout'.C11])">
            <text:p/>
          </table:table-cell>
          <table:table-cell table:formula="of:=IF([$'Rock Pi S raw pinout'.B11]=&quot;&quot;;&quot;&quot;;[$'Rock Pi S raw pinout'.B11])">
            <text:p/>
          </table:table-cell>
        </table:table-row>
        <table:table-row table:style-name="ro1">
          <table:table-cell table:formula="of:=[$'Rock Pi S raw pinout'.G11]" office:value-type="float" office:value="18" calcext:value-type="float">
            <text:p>18</text:p>
          </table:table-cell>
          <table:table-cell table:formula="of:=IF([$'Rock Pi S raw pinout'.H11]=&quot;&quot;;&quot;&quot;;[$'Rock Pi S raw pinout'.H11])" office:value-type="string" office:string-value="GPIO2_B1 " calcext:value-type="string">
            <text:p>GPIO2_B1 </text:p>
          </table:table-cell>
          <table:table-cell table:formula="of:=IF([$'Rock Pi S raw pinout'.I11]=&quot;&quot;;&quot;&quot;;[$'Rock Pi S raw pinout'.I11])" office:value-type="string" office:string-value="I2S0_8CH_SDO0 " calcext:value-type="string">
            <text:p>I2S0_8CH_SDO0 </text:p>
          </table:table-cell>
          <table:table-cell table:formula="of:=IF([$'Rock Pi S raw pinout'.J11]=&quot;&quot;;&quot;&quot;;[$'Rock Pi S raw pinout'.J11])">
            <text:p/>
          </table:table-cell>
          <table:table-cell table:formula="of:=IF([$'Rock Pi S raw pinout'.K11]=&quot;&quot;;&quot;&quot;;[$'Rock Pi S raw pinout'.K11])">
            <text:p/>
          </table:table-cell>
        </table:table-row>
        <table:table-row table:style-name="ro1">
          <table:table-cell table:formula="of:=[$'Rock Pi S raw pinout'.F12]" office:value-type="float" office:value="19" calcext:value-type="float">
            <text:p>19</text:p>
          </table:table-cell>
          <table:table-cell table:formula="of:=IF([$'Rock Pi S raw pinout'.E12]=&quot;&quot;;&quot;&quot;;[$'Rock Pi S raw pinout'.E12])" office:value-type="string" office:string-value="GPIO1_C7 " calcext:value-type="string">
            <text:p>GPIO1_C7 </text:p>
          </table:table-cell>
          <table:table-cell table:formula="of:=IF([$'Rock Pi S raw pinout'.D12]=&quot;&quot;;&quot;&quot;;[$'Rock Pi S raw pinout'.D12])" office:value-type="string" office:string-value="UART1_RTSN " calcext:value-type="string">
            <text:p>UART1_RTSN </text:p>
          </table:table-cell>
          <table:table-cell table:formula="of:=IF([$'Rock Pi S raw pinout'.C12]=&quot;&quot;;&quot;&quot;;[$'Rock Pi S raw pinout'.C12])" office:value-type="string" office:string-value="UART2_TX_M0 " calcext:value-type="string">
            <text:p>UART2_TX_M0 </text:p>
          </table:table-cell>
          <table:table-cell table:formula="of:=IF([$'Rock Pi S raw pinout'.B12]=&quot;&quot;;&quot;&quot;;[$'Rock Pi S raw pinout'.B12])" office:value-type="string" office:string-value="SPI2_MOSI " calcext:value-type="string">
            <text:p>SPI2_MOSI </text:p>
          </table:table-cell>
        </table:table-row>
        <table:table-row table:style-name="ro1">
          <table:table-cell table:formula="of:=[$'Rock Pi S raw pinout'.G12]" office:value-type="float" office:value="20" calcext:value-type="float">
            <text:p>20</text:p>
          </table:table-cell>
          <table:table-cell table:formula="of:=IF([$'Rock Pi S raw pinout'.H12]=&quot;&quot;;&quot;&quot;;[$'Rock Pi S raw pinout'.H12])" office:value-type="string" office:string-value="GND " calcext:value-type="string">
            <text:p>GND </text:p>
          </table:table-cell>
          <table:table-cell table:formula="of:=IF([$'Rock Pi S raw pinout'.I12]=&quot;&quot;;&quot;&quot;;[$'Rock Pi S raw pinout'.I12])">
            <text:p/>
          </table:table-cell>
          <table:table-cell table:formula="of:=IF([$'Rock Pi S raw pinout'.J12]=&quot;&quot;;&quot;&quot;;[$'Rock Pi S raw pinout'.J12])">
            <text:p/>
          </table:table-cell>
          <table:table-cell table:formula="of:=IF([$'Rock Pi S raw pinout'.K12]=&quot;&quot;;&quot;&quot;;[$'Rock Pi S raw pinout'.K12])">
            <text:p/>
          </table:table-cell>
        </table:table-row>
        <table:table-row table:style-name="ro1">
          <table:table-cell table:formula="of:=[$'Rock Pi S raw pinout'.F13]" office:value-type="float" office:value="21" calcext:value-type="float">
            <text:p>21</text:p>
          </table:table-cell>
          <table:table-cell table:formula="of:=IF([$'Rock Pi S raw pinout'.E13]=&quot;&quot;;&quot;&quot;;[$'Rock Pi S raw pinout'.E13])" office:value-type="string" office:string-value="GPIO1_C6 " calcext:value-type="string">
            <text:p>GPIO1_C6 </text:p>
          </table:table-cell>
          <table:table-cell table:formula="of:=IF([$'Rock Pi S raw pinout'.D13]=&quot;&quot;;&quot;&quot;;[$'Rock Pi S raw pinout'.D13])" office:value-type="string" office:string-value="UART1_CTSN " calcext:value-type="string">
            <text:p>UART1_CTSN </text:p>
          </table:table-cell>
          <table:table-cell table:formula="of:=IF([$'Rock Pi S raw pinout'.C13]=&quot;&quot;;&quot;&quot;;[$'Rock Pi S raw pinout'.C13])" office:value-type="string" office:string-value="UART2_RX_M0 " calcext:value-type="string">
            <text:p>UART2_RX_M0 </text:p>
          </table:table-cell>
          <table:table-cell table:formula="of:=IF([$'Rock Pi S raw pinout'.B13]=&quot;&quot;;&quot;&quot;;[$'Rock Pi S raw pinout'.B13])" office:value-type="string" office:string-value="SPI2_MISO " calcext:value-type="string">
            <text:p>SPI2_MISO </text:p>
          </table:table-cell>
        </table:table-row>
        <table:table-row table:style-name="ro1">
          <table:table-cell table:formula="of:=[$'Rock Pi S raw pinout'.G13]" office:value-type="float" office:value="22" calcext:value-type="float">
            <text:p>22</text:p>
          </table:table-cell>
          <table:table-cell table:formula="of:=IF([$'Rock Pi S raw pinout'.H13]=&quot;&quot;;&quot;&quot;;[$'Rock Pi S raw pinout'.H13])" office:value-type="string" office:string-value="GPIO2_A7 " calcext:value-type="string">
            <text:p>GPIO2_A7 </text:p>
          </table:table-cell>
          <table:table-cell table:formula="of:=IF([$'Rock Pi S raw pinout'.I13]=&quot;&quot;;&quot;&quot;;[$'Rock Pi S raw pinout'.I13])" office:value-type="string" office:string-value="I2S0_8CH_LRCK_TX " calcext:value-type="string">
            <text:p>I2S0_8CH_LRCK_TX </text:p>
          </table:table-cell>
          <table:table-cell table:formula="of:=IF([$'Rock Pi S raw pinout'.J13]=&quot;&quot;;&quot;&quot;;[$'Rock Pi S raw pinout'.J13])">
            <text:p/>
          </table:table-cell>
          <table:table-cell table:formula="of:=IF([$'Rock Pi S raw pinout'.K13]=&quot;&quot;;&quot;&quot;;[$'Rock Pi S raw pinout'.K13])">
            <text:p/>
          </table:table-cell>
        </table:table-row>
        <table:table-row table:style-name="ro1">
          <table:table-cell table:formula="of:=[$'Rock Pi S raw pinout'.F14]" office:value-type="float" office:value="23" calcext:value-type="float">
            <text:p>23</text:p>
          </table:table-cell>
          <table:table-cell table:formula="of:=IF([$'Rock Pi S raw pinout'.E14]=&quot;&quot;;&quot;&quot;;[$'Rock Pi S raw pinout'.E14])" office:value-type="string" office:string-value="GPIO1_D0 " calcext:value-type="string">
            <text:p>GPIO1_D0 </text:p>
          </table:table-cell>
          <table:table-cell table:formula="of:=IF([$'Rock Pi S raw pinout'.D14]=&quot;&quot;;&quot;&quot;;[$'Rock Pi S raw pinout'.D14])" office:value-type="string" office:string-value="UART1_RX " calcext:value-type="string">
            <text:p>UART1_RX </text:p>
          </table:table-cell>
          <table:table-cell table:formula="of:=IF([$'Rock Pi S raw pinout'.C14]=&quot;&quot;;&quot;&quot;;[$'Rock Pi S raw pinout'.C14])" office:value-type="string" office:string-value="I2C0_SDA " calcext:value-type="string">
            <text:p>I2C0_SDA </text:p>
          </table:table-cell>
          <table:table-cell table:formula="of:=IF([$'Rock Pi S raw pinout'.B14]=&quot;&quot;;&quot;&quot;;[$'Rock Pi S raw pinout'.B14])" office:value-type="string" office:string-value="SPI2_CLK " calcext:value-type="string">
            <text:p>SPI2_CLK </text:p>
          </table:table-cell>
        </table:table-row>
        <table:table-row table:style-name="ro1">
          <table:table-cell table:formula="of:=[$'Rock Pi S raw pinout'.G14]" office:value-type="float" office:value="24" calcext:value-type="float">
            <text:p>24</text:p>
          </table:table-cell>
          <table:table-cell table:formula="of:=IF([$'Rock Pi S raw pinout'.H14]=&quot;&quot;;&quot;&quot;;[$'Rock Pi S raw pinout'.H14])" office:value-type="string" office:string-value="GPIO1_D1 " calcext:value-type="string">
            <text:p>GPIO1_D1 </text:p>
          </table:table-cell>
          <table:table-cell table:formula="of:=IF([$'Rock Pi S raw pinout'.I14]=&quot;&quot;;&quot;&quot;;[$'Rock Pi S raw pinout'.I14])" office:value-type="string" office:string-value="UART1_TX " calcext:value-type="string">
            <text:p>UART1_TX </text:p>
          </table:table-cell>
          <table:table-cell table:formula="of:=IF([$'Rock Pi S raw pinout'.J14]=&quot;&quot;;&quot;&quot;;[$'Rock Pi S raw pinout'.J14])" office:value-type="string" office:string-value="I2C0_SCL " calcext:value-type="string">
            <text:p>I2C0_SCL </text:p>
          </table:table-cell>
          <table:table-cell table:formula="of:=IF([$'Rock Pi S raw pinout'.K14]=&quot;&quot;;&quot;&quot;;[$'Rock Pi S raw pinout'.K14])" office:value-type="string" office:string-value="SPI2_CSN0 " calcext:value-type="string">
            <text:p>SPI2_CSN0 </text:p>
          </table:table-cell>
        </table:table-row>
        <table:table-row table:style-name="ro1">
          <table:table-cell table:formula="of:=[$'Rock Pi S raw pinout'.F15]" office:value-type="float" office:value="25" calcext:value-type="float">
            <text:p>25</text:p>
          </table:table-cell>
          <table:table-cell table:formula="of:=IF([$'Rock Pi S raw pinout'.E15]=&quot;&quot;;&quot;&quot;;[$'Rock Pi S raw pinout'.E15])" office:value-type="string" office:string-value="GND " calcext:value-type="string">
            <text:p>GND </text:p>
          </table:table-cell>
          <table:table-cell table:formula="of:=IF([$'Rock Pi S raw pinout'.D15]=&quot;&quot;;&quot;&quot;;[$'Rock Pi S raw pinout'.D15])">
            <text:p/>
          </table:table-cell>
          <table:table-cell table:formula="of:=IF([$'Rock Pi S raw pinout'.C15]=&quot;&quot;;&quot;&quot;;[$'Rock Pi S raw pinout'.C15])">
            <text:p/>
          </table:table-cell>
          <table:table-cell table:formula="of:=IF([$'Rock Pi S raw pinout'.B15]=&quot;&quot;;&quot;&quot;;[$'Rock Pi S raw pinout'.B15])">
            <text:p/>
          </table:table-cell>
        </table:table-row>
        <table:table-row table:style-name="ro1">
          <table:table-cell table:formula="of:=[$'Rock Pi S raw pinout'.G15]" office:value-type="float" office:value="26" calcext:value-type="float">
            <text:p>26</text:p>
          </table:table-cell>
          <table:table-cell table:formula="of:=IF([$'Rock Pi S raw pinout'.H15]=&quot;&quot;;&quot;&quot;;[$'Rock Pi S raw pinout'.H15])" office:value-type="string" office:string-value="ADC_IN0 " calcext:value-type="string">
            <text:p>ADC_IN0 </text:p>
          </table:table-cell>
          <table:table-cell table:formula="of:=IF([$'Rock Pi S raw pinout'.I15]=&quot;&quot;;&quot;&quot;;[$'Rock Pi S raw pinout'.I15])">
            <text:p/>
          </table:table-cell>
          <table:table-cell table:formula="of:=IF([$'Rock Pi S raw pinout'.J15]=&quot;&quot;;&quot;&quot;;[$'Rock Pi S raw pinout'.J15])">
            <text:p/>
          </table:table-cell>
          <table:table-cell table:formula="of:=IF([$'Rock Pi S raw pinout'.K15]=&quot;&quot;;&quot;&quot;;[$'Rock Pi S raw pinout'.K15])">
            <text:p/>
          </table:table-cell>
        </table:table-row>
        <table:table-row table:style-name="ro1">
          <table:table-cell table:formula="of:=[$'Rock Pi S raw pinout'.F16]" office:value-type="float" office:value="27" calcext:value-type="float">
            <text:p>27</text:p>
          </table:table-cell>
          <table:table-cell table:formula="of:=IF([$'Rock Pi S raw pinout'.E16]=&quot;&quot;;&quot;&quot;;[$'Rock Pi S raw pinout'.E16])" office:value-type="string" office:string-value="GND " calcext:value-type="string">
            <text:p>GND </text:p>
          </table:table-cell>
          <table:table-cell table:formula="of:=IF([$'Rock Pi S raw pinout'.D16]=&quot;&quot;;&quot;&quot;;[$'Rock Pi S raw pinout'.D16])">
            <text:p/>
          </table:table-cell>
          <table:table-cell table:formula="of:=IF([$'Rock Pi S raw pinout'.C16]=&quot;&quot;;&quot;&quot;;[$'Rock Pi S raw pinout'.C16])">
            <text:p/>
          </table:table-cell>
          <table:table-cell table:formula="of:=IF([$'Rock Pi S raw pinout'.B16]=&quot;&quot;;&quot;&quot;;[$'Rock Pi S raw pinout'.B16])">
            <text:p/>
          </table:table-cell>
        </table:table-row>
        <table:table-row table:style-name="ro1">
          <table:table-cell table:formula="of:=[$'Rock Pi S raw pinout'.G16]" office:value-type="float" office:value="28" calcext:value-type="float">
            <text:p>28</text:p>
          </table:table-cell>
          <table:table-cell table:formula="of:=IF([$'Rock Pi S raw pinout'.H16]=&quot;&quot;;&quot;&quot;;[$'Rock Pi S raw pinout'.H16])" office:value-type="string" office:string-value="GPIO2_B5 " calcext:value-type="string">
            <text:p>GPIO2_B5 </text:p>
          </table:table-cell>
          <table:table-cell table:formula="of:=IF([$'Rock Pi S raw pinout'.I16]=&quot;&quot;;&quot;&quot;;[$'Rock Pi S raw pinout'.I16])" office:value-type="string" office:string-value="I2S0_8CH_SDI0 " calcext:value-type="string">
            <text:p>I2S0_8CH_SDI0 </text:p>
          </table:table-cell>
          <table:table-cell table:formula="of:=IF([$'Rock Pi S raw pinout'.J16]=&quot;&quot;;&quot;&quot;;[$'Rock Pi S raw pinout'.J16])" office:value-type="string" office:string-value="PDM_SDI0_M2 " calcext:value-type="string">
            <text:p>PDM_SDI0_M2 </text:p>
          </table:table-cell>
          <table:table-cell table:formula="of:=IF([$'Rock Pi S raw pinout'.K16]=&quot;&quot;;&quot;&quot;;[$'Rock Pi S raw pinout'.K16])">
            <text:p/>
          </table:table-cell>
        </table:table-row>
        <table:table-row table:style-name="ro1">
          <table:table-cell table:formula="of:=[$'Rock Pi S raw pinout'.F17]" office:value-type="float" office:value="29" calcext:value-type="float">
            <text:p>29</text:p>
          </table:table-cell>
          <table:table-cell table:formula="of:=IF([$'Rock Pi S raw pinout'.E17]=&quot;&quot;;&quot;&quot;;[$'Rock Pi S raw pinout'.E17])" office:value-type="string" office:string-value="ADC_KEY_IN1 " calcext:value-type="string">
            <text:p>ADC_KEY_IN1 </text:p>
          </table:table-cell>
          <table:table-cell table:formula="of:=IF([$'Rock Pi S raw pinout'.D17]=&quot;&quot;;&quot;&quot;;[$'Rock Pi S raw pinout'.D17])">
            <text:p/>
          </table:table-cell>
          <table:table-cell table:formula="of:=IF([$'Rock Pi S raw pinout'.C17]=&quot;&quot;;&quot;&quot;;[$'Rock Pi S raw pinout'.C17])">
            <text:p/>
          </table:table-cell>
          <table:table-cell table:formula="of:=IF([$'Rock Pi S raw pinout'.B17]=&quot;&quot;;&quot;&quot;;[$'Rock Pi S raw pinout'.B17])">
            <text:p/>
          </table:table-cell>
        </table:table-row>
        <table:table-row table:style-name="ro1">
          <table:table-cell table:formula="of:=[$'Rock Pi S raw pinout'.G17]" office:value-type="float" office:value="30" calcext:value-type="float">
            <text:p>30</text:p>
          </table:table-cell>
          <table:table-cell table:formula="of:=IF([$'Rock Pi S raw pinout'.H17]=&quot;&quot;;&quot;&quot;;[$'Rock Pi S raw pinout'.H17])" office:value-type="string" office:string-value="GPIO2_B6 " calcext:value-type="string">
            <text:p>GPIO2_B6 </text:p>
          </table:table-cell>
          <table:table-cell table:formula="of:=IF([$'Rock Pi S raw pinout'.I17]=&quot;&quot;;&quot;&quot;;[$'Rock Pi S raw pinout'.I17])" office:value-type="string" office:string-value="I2S0_8CH_SDI1 " calcext:value-type="string">
            <text:p>I2S0_8CH_SDI1 </text:p>
          </table:table-cell>
          <table:table-cell table:formula="of:=IF([$'Rock Pi S raw pinout'.J17]=&quot;&quot;;&quot;&quot;;[$'Rock Pi S raw pinout'.J17])" office:value-type="string" office:string-value="PDM_SDI1_M2 " calcext:value-type="string">
            <text:p>PDM_SDI1_M2 </text:p>
          </table:table-cell>
          <table:table-cell table:formula="of:=IF([$'Rock Pi S raw pinout'.K17]=&quot;&quot;;&quot;&quot;;[$'Rock Pi S raw pinout'.K17])">
            <text:p/>
          </table:table-cell>
        </table:table-row>
        <table:table-row table:style-name="ro1">
          <table:table-cell table:formula="of:=[$'Rock Pi S raw pinout'.F18]" office:value-type="float" office:value="31" calcext:value-type="float">
            <text:p>31</text:p>
          </table:table-cell>
          <table:table-cell table:formula="of:=IF([$'Rock Pi S raw pinout'.E18]=&quot;&quot;;&quot;&quot;;[$'Rock Pi S raw pinout'.E18])" office:value-type="string" office:string-value="MICBIAS2 " calcext:value-type="string">
            <text:p>MICBIAS2 </text:p>
          </table:table-cell>
          <table:table-cell table:formula="of:=IF([$'Rock Pi S raw pinout'.D18]=&quot;&quot;;&quot;&quot;;[$'Rock Pi S raw pinout'.D18])">
            <text:p/>
          </table:table-cell>
          <table:table-cell table:formula="of:=IF([$'Rock Pi S raw pinout'.C18]=&quot;&quot;;&quot;&quot;;[$'Rock Pi S raw pinout'.C18])">
            <text:p/>
          </table:table-cell>
          <table:table-cell table:formula="of:=IF([$'Rock Pi S raw pinout'.B18]=&quot;&quot;;&quot;&quot;;[$'Rock Pi S raw pinout'.B18])">
            <text:p/>
          </table:table-cell>
        </table:table-row>
        <table:table-row table:style-name="ro1">
          <table:table-cell table:formula="of:=[$'Rock Pi S raw pinout'.G18]" office:value-type="float" office:value="32" calcext:value-type="float">
            <text:p>32</text:p>
          </table:table-cell>
          <table:table-cell table:formula="of:=IF([$'Rock Pi S raw pinout'.H18]=&quot;&quot;;&quot;&quot;;[$'Rock Pi S raw pinout'.H18])" office:value-type="string" office:string-value="GPIO2_B7 " calcext:value-type="string">
            <text:p>GPIO2_B7 </text:p>
          </table:table-cell>
          <table:table-cell table:formula="of:=IF([$'Rock Pi S raw pinout'.I18]=&quot;&quot;;&quot;&quot;;[$'Rock Pi S raw pinout'.I18])" office:value-type="string" office:string-value="I2S0_8CH_SDI2 " calcext:value-type="string">
            <text:p>I2S0_8CH_SDI2 </text:p>
          </table:table-cell>
          <table:table-cell table:formula="of:=IF([$'Rock Pi S raw pinout'.J18]=&quot;&quot;;&quot;&quot;;[$'Rock Pi S raw pinout'.J18])" office:value-type="string" office:string-value="PDM_SDI2_M2 " calcext:value-type="string">
            <text:p>PDM_SDI2_M2 </text:p>
          </table:table-cell>
          <table:table-cell table:formula="of:=IF([$'Rock Pi S raw pinout'.K18]=&quot;&quot;;&quot;&quot;;[$'Rock Pi S raw pinout'.K18])">
            <text:p/>
          </table:table-cell>
        </table:table-row>
        <table:table-row table:style-name="ro1">
          <table:table-cell table:formula="of:=[$'Rock Pi S raw pinout'.F19]" office:value-type="float" office:value="33" calcext:value-type="float">
            <text:p>33</text:p>
          </table:table-cell>
          <table:table-cell table:formula="of:=IF([$'Rock Pi S raw pinout'.E19]=&quot;&quot;;&quot;&quot;;[$'Rock Pi S raw pinout'.E19])" office:value-type="string" office:string-value="MICBIAS1 " calcext:value-type="string">
            <text:p>MICBIAS1 </text:p>
          </table:table-cell>
          <table:table-cell table:formula="of:=IF([$'Rock Pi S raw pinout'.D19]=&quot;&quot;;&quot;&quot;;[$'Rock Pi S raw pinout'.D19])">
            <text:p/>
          </table:table-cell>
          <table:table-cell table:formula="of:=IF([$'Rock Pi S raw pinout'.C19]=&quot;&quot;;&quot;&quot;;[$'Rock Pi S raw pinout'.C19])">
            <text:p/>
          </table:table-cell>
          <table:table-cell table:formula="of:=IF([$'Rock Pi S raw pinout'.B19]=&quot;&quot;;&quot;&quot;;[$'Rock Pi S raw pinout'.B19])">
            <text:p/>
          </table:table-cell>
        </table:table-row>
        <table:table-row table:style-name="ro1">
          <table:table-cell table:formula="of:=[$'Rock Pi S raw pinout'.G19]" office:value-type="float" office:value="34" calcext:value-type="float">
            <text:p>34</text:p>
          </table:table-cell>
          <table:table-cell table:formula="of:=IF([$'Rock Pi S raw pinout'.H19]=&quot;&quot;;&quot;&quot;;[$'Rock Pi S raw pinout'.H19])" office:value-type="string" office:string-value="GPIO2_C0 " calcext:value-type="string">
            <text:p>GPIO2_C0 </text:p>
          </table:table-cell>
          <table:table-cell table:formula="of:=IF([$'Rock Pi S raw pinout'.I19]=&quot;&quot;;&quot;&quot;;[$'Rock Pi S raw pinout'.I19])" office:value-type="string" office:string-value="I2S0_8CH_SDI3 " calcext:value-type="string">
            <text:p>I2S0_8CH_SDI3 </text:p>
          </table:table-cell>
          <table:table-cell table:formula="of:=IF([$'Rock Pi S raw pinout'.J19]=&quot;&quot;;&quot;&quot;;[$'Rock Pi S raw pinout'.J19])" office:value-type="string" office:string-value="PDM_SDI3_M2 " calcext:value-type="string">
            <text:p>PDM_SDI3_M2 </text:p>
          </table:table-cell>
          <table:table-cell table:formula="of:=IF([$'Rock Pi S raw pinout'.K19]=&quot;&quot;;&quot;&quot;;[$'Rock Pi S raw pinout'.K19])">
            <text:p/>
          </table:table-cell>
        </table:table-row>
        <table:table-row table:style-name="ro1">
          <table:table-cell table:formula="of:=[$'Rock Pi S raw pinout'.F20]" office:value-type="float" office:value="35" calcext:value-type="float">
            <text:p>35</text:p>
          </table:table-cell>
          <table:table-cell table:formula="of:=IF([$'Rock Pi S raw pinout'.E20]=&quot;&quot;;&quot;&quot;;[$'Rock Pi S raw pinout'.E20])" office:value-type="string" office:string-value="MICN8 " calcext:value-type="string">
            <text:p>MICN8 </text:p>
          </table:table-cell>
          <table:table-cell table:formula="of:=IF([$'Rock Pi S raw pinout'.D20]=&quot;&quot;;&quot;&quot;;[$'Rock Pi S raw pinout'.D20])">
            <text:p/>
          </table:table-cell>
          <table:table-cell table:formula="of:=IF([$'Rock Pi S raw pinout'.C20]=&quot;&quot;;&quot;&quot;;[$'Rock Pi S raw pinout'.C20])">
            <text:p/>
          </table:table-cell>
          <table:table-cell table:formula="of:=IF([$'Rock Pi S raw pinout'.B20]=&quot;&quot;;&quot;&quot;;[$'Rock Pi S raw pinout'.B20])">
            <text:p/>
          </table:table-cell>
        </table:table-row>
        <table:table-row table:style-name="ro1">
          <table:table-cell table:formula="of:=[$'Rock Pi S raw pinout'.G20]" office:value-type="float" office:value="36" calcext:value-type="float">
            <text:p>36</text:p>
          </table:table-cell>
          <table:table-cell table:formula="of:=IF([$'Rock Pi S raw pinout'.H20]=&quot;&quot;;&quot;&quot;;[$'Rock Pi S raw pinout'.H20])" office:value-type="string" office:string-value="MCIP8 " calcext:value-type="string">
            <text:p>MCIP8 </text:p>
          </table:table-cell>
          <table:table-cell table:formula="of:=IF([$'Rock Pi S raw pinout'.I20]=&quot;&quot;;&quot;&quot;;[$'Rock Pi S raw pinout'.I20])">
            <text:p/>
          </table:table-cell>
          <table:table-cell table:formula="of:=IF([$'Rock Pi S raw pinout'.J20]=&quot;&quot;;&quot;&quot;;[$'Rock Pi S raw pinout'.J20])">
            <text:p/>
          </table:table-cell>
          <table:table-cell table:formula="of:=IF([$'Rock Pi S raw pinout'.K20]=&quot;&quot;;&quot;&quot;;[$'Rock Pi S raw pinout'.K20])">
            <text:p/>
          </table:table-cell>
        </table:table-row>
        <table:table-row table:style-name="ro1">
          <table:table-cell table:formula="of:=[$'Rock Pi S raw pinout'.F21]" office:value-type="float" office:value="37" calcext:value-type="float">
            <text:p>37</text:p>
          </table:table-cell>
          <table:table-cell table:formula="of:=IF([$'Rock Pi S raw pinout'.E21]=&quot;&quot;;&quot;&quot;;[$'Rock Pi S raw pinout'.E21])" office:value-type="string" office:string-value="MICN7 " calcext:value-type="string">
            <text:p>MICN7 </text:p>
          </table:table-cell>
          <table:table-cell table:formula="of:=IF([$'Rock Pi S raw pinout'.D21]=&quot;&quot;;&quot;&quot;;[$'Rock Pi S raw pinout'.D21])">
            <text:p/>
          </table:table-cell>
          <table:table-cell table:formula="of:=IF([$'Rock Pi S raw pinout'.C21]=&quot;&quot;;&quot;&quot;;[$'Rock Pi S raw pinout'.C21])">
            <text:p/>
          </table:table-cell>
          <table:table-cell table:formula="of:=IF([$'Rock Pi S raw pinout'.B21]=&quot;&quot;;&quot;&quot;;[$'Rock Pi S raw pinout'.B21])">
            <text:p/>
          </table:table-cell>
        </table:table-row>
        <table:table-row table:style-name="ro1">
          <table:table-cell table:formula="of:=[$'Rock Pi S raw pinout'.G21]" office:value-type="float" office:value="38" calcext:value-type="float">
            <text:p>38</text:p>
          </table:table-cell>
          <table:table-cell table:formula="of:=IF([$'Rock Pi S raw pinout'.H21]=&quot;&quot;;&quot;&quot;;[$'Rock Pi S raw pinout'.H21])" office:value-type="string" office:string-value="MCIP7 " calcext:value-type="string">
            <text:p>MCIP7 </text:p>
          </table:table-cell>
          <table:table-cell table:formula="of:=IF([$'Rock Pi S raw pinout'.I21]=&quot;&quot;;&quot;&quot;;[$'Rock Pi S raw pinout'.I21])">
            <text:p/>
          </table:table-cell>
          <table:table-cell table:formula="of:=IF([$'Rock Pi S raw pinout'.J21]=&quot;&quot;;&quot;&quot;;[$'Rock Pi S raw pinout'.J21])">
            <text:p/>
          </table:table-cell>
          <table:table-cell table:formula="of:=IF([$'Rock Pi S raw pinout'.K21]=&quot;&quot;;&quot;&quot;;[$'Rock Pi S raw pinout'.K21])">
            <text:p/>
          </table:table-cell>
        </table:table-row>
        <table:table-row table:style-name="ro1">
          <table:table-cell table:formula="of:=[$'Rock Pi S raw pinout'.F22]" office:value-type="float" office:value="39" calcext:value-type="float">
            <text:p>39</text:p>
          </table:table-cell>
          <table:table-cell table:formula="of:=IF([$'Rock Pi S raw pinout'.E22]=&quot;&quot;;&quot;&quot;;[$'Rock Pi S raw pinout'.E22])" office:value-type="string" office:string-value="GPOI3_B5 " calcext:value-type="string">
            <text:p>GPOI3_B5 </text:p>
          </table:table-cell>
          <table:table-cell table:formula="of:=IF([$'Rock Pi S raw pinout'.D22]=&quot;&quot;;&quot;&quot;;[$'Rock Pi S raw pinout'.D22])" office:value-type="string" office:string-value="SPI1_CSN0 " calcext:value-type="string">
            <text:p>SPI1_CSN0 </text:p>
          </table:table-cell>
          <table:table-cell table:formula="of:=IF([$'Rock Pi S raw pinout'.C22]=&quot;&quot;;&quot;&quot;;[$'Rock Pi S raw pinout'.C22])" office:value-type="string" office:string-value="I2C3_SCL_M1 " calcext:value-type="string">
            <text:p>I2C3_SCL_M1 </text:p>
          </table:table-cell>
          <table:table-cell table:formula="of:=IF([$'Rock Pi S raw pinout'.B22]=&quot;&quot;;&quot;&quot;;[$'Rock Pi S raw pinout'.B22])" office:value-type="string" office:string-value="UART3_TX " calcext:value-type="string">
            <text:p>UART3_TX </text:p>
          </table:table-cell>
        </table:table-row>
        <table:table-row table:style-name="ro1">
          <table:table-cell table:formula="of:=[$'Rock Pi S raw pinout'.G22]" office:value-type="float" office:value="40" calcext:value-type="float">
            <text:p>40</text:p>
          </table:table-cell>
          <table:table-cell table:formula="of:=IF([$'Rock Pi S raw pinout'.H22]=&quot;&quot;;&quot;&quot;;[$'Rock Pi S raw pinout'.H22])" office:value-type="string" office:string-value="GPOI3_B4 " calcext:value-type="string">
            <text:p>GPOI3_B4 </text:p>
          </table:table-cell>
          <table:table-cell table:formula="of:=IF([$'Rock Pi S raw pinout'.I22]=&quot;&quot;;&quot;&quot;;[$'Rock Pi S raw pinout'.I22])" office:value-type="string" office:string-value="SPI1_MOSI " calcext:value-type="string">
            <text:p>SPI1_MOSI </text:p>
          </table:table-cell>
          <table:table-cell table:formula="of:=IF([$'Rock Pi S raw pinout'.J22]=&quot;&quot;;&quot;&quot;;[$'Rock Pi S raw pinout'.J22])" office:value-type="string" office:string-value="I2C3_SDA_M1 " calcext:value-type="string">
            <text:p>I2C3_SDA_M1 </text:p>
          </table:table-cell>
          <table:table-cell table:formula="of:=IF([$'Rock Pi S raw pinout'.K22]=&quot;&quot;;&quot;&quot;;[$'Rock Pi S raw pinout'.K22])" office:value-type="string" office:string-value="UART3_RX " calcext:value-type="string">
            <text:p>UART3_RX </text:p>
          </table:table-cell>
        </table:table-row>
        <table:table-row table:style-name="ro1">
          <table:table-cell table:formula="of:=[$'Rock Pi S raw pinout'.F23]" office:value-type="float" office:value="41" calcext:value-type="float">
            <text:p>41</text:p>
          </table:table-cell>
          <table:table-cell table:formula="of:=IF([$'Rock Pi S raw pinout'.E23]=&quot;&quot;;&quot;&quot;;[$'Rock Pi S raw pinout'.E23])" office:value-type="string" office:string-value="GPOI3_B3 " calcext:value-type="string">
            <text:p>GPOI3_B3 </text:p>
          </table:table-cell>
          <table:table-cell table:formula="of:=IF([$'Rock Pi S raw pinout'.D23]=&quot;&quot;;&quot;&quot;;[$'Rock Pi S raw pinout'.D23])" office:value-type="string" office:string-value="SPI1_CLK " calcext:value-type="string">
            <text:p>SPI1_CLK </text:p>
          </table:table-cell>
          <table:table-cell table:formula="of:=IF([$'Rock Pi S raw pinout'.C23]=&quot;&quot;;&quot;&quot;;[$'Rock Pi S raw pinout'.C23])">
            <text:p/>
          </table:table-cell>
          <table:table-cell table:formula="of:=IF([$'Rock Pi S raw pinout'.B23]=&quot;&quot;;&quot;&quot;;[$'Rock Pi S raw pinout'.B23])">
            <text:p/>
          </table:table-cell>
        </table:table-row>
        <table:table-row table:style-name="ro1">
          <table:table-cell table:formula="of:=[$'Rock Pi S raw pinout'.G23]" office:value-type="float" office:value="42" calcext:value-type="float">
            <text:p>42</text:p>
          </table:table-cell>
          <table:table-cell table:formula="of:=IF([$'Rock Pi S raw pinout'.H23]=&quot;&quot;;&quot;&quot;;[$'Rock Pi S raw pinout'.H23])" office:value-type="string" office:string-value="GPOI3_B2 " calcext:value-type="string">
            <text:p>GPOI3_B2 </text:p>
          </table:table-cell>
          <table:table-cell table:formula="of:=IF([$'Rock Pi S raw pinout'.I23]=&quot;&quot;;&quot;&quot;;[$'Rock Pi S raw pinout'.I23])" office:value-type="string" office:string-value="SPI1_MISO " calcext:value-type="string">
            <text:p>SPI1_MISO </text:p>
          </table:table-cell>
          <table:table-cell table:formula="of:=IF([$'Rock Pi S raw pinout'.J23]=&quot;&quot;;&quot;&quot;;[$'Rock Pi S raw pinout'.J23])">
            <text:p/>
          </table:table-cell>
          <table:table-cell table:formula="of:=IF([$'Rock Pi S raw pinout'.K23]=&quot;&quot;;&quot;&quot;;[$'Rock Pi S raw pinout'.K23])">
            <text:p/>
          </table:table-cell>
        </table:table-row>
        <table:table-row table:style-name="ro1">
          <table:table-cell table:formula="of:=[$'Rock Pi S raw pinout'.F24]" office:value-type="float" office:value="43" calcext:value-type="float">
            <text:p>43</text:p>
          </table:table-cell>
          <table:table-cell table:formula="of:=IF([$'Rock Pi S raw pinout'.E24]=&quot;&quot;;&quot;&quot;;[$'Rock Pi S raw pinout'.E24])" office:value-type="string" office:string-value="GPIO2_B4 " calcext:value-type="string">
            <text:p>GPIO2_B4 </text:p>
          </table:table-cell>
          <table:table-cell table:formula="of:=IF([$'Rock Pi S raw pinout'.D24]=&quot;&quot;;&quot;&quot;;[$'Rock Pi S raw pinout'.D24])" office:value-type="string" office:string-value="I2S0_8CH_SDO3 " calcext:value-type="string">
            <text:p>I2S0_8CH_SDO3 </text:p>
          </table:table-cell>
          <table:table-cell table:formula="of:=IF([$'Rock Pi S raw pinout'.C24]=&quot;&quot;;&quot;&quot;;[$'Rock Pi S raw pinout'.C24])">
            <text:p/>
          </table:table-cell>
          <table:table-cell table:formula="of:=IF([$'Rock Pi S raw pinout'.B24]=&quot;&quot;;&quot;&quot;;[$'Rock Pi S raw pinout'.B24])">
            <text:p/>
          </table:table-cell>
        </table:table-row>
        <table:table-row table:style-name="ro1">
          <table:table-cell table:formula="of:=[$'Rock Pi S raw pinout'.G24]" office:value-type="float" office:value="44" calcext:value-type="float">
            <text:p>44</text:p>
          </table:table-cell>
          <table:table-cell table:formula="of:=IF([$'Rock Pi S raw pinout'.H24]=&quot;&quot;;&quot;&quot;;[$'Rock Pi S raw pinout'.H24])" office:value-type="string" office:string-value="GPIO2_B3 " calcext:value-type="string">
            <text:p>GPIO2_B3 </text:p>
          </table:table-cell>
          <table:table-cell table:formula="of:=IF([$'Rock Pi S raw pinout'.I24]=&quot;&quot;;&quot;&quot;;[$'Rock Pi S raw pinout'.I24])" office:value-type="string" office:string-value="I2S0_8CH_SDO2 " calcext:value-type="string">
            <text:p>I2S0_8CH_SDO2 </text:p>
          </table:table-cell>
          <table:table-cell table:formula="of:=IF([$'Rock Pi S raw pinout'.J24]=&quot;&quot;;&quot;&quot;;[$'Rock Pi S raw pinout'.J24])">
            <text:p/>
          </table:table-cell>
          <table:table-cell table:formula="of:=IF([$'Rock Pi S raw pinout'.K24]=&quot;&quot;;&quot;&quot;;[$'Rock Pi S raw pinout'.K24])">
            <text:p/>
          </table:table-cell>
        </table:table-row>
        <table:table-row table:style-name="ro1">
          <table:table-cell table:formula="of:=[$'Rock Pi S raw pinout'.F25]" office:value-type="float" office:value="45" calcext:value-type="float">
            <text:p>45</text:p>
          </table:table-cell>
          <table:table-cell table:formula="of:=IF([$'Rock Pi S raw pinout'.E25]=&quot;&quot;;&quot;&quot;;[$'Rock Pi S raw pinout'.E25])" office:value-type="string" office:string-value="GPIO2_B0 " calcext:value-type="string">
            <text:p>GPIO2_B0 </text:p>
          </table:table-cell>
          <table:table-cell table:formula="of:=IF([$'Rock Pi S raw pinout'.D25]=&quot;&quot;;&quot;&quot;;[$'Rock Pi S raw pinout'.D25])" office:value-type="string" office:string-value="I2S0_8CH_LRCK_RX " calcext:value-type="string">
            <text:p>I2S0_8CH_LRCK_RX </text:p>
          </table:table-cell>
          <table:table-cell table:formula="of:=IF([$'Rock Pi S raw pinout'.C25]=&quot;&quot;;&quot;&quot;;[$'Rock Pi S raw pinout'.C25])">
            <text:p/>
          </table:table-cell>
          <table:table-cell table:formula="of:=IF([$'Rock Pi S raw pinout'.B25]=&quot;&quot;;&quot;&quot;;[$'Rock Pi S raw pinout'.B25])">
            <text:p/>
          </table:table-cell>
        </table:table-row>
        <table:table-row table:style-name="ro1">
          <table:table-cell table:formula="of:=[$'Rock Pi S raw pinout'.G25]" office:value-type="float" office:value="46" calcext:value-type="float">
            <text:p>46</text:p>
          </table:table-cell>
          <table:table-cell table:formula="of:=IF([$'Rock Pi S raw pinout'.H25]=&quot;&quot;;&quot;&quot;;[$'Rock Pi S raw pinout'.H25])" office:value-type="string" office:string-value="GPIO2_A6 " calcext:value-type="string">
            <text:p>GPIO2_A6 </text:p>
          </table:table-cell>
          <table:table-cell table:formula="of:=IF([$'Rock Pi S raw pinout'.I25]=&quot;&quot;;&quot;&quot;;[$'Rock Pi S raw pinout'.I25])" office:value-type="string" office:string-value="I2S0_8CH_SCLK_RX " calcext:value-type="string">
            <text:p>I2S0_8CH_SCLK_RX </text:p>
          </table:table-cell>
          <table:table-cell table:formula="of:=IF([$'Rock Pi S raw pinout'.J25]=&quot;&quot;;&quot;&quot;;[$'Rock Pi S raw pinout'.J25])" office:value-type="string" office:string-value="PDM_CLK_S_M2 " calcext:value-type="string">
            <text:p>PDM_CLK_S_M2 </text:p>
          </table:table-cell>
          <table:table-cell table:formula="of:=IF([$'Rock Pi S raw pinout'.K25]=&quot;&quot;;&quot;&quot;;[$'Rock Pi S raw pinout'.K25])">
            <text:p/>
          </table:table-cell>
        </table:table-row>
        <table:table-row table:style-name="ro1">
          <table:table-cell table:formula="of:=[$'Rock Pi S raw pinout'.F26]" office:value-type="float" office:value="47" calcext:value-type="float">
            <text:p>47</text:p>
          </table:table-cell>
          <table:table-cell table:formula="of:=IF([$'Rock Pi S raw pinout'.E26]=&quot;&quot;;&quot;&quot;;[$'Rock Pi S raw pinout'.E26])" office:value-type="string" office:string-value="MICN2 " calcext:value-type="string">
            <text:p>MICN2 </text:p>
          </table:table-cell>
          <table:table-cell table:formula="of:=IF([$'Rock Pi S raw pinout'.D26]=&quot;&quot;;&quot;&quot;;[$'Rock Pi S raw pinout'.D26])">
            <text:p/>
          </table:table-cell>
          <table:table-cell table:formula="of:=IF([$'Rock Pi S raw pinout'.C26]=&quot;&quot;;&quot;&quot;;[$'Rock Pi S raw pinout'.C26])">
            <text:p/>
          </table:table-cell>
          <table:table-cell table:formula="of:=IF([$'Rock Pi S raw pinout'.B26]=&quot;&quot;;&quot;&quot;;[$'Rock Pi S raw pinout'.B26])">
            <text:p/>
          </table:table-cell>
        </table:table-row>
        <table:table-row table:style-name="ro1">
          <table:table-cell table:formula="of:=[$'Rock Pi S raw pinout'.G26]" office:value-type="float" office:value="48" calcext:value-type="float">
            <text:p>48</text:p>
          </table:table-cell>
          <table:table-cell table:formula="of:=IF([$'Rock Pi S raw pinout'.H26]=&quot;&quot;;&quot;&quot;;[$'Rock Pi S raw pinout'.H26])" office:value-type="string" office:string-value="MCIP2 " calcext:value-type="string">
            <text:p>MCIP2 </text:p>
          </table:table-cell>
          <table:table-cell table:formula="of:=IF([$'Rock Pi S raw pinout'.I26]=&quot;&quot;;&quot;&quot;;[$'Rock Pi S raw pinout'.I26])">
            <text:p/>
          </table:table-cell>
          <table:table-cell table:formula="of:=IF([$'Rock Pi S raw pinout'.J26]=&quot;&quot;;&quot;&quot;;[$'Rock Pi S raw pinout'.J26])">
            <text:p/>
          </table:table-cell>
          <table:table-cell table:formula="of:=IF([$'Rock Pi S raw pinout'.K26]=&quot;&quot;;&quot;&quot;;[$'Rock Pi S raw pinout'.K26])">
            <text:p/>
          </table:table-cell>
        </table:table-row>
        <table:table-row table:style-name="ro1">
          <table:table-cell table:formula="of:=[$'Rock Pi S raw pinout'.F27]" office:value-type="float" office:value="49" calcext:value-type="float">
            <text:p>49</text:p>
          </table:table-cell>
          <table:table-cell table:formula="of:=IF([$'Rock Pi S raw pinout'.E27]=&quot;&quot;;&quot;&quot;;[$'Rock Pi S raw pinout'.E27])" office:value-type="string" office:string-value="MICN1 " calcext:value-type="string">
            <text:p>MICN1 </text:p>
          </table:table-cell>
          <table:table-cell table:formula="of:=IF([$'Rock Pi S raw pinout'.D27]=&quot;&quot;;&quot;&quot;;[$'Rock Pi S raw pinout'.D27])">
            <text:p/>
          </table:table-cell>
          <table:table-cell table:formula="of:=IF([$'Rock Pi S raw pinout'.C27]=&quot;&quot;;&quot;&quot;;[$'Rock Pi S raw pinout'.C27])">
            <text:p/>
          </table:table-cell>
          <table:table-cell table:formula="of:=IF([$'Rock Pi S raw pinout'.B27]=&quot;&quot;;&quot;&quot;;[$'Rock Pi S raw pinout'.B27])">
            <text:p/>
          </table:table-cell>
        </table:table-row>
        <table:table-row table:style-name="ro1">
          <table:table-cell table:formula="of:=[$'Rock Pi S raw pinout'.G27]" office:value-type="float" office:value="50" calcext:value-type="float">
            <text:p>50</text:p>
          </table:table-cell>
          <table:table-cell table:formula="of:=IF([$'Rock Pi S raw pinout'.H27]=&quot;&quot;;&quot;&quot;;[$'Rock Pi S raw pinout'.H27])" office:value-type="string" office:string-value="MCIP1 " calcext:value-type="string">
            <text:p>MCIP1 </text:p>
          </table:table-cell>
          <table:table-cell table:formula="of:=IF([$'Rock Pi S raw pinout'.I27]=&quot;&quot;;&quot;&quot;;[$'Rock Pi S raw pinout'.I27])">
            <text:p/>
          </table:table-cell>
          <table:table-cell table:formula="of:=IF([$'Rock Pi S raw pinout'.J27]=&quot;&quot;;&quot;&quot;;[$'Rock Pi S raw pinout'.J27])">
            <text:p/>
          </table:table-cell>
          <table:table-cell table:formula="of:=IF([$'Rock Pi S raw pinout'.K27]=&quot;&quot;;&quot;&quot;;[$'Rock Pi S raw pinout'.K27])">
            <text:p/>
          </table:table-cell>
        </table:table-row>
        <table:table-row table:style-name="ro1">
          <table:table-cell table:formula="of:=[$'Rock Pi S raw pinout'.F28]" office:value-type="float" office:value="51" calcext:value-type="float">
            <text:p>51</text:p>
          </table:table-cell>
          <table:table-cell table:formula="of:=IF([$'Rock Pi S raw pinout'.E28]=&quot;&quot;;&quot;&quot;;[$'Rock Pi S raw pinout'.E28])" office:value-type="string" office:string-value="LINEOUT_R " calcext:value-type="string">
            <text:p>LINEOUT_R </text:p>
          </table:table-cell>
          <table:table-cell table:formula="of:=IF([$'Rock Pi S raw pinout'.D28]=&quot;&quot;;&quot;&quot;;[$'Rock Pi S raw pinout'.D28])">
            <text:p/>
          </table:table-cell>
          <table:table-cell table:formula="of:=IF([$'Rock Pi S raw pinout'.C28]=&quot;&quot;;&quot;&quot;;[$'Rock Pi S raw pinout'.C28])">
            <text:p/>
          </table:table-cell>
          <table:table-cell table:formula="of:=IF([$'Rock Pi S raw pinout'.B28]=&quot;&quot;;&quot;&quot;;[$'Rock Pi S raw pinout'.B28])">
            <text:p/>
          </table:table-cell>
        </table:table-row>
        <table:table-row table:style-name="ro1">
          <table:table-cell table:formula="of:=[$'Rock Pi S raw pinout'.G28]" office:value-type="float" office:value="52" calcext:value-type="float">
            <text:p>52</text:p>
          </table:table-cell>
          <table:table-cell table:formula="of:=IF([$'Rock Pi S raw pinout'.H28]=&quot;&quot;;&quot;&quot;;[$'Rock Pi S raw pinout'.H28])" office:value-type="string" office:string-value="LINEOUT_L " calcext:value-type="string">
            <text:p>LINEOUT_L </text:p>
          </table:table-cell>
          <table:table-cell table:formula="of:=IF([$'Rock Pi S raw pinout'.I28]=&quot;&quot;;&quot;&quot;;[$'Rock Pi S raw pinout'.I28])">
            <text:p/>
          </table:table-cell>
          <table:table-cell table:formula="of:=IF([$'Rock Pi S raw pinout'.J28]=&quot;&quot;;&quot;&quot;;[$'Rock Pi S raw pinout'.J28])">
            <text:p/>
          </table:table-cell>
          <table:table-cell table:formula="of:=IF([$'Rock Pi S raw pinout'.K28]=&quot;&quot;;&quot;&quot;;[$'Rock Pi S raw pinout'.K28])">
            <text:p/>
          </table:table-cell>
        </table:table-row>
      </table:table>
      <table:table table:name="SG2000 Mux" table:style-name="ta1">
        <table:table-column table:style-name="co22" table:default-cell-style-name="ce114"/>
        <table:table-column table:style-name="co23" table:default-cell-style-name="ce114"/>
        <table:table-column table:style-name="co24" table:number-columns-repeated="2" table:default-cell-style-name="ce114"/>
        <table:table-column table:style-name="co25" table:default-cell-style-name="ce114"/>
        <table:table-column table:style-name="co26" table:default-cell-style-name="ce114"/>
        <table:table-column table:style-name="co27" table:default-cell-style-name="ce114"/>
        <table:table-column table:style-name="co28" table:default-cell-style-name="ce150"/>
        <table:table-column table:style-name="co29" table:default-cell-style-name="ce114"/>
        <table:table-column table:style-name="co30" table:default-cell-style-name="ce156"/>
        <table:table-column table:style-name="co4" table:number-columns-repeated="16373" table:default-cell-style-name="ce158"/>
        <table:table-row table:style-name="ro1">
          <table:table-cell table:style-name="ce111" office:value-type="string" calcext:value-type="string">
            <text:p>Table copied from <text:a xlink:href="https://github.com/sophgo/sophgo-hardware/blob/master/SG200X/03_SG2000/04_SG2000_PINOUT.xlsx" xlink:type="simple">https://github.com/sophgo/sophgo-hardware/blob/master/SG200X/03_SG2000/04_SG2000_PINOUT.xlsx</text:a></text:p>
          </table:table-cell>
          <table:table-cell table:style-name="ce115"/>
          <table:table-cell table:style-name="ce144" table:number-columns-repeated="3"/>
          <table:table-cell table:style-name="ce148" table:number-columns-repeated="3"/>
          <table:table-cell table:style-name="ce151" table:number-columns-repeated="2"/>
          <table:table-cell table:style-name="ce157" table:number-columns-repeated="16373"/>
        </table:table-row>
        <table:table-row table:style-name="ro3">
          <table:table-cell table:style-name="ce112" office:value-type="string" calcext:value-type="string">
            <text:p>Pin Num</text:p>
          </table:table-cell>
          <table:table-cell table:style-name="ce116" office:value-type="string" calcext:value-type="string">
            <text:p>Pin Name</text:p>
          </table:table-cell>
          <table:table-cell table:style-name="ce145" office:value-type="string" calcext:value-type="string">
            <text:p>IO Type</text:p>
          </table:table-cell>
          <table:table-cell table:style-name="ce145" office:value-type="string" calcext:value-type="string">
            <text:p>IOGroup</text:p>
          </table:table-cell>
          <table:table-cell table:style-name="ce145" office:value-type="string" calcext:value-type="string">
            <text:p>PowerDomain</text:p>
          </table:table-cell>
          <table:table-cell table:style-name="ce149" office:value-type="string" calcext:value-type="string">
            <text:p>IO_cfg_register</text:p>
          </table:table-cell>
          <table:table-cell table:style-name="ce149" office:value-type="string" calcext:value-type="string">
            <text:p>Function_select</text:p>
            <text:p>_register</text:p>
          </table:table-cell>
          <table:table-cell table:style-name="ce149" office:value-type="string" calcext:value-type="string">
            <text:p>fmux_</text:p>
            <text:p>default</text:p>
          </table:table-cell>
          <table:table-cell table:style-name="ce152" office:value-type="string" calcext:value-type="string">
            <text:p>Description</text:p>
          </table:table-cell>
          <table:table-cell table:style-name="ce152" office:value-type="string" calcext:value-type="string">
            <text:p>Note</text:p>
          </table:table-cell>
          <table:table-cell table:number-columns-repeated="16373"/>
        </table:table-row>
        <table:table-row table:style-name="ro4">
          <table:table-cell table:style-name="ce113" office:value-type="string" calcext:value-type="string">
            <text:p>C4</text:p>
          </table:table-cell>
          <table:table-cell table:style-name="ce143" office:value-type="string" calcext:value-type="string">
            <text:p>CAM_MCLK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CAM_MCLK0</text:p>
            <text:p>0x0300_1B00</text:p>
          </table:table-cell>
          <table:table-cell table:style-name="ce146" office:value-type="string" calcext:value-type="string">
            <text:p>FMUX_GPIO_REG_IOCTRL_CAM_MCLK0</text:p>
            <text:p>0x0300_100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CAM_MCLK0 function select : </text:p>
            <text:p>    0 : CAM_MCLK0 </text:p>
            <text:p>    2 : AUX1 </text:p>
            <text:p>    3 : XGPIOA[0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C3</text:p>
          </table:table-cell>
          <table:table-cell table:style-name="ce143" office:value-type="string" calcext:value-type="string">
            <text:p>CAM_PD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CAM_PD0</text:p>
            <text:p>0x0300_1B04</text:p>
          </table:table-cell>
          <table:table-cell table:style-name="ce146" office:value-type="string" calcext:value-type="string">
            <text:p>FMUX_GPIO_REG_IOCTRL_CAM_PD0</text:p>
            <text:p>0x0300_100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CAM_PD0 function select : </text:p>
            <text:p>    1 : IIS1_MCLK </text:p>
            <text:p>    3 : XGPIOA[1] (default)</text:p>
            <text:p>    4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E5</text:p>
          </table:table-cell>
          <table:table-cell table:style-name="ce143" office:value-type="string" calcext:value-type="string">
            <text:p>CAM_RST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CAM_RST0</text:p>
            <text:p>0x0300_1B08</text:p>
          </table:table-cell>
          <table:table-cell table:style-name="ce146" office:value-type="string" calcext:value-type="string">
            <text:p>FMUX_GPIO_REG_IOCTRL_CAM_RST0</text:p>
            <text:p>0x0300_100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CAM_RST0 function select : </text:p>
            <text:p>    3 : XGPIOA[2] (default)</text:p>
            <text:p>    4 : CAM_VS0 </text:p>
            <text:p>    6 : IIC4_SCL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D3</text:p>
          </table:table-cell>
          <table:table-cell table:style-name="ce143" office:value-type="string" calcext:value-type="string">
            <text:p>CAM_MCLK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CAM_MCLK1</text:p>
            <text:p>0x0300_1B0C</text:p>
          </table:table-cell>
          <table:table-cell table:style-name="ce146" office:value-type="string" calcext:value-type="string">
            <text:p>FMUX_GPIO_REG_IOCTRL_CAM_MCLK1</text:p>
            <text:p>0x0300_100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CAM_MCLK1 function select : </text:p>
            <text:p>    0 : CAM_MCLK1 </text:p>
            <text:p>    2 : AUX2 </text:p>
            <text:p>    3 : XGPIOA[3] (default)</text:p>
            <text:p>    4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E4</text:p>
          </table:table-cell>
          <table:table-cell table:style-name="ce143" office:value-type="string" calcext:value-type="string">
            <text:p>CAM_PD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CAM_PD1</text:p>
            <text:p>0x0300_1B10</text:p>
          </table:table-cell>
          <table:table-cell table:style-name="ce146" office:value-type="string" calcext:value-type="string">
            <text:p>FMUX_GPIO_REG_IOCTRL_CAM_PD1</text:p>
            <text:p>0x0300_101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CAM_PD1 function select : </text:p>
            <text:p>    1 : IIS1_MCLK </text:p>
            <text:p>    3 : XGPIOA[4] (default)</text:p>
            <text:p>    4 : CAM_VS0 </text:p>
            <text:p>    6 : IIC4_SDA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D4</text:p>
          </table:table-cell>
          <table:table-cell table:style-name="ce143" office:value-type="string" calcext:value-type="string">
            <text:p>IIC3_SCL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IIC3_SCL</text:p>
            <text:p>0x0300_1B14</text:p>
          </table:table-cell>
          <table:table-cell table:style-name="ce146" office:value-type="string" calcext:value-type="string">
            <text:p>FMUX_GPIO_REG_IOCTRL_IIC3_SCL</text:p>
            <text:p>0x0300_101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IIC3_SCL function select : </text:p>
            <text:p>    0 : IIC3_SCL </text:p>
            <text:p>    3 : XGPIOA[5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F4</text:p>
          </table:table-cell>
          <table:table-cell table:style-name="ce143" office:value-type="string" calcext:value-type="string">
            <text:p>IIC3_SDA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IIC3_SDA</text:p>
            <text:p>0x0300_1B18</text:p>
          </table:table-cell>
          <table:table-cell table:style-name="ce146" office:value-type="string" calcext:value-type="string">
            <text:p>FMUX_GPIO_REG_IOCTRL_IIC3_SDA</text:p>
            <text:p>0x0300_101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IIC3_SDA function select : </text:p>
            <text:p>    0 : IIC3_SDA </text:p>
            <text:p>    3 : XGPIOA[6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L1</text:p>
          </table:table-cell>
          <table:table-cell table:style-name="ce143" office:value-type="string" calcext:value-type="string">
            <text:p>SD0_CLK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CLK</text:p>
            <text:p>0x0300_1A00</text:p>
          </table:table-cell>
          <table:table-cell table:style-name="ce146" office:value-type="string" calcext:value-type="string">
            <text:p>FMUX_GPIO_REG_IOCTRL_SD0_CLK</text:p>
            <text:p>0x0300_101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CLK function select : </text:p>
            <text:p>    0 : SDIO0_CLK (default)</text:p>
            <text:p>    1 : IIC1_SDA </text:p>
            <text:p>    2 : SPI0_SCK </text:p>
            <text:p>    3 : XGPIOA[7] </text:p>
            <text:p>    5 : PWM[15] </text:p>
            <text:p>    6 : EPHY_LNK_LED </text:p>
            <text:p>    7 : DBG[0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L3</text:p>
          </table:table-cell>
          <table:table-cell table:style-name="ce143" office:value-type="string" calcext:value-type="string">
            <text:p>SD0_CMD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CMD</text:p>
            <text:p>0x0300_1A04</text:p>
          </table:table-cell>
          <table:table-cell table:style-name="ce146" office:value-type="string" calcext:value-type="string">
            <text:p>FMUX_GPIO_REG_IOCTRL_SD0_CMD</text:p>
            <text:p>0x0300_102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CMD function select : </text:p>
            <text:p>    0 : SDIO0_CMD (default)</text:p>
            <text:p>    1 : IIC1_SCL </text:p>
            <text:p>    2 : SPI0_SDO </text:p>
            <text:p>    3 : XGPIOA[8] </text:p>
            <text:p>    5 : PWM[14] </text:p>
            <text:p>    6 : EPHY_SPD_LED </text:p>
            <text:p>    7 : DBG[1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L2</text:p>
          </table:table-cell>
          <table:table-cell table:style-name="ce143" office:value-type="string" calcext:value-type="string">
            <text:p>SD0_D0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D0</text:p>
            <text:p>0x0300_1A08</text:p>
          </table:table-cell>
          <table:table-cell table:style-name="ce146" office:value-type="string" calcext:value-type="string">
            <text:p>FMUX_GPIO_REG_IOCTRL_SD0_D0</text:p>
            <text:p>0x0300_102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D0 function select : </text:p>
            <text:p>    0 : SDIO0_D[0] (default)</text:p>
            <text:p>    1 : CAM_MCLK1 </text:p>
            <text:p>    2 : SPI0_SDI </text:p>
            <text:p>    3 : XGPIOA[9] </text:p>
            <text:p>    4 : UART3_TX </text:p>
            <text:p>    5 : PWM[13] </text:p>
            <text:p>    6 : WG0_D0 </text:p>
            <text:p>    7 : DBG[2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K3</text:p>
          </table:table-cell>
          <table:table-cell table:style-name="ce143" office:value-type="string" calcext:value-type="string">
            <text:p>SD0_D1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D1</text:p>
            <text:p>0x0300_1A0C</text:p>
          </table:table-cell>
          <table:table-cell table:style-name="ce146" office:value-type="string" calcext:value-type="string">
            <text:p>FMUX_GPIO_REG_IOCTRL_SD0_D1</text:p>
            <text:p>0x0300_102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D1 function select : </text:p>
            <text:p>    0 : SDIO0_D[1] (default)</text:p>
            <text:p>    1 : IIC1_SDA </text:p>
            <text:p>    2 : AUX0 </text:p>
            <text:p>    3 : XGPIOA[10] </text:p>
            <text:p>    4 : UART1_TX </text:p>
            <text:p>    5 : PWM[12] </text:p>
            <text:p>    6 : WG0_D1 </text:p>
            <text:p>    7 : DBG[3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M2</text:p>
          </table:table-cell>
          <table:table-cell table:style-name="ce143" office:value-type="string" calcext:value-type="string">
            <text:p>SD0_D2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D2</text:p>
            <text:p>0x0300_1A10</text:p>
          </table:table-cell>
          <table:table-cell table:style-name="ce146" office:value-type="string" calcext:value-type="string">
            <text:p>FMUX_GPIO_REG_IOCTRL_SD0_D2</text:p>
            <text:p>0x0300_102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D2 function select : </text:p>
            <text:p>    0 : SDIO0_D[2] (default)</text:p>
            <text:p>    1 : IIC1_SCL </text:p>
            <text:p>    2 : AUX1 </text:p>
            <text:p>    3 : XGPIOA[11] </text:p>
            <text:p>    4 : UART1_RX </text:p>
            <text:p>    5 : PWM[11] </text:p>
            <text:p>    6 : WG1_D0 </text:p>
            <text:p>    7 : DBG[4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M1</text:p>
          </table:table-cell>
          <table:table-cell table:style-name="ce143" office:value-type="string" calcext:value-type="string">
            <text:p>SD0_D3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D3</text:p>
            <text:p>0x0300_1A14</text:p>
          </table:table-cell>
          <table:table-cell table:style-name="ce146" office:value-type="string" calcext:value-type="string">
            <text:p>FMUX_GPIO_REG_IOCTRL_SD0_D3</text:p>
            <text:p>0x0300_103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D3 function select : </text:p>
            <text:p>    0 : SDIO0_D[3] (default)</text:p>
            <text:p>    1 : CAM_MCLK0 </text:p>
            <text:p>    2 : SPI0_CS_X </text:p>
            <text:p>    3 : XGPIOA[12] </text:p>
            <text:p>    4 : UART3_RX </text:p>
            <text:p>    5 : PWM[10] </text:p>
            <text:p>    6 : WG1_D1 </text:p>
            <text:p>    7 : DBG[5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K2</text:p>
          </table:table-cell>
          <table:table-cell table:style-name="ce143" office:value-type="string" calcext:value-type="string">
            <text:p>SD0_CD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SD0_CD</text:p>
            <text:p>0x0300_1900</text:p>
          </table:table-cell>
          <table:table-cell table:style-name="ce146" office:value-type="string" calcext:value-type="string">
            <text:p>FMUX_GPIO_REG_IOCTRL_SD0_CD</text:p>
            <text:p>0x0300_103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CD function select : </text:p>
            <text:p>    0 : SDIO0_CD (default)</text:p>
            <text:p>    3 : XGPIOA[13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N1</text:p>
          </table:table-cell>
          <table:table-cell table:style-name="ce143" office:value-type="string" calcext:value-type="string">
            <text:p>SD0_PWR_EN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SD0_PWR_EN</text:p>
            <text:p>0x0300_1904</text:p>
          </table:table-cell>
          <table:table-cell table:style-name="ce146" office:value-type="string" calcext:value-type="string">
            <text:p>FMUX_GPIO_REG_IOCTRL_SD0_PWR_EN</text:p>
            <text:p>0x0300_103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SD0_PWR_EN function select : </text:p>
            <text:p>    0 : SDIO0_PWR_EN </text:p>
            <text:p>    3 : XGPIOA[14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9">
          <table:table-cell table:style-name="ce113" office:value-type="string" calcext:value-type="string">
            <text:p>N3</text:p>
          </table:table-cell>
          <table:table-cell table:style-name="ce143" office:value-type="string" calcext:value-type="string">
            <text:p>SPK_EN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SPK_EN</text:p>
            <text:p>0x0300_1908</text:p>
          </table:table-cell>
          <table:table-cell table:style-name="ce146" office:value-type="string" calcext:value-type="string">
            <text:p>FMUX_GPIO_REG_IOCTRL_SPK_EN</text:p>
            <text:p>0x0300_103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SPK_EN function select : </text:p>
            <text:p>    3 : XGPIOA[15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M5</text:p>
          </table:table-cell>
          <table:table-cell table:style-name="ce143" office:value-type="string" calcext:value-type="string">
            <text:p>UART0_TX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UART0_TX</text:p>
            <text:p>0x0300_190C</text:p>
          </table:table-cell>
          <table:table-cell table:style-name="ce146" office:value-type="string" calcext:value-type="string">
            <text:p>FMUX_GPIO_REG_IOCTRL_UART0_TX</text:p>
            <text:p>0x0300_104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UART0_TX function select : </text:p>
            <text:p>    0 : UART0_TX (default)</text:p>
            <text:p>    1 : CAM_MCLK1 </text:p>
            <text:p>    2 : PWM[4] </text:p>
            <text:p>    3 : XGPIOA[16] </text:p>
            <text:p>    4 : UART1_TX </text:p>
            <text:p>    5 : AUX1 </text:p>
            <text:p>    7 : DBG[6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M4</text:p>
          </table:table-cell>
          <table:table-cell table:style-name="ce143" office:value-type="string" calcext:value-type="string">
            <text:p>UART0_RX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UART0_RX</text:p>
            <text:p>0x0300_1910</text:p>
          </table:table-cell>
          <table:table-cell table:style-name="ce146" office:value-type="string" calcext:value-type="string">
            <text:p>FMUX_GPIO_REG_IOCTRL_UART0_RX</text:p>
            <text:p>0x0300_104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UART0_RX function select : </text:p>
            <text:p>    0 : UART0_RX (default)</text:p>
            <text:p>    1 : CAM_MCLK0 </text:p>
            <text:p>    2 : PWM[5] </text:p>
            <text:p>    3 : XGPIOA[17] </text:p>
            <text:p>    4 : UART1_RX </text:p>
            <text:p>    5 : AUX0 </text:p>
            <text:p>    7 : DBG[7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P4</text:p>
          </table:table-cell>
          <table:table-cell table:style-name="ce143" office:value-type="string" calcext:value-type="string">
            <text:p>EMMC_RSTN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RSTN</text:p>
            <text:p>0x0300_1914</text:p>
          </table:table-cell>
          <table:table-cell table:style-name="ce146" office:value-type="string" calcext:value-type="string">
            <text:p>FMUX_GPIO_REG_IOCTRL_EMMC_RSTN</text:p>
            <text:p>0x0300_104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EMMC_RSTN function select : </text:p>
            <text:p>    0 : EMMC_RSTN (default)</text:p>
            <text:p>    3 : XGPIOA[21] </text:p>
            <text:p>    4 : AUX2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P3</text:p>
          </table:table-cell>
          <table:table-cell table:style-name="ce143" office:value-type="string" calcext:value-type="string">
            <text:p>EMMC_DAT2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DAT2</text:p>
            <text:p>0x0300_1918</text:p>
          </table:table-cell>
          <table:table-cell table:style-name="ce146" office:value-type="string" calcext:value-type="string">
            <text:p>FMUX_GPIO_REG_IOCTRL_EMMC_DAT2</text:p>
            <text:p>0x0300_104C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DAT2 function select : </text:p>
            <text:p>    0 : EMMC_DAT[2] </text:p>
            <text:p>    1 : SPINOR_HOLD_X (default)</text:p>
            <text:p>    2 : SPINAND_HOLD </text:p>
            <text:p>    3 : XGPIOA[26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R4</text:p>
          </table:table-cell>
          <table:table-cell table:style-name="ce143" office:value-type="string" calcext:value-type="string">
            <text:p>EMMC_CLK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CLK</text:p>
            <text:p>0x0300_191C</text:p>
          </table:table-cell>
          <table:table-cell table:style-name="ce146" office:value-type="string" calcext:value-type="string">
            <text:p>FMUX_GPIO_REG_IOCTRL_EMMC_CLK</text:p>
            <text:p>0x0300_1050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CLK function select : </text:p>
            <text:p>    0 : EMMC_CLK </text:p>
            <text:p>    1 : SPINOR_SCK (default)</text:p>
            <text:p>    2 : SPINAND_CLK </text:p>
            <text:p>    3 : XGPIOA[22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P2</text:p>
          </table:table-cell>
          <table:table-cell table:style-name="ce143" office:value-type="string" calcext:value-type="string">
            <text:p>EMMC_DAT0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DAT0</text:p>
            <text:p>0x0300_1920</text:p>
          </table:table-cell>
          <table:table-cell table:style-name="ce146" office:value-type="string" calcext:value-type="string">
            <text:p>FMUX_GPIO_REG_IOCTRL_EMMC_DAT0</text:p>
            <text:p>0x0300_1054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DAT0 function select : </text:p>
            <text:p>    0 : EMMC_DAT[0] </text:p>
            <text:p>    1 : SPINOR_MOSI (default)</text:p>
            <text:p>    2 : SPINAND_MOSI </text:p>
            <text:p>    3 : XGPIOA[25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P1</text:p>
          </table:table-cell>
          <table:table-cell table:style-name="ce143" office:value-type="string" calcext:value-type="string">
            <text:p>EMMC_DAT3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DAT3</text:p>
            <text:p>0x0300_1924</text:p>
          </table:table-cell>
          <table:table-cell table:style-name="ce146" office:value-type="string" calcext:value-type="string">
            <text:p>FMUX_GPIO_REG_IOCTRL_EMMC_DAT3</text:p>
            <text:p>0x0300_1058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DAT3 function select : </text:p>
            <text:p>    0 : EMMC_DAT[3] </text:p>
            <text:p>    1 : SPINOR_WP_X (default)</text:p>
            <text:p>    2 : SPINAND_WP </text:p>
            <text:p>    3 : XGPIOA[27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R3</text:p>
          </table:table-cell>
          <table:table-cell table:style-name="ce143" office:value-type="string" calcext:value-type="string">
            <text:p>EMMC_CMD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CMD</text:p>
            <text:p>0x0300_1928</text:p>
          </table:table-cell>
          <table:table-cell table:style-name="ce146" office:value-type="string" calcext:value-type="string">
            <text:p>FMUX_GPIO_REG_IOCTRL_EMMC_CMD</text:p>
            <text:p>0x0300_105C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CMD function select : </text:p>
            <text:p>    0 : EMMC_CMD </text:p>
            <text:p>    1 : SPINOR_MISO (default)</text:p>
            <text:p>    2 : SPINAND_MISO </text:p>
            <text:p>    3 : XGPIOA[23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R2</text:p>
          </table:table-cell>
          <table:table-cell table:style-name="ce143" office:value-type="string" calcext:value-type="string">
            <text:p>EMMC_DAT1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DAT1</text:p>
            <text:p>0x0300_192C</text:p>
          </table:table-cell>
          <table:table-cell table:style-name="ce146" office:value-type="string" calcext:value-type="string">
            <text:p>FMUX_GPIO_REG_IOCTRL_EMMC_DAT1</text:p>
            <text:p>0x0300_1060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DAT1 function select : </text:p>
            <text:p>    0 : EMMC_DAT[1] </text:p>
            <text:p>    1 : SPINOR_CS_X (default)</text:p>
            <text:p>    2 : SPINAND_CS </text:p>
            <text:p>    3 : XGPIOA[24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N6</text:p>
          </table:table-cell>
          <table:table-cell table:style-name="ce143" office:value-type="string" calcext:value-type="string">
            <text:p>JTAG_CPU_TMS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JTAG_CPU_TMS</text:p>
            <text:p>0x0300_1930</text:p>
          </table:table-cell>
          <table:table-cell table:style-name="ce146" office:value-type="string" calcext:value-type="string">
            <text:p>FMUX_GPIO_REG_IOCTRL_JTAG_CPU_TMS</text:p>
            <text:p>0x0300_106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JTAG_CPU_TMS function select : </text:p>
            <text:p>    0 : CR_4WTMS (default)</text:p>
            <text:p>    1 : CAM_MCLK0 </text:p>
            <text:p>    2 : PWM[7] </text:p>
            <text:p>    3 : XGPIOA[19] </text:p>
            <text:p>    4 : UART1_RTS </text:p>
            <text:p>    5 : AUX0 </text:p>
            <text:p>    6 : UART1_TX </text:p>
            <text:p>    7 : VO_D[28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N4</text:p>
          </table:table-cell>
          <table:table-cell table:style-name="ce143" office:value-type="string" calcext:value-type="string">
            <text:p>JTAG_CPU_TCK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JTAG_CPU_TCK</text:p>
            <text:p>0x0300_1934</text:p>
          </table:table-cell>
          <table:table-cell table:style-name="ce146" office:value-type="string" calcext:value-type="string">
            <text:p>FMUX_GPIO_REG_IOCTRL_JTAG_CPU_TCK</text:p>
            <text:p>0x0300_106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JTAG_CPU_TCK function select : </text:p>
            <text:p>    0 : CR_4WTCK (default)</text:p>
            <text:p>    1 : CAM_MCLK1 </text:p>
            <text:p>    2 : PWM[6] </text:p>
            <text:p>    3 : XGPIOA[18] </text:p>
            <text:p>    4 : UART1_CTS </text:p>
            <text:p>    5 : AUX1 </text:p>
            <text:p>    6 : UART1_RX </text:p>
            <text:p>    7 : VO_D[29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4">
          <table:table-cell table:style-name="ce113" office:value-type="string" calcext:value-type="string">
            <text:p>M6</text:p>
          </table:table-cell>
          <table:table-cell table:style-name="ce143" office:value-type="string" calcext:value-type="string">
            <text:p>JTAG_CPU_TRST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JTAG_CPU_TRST</text:p>
            <text:p>0x0300_1938</text:p>
          </table:table-cell>
          <table:table-cell table:style-name="ce146" office:value-type="string" calcext:value-type="string">
            <text:p>FMUX_GPIO_REG_IOCTRL_JTAG_CPU_TRST</text:p>
            <text:p>0x0300_106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JTAG_CPU_TRST function select : </text:p>
            <text:p>    0 : JTAG_CPU_TRST (default)</text:p>
            <text:p>    3 : XGPIOA[20] </text:p>
            <text:p>    6 : VO_D[30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R6</text:p>
          </table:table-cell>
          <table:table-cell table:style-name="ce143" office:value-type="string" calcext:value-type="string">
            <text:p>IIC0_SCL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IIC0_SCL</text:p>
            <text:p>0x0300_193C</text:p>
          </table:table-cell>
          <table:table-cell table:style-name="ce146" office:value-type="string" calcext:value-type="string">
            <text:p>FMUX_GPIO_REG_IOCTRL_IIC0_SCL</text:p>
            <text:p>0x0300_107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IIC0_SCL function select : </text:p>
            <text:p>    0 : CR_4WTDI (default)</text:p>
            <text:p>    1 : UART1_TX </text:p>
            <text:p>    2 : UART2_TX </text:p>
            <text:p>    3 : XGPIOA[28] </text:p>
            <text:p>    5 : WG0_D0 </text:p>
            <text:p>    7 : DBG[10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7">
          <table:table-cell table:style-name="ce113" office:value-type="string" calcext:value-type="string">
            <text:p>P6</text:p>
          </table:table-cell>
          <table:table-cell table:style-name="ce143" office:value-type="string" calcext:value-type="string">
            <text:p>IIC0_SDA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IIC0_SDA</text:p>
            <text:p>0x0300_1940</text:p>
          </table:table-cell>
          <table:table-cell table:style-name="ce146" office:value-type="string" calcext:value-type="string">
            <text:p>FMUX_GPIO_REG_IOCTRL_IIC0_SDA</text:p>
            <text:p>0x0300_107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IIC0_SDA function select : </text:p>
            <text:p>    0 : CR_4WTDO (default)</text:p>
            <text:p>    1 : UART1_RX </text:p>
            <text:p>    2 : UART2_RX </text:p>
            <text:p>    3 : XGPIOA[29] </text:p>
            <text:p>    5 : WG0_D1 </text:p>
            <text:p>    6 : WG1_D0 </text:p>
            <text:p>    7 : DBG[11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10">
          <table:table-cell table:style-name="ce113" office:value-type="string" calcext:value-type="string">
            <text:p>P5</text:p>
          </table:table-cell>
          <table:table-cell table:style-name="ce143" office:value-type="string" calcext:value-type="string">
            <text:p>AUX0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AUX0</text:p>
            <text:p>0x0300_1944</text:p>
          </table:table-cell>
          <table:table-cell table:style-name="ce146" office:value-type="string" calcext:value-type="string">
            <text:p>FMUX_GPIO_REG_IOCTRL_AUX0</text:p>
            <text:p>0x0300_107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AUX0 function select : </text:p>
            <text:p>    0 : AUX0 </text:p>
            <text:p>    3 : XGPIOA[30] (default)</text:p>
            <text:p>    4 : IIS1_MCLK </text:p>
            <text:p>    5 : VO_D[31] </text:p>
            <text:p>    6 : WG1_D1 </text:p>
            <text:p>    7 : DBG[12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9">
          <table:table-cell table:style-name="ce113" office:value-type="string" calcext:value-type="string">
            <text:p>P11</text:p>
          </table:table-cell>
          <table:table-cell table:style-name="ce143" office:value-type="string" calcext:value-type="string">
            <text:p>PWR_VBAT_DET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VBAT_DET</text:p>
            <text:p>0x0502_7000</text:p>
          </table:table-cell>
          <table:table-cell table:style-name="ce146" office:value-type="string" calcext:value-type="string">
            <text:p>FMUX_GPIO_REG_IOCTRL_PWR_VBAT_DET</text:p>
            <text:p>0x0300_107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VBAT_DET function select : </text:p>
            <text:p>    0 : PWR_VBAT_DET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9">
          <table:table-cell table:style-name="ce113" office:value-type="string" calcext:value-type="string">
            <text:p>R11</text:p>
          </table:table-cell>
          <table:table-cell table:style-name="ce143" office:value-type="string" calcext:value-type="string">
            <text:p>PWR_RSTN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RSTN</text:p>
            <text:p>0x0502_7004</text:p>
          </table:table-cell>
          <table:table-cell table:style-name="ce146" office:value-type="string" calcext:value-type="string">
            <text:p>FMUX_GPIO_REG_IOCTRL_PWR_RSTN</text:p>
            <text:p>0x0300_108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RSTN function select : </text:p>
            <text:p>    0 : PWR_RSTN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P12</text:p>
          </table:table-cell>
          <table:table-cell table:style-name="ce143" office:value-type="string" calcext:value-type="string">
            <text:p>PWR_SEQ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SEQ1</text:p>
            <text:p>0x0502_7008</text:p>
          </table:table-cell>
          <table:table-cell table:style-name="ce146" office:value-type="string" calcext:value-type="string">
            <text:p>FMUX_GPIO_REG_IOCTRL_PWR_SEQ1</text:p>
            <text:p>0x0300_108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SEQ1 function select : </text:p>
            <text:p>    0 : PWR_SEQ1 (default)</text:p>
            <text:p>    3 : PWR_GPIO[3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R12</text:p>
          </table:table-cell>
          <table:table-cell table:style-name="ce143" office:value-type="string" calcext:value-type="string">
            <text:p>PWR_SEQ2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SEQ2</text:p>
            <text:p>0x0502_700C</text:p>
          </table:table-cell>
          <table:table-cell table:style-name="ce146" office:value-type="string" calcext:value-type="string">
            <text:p>FMUX_GPIO_REG_IOCTRL_PWR_SEQ2</text:p>
            <text:p>0x0300_108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SEQ2 function select : </text:p>
            <text:p>    0 : PWR_SEQ2 (default)</text:p>
            <text:p>    3 : PWR_GPIO[4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P10</text:p>
          </table:table-cell>
          <table:table-cell table:style-name="ce143" office:value-type="string" calcext:value-type="string">
            <text:p>PWR_SEQ3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SEQ3</text:p>
            <text:p>0x0502_7010</text:p>
          </table:table-cell>
          <table:table-cell table:style-name="ce146" office:value-type="string" calcext:value-type="string">
            <text:p>FMUX_GPIO_REG_IOCTRL_PWR_SEQ3</text:p>
            <text:p>0x0300_108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SEQ3 function select : </text:p>
            <text:p>    0 : PWR_SEQ3 (default)</text:p>
            <text:p>    3 : PWR_GPIO[5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N12</text:p>
          </table:table-cell>
          <table:table-cell table:style-name="ce143" office:value-type="string" calcext:value-type="string">
            <text:p>PWR_WAKEUP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WAKEUP0</text:p>
            <text:p>0x0502_7018</text:p>
          </table:table-cell>
          <table:table-cell table:style-name="ce146" office:value-type="string" calcext:value-type="string">
            <text:p>FMUX_GPIO_REG_IOCTRL_PWR_WAKEUP0</text:p>
            <text:p>0x0300_109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WAKEUP0 function select : </text:p>
            <text:p>    0 : PWR_WAKEUP0 (default)</text:p>
            <text:p>    1 : PWR_IR0 </text:p>
            <text:p>    2 : PWR_UART0_TX </text:p>
            <text:p>    3 : PWR_GPIO[6] </text:p>
            <text:p>    4 : UART1_TX </text:p>
            <text:p>    5 : IIC4_SCL </text:p>
            <text:p>    6 : EPHY_LNK_LED </text:p>
            <text:p>    7 : WG2_D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N11</text:p>
          </table:table-cell>
          <table:table-cell table:style-name="ce143" office:value-type="string" calcext:value-type="string">
            <text:p>PWR_WAKEUP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WAKEUP1</text:p>
            <text:p>0x0502_701C</text:p>
          </table:table-cell>
          <table:table-cell table:style-name="ce146" office:value-type="string" calcext:value-type="string">
            <text:p>FMUX_GPIO_REG_IOCTRL_PWR_WAKEUP1</text:p>
            <text:p>0x0300_109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WAKEUP1 function select : </text:p>
            <text:p>    0 : PWR_WAKEUP1 (default)</text:p>
            <text:p>    1 : PWR_IR1 </text:p>
            <text:p>    3 : PWR_GPIO[7] </text:p>
            <text:p>    4 : UART1_TX </text:p>
            <text:p>    5 : IIC4_SCL </text:p>
            <text:p>    6 : EPHY_LNK_LED </text:p>
            <text:p>    7 : WG0_D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P13</text:p>
          </table:table-cell>
          <table:table-cell table:style-name="ce143" office:value-type="string" calcext:value-type="string">
            <text:p>PWR_BUTTON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BUTTON1</text:p>
            <text:p>0x0502_7020</text:p>
          </table:table-cell>
          <table:table-cell table:style-name="ce146" office:value-type="string" calcext:value-type="string">
            <text:p>FMUX_GPIO_REG_IOCTRL_PWR_BUTTON1</text:p>
            <text:p>0x0300_109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BUTTON1 function select : </text:p>
            <text:p>    0 : PWR_BUTTON1 (default)</text:p>
            <text:p>    3 : PWR_GPIO[8] </text:p>
            <text:p>    4 : UART1_RX </text:p>
            <text:p>    5 : IIC4_SDA </text:p>
            <text:p>    6 : EPHY_SPD_LED </text:p>
            <text:p>    7 : WG2_D1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M11</text:p>
          </table:table-cell>
          <table:table-cell table:style-name="ce143" office:value-type="string" calcext:value-type="string">
            <text:p>PWR_ON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ON</text:p>
            <text:p>0x0502_7024</text:p>
          </table:table-cell>
          <table:table-cell table:style-name="ce146" office:value-type="string" calcext:value-type="string">
            <text:p>FMUX_GPIO_REG_IOCTRL_PWR_ON</text:p>
            <text:p>0x0300_109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ON function select : </text:p>
            <text:p>    0 : PWR_ON (default)</text:p>
            <text:p>    3 : PWR_GPIO[9] </text:p>
            <text:p>    4 : UART1_RX </text:p>
            <text:p>    5 : IIC4_SDA </text:p>
            <text:p>    6 : EPHY_SPD_LED </text:p>
            <text:p>    7 : WG0_D1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9">
          <table:table-cell table:style-name="ce113" office:value-type="string" calcext:value-type="string">
            <text:p>R13</text:p>
          </table:table-cell>
          <table:table-cell table:style-name="ce143" office:value-type="string" calcext:value-type="string">
            <text:p>XTAL_XIN</text:p>
          </table:table-cell>
          <table:table-cell table:style-name="ce113" office:value-type="string" calcext:value-type="string">
            <text:p>Xtal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XTAL_XIN</text:p>
            <text:p>0x0502_7028</text:p>
          </table:table-cell>
          <table:table-cell table:style-name="ce146" office:value-type="string" calcext:value-type="string">
            <text:p>FMUX_GPIO_REG_IOCTRL_XTAL_XIN</text:p>
            <text:p>0x0300_10A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XTAL_XIN function select : </text:p>
            <text:p>    0 : PWR_XTAL_CLKIN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M13</text:p>
          </table:table-cell>
          <table:table-cell table:style-name="ce143" office:value-type="string" calcext:value-type="string">
            <text:p>PWR_GPIO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GPIO0</text:p>
            <text:p>0x0502_702C</text:p>
          </table:table-cell>
          <table:table-cell table:style-name="ce146" office:value-type="string" calcext:value-type="string">
            <text:p>FMUX_GPIO_REG_IOCTRL_PWR_GPIO0</text:p>
            <text:p>0x0300_10A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GPIO0 function select : </text:p>
            <text:p>    0 : PWR_GPIO[0] (default)</text:p>
            <text:p>    1 : UART2_TX </text:p>
            <text:p>    2 : PWR_UART0_RX </text:p>
            <text:p>    4 : PWM[8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N13</text:p>
          </table:table-cell>
          <table:table-cell table:style-name="ce143" office:value-type="string" calcext:value-type="string">
            <text:p>PWR_GPIO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GPIO1</text:p>
            <text:p>0x0502_7030</text:p>
          </table:table-cell>
          <table:table-cell table:style-name="ce146" office:value-type="string" calcext:value-type="string">
            <text:p>FMUX_GPIO_REG_IOCTRL_PWR_GPIO1</text:p>
            <text:p>0x0300_10A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GPIO1 function select : </text:p>
            <text:p>    0 : PWR_GPIO[1] (default)</text:p>
            <text:p>    1 : UART2_RX </text:p>
            <text:p>    3 : EPHY_LNK_LED </text:p>
            <text:p>    4 : PWM[9] </text:p>
            <text:p>    5 : PWR_IIC_SCL </text:p>
            <text:p>    6 : IIC2_SCL </text:p>
            <text:p>    7 : CR_SDA0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7">
          <table:table-cell table:style-name="ce113" office:value-type="string" calcext:value-type="string">
            <text:p>M12</text:p>
          </table:table-cell>
          <table:table-cell table:style-name="ce143" office:value-type="string" calcext:value-type="string">
            <text:p>PWR_GPIO2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GPIO2</text:p>
            <text:p>0x0502_7034</text:p>
          </table:table-cell>
          <table:table-cell table:style-name="ce146" office:value-type="string" calcext:value-type="string">
            <text:p>FMUX_GPIO_REG_IOCTRL_PWR_GPIO2</text:p>
            <text:p>0x0300_10A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GPIO2 function select : </text:p>
            <text:p>    0 : PWR_GPIO[2] (default)</text:p>
            <text:p>    2 : PWR_SECTICK </text:p>
            <text:p>    3 : EPHY_SPD_LED </text:p>
            <text:p>    4 : PWM[10] </text:p>
            <text:p>    5 : PWR_IIC_SDA </text:p>
            <text:p>    6 : IIC2_SDA </text:p>
            <text:p>    7 : CR_2WTCK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L14</text:p>
          </table:table-cell>
          <table:table-cell table:style-name="ce143" office:value-type="string" calcext:value-type="string">
            <text:p>CLK32K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CLK32K</text:p>
            <text:p>0x0502_7038</text:p>
          </table:table-cell>
          <table:table-cell table:style-name="ce146" office:value-type="string" calcext:value-type="string">
            <text:p>FMUX_GPIO_REG_IOCTRL_CLK32K</text:p>
            <text:p>0x0300_10B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CLK32K function select : </text:p>
            <text:p>    0 : CLK32K (default)</text:p>
            <text:p>    1 : AUX0 </text:p>
            <text:p>    2 : CR_SCL0 </text:p>
            <text:p>    3 : PWR_GPIO[10] </text:p>
            <text:p>    4 : PWM[2] </text:p>
            <text:p>    5 : KEY_COL0 </text:p>
            <text:p>    6 : CAM_MCLK0 </text:p>
            <text:p>    7 : DBG[0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M14</text:p>
          </table:table-cell>
          <table:table-cell table:style-name="ce143" office:value-type="string" calcext:value-type="string">
            <text:p>CLK25M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CLK25M</text:p>
            <text:p>0x0502_703C</text:p>
          </table:table-cell>
          <table:table-cell table:style-name="ce146" office:value-type="string" calcext:value-type="string">
            <text:p>FMUX_GPIO_REG_IOCTRL_CLK25M</text:p>
            <text:p>0x0300_10B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CLK25M function select : </text:p>
            <text:p>    0 : CLK25M (default)</text:p>
            <text:p>    1 : AUX1 </text:p>
            <text:p>    2 : CR_2WTMS </text:p>
            <text:p>    3 : PWR_GPIO[11] </text:p>
            <text:p>    4 : PWM[3] </text:p>
            <text:p>    5 : KEY_COL1 </text:p>
            <text:p>    6 : CAM_MCLK1 </text:p>
            <text:p>    7 : DBG[1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11">
          <table:table-cell table:style-name="ce113" office:value-type="string" calcext:value-type="string">
            <text:p>J13</text:p>
          </table:table-cell>
          <table:table-cell table:style-name="ce143" office:value-type="string" calcext:value-type="string">
            <text:p>IIC2_SCL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IIC2_SCL</text:p>
            <text:p>0x0502_7040</text:p>
          </table:table-cell>
          <table:table-cell table:style-name="ce146" office:value-type="string" calcext:value-type="string">
            <text:p>FMUX_GPIO_REG_IOCTRL_IIC2_SCL</text:p>
            <text:p>0x0300_10B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IIC2_SCL function select : </text:p>
            <text:p>    0 : IIC2_SCL </text:p>
            <text:p>    1 : PWM[14] </text:p>
            <text:p>    3 : PWR_GPIO[12] (default)</text:p>
            <text:p>    4 : UART2_RX </text:p>
            <text:p>    7 : KEY_COL2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J14</text:p>
          </table:table-cell>
          <table:table-cell table:style-name="ce143" office:value-type="string" calcext:value-type="string">
            <text:p>IIC2_SDA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IIC2_SDA</text:p>
            <text:p>0x0502_7044</text:p>
          </table:table-cell>
          <table:table-cell table:style-name="ce146" office:value-type="string" calcext:value-type="string">
            <text:p>FMUX_GPIO_REG_IOCTRL_IIC2_SDA</text:p>
            <text:p>0x0300_10B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IIC2_SDA function select : </text:p>
            <text:p>    0 : IIC2_SDA </text:p>
            <text:p>    1 : PWM[15] </text:p>
            <text:p>    3 : PWR_GPIO[13] (default)</text:p>
            <text:p>    4 : UART2_TX </text:p>
            <text:p>    5 : IIS1_MCLK </text:p>
            <text:p>    6 : IIS2_MCLK </text:p>
            <text:p>    7 : KEY_COL3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K15</text:p>
          </table:table-cell>
          <table:table-cell table:style-name="ce143" office:value-type="string" calcext:value-type="string">
            <text:p>UART2_TX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UART2_TX</text:p>
            <text:p>0x0502_7048</text:p>
          </table:table-cell>
          <table:table-cell table:style-name="ce146" office:value-type="string" calcext:value-type="string">
            <text:p>FMUX_GPIO_REG_IOCTRL_UART2_TX</text:p>
            <text:p>0x0300_10C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UART2_TX function select : </text:p>
            <text:p>    0 : UART2_TX </text:p>
            <text:p>    1 : PWM[11] </text:p>
            <text:p>    2 : PWR_UART1_TX </text:p>
            <text:p>    3 : PWR_GPIO[14] (default)</text:p>
            <text:p>    4 : KEY_ROW3 </text:p>
            <text:p>    5 : UART4_TX </text:p>
            <text:p>    6 : IIS2_BCLK </text:p>
            <text:p>    7 : WG2_D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L15</text:p>
          </table:table-cell>
          <table:table-cell table:style-name="ce143" office:value-type="string" calcext:value-type="string">
            <text:p>UART2_RTS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UART2_RTS</text:p>
            <text:p>0x0502_704C</text:p>
          </table:table-cell>
          <table:table-cell table:style-name="ce146" office:value-type="string" calcext:value-type="string">
            <text:p>FMUX_GPIO_REG_IOCTRL_UART2_RTS</text:p>
            <text:p>0x0300_10C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UART2_RTS function select : </text:p>
            <text:p>    0 : UART2_RTS </text:p>
            <text:p>    1 : PWM[8] </text:p>
            <text:p>    3 : PWR_GPIO[15] (default)</text:p>
            <text:p>    4 : KEY_ROW0 </text:p>
            <text:p>    5 : UART4_RTS </text:p>
            <text:p>    6 : IIS2_DO </text:p>
            <text:p>    7 : WG1_D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K13</text:p>
          </table:table-cell>
          <table:table-cell table:style-name="ce143" office:value-type="string" calcext:value-type="string">
            <text:p>UART2_RX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UART2_RX</text:p>
            <text:p>0x0502_7050</text:p>
          </table:table-cell>
          <table:table-cell table:style-name="ce146" office:value-type="string" calcext:value-type="string">
            <text:p>FMUX_GPIO_REG_IOCTRL_UART2_RX</text:p>
            <text:p>0x0300_10C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UART2_RX function select : </text:p>
            <text:p>    0 : UART2_RX </text:p>
            <text:p>    1 : PWM[10] </text:p>
            <text:p>    2 : PWR_UART1_RX </text:p>
            <text:p>    3 : PWR_GPIO[16] (default)</text:p>
            <text:p>    4 : KEY_COL3 </text:p>
            <text:p>    5 : UART4_RX </text:p>
            <text:p>    6 : IIS2_DI </text:p>
            <text:p>    7 : WG2_D1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K14</text:p>
          </table:table-cell>
          <table:table-cell table:style-name="ce143" office:value-type="string" calcext:value-type="string">
            <text:p>UART2_CTS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UART2_CTS</text:p>
            <text:p>0x0502_7054</text:p>
          </table:table-cell>
          <table:table-cell table:style-name="ce146" office:value-type="string" calcext:value-type="string">
            <text:p>FMUX_GPIO_REG_IOCTRL_UART2_CTS</text:p>
            <text:p>0x0300_10C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UART2_CTS function select : </text:p>
            <text:p>    0 : UART2_CTS </text:p>
            <text:p>    1 : PWM[9] </text:p>
            <text:p>    3 : PWR_GPIO[17] (default)</text:p>
            <text:p>    4 : KEY_ROW1 </text:p>
            <text:p>    5 : UART4_CTS </text:p>
            <text:p>    6 : IIS2_LRCK </text:p>
            <text:p>    7 : WG1_D1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G13</text:p>
          </table:table-cell>
          <table:table-cell table:style-name="ce143" office:value-type="string" calcext:value-type="string">
            <text:p>SD1_D3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D3</text:p>
            <text:p>0x0502_7058</text:p>
          </table:table-cell>
          <table:table-cell table:style-name="ce146" office:value-type="string" calcext:value-type="string">
            <text:p>FMUX_GPIO_REG_IOCTRL_SD1_D3</text:p>
            <text:p>0x0300_10D0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D3 function select : </text:p>
            <text:p>    0 : PWR_SD1_D3_VO32 </text:p>
            <text:p>    1 : SPI2_CS_X </text:p>
            <text:p>    2 : IIC1_SCL </text:p>
            <text:p>    3 : PWR_GPIO[18] </text:p>
            <text:p>    4 : CAM_MCLK0 </text:p>
            <text:p>    5 : UART3_CTS </text:p>
            <text:p>    6 : PWR_SPINOR1_CS_X (default)</text:p>
            <text:p>    7 : PWM[4] </text:p>
            <text:p>    Others : Reserved</text:p>
          </table:table-cell>
          <table:table-cell table:style-name="ce155" office:value-type="string" calcext:value-type="string">
            <text:p>SD1_D3 or VO[32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3" office:value-type="string" calcext:value-type="string">
            <text:p>F14</text:p>
          </table:table-cell>
          <table:table-cell table:style-name="ce143" office:value-type="string" calcext:value-type="string">
            <text:p>SD1_D2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D2</text:p>
            <text:p>0x0502_705C</text:p>
          </table:table-cell>
          <table:table-cell table:style-name="ce146" office:value-type="string" calcext:value-type="string">
            <text:p>FMUX_GPIO_REG_IOCTRL_SD1_D2</text:p>
            <text:p>0x0300_10D4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D2 function select : </text:p>
            <text:p>    0 : PWR_SD1_D2_VO33 </text:p>
            <text:p>    1 : IIC1_SCL </text:p>
            <text:p>    2 : UART2_TX </text:p>
            <text:p>    3 : PWR_GPIO[19] </text:p>
            <text:p>    4 : CAM_MCLK0 </text:p>
            <text:p>    5 : UART3_TX </text:p>
            <text:p>    6 : PWR_SPINOR1_HOLD_X (default)</text:p>
            <text:p>    7 : PWM[5] </text:p>
            <text:p>    Others : Reserved</text:p>
          </table:table-cell>
          <table:table-cell table:style-name="ce155" office:value-type="string" calcext:value-type="string">
            <text:p>SD1_D2 or VO[33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3" office:value-type="string" calcext:value-type="string">
            <text:p>H14</text:p>
          </table:table-cell>
          <table:table-cell table:style-name="ce143" office:value-type="string" calcext:value-type="string">
            <text:p>SD1_D1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D1</text:p>
            <text:p>0x0502_7060</text:p>
          </table:table-cell>
          <table:table-cell table:style-name="ce146" office:value-type="string" calcext:value-type="string">
            <text:p>FMUX_GPIO_REG_IOCTRL_SD1_D1</text:p>
            <text:p>0x0300_10D8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D1 function select : </text:p>
            <text:p>    0 : PWR_SD1_D1_VO34 </text:p>
            <text:p>    1 : IIC1_SDA </text:p>
            <text:p>    2 : UART2_RX </text:p>
            <text:p>    3 : PWR_GPIO[20] </text:p>
            <text:p>    4 : CAM_MCLK1 </text:p>
            <text:p>    5 : UART3_RX </text:p>
            <text:p>    6 : PWR_SPINOR1_WP_X (default)</text:p>
            <text:p>    7 : PWM[6] </text:p>
            <text:p>    Others : Reserved</text:p>
          </table:table-cell>
          <table:table-cell table:style-name="ce155" office:value-type="string" calcext:value-type="string">
            <text:p>SD1_D1 or VO[34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3" office:value-type="string" calcext:value-type="string">
            <text:p>H15</text:p>
          </table:table-cell>
          <table:table-cell table:style-name="ce143" office:value-type="string" calcext:value-type="string">
            <text:p>SD1_D0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D0</text:p>
            <text:p>0x0502_7064</text:p>
          </table:table-cell>
          <table:table-cell table:style-name="ce146" office:value-type="string" calcext:value-type="string">
            <text:p>FMUX_GPIO_REG_IOCTRL_SD1_D0</text:p>
            <text:p>0x0300_10DC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D0 function select : </text:p>
            <text:p>    0 : PWR_SD1_D0_VO35 </text:p>
            <text:p>    1 : SPI2_SDI </text:p>
            <text:p>    2 : IIC1_SDA </text:p>
            <text:p>    3 : PWR_GPIO[21] </text:p>
            <text:p>    4 : CAM_MCLK1 </text:p>
            <text:p>    5 : UART3_RTS </text:p>
            <text:p>    6 : PWR_SPINOR1_MISO (default)</text:p>
            <text:p>    7 : PWM[7] </text:p>
            <text:p>    Others : Reserved</text:p>
          </table:table-cell>
          <table:table-cell table:style-name="ce155" office:value-type="string" calcext:value-type="string">
            <text:p>SD1_D0 or VO[35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3" office:value-type="string" calcext:value-type="string">
            <text:p>G15</text:p>
          </table:table-cell>
          <table:table-cell table:style-name="ce143" office:value-type="string" calcext:value-type="string">
            <text:p>SD1_CMD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CMD</text:p>
            <text:p>0x0502_7068</text:p>
          </table:table-cell>
          <table:table-cell table:style-name="ce146" office:value-type="string" calcext:value-type="string">
            <text:p>FMUX_GPIO_REG_IOCTRL_SD1_CMD</text:p>
            <text:p>0x0300_10E0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CMD function select : </text:p>
            <text:p>    0 : PWR_SD1_CMD_VO36 </text:p>
            <text:p>    1 : SPI2_SDO </text:p>
            <text:p>    2 : IIC3_SCL </text:p>
            <text:p>    3 : PWR_GPIO[22] </text:p>
            <text:p>    4 : CAM_VS0 </text:p>
            <text:p>    5 : EPHY_LNK_LED </text:p>
            <text:p>    6 : PWR_SPINOR1_MOSI (default)</text:p>
            <text:p>    7 : PWM[8] </text:p>
            <text:p>    Others : Reserved</text:p>
          </table:table-cell>
          <table:table-cell table:style-name="ce155" office:value-type="string" calcext:value-type="string">
            <text:p>SD1_CMD or VO[36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3" office:value-type="string" calcext:value-type="string">
            <text:p>G14</text:p>
          </table:table-cell>
          <table:table-cell table:style-name="ce143" office:value-type="string" calcext:value-type="string">
            <text:p>SD1_CLK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CLK</text:p>
            <text:p>0x0502_706C</text:p>
          </table:table-cell>
          <table:table-cell table:style-name="ce146" office:value-type="string" calcext:value-type="string">
            <text:p>FMUX_GPIO_REG_IOCTRL_SD1_CLK</text:p>
            <text:p>0x0300_10E4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CLK function select : </text:p>
            <text:p>    0 : PWR_SD1_CLK_VO37 </text:p>
            <text:p>    1 : SPI2_SCK </text:p>
            <text:p>    2 : IIC3_SDA </text:p>
            <text:p>    3 : PWR_GPIO[23] </text:p>
            <text:p>    4 : CAM_HS0 </text:p>
            <text:p>    5 : EPHY_SPD_LED </text:p>
            <text:p>    6 : PWR_SPINOR1_SCK (default)</text:p>
            <text:p>    7 : PWM[9] </text:p>
            <text:p>    Others : Reserved</text:p>
          </table:table-cell>
          <table:table-cell table:style-name="ce155" office:value-type="string" calcext:value-type="string">
            <text:p>SD1_CLK or VO[37]</text:p>
            <text:p>Check 0x0502_70E4</text:p>
          </table:table-cell>
          <table:table-cell table:number-columns-repeated="16373"/>
        </table:table-row>
        <table:table-row table:style-name="ro9">
          <table:table-cell table:style-name="ce113" office:value-type="string" calcext:value-type="string">
            <text:p>H12</text:p>
          </table:table-cell>
          <table:table-cell table:style-name="ce143" office:value-type="string" calcext:value-type="string">
            <text:p>RSTN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RSTN</text:p>
            <text:p>0x0300_1800</text:p>
          </table:table-cell>
          <table:table-cell table:style-name="ce146" office:value-type="string" calcext:value-type="string">
            <text:p>FMUX_GPIO_REG_IOCTRL_RSTN</text:p>
            <text:p>0x0300_10E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RSTN function select : </text:p>
            <text:p>    0 : RSTN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H13</text:p>
          </table:table-cell>
          <table:table-cell table:style-name="ce143" office:value-type="string" calcext:value-type="string">
            <text:p>PWM0_BUCK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PWM0_BUCK</text:p>
            <text:p>0x0300_1804</text:p>
          </table:table-cell>
          <table:table-cell table:style-name="ce146" office:value-type="string" calcext:value-type="string">
            <text:p>FMUX_GPIO_REG_IOCTRL_PWM0_BUCK</text:p>
            <text:p>0x0300_10E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WM0_BUCK function select : </text:p>
            <text:p>    0 : PWM[0] </text:p>
            <text:p>    3 : XGPIOB[0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E15</text:p>
          </table:table-cell>
          <table:table-cell table:style-name="ce143" office:value-type="string" calcext:value-type="string">
            <text:p>ADC3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ADC3</text:p>
            <text:p>0x0300_1808</text:p>
          </table:table-cell>
          <table:table-cell table:style-name="ce146" office:value-type="string" calcext:value-type="string">
            <text:p>FMUX_GPIO_REG_IOCTRL_ADC3</text:p>
            <text:p>0x0300_10F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ADC3 function select : </text:p>
            <text:p>    1 : CAM_MCLK0 </text:p>
            <text:p>    2 : IIC4_SCL </text:p>
            <text:p>    3 : XGPIOB[1] (default)</text:p>
            <text:p>    4 : PWM[12] </text:p>
            <text:p>    5 : EPHY_LNK_LED </text:p>
            <text:p>    6 : WG2_D0 </text:p>
            <text:p>    7 : UART3_T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E14</text:p>
          </table:table-cell>
          <table:table-cell table:style-name="ce143" office:value-type="string" calcext:value-type="string">
            <text:p>ADC2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ADC2</text:p>
            <text:p>0x0300_180C</text:p>
          </table:table-cell>
          <table:table-cell table:style-name="ce146" office:value-type="string" calcext:value-type="string">
            <text:p>FMUX_GPIO_REG_IOCTRL_ADC2</text:p>
            <text:p>0x0300_10F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ADC2 function select : </text:p>
            <text:p>    1 : CAM_MCLK1 </text:p>
            <text:p>    2 : IIC4_SDA </text:p>
            <text:p>    3 : XGPIOB[2] (default)</text:p>
            <text:p>    4 : PWM[13] </text:p>
            <text:p>    5 : EPHY_SPD_LED </text:p>
            <text:p>    6 : WG2_D1 </text:p>
            <text:p>    7 : UART3_R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E13</text:p>
          </table:table-cell>
          <table:table-cell table:style-name="ce143" office:value-type="string" calcext:value-type="string">
            <text:p>ADC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ADC1</text:p>
            <text:p>0x0300_1810</text:p>
          </table:table-cell>
          <table:table-cell table:style-name="ce146" office:value-type="string" calcext:value-type="string">
            <text:p>FMUX_GPIO_REG_IOCTRL_ADC1</text:p>
            <text:p>0x0300_10F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ADC1 function select : </text:p>
            <text:p>    3 : XGPIOB[3] (default)</text:p>
            <text:p>    4 : KEY_COL2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B13</text:p>
          </table:table-cell>
          <table:table-cell table:style-name="ce143" office:value-type="string" calcext:value-type="string">
            <text:p>USB_ID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USB_ID</text:p>
            <text:p>0x0300_1814</text:p>
          </table:table-cell>
          <table:table-cell table:style-name="ce146" office:value-type="string" calcext:value-type="string">
            <text:p>FMUX_GPIO_REG_IOCTRL_USB_ID</text:p>
            <text:p>0x0300_10F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USB_ID function select : </text:p>
            <text:p>    0 : USB_ID (default)</text:p>
            <text:p>    3 : XGPIOB[4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C12</text:p>
          </table:table-cell>
          <table:table-cell table:style-name="ce143" office:value-type="string" calcext:value-type="string">
            <text:p>USB_VBUS_EN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USB_VBUS_EN</text:p>
            <text:p>0x0300_1818</text:p>
          </table:table-cell>
          <table:table-cell table:style-name="ce146" office:value-type="string" calcext:value-type="string">
            <text:p>FMUX_GPIO_REG_IOCTRL_USB_VBUS_EN</text:p>
            <text:p>0x0300_110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USB_VBUS_EN function select : </text:p>
            <text:p>    0 : USB_VBUS_EN (default)</text:p>
            <text:p>    3 : XGPIOB[5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A13</text:p>
          </table:table-cell>
          <table:table-cell table:style-name="ce143" office:value-type="string" calcext:value-type="string">
            <text:p>USB_VBUS_DET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USB_VBUS_DET</text:p>
            <text:p>0x0300_1820</text:p>
          </table:table-cell>
          <table:table-cell table:style-name="ce146" office:value-type="string" calcext:value-type="string">
            <text:p>FMUX_GPIO_REG_IOCTRL_USB_VBUS_DET</text:p>
            <text:p>0x0300_110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USB_VBUS_DET function select : </text:p>
            <text:p>    0 : USB_VBUS_DET (default)</text:p>
            <text:p>    3 : XGPIOB[6] </text:p>
            <text:p>    4 : CAM_MCLK0 </text:p>
            <text:p>    5 : CAM_MCLK1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D15</text:p>
          </table:table-cell>
          <table:table-cell table:style-name="ce143" office:value-type="string" calcext:value-type="string">
            <text:p>PAD_ETH_TXP___EPHY_RXN</text:p>
          </table:table-cell>
          <table:table-cell table:style-name="ce146" office:value-type="string" calcext:value-type="string">
            <text:p>ETH GPIO</text:p>
            <text:p>(1.8V)</text:p>
          </table:table-cell>
          <table:table-cell table:style-name="ce147"/>
          <table:table-cell table:style-name="ce143" office:value-type="string" calcext:value-type="string">
            <text:p>VDD18A_EPHY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ETH_TXP</text:p>
            <text:p>0x0300_112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ETH_TXP function select : </text:p>
            <text:p>    1 : UART3_RX </text:p>
            <text:p>    2 : IIC1_SCL </text:p>
            <text:p>    3 : XGPIOB[25] (default)</text:p>
            <text:p>    4 : PWM[13] </text:p>
            <text:p>    5 : CAM_MCLK0 </text:p>
            <text:p>    6 : SPI1_SDO </text:p>
            <text:p>    7 : IIS2_LRCK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D14</text:p>
          </table:table-cell>
          <table:table-cell table:style-name="ce143" office:value-type="string" calcext:value-type="string">
            <text:p>PAD_ETH_TXM___EPHY_RXP</text:p>
          </table:table-cell>
          <table:table-cell table:style-name="ce146" office:value-type="string" calcext:value-type="string">
            <text:p>ETH GPIO</text:p>
            <text:p>(1.8V)</text:p>
          </table:table-cell>
          <table:table-cell table:style-name="ce147"/>
          <table:table-cell table:style-name="ce143" office:value-type="string" calcext:value-type="string">
            <text:p>VDD18A_EPHY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ETH_TXM</text:p>
            <text:p>0x0300_112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ETH_TXM function select : </text:p>
            <text:p>    1 : UART3_RTS </text:p>
            <text:p>    2 : IIC1_SDA </text:p>
            <text:p>    3 : XGPIOB[24] (default)</text:p>
            <text:p>    4 : PWM[12] </text:p>
            <text:p>    5 : CAM_MCLK1 </text:p>
            <text:p>    6 : SPI1_SDI </text:p>
            <text:p>    7 : IIS2_BCLK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C14</text:p>
          </table:table-cell>
          <table:table-cell table:style-name="ce143" office:value-type="string" calcext:value-type="string">
            <text:p>PAD_ETH_RXP___EPHY_TXN</text:p>
          </table:table-cell>
          <table:table-cell table:style-name="ce146" office:value-type="string" calcext:value-type="string">
            <text:p>ETH GPIO</text:p>
            <text:p>(1.8V)</text:p>
          </table:table-cell>
          <table:table-cell table:style-name="ce147"/>
          <table:table-cell table:style-name="ce143" office:value-type="string" calcext:value-type="string">
            <text:p>VDD18A_EPHY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ETH_RXP</text:p>
            <text:p>0x0300_112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ETH_RXP function select : </text:p>
            <text:p>    1 : UART3_TX </text:p>
            <text:p>    2 : CAM_MCLK1 </text:p>
            <text:p>    3 : XGPIOB[27] (default)</text:p>
            <text:p>    4 : PWM[15] </text:p>
            <text:p>    5 : CAM_HS0 </text:p>
            <text:p>    6 : SPI1_SCK </text:p>
            <text:p>    7 : IIS2_DO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B15</text:p>
          </table:table-cell>
          <table:table-cell table:style-name="ce143" office:value-type="string" calcext:value-type="string">
            <text:p>PAD_ETH_RXM___EPHY_TXP</text:p>
          </table:table-cell>
          <table:table-cell table:style-name="ce146" office:value-type="string" calcext:value-type="string">
            <text:p>ETH GPIO</text:p>
            <text:p>(1.8V)</text:p>
          </table:table-cell>
          <table:table-cell table:style-name="ce147"/>
          <table:table-cell table:style-name="ce143" office:value-type="string" calcext:value-type="string">
            <text:p>VDD18A_EPHY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ETH_RXM</text:p>
            <text:p>0x0300_113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ETH_RXM function select : </text:p>
            <text:p>    1 : UART3_CTS </text:p>
            <text:p>    2 : CAM_MCLK0 </text:p>
            <text:p>    3 : XGPIOB[26] (default)</text:p>
            <text:p>    4 : PWM[14] </text:p>
            <text:p>    5 : CAM_VS0 </text:p>
            <text:p>    6 : SPI1_CS_X </text:p>
            <text:p>    7 : IIS2_DI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A12</text:p>
          </table:table-cell>
          <table:table-cell table:style-name="ce143" office:value-type="string" calcext:value-type="string">
            <text:p>VIVO_D10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10</text:p>
            <text:p>0x0300_1C00</text:p>
          </table:table-cell>
          <table:table-cell table:style-name="ce146" office:value-type="string" calcext:value-type="string">
            <text:p>FMUX_GPIO_REG_IOCTRL_VIVO_D10</text:p>
            <text:p>0x0300_113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10 function select : </text:p>
            <text:p>    0 : PWM[1] </text:p>
            <text:p>    1 : VI1_D[10] </text:p>
            <text:p>    2 : VO_D[23] </text:p>
            <text:p>    3 : XGPIOB[11] (default)</text:p>
            <text:p>    4 : RMII0_IRQ </text:p>
            <text:p>    5 : CAM_MCLK0 </text:p>
            <text:p>    6 : IIC1_SDA </text:p>
            <text:p>    7 : UART2_T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B12</text:p>
          </table:table-cell>
          <table:table-cell table:style-name="ce143" office:value-type="string" calcext:value-type="string">
            <text:p>VIVO_D9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9</text:p>
            <text:p>0x0300_1C04</text:p>
          </table:table-cell>
          <table:table-cell table:style-name="ce146" office:value-type="string" calcext:value-type="string">
            <text:p>FMUX_GPIO_REG_IOCTRL_VIVO_D9</text:p>
            <text:p>0x0300_113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9 function select : </text:p>
            <text:p>    0 : PWM[2] </text:p>
            <text:p>    1 : VI1_D[9] </text:p>
            <text:p>    2 : VO_D[22] </text:p>
            <text:p>    3 : XGPIOB[12] (default)</text:p>
            <text:p>    5 : CAM_MCLK1 </text:p>
            <text:p>    6 : IIC1_SCL </text:p>
            <text:p>    7 : UART2_R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C11</text:p>
          </table:table-cell>
          <table:table-cell table:style-name="ce143" office:value-type="string" calcext:value-type="string">
            <text:p>VIVO_D8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8</text:p>
            <text:p>0x0300_1C08</text:p>
          </table:table-cell>
          <table:table-cell table:style-name="ce146" office:value-type="string" calcext:value-type="string">
            <text:p>FMUX_GPIO_REG_IOCTRL_VIVO_D8</text:p>
            <text:p>0x0300_113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8 function select : </text:p>
            <text:p>    0 : PWM[3] </text:p>
            <text:p>    1 : VI1_D[8] </text:p>
            <text:p>    2 : VO_D[21] </text:p>
            <text:p>    3 : XGPIOB[13] (default)</text:p>
            <text:p>    4 : RMII0_MDIO </text:p>
            <text:p>    5 : SPI3_SDO </text:p>
            <text:p>    6 : IIC2_SCL </text:p>
            <text:p>    7 : CAM_V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11</text:p>
          </table:table-cell>
          <table:table-cell table:style-name="ce143" office:value-type="string" calcext:value-type="string">
            <text:p>VIVO_D7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7</text:p>
            <text:p>0x0300_1C0C</text:p>
          </table:table-cell>
          <table:table-cell table:style-name="ce146" office:value-type="string" calcext:value-type="string">
            <text:p>FMUX_GPIO_REG_IOCTRL_VIVO_D7</text:p>
            <text:p>0x0300_114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7 function select : </text:p>
            <text:p>    0 : VI2_D[7] </text:p>
            <text:p>    1 : VI1_D[7] </text:p>
            <text:p>    2 : VO_D[20] </text:p>
            <text:p>    3 : XGPIOB[14] (default)</text:p>
            <text:p>    4 : RMII0_RXD1 </text:p>
            <text:p>    5 : SPI3_SDI </text:p>
            <text:p>    6 : IIC2_SDA </text:p>
            <text:p>    7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C10</text:p>
          </table:table-cell>
          <table:table-cell table:style-name="ce143" office:value-type="string" calcext:value-type="string">
            <text:p>VIVO_D6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6</text:p>
            <text:p>0x0300_1C10</text:p>
          </table:table-cell>
          <table:table-cell table:style-name="ce146" office:value-type="string" calcext:value-type="string">
            <text:p>FMUX_GPIO_REG_IOCTRL_VIVO_D6</text:p>
            <text:p>0x0300_114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6 function select : </text:p>
            <text:p>    0 : VI2_D[6] </text:p>
            <text:p>    1 : VI1_D[6] </text:p>
            <text:p>    2 : VO_D[19] </text:p>
            <text:p>    3 : XGPIOB[15] (default)</text:p>
            <text:p>    4 : RMII0_REFCLKI </text:p>
            <text:p>    5 : SPI3_SCK </text:p>
            <text:p>    6 : UART2_TX </text:p>
            <text:p>    7 : CAM_V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10</text:p>
          </table:table-cell>
          <table:table-cell table:style-name="ce143" office:value-type="string" calcext:value-type="string">
            <text:p>VIVO_D5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5</text:p>
            <text:p>0x0300_1C14</text:p>
          </table:table-cell>
          <table:table-cell table:style-name="ce146" office:value-type="string" calcext:value-type="string">
            <text:p>FMUX_GPIO_REG_IOCTRL_VIVO_D5</text:p>
            <text:p>0x0300_114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5 function select : </text:p>
            <text:p>    0 : VI2_D[5] </text:p>
            <text:p>    1 : VI1_D[5] </text:p>
            <text:p>    2 : VO_D[18] </text:p>
            <text:p>    3 : XGPIOB[16] (default)</text:p>
            <text:p>    4 : RMII0_RXD0 </text:p>
            <text:p>    5 : SPI3_CS_X </text:p>
            <text:p>    6 : UART2_RX </text:p>
            <text:p>    7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D10</text:p>
          </table:table-cell>
          <table:table-cell table:style-name="ce143" office:value-type="string" calcext:value-type="string">
            <text:p>VIVO_D4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4</text:p>
            <text:p>0x0300_1C18</text:p>
          </table:table-cell>
          <table:table-cell table:style-name="ce146" office:value-type="string" calcext:value-type="string">
            <text:p>FMUX_GPIO_REG_IOCTRL_VIVO_D4</text:p>
            <text:p>0x0300_114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4 function select : </text:p>
            <text:p>    0 : VI2_D[4] </text:p>
            <text:p>    1 : VI1_D[4] </text:p>
            <text:p>    2 : VO_D[17] </text:p>
            <text:p>    3 : XGPIOB[17] (default)</text:p>
            <text:p>    4 : RMII0_MDC </text:p>
            <text:p>    5 : IIC1_SDA </text:p>
            <text:p>    6 : UART2_CTS </text:p>
            <text:p>    7 : CAM_V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A10</text:p>
          </table:table-cell>
          <table:table-cell table:style-name="ce143" office:value-type="string" calcext:value-type="string">
            <text:p>VIVO_D3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3</text:p>
            <text:p>0x0300_1C1C</text:p>
          </table:table-cell>
          <table:table-cell table:style-name="ce146" office:value-type="string" calcext:value-type="string">
            <text:p>FMUX_GPIO_REG_IOCTRL_VIVO_D3</text:p>
            <text:p>0x0300_115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3 function select : </text:p>
            <text:p>    0 : VI2_D[3] </text:p>
            <text:p>    1 : VI1_D[3] </text:p>
            <text:p>    2 : VO_D[16] </text:p>
            <text:p>    3 : XGPIOB[18] (default)</text:p>
            <text:p>    4 : RMII0_TXD0 </text:p>
            <text:p>    5 : IIC1_SCL </text:p>
            <text:p>    6 : UART2_RTS </text:p>
            <text:p>    7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A9</text:p>
          </table:table-cell>
          <table:table-cell table:style-name="ce143" office:value-type="string" calcext:value-type="string">
            <text:p>VIVO_D2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2</text:p>
            <text:p>0x0300_1C20</text:p>
          </table:table-cell>
          <table:table-cell table:style-name="ce146" office:value-type="string" calcext:value-type="string">
            <text:p>FMUX_GPIO_REG_IOCTRL_VIVO_D2</text:p>
            <text:p>0x0300_115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2 function select : </text:p>
            <text:p>    0 : VI2_D[2] </text:p>
            <text:p>    1 : VI1_D[2] </text:p>
            <text:p>    2 : VO_D[15] </text:p>
            <text:p>    3 : XGPIOB[19] (default)</text:p>
            <text:p>    4 : RMII0_TXD1 </text:p>
            <text:p>    5 : CAM_MCLK1 </text:p>
            <text:p>    6 : PWM[2] </text:p>
            <text:p>    7 : UART2_T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9</text:p>
          </table:table-cell>
          <table:table-cell table:style-name="ce143" office:value-type="string" calcext:value-type="string">
            <text:p>VIVO_D1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1</text:p>
            <text:p>0x0300_1C24</text:p>
          </table:table-cell>
          <table:table-cell table:style-name="ce146" office:value-type="string" calcext:value-type="string">
            <text:p>FMUX_GPIO_REG_IOCTRL_VIVO_D1</text:p>
            <text:p>0x0300_115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1 function select : </text:p>
            <text:p>    0 : VI2_D[1] </text:p>
            <text:p>    1 : VI1_D[1] </text:p>
            <text:p>    2 : VO_D[14] </text:p>
            <text:p>    3 : XGPIOB[20] (default)</text:p>
            <text:p>    4 : RMII0_RXDV </text:p>
            <text:p>    5 : IIC3_SDA </text:p>
            <text:p>    6 : PWM[3] </text:p>
            <text:p>    7 : IIC4_SCL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E10</text:p>
          </table:table-cell>
          <table:table-cell table:style-name="ce143" office:value-type="string" calcext:value-type="string">
            <text:p>VIVO_D0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0</text:p>
            <text:p>0x0300_1C28</text:p>
          </table:table-cell>
          <table:table-cell table:style-name="ce146" office:value-type="string" calcext:value-type="string">
            <text:p>FMUX_GPIO_REG_IOCTRL_VIVO_D0</text:p>
            <text:p>0x0300_115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0 function select : </text:p>
            <text:p>    0 : VI2_D[0] </text:p>
            <text:p>    1 : VI1_D[0] </text:p>
            <text:p>    2 : VO_D[13] </text:p>
            <text:p>    3 : XGPIOB[21] (default)</text:p>
            <text:p>    4 : RMII0_TXCLK </text:p>
            <text:p>    5 : IIC3_SCL </text:p>
            <text:p>    6 : WG1_D0 </text:p>
            <text:p>    7 : IIC4_SDA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C9</text:p>
          </table:table-cell>
          <table:table-cell table:style-name="ce143" office:value-type="string" calcext:value-type="string">
            <text:p>VIVO_CLK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CLK</text:p>
            <text:p>0x0300_1C2C</text:p>
          </table:table-cell>
          <table:table-cell table:style-name="ce146" office:value-type="string" calcext:value-type="string">
            <text:p>FMUX_GPIO_REG_IOCTRL_VIVO_CLK</text:p>
            <text:p>0x0300_116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CLK function select : </text:p>
            <text:p>    0 : VI2_CLK </text:p>
            <text:p>    1 : VI1_CLK </text:p>
            <text:p>    2 : VO_CLK1 </text:p>
            <text:p>    3 : XGPIOB[22] (default)</text:p>
            <text:p>    4 : RMII0_TXEN </text:p>
            <text:p>    5 : CAM_MCLK0 </text:p>
            <text:p>    6 : WG1_D1 </text:p>
            <text:p>    7 : UART2_R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B8</text:p>
          </table:table-cell>
          <table:table-cell table:style-name="ce143" office:value-type="string" calcext:value-type="string">
            <text:p>PAD_MIPIRX5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5N</text:p>
            <text:p>0x0300_1C30</text:p>
          </table:table-cell>
          <table:table-cell table:style-name="ce146" office:value-type="string" calcext:value-type="string">
            <text:p>FMUX_GPIO_REG_IOCTRL_PAD_MIPIRX5N</text:p>
            <text:p>0x0300_116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5N function select : </text:p>
            <text:p>    1 : VI1_D[11] </text:p>
            <text:p>    2 : VO_D[12] </text:p>
            <text:p>    3 : XGPIOC[0] (default)</text:p>
            <text:p>    5 : CAM_MCLK0 </text:p>
            <text:p>    6 : WG0_D0 </text:p>
            <text:p>    7 : DBG[0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C8</text:p>
          </table:table-cell>
          <table:table-cell table:style-name="ce143" office:value-type="string" calcext:value-type="string">
            <text:p>PAD_MIPIRX5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5P</text:p>
            <text:p>0x0300_1C34</text:p>
          </table:table-cell>
          <table:table-cell table:style-name="ce146" office:value-type="string" calcext:value-type="string">
            <text:p>FMUX_GPIO_REG_IOCTRL_PAD_MIPIRX5P</text:p>
            <text:p>0x0300_116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5P function select : </text:p>
            <text:p>    1 : VI1_D[12] </text:p>
            <text:p>    2 : VO_D[11] </text:p>
            <text:p>    3 : XGPIOC[1] (default)</text:p>
            <text:p>    4 : IIS1_MCLK </text:p>
            <text:p>    5 : CAM_MCLK1 </text:p>
            <text:p>    6 : WG0_D1 </text:p>
            <text:p>    7 : DBG[1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7</text:p>
          </table:table-cell>
          <table:table-cell table:style-name="ce143" office:value-type="string" calcext:value-type="string">
            <text:p>PAD_MIPIRX4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4N</text:p>
            <text:p>0x0300_1C38</text:p>
          </table:table-cell>
          <table:table-cell table:style-name="ce146" office:value-type="string" calcext:value-type="string">
            <text:p>FMUX_GPIO_REG_IOCTRL_PAD_MIPIRX4N</text:p>
            <text:p>0x0300_116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AD_MIPIRX4N function select : </text:p>
            <text:p>    0 : CR_SCL0 (default)</text:p>
            <text:p>    1 : VI0_CLK </text:p>
            <text:p>    2 : VI1_D[13] </text:p>
            <text:p>    3 : XGPIOC[2] </text:p>
            <text:p>    4 : IIC1_SDA </text:p>
            <text:p>    5 : CAM_MCLK0 </text:p>
            <text:p>    6 : KEY_ROW0 </text:p>
            <text:p>    7 : MUX_SPI1_SCK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A7</text:p>
          </table:table-cell>
          <table:table-cell table:style-name="ce143" office:value-type="string" calcext:value-type="string">
            <text:p>PAD_MIPIRX4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4P</text:p>
            <text:p>0x0300_1C3C</text:p>
          </table:table-cell>
          <table:table-cell table:style-name="ce146" office:value-type="string" calcext:value-type="string">
            <text:p>FMUX_GPIO_REG_IOCTRL_PAD_MIPIRX4P</text:p>
            <text:p>0x0300_117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AD_MIPIRX4P function select : </text:p>
            <text:p>    0 : CR_SDA0 (default)</text:p>
            <text:p>    1 : VI0_D[0] </text:p>
            <text:p>    2 : VI1_D[14] </text:p>
            <text:p>    3 : XGPIOC[3] </text:p>
            <text:p>    4 : IIC1_SCL </text:p>
            <text:p>    5 : CAM_MCLK1 </text:p>
            <text:p>    6 : KEY_ROW1 </text:p>
            <text:p>    7 : MUX_SPI1_CS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10">
          <table:table-cell table:style-name="ce113" office:value-type="string" calcext:value-type="string">
            <text:p>C7</text:p>
          </table:table-cell>
          <table:table-cell table:style-name="ce143" office:value-type="string" calcext:value-type="string">
            <text:p>PAD_MIPIRX3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3N</text:p>
            <text:p>0x0300_1C40</text:p>
          </table:table-cell>
          <table:table-cell table:style-name="ce146" office:value-type="string" calcext:value-type="string">
            <text:p>FMUX_GPIO_REG_IOCTRL_PAD_MIPIRX3N</text:p>
            <text:p>0x0300_117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3N function select : </text:p>
            <text:p>    0 : CR_2WTMS </text:p>
            <text:p>    1 : VI0_D[1] </text:p>
            <text:p>    2 : VI1_D[15] </text:p>
            <text:p>    3 : XGPIOC[4] (default)</text:p>
            <text:p>    4 : CAM_MCLK0 </text:p>
            <text:p>    7 : MUX_SPI1_MISO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11">
          <table:table-cell table:style-name="ce113" office:value-type="string" calcext:value-type="string">
            <text:p>A6</text:p>
          </table:table-cell>
          <table:table-cell table:style-name="ce143" office:value-type="string" calcext:value-type="string">
            <text:p>PAD_MIPIRX3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3P</text:p>
            <text:p>0x0300_1C44</text:p>
          </table:table-cell>
          <table:table-cell table:style-name="ce146" office:value-type="string" calcext:value-type="string">
            <text:p>FMUX_GPIO_REG_IOCTRL_PAD_MIPIRX3P</text:p>
            <text:p>0x0300_117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3P function select : </text:p>
            <text:p>    0 : CR_2WTCK </text:p>
            <text:p>    1 : VI0_D[2] </text:p>
            <text:p>    2 : VI1_D[16] </text:p>
            <text:p>    3 : XGPIOC[5] (default)</text:p>
            <text:p>    7 : MUX_SPI1_MOSI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10">
          <table:table-cell table:style-name="ce113" office:value-type="string" calcext:value-type="string">
            <text:p>B6</text:p>
          </table:table-cell>
          <table:table-cell table:style-name="ce143" office:value-type="string" calcext:value-type="string">
            <text:p>PAD_MIPIRX2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2N</text:p>
            <text:p>0x0300_1C48</text:p>
          </table:table-cell>
          <table:table-cell table:style-name="ce146" office:value-type="string" calcext:value-type="string">
            <text:p>FMUX_GPIO_REG_IOCTRL_PAD_MIPIRX2N</text:p>
            <text:p>0x0300_117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2N function select : </text:p>
            <text:p>    1 : VI0_D[3] </text:p>
            <text:p>    2 : VO_D[10] </text:p>
            <text:p>    3 : XGPIOC[6] (default)</text:p>
            <text:p>    4 : VI1_D[17] </text:p>
            <text:p>    5 : IIC4_SCL </text:p>
            <text:p>    7 : DBG[6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C6</text:p>
          </table:table-cell>
          <table:table-cell table:style-name="ce143" office:value-type="string" calcext:value-type="string">
            <text:p>PAD_MIPIRX2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2P</text:p>
            <text:p>0x0300_1C4C</text:p>
          </table:table-cell>
          <table:table-cell table:style-name="ce146" office:value-type="string" calcext:value-type="string">
            <text:p>FMUX_GPIO_REG_IOCTRL_PAD_MIPIRX2P</text:p>
            <text:p>0x0300_118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2P function select : </text:p>
            <text:p>    1 : VI0_D[4] </text:p>
            <text:p>    2 : VO_D[9] </text:p>
            <text:p>    3 : XGPIOC[7] (default)</text:p>
            <text:p>    4 : VI1_D[18] </text:p>
            <text:p>    5 : IIC4_SDA </text:p>
            <text:p>    7 : DBG[7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1">
          <table:table-cell table:style-name="ce113" office:value-type="string" calcext:value-type="string">
            <text:p>B5</text:p>
          </table:table-cell>
          <table:table-cell table:style-name="ce143" office:value-type="string" calcext:value-type="string">
            <text:p>PAD_MIPIRX1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1N</text:p>
            <text:p>0x0300_1C50</text:p>
          </table:table-cell>
          <table:table-cell table:style-name="ce146" office:value-type="string" calcext:value-type="string">
            <text:p>FMUX_GPIO_REG_IOCTRL_PAD_MIPIRX1N</text:p>
            <text:p>0x0300_118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1N function select : </text:p>
            <text:p>    1 : VI0_D[5] </text:p>
            <text:p>    2 : VO_D[8] </text:p>
            <text:p>    3 : XGPIOC[8] (default)</text:p>
            <text:p>    6 : KEY_ROW3 </text:p>
            <text:p>    7 : DBG[8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C5</text:p>
          </table:table-cell>
          <table:table-cell table:style-name="ce143" office:value-type="string" calcext:value-type="string">
            <text:p>PAD_MIPIRX1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1P</text:p>
            <text:p>0x0300_1C54</text:p>
          </table:table-cell>
          <table:table-cell table:style-name="ce146" office:value-type="string" calcext:value-type="string">
            <text:p>FMUX_GPIO_REG_IOCTRL_PAD_MIPIRX1P</text:p>
            <text:p>0x0300_118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1P function select : </text:p>
            <text:p>    1 : VI0_D[6] </text:p>
            <text:p>    2 : VO_D[7] </text:p>
            <text:p>    3 : XGPIOC[9] (default)</text:p>
            <text:p>    4 : IIC1_SDA </text:p>
            <text:p>    6 : KEY_ROW2 </text:p>
            <text:p>    7 : DBG[9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A4</text:p>
          </table:table-cell>
          <table:table-cell table:style-name="ce143" office:value-type="string" calcext:value-type="string">
            <text:p>PAD_MIPIRX0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0N</text:p>
            <text:p>0x0300_1C58</text:p>
          </table:table-cell>
          <table:table-cell table:style-name="ce146" office:value-type="string" calcext:value-type="string">
            <text:p>FMUX_GPIO_REG_IOCTRL_PAD_MIPIRX0N</text:p>
            <text:p>0x0300_118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0N function select : </text:p>
            <text:p>    1 : VI0_D[7] </text:p>
            <text:p>    2 : VO_D[6] </text:p>
            <text:p>    3 : XGPIOC[10] (default)</text:p>
            <text:p>    4 : IIC1_SCL </text:p>
            <text:p>    5 : CAM_MCLK1 </text:p>
            <text:p>    7 : DBG[10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1">
          <table:table-cell table:style-name="ce113" office:value-type="string" calcext:value-type="string">
            <text:p>B4</text:p>
          </table:table-cell>
          <table:table-cell table:style-name="ce143" office:value-type="string" calcext:value-type="string">
            <text:p>PAD_MIPIRX0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0P</text:p>
            <text:p>0x0300_1C5C</text:p>
          </table:table-cell>
          <table:table-cell table:style-name="ce146" office:value-type="string" calcext:value-type="string">
            <text:p>FMUX_GPIO_REG_IOCTRL_PAD_MIPIRX0P</text:p>
            <text:p>0x0300_119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0P function select : </text:p>
            <text:p>    1 : VI0_D[8] </text:p>
            <text:p>    2 : VO_D[5] </text:p>
            <text:p>    3 : XGPIOC[11] (default)</text:p>
            <text:p>    4 : CAM_MCLK0 </text:p>
            <text:p>    7 : DBG[11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A2</text:p>
          </table:table-cell>
          <table:table-cell table:style-name="ce143" office:value-type="string" calcext:value-type="string">
            <text:p>PAD_MIPI_TXM4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M4</text:p>
            <text:p>0x0300_1C60</text:p>
          </table:table-cell>
          <table:table-cell table:style-name="ce146" office:value-type="string" calcext:value-type="string">
            <text:p>FMUX_GPIO_REG_IOCTRL_PAD_MIPI_TXM4</text:p>
            <text:p>0x0300_119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M4 function select : </text:p>
            <text:p>    0 : VI0_D[15] </text:p>
            <text:p>    1 : SD1_CLK </text:p>
            <text:p>    2 : VO_D[24] </text:p>
            <text:p>    3 : XGPIOC[18] (default)</text:p>
            <text:p>    4 : CAM_MCLK1 </text:p>
            <text:p>    5 : PWM[12] </text:p>
            <text:p>    6 : IIC1_SDA </text:p>
            <text:p>    7 : DBG[18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3</text:p>
          </table:table-cell>
          <table:table-cell table:style-name="ce143" office:value-type="string" calcext:value-type="string">
            <text:p>PAD_MIPI_TXP4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P4</text:p>
            <text:p>0x0300_1C64</text:p>
          </table:table-cell>
          <table:table-cell table:style-name="ce146" office:value-type="string" calcext:value-type="string">
            <text:p>FMUX_GPIO_REG_IOCTRL_PAD_MIPI_TXP4</text:p>
            <text:p>0x0300_119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P4 function select : </text:p>
            <text:p>    0 : VI0_D[16] </text:p>
            <text:p>    1 : SD1_CMD </text:p>
            <text:p>    2 : VO_D[25] </text:p>
            <text:p>    3 : XGPIOC[19] (default)</text:p>
            <text:p>    4 : CAM_MCLK0 </text:p>
            <text:p>    5 : PWM[13] </text:p>
            <text:p>    6 : IIC1_SCL </text:p>
            <text:p>    7 : DBG[19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2</text:p>
          </table:table-cell>
          <table:table-cell table:style-name="ce143" office:value-type="string" calcext:value-type="string">
            <text:p>PAD_MIPI_TXM3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M3</text:p>
            <text:p>0x0300_1C68</text:p>
          </table:table-cell>
          <table:table-cell table:style-name="ce146" office:value-type="string" calcext:value-type="string">
            <text:p>FMUX_GPIO_REG_IOCTRL_PAD_MIPI_TXM3</text:p>
            <text:p>0x0300_119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M3 function select : </text:p>
            <text:p>    0 : VI0_D[17] </text:p>
            <text:p>    1 : SD1_D0 </text:p>
            <text:p>    2 : VO_D[26] </text:p>
            <text:p>    3 : XGPIOC[20] (default)</text:p>
            <text:p>    4 : IIC2_SDA </text:p>
            <text:p>    5 : PWM[14] </text:p>
            <text:p>    6 : IIC1_SDA </text:p>
            <text:p>    7 : CAM_V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1</text:p>
          </table:table-cell>
          <table:table-cell table:style-name="ce143" office:value-type="string" calcext:value-type="string">
            <text:p>PAD_MIPI_TXP3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P3</text:p>
            <text:p>0x0300_1C6C</text:p>
          </table:table-cell>
          <table:table-cell table:style-name="ce146" office:value-type="string" calcext:value-type="string">
            <text:p>FMUX_GPIO_REG_IOCTRL_PAD_MIPI_TXP3</text:p>
            <text:p>0x0300_11A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P3 function select : </text:p>
            <text:p>    0 : VI0_D[18] </text:p>
            <text:p>    1 : SD1_D1 </text:p>
            <text:p>    2 : VO_D[27] </text:p>
            <text:p>    3 : XGPIOC[21] (default)</text:p>
            <text:p>    4 : IIC2_SCL </text:p>
            <text:p>    5 : PWM[15] </text:p>
            <text:p>    6 : IIC1_SCL </text:p>
            <text:p>    7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C2</text:p>
          </table:table-cell>
          <table:table-cell table:style-name="ce143" office:value-type="string" calcext:value-type="string">
            <text:p>PAD_MIPI_TXM2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M2</text:p>
            <text:p>0x0300_1C70</text:p>
          </table:table-cell>
          <table:table-cell table:style-name="ce146" office:value-type="string" calcext:value-type="string">
            <text:p>FMUX_GPIO_REG_IOCTRL_PAD_MIPI_TXM2</text:p>
            <text:p>0x0300_11A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M2 function select : </text:p>
            <text:p>    0 : CR_SDA0 </text:p>
            <text:p>    1 : VI0_D[13] </text:p>
            <text:p>    2 : VO_D[0] </text:p>
            <text:p>    3 : XGPIOC[16] (default)</text:p>
            <text:p>    4 : IIC1_SDA </text:p>
            <text:p>    5 : PWM[8] </text:p>
            <text:p>    6 : SPI0_SCK </text:p>
            <text:p>    7 : SD1_D2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C1</text:p>
          </table:table-cell>
          <table:table-cell table:style-name="ce143" office:value-type="string" calcext:value-type="string">
            <text:p>PAD_MIPI_TXP2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P2</text:p>
            <text:p>0x0300_1C74</text:p>
          </table:table-cell>
          <table:table-cell table:style-name="ce146" office:value-type="string" calcext:value-type="string">
            <text:p>FMUX_GPIO_REG_IOCTRL_PAD_MIPI_TXP2</text:p>
            <text:p>0x0300_11A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P2 function select : </text:p>
            <text:p>    0 : CR_SCL0 </text:p>
            <text:p>    1 : VI0_D[14] </text:p>
            <text:p>    2 : VO_CLK0 </text:p>
            <text:p>    3 : XGPIOC[17] (default)</text:p>
            <text:p>    4 : IIC1_SCL </text:p>
            <text:p>    5 : PWM[9] </text:p>
            <text:p>    6 : SPI0_CS_X </text:p>
            <text:p>    7 : SD1_D3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D2</text:p>
          </table:table-cell>
          <table:table-cell table:style-name="ce143" office:value-type="string" calcext:value-type="string">
            <text:p>PAD_MIPI_TXM1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M1</text:p>
            <text:p>0x0300_1C78</text:p>
          </table:table-cell>
          <table:table-cell table:style-name="ce146" office:value-type="string" calcext:value-type="string">
            <text:p>FMUX_GPIO_REG_IOCTRL_PAD_MIPI_TXM1</text:p>
            <text:p>0x0300_11A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M1 function select : </text:p>
            <text:p>    0 : CR_2WTMS </text:p>
            <text:p>    1 : VI0_D[11] </text:p>
            <text:p>    2 : VO_D[2] </text:p>
            <text:p>    3 : XGPIOC[14] (default)</text:p>
            <text:p>    4 : IIC2_SDA </text:p>
            <text:p>    5 : PWM[10] </text:p>
            <text:p>    6 : SPI0_SDO </text:p>
            <text:p>    7 : DBG[14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D1</text:p>
          </table:table-cell>
          <table:table-cell table:style-name="ce143" office:value-type="string" calcext:value-type="string">
            <text:p>PAD_MIPI_TXP1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P1</text:p>
            <text:p>0x0300_1C7C</text:p>
          </table:table-cell>
          <table:table-cell table:style-name="ce146" office:value-type="string" calcext:value-type="string">
            <text:p>FMUX_GPIO_REG_IOCTRL_PAD_MIPI_TXP1</text:p>
            <text:p>0x0300_11B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P1 function select : </text:p>
            <text:p>    0 : CR_2WTCK </text:p>
            <text:p>    1 : VI0_D[12] </text:p>
            <text:p>    2 : VO_D[1] </text:p>
            <text:p>    3 : XGPIOC[15] (default)</text:p>
            <text:p>    4 : IIC2_SCL </text:p>
            <text:p>    5 : PWM[11] </text:p>
            <text:p>    6 : SPI0_SDI </text:p>
            <text:p>    7 : DBG[15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7">
          <table:table-cell table:style-name="ce113" office:value-type="string" calcext:value-type="string">
            <text:p>E2</text:p>
          </table:table-cell>
          <table:table-cell table:style-name="ce143" office:value-type="string" calcext:value-type="string">
            <text:p>PAD_MIPI_TXM0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M0</text:p>
            <text:p>0x0300_1C80</text:p>
          </table:table-cell>
          <table:table-cell table:style-name="ce146" office:value-type="string" calcext:value-type="string">
            <text:p>FMUX_GPIO_REG_IOCTRL_PAD_MIPI_TXM0</text:p>
            <text:p>0x0300_11B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M0 function select : </text:p>
            <text:p>    1 : VI0_D[9] </text:p>
            <text:p>    2 : VO_D[4] </text:p>
            <text:p>    3 : XGPIOC[12] (default)</text:p>
            <text:p>    4 : CAM_MCLK1 </text:p>
            <text:p>    5 : PWM[14] </text:p>
            <text:p>    6 : CAM_VS0 </text:p>
            <text:p>    7 : DBG[12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E1</text:p>
          </table:table-cell>
          <table:table-cell table:style-name="ce143" office:value-type="string" calcext:value-type="string">
            <text:p>PAD_MIPI_TXP0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P0</text:p>
            <text:p>0x0300_1C84</text:p>
          </table:table-cell>
          <table:table-cell table:style-name="ce146" office:value-type="string" calcext:value-type="string">
            <text:p>FMUX_GPIO_REG_IOCTRL_PAD_MIPI_TXP0</text:p>
            <text:p>0x0300_11B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P0 function select : </text:p>
            <text:p>    1 : VI0_D[10] </text:p>
            <text:p>    2 : VO_D[3] </text:p>
            <text:p>    3 : XGPIOC[13] (default)</text:p>
            <text:p>    4 : CAM_MCLK0 </text:p>
            <text:p>    5 : PWM[15] </text:p>
            <text:p>    6 : CAM_HS0 </text:p>
            <text:p>    7 : DBG[13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H1</text:p>
          </table:table-cell>
          <table:table-cell table:style-name="ce143" office:value-type="string" calcext:value-type="string">
            <text:p>PAD_AUD_AINL_MIC</text:p>
          </table:table-cell>
          <table:table-cell table:style-name="ce146" office:value-type="string" calcext:value-type="string">
            <text:p>AUDIO GPIO </text:p>
            <text:p>(1.8V)</text:p>
          </table:table-cell>
          <table:table-cell table:style-name="ce147"/>
          <table:table-cell table:style-name="ce113" office:value-type="string" calcext:value-type="string">
            <text:p>VDD18A_MIPI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AUD_AINL_MIC</text:p>
            <text:p>0x0300_11B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AUD_AINL_MIC function select : </text:p>
            <text:p>    3 : XGPIOC[23] (default)</text:p>
            <text:p>    4 : IIS1_BCLK </text:p>
            <text:p>    5 : IIS2_BCLK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J1</text:p>
          </table:table-cell>
          <table:table-cell table:style-name="ce143" office:value-type="string" calcext:value-type="string">
            <text:p>PAD_AUD_AINR_MIC</text:p>
          </table:table-cell>
          <table:table-cell table:style-name="ce146" office:value-type="string" calcext:value-type="string">
            <text:p>AUDIO GPIO </text:p>
            <text:p>(1.8V)</text:p>
          </table:table-cell>
          <table:table-cell table:style-name="ce147"/>
          <table:table-cell table:style-name="ce113" office:value-type="string" calcext:value-type="string">
            <text:p>VDD18A_MIPI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AUD_AINR_MIC</text:p>
            <text:p>0x0300_11C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AUD_AINR_MIC function select : </text:p>
            <text:p>    3 : XGPIOC[22] (default)</text:p>
            <text:p>    4 : IIS1_DO </text:p>
            <text:p>    5 : IIS2_DI </text:p>
            <text:p>    6 : IIS1_DI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F2</text:p>
          </table:table-cell>
          <table:table-cell table:style-name="ce143" office:value-type="string" calcext:value-type="string">
            <text:p>PAD_AUD_AOUTL</text:p>
          </table:table-cell>
          <table:table-cell table:style-name="ce146" office:value-type="string" calcext:value-type="string">
            <text:p>AUDIO GPIO </text:p>
            <text:p>(1.8V)</text:p>
          </table:table-cell>
          <table:table-cell table:style-name="ce147"/>
          <table:table-cell table:style-name="ce113" office:value-type="string" calcext:value-type="string">
            <text:p>VDD18A_MIPI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AUD_AOUTL</text:p>
            <text:p>0x0300_11C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AUD_AOUTL function select : </text:p>
            <text:p>    3 : XGPIOC[25] (default)</text:p>
            <text:p>    4 : IIS1_LRCK </text:p>
            <text:p>    5 : IIS2_LRCK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G2</text:p>
          </table:table-cell>
          <table:table-cell table:style-name="ce143" office:value-type="string" calcext:value-type="string">
            <text:p>PAD_AUD_AOUTR</text:p>
          </table:table-cell>
          <table:table-cell table:style-name="ce146" office:value-type="string" calcext:value-type="string">
            <text:p>AUDIO GPIO </text:p>
            <text:p>(1.8V)</text:p>
          </table:table-cell>
          <table:table-cell table:style-name="ce147"/>
          <table:table-cell table:style-name="ce113" office:value-type="string" calcext:value-type="string">
            <text:p>VDD18A_MIPI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AUD_AOUTR</text:p>
            <text:p>0x0300_11C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AUD_AOUTR function select : </text:p>
            <text:p>    3 : XGPIOC[24] (default)</text:p>
            <text:p>    4 : IIS1_DI </text:p>
            <text:p>    5 : IIS2_DO </text:p>
            <text:p>    6 : IIS1_DO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C15</text:p>
          </table:table-cell>
          <table:table-cell table:style-name="ce143" office:value-type="string" calcext:value-type="string">
            <text:p>GPIO_RTX___EPHY_RTX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2_REG_GPIO_RTX</text:p>
            <text:p>0x0300_1C8C</text:p>
          </table:table-cell>
          <table:table-cell table:style-name="ce146" office:value-type="string" calcext:value-type="string">
            <text:p>FMUX_GPIO_REG_IOCTRL_GPIO_RTX</text:p>
            <text:p>0x0300_11C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GPIO_RTX function select : </text:p>
            <text:p>    3 : XGPIOB[23] (default)</text:p>
            <text:p>    4 : PWM[1] </text:p>
            <text:p>    5 : CAM_MCLK0 </text:p>
            <text:p>    Others : Reserved</text:p>
          </table:table-cell>
          <table:table-cell table:style-name="ce155" office:value-type="string" calcext:value-type="string">
            <text:p>CPU SEL</text:p>
            <text:p>Low----CA53</text:p>
            <text:p>High----C906</text:p>
          </table:table-cell>
          <table:table-cell table:number-columns-repeated="16373"/>
        </table:table-row>
        <table:table-row table:style-name="ro6">
          <table:table-cell table:style-name="ce113" office:value-type="string" calcext:value-type="string">
            <text:p>R10</text:p>
          </table:table-cell>
          <table:table-cell table:style-name="ce143" office:value-type="string" calcext:value-type="string">
            <text:p>GPIO_ZQ___PAD_ZQ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GPIO_ZQ</text:p>
            <text:p>0x0502_70E0</text:p>
          </table:table-cell>
          <table:table-cell table:style-name="ce146" office:value-type="string" calcext:value-type="string">
            <text:p>FMUX_GPIO_REG_IOCTRL_GPIO_ZQ</text:p>
            <text:p>0x0300_11D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GPIO_ZQ function select : </text:p>
            <text:p>    3 : PWR_GPIO[24] (default)</text:p>
            <text:p>    4 : PWM[2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9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PKG_TYPE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PKG_TYPE0</text:p>
            <text:p>0x0300_181C</text:p>
          </table:table-cell>
          <table:table-cell table:style-name="ce146" office:value-type="string" calcext:value-type="string">
            <text:p>FMUX_GPIO_REG_IOCTRL_PKG_TYPE0</text:p>
            <text:p>0x0300_110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KG_TYPE0 function select : </text:p>
            <text:p>    0 : PKG_TYPE0 (default)</text:p>
            <text:p>    Others : Reserved</text:p>
          </table:table-cell>
          <table:table-cell table:style-name="ce154" office:value-type="string" calcext:value-type="string">
            <text:p>no pin out</text:p>
          </table:table-cell>
          <table:table-cell table:number-columns-repeated="16373"/>
        </table:table-row>
        <table:table-row table:style-name="ro9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PKG_TYPE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PKG_TYPE1</text:p>
            <text:p>0x0300_1824</text:p>
          </table:table-cell>
          <table:table-cell table:style-name="ce146" office:value-type="string" calcext:value-type="string">
            <text:p>FMUX_GPIO_REG_IOCTRL_PKG_TYPE1</text:p>
            <text:p>0x0300_110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KG_TYPE1 function select : </text:p>
            <text:p>    0 : PKG_TYPE1 (default)</text:p>
            <text:p>    Others : Reserved</text:p>
          </table:table-cell>
          <table:table-cell table:style-name="ce154" office:value-type="string" calcext:value-type="string">
            <text:p>no pin out</text:p>
          </table:table-cell>
          <table:table-cell table:number-columns-repeated="16373"/>
        </table:table-row>
        <table:table-row table:style-name="ro9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PKG_TYPE2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PKG_TYPE2</text:p>
            <text:p>0x0300_1828</text:p>
          </table:table-cell>
          <table:table-cell table:style-name="ce146" office:value-type="string" calcext:value-type="string">
            <text:p>FMUX_GPIO_REG_IOCTRL_PKG_TYPE2</text:p>
            <text:p>0x0300_111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KG_TYPE2 function select : </text:p>
            <text:p>    0 : PKG_TYPE2 (default)</text:p>
            <text:p>    Others : Reserved</text:p>
          </table:table-cell>
          <table:table-cell table:style-name="ce154" office:value-type="string" calcext:value-type="string">
            <text:p>no pin out</text:p>
          </table:table-cell>
          <table:table-cell table:number-columns-repeated="16373"/>
        </table:table-row>
        <table:table-row table:style-name="ro7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MUX_SPI1_MISO</text:p>
          </table:table-cell>
          <table:table-cell table:number-columns-repeated="3" table:style-name="ce113" office:value-type="string" calcext:value-type="string">
            <text:p>NA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MUX_SPI1_MISO</text:p>
            <text:p>0x0300_111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MUX_SPI1_MISO function select : </text:p>
            <text:p>    1 : UART3_RTS </text:p>
            <text:p>    2 : IIC1_SDA </text:p>
            <text:p>    3 : XGPIOB[8] (default)</text:p>
            <text:p>    4 : PWM[9] </text:p>
            <text:p>    5 : KEY_COL1 </text:p>
            <text:p>    6 : SPI1_SDI </text:p>
            <text:p>    7 : DBG[14] </text:p>
            <text:p>    Others : Reserved</text:p>
          </table:table-cell>
          <table:table-cell table:style-name="ce154" office:value-type="string" calcext:value-type="string">
            <text:p>Result is feed to PAD_MIPIRX3N func7</text:p>
          </table:table-cell>
          <table:table-cell table:number-columns-repeated="16373"/>
        </table:table-row>
        <table:table-row table:style-name="ro7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MUX_SPI1_MOSI</text:p>
          </table:table-cell>
          <table:table-cell table:number-columns-repeated="3" table:style-name="ce113" office:value-type="string" calcext:value-type="string">
            <text:p>NA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MUX_SPI1_MOSI</text:p>
            <text:p>0x0300_111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MUX_SPI1_MOSI function select : </text:p>
            <text:p>    1 : UART3_RX </text:p>
            <text:p>    2 : IIC1_SCL </text:p>
            <text:p>    3 : XGPIOB[7] (default)</text:p>
            <text:p>    4 : PWM[8] </text:p>
            <text:p>    5 : KEY_COL0 </text:p>
            <text:p>    6 : SPI1_SDO </text:p>
            <text:p>    7 : DBG[13] </text:p>
            <text:p>    Others : Reserved</text:p>
          </table:table-cell>
          <table:table-cell table:style-name="ce154" office:value-type="string" calcext:value-type="string">
            <text:p>Result is feed to PAD_MIPIRX3P func7</text:p>
          </table:table-cell>
          <table:table-cell table:number-columns-repeated="16373"/>
        </table:table-row>
        <table:table-row table:style-name="ro7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MUX_SPI1_CS</text:p>
          </table:table-cell>
          <table:table-cell table:number-columns-repeated="3" table:style-name="ce113" office:value-type="string" calcext:value-type="string">
            <text:p>NA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MUX_SPI1_CS</text:p>
            <text:p>0x0300_111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MUX_SPI1_CS function select : </text:p>
            <text:p>    1 : UART3_CTS </text:p>
            <text:p>    2 : CAM_MCLK0 </text:p>
            <text:p>    3 : XGPIOB[10] (default)</text:p>
            <text:p>    4 : PWM[11] </text:p>
            <text:p>    5 : KEY_ROW3 </text:p>
            <text:p>    6 : SPI1_CS_X </text:p>
            <text:p>    7 : DBG[16] </text:p>
            <text:p>    Others : Reserved</text:p>
          </table:table-cell>
          <table:table-cell table:style-name="ce154" office:value-type="string" calcext:value-type="string">
            <text:p>Result is feed to PAD_MIPIRX4P func7</text:p>
          </table:table-cell>
          <table:table-cell table:number-columns-repeated="16373"/>
        </table:table-row>
        <table:table-row table:style-name="ro7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MUX_SPI1_SCK</text:p>
          </table:table-cell>
          <table:table-cell table:number-columns-repeated="3" table:style-name="ce113" office:value-type="string" calcext:value-type="string">
            <text:p>NA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MUX_SPI1_SCK</text:p>
            <text:p>0x0300_112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MUX_SPI1_SCK function select : </text:p>
            <text:p>    1 : UART3_TX </text:p>
            <text:p>    2 : CAM_MCLK1 </text:p>
            <text:p>    3 : XGPIOB[9] (default)</text:p>
            <text:p>    4 : PWM[10] </text:p>
            <text:p>    5 : KEY_ROW2 </text:p>
            <text:p>    6 : SPI1_SCK </text:p>
            <text:p>    7 : DBG[15] </text:p>
            <text:p>    Others : Reserved</text:p>
          </table:table-cell>
          <table:table-cell table:style-name="ce154" office:value-type="string" calcext:value-type="string">
            <text:p>Result is feed to PAD_MIPIRX4N func7</text:p>
          </table:table-cell>
          <table:table-cell table:number-columns-repeated="16373"/>
        </table:table-row>
        <table:table-row table:style-name="ro1" table:number-rows-repeated="1048456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Milk-V Duo S raw pinout" table:style-name="ta1">
        <table:table-column table:style-name="co4" table:number-columns-repeated="4" table:default-cell-style-name="ce159"/>
        <table:table-column table:style-name="co4" table:number-columns-repeated="8" table:default-cell-style-name="ce160"/>
        <table:table-column table:style-name="co4" table:default-cell-style-name="ce159"/>
        <table:table-column table:style-name="co4" table:default-cell-style-name="Default"/>
        <table:table-column table:style-name="co4" table:default-cell-style-name="ce159"/>
        <table:table-column table:style-name="co4" table:default-cell-style-name="Default"/>
        <table:table-row table:style-name="ro1">
          <table:table-cell office:value-type="string" calcext:value-type="string">
            <text:p>Tables copied from <text:a xlink:href="https://milkv.io/docs/duo/getting-started/duos#duos-gpio-pinout" xlink:type="simple">https://milkv.io/docs/duo/getting-started/duos#duos-gpio-pinout</text:a></text:p>
          </table:table-cell>
          <table:table-cell table:number-columns-repeated="3"/>
          <table:table-cell table:style-name="ce159" table:number-columns-repeated="2"/>
          <table:table-cell table:number-columns-repeated="4"/>
          <table:table-cell table:style-name="ce159" table:number-columns-repeated="2"/>
          <table:table-cell/>
          <table:table-cell table:style-name="ce159"/>
          <table:table-cell/>
          <table:table-cell table:style-name="ce159"/>
        </table:table-row>
        <table:table-row table:style-name="ro1">
          <table:table-cell table:number-columns-repeated="4"/>
          <table:table-cell table:style-name="ce110" office:value-type="string" calcext:value-type="string">
            <text:p>NUM</text:p>
          </table:table-cell>
          <table:table-cell table:style-name="ce110" office:value-type="string" calcext:value-type="string">
            <text:p>SG2000</text:p>
          </table:table-cell>
          <table:table-cell table:style-name="ce110" office:value-type="string" calcext:value-type="string">
            <text:p>NAME</text:p>
          </table:table-cell>
          <table:table-cell table:number-columns-repeated="2" table:style-name="ce110" office:value-type="string" calcext:value-type="string">
            <text:p>PIN</text:p>
          </table:table-cell>
          <table:table-cell table:style-name="ce110" office:value-type="string" calcext:value-type="string">
            <text:p>NAME</text:p>
          </table:table-cell>
          <table:table-cell table:style-name="ce110" office:value-type="string" calcext:value-type="string">
            <text:p>SG2000</text:p>
          </table:table-cell>
          <table:table-cell table:style-name="ce110" office:value-type="string" calcext:value-type="string">
            <text:p>NUM</text:p>
          </table:table-cell>
          <table:table-cell/>
          <table:table-cell table:style-name="ce159"/>
          <table:table-cell/>
          <table:table-cell table:style-name="ce159"/>
        </table:table-row>
        <table:table-row table:style-name="ro1">
          <table:table-cell table:number-columns-repeated="4"/>
          <table:table-cell table:style-name="ce159" table:number-columns-repeated="2"/>
          <table:table-cell office:value-type="string" calcext:value-type="string">
            <text:p>3V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SYS(5V)</text:p>
          </table:table-cell>
          <table:table-cell table:style-name="ce159" table:number-columns-repeated="2"/>
          <table:table-cell/>
          <table:table-cell table:style-name="ce159"/>
          <table:table-cell/>
          <table:table-cell table:style-name="ce159"/>
        </table:table-row>
        <table:table-row table:style-name="ro1">
          <table:table-cell/>
          <table:table-cell table:style-name="ce160" office:value-type="string" calcext:value-type="string">
            <text:p>PWM3</text:p>
          </table:table-cell>
          <table:table-cell table:style-name="ce160" office:value-type="string" calcext:value-type="string">
            <text:p>I2C4_SCL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string" calcext:value-type="string">
            <text:p>XGPIOB[20]</text:p>
          </table:table-cell>
          <table:table-cell office:value-type="string" calcext:value-type="string">
            <text:p>B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SYS(5V)</text:p>
          </table:table-cell>
          <table:table-cell table:style-name="ce159" table:number-columns-repeated="2"/>
          <table:table-cell/>
          <table:table-cell table:style-name="ce159"/>
          <table:table-cell/>
          <table:table-cell table:style-name="ce159"/>
        </table:table-row>
        <table:table-row table:style-name="ro1">
          <table:table-cell table:number-columns-repeated="2"/>
          <table:table-cell table:style-name="ce160" office:value-type="string" calcext:value-type="string">
            <text:p>I2C4_SDA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string" calcext:value-type="string">
            <text:p>XGPIOB[21]</text:p>
          </table:table-cell>
          <table:table-cell office:value-type="string" calcext:value-type="string">
            <text:p>B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style-name="ce159" table:number-columns-repeated="2"/>
          <table:table-cell/>
          <table:table-cell table:style-name="ce159"/>
          <table:table-cell/>
          <table:table-cell table:style-name="ce159"/>
        </table:table-row>
        <table:table-row table:style-name="ro12">
          <table:table-cell table:number-columns-repeated="2"/>
          <table:table-cell table:style-name="ce160" office:value-type="string" calcext:value-type="string">
            <text:p>I2C1_SCL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XGPIOB[18]</text:p>
          </table:table-cell>
          <table:table-cell office:value-type="string" calcext:value-type="string">
            <text:p>B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XGPIOA[16]</text:p>
          </table:table-cell>
          <table:table-cell office:value-type="float" office:value="496" calcext:value-type="float">
            <text:p>496</text:p>
          </table:table-cell>
          <table:table-cell table:style-name="ce160" office:value-type="string" calcext:value-type="string">
            <text:p>UART0_TX/UART1_TX</text:p>
          </table:table-cell>
          <table:table-cell table:style-name="ce160" office:value-type="string" calcext:value-type="string">
            <text:p>PWM4</text:p>
          </table:table-cell>
          <table:table-cell/>
          <table:table-cell table:style-name="ce159"/>
        </table:table-row>
        <table:table-row table:style-name="ro12">
          <table:table-cell table:number-columns-repeated="4"/>
          <table:table-cell table:style-name="ce159" table:number-columns-repeated="2"/>
          <table:table-cell office:value-type="string" calcext:value-type="string">
            <text:p>GND*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XGPIOA[17]</text:p>
          </table:table-cell>
          <table:table-cell office:value-type="float" office:value="497" calcext:value-type="float">
            <text:p>497</text:p>
          </table:table-cell>
          <table:table-cell table:style-name="ce160" office:value-type="string" calcext:value-type="string">
            <text:p>UART0_RX/UART1_RX</text:p>
          </table:table-cell>
          <table:table-cell table:style-name="ce160" office:value-type="string" calcext:value-type="string">
            <text:p>PWM5</text:p>
          </table:table-cell>
          <table:table-cell/>
          <table:table-cell table:style-name="ce159"/>
        </table:table-row>
        <table:table-row table:style-name="ro1">
          <table:table-cell/>
          <table:table-cell table:style-name="ce160" office:value-type="string" calcext:value-type="string">
            <text:p>PWM1</text:p>
          </table:table-cell>
          <table:table-cell table:style-name="ce160" office:value-type="string" calcext:value-type="string">
            <text:p>I2C1_SDA</text:p>
          </table:table-cell>
          <table:table-cell table:style-name="ce160" office:value-type="string" calcext:value-type="string">
            <text:p>UART2_TX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XGPIOB[11]</text:p>
          </table:table-cell>
          <table:table-cell office:value-type="string" calcext:value-type="string">
            <text:p>B1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XGPIOB[19]</text:p>
          </table:table-cell>
          <table:table-cell office:value-type="float" office:value="467" calcext:value-type="float">
            <text:p>467</text:p>
          </table:table-cell>
          <table:table-cell table:style-name="ce160" office:value-type="string" calcext:value-type="string">
            <text:p>UART2_TX</text:p>
          </table:table-cell>
          <table:table-cell table:style-name="ce160" office:value-type="string" calcext:value-type="string">
            <text:p>PWM2</text:p>
          </table:table-cell>
          <table:table-cell/>
          <table:table-cell table:style-name="ce159"/>
        </table:table-row>
        <table:table-row table:style-name="ro1">
          <table:table-cell/>
          <table:table-cell table:style-name="ce160" office:value-type="string" calcext:value-type="string">
            <text:p>PWM2</text:p>
          </table:table-cell>
          <table:table-cell table:style-name="ce160" office:value-type="string" calcext:value-type="string">
            <text:p>I2C1_SCL</text:p>
          </table:table-cell>
          <table:table-cell table:style-name="ce160" office:value-type="string" calcext:value-type="string">
            <text:p>UART2_RX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XGPIOB[12]</text:p>
          </table:table-cell>
          <table:table-cell office:value-type="string" calcext:value-type="string">
            <text:p>B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style-name="ce159" table:number-columns-repeated="2"/>
          <table:table-cell/>
          <table:table-cell table:style-name="ce159"/>
          <table:table-cell/>
          <table:table-cell table:style-name="ce159"/>
        </table:table-row>
        <table:table-row table:style-name="ro1">
          <table:table-cell table:number-columns-repeated="3"/>
          <table:table-cell table:style-name="ce160" office:value-type="string" calcext:value-type="string">
            <text:p>UART2_RX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XGPIOB[22]</text:p>
          </table:table-cell>
          <table:table-cell office:value-type="string" calcext:value-type="string">
            <text:p>B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XGPIOA[20]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59"/>
          <table:table-cell/>
          <table:table-cell table:style-name="ce160" office:value-type="string" calcext:value-type="string">
            <text:p>JTAG_TRST</text:p>
          </table:table-cell>
        </table:table-row>
        <table:table-row table:style-name="ro12">
          <table:table-cell table:number-columns-repeated="4"/>
          <table:table-cell table:style-name="ce159" table:number-columns-repeated="2"/>
          <table:table-cell office:value-type="string" calcext:value-type="string">
            <text:p>3V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XGPIOA[19]</text:p>
          </table:table-cell>
          <table:table-cell office:value-type="float" office:value="499" calcext:value-type="float">
            <text:p>499</text:p>
          </table:table-cell>
          <table:table-cell table:style-name="ce160" office:value-type="string" calcext:value-type="string">
            <text:p>UART1_TX/UART1_RTS</text:p>
          </table:table-cell>
          <table:table-cell table:style-name="ce160" office:value-type="string" calcext:value-type="string">
            <text:p>PWM7</text:p>
          </table:table-cell>
          <table:table-cell/>
          <table:table-cell table:style-name="ce160" office:value-type="string" calcext:value-type="string">
            <text:p>JTAG_TMS</text:p>
          </table:table-cell>
        </table:table-row>
        <table:table-row table:style-name="ro1">
          <table:table-cell table:style-name="ce160" office:value-type="string" calcext:value-type="string">
            <text:p>SPI3_SDO</text:p>
          </table:table-cell>
          <table:table-cell table:style-name="ce160" office:value-type="string" calcext:value-type="string">
            <text:p>PWM3</text:p>
          </table:table-cell>
          <table:table-cell table:style-name="ce160" office:value-type="string" calcext:value-type="string">
            <text:p>I2C2_SCL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string" calcext:value-type="string">
            <text:p>XGPIOB[13]</text:p>
          </table:table-cell>
          <table:table-cell office:value-type="string" calcext:value-type="string">
            <text:p>B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style-name="ce159" table:number-columns-repeated="2"/>
          <table:table-cell/>
          <table:table-cell table:style-name="ce159"/>
          <table:table-cell/>
          <table:table-cell table:style-name="ce159"/>
        </table:table-row>
        <table:table-row table:style-name="ro12">
          <table:table-cell table:style-name="ce160" office:value-type="string" calcext:value-type="string">
            <text:p>SPI3_SDI</text:p>
          </table:table-cell>
          <table:table-cell/>
          <table:table-cell table:style-name="ce160" office:value-type="string" calcext:value-type="string">
            <text:p>I2C2_SDA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XGPIOB[14]</text:p>
          </table:table-cell>
          <table:table-cell office:value-type="string" calcext:value-type="string">
            <text:p>B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XGPIOA[18]</text:p>
          </table:table-cell>
          <table:table-cell office:value-type="float" office:value="498" calcext:value-type="float">
            <text:p>498</text:p>
          </table:table-cell>
          <table:table-cell table:style-name="ce160" office:value-type="string" calcext:value-type="string">
            <text:p>UART1_RX/UART1_CTS</text:p>
          </table:table-cell>
          <table:table-cell table:style-name="ce160" office:value-type="string" calcext:value-type="string">
            <text:p>PWM6</text:p>
          </table:table-cell>
          <table:table-cell/>
          <table:table-cell table:style-name="ce160" office:value-type="string" calcext:value-type="string">
            <text:p>JTAG_TCK</text:p>
          </table:table-cell>
        </table:table-row>
        <table:table-row table:style-name="ro1">
          <table:table-cell table:style-name="ce160" office:value-type="string" calcext:value-type="string">
            <text:p>SPI3_SCK</text:p>
          </table:table-cell>
          <table:table-cell table:number-columns-repeated="2"/>
          <table:table-cell table:style-name="ce160" office:value-type="string" calcext:value-type="string">
            <text:p>UART2_TX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XGPIOB[15]</text:p>
          </table:table-cell>
          <table:table-cell office:value-type="string" calcext:value-type="string">
            <text:p>B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XGPIOB[16]</text:p>
          </table:table-cell>
          <table:table-cell office:value-type="float" office:value="464" calcext:value-type="float">
            <text:p>464</text:p>
          </table:table-cell>
          <table:table-cell table:style-name="ce160" office:value-type="string" calcext:value-type="string">
            <text:p>UART2_RX</text:p>
          </table:table-cell>
          <table:table-cell table:style-name="ce159"/>
          <table:table-cell table:style-name="ce160" office:value-type="string" calcext:value-type="string">
            <text:p>SPI3_CS</text:p>
          </table:table-cell>
          <table:table-cell table:style-name="ce159"/>
        </table:table-row>
        <table:table-row table:style-name="ro12">
          <table:table-cell table:number-columns-repeated="4"/>
          <table:table-cell table:style-name="ce159" table:number-columns-repeated="2"/>
          <table:table-cell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XGPIOA[28]</text:p>
          </table:table-cell>
          <table:table-cell office:value-type="float" office:value="508" calcext:value-type="float">
            <text:p>508</text:p>
          </table:table-cell>
          <table:table-cell table:style-name="ce160" office:value-type="string" calcext:value-type="string">
            <text:p>UART2_TX/UART1_TX</text:p>
          </table:table-cell>
          <table:table-cell table:style-name="ce159"/>
          <table:table-cell/>
          <table:table-cell table:style-name="ce159"/>
        </table:table-row>
        <table:table-row table:style-name="ro12">
          <table:table-cell table:number-columns-repeated="4"/>
          <table:table-cell table:style-name="ce159" table:number-columns-repeated="2"/>
          <table:table-cell office:value-type="string" calcext:value-type="string">
            <text:p>VSYS(5V)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UDIO_OUT_R</text:p>
          </table:table-cell>
          <table:table-cell table:style-name="ce159" table:number-columns-repeated="2"/>
          <table:table-cell table:number-columns-repeated="2"/>
          <table:table-cell table:style-name="Default"/>
          <table:table-cell/>
        </table:table-row>
        <table:table-row table:style-name="ro12">
          <table:table-cell table:style-name="ce160" office:value-type="string" calcext:value-type="string">
            <text:p>PWM12</text:p>
          </table:table-cell>
          <table:table-cell table:style-name="ce160" office:value-type="string" calcext:value-type="string">
            <text:p>I2C4_SCL</text:p>
          </table:table-cell>
          <table:table-cell table:style-name="ce160" office:value-type="string" calcext:value-type="string">
            <text:p>UART3_TX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XGPIOB[1]</text:p>
          </table:table-cell>
          <table:table-cell office:value-type="string" calcext:value-type="string">
            <text:p>B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UDIO_OUT_L</text:p>
          </table:table-cell>
          <table:table-cell table:style-name="ce15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style-name="ce160" office:value-type="string" calcext:value-type="string">
            <text:p>PWM13</text:p>
          </table:table-cell>
          <table:table-cell table:style-name="ce160" office:value-type="string" calcext:value-type="string">
            <text:p>I2C4_SDA</text:p>
          </table:table-cell>
          <table:table-cell table:style-name="ce160" office:value-type="string" calcext:value-type="string">
            <text:p>UART3_RX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XGPIOB[2]</text:p>
          </table:table-cell>
          <table:table-cell office:value-type="string" calcext:value-type="string">
            <text:p>B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UDIO_IN_R</text:p>
          </table:table-cell>
          <table:table-cell table:style-name="ce15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4"/>
          <table:table-cell office:value-type="float" office:value="451" calcext:value-type="float">
            <text:p>451</text:p>
          </table:table-cell>
          <table:table-cell office:value-type="string" calcext:value-type="string">
            <text:p>XGPIOB[3]</text:p>
          </table:table-cell>
          <table:table-cell office:value-type="string" calcext:value-type="string">
            <text:p>B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UDIO_IN_L</text:p>
          </table:table-cell>
          <table:table-cell table:style-name="ce15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style-name="ce160" office:value-type="string" calcext:value-type="string">
            <text:p>PWM10</text:p>
          </table:table-cell>
          <table:table-cell table:style-name="ce160" office:value-type="string" calcext:value-type="string">
            <text:p>I2C2_SDA</text:p>
          </table:table-cell>
          <table:table-cell/>
          <table:table-cell table:style-name="ce160" office:value-type="string" calcext:value-type="string">
            <text:p>LCD_RST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PWR_GPIO[2]</text:p>
          </table:table-cell>
          <table:table-cell office:value-type="string" calcext:value-type="string">
            <text:p>E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V3</text:p>
          </table:table-cell>
          <table:table-cell table:style-name="ce159" table:number-columns-repeated="2"/>
          <table:table-cell table:number-columns-repeated="2"/>
          <table:table-cell table:style-name="Default"/>
          <table:table-cell/>
        </table:table-row>
        <table:table-row table:style-name="ro12">
          <table:table-cell table:style-name="ce160" office:value-type="string" calcext:value-type="string">
            <text:p>PWM9</text:p>
          </table:table-cell>
          <table:table-cell table:style-name="ce160" office:value-type="string" calcext:value-type="string">
            <text:p>I2C2_SCL</text:p>
          </table:table-cell>
          <table:table-cell table:style-name="ce160" office:value-type="string" calcext:value-type="string">
            <text:p>UART2_RX</text:p>
          </table:table-cell>
          <table:table-cell table:style-name="ce160" office:value-type="string" calcext:value-type="string">
            <text:p>LCD_PWR_C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PWR_GPIO[1]</text:p>
          </table:table-cell>
          <table:table-cell office:value-type="string" calcext:value-type="string">
            <text:p>E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XGPIOC[18]</text:p>
          </table:table-cell>
          <table:table-cell office:value-type="float" office:value="434" calcext:value-type="float">
            <text:p>434</text:p>
          </table:table-cell>
          <table:table-cell table:style-name="ce160" office:value-type="string" calcext:value-type="string">
            <text:p>MIPI_TX_3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60" office:value-type="string" calcext:value-type="string">
            <text:p>PWM8</text:p>
          </table:table-cell>
          <table:table-cell/>
          <table:table-cell table:style-name="ce160" office:value-type="string" calcext:value-type="string">
            <text:p>UART2_TX</text:p>
          </table:table-cell>
          <table:table-cell table:style-name="ce160" office:value-type="string" calcext:value-type="string">
            <text:p>LCD_PWM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PWR_GPIO[0]</text:p>
          </table:table-cell>
          <table:table-cell office:value-type="string" calcext:value-type="string">
            <text:p>E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XGPIOC[19]</text:p>
          </table:table-cell>
          <table:table-cell office:value-type="float" office:value="435" calcext:value-type="float">
            <text:p>435</text:p>
          </table:table-cell>
          <table:table-cell table:style-name="ce160" office:value-type="string" calcext:value-type="string">
            <text:p>MIPI_TX_3P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159" table:number-columns-repeated="2"/>
          <table:table-cell office:value-type="string" calcext:value-type="string">
            <text:p>GND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ND</text:p>
          </table:table-cell>
          <table:table-cell table:style-name="ce15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60" office:value-type="string" calcext:value-type="string">
            <text:p>MIPI_TX_2N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XGPIOC[20]</text:p>
          </table:table-cell>
          <table:table-cell office:value-type="string" calcext:value-type="string">
            <text:p>C2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XGPIOC[16]</text:p>
          </table:table-cell>
          <table:table-cell office:value-type="float" office:value="432" calcext:value-type="float">
            <text:p>432</text:p>
          </table:table-cell>
          <table:table-cell table:style-name="ce160" office:value-type="string" calcext:value-type="string">
            <text:p>MIPI_TX_C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160" office:value-type="string" calcext:value-type="string">
            <text:p>MIPI_TX_2P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XGPIOC[21]</text:p>
          </table:table-cell>
          <table:table-cell office:value-type="string" calcext:value-type="string">
            <text:p>C2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XGPIOC[17]</text:p>
          </table:table-cell>
          <table:table-cell office:value-type="float" office:value="433" calcext:value-type="float">
            <text:p>433</text:p>
          </table:table-cell>
          <table:table-cell table:style-name="ce160" office:value-type="string" calcext:value-type="string">
            <text:p>MIPI_TX_CP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159" table:number-columns-repeated="2"/>
          <table:table-cell office:value-type="string" calcext:value-type="string">
            <text:p>GND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ND</text:p>
          </table:table-cell>
          <table:table-cell table:style-name="ce15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60" office:value-type="string" calcext:value-type="string">
            <text:p>MIPI_TX_1N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XGPIOC[14]</text:p>
          </table:table-cell>
          <table:table-cell office:value-type="string" calcext:value-type="string">
            <text:p>C1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XGPIOC[12]</text:p>
          </table:table-cell>
          <table:table-cell office:value-type="float" office:value="428" calcext:value-type="float">
            <text:p>428</text:p>
          </table:table-cell>
          <table:table-cell table:style-name="ce160" office:value-type="string" calcext:value-type="string">
            <text:p>MIPI_TX_0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160" office:value-type="string" calcext:value-type="string">
            <text:p>MIPI_TX_1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XGPIOC[15]</text:p>
          </table:table-cell>
          <table:table-cell office:value-type="string" calcext:value-type="string">
            <text:p>C1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XGPIOC[13]</text:p>
          </table:table-cell>
          <table:table-cell office:value-type="float" office:value="429" calcext:value-type="float">
            <text:p>429</text:p>
          </table:table-cell>
          <table:table-cell table:style-name="ce160" office:value-type="string" calcext:value-type="string">
            <text:p>MIPI_TX_0P</text:p>
          </table:table-cell>
          <table:table-cell/>
          <table:table-cell table:style-name="Default"/>
          <table:table-cell/>
        </table:table-row>
      </table:table>
      <table:table table:name="Rock Pi S raw pinout" table:style-name="ta1">
        <table:table-column table:style-name="co4" table:number-columns-repeated="4" table:default-cell-style-name="ce159"/>
        <table:table-column table:style-name="co4" table:number-columns-repeated="5" table:default-cell-style-name="ce160"/>
        <table:table-column table:style-name="co4" table:number-columns-repeated="2" table:default-cell-style-name="ce159"/>
        <table:table-column table:style-name="co4" table:default-cell-style-name="ce160"/>
        <table:table-row table:style-name="ro1">
          <table:table-cell table:style-name="ce161" office:value-type="string" calcext:value-type="string">
            <text:p>Tables copied from <text:a xlink:href="https://wiki.radxa.com/RockpiS/hardware/gpio" xlink:type="simple">https://wiki.radxa.com/RockpiS/hardware/gpio</text:a> (v13)</text:p>
          </table:table-cell>
          <table:table-cell table:style-name="ce81" table:number-columns-repeated="10"/>
          <table:table-cell table:style-name="ce162"/>
        </table:table-row>
        <table:table-row table:style-name="ro1">
          <table:table-cell table:style-name="ce81" office:value-type="string" calcext:value-type="string">
            <text:p>GPIO number </text:p>
          </table:table-cell>
          <table:table-cell table:style-name="ce81" office:value-type="string" calcext:value-type="string">
            <text:p>Func4 </text:p>
          </table:table-cell>
          <table:table-cell table:style-name="ce81" office:value-type="string" calcext:value-type="string">
            <text:p>Func3 </text:p>
          </table:table-cell>
          <table:table-cell table:style-name="ce81" office:value-type="string" calcext:value-type="string">
            <text:p>Func2 </text:p>
          </table:table-cell>
          <table:table-cell table:style-name="ce81" office:value-type="string" calcext:value-type="string">
            <text:p>Func1 </text:p>
          </table:table-cell>
          <table:table-cell table:number-columns-repeated="2" table:style-name="ce81" office:value-type="string" calcext:value-type="string">
            <text:p>Pin# </text:p>
          </table:table-cell>
          <table:table-cell table:style-name="ce81" office:value-type="string" calcext:value-type="string">
            <text:p>Func1 </text:p>
          </table:table-cell>
          <table:table-cell table:style-name="ce81" office:value-type="string" calcext:value-type="string">
            <text:p>Func2 </text:p>
          </table:table-cell>
          <table:table-cell table:style-name="ce81" office:value-type="string" calcext:value-type="string">
            <text:p>Func3 </text:p>
          </table:table-cell>
          <table:table-cell table:style-name="ce81" office:value-type="string" calcext:value-type="string">
            <text:p>Func4 </text:p>
          </table:table-cell>
          <table:table-cell table:style-name="ce162"/>
        </table:table-row>
        <table:table-row table:style-name="ro1">
          <table:table-cell table:number-columns-repeated="4"/>
          <table:table-cell office:value-type="string" calcext:value-type="string">
            <text:p>+3.3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5.0V </text:p>
          </table:table-cell>
          <table:table-cell table:style-name="ce159"/>
          <table:table-cell table:number-columns-repeated="2"/>
          <table:table-cell table:style-name="ce159"/>
        </table:table-row>
        <table:table-row table:style-name="ro1">
          <table:table-cell table:style-name="ce160" office:value-type="float" office:value="11" calcext:value-type="float">
            <text:p>11</text:p>
          </table:table-cell>
          <table:table-cell table:number-columns-repeated="2"/>
          <table:table-cell table:style-name="ce160" office:value-type="string" calcext:value-type="string">
            <text:p>I2C1_SDA </text:p>
          </table:table-cell>
          <table:table-cell office:value-type="string" calcext:value-type="string">
            <text:p>GPIO0_B3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5.0V </text:p>
          </table:table-cell>
          <table:table-cell table:style-name="ce159"/>
          <table:table-cell table:number-columns-repeated="2"/>
          <table:table-cell table:style-name="ce159"/>
        </table:table-row>
        <table:table-row table:style-name="ro1">
          <table:table-cell table:style-name="ce160" office:value-type="float" office:value="12" calcext:value-type="float">
            <text:p>12</text:p>
          </table:table-cell>
          <table:table-cell table:number-columns-repeated="2"/>
          <table:table-cell table:style-name="ce160" office:value-type="string" calcext:value-type="string">
            <text:p>I2C1_SCL </text:p>
          </table:table-cell>
          <table:table-cell office:value-type="string" calcext:value-type="string">
            <text:p>GPIO0_B4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ND </text:p>
          </table:table-cell>
          <table:table-cell table:style-name="ce159"/>
          <table:table-cell table:number-columns-repeated="2"/>
          <table:table-cell table:style-name="ce159"/>
        </table:table-row>
        <table:table-row table:style-name="ro12">
          <table:table-cell table:style-name="ce160" office:value-type="float" office:value="68" calcext:value-type="float">
            <text:p>68</text:p>
          </table:table-cell>
          <table:table-cell/>
          <table:table-cell table:style-name="ce160" office:value-type="string" calcext:value-type="string">
            <text:p>PDM_CLK_M_M2 </text:p>
          </table:table-cell>
          <table:table-cell table:style-name="ce160" office:value-type="string" calcext:value-type="string">
            <text:p>I2S0_8CH_MCLK </text:p>
          </table:table-cell>
          <table:table-cell office:value-type="string" calcext:value-type="string">
            <text:p>GPIO2_A4 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2_A1 </text:p>
          </table:table-cell>
          <table:table-cell office:value-type="string" calcext:value-type="string">
            <text:p>UART0_TX </text:p>
          </table:table-cell>
          <table:table-cell table:style-name="ce160" office:value-type="string" calcext:value-type="string">
            <text:p>SPI0_MOSI 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ND 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2_A0 </text:p>
          </table:table-cell>
          <table:table-cell office:value-type="string" calcext:value-type="string">
            <text:p>UART0_RX </text:p>
          </table:table-cell>
          <table:table-cell table:style-name="ce160" office:value-type="string" calcext:value-type="string">
            <text:p>SPI0_MISO 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2">
          <table:table-cell table:style-name="ce160" office:value-type="float" office:value="15" calcext:value-type="float">
            <text:p>15</text:p>
          </table:table-cell>
          <table:table-cell/>
          <table:table-cell table:style-name="ce160" office:value-type="string" calcext:value-type="string">
            <text:p>I2C3_SDA_M0 </text:p>
          </table:table-cell>
          <table:table-cell table:style-name="ce160" office:value-type="string" calcext:value-type="string">
            <text:p>PWM2 </text:p>
          </table:table-cell>
          <table:table-cell office:value-type="string" calcext:value-type="string">
            <text:p>GPIO0_B7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2_A5 </text:p>
          </table:table-cell>
          <table:table-cell office:value-type="string" calcext:value-type="string">
            <text:p>I2S0_8CH_SCLK_TX </text:p>
          </table:table-cell>
          <table:table-cell table:number-columns-repeated="2"/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160" office:value-type="float" office:value="16" calcext:value-type="float">
            <text:p>16</text:p>
          </table:table-cell>
          <table:table-cell/>
          <table:table-cell table:style-name="ce160" office:value-type="string" calcext:value-type="string">
            <text:p>I2C3_SCL_M0 </text:p>
          </table:table-cell>
          <table:table-cell table:style-name="ce160" office:value-type="string" calcext:value-type="string">
            <text:p>PWM3 </text:p>
          </table:table-cell>
          <table:table-cell office:value-type="string" calcext:value-type="string">
            <text:p>GPIO0_C0 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 </text:p>
          </table:table-cell>
          <table:table-cell table:style-name="ce159"/>
          <table:table-cell table:number-columns-repeated="2"/>
          <table:table-cell table:style-name="ce159"/>
        </table:table-row>
        <table:table-row table:style-name="ro12">
          <table:table-cell table:style-name="ce160" office:value-type="float" office:value="17" calcext:value-type="float">
            <text:p>17</text:p>
          </table:table-cell>
          <table:table-cell table:number-columns-repeated="2"/>
          <table:table-cell table:style-name="ce160" office:value-type="string" calcext:value-type="string">
            <text:p>SPDIF_TX </text:p>
          </table:table-cell>
          <table:table-cell office:value-type="string" calcext:value-type="string">
            <text:p>GPIO0_C1 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2_B2 </text:p>
          </table:table-cell>
          <table:table-cell office:value-type="string" calcext:value-type="string">
            <text:p>I2S0_8CH_SDO1 </text:p>
          </table:table-cell>
          <table:table-cell table:number-columns-repeated="2"/>
          <table:table-cell office:value-type="float" office:value="74" calcext:value-type="float">
            <text:p>74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3.3V 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2_B1 </text:p>
          </table:table-cell>
          <table:table-cell office:value-type="string" calcext:value-type="string">
            <text:p>I2S0_8CH_SDO0 </text:p>
          </table:table-cell>
          <table:table-cell table:number-columns-repeated="2"/>
          <table:table-cell office:value-type="float" office:value="73" calcext:value-type="float">
            <text:p>73</text:p>
          </table:table-cell>
        </table:table-row>
        <table:table-row table:style-name="ro12">
          <table:table-cell table:style-name="ce160" office:value-type="float" office:value="55" calcext:value-type="float">
            <text:p>55</text:p>
          </table:table-cell>
          <table:table-cell table:style-name="ce160" office:value-type="string" calcext:value-type="string">
            <text:p>SPI2_MOSI </text:p>
          </table:table-cell>
          <table:table-cell table:style-name="ce160" office:value-type="string" calcext:value-type="string">
            <text:p>UART2_TX_M0 </text:p>
          </table:table-cell>
          <table:table-cell table:style-name="ce160" office:value-type="string" calcext:value-type="string">
            <text:p>UART1_RTSN </text:p>
          </table:table-cell>
          <table:table-cell office:value-type="string" calcext:value-type="string">
            <text:p>GPIO1_C7 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 </text:p>
          </table:table-cell>
          <table:table-cell table:style-name="ce159"/>
          <table:table-cell table:number-columns-repeated="2"/>
          <table:table-cell table:style-name="ce159"/>
        </table:table-row>
        <table:table-row table:style-name="ro12">
          <table:table-cell table:style-name="ce160" office:value-type="float" office:value="54" calcext:value-type="float">
            <text:p>54</text:p>
          </table:table-cell>
          <table:table-cell table:style-name="ce160" office:value-type="string" calcext:value-type="string">
            <text:p>SPI2_MISO </text:p>
          </table:table-cell>
          <table:table-cell table:style-name="ce160" office:value-type="string" calcext:value-type="string">
            <text:p>UART2_RX_M0 </text:p>
          </table:table-cell>
          <table:table-cell table:style-name="ce160" office:value-type="string" calcext:value-type="string">
            <text:p>UART1_CTSN </text:p>
          </table:table-cell>
          <table:table-cell office:value-type="string" calcext:value-type="string">
            <text:p>GPIO1_C6 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2_A7 </text:p>
          </table:table-cell>
          <table:table-cell office:value-type="string" calcext:value-type="string">
            <text:p>I2S0_8CH_LRCK_TX </text:p>
          </table:table-cell>
          <table:table-cell table:number-columns-repeated="2"/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60" office:value-type="float" office:value="56" calcext:value-type="float">
            <text:p>56</text:p>
          </table:table-cell>
          <table:table-cell table:style-name="ce160" office:value-type="string" calcext:value-type="string">
            <text:p>SPI2_CLK </text:p>
          </table:table-cell>
          <table:table-cell table:style-name="ce160" office:value-type="string" calcext:value-type="string">
            <text:p>I2C0_SDA </text:p>
          </table:table-cell>
          <table:table-cell table:style-name="ce160" office:value-type="string" calcext:value-type="string">
            <text:p>UART1_RX </text:p>
          </table:table-cell>
          <table:table-cell office:value-type="string" calcext:value-type="string">
            <text:p>GPIO1_D0 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1_D1 </text:p>
          </table:table-cell>
          <table:table-cell office:value-type="string" calcext:value-type="string">
            <text:p>UART1_TX </text:p>
          </table:table-cell>
          <table:table-cell table:style-name="ce160" office:value-type="string" calcext:value-type="string">
            <text:p>I2C0_SCL </text:p>
          </table:table-cell>
          <table:table-cell table:style-name="ce160" office:value-type="string" calcext:value-type="string">
            <text:p>SPI2_CSN0 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ND 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0 </text:p>
          </table:table-cell>
          <table:table-cell table:style-name="ce159"/>
          <table:table-cell table:number-columns-repeated="2"/>
          <table:table-cell table:style-name="ce159"/>
        </table:table-row>
        <table:table-row table:style-name="ro12">
          <table:table-cell table:number-columns-repeated="4"/>
          <table:table-cell office:value-type="string" calcext:value-type="string">
            <text:p>GND 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PIO2_B5 </text:p>
          </table:table-cell>
          <table:table-cell office:value-type="string" calcext:value-type="string">
            <text:p>I2S0_8CH_SDI0 </text:p>
          </table:table-cell>
          <table:table-cell table:style-name="ce160" office:value-type="string" calcext:value-type="string">
            <text:p>PDM_SDI0_M2 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ADC_KEY_IN1 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IO2_B6 </text:p>
          </table:table-cell>
          <table:table-cell office:value-type="string" calcext:value-type="string">
            <text:p>I2S0_8CH_SDI1 </text:p>
          </table:table-cell>
          <table:table-cell table:style-name="ce160" office:value-type="string" calcext:value-type="string">
            <text:p>PDM_SDI1_M2 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MICBIAS2 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2_B7 </text:p>
          </table:table-cell>
          <table:table-cell office:value-type="string" calcext:value-type="string">
            <text:p>I2S0_8CH_SDI2 </text:p>
          </table:table-cell>
          <table:table-cell table:style-name="ce160" office:value-type="string" calcext:value-type="string">
            <text:p>PDM_SDI2_M2 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MICBIAS1 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PIO2_C0 </text:p>
          </table:table-cell>
          <table:table-cell office:value-type="string" calcext:value-type="string">
            <text:p>I2S0_8CH_SDI3 </text:p>
          </table:table-cell>
          <table:table-cell table:style-name="ce160" office:value-type="string" calcext:value-type="string">
            <text:p>PDM_SDI3_M2 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CN8 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CIP8 </text:p>
          </table:table-cell>
          <table:table-cell table:style-name="ce159"/>
          <table:table-cell table:number-columns-repeated="2"/>
          <table:table-cell table:style-name="ce159"/>
        </table:table-row>
        <table:table-row table:style-name="ro1">
          <table:table-cell table:number-columns-repeated="4"/>
          <table:table-cell office:value-type="string" calcext:value-type="string">
            <text:p>MICN7 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CIP7 </text:p>
          </table:table-cell>
          <table:table-cell table:style-name="ce159"/>
          <table:table-cell table:number-columns-repeated="2"/>
          <table:table-cell table:style-name="ce159"/>
        </table:table-row>
        <table:table-row table:style-name="ro12">
          <table:table-cell table:style-name="ce160" office:value-type="float" office:value="109" calcext:value-type="float">
            <text:p>109</text:p>
          </table:table-cell>
          <table:table-cell table:style-name="ce160" office:value-type="string" calcext:value-type="string">
            <text:p>UART3_TX </text:p>
          </table:table-cell>
          <table:table-cell table:style-name="ce160" office:value-type="string" calcext:value-type="string">
            <text:p>I2C3_SCL_M1 </text:p>
          </table:table-cell>
          <table:table-cell table:style-name="ce160" office:value-type="string" calcext:value-type="string">
            <text:p>SPI1_CSN0 </text:p>
          </table:table-cell>
          <table:table-cell office:value-type="string" calcext:value-type="string">
            <text:p>GPOI3_B5 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OI3_B4 </text:p>
          </table:table-cell>
          <table:table-cell office:value-type="string" calcext:value-type="string">
            <text:p>SPI1_MOSI </text:p>
          </table:table-cell>
          <table:table-cell table:style-name="ce160" office:value-type="string" calcext:value-type="string">
            <text:p>I2C3_SDA_M1 </text:p>
          </table:table-cell>
          <table:table-cell table:style-name="ce160" office:value-type="string" calcext:value-type="string">
            <text:p>UART3_RX 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60" office:value-type="float" office:value="107" calcext:value-type="float">
            <text:p>107</text:p>
          </table:table-cell>
          <table:table-cell table:number-columns-repeated="2"/>
          <table:table-cell table:style-name="ce160" office:value-type="string" calcext:value-type="string">
            <text:p>SPI1_CLK </text:p>
          </table:table-cell>
          <table:table-cell office:value-type="string" calcext:value-type="string">
            <text:p>GPOI3_B3 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POI3_B2 </text:p>
          </table:table-cell>
          <table:table-cell office:value-type="string" calcext:value-type="string">
            <text:p>SPI1_MISO </text:p>
          </table:table-cell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2">
          <table:table-cell table:style-name="ce160" office:value-type="float" office:value="76" calcext:value-type="float">
            <text:p>76</text:p>
          </table:table-cell>
          <table:table-cell table:number-columns-repeated="2"/>
          <table:table-cell table:style-name="ce160" office:value-type="string" calcext:value-type="string">
            <text:p>I2S0_8CH_SDO3 </text:p>
          </table:table-cell>
          <table:table-cell office:value-type="string" calcext:value-type="string">
            <text:p>GPIO2_B4 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PIO2_B3 </text:p>
          </table:table-cell>
          <table:table-cell office:value-type="string" calcext:value-type="string">
            <text:p>I2S0_8CH_SDO2 </text:p>
          </table:table-cell>
          <table:table-cell table:number-columns-repeated="2"/>
          <table:table-cell office:value-type="float" office:value="75" calcext:value-type="float">
            <text:p>75</text:p>
          </table:table-cell>
        </table:table-row>
        <table:table-row table:style-name="ro12">
          <table:table-cell table:style-name="ce160" office:value-type="float" office:value="72" calcext:value-type="float">
            <text:p>72</text:p>
          </table:table-cell>
          <table:table-cell table:number-columns-repeated="2"/>
          <table:table-cell table:style-name="ce160" office:value-type="string" calcext:value-type="string">
            <text:p>I2S0_8CH_LRCK_RX </text:p>
          </table:table-cell>
          <table:table-cell office:value-type="string" calcext:value-type="string">
            <text:p>GPIO2_B0 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PIO2_A6 </text:p>
          </table:table-cell>
          <table:table-cell office:value-type="string" calcext:value-type="string">
            <text:p>I2S0_8CH_SCLK_RX </text:p>
          </table:table-cell>
          <table:table-cell table:style-name="ce160" office:value-type="string" calcext:value-type="string">
            <text:p>PDM_CLK_S_M2 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CN2 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CIP2 </text:p>
          </table:table-cell>
          <table:table-cell table:style-name="ce159"/>
          <table:table-cell table:number-columns-repeated="2"/>
          <table:table-cell table:style-name="ce159"/>
        </table:table-row>
        <table:table-row table:style-name="ro1">
          <table:table-cell table:number-columns-repeated="4"/>
          <table:table-cell office:value-type="string" calcext:value-type="string">
            <text:p>MICN1 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CIP1 </text:p>
          </table:table-cell>
          <table:table-cell table:style-name="ce159"/>
          <table:table-cell table:number-columns-repeated="2"/>
          <table:table-cell table:style-name="ce159"/>
        </table:table-row>
        <table:table-row table:style-name="ro1">
          <table:table-cell table:number-columns-repeated="4"/>
          <table:table-cell office:value-type="string" calcext:value-type="string">
            <text:p>LINEOUT_R 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INEOUT_L </text:p>
          </table:table-cell>
          <table:table-cell table:style-name="ce159"/>
          <table:table-cell table:number-columns-repeated="2"/>
          <table:table-cell table:style-name="ce159"/>
        </table:table-row>
      </table:table>
      <table:named-expressions/>
      <table:database-ranges>
        <table:database-range table:name="__Anonymous_Sheet_DB__1" table:target-range-address="'Milk-V Duo S pinout'.A1:'Milk-V Duo S pinout'.P54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Rock Pi S pinout'.A1:'Rock Pi S pinout'.E5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onsolas" svg:font-family="Consolas" style:font-family-generic="modern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l" fo:country="N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number:number-style style:name="N117P0" style:volatile="true">
      <number:text>fl</number:text>
      <number:number number:decimal-places="0" number:min-decimal-places="0" number:min-integer-digits="1" number:grouping="true"/>
      <number:text> _)</number:text>
    </number:number-style>
    <number:number-style style:name="N117">
      <number:text>(fl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fl</number:text>
      <number:number number:decimal-places="0" number:min-decimal-places="0" number:min-integer-digits="1" number:grouping="true"/>
      <number:text> _)</number:text>
    </number:number-style>
    <number:number-style style:name="N118">
      <style:text-properties fo:color="#ff0000"/>
      <number:text>(fl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fl</number:text>
      <number:number number:decimal-places="2" number:min-decimal-places="2" number:min-integer-digits="1" number:grouping="true"/>
      <number:text> _)</number:text>
    </number:number-style>
    <number:number-style style:name="N120">
      <number:text>(fl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fl</number:text>
      <number:number number:decimal-places="2" number:min-decimal-places="2" number:min-integer-digits="1" number:grouping="true"/>
      <number:text> _)</number:text>
    </number:number-style>
    <number:number-style style:name="N121">
      <style:text-properties fo:color="#ff0000"/>
      <number:text>(fl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fl</number:text>
      <number:fill-character> </number:fill-character>
      <number:number number:decimal-places="0" number:min-decimal-places="0" number:min-integer-digits="1" number:grouping="true"/>
      <number:text> _)</number:text>
    </number:number-style>
    <number:number-style style:name="N142P1" style:volatile="true">
      <number:text loext:blank-width-char="("> fl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fl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fl</number:text>
      <number:fill-character> </number:fill-character>
      <number:number number:decimal-places="2" number:min-decimal-places="2" number:min-integer-digits="1" number:grouping="true"/>
      <number:text> _)</number:text>
    </number:number-style>
    <number:number-style style:name="N150P1" style:volatile="true">
      <number:text loext:blank-width-char="("> fl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fl</number:text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1" number:min-decimal-places="1" number:min-integer-digits="1"/>
      <number:text loext:blank-width-char=" "> </number:text>
    </number:number-style>
    <number:number-style style:name="N156">
      <number:text>MUX </number:text>
      <number:number number:decimal-places="0" number:min-decimal-places="0" number:min-integer-digits="1"/>
    </number:number-style>
    <number:number-style style:name="N157">
      <number:text>SG2000 MUX </number:text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-00-0000</text:date>, <text:time style:data-style-name="N2" text:time-value="10:38:58.77468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thijs Kooijman</meta:initial-creator>
    <meta:creation-date>2025-03-06T13:04:57.371020242</meta:creation-date>
    <dc:date>2025-06-24T15:02:43.276744000</dc:date>
    <meta:editing-duration>P6DT20H5M32S</meta:editing-duration>
    <meta:editing-cycles>33</meta:editing-cycles>
    <meta:generator>LibreOffice/25.2.1.2$MacOSX_AARCH64 LibreOffice_project/d3abf4aee5fd705e4a92bba33a32f40bc4e56f49</meta:generator>
    <meta:document-statistic meta:table-count="6" meta:cell-count="3084" meta:object-count="0"/>
  </office:meta>
</office:document-meta>
</file>